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2" svg:font-family="Calibri"/>
    <style:font-face style:name="Calibri Light2" svg:font-family="'Calibri Light'"/>
    <style:font-face style:name="Calibri Light1" svg:font-family="'Calibri Light1'"/>
    <style:font-face style:name="Calibri1" svg:font-family="Calibri1"/>
    <style:font-face style:name="Liberation Sans3" svg:font-family="'Liberation Sans'"/>
    <style:font-face style:name="Liberation Sans1" svg:font-family="'Liberation Sans1'"/>
    <style:font-face style:name="Arial" svg:font-family="Arial" style:font-family-generic="swiss"/>
    <style:font-face style:name="Calibri" svg:font-family="Calibri" style:font-family-generic="swiss"/>
    <style:font-face style:name="Calibri Light" svg:font-family="'Calibri Light'" style:font-family-generic="swiss"/>
    <style:font-face style:name="Liberation Sans2" svg:font-family="'Liberation Sans'" style:font-family-generic="swiss"/>
    <style:font-face style:name="Andalus" svg:font-family="Andalus" style:font-family-generic="roman" style:font-pitch="variable"/>
    <style:font-face style:name="Century" svg:font-family="Century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7.38mm"/>
    </style:style>
    <style:style style:name="co2" style:family="table-column">
      <style:table-column-properties fo:break-before="auto" style:column-width="50.27mm"/>
    </style:style>
    <style:style style:name="co3" style:family="table-column">
      <style:table-column-properties fo:break-before="auto" style:column-width="49.05mm"/>
    </style:style>
    <style:style style:name="co4" style:family="table-column">
      <style:table-column-properties fo:break-before="auto" style:column-width="46.6mm"/>
    </style:style>
    <style:style style:name="co5" style:family="table-column">
      <style:table-column-properties fo:break-before="auto" style:column-width="42.33mm"/>
    </style:style>
    <style:style style:name="co6" style:family="table-column">
      <style:table-column-properties fo:break-before="auto" style:column-width="46.3mm"/>
    </style:style>
    <style:style style:name="co7" style:family="table-column">
      <style:table-column-properties fo:break-before="auto" style:column-width="42.95mm"/>
    </style:style>
    <style:style style:name="co8" style:family="table-column">
      <style:table-column-properties fo:break-before="auto" style:column-width="27.52mm"/>
    </style:style>
    <style:style style:name="co9" style:family="table-column">
      <style:table-column-properties fo:break-before="auto" style:column-width="22.49mm"/>
    </style:style>
    <style:style style:name="co10" style:family="table-column">
      <style:table-column-properties fo:break-before="auto" style:column-width="19.05mm"/>
    </style:style>
    <style:style style:name="co11" style:family="table-column">
      <style:table-column-properties fo:break-before="auto" style:column-width="69.46mm"/>
    </style:style>
    <style:style style:name="co12" style:family="table-column">
      <style:table-column-properties fo:break-before="auto" style:column-width="63.98mm"/>
    </style:style>
    <style:style style:name="co13" style:family="table-column">
      <style:table-column-properties fo:break-before="auto" style:column-width="76.46mm"/>
    </style:style>
    <style:style style:name="co14" style:family="table-column">
      <style:table-column-properties fo:break-before="auto" style:column-width="44.17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48.68mm"/>
    </style:style>
    <style:style style:name="co17" style:family="table-column">
      <style:table-column-properties fo:break-before="auto" style:column-width="96.31mm"/>
    </style:style>
    <style:style style:name="co18" style:family="table-column">
      <style:table-column-properties fo:break-before="auto" style:column-width="79.9mm"/>
    </style:style>
    <style:style style:name="co19" style:family="table-column">
      <style:table-column-properties fo:break-before="auto" style:column-width="89.69mm"/>
    </style:style>
    <style:style style:name="co20" style:family="table-column">
      <style:table-column-properties fo:break-before="auto" style:column-width="106.36mm"/>
    </style:style>
    <style:style style:name="co21" style:family="table-column">
      <style:table-column-properties fo:break-before="auto" style:column-width="96.84mm"/>
    </style:style>
    <style:style style:name="co22" style:family="table-column">
      <style:table-column-properties fo:break-before="auto" style:column-width="40.82mm"/>
    </style:style>
    <style:style style:name="co23" style:family="table-column">
      <style:table-column-properties fo:break-before="auto" style:column-width="53.71mm"/>
    </style:style>
    <style:style style:name="co24" style:family="table-column">
      <style:table-column-properties fo:break-before="auto" style:column-width="56.36mm"/>
    </style:style>
    <style:style style:name="co25" style:family="table-column">
      <style:table-column-properties fo:break-before="auto" style:column-width="47.89mm"/>
    </style:style>
    <style:style style:name="co26" style:family="table-column">
      <style:table-column-properties fo:break-before="auto" style:column-width="98.43mm"/>
    </style:style>
    <style:style style:name="co27" style:family="table-column">
      <style:table-column-properties fo:break-before="auto" style:column-width="76.76mm"/>
    </style:style>
    <style:style style:name="co28" style:family="table-column">
      <style:table-column-properties fo:break-before="auto" style:column-width="58.49mm"/>
    </style:style>
    <style:style style:name="co29" style:family="table-column">
      <style:table-column-properties fo:break-before="auto" style:column-width="28.33mm"/>
    </style:style>
    <style:style style:name="co30" style:family="table-column">
      <style:table-column-properties fo:break-before="auto" style:column-width="31.38mm"/>
    </style:style>
    <style:style style:name="co31" style:family="table-column">
      <style:table-column-properties fo:break-before="auto" style:column-width="49.95mm"/>
    </style:style>
    <style:style style:name="co32" style:family="table-column">
      <style:table-column-properties fo:break-before="auto" style:column-width="34.41mm"/>
    </style:style>
    <style:style style:name="co33" style:family="table-column">
      <style:table-column-properties fo:break-before="auto" style:column-width="94.19mm"/>
    </style:style>
    <style:style style:name="co34" style:family="table-column">
      <style:table-column-properties fo:break-before="auto" style:column-width="59.11mm"/>
    </style:style>
    <style:style style:name="co35" style:family="table-column">
      <style:table-column-properties fo:break-before="auto" style:column-width="70.38mm"/>
    </style:style>
    <style:style style:name="co36" style:family="table-column">
      <style:table-column-properties fo:break-before="auto" style:column-width="84.4mm"/>
    </style:style>
    <style:style style:name="co37" style:family="table-column">
      <style:table-column-properties fo:break-before="auto" style:column-width="82.02mm"/>
    </style:style>
    <style:style style:name="co38" style:family="table-column">
      <style:table-column-properties fo:break-before="auto" style:column-width="46.04mm"/>
    </style:style>
    <style:style style:name="co39" style:family="table-column">
      <style:table-column-properties fo:break-before="auto" style:column-width="64.56mm"/>
    </style:style>
    <style:style style:name="co40" style:family="table-column">
      <style:table-column-properties fo:break-before="auto" style:column-width="39.95mm"/>
    </style:style>
    <style:style style:name="co41" style:family="table-column">
      <style:table-column-properties fo:break-before="auto" style:column-width="103.45mm"/>
    </style:style>
    <style:style style:name="co42" style:family="table-column">
      <style:table-column-properties fo:break-before="auto" style:column-width="80.96mm"/>
    </style:style>
    <style:style style:name="co43" style:family="table-column">
      <style:table-column-properties fo:break-before="auto" style:column-width="45.77mm"/>
    </style:style>
    <style:style style:name="co44" style:family="table-column">
      <style:table-column-properties fo:break-before="auto" style:column-width="33.51mm"/>
    </style:style>
    <style:style style:name="co45" style:family="table-column">
      <style:table-column-properties fo:break-before="auto" style:column-width="60.33mm"/>
    </style:style>
    <style:style style:name="co46" style:family="table-column">
      <style:table-column-properties fo:break-before="auto" style:column-width="78.3mm"/>
    </style:style>
    <style:style style:name="co47" style:family="table-column">
      <style:table-column-properties fo:break-before="auto" style:column-width="79.52mm"/>
    </style:style>
    <style:style style:name="co48" style:family="table-column">
      <style:table-column-properties fo:break-before="auto" style:column-width="76.16mm"/>
    </style:style>
    <style:style style:name="co49" style:family="table-column">
      <style:table-column-properties fo:break-before="auto" style:column-width="70.98mm"/>
    </style:style>
    <style:style style:name="co50" style:family="table-column">
      <style:table-column-properties fo:break-before="auto" style:column-width="72.51mm"/>
    </style:style>
    <style:style style:name="co51" style:family="table-column">
      <style:table-column-properties fo:break-before="auto" style:column-width="100.22mm"/>
    </style:style>
    <style:style style:name="co52" style:family="table-column">
      <style:table-column-properties fo:break-before="auto" style:column-width="114.86mm"/>
    </style:style>
    <style:style style:name="co53" style:family="table-column">
      <style:table-column-properties fo:break-before="auto" style:column-width="36.25mm"/>
    </style:style>
    <style:style style:name="co54" style:family="table-column">
      <style:table-column-properties fo:break-before="auto" style:column-width="58.19mm"/>
    </style:style>
    <style:style style:name="co55" style:family="table-column">
      <style:table-column-properties fo:break-before="auto" style:column-width="68.24mm"/>
    </style:style>
    <style:style style:name="co56" style:family="table-column">
      <style:table-column-properties fo:break-before="auto" style:column-width="87.74mm"/>
    </style:style>
    <style:style style:name="co57" style:family="table-column">
      <style:table-column-properties fo:break-before="auto" style:column-width="52.41mm"/>
    </style:style>
    <style:style style:name="co58" style:family="table-column">
      <style:table-column-properties fo:break-before="auto" style:column-width="106.33mm"/>
    </style:style>
    <style:style style:name="co59" style:family="table-column">
      <style:table-column-properties fo:break-before="auto" style:column-width="80.43mm"/>
    </style:style>
    <style:style style:name="co60" style:family="table-column">
      <style:table-column-properties fo:break-before="auto" style:column-width="80.73mm"/>
    </style:style>
    <style:style style:name="co61" style:family="table-column">
      <style:table-column-properties fo:break-before="auto" style:column-width="77.08mm"/>
    </style:style>
    <style:style style:name="co62" style:family="table-column">
      <style:table-column-properties fo:break-before="auto" style:column-width="73.41mm"/>
    </style:style>
    <style:style style:name="co63" style:family="table-column">
      <style:table-column-properties fo:break-before="auto" style:column-width="69.16mm"/>
    </style:style>
    <style:style style:name="co64" style:family="table-column">
      <style:table-column-properties fo:break-before="auto" style:column-width="78.6mm"/>
    </style:style>
    <style:style style:name="co65" style:family="table-column">
      <style:table-column-properties fo:break-before="auto" style:column-width="75.55mm"/>
    </style:style>
    <style:style style:name="co66" style:family="table-column">
      <style:table-column-properties fo:break-before="auto" style:column-width="75.25mm"/>
    </style:style>
    <style:style style:name="co67" style:family="table-column">
      <style:table-column-properties fo:break-before="auto" style:column-width="85mm"/>
    </style:style>
    <style:style style:name="co68" style:family="table-column">
      <style:table-column-properties fo:break-before="auto" style:column-width="66.41mm"/>
    </style:style>
    <style:style style:name="co69" style:family="table-column">
      <style:table-column-properties fo:break-before="auto" style:column-width="59.41mm"/>
    </style:style>
    <style:style style:name="ro1" style:family="table-row">
      <style:table-row-properties style:row-height="10.12mm" fo:break-before="auto" style:use-optimal-row-height="false"/>
    </style:style>
    <style:style style:name="ro2" style:family="table-row">
      <style:table-row-properties style:row-height="14.96mm" fo:break-before="auto" style:use-optimal-row-height="false"/>
    </style:style>
    <style:style style:name="ro3" style:family="table-row">
      <style:table-row-properties style:row-height="16.3mm" fo:break-before="auto" style:use-optimal-row-height="false"/>
    </style:style>
    <style:style style:name="ro4" style:family="table-row">
      <style:table-row-properties style:row-height="17.8mm" fo:break-before="auto" style:use-optimal-row-height="false"/>
    </style:style>
    <style:style style:name="ro5" style:family="table-row">
      <style:table-row-properties style:row-height="6.12mm" fo:break-before="auto" style:use-optimal-row-height="true"/>
    </style:style>
    <style:style style:name="ro6" style:family="table-row">
      <style:table-row-properties style:row-height="11.38mm" fo:break-before="auto" style:use-optimal-row-height="false"/>
    </style:style>
    <style:style style:name="ro7" style:family="table-row">
      <style:table-row-properties style:row-height="19.98mm" fo:break-before="auto" style:use-optimal-row-height="false"/>
    </style:style>
    <style:style style:name="ro8" style:family="table-row">
      <style:table-row-properties style:row-height="21.84mm" fo:break-before="auto" style:use-optimal-row-height="false"/>
    </style:style>
    <style:style style:name="ro9" style:family="table-row">
      <style:table-row-properties style:row-height="21.22mm" fo:break-before="auto" style:use-optimal-row-height="false"/>
    </style:style>
    <style:style style:name="ro10" style:family="table-row">
      <style:table-row-properties style:row-height="22.14mm" fo:break-before="auto" style:use-optimal-row-height="false"/>
    </style:style>
    <style:style style:name="ro11" style:family="table-row">
      <style:table-row-properties style:row-height="20.6mm" fo:break-before="auto" style:use-optimal-row-height="false"/>
    </style:style>
    <style:style style:name="ro12" style:family="table-row">
      <style:table-row-properties style:row-height="22.75mm" fo:break-before="auto" style:use-optimal-row-height="false"/>
    </style:style>
    <style:style style:name="ro13" style:family="table-row">
      <style:table-row-properties style:row-height="19.37mm" fo:break-before="auto" style:use-optimal-row-height="false"/>
    </style:style>
    <style:style style:name="ro14" style:family="table-row">
      <style:table-row-properties style:row-height="19.07mm" fo:break-before="auto" style:use-optimal-row-height="false"/>
    </style:style>
    <style:style style:name="ro15" style:family="table-row">
      <style:table-row-properties style:row-height="12.89mm" fo:break-before="auto" style:use-optimal-row-height="false"/>
    </style:style>
    <style:style style:name="ro16" style:family="table-row">
      <style:table-row-properties style:row-height="4.52mm" fo:break-before="auto" style:use-optimal-row-height="true"/>
    </style:style>
    <style:style style:name="ro17" style:family="table-row">
      <style:table-row-properties style:row-height="8.27mm" fo:break-before="auto" style:use-optimal-row-height="false"/>
    </style:style>
    <style:style style:name="ro18" style:family="table-row">
      <style:table-row-properties style:row-height="38.17mm" fo:break-before="auto" style:use-optimal-row-height="false"/>
    </style:style>
    <style:style style:name="ro19" style:family="table-row">
      <style:table-row-properties style:row-height="31.36mm" fo:break-before="auto" style:use-optimal-row-height="false"/>
    </style:style>
    <style:style style:name="ro20" style:family="table-row">
      <style:table-row-properties style:row-height="30.76mm" fo:break-before="auto" style:use-optimal-row-height="false"/>
    </style:style>
    <style:style style:name="ro21" style:family="table-row">
      <style:table-row-properties style:row-height="30.11mm" fo:break-before="auto" style:use-optimal-row-height="false"/>
    </style:style>
    <style:style style:name="ro22" style:family="table-row">
      <style:table-row-properties style:row-height="31.03mm" fo:break-before="auto" style:use-optimal-row-height="false"/>
    </style:style>
    <style:style style:name="ro23" style:family="table-row">
      <style:table-row-properties style:row-height="25.81mm" fo:break-before="auto" style:use-optimal-row-height="false"/>
    </style:style>
    <style:style style:name="ro24" style:family="table-row">
      <style:table-row-properties style:row-height="35.68mm" fo:break-before="auto" style:use-optimal-row-height="false"/>
    </style:style>
    <style:style style:name="ro25" style:family="table-row">
      <style:table-row-properties style:row-height="5.03mm" fo:break-before="auto" style:use-optimal-row-height="true"/>
    </style:style>
    <style:style style:name="ro26" style:family="table-row">
      <style:table-row-properties style:row-height="8.94mm" fo:break-before="auto" style:use-optimal-row-height="false"/>
    </style:style>
    <style:style style:name="ro27" style:family="table-row">
      <style:table-row-properties style:row-height="45.84mm" fo:break-before="auto" style:use-optimal-row-height="false"/>
    </style:style>
    <style:style style:name="ro28" style:family="table-row">
      <style:table-row-properties style:row-height="48.3mm" fo:break-before="auto" style:use-optimal-row-height="false"/>
    </style:style>
    <style:style style:name="ro29" style:family="table-row">
      <style:table-row-properties style:row-height="39.69mm" fo:break-before="auto" style:use-optimal-row-height="false"/>
    </style:style>
    <style:style style:name="ro30" style:family="table-row">
      <style:table-row-properties style:row-height="47.36mm" fo:break-before="auto" style:use-optimal-row-height="false"/>
    </style:style>
    <style:style style:name="ro31" style:family="table-row">
      <style:table-row-properties style:row-height="40.02mm" fo:break-before="auto" style:use-optimal-row-height="false"/>
    </style:style>
    <style:style style:name="ro32" style:family="table-row">
      <style:table-row-properties style:row-height="38.44mm" fo:break-before="auto" style:use-optimal-row-height="false"/>
    </style:style>
    <style:style style:name="ro33" style:family="table-row">
      <style:table-row-properties style:row-height="37.25mm" fo:break-before="auto" style:use-optimal-row-height="false"/>
    </style:style>
    <style:style style:name="ro34" style:family="table-row">
      <style:table-row-properties style:row-height="28.91mm" fo:break-before="auto" style:use-optimal-row-height="false"/>
    </style:style>
    <style:style style:name="ro35" style:family="table-row">
      <style:table-row-properties style:row-height="36.92mm" fo:break-before="auto" style:use-optimal-row-height="false"/>
    </style:style>
    <style:style style:name="ro36" style:family="table-row">
      <style:table-row-properties style:row-height="33.21mm" fo:break-before="auto" style:use-optimal-row-height="false"/>
    </style:style>
    <style:style style:name="ro37" style:family="table-row">
      <style:table-row-properties style:row-height="33.55mm" fo:break-before="auto" style:use-optimal-row-height="false"/>
    </style:style>
    <style:style style:name="ro38" style:family="table-row">
      <style:table-row-properties style:row-height="15.98mm" fo:break-before="auto" style:use-optimal-row-height="false"/>
    </style:style>
    <style:style style:name="ro39" style:family="table-row">
      <style:table-row-properties style:row-height="35.67mm" fo:break-before="auto" style:use-optimal-row-height="false"/>
    </style:style>
    <style:style style:name="ro40" style:family="table-row">
      <style:table-row-properties style:row-height="32.88mm" fo:break-before="auto" style:use-optimal-row-height="false"/>
    </style:style>
    <style:style style:name="ro41" style:family="table-row">
      <style:table-row-properties style:row-height="37.52mm" fo:break-before="auto" style:use-optimal-row-height="false"/>
    </style:style>
    <style:style style:name="ro42" style:family="table-row">
      <style:table-row-properties style:row-height="27.39mm" fo:break-before="auto" style:use-optimal-row-height="false"/>
    </style:style>
    <style:style style:name="ro43" style:family="table-row">
      <style:table-row-properties style:row-height="8.2mm" fo:break-before="auto" style:use-optimal-row-height="true"/>
    </style:style>
    <style:style style:name="ro44" style:family="table-row">
      <style:table-row-properties style:row-height="7.81mm" fo:break-before="auto" style:use-optimal-row-height="true"/>
    </style:style>
    <style:style style:name="ro45" style:family="table-row">
      <style:table-row-properties style:row-height="6.88mm" fo:break-before="auto" style:use-optimal-row-height="true"/>
    </style:style>
    <style:style style:name="ro46" style:family="table-row">
      <style:table-row-properties style:row-height="13.76mm" fo:break-before="auto" style:use-optimal-row-height="true"/>
    </style:style>
    <style:style style:name="ro47" style:family="table-row">
      <style:table-row-properties style:row-height="7.21mm" fo:break-before="auto" style:use-optimal-row-height="false"/>
    </style:style>
    <style:style style:name="ro48" style:family="table-row">
      <style:table-row-properties style:row-height="5.56mm" fo:break-before="auto" style:use-optimal-row-height="true"/>
    </style:style>
    <style:style style:name="ro49" style:family="table-row">
      <style:table-row-properties style:row-height="5.22mm" fo:break-before="auto" style:use-optimal-row-height="true"/>
    </style:style>
    <style:style style:name="ro50" style:family="table-row">
      <style:table-row-properties style:row-height="67.06mm" fo:break-before="auto" style:use-optimal-row-height="false"/>
    </style:style>
    <style:style style:name="ro51" style:family="table-row">
      <style:table-row-properties style:row-height="41.84mm" fo:break-before="auto" style:use-optimal-row-height="false"/>
    </style:style>
    <style:style style:name="ro52" style:family="table-row">
      <style:table-row-properties style:row-height="44.91mm" fo:break-before="auto" style:use-optimal-row-height="false"/>
    </style:style>
    <style:style style:name="ro53" style:family="table-row">
      <style:table-row-properties style:row-height="49.21mm" fo:break-before="auto" style:use-optimal-row-height="false"/>
    </style:style>
    <style:style style:name="ro54" style:family="table-row">
      <style:table-row-properties style:row-height="4.87mm" fo:break-before="auto" style:use-optimal-row-height="true"/>
    </style:style>
    <style:style style:name="ro55" style:family="table-row">
      <style:table-row-properties style:row-height="13.23mm" fo:break-before="auto" style:use-optimal-row-height="false"/>
    </style:style>
    <style:style style:name="ro56" style:family="table-row">
      <style:table-row-properties style:row-height="26.14mm" fo:break-before="auto" style:use-optimal-row-height="false"/>
    </style:style>
    <style:style style:name="ro57" style:family="table-row">
      <style:table-row-properties style:row-height="20.9mm" fo:break-before="auto" style:use-optimal-row-height="false"/>
    </style:style>
    <style:style style:name="ro58" style:family="table-row">
      <style:table-row-properties style:row-height="23.09mm" fo:break-before="auto" style:use-optimal-row-height="false"/>
    </style:style>
    <style:style style:name="ro59" style:family="table-row">
      <style:table-row-properties style:row-height="26.46mm" fo:break-before="auto" style:use-optimal-row-height="false"/>
    </style:style>
    <style:style style:name="ro60" style:family="table-row">
      <style:table-row-properties style:row-height="24.29mm" fo:break-before="auto" style:use-optimal-row-height="false"/>
    </style:style>
    <style:style style:name="ro61" style:family="table-row">
      <style:table-row-properties style:row-height="25.54mm" fo:break-before="auto" style:use-optimal-row-height="false"/>
    </style:style>
    <style:style style:name="ro62" style:family="table-row">
      <style:table-row-properties style:row-height="35.07mm" fo:break-before="auto" style:use-optimal-row-height="false"/>
    </style:style>
    <style:style style:name="ro63" style:family="table-row">
      <style:table-row-properties style:row-height="41.49mm" fo:break-before="auto" style:use-optimal-row-height="false"/>
    </style:style>
    <style:style style:name="ro64" style:family="table-row">
      <style:table-row-properties style:row-height="39.99mm" fo:break-before="auto" style:use-optimal-row-height="false"/>
    </style:style>
    <style:style style:name="ro65" style:family="table-row">
      <style:table-row-properties style:row-height="42.14mm" fo:break-before="auto" style:use-optimal-row-height="false"/>
    </style:style>
    <style:style style:name="ro66" style:family="table-row">
      <style:table-row-properties style:row-height="46.44mm" fo:break-before="auto" style:use-optimal-row-height="false"/>
    </style:style>
    <style:style style:name="ro67" style:family="table-row">
      <style:table-row-properties style:row-height="5.7mm" fo:break-before="auto" style:use-optimal-row-height="true"/>
    </style:style>
    <style:style style:name="ro68" style:family="table-row">
      <style:table-row-properties style:row-height="75.37mm" fo:break-before="auto" style:use-optimal-row-height="false"/>
    </style:style>
    <style:style style:name="ro69" style:family="table-row">
      <style:table-row-properties style:row-height="44.26mm" fo:break-before="auto" style:use-optimal-row-height="false"/>
    </style:style>
    <style:style style:name="ro70" style:family="table-row">
      <style:table-row-properties style:row-height="39.03mm" fo:break-before="auto" style:use-optimal-row-height="false"/>
    </style:style>
    <style:style style:name="ro71" style:family="table-row">
      <style:table-row-properties style:row-height="31.7mm" fo:break-before="auto" style:use-optimal-row-height="false"/>
    </style:style>
    <style:style style:name="ro72" style:family="table-row">
      <style:table-row-properties style:row-height="44.93mm" fo:break-before="auto" style:use-optimal-row-height="false"/>
    </style:style>
    <style:style style:name="ro73" style:family="table-row">
      <style:table-row-properties style:row-height="32.61mm" fo:break-before="auto" style:use-optimal-row-height="false"/>
    </style:style>
    <style:style style:name="ro74" style:family="table-row">
      <style:table-row-properties style:row-height="34.73mm" fo:break-before="auto" style:use-optimal-row-height="false"/>
    </style:style>
    <style:style style:name="ro75" style:family="table-row">
      <style:table-row-properties style:row-height="23.2mm" fo:break-before="auto" style:use-optimal-row-height="false"/>
    </style:style>
    <style:style style:name="ro76" style:family="table-row">
      <style:table-row-properties style:row-height="10.14mm" fo:break-before="auto" style:use-optimal-row-height="false"/>
    </style:style>
    <style:style style:name="ro77" style:family="table-row">
      <style:table-row-properties style:row-height="13.71mm" fo:break-before="auto" style:use-optimal-row-height="false"/>
    </style:style>
    <style:style style:name="ro78" style:family="table-row">
      <style:table-row-properties style:row-height="16.92mm" fo:break-before="auto" style:use-optimal-row-height="false"/>
    </style:style>
    <style:style style:name="ro79" style:family="table-row">
      <style:table-row-properties style:row-height="15.56mm" fo:break-before="auto" style:use-optimal-row-height="false"/>
    </style:style>
    <style:style style:name="ro80" style:family="table-row">
      <style:table-row-properties style:row-height="9.84mm" fo:break-before="auto" style:use-optimal-row-height="false"/>
    </style:style>
    <style:style style:name="ro81" style:family="table-row">
      <style:table-row-properties style:row-height="17.53mm" fo:break-before="auto" style:use-optimal-row-height="false"/>
    </style:style>
    <style:style style:name="ro82" style:family="table-row">
      <style:table-row-properties style:row-height="13.19mm" fo:break-before="auto" style:use-optimal-row-height="false"/>
    </style:style>
    <style:style style:name="ro83" style:family="table-row">
      <style:table-row-properties style:row-height="9.23mm" fo:break-before="auto" style:use-optimal-row-height="false"/>
    </style:style>
    <style:style style:name="ro84" style:family="table-row">
      <style:table-row-properties style:row-height="15.59mm" fo:break-before="auto" style:use-optimal-row-height="false"/>
    </style:style>
    <style:style style:name="ro85" style:family="table-row">
      <style:table-row-properties style:row-height="10.76mm" fo:break-before="auto" style:use-optimal-row-height="false"/>
    </style:style>
    <style:style style:name="ro86" style:family="table-row">
      <style:table-row-properties style:row-height="49.83mm" fo:break-before="auto" style:use-optimal-row-height="false"/>
    </style:style>
    <style:style style:name="ro87" style:family="table-row">
      <style:table-row-properties style:row-height="46.76mm" fo:break-before="auto" style:use-optimal-row-height="false"/>
    </style:style>
    <style:style style:name="ro88" style:family="table-row">
      <style:table-row-properties style:row-height="19.07mm" fo:break-before="auto" style:use-optimal-row-height="true"/>
    </style:style>
    <style:style style:name="ro89" style:family="table-row">
      <style:table-row-properties style:row-height="47.06mm" fo:break-before="auto" style:use-optimal-row-height="false"/>
    </style:style>
    <style:style style:name="ro90" style:family="table-row">
      <style:table-row-properties style:row-height="42.76mm" fo:break-before="auto" style:use-optimal-row-height="false"/>
    </style:style>
    <style:style style:name="ro91" style:family="table-row">
      <style:table-row-properties style:row-height="8.61mm" fo:break-before="auto" style:use-optimal-row-height="false"/>
    </style:style>
    <style:style style:name="ro92" style:family="table-row">
      <style:table-row-properties style:row-height="39.71mm" fo:break-before="auto" style:use-optimal-row-height="false"/>
    </style:style>
    <style:style style:name="ro93" style:family="table-row">
      <style:table-row-properties style:row-height="11.06mm" fo:break-before="auto" style:use-optimal-row-height="false"/>
    </style:style>
    <style:style style:name="ro94" style:family="table-row">
      <style:table-row-properties style:row-height="12.61mm" fo:break-before="auto" style:use-optimal-row-height="false"/>
    </style:style>
    <style:style style:name="ro95" style:family="table-row">
      <style:table-row-properties style:row-height="34.1mm" fo:break-before="auto" style:use-optimal-row-height="false"/>
    </style:style>
    <style:style style:name="ro96" style:family="table-row">
      <style:table-row-properties style:row-height="10.46mm" fo:break-before="auto" style:use-optimal-row-height="false"/>
    </style:style>
    <style:style style:name="ro97" style:family="table-row">
      <style:table-row-properties style:row-height="38.14mm" fo:break-before="auto" style:use-optimal-row-height="false"/>
    </style:style>
    <style:style style:name="ro98" style:family="table-row">
      <style:table-row-properties style:row-height="35.98mm" fo:break-before="auto" style:use-optimal-row-height="false"/>
    </style:style>
    <style:style style:name="ro99" style:family="table-row">
      <style:table-row-properties style:row-height="32.91mm" fo:break-before="auto" style:use-optimal-row-height="false"/>
    </style:style>
    <style:style style:name="ro100" style:family="table-row">
      <style:table-row-properties style:row-height="35.81mm" fo:break-before="auto" style:use-optimal-row-height="false"/>
    </style:style>
    <style:style style:name="ro101" style:family="table-row">
      <style:table-row-properties style:row-height="31.06mm" fo:break-before="auto" style:use-optimal-row-height="false"/>
    </style:style>
    <style:style style:name="ro102" style:family="table-row">
      <style:table-row-properties style:row-height="37.84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  <style:style style:name="ta4" style:family="table" style:master-page-name="mp3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fff200" fo:border="0.06pt solid #000000"/>
      <style:text-properties style:font-name="Andalus"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 style:data-style-name="N0">
      <style:table-cell-properties fo:border="0.06pt solid #000000"/>
      <style:text-properties style:font-name="Century" fo:font-size="14pt" style:font-size-asian="14pt" style:font-size-complex="14pt"/>
    </style:style>
    <style:style style:name="ce7" style:family="table-cell" style:parent-style-name="Default" style:data-style-name="N0">
      <style:table-cell-properties fo:wrap-option="wrap" fo:border="0.06pt solid #000000" style:vertical-align="automatic"/>
      <style:text-properties style:font-name="Century" fo:font-size="14pt" style:font-size-asian="14pt" style:font-size-complex="14pt"/>
    </style:style>
    <style:style style:name="ce8" style:family="table-cell" style:parent-style-name="Default" style:data-style-name="N0">
      <style:text-properties style:font-name="Century" fo:font-size="14pt" style:font-size-asian="14pt" style:font-size-complex="14pt"/>
    </style:style>
    <style:style style:name="ce9" style:family="table-cell" style:parent-style-name="Default" style:data-style-name="N0">
      <style:table-cell-properties fo:background-color="#00b274" fo:border="0.06pt solid #000000"/>
      <style:text-properties style:font-name="Century" fo:font-size="11pt" style:font-size-asian="11pt" style:font-size-complex="11pt"/>
    </style:style>
    <style:style style:name="ce10" style:family="table-cell" style:parent-style-name="Default" style:data-style-name="N0">
      <style:table-cell-properties fo:background-color="#00b274" fo:wrap-option="wrap" fo:border="0.06pt solid #000000"/>
      <style:text-properties style:font-name="Century" fo:font-size="11pt" style:font-size-asian="11pt" style:font-size-complex="11pt"/>
    </style:style>
    <style:style style:name="ce11" style:family="table-cell" style:parent-style-name="Default" style:data-style-name="N0">
      <style:table-cell-properties fo:border="0.06pt solid #000000"/>
      <style:text-properties style:font-name="Century" fo:font-size="11pt" style:font-size-asian="11pt" style:font-size-complex="11pt"/>
    </style:style>
    <style:style style:name="ce13" style:family="table-cell" style:parent-style-name="Default" style:data-style-name="N0">
      <style:table-cell-properties fo:background-color="#00b274" fo:wrap-option="wrap" fo:border="0.06pt solid #000000" style:vertical-align="automatic"/>
      <style:text-properties style:font-name="Century" fo:font-size="11pt" style:font-size-asian="11pt" style:font-size-complex="11pt"/>
    </style:style>
    <style:style style:name="ce20" style:family="table-cell" style:parent-style-name="Default" style:data-style-name="N0">
      <style:table-cell-properties fo:background-color="#87d1d1" fo:border="0.06pt solid #000000"/>
      <style:text-properties style:font-name="Century" fo:font-size="11pt" style:font-size-asian="11pt" style:font-size-complex="11pt"/>
    </style:style>
    <style:style style:name="ce21" style:family="table-cell" style:parent-style-name="Default">
      <style:table-cell-properties fo:background-color="#87d1d1" fo:border="0.06pt solid #000000"/>
      <style:text-properties style:font-name="Century" fo:font-size="11pt" style:font-size-asian="11pt" style:font-size-complex="11pt"/>
    </style:style>
    <style:style style:name="ce22" style:family="table-cell" style:parent-style-name="Default" style:data-style-name="N0">
      <style:table-cell-properties fo:background-color="#fffbcc" fo:wrap-option="wrap" fo:border="0.06pt solid #000000" style:vertical-align="automatic"/>
      <style:text-properties style:font-name="Century" fo:font-size="11pt" style:font-size-asian="11pt" style:font-size-complex="11pt"/>
    </style:style>
    <style:style style:name="ce23" style:family="table-cell" style:parent-style-name="Default">
      <style:table-cell-properties fo:background-color="#00b274"/>
      <style:text-properties style:font-name="Century" fo:font-size="11pt" style:font-size-asian="11pt" style:font-size-complex="11pt"/>
    </style:style>
    <style:style style:name="ce25" style:family="table-cell" style:parent-style-name="Default" style:data-style-name="N0">
      <style:text-properties style:font-name="Century" fo:font-size="11pt" style:font-size-asian="11pt" style:font-size-complex="11pt"/>
    </style:style>
    <style:style style:name="ce26" style:family="table-cell" style:parent-style-name="Default" style:data-style-name="N0">
      <style:table-cell-properties fo:background-color="#87d1d1" fo:wrap-option="wrap" fo:border="0.06pt solid #000000" style:vertical-align="automatic"/>
      <style:text-properties style:font-name="Century" fo:font-size="11pt" style:font-size-asian="11pt" style:font-size-complex="11pt"/>
    </style:style>
    <style:style style:name="ce45" style:family="table-cell" style:parent-style-name="Default" style:data-style-name="N0">
      <style:table-cell-properties fo:background-color="#00a65d" fo:wrap-option="wrap" fo:border="0.06pt solid #000000"/>
      <style:text-properties style:font-name="Century" fo:font-size="11pt" style:font-size-asian="11pt" style:font-size-complex="11pt"/>
    </style:style>
    <style:style style:name="ce30" style:family="table-cell" style:parent-style-name="Default" style:data-style-name="N0">
      <style:table-cell-properties fo:background-color="#00b274" fo:wrap-option="wrap" fo:border="0.06pt solid #000000" style:vertical-align="automatic"/>
      <style:text-properties fo:color="#000000" style:font-name="Century" fo:font-size="11pt" style:font-size-asian="11pt" style:font-size-complex="11pt"/>
    </style:style>
    <style:style style:name="ce33" style:family="table-cell" style:parent-style-name="Default" style:data-style-name="N0">
      <style:table-cell-properties fo:background-color="#ffffff" fo:border="0.06pt solid #000000"/>
      <style:text-properties style:font-name="Century" fo:font-size="11pt" style:font-size-asian="11pt" style:font-size-complex="11pt"/>
    </style:style>
    <style:style style:name="ce34" style:family="table-cell" style:parent-style-name="Default" style:data-style-name="N0">
      <style:table-cell-properties fo:background-color="#00b274"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style:font-name="Century" fo:font-size="11pt" style:font-size-asian="11pt" style:font-size-complex="11pt"/>
    </style:style>
    <style:style style:name="ce35" style:family="table-cell" style:parent-style-name="Default" style:data-style-name="N0">
      <style:table-cell-properties fo:background-color="#f7a19a" fo:border="0.06pt solid #000000" style:vertical-align="automatic"/>
      <style:text-properties style:font-name="Century" fo:font-size="11pt" style:font-size-asian="11pt" style:font-size-complex="11pt"/>
    </style:style>
    <style:style style:name="ce37" style:family="table-cell" style:parent-style-name="Default" style:data-style-name="N0">
      <style:table-cell-properties fo:background-color="#f8aa97" fo:border="0.06pt solid #000000"/>
      <style:text-properties style:font-name="Century" fo:font-size="11pt" style:font-size-asian="11pt" style:font-size-complex="11pt"/>
    </style:style>
    <style:style style:name="ce53" style:family="table-cell" style:parent-style-name="Default" style:data-style-name="N0">
      <style:table-cell-properties fo:background-color="#f8aa97" fo:wrap-option="wrap" fo:border="0.06pt solid #000000" style:vertical-align="automatic"/>
      <style:text-properties style:font-name="Century" fo:font-size="11pt" style:font-size-asian="11pt" style:font-size-complex="11pt"/>
    </style:style>
    <style:style style:name="ce38" style:family="table-cell" style:parent-style-name="Default" style:data-style-name="N0">
      <style:table-cell-properties fo:wrap-option="wrap" fo:border="0.06pt solid #000000" style:vertical-align="automatic"/>
      <style:text-properties style:font-name="Century" fo:font-size="11pt" style:font-size-asian="11pt" style:font-size-complex="11pt"/>
    </style:style>
    <style:style style:name="ce39" style:family="table-cell" style:parent-style-name="Default" style:data-style-name="N0">
      <style:table-cell-properties fo:background-color="#f7a19a" fo:border="0.06pt solid #000000"/>
      <style:text-properties style:font-name="Century" fo:font-size="11pt" style:font-size-asian="11pt" style:font-size-complex="11pt"/>
    </style:style>
    <style:style style:name="ce40" style:family="table-cell" style:parent-style-name="Default" style:data-style-name="N0">
      <style:table-cell-properties fo:background-color="#fffbcc" fo:border="0.06pt solid #000000"/>
      <style:text-properties style:font-name="Century" fo:font-size="11pt" style:font-size-asian="11pt" style:font-size-complex="11pt"/>
    </style:style>
    <style:style style:name="ce126" style:family="table-cell" style:parent-style-name="Default" style:data-style-name="N0"/>
    <style:style style:name="ce14" style:family="table-cell" style:parent-style-name="Default" style:data-style-name="N0">
      <style:table-cell-properties fo:background-color="#fffbcc" fo:wrap-option="wrap" fo:border="0.06pt solid #000000" style:vertical-align="automatic"/>
    </style:style>
    <style:style style:name="ce129" style:family="table-cell" style:parent-style-name="Default" style:data-style-name="N0">
      <style:table-cell-properties fo:border="0.06pt solid #000000"/>
    </style:style>
    <style:style style:name="ce44" style:family="table-cell" style:parent-style-name="Default" style:data-style-name="N0">
      <style:table-cell-properties fo:background-color="#fff200"/>
      <style:text-properties style:font-name="Andalus" fo:font-size="15pt" fo:font-weight="bold" style:font-size-asian="15pt" style:font-weight-asian="bold" style:font-size-complex="15pt" style:font-weight-complex="bold"/>
    </style:style>
    <style:style style:name="ce17" style:family="table-cell" style:parent-style-name="Default" style:data-style-name="N0">
      <style:table-cell-properties fo:background-color="#ffffff" fo:wrap-option="wrap" fo:border="0.06pt solid #000000" style:vertical-align="automatic"/>
    </style:style>
    <style:style style:name="ce46" style:family="table-cell" style:parent-style-name="Default">
      <style:text-properties style:font-name="Andalus" fo:font-size="15pt" style:font-size-asian="15pt" style:font-size-complex="15pt"/>
    </style:style>
    <style:style style:name="ce63" style:family="table-cell" style:parent-style-name="Default">
      <style:table-cell-properties fo:background-color="#f68e76"/>
    </style:style>
    <style:style style:name="ce64" style:family="table-cell" style:parent-style-name="Default">
      <style:table-cell-properties fo:background-color="#fff200" style:text-align-source="fix" style:repeat-content="false" fo:border="0.06pt solid #000000" style:vertical-align="top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90" style:family="table-cell" style:parent-style-name="Default">
      <style:table-cell-properties fo:border="0.06pt solid #000000"/>
    </style:style>
    <style:style style:name="ce68" style:family="table-cell" style:parent-style-name="Default">
      <style:table-cell-properties fo:background-color="#f68e76" style:text-align-source="fix" style:repeat-content="false" style:vertical-align="middle"/>
      <style:paragraph-properties fo:text-align="center" fo:margin-left="0mm"/>
      <style:text-properties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ce94" style:family="table-cell" style:parent-style-name="Default">
      <style:table-cell-properties fo:wrap-option="wrap" fo:border="0.06pt solid #000000"/>
    </style:style>
    <style:style style:name="ce71" style:family="table-cell" style:parent-style-name="Default">
      <style:table-cell-properties fo:background-color="#00a65d" fo:wrap-option="wrap" fo:border="0.06pt solid #000000"/>
    </style:style>
    <style:style style:name="ce76" style:family="table-cell" style:parent-style-name="Default">
      <style:table-cell-properties fo:background-color="#cf3834" fo:border="0.06pt solid #000000"/>
    </style:style>
    <style:style style:name="ce77" style:family="table-cell" style:parent-style-name="Default">
      <style:table-cell-properties fo:background-color="#cf3834" fo:wrap-option="wrap" fo:border="0.06pt solid #000000"/>
    </style:style>
    <style:style style:name="ce78" style:family="table-cell" style:parent-style-name="Default">
      <style:table-cell-properties fo:background-color="#00a65d" fo:border="0.06pt solid #000000"/>
    </style:style>
    <style:style style:name="ce147" style:family="table-cell" style:parent-style-name="Default" style:data-style-name="N0">
      <style:table-cell-properties fo:background-color="#fff200" fo:border="0.06pt solid #000000"/>
      <style:text-properties fo:font-size="13pt" fo:font-weight="bold" style:font-size-asian="13pt" style:font-weight-asian="bold" style:font-size-complex="13pt" style:font-weight-complex="bold"/>
    </style:style>
    <style:style style:name="ce148" style:family="table-cell" style:parent-style-name="Default" style:data-style-name="N0">
      <style:table-cell-properties fo:border="0.06pt solid #000000"/>
      <style:text-properties style:font-name="Calibri1" fo:font-size="8pt" style:font-name-asian="Calibri1" style:font-size-asian="8pt" style:font-name-complex="Calibri1" style:font-size-complex="8pt"/>
    </style:style>
    <style:style style:name="ce144" style:family="table-cell" style:parent-style-name="Default" style:data-style-name="N0">
      <style:table-cell-properties fo:wrap-option="wrap" fo:border="0.06pt solid #000000" style:vertical-align="automatic"/>
    </style:style>
    <style:style style:name="ce132" style:family="table-cell" style:parent-style-name="Default" style:data-style-name="N0">
      <style:table-cell-properties fo:background-color="#00b274" fo:wrap-option="wrap" fo:border="0.06pt solid #000000" style:vertical-align="automatic"/>
    </style:style>
    <style:style style:name="ce28" style:family="table-cell" style:parent-style-name="Default" style:data-style-name="N0">
      <style:table-cell-properties fo:background-color="#00b274" fo:wrap-option="wrap" fo:border="0.06pt solid #000000"/>
    </style:style>
    <style:style style:name="ce5" style:family="table-cell" style:parent-style-name="Default" style:data-style-name="N0">
      <style:table-cell-properties fo:background-color="#00b274" fo:border="0.06pt solid #000000"/>
    </style:style>
    <style:style style:name="ce73" style:family="table-cell" style:parent-style-name="Default" style:data-style-name="N0">
      <style:table-cell-properties fo:background-color="#00b274" fo:wrap-option="wrap"/>
    </style:style>
    <style:style style:name="ce75" style:family="table-cell" style:parent-style-name="Default" style:data-style-name="N0">
      <style:table-cell-properties fo:background-color="#fff200" style:text-align-source="fix" style:repeat-content="false" fo:border="0.06pt solid #000000" style:vertical-align="top"/>
      <style:paragraph-properties fo:text-align="center"/>
      <style:text-properties fo:font-size="18pt" style:font-size-asian="18pt" style:font-size-complex="18pt"/>
    </style:style>
    <style:style style:name="ce151" style:family="table-cell" style:parent-style-name="Default" style:data-style-name="N0">
      <style:table-cell-properties fo:border="0.06pt solid #000000"/>
      <style:text-properties style:font-name="Calibri1" fo:font-size="18pt" style:font-name-asian="Calibri1" style:font-size-asian="18pt" style:font-name-complex="Calibri1" style:font-size-complex="18pt"/>
    </style:style>
    <style:style style:name="ce152" style:family="table-cell" style:parent-style-name="Default" style:data-style-name="N0">
      <style:table-cell-properties fo:border="0.06pt solid #000000"/>
      <style:text-properties fo:font-size="18pt" style:font-size-asian="18pt" style:font-size-complex="18pt"/>
    </style:style>
    <style:style style:name="ce153" style:family="table-cell" style:parent-style-name="Default" style:data-style-name="N0">
      <style:text-properties fo:font-size="18pt" style:font-size-asian="18pt" style:font-size-complex="18pt"/>
    </style:style>
    <style:style style:name="ce79" style:family="table-cell" style:parent-style-name="Default" style:data-style-name="N0">
      <style:table-cell-properties fo:background-color="#fff200" style:text-align-source="fix" style:repeat-content="false" fo:border="0.06pt solid #000000" style:vertical-align="top"/>
      <style:paragraph-properties fo:text-align="center"/>
      <style:text-properties fo:font-size="16pt" style:font-size-asian="16pt" style:font-size-complex="16pt"/>
    </style:style>
    <style:style style:name="ce88" style:family="table-cell" style:parent-style-name="Default" style:data-style-name="N0">
      <style:table-cell-properties fo:background-color="#f8aa97" fo:wrap-option="wrap" fo:border="0.06pt solid #000000" style:vertical-align="automatic"/>
    </style:style>
    <style:style style:name="ce18" style:family="table-cell" style:parent-style-name="Default" style:data-style-name="N0">
      <style:table-cell-properties fo:background-color="#f8aa97" fo:border="0.06pt solid #000000"/>
    </style:style>
    <style:style style:name="ce149" style:family="table-cell" style:parent-style-name="Default" style:data-style-name="N0">
      <style:table-cell-properties fo:background-color="#65c295" fo:wrap-option="wrap" fo:border="0.06pt solid #000000" style:vertical-align="automatic"/>
    </style:style>
    <style:style style:name="ce15" style:family="table-cell" style:parent-style-name="Default" style:data-style-name="N0">
      <style:table-cell-properties fo:background-color="#fffbcc" fo:border="0.06pt solid #000000"/>
    </style:style>
    <style:style style:name="ce114" style:family="table-cell" style:parent-style-name="Default" style:data-style-name="N0">
      <style:table-cell-properties fo:background-color="#00a65d" fo:wrap-option="wrap" fo:border="0.06pt solid #000000" style:vertical-align="automatic"/>
    </style:style>
    <style:style style:name="ce116" style:family="table-cell" style:parent-style-name="Default">
      <style:table-cell-properties fo:background-color="#cf3834" fo:wrap-option="wrap" fo:border="0.06pt solid #000000"/>
      <style:text-properties style:text-outline="false" style:text-line-through-style="none" style:text-line-through-type="none" fo:language="en" fo:country="IN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 style:data-style-name="N0">
      <style:table-cell-properties fo:background-color="#fff200" style:text-align-source="fix" style:repeat-content="false" fo:border="0.06pt solid #000000" style:vertical-align="top"/>
      <style:paragraph-properties fo:text-align="center"/>
      <style:text-properties fo:font-size="15pt" style:font-size-asian="15pt" style:font-size-complex="15pt"/>
    </style:style>
    <style:style style:name="ce67" style:family="table-cell" style:parent-style-name="Default" style:data-style-name="N0">
      <style:table-cell-properties fo:wrap-option="wrap" fo:border="0.06pt solid #000000"/>
    </style:style>
    <style:style style:name="ce100" style:family="table-cell" style:parent-style-name="Default" style:data-style-name="N0">
      <style:table-cell-properties fo:background-color="#fff200" style:vertical-align="top"/>
    </style:style>
    <style:style style:name="ce72" style:family="table-cell" style:parent-style-name="Default" style:data-style-name="N0">
      <style:table-cell-properties fo:background-color="#87d1d1" fo:border="0.06pt solid #000000"/>
    </style:style>
    <style:style style:name="ce102" style:family="table-cell" style:parent-style-name="Default" style:data-style-name="N0">
      <style:table-cell-properties style:vertical-align="top"/>
    </style:style>
    <style:style style:name="ce160" style:family="table-cell" style:parent-style-name="Normal_20_2" style:data-style-name="N0">
      <style:table-cell-properties fo:background-color="#ffcc00" style:cell-protect="protected" style:print-content="true" style:text-align-source="fix" style:repeat-content="false" fo:wrap-option="wrap" fo:border="0.06pt solid #000000" style:vertical-align="top"/>
      <style:paragraph-properties fo:text-align="start" fo:margin-left="0mm"/>
      <style:text-properties fo:color="#ffffff" style:font-name="Calibri" fo:font-size="15pt" fo:font-weight="bold" style:font-name-asian="Calibri2" style:font-size-asian="15pt" style:font-weight-asian="bold" style:font-name-complex="Calibri2" style:font-size-complex="15pt" style:font-weight-complex="bold"/>
    </style:style>
    <style:style style:name="ce161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mm"/>
      <style:text-properties style:font-name="Calibri Light" fo:font-size="15pt" fo:font-weight="bold" style:font-name-asian="Calibri Light2" style:font-size-asian="15pt" style:font-weight-asian="bold" style:font-name-complex="Calibri Light2" style:font-size-complex="15pt" style:font-weight-complex="bold"/>
    </style:style>
    <style:style style:name="ce162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top"/>
      <style:paragraph-properties fo:text-align="start" fo:margin-left="0mm"/>
      <style:text-properties style:font-name="Calibri Light" fo:font-size="15pt" fo:font-weight="bold" style:font-name-asian="Calibri Light2" style:font-size-asian="15pt" style:font-weight-asian="bold" style:font-name-complex="Calibri Light2" style:font-size-complex="15pt" style:font-weight-complex="bold"/>
    </style:style>
    <style:style style:name="ce163" style:family="table-cell" style:parent-style-name="Default" style:data-style-name="N0">
      <style:table-cell-properties fo:wrap-option="wrap" style:vertical-align="automatic"/>
      <style:text-properties style:font-name="Calibri Light" fo:font-size="15pt" fo:font-weight="bold" style:font-name-asian="Calibri Light2" style:font-size-asian="15pt" style:font-weight-asian="bold" style:font-name-complex="Calibri Light2" style:font-size-complex="15pt" style:font-weight-complex="bold"/>
    </style:style>
    <style:style style:name="ce164" style:family="table-cell" style:parent-style-name="Default" style:data-style-name="N0">
      <style:table-cell-properties fo:wrap-option="wrap" fo:border="0.06pt solid #000000" style:vertical-align="automatic"/>
      <style:text-properties style:font-name="Calibri Light" fo:font-size="15pt" fo:font-weight="bold" style:font-name-asian="Calibri Light2" style:font-size-asian="15pt" style:font-weight-asian="bold" style:font-name-complex="Calibri Light2" style:font-size-complex="15pt" style:font-weight-complex="bold"/>
    </style:style>
    <style:style style:name="ce165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fo:wrap-option="wrap" style:vertical-align="top"/>
      <style:paragraph-properties fo:text-align="start" fo:margin-left="0mm"/>
      <style:text-properties style:font-name="Calibri Light" fo:font-size="15pt" fo:font-weight="bold" style:font-name-asian="Calibri Light2" style:font-size-asian="15pt" style:font-weight-asian="bold" style:font-name-complex="Calibri Light2" style:font-size-complex="15pt" style:font-weight-complex="bold"/>
    </style:style>
    <style:style style:name="ce166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mm"/>
      <style:text-properties style:font-name="Calibri Light" fo:font-size="15pt" fo:font-weight="bold" style:font-name-asian="Calibri Light2" style:font-size-asian="15pt" style:font-weight-asian="bold" style:font-name-complex="Calibri Light2" style:font-size-complex="15pt" style:font-weight-complex="bold"/>
    </style:style>
    <style:style style:name="ce167" style:family="table-cell" style:parent-style-name="Normal_20_2" style:data-style-name="N0">
      <style:table-cell-properties fo:background-color="#ccffcc" style:cell-protect="protected" style:print-content="true" style:text-align-source="fix" style:repeat-content="false" fo:wrap-option="wrap" style:vertical-align="top"/>
      <style:paragraph-properties fo:text-align="start" fo:margin-left="0mm"/>
      <style:text-properties fo:color="#993366" style:font-name="Calibri" fo:font-size="15pt" fo:font-weight="bold" style:font-name-asian="Calibri2" style:font-size-asian="15pt" style:font-weight-asian="bold" style:font-name-complex="Calibri2" style:font-size-complex="15pt" style:font-weight-complex="bold"/>
    </style:style>
    <style:style style:name="ce168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mm"/>
      <style:text-properties style:font-name="Calibri Light" fo:font-size="15pt" fo:font-weight="bold" style:font-name-asian="Calibri Light2" style:font-size-asian="15pt" style:font-weight-asian="bold" style:font-name-complex="Calibri Light2" style:font-size-complex="15pt" style:font-weight-complex="bold"/>
    </style:style>
    <style:style style:name="ce169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mm"/>
      <style:text-properties style:font-name="Calibri Light" fo:font-size="15pt" fo:font-weight="bold" style:font-name-asian="Calibri Light2" style:font-size-asian="15pt" style:font-weight-asian="bold" style:font-name-complex="Calibri Light2" style:font-size-complex="15pt" style:font-weight-complex="bold"/>
    </style:style>
    <style:style style:name="ce170" style:family="table-cell" style:parent-style-name="Normal_20_2" style:data-style-name="N0">
      <style:table-cell-properties fo:background-color="#ffff00" style:cell-protect="protected" style:print-content="true" style:text-align-source="fix" style:repeat-content="false" fo:wrap-option="wrap" style:vertical-align="top"/>
      <style:paragraph-properties fo:text-align="start" fo:margin-left="0mm"/>
      <style:text-properties fo:color="#993366" style:font-name="Calibri" fo:font-size="15pt" fo:font-weight="bold" style:font-name-asian="Calibri2" style:font-size-asian="15pt" style:font-weight-asian="bold" style:font-name-complex="Calibri2" style:font-size-complex="15pt" style:font-weight-complex="bold"/>
    </style:style>
    <style:style style:name="ce171" style:family="table-cell" style:parent-style-name="Default" style:data-style-name="N0">
      <style:table-cell-properties fo:background-color="#fff200" fo:border="0.06pt solid #000000"/>
      <style:text-properties fo:font-size="15pt" style:font-size-asian="15pt" style:font-size-complex="15pt"/>
    </style:style>
    <style:style style:name="ce123" style:family="table-cell" style:parent-style-name="Default" style:data-style-name="N0">
      <style:table-cell-properties fo:border="0.06pt solid #000000"/>
      <style:text-properties fo:font-size="15pt" style:font-size-asian="15pt" style:font-size-complex="15pt"/>
    </style:style>
    <style:style style:name="ce124" style:family="table-cell" style:parent-style-name="Default" style:data-style-name="N0">
      <style:table-cell-properties fo:wrap-option="wrap" fo:border="0.06pt solid #000000" style:vertical-align="automatic"/>
      <style:text-properties fo:font-size="15pt" style:font-size-asian="15pt" style:font-size-complex="15pt"/>
    </style:style>
    <style:style style:name="ce182" style:family="table-cell" style:parent-style-name="Default" style:data-style-name="N0">
      <style:table-cell-properties fo:background-color="#fff200"/>
    </style:style>
    <style:style style:name="ce92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fo:language="en" fo:country="IN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 style:data-style-name="N0">
      <style:table-cell-properties fo:background-color="#fff200" fo:border="0.06pt solid #000000"/>
    </style:style>
    <style:style style:name="ce69" style:family="table-cell" style:parent-style-name="Default" style:data-style-name="N0">
      <style:table-cell-properties fo:wrap-option="wrap"/>
    </style:style>
    <style:style style:name="ce172" style:family="table-cell" style:parent-style-name="Default" style:data-style-name="N0">
      <style:table-cell-properties fo:background-color="#fff200" style:text-align-source="fix" style:repeat-content="false" fo:border="0.06pt solid #000000" style:vertical-align="automatic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173" style:family="table-cell" style:parent-style-name="Default" style:data-style-name="N0">
      <style:table-cell-properties fo:border="0.06pt solid #000000"/>
      <style:text-properties fo:font-size="13pt" style:font-size-asian="13pt" style:font-size-complex="13pt"/>
    </style:style>
    <style:style style:name="ce174" style:family="table-cell" style:parent-style-name="Default" style:data-style-name="N0">
      <style:text-properties fo:font-size="13pt" style:font-size-asian="13pt" style:font-size-complex="13pt"/>
    </style:style>
    <style:style style:name="ce177" style:family="table-cell" style:parent-style-name="Default" style:data-style-name="N0">
      <style:table-cell-properties fo:wrap-option="wrap" style:vertical-align="automatic"/>
    </style:style>
    <style:style style:name="ce74" style:family="table-cell" style:parent-style-name="Default" style:data-style-name="N0">
      <style:table-cell-properties fo:wrap-option="wrap"/>
      <style:text-properties fo:font-size="13pt" style:font-size-asian="13pt" style:font-size-complex="13pt"/>
    </style:style>
    <style:style style:name="ce81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5" style:family="table-cell" style:parent-style-name="Default" style:data-style-name="N0">
      <style:table-cell-properties fo:background-color="#fff200" style:text-align-source="fix" style:repeat-content="false" fo:wrap-option="wrap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76" style:family="table-cell" style:parent-style-name="Default" style:data-style-name="N0">
      <style:table-cell-properties fo:border="0.06pt solid #000000" style:vertical-align="automatic"/>
      <style:text-properties style:font-name="Liberation Sans3" style:font-name-asian="Liberation Sans3" style:font-name-complex="Liberation Sans3"/>
    </style:style>
    <style:style style:name="ce178" style:family="table-cell" style:parent-style-name="Default" style:data-style-name="N0">
      <style:table-cell-properties style:vertical-align="automatic"/>
    </style:style>
    <style:style style:name="ce115" style:family="table-cell" style:parent-style-name="Default" style:data-style-name="N0">
      <style:table-cell-properties style:vertical-align="automatic"/>
      <style:text-properties style:font-name="Liberation Sans" style:font-name-asian="Liberation Sans" style:font-name-complex="Liberation Sans"/>
    </style:style>
    <style:style style:name="ce179" style:family="table-cell" style:parent-style-name="Default" style:data-style-name="N0">
      <style:table-cell-properties fo:background-color="#fff200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80" style:family="table-cell" style:parent-style-name="Default" style:data-style-name="N0">
      <style:table-cell-properties fo:wrap-option="wrap" fo:border="0.06pt solid #000080" style:vertical-align="automatic"/>
    </style:style>
    <style:style style:name="ce18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19" style:family="table-cell" style:parent-style-name="Default" style:data-style-name="N0">
      <style:table-cell-properties fo:border="0.06pt solid #000000"/>
      <style:text-properties style:font-name="Calibri Light1" fo:font-size="10pt" style:font-name-asian="Calibri Light1" style:font-size-asian="10pt" style:font-name-complex="Calibri Light1" style:font-size-complex="10pt"/>
    </style:style>
    <style:style style:name="ce145" style:family="table-cell" style:parent-style-name="Default" style:data-style-name="N0">
      <style:table-cell-properties fo:border="0.06pt solid #000000"/>
      <style:text-properties style:font-name="Calibri Light1" fo:font-size="15pt" style:font-name-asian="Calibri Light1" style:font-size-asian="15pt" style:font-name-complex="Calibri Light1" style:font-size-complex="15pt"/>
    </style:style>
    <style:style style:name="ce146" style:family="table-cell" style:parent-style-name="Default" style:data-style-name="N0">
      <style:table-cell-properties fo:border="0.06pt solid #000000"/>
      <style:text-properties style:font-name="Liberation Sans" style:font-name-asian="Liberation Sans" style:font-name-complex="Liberation Sans"/>
    </style:style>
    <style:style style:name="ce158" style:family="table-cell" style:parent-style-name="Default" style:data-style-name="N0">
      <style:table-cell-properties fo:background-color="#65c295" fo:border="0.06pt solid #000000"/>
    </style:style>
    <style:style style:name="ce188" style:family="table-cell" style:parent-style-name="Default" style:data-style-name="N0">
      <style:table-cell-properties fo:background-color="#bcaed5"/>
    </style:style>
    <style:style style:name="ce87" style:family="table-cell" style:parent-style-name="Default" style:data-style-name="N0">
      <style:table-cell-properties fo:background-color="#fff200" fo:wrap-option="wrap" fo:border="0.06pt solid #000000" style:vertical-align="automatic"/>
      <style:text-properties fo:font-size="15pt" fo:font-weight="bold" style:font-size-asian="15pt" style:font-weight-asian="bold" style:font-size-complex="15pt" style:font-weight-complex="bold"/>
    </style:style>
    <style:style style:name="ce93" style:family="table-cell" style:parent-style-name="Default">
      <style:table-cell-properties fo:wrap-option="wrap"/>
    </style:style>
    <style:style style:name="ce106" style:family="table-cell" style:parent-style-name="Default">
      <style:table-cell-properties fo:background-color="#00b274" fo:wrap-option="wrap" fo:border="0.06pt solid #000000"/>
      <style:text-properties style:text-outline="false" style:text-line-through-style="none" style:text-line-through-type="none" fo:language="en" fo:country="IN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2" style:family="table-cell" style:parent-style-name="Default">
      <style:table-cell-properties fo:background-color="#87d1d1" fo:wrap-option="wrap" fo:border="0.06pt solid #000000"/>
      <style:text-properties style:text-outline="false" style:text-line-through-style="none" style:text-line-through-type="none" fo:language="en" fo:country="IN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fo:background-color="#bee3d3" fo:wrap-option="wrap" fo:border="0.06pt solid #000000"/>
      <style:text-properties style:text-outline="false" style:text-line-through-style="none" style:text-line-through-type="none" fo:language="en" fo:country="IN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ackground-color="#f7a19a" fo:wrap-option="wrap" fo:border="0.06pt solid #000000"/>
      <style:text-properties style:text-outline="false" style:text-line-through-style="none" style:text-line-through-type="none" fo:language="en" fo:country="IN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ackground-color="#00b274" fo:wrap-option="wrap" fo:border="0.06pt solid #000000"/>
    </style:style>
    <style:style style:name="ce96" style:family="table-cell" style:parent-style-name="Default">
      <style:table-cell-properties fo:wrap-option="wrap" fo:border="0.06pt solid #000000"/>
      <style:text-properties fo:font-size="15pt" fo:font-weight="bold" style:font-size-asian="15pt" style:font-weight-asian="bold" style:font-size-complex="15pt" style:font-weight-complex="bold"/>
    </style:style>
    <style:style style:name="ce97" style:family="table-cell" style:parent-style-name="Default" style:data-style-name="N0">
      <style:table-cell-properties fo:background-color="#ffffff" fo:wrap-option="wrap" fo:border="0.06pt solid #000000" style:vertical-align="automatic"/>
      <style:text-properties fo:font-size="15pt" fo:font-weight="bold" style:font-size-asian="15pt" style:font-weight-asian="bold" style:font-size-complex="15pt" style:font-weight-complex="bold"/>
    </style:style>
    <style:style style:name="ce91" style:family="table-cell" style:parent-style-name="Default" style:data-style-name="N0">
      <style:table-cell-properties fo:wrap-option="wrap" fo:border="0.06pt solid #000000" style:vertical-align="automatic"/>
      <style:text-properties fo:font-size="15pt" fo:font-weight="bold" style:font-size-asian="15pt" style:font-weight-asian="bold" style:font-size-complex="15pt" style:font-weight-complex="bold"/>
    </style:style>
    <style:style style:name="ce237" style:family="table-cell" style:parent-style-name="Default" style:data-style-name="N0">
      <style:table-cell-properties fo:background-color="#fff200" style:text-align-source="fix" style:repeat-content="false" fo:wrap-option="wrap" fo:border="0.06pt solid #000000" style:vertical-align="top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238" style:family="table-cell" style:parent-style-name="Default" style:data-style-name="N0">
      <style:table-cell-properties fo:background-color="#cccccc" fo:wrap-option="wrap" fo:border="0.06pt solid #000000" style:vertical-align="automatic"/>
      <style:text-properties fo:font-size="15pt" fo:font-weight="bold" style:font-size-asian="15pt" style:font-weight-asian="bold" style:font-size-complex="15pt" style:font-weight-complex="bold"/>
    </style:style>
    <style:style style:name="ce239" style:family="table-cell" style:parent-style-name="Default" style:data-style-name="N0">
      <style:table-cell-properties fo:background-color="#fff200" style:text-align-source="fix" style:repeat-content="false" fo:border="0.06pt solid #000000" style:vertical-align="top"/>
      <style:paragraph-properties fo:text-align="start" fo:margin-left="0mm"/>
      <style:text-properties fo:font-size="12pt" style:font-size-asian="12pt" style:font-size-complex="12pt"/>
    </style:style>
    <style:style style:name="ce125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 fo:margin-left="0mm"/>
      <style:text-properties style:font-name="Calibri1" fo:font-size="18pt" style:font-name-asian="Calibri1" style:font-size-asian="18pt" style:font-name-complex="Calibri1" style:font-size-complex="18pt"/>
    </style:style>
    <style:style style:name="ce12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Calibri1" fo:font-size="18pt" style:font-name-asian="Calibri1" style:font-size-asian="18pt" style:font-name-complex="Calibri1" style:font-size-complex="18pt"/>
    </style:style>
    <style:style style:name="ce128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start" fo:margin-left="0mm"/>
      <style:text-properties fo:color="#ff0000" style:font-name="Calibri1" fo:font-size="18pt" fo:font-weight="bold" style:font-name-asian="Calibri1" style:font-size-asian="18pt" style:font-weight-asian="bold" style:font-name-complex="Calibri1" style:font-size-complex="18pt" style:font-weight-complex="bold"/>
    </style:style>
    <style:style style:name="ce130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mm"/>
      <style:text-properties style:font-name="Calibri1" fo:font-size="18pt" style:font-name-asian="Calibri1" style:font-size-asian="18pt" style:font-name-complex="Calibri1" style:font-size-complex="18pt"/>
    </style:style>
    <style:style style:name="ce131" style:family="table-cell" style:parent-style-name="Default" style:data-style-name="N0">
      <style:table-cell-properties style:text-align-source="fix" style:repeat-content="false"/>
      <style:paragraph-properties fo:text-align="start" fo:margin-left="0mm"/>
    </style:style>
    <style:style style:name="ce245" style:family="table-cell" style:parent-style-name="Default" style:data-style-name="N0">
      <style:table-cell-properties fo:background-color="#fff200" style:text-align-source="fix" style:repeat-content="false" fo:wrap-option="wrap" style:vertical-align="automatic"/>
      <style:paragraph-properties fo:text-align="center" fo:margin-left="0mm"/>
    </style:style>
    <style:style style:name="ce246" style:family="table-cell" style:parent-style-name="Default" style:data-style-name="N0">
      <style:table-cell-properties fo:background-color="#fff200" style:text-align-source="fix" style:repeat-content="false" fo:wrap-option="wrap" style:vertical-align="top"/>
      <style:paragraph-properties fo:text-align="center" fo:margin-left="0mm"/>
    </style:style>
    <style:style style:name="ce212" style:family="table-cell" style:parent-style-name="Default" style:data-style-name="N0">
      <style:table-cell-properties fo:border-bottom="0.06pt solid #000000" fo:background-color="#65c295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mm"/>
    </style:style>
    <style:style style:name="ce213" style:family="table-cell" style:parent-style-name="Default" style:data-style-name="N0">
      <style:table-cell-properties fo:background-color="#65c295" style:text-align-source="fix" style:repeat-content="false" fo:wrap-option="wrap" fo:border="0.06pt solid #000000" style:vertical-align="top"/>
      <style:paragraph-properties fo:text-align="start" fo:margin-left="0mm"/>
    </style:style>
    <style:style style:name="ce214" style:family="table-cell" style:parent-style-name="Default" style:data-style-name="N0">
      <style:table-cell-properties fo:background-color="#00b274" style:text-align-source="fix" style:repeat-content="false" fo:wrap-option="wrap" fo:border="0.06pt solid #000000" style:vertical-align="top"/>
      <style:paragraph-properties fo:text-align="start" fo:margin-left="0mm"/>
    </style:style>
    <style:style style:name="ce137" style:family="table-cell" style:parent-style-name="Default" style:data-style-name="N0">
      <style:table-cell-properties fo:background-color="#f4b084" style:text-align-source="fix" style:repeat-content="false" fo:wrap-option="wrap" fo:border="0.06pt solid #000000" style:vertical-align="top"/>
      <style:paragraph-properties fo:text-align="start" fo:margin-left="0mm"/>
    </style:style>
    <style:style style:name="ce139" style:family="table-cell" style:parent-style-name="Default" style:data-style-name="N0">
      <style:table-cell-properties fo:background-color="#ffff00" style:text-align-source="fix" style:repeat-content="false" fo:wrap-option="wrap" fo:border="0.06pt solid #000000" style:vertical-align="top"/>
      <style:paragraph-properties fo:text-align="start" fo:margin-left="0mm"/>
    </style:style>
    <style:style style:name="ce217" style:family="table-cell" style:parent-style-name="Default" style:data-style-name="N0">
      <style:table-cell-properties fo:background-color="#87d1d1" style:text-align-source="fix" style:repeat-content="false" fo:wrap-option="wrap" fo:border="0.06pt solid #000000" style:vertical-align="top"/>
      <style:paragraph-properties fo:text-align="start" fo:margin-left="0mm"/>
    </style:style>
    <style:style style:name="ce219" style:family="table-cell" style:parent-style-name="Default" style:data-style-name="N0">
      <style:table-cell-properties fo:background-color="#f8aa97" style:text-align-source="fix" style:repeat-content="false" fo:wrap-option="wrap" fo:border="0.06pt solid #000000" style:vertical-align="top"/>
      <style:paragraph-properties fo:text-align="start" fo:margin-left="0mm"/>
    </style:style>
    <style:style style:name="ce198" style:family="table-cell" style:parent-style-name="Default" style:data-style-name="N0">
      <style:table-cell-properties fo:background-color="#87d1d1" fo:wrap-option="wrap" fo:border="0.06pt solid #000000" style:vertical-align="automatic"/>
    </style:style>
    <style:style style:name="ce247" style:family="table-cell" style:parent-style-name="Default" style:data-style-name="N0">
      <style:table-cell-properties fo:wrap-option="wrap" fo:border="0.06pt solid #000000" style:vertical-align="top"/>
    </style:style>
    <style:style style:name="ce142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mm"/>
    </style:style>
    <style:style style:name="ce143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mm"/>
    </style:style>
    <style:style style:name="ce262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263" style:family="table-cell" style:parent-style-name="Default">
      <style:table-cell-properties fo:background-color="#fff200" style:text-align-source="fix" style:repeat-content="false" style:vertical-align="top"/>
      <style:paragraph-properties fo:text-align="start" fo:margin-left="0mm"/>
      <style:text-properties fo:font-size="12pt" style:font-size-asian="12pt" style:font-size-complex="12pt"/>
    </style:style>
    <style:style style:name="ce264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font-size="15pt" style:font-size-asian="15pt" style:font-size-complex="15pt"/>
    </style:style>
    <style:style style:name="ce265" style:family="table-cell" style:parent-style-name="Default" style:data-style-name="N0">
      <style:table-cell-properties fo:wrap-option="wrap" style:vertical-align="automatic"/>
      <style:text-properties fo:font-size="12pt" style:font-size-asian="12pt" style:font-size-complex="12pt"/>
    </style:style>
    <style:style style:name="ce266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225" style:family="table-cell" style:parent-style-name="Default">
      <style:table-cell-properties fo:background-color="#fff200" fo:border="0.06pt solid #000000" style:vertical-align="top"/>
      <style:text-properties fo:font-size="13pt" fo:font-weight="bold" style:font-size-asian="13pt" style:font-weight-asian="bold" style:font-size-complex="13pt" style:font-weight-complex="bold"/>
    </style:style>
    <style:style style:name="ce120" style:family="table-cell" style:parent-style-name="Default">
      <style:table-cell-properties fo:background-color="#fff200" fo:border="0.06pt solid #000000"/>
    </style:style>
    <style:style style:name="ce227" style:family="table-cell" style:parent-style-name="Default">
      <style:table-cell-properties fo:border="none" style:vertical-align="top"/>
      <style:text-properties fo:font-size="13pt" fo:font-weight="bold" style:font-size-asian="13pt" style:font-weight-asian="bold" style:font-size-complex="13pt" style:font-weight-complex="bold"/>
    </style:style>
    <style:style style:name="ce228" style:family="table-cell" style:parent-style-name="Default">
      <style:table-cell-properties fo:border="0.06pt solid #000000" style:vertical-align="top"/>
      <style:text-properties fo:font-size="13pt" fo:font-weight="bold" style:font-size-asian="13pt" style:font-weight-asian="bold" style:font-size-complex="13pt" style:font-weight-complex="bold"/>
    </style:style>
    <style:style style:name="ce229" style:family="table-cell" style:parent-style-name="Default">
      <style:table-cell-properties fo:background-color="#fff200" style:text-align-source="fix" style:repeat-content="false" fo:border="0.06pt solid #000000" style:vertical-align="top"/>
      <style:paragraph-properties fo:text-align="center" fo:margin-left="0mm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230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231" style:family="table-cell" style:parent-style-name="Default" style:data-style-name="N0">
      <style:table-cell-properties fo:background-color="#fff200" style:text-align-source="fix" style:repeat-content="false" fo:border="0.06pt solid #000000" style:vertical-align="top"/>
      <style:paragraph-properties fo:text-align="start" fo:margin-left="0mm"/>
      <style:text-properties fo:font-size="18pt" style:font-size-asian="18pt" style:font-size-complex="18pt"/>
    </style:style>
    <style:style style:name="ce13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11" style:family="table-cell" style:parent-style-name="Default" style:data-style-name="N0">
      <style:table-cell-properties fo:background-color="#fff200" style:text-align-source="fix" style:repeat-content="false" fo:border="0.06pt solid #000000" style:vertical-align="top"/>
      <style:paragraph-properties fo:text-align="start" fo:margin-left="0mm"/>
      <style:text-properties fo:font-size="16pt" style:font-size-asian="16pt" style:font-size-complex="16pt"/>
    </style:style>
    <style:style style:name="ce140" style:family="table-cell" style:parent-style-name="Default" style:data-style-name="N0">
      <style:table-cell-properties fo:background-color="#fff200" style:text-align-source="fix" style:repeat-content="false" fo:border="0.06pt solid #000000" style:vertical-align="top"/>
      <style:paragraph-properties fo:text-align="start" fo:margin-left="0mm"/>
      <style:text-properties fo:font-size="15pt" style:font-size-asian="15pt" style:font-size-complex="15pt"/>
    </style:style>
    <style:style style:name="ce250" style:family="table-cell" style:parent-style-name="Default">
      <style:table-cell-properties fo:background-color="#fff200" style:text-align-source="fix" style:repeat-content="false" style:vertical-align="top"/>
      <style:paragraph-properties fo:text-align="start" fo:margin-left="0mm"/>
    </style:style>
    <style:style style:name="ce122" style:family="table-cell" style:parent-style-name="Default" style:data-style-name="N0">
      <style:table-cell-properties fo:background-color="#fff200" style:text-align-source="fix" style:repeat-content="false" fo:border="0.06pt solid #000000" style:vertical-align="middle"/>
      <style:paragraph-properties fo:text-align="start" fo:margin-left="0mm"/>
      <style:text-properties fo:font-size="18pt" style:font-size-asian="18pt" style:font-size-complex="18pt"/>
    </style:style>
    <style:style style:name="ce224" style:family="table-cell" style:parent-style-name="Default">
      <style:table-cell-properties fo:wrap-option="no-wrap" fo:border="0.06pt solid #000000"/>
    </style:style>
    <style:style style:name="ce253" style:family="table-cell" style:parent-style-name="Default">
      <style:table-cell-properties fo:background-color="#fff200" fo:border="0.06pt solid #000000" style:vertical-align="top"/>
      <style:text-properties fo:font-size="14pt" fo:font-weight="bold" style:font-size-asian="14pt" style:font-weight-asian="bold" style:font-size-complex="14pt" style:font-weight-complex="bold"/>
    </style:style>
    <style:style style:name="ce254" style:family="table-cell" style:parent-style-name="Default">
      <style:table-cell-properties fo:background-color="#f8aa97" fo:wrap-option="wrap" fo:border="0.06pt solid #000000"/>
    </style:style>
    <style:style style:name="ce282" style:family="table-cell" style:parent-style-name="Default">
      <style:table-cell-properties fo:background-color="#f68e76" fo:wrap-option="wrap" fo:border="0.06pt solid #000000"/>
    </style:style>
    <style:style style:name="ce283" style:family="table-cell" style:parent-style-name="Default">
      <style:table-cell-properties fo:background-color="#f68e76" fo:border="0.06pt solid #000000"/>
    </style:style>
    <style:style style:name="T1" style:family="text">
      <style:text-properties fo:color="#000000" style:font-name="Liberation Sans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Liberation Sans1" style:font-name-complex="Liberation Sans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ffffff"/>
    </style:style>
    <style:style style:name="T3" style:family="text">
      <style:text-properties fo:color="#000000"/>
    </style:style>
    <style:style style:name="T4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position="super 58%"/>
    </style:style>
    <style:style style:name="T7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IT_ALL_OPCO" table:style-name="ta1">
        <table:table-column table:style-name="co1" table:default-cell-style-name="ce8"/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default-cell-style-name="ce25"/>
        <table:table-column table:style-name="co7" table:default-cell-style-name="ce25"/>
        <table:table-column table:style-name="co8" table:default-cell-style-name="ce126"/>
        <table:table-column table:style-name="co9" table:number-columns-repeated="1011" table:default-cell-style-name="ce126"/>
        <table:table-column table:style-name="co10" table:number-columns-repeated="4" table:default-cell-style-name="ce126"/>
        <table:table-column table:style-name="co10" table:default-cell-style-name="Default"/>
        <table:table-row table:style-name="ro1">
          <table:table-cell table:style-name="ce1" office:value-type="string" calcext:value-type="string">
            <text:p>API Name</text:p>
          </table:table-cell>
          <table:table-cell table:style-name="ce1" office:value-type="string" calcext:value-type="string">
            <text:p>MG</text:p>
          </table:table-cell>
          <table:table-cell table:style-name="ce1" office:value-type="string" calcext:value-type="string">
            <text:p>ZM</text:p>
          </table:table-cell>
          <table:table-cell table:style-name="ce1" office:value-type="string" calcext:value-type="string">
            <text:p>TZ</text:p>
          </table:table-cell>
          <table:table-cell table:style-name="ce1" office:value-type="string" calcext:value-type="string">
            <text:p>RW</text:p>
          </table:table-cell>
          <table:table-cell table:style-name="ce1" office:value-type="string" calcext:value-type="string">
            <text:p>MW</text:p>
          </table:table-cell>
          <table:table-cell table:style-name="ce1" office:value-type="string" calcext:value-type="string">
            <text:p>KE</text:p>
          </table:table-cell>
          <table:table-cell table:style-name="ce1" office:value-type="string" calcext:value-type="string">
            <text:p>NG</text:p>
          </table:table-cell>
          <table:table-cell table:style-name="ce1" office:value-type="string" calcext:value-type="string">
            <text:p>CG</text:p>
          </table:table-cell>
          <table:table-cell table:style-name="ce1" office:value-type="string" calcext:value-type="string">
            <text:p>NE</text:p>
          </table:table-cell>
          <table:table-cell table:style-name="ce1" office:value-type="string" calcext:value-type="string">
            <text:p>UG</text:p>
          </table:table-cell>
          <table:table-cell table:style-name="ce1" office:value-type="string" calcext:value-type="string">
            <text:p>TD</text:p>
          </table:table-cell>
          <table:table-cell table:style-name="ce1" office:value-type="string" calcext:value-type="string">
            <text:p>SC</text:p>
          </table:table-cell>
          <table:table-cell table:style-name="ce44" table:number-columns-repeated="1010"/>
          <table:table-cell table:style-name="ce46"/>
        </table:table-row>
        <table:table-row table:style-name="ro2">
          <table:table-cell table:style-name="ce4" office:value-type="string" calcext:value-type="string">
            <text:p>Set Pin</text:p>
          </table:table-cell>
          <table:table-cell table:style-name="ce9" table:number-columns-repeated="3"/>
          <table:table-cell table:style-name="ce35" office:value-type="string" calcext:value-type="string">
            <text:p>Policies not open</text:p>
          </table:table-cell>
          <table:table-cell table:style-name="ce13" table:number-columns-repeated="2"/>
          <table:table-cell table:number-columns-repeated="1017"/>
        </table:table-row>
        <table:table-row table:style-name="ro2">
          <table:table-cell table:style-name="ce4" office:value-type="string" calcext:value-type="string">
            <text:p>KYC Request</text:p>
          </table:table-cell>
          <table:table-cell table:style-name="ce10"/>
          <table:table-cell table:style-name="ce9" table:number-columns-repeated="2"/>
          <table:table-cell table:style-name="ce11"/>
          <table:table-cell table:style-name="ce9"/>
          <table:table-cell table:style-name="ce13"/>
          <table:table-cell table:number-columns-repeated="1017"/>
        </table:table-row>
        <table:table-row table:style-name="ro2">
          <table:table-cell table:style-name="ce4" office:value-type="string" calcext:value-type="string">
            <text:p>Change Secret Word</text:p>
          </table:table-cell>
          <table:table-cell table:style-name="ce9" table:number-columns-repeated="2"/>
          <table:table-cell table:style-name="ce10"/>
          <table:table-cell table:style-name="ce11"/>
          <table:table-cell table:style-name="ce9" table:number-columns-repeated="2"/>
          <table:table-cell table:number-columns-repeated="1017"/>
        </table:table-row>
        <table:table-row table:style-name="ro2">
          <table:table-cell table:style-name="ce4" office:value-type="string" calcext:value-type="string">
            <text:p>GetSecretWord</text:p>
          </table:table-cell>
          <table:table-cell table:style-name="ce9" table:number-columns-repeated="3"/>
          <table:table-cell table:style-name="ce11"/>
          <table:table-cell table:style-name="ce9" table:number-columns-repeated="2"/>
          <table:table-cell table:number-columns-repeated="1017"/>
        </table:table-row>
        <table:table-row table:style-name="ro2">
          <table:table-cell table:style-name="ce4" office:value-type="string" calcext:value-type="string">
            <text:p>Register Secret Word</text:p>
          </table:table-cell>
          <table:table-cell table:style-name="ce9" table:number-columns-repeated="2"/>
          <table:table-cell table:style-name="ce10"/>
          <table:table-cell table:style-name="ce11"/>
          <table:table-cell table:style-name="ce9" table:number-columns-repeated="2"/>
          <table:table-cell table:number-columns-repeated="1017"/>
        </table:table-row>
        <table:table-row table:style-name="ro2">
          <table:table-cell table:style-name="ce4" office:value-type="string" calcext:value-type="string">
            <text:p>Validate Secret Word</text:p>
          </table:table-cell>
          <table:table-cell table:style-name="ce10"/>
          <table:table-cell table:style-name="ce9"/>
          <table:table-cell table:style-name="ce13" office:value-type="string" calcext:value-type="string">
            <text:p>AAE - 76 : Working</text:p>
          </table:table-cell>
          <table:table-cell table:style-name="ce11"/>
          <table:table-cell table:style-name="ce13"/>
          <table:table-cell table:style-name="ce9"/>
          <table:table-cell table:number-columns-repeated="1017"/>
        </table:table-row>
        <table:table-row table:style-name="ro2">
          <table:table-cell table:style-name="ce4" office:value-type="string" calcext:value-type="string">
            <text:p>Channel Enquiry</text:p>
          </table:table-cell>
          <table:table-cell table:style-name="ce9" table:number-columns-repeated="3"/>
          <table:table-cell table:style-name="ce11"/>
          <table:table-cell table:style-name="ce9" table:number-columns-repeated="2"/>
          <table:table-cell table:number-columns-repeated="1017"/>
        </table:table-row>
        <table:table-row table:style-name="ro2">
          <table:table-cell table:style-name="ce4" office:value-type="string" calcext:value-type="string">
            <text:p>USSD Push</text:p>
          </table:table-cell>
          <table:table-cell table:style-name="ce11"/>
          <table:table-cell table:style-name="ce13"/>
          <table:table-cell table:style-name="ce45"/>
          <table:table-cell table:style-name="ce33"/>
          <table:table-cell table:style-name="ce37" office:value-type="string" calcext:value-type="string">
            <text:p>Merchant Creation is requested</text:p>
          </table:table-cell>
          <table:table-cell table:style-name="ce37" office:value-type="string" calcext:value-type="string">
            <text:p>Call Back api left</text:p>
          </table:table-cell>
          <table:table-cell table:number-columns-repeated="1017"/>
        </table:table-row>
        <table:table-row table:style-name="ro2">
          <table:table-cell table:style-name="ce7" office:value-type="string" calcext:value-type="string">
            <text:p>Setting Change AM Language</text:p>
          </table:table-cell>
          <table:table-cell table:style-name="ce13"/>
          <table:table-cell table:style-name="ce9"/>
          <table:table-cell table:style-name="ce13"/>
          <table:table-cell table:style-name="ce11"/>
          <table:table-cell table:style-name="ce9"/>
          <table:table-cell table:style-name="ce13"/>
          <table:table-cell table:number-columns-repeated="1017"/>
        </table:table-row>
        <table:table-row table:style-name="ro2">
          <table:table-cell table:style-name="ce4" office:value-type="string" calcext:value-type="string">
            <text:p>Send Money-P2P</text:p>
          </table:table-cell>
          <table:table-cell table:style-name="ce10"/>
          <table:table-cell table:style-name="ce9"/>
          <table:table-cell table:style-name="ce13"/>
          <table:table-cell table:style-name="ce11"/>
          <table:table-cell table:style-name="ce9" table:number-columns-repeated="2"/>
          <table:table-cell table:number-columns-repeated="1017"/>
        </table:table-row>
        <table:table-row table:style-name="ro2">
          <table:table-cell table:style-name="ce4" office:value-type="string" calcext:value-type="string">
            <text:p>Wallet to bank</text:p>
          </table:table-cell>
          <table:table-cell table:style-name="ce20" office:value-type="string" calcext:value-type="string">
            <text:p>&lt;COMMAND&gt;</text:p>
            <text:p>    &lt;PAYID2&gt;12&lt;/PAYID2&gt;</text:p>
            <text:p>    &lt;ACCNO2&gt;23333333333&lt;/ACCNO2&gt;</text:p>
            <text:p>    &lt;PAYID&gt;12&lt;/PAYID&gt;</text:p>
            <text:p>    &lt;LANGUAGE1&gt;2&lt;/LANGUAGE1&gt;</text:p>
            <text:p>    &lt;PIN&gt;4321&lt;/PIN&gt;</text:p>
            <text:p>    &lt;LANGUAGE2&gt;2&lt;/LANGUAGE2&gt;</text:p>
            <text:p>    &lt;TYPE&gt;CWBREQ&lt;/TYPE&gt;</text:p>
            <text:p>    &lt;PROVIDER2&gt;101&lt;/PROVIDER2&gt;</text:p>
            <text:p>    &lt;BANKID&gt;111111111111111&lt;/BANKID&gt;</text:p>
            <text:p>    &lt;AMOUNT&gt;500&lt;/AMOUNT&gt;</text:p>
            <text:p>    &lt;MSISDN2&gt;332700907&lt;/MSISDN2&gt;</text:p>
            <text:p>    &lt;language&gt;en&lt;/language&gt;</text:p>
            <text:p>    &lt;PROVIDER&gt;101&lt;/PROVIDER&gt;</text:p>
            <text:p>    &lt;MSISDN&gt;332700907&lt;/MSISDN&gt;</text:p>
            <text:p>    &lt;TRID&gt;331372261201907310956D67268&lt;/TRID&gt;</text:p>
            <text:p>&lt;/COMMAND&gt;Response:-&lt;?xml version="1.0"?&gt;</text:p>
            <text:p>&lt;COMMAND&gt;</text:p>
            <text:p>    &lt;TYPE&gt;CWBRESP&lt;/TYPE&gt;</text:p>
            <text:p>    &lt;TXNID&gt;WB190731.1045.C00005&lt;/TXNID&gt;</text:p>
            <text:p>    &lt;TXNSTATUS&gt;TA&lt;/TXNSTATUS&gt;</text:p>
            <text:p>    &lt;MESSAGE&gt;ambigue&lt;/MESSAGE&gt;</text:p>
            <text:p>&lt;/COMMAND&gt;</text:p>
          </table:table-cell>
          <table:table-cell table:style-name="ce20" office:value-type="string" calcext:value-type="string">
            <text:p>Request:-----------&lt;COMMAND&gt;</text:p>
            <text:p><text:span text:style-name="T1">&lt;MSISDN&gt;978981561</text:span>&lt;/MSISDN&gt;</text:p>
            <text:p>&lt;PAYID&gt;12&lt;/PAYID&gt;</text:p>
            <text:p>&lt;BANKNAME&gt;BARCLAYSBANK&lt;/BANKNAME&gt;</text:p>
            <text:p>&lt;ACCNO2&gt;02121690123&lt;/ACCNO2&gt;</text:p>
            <text:p>&lt;language&gt;en&lt;/language&gt;</text:p>
            <text:p>&lt;LANGUAGE2&gt;1&lt;/LANGUAGE2&gt;</text:p>
            <text:p>&lt;LANGUAGE1&gt;1&lt;/LANGUAGE1&gt;</text:p>
            <text:p>&lt;BANKID&gt;020202020202020&lt;/BANKID&gt;</text:p>
            <text:p>&lt;PIN&gt;1357&lt;/PIN&gt;</text:p>
            <text:p>&lt;PROVIDER2&gt;101&lt;/PROVIDER2&gt;</text:p>
            <text:p>&lt;AMOUNT&gt;500&lt;/AMOUNT&gt;</text:p>
            <text:p>&lt;MSISDN2&gt;978981561&lt;/MSISDN2&gt;</text:p>
            <text:p>&lt;BRANCHCODE&gt;21104&lt;/BRANCHCODE&gt;</text:p>
            <text:p>&lt;BANK_ACC_LINKING&gt;Y&lt;/BANK_ACC_LINKING&gt;</text:p>
            <text:p>&lt;PROVIDER&gt;101&lt;/PROVIDER&gt;</text:p>
            <text:p>&lt;TYPE&gt;CWBREQ&lt;/TYPE&gt;</text:p>
            <text:p>&lt;TRID&gt;979282588201907230039G1321&lt;/TRID&gt;</text:p>
            <text:p>&lt;/COMMAND&gt;&lt;?xml version="1.0"?&gt;Response:----------------</text:p>
            <text:p>&lt;COMMAND&gt;</text:p>
            <text:p>    &lt;TYPE&gt;CWBRESP&lt;/TYPE&gt;</text:p>
            <text:p>    &lt;TXNID&gt;WB190724.1005.H00010&lt;/TXNID&gt;</text:p>
            <text:p>    &lt;TXNSTATUS&gt;300&lt;/TXNSTATUS&gt;</text:p>
            <text:p>    &lt;MESSAGE&gt;Dear customer we are currently experiencing intermittent connectivity. Please try again later&lt;/MESSAGE&gt;</text:p>
            <text:p>&lt;/COMMAND&gt;---------------------------------not having bank connectivity</text:p>
          </table:table-cell>
          <table:table-cell table:style-name="ce26" office:value-type="string" calcext:value-type="string">
            <text:p>&lt;COMMAND&gt;</text:p>
            <text:p>&lt;MSISDN&gt;786670654&lt;/MSISDN&gt;</text:p>
            <text:p>&lt;PAYID&gt;12&lt;/PAYID&gt;</text:p>
            <text:p>&lt;BANKNAME&gt;CRDB&lt;/BANKNAME&gt;</text:p>
            <text:p>&lt;ACCNO2&gt;01J2536168100&lt;/ACCNO2&gt;</text:p>
            <text:p>&lt;language&gt;1&lt;/language&gt;</text:p>
            <text:p>&lt;LANGUAGE2&gt;1&lt;/LANGUAGE2&gt;</text:p>
            <text:p>&lt;LANGUAGE1&gt;1&lt;/LANGUAGE1&gt;</text:p>
            <text:p>&lt;BANKID&gt;999999999999999&lt;/BANKID&gt;</text:p>
            <text:p>&lt;PIN&gt;1235&lt;/PIN&gt;</text:p>
            <text:p>&lt;PROVIDER2&gt;101&lt;/PROVIDER2&gt;</text:p>
            <text:p>&lt;AMOUNT&gt;5000&lt;/AMOUNT&gt;</text:p>
            <text:p>&lt;MSISDN2&gt;786670654&lt;/MSISDN2&gt;</text:p>
            <text:p>&lt;BRANCHCODE&gt;4428&lt;/BRANCHCODE&gt;</text:p>
            <text:p>&lt;PROVIDER&gt;101&lt;/PROVIDER&gt;</text:p>
            <text:p>&lt;TYPE&gt;CWBREQ&lt;/TYPE&gt;</text:p>
            <text:p>&lt;TRID&gt;5728499063453455454530C9851&lt;/TRID&gt;</text:p>
            <text:p>&lt;INITIATEE_CELLID&gt;8116&lt;/INITIATEE_CELLID&gt;</text:p>
            <text:p>&lt;/COMMAND&gt; Response:---need bank connectivity, &lt;?xml version="1.0"?&gt;</text:p>
            <text:p>&lt;COMMAND&gt;</text:p>
            <text:p>    &lt;TYPE&gt;GENERAL&lt;/TYPE&gt;</text:p>
            <text:p>    &lt;TXNSTATUS&gt;01035&lt;/TXNSTATUS&gt;</text:p>
            <text:p>    &lt;MESSAGE&gt;There is problem in application&lt;/MESSAGE&gt;</text:p>
            <text:p>&lt;/COMMAND&gt;   ----need bank connectivity </text:p>
          </table:table-cell>
          <table:table-cell table:style-name="ce11"/>
          <table:table-cell table:style-name="ce53" office:value-type="string" calcext:value-type="string">
            <text:p>&lt;COMMAND&gt;</text:p>
            <text:p>&lt;MSISDN&gt;999989202&lt;/MSISDN&gt;</text:p>
            <text:p>&lt;PAYID&gt;12&lt;/PAYID&gt;</text:p>
            <text:p>&lt;BANKNAME&gt;NAT&lt;/BANKNAME&gt;</text:p>
            <text:p>&lt;language&gt;en&lt;/language&gt;</text:p>
            <text:p>&lt;LANGUAGE2&gt;1&lt;/LANGUAGE2&gt;</text:p>
            <text:p>&lt;PAYID2&gt;12&lt;/PAYID2&gt;</text:p>
            <text:p>&lt;LANGUAGE1&gt;1&lt;/LANGUAGE1&gt;</text:p>
            <text:p>&lt;BANKID&gt;000265999901050&lt;/BANKID&gt;</text:p>
            <text:p>&lt;ACCNO&gt;0361356&lt;/ACCNO&gt;</text:p>
            <text:p>&lt;PIN&gt;1235&lt;/PIN&gt;</text:p>
            <text:p>&lt;PROVIDER2&gt;101&lt;/PROVIDER2&gt;</text:p>
            <text:p>&lt;AMOUNT&gt;1500&lt;/AMOUNT&gt;</text:p>
            <text:p>&lt;BRANCHCODE&gt;100&lt;/BRANCHCODE&gt;</text:p>
            <text:p>&lt;BANK_ACC_LINKING&gt;N&lt;/BANK_ACC_LINKING&gt;</text:p>
            <text:p>&lt;PROVIDER&gt;101&lt;/PROVIDER&gt;</text:p>
            <text:p>&lt;TYPE&gt;CBWREQ&lt;/TYPE&gt;</text:p>
            <text:p>&lt;/COMMAND&gt;Response&lt;?xml version="1.0"?&gt;</text:p>
            <text:p>&lt;COMMAND&gt;</text:p>
            <text:p>    &lt;TYPE&gt;GENERAL&lt;/TYPE&gt;</text:p>
            <text:p>    &lt;TXNSTATUS&gt;01035&lt;/TXNSTATUS&gt;</text:p>
            <text:p>    &lt;MESSAGE&gt;There is problem in application&lt;/MESSAGE&gt;</text:p>
            <text:p>&lt;/COMMAND&gt;</text:p>
          </table:table-cell>
          <table:table-cell table:style-name="ce22" office:value-type="string" calcext:value-type="string">
            <text:p>NA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Withdraw cash-agent</text:p>
          </table:table-cell>
          <table:table-cell table:style-name="ce9" table:number-columns-repeated="2"/>
          <table:table-cell table:style-name="ce30" office:value-type="string" calcext:value-type="string">
            <text:p>AAE-112 :working now, agent code:--788937330 <text:s text:c="8"/></text:p>
          </table:table-cell>
          <table:table-cell table:style-name="ce11"/>
          <table:table-cell table:style-name="ce9"/>
          <table:table-cell table:style-name="ce13"/>
          <table:table-cell table:number-columns-repeated="1017"/>
        </table:table-row>
        <table:table-row table:style-name="ro2">
          <table:table-cell table:style-name="ce4" office:value-type="string" calcext:value-type="string">
            <text:p>Wallet to other bank</text:p>
          </table:table-cell>
          <table:table-cell table:style-name="ce21" office:value-type="string" calcext:value-type="string">
            <text:p>&lt;COMMAND&gt;</text:p>
            <text:p>    &lt;PAYID2&gt;12&lt;/PAYID2&gt;</text:p>
            <text:p>    &lt;ACCNO2&gt;23333333333&lt;/ACCNO2&gt;</text:p>
            <text:p>    &lt;PAYID&gt;12&lt;/PAYID&gt;</text:p>
            <text:p>    &lt;LANGUAGE1&gt;2&lt;/LANGUAGE1&gt;</text:p>
            <text:p>    &lt;PIN&gt;4321&lt;/PIN&gt;</text:p>
            <text:p>    &lt;LANGUAGE2&gt;2&lt;/LANGUAGE2&gt;</text:p>
            <text:p>    &lt;TYPE&gt;CWBREQ&lt;/TYPE&gt;</text:p>
            <text:p>    &lt;PROVIDER2&gt;101&lt;/PROVIDER2&gt;</text:p>
            <text:p>    &lt;BANKID&gt;111111111111111&lt;/BANKID&gt;</text:p>
            <text:p>    &lt;AMOUNT&gt;500&lt;/AMOUNT&gt;</text:p>
            <text:p>    &lt;MSISDN2&gt;332700113&lt;/MSISDN2&gt;</text:p>
            <text:p>    &lt;language&gt;en&lt;/language&gt;</text:p>
            <text:p>    &lt;PROVIDER&gt;101&lt;/PROVIDER&gt;</text:p>
            <text:p>    &lt;MSISDN&gt;332700907&lt;/MSISDN&gt;</text:p>
            <text:p>    &lt;TRID&gt;331372261201907310956D67268&lt;/TRID&gt;</text:p>
            <text:p>&lt;/COMMAND&gt;Response:-------------&lt;?xml version="1.0"?&gt;</text:p>
            <text:p>&lt;COMMAND&gt;</text:p>
            <text:p>    &lt;TYPE&gt;CWBRESP&lt;/TYPE&gt;</text:p>
            <text:p>    &lt;TXNID&gt;WB190731.1045.C00006&lt;/TXNID&gt;</text:p>
            <text:p>    &lt;TXNSTATUS&gt;TA&lt;/TXNSTATUS&gt;</text:p>
            <text:p>    &lt;MESSAGE&gt;ambigue&lt;/MESSAGE&gt;</text:p>
            <text:p>&lt;/COMMAND&gt;</text:p>
          </table:table-cell>
          <table:table-cell table:style-name="ce20" office:value-type="string" calcext:value-type="string">
            <text:p>&lt;COMMAND&gt;</text:p>
            <text:p>&lt;MSISDN&gt;973099511&lt;/MSISDN&gt;</text:p>
            <text:p>&lt;PAYID&gt;12&lt;/PAYID&gt;</text:p>
            <text:p>&lt;BANKNAME&gt;BARCLAYSBANK&lt;/BANKNAME&gt;</text:p>
            <text:p>&lt;ACCNO2&gt;02121690123&lt;/ACCNO2&gt;</text:p>
            <text:p>&lt;language&gt;en&lt;/language&gt;</text:p>
            <text:p>&lt;LANGUAGE2&gt;1&lt;/LANGUAGE2&gt;</text:p>
            <text:p>&lt;LANGUAGE1&gt;1&lt;/LANGUAGE1&gt;</text:p>
            <text:p>&lt;BANKID&gt;020202020202020&lt;/BANKID&gt;</text:p>
            <text:p>&lt;PIN&gt;1357&lt;/PIN&gt;</text:p>
            <text:p>&lt;PROVIDER2&gt;101&lt;/PROVIDER2&gt;</text:p>
            <text:p>&lt;AMOUNT&gt;500&lt;/AMOUNT&gt;</text:p>
            <text:p>&lt;MSISDN2&gt;978981561&lt;/MSISDN2&gt;</text:p>
            <text:p>&lt;BRANCHCODE&gt;21104&lt;/BRANCHCODE&gt;</text:p>
            <text:p>&lt;BANK_ACC_LINKING&gt;N&lt;/BANK_ACC_LINKING&gt;</text:p>
            <text:p>&lt;PROVIDER&gt;101&lt;/PROVIDER&gt;</text:p>
            <text:p>&lt;TYPE&gt;CWBREQ&lt;/TYPE&gt;</text:p>
            <text:p>&lt;TRID&gt;979282588201907230039G1321&lt;/TRID&gt;</text:p>
            <text:p>&lt;/COMMAND&gt;</text:p>
          </table:table-cell>
          <table:table-cell table:style-name="ce33" office:value-type="string" calcext:value-type="string">
            <text:p>Test data not available</text:p>
          </table:table-cell>
          <table:table-cell table:style-name="ce11"/>
          <table:table-cell table:style-name="ce38" office:value-type="string" calcext:value-type="string">
            <text:p>not having test data- not having merchant Id</text:p>
          </table:table-cell>
          <table:table-cell table:style-name="ce40" office:value-type="string" calcext:value-type="string">
            <text:p>NA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Debit wallet</text:p>
          </table:table-cell>
          <table:table-cell table:style-name="ce9"/>
          <table:table-cell table:style-name="ce10"/>
          <table:table-cell table:style-name="ce10" office:value-type="string" calcext:value-type="string">
            <text:p>POSTPAIDAPP RECHARGEAPP VOICEAPP <text:s/>DATAAPP <text:s/>all working fine</text:p>
          </table:table-cell>
          <table:table-cell table:style-name="ce11"/>
          <table:table-cell table:style-name="ce38" office:value-type="string" calcext:value-type="string">
            <text:p>not having test data- not having merchant Id</text:p>
          </table:table-cell>
          <table:table-cell table:style-name="ce9"/>
          <table:table-cell table:number-columns-repeated="1017"/>
        </table:table-row>
        <table:table-row table:style-name="ro2">
          <table:table-cell table:style-name="ce4" office:value-type="string" calcext:value-type="string">
            <text:p>Refund API</text:p>
          </table:table-cell>
          <table:table-cell table:style-name="ce9"/>
          <table:table-cell table:style-name="ce13" office:value-type="string" calcext:value-type="string">
            <text:p>now working--<text:span text:style-name="T2">-AAE-67</text:span></text:p>
          </table:table-cell>
          <table:table-cell table:style-name="ce13" office:value-type="string" calcext:value-type="string">
            <text:p>AAE-114 : Now Working</text:p>
          </table:table-cell>
          <table:table-cell table:style-name="ce11"/>
          <table:table-cell table:style-name="ce9"/>
          <table:table-cell table:style-name="ce40" office:value-type="string" calcext:value-type="string">
            <text:p>NA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Transaction Fee</text:p>
          </table:table-cell>
          <table:table-cell table:style-name="ce10"/>
          <table:table-cell table:style-name="ce9"/>
          <table:table-cell table:style-name="ce13"/>
          <table:table-cell table:style-name="ce11"/>
          <table:table-cell table:style-name="ce13"/>
          <table:table-cell table:style-name="ce9"/>
          <table:table-cell table:number-columns-repeated="1017"/>
        </table:table-row>
        <table:table-row table:style-name="ro2">
          <table:table-cell table:style-name="ce4" office:value-type="string" calcext:value-type="string">
            <text:p>Fetch Billers</text:p>
          </table:table-cell>
          <table:table-cell table:number-columns-repeated="6" table:style-name="ce22" office:value-type="string" calcext:value-type="string">
            <text:p>NA</text:p>
          </table:table-cell>
          <table:table-cell table:number-columns-repeated="6" table:style-name="ce14" office:value-type="string" calcext:value-type="string">
            <text:p>NA</text:p>
          </table:table-cell>
          <table:table-cell table:style-name="ce17"/>
          <table:table-cell table:number-columns-repeated="1010"/>
        </table:table-row>
        <table:table-row table:style-name="ro2">
          <table:table-cell table:style-name="ce4" office:value-type="string" calcext:value-type="string">
            <text:p>Transaction History Details</text:p>
          </table:table-cell>
          <table:table-cell table:style-name="ce10"/>
          <table:table-cell table:style-name="ce13"/>
          <table:table-cell table:style-name="ce13" office:value-type="string" calcext:value-type="string">
            <text:p>AAE-110 Now Working</text:p>
          </table:table-cell>
          <table:table-cell table:style-name="ce11"/>
          <table:table-cell table:style-name="ce13" table:number-columns-repeated="2"/>
          <table:table-cell table:number-columns-repeated="1017"/>
        </table:table-row>
        <table:table-row table:style-name="ro2">
          <table:table-cell table:style-name="ce4" office:value-type="string" calcext:value-type="string">
            <text:p>Transcation History email</text:p>
          </table:table-cell>
          <table:table-cell table:number-columns-repeated="3" table:style-name="ce22" office:value-type="string" calcext:value-type="string">
            <text:p>NA</text:p>
          </table:table-cell>
          <table:table-cell table:style-name="ce11"/>
          <table:table-cell table:style-name="ce13" table:number-columns-repeated="2"/>
          <table:table-cell table:number-columns-repeated="1017"/>
        </table:table-row>
        <table:table-row table:style-name="ro2">
          <table:table-cell table:style-name="ce4" office:value-type="string" calcext:value-type="string">
            <text:p>Last n transaction</text:p>
          </table:table-cell>
          <table:table-cell table:style-name="ce10"/>
          <table:table-cell table:style-name="ce9"/>
          <table:table-cell table:style-name="ce13"/>
          <table:table-cell table:style-name="ce11"/>
          <table:table-cell table:style-name="ce9"/>
          <table:table-cell table:style-name="ce13"/>
          <table:table-cell table:number-columns-repeated="1017"/>
        </table:table-row>
        <table:table-row table:style-name="ro2">
          <table:table-cell table:style-name="ce4" office:value-type="string" calcext:value-type="string">
            <text:p>BankToWallet</text:p>
          </table:table-cell>
          <table:table-cell table:style-name="ce20" office:value-type="string" calcext:value-type="string">
            <text:p>&lt;COMMAND&gt;</text:p>
            <text:p>    &lt;PAYID2&gt;12&lt;/PAYID2&gt;</text:p>
            <text:p>    &lt;ACCNO&gt;23333333333&lt;/ACCNO&gt;</text:p>
            <text:p>    &lt;PAYID&gt;12&lt;/PAYID&gt;</text:p>
            <text:p>    &lt;LANGUAGE1&gt;2&lt;/LANGUAGE1&gt;</text:p>
            <text:p>    &lt;PIN&gt;4321&lt;/PIN&gt;</text:p>
            <text:p>    &lt;LANGUAGE2&gt;2&lt;/LANGUAGE2&gt;</text:p>
            <text:p>    &lt;TYPE&gt;CBWREQ&lt;/TYPE&gt;</text:p>
            <text:p>    &lt;PROVIDER2&gt;101&lt;/PROVIDER2&gt;</text:p>
            <text:p>    &lt;BANKID&gt;111111111111111&lt;/BANKID&gt;</text:p>
            <text:p>    &lt;AMOUNT&gt;500&lt;/AMOUNT&gt;</text:p>
            <text:p>    &lt;MSISDN2&gt;332700907&lt;/MSISDN2&gt;</text:p>
            <text:p>    &lt;language&gt;en&lt;/language&gt;</text:p>
            <text:p>    &lt;PROVIDER&gt;101&lt;/PROVIDER&gt;</text:p>
            <text:p>    &lt;MSISDN&gt;332700907&lt;/MSISDN&gt;</text:p>
            <text:p>    &lt;TRID&gt;331372261201907310956D67268&lt;/TRID&gt;</text:p>
            <text:p>&lt;/COMMAND&gt;Response:---&lt;?xml version="1.0"?&gt;</text:p>
            <text:p>&lt;COMMAND&gt;</text:p>
            <text:p>    &lt;TYPE&gt;CBWRESP&lt;/TYPE&gt;</text:p>
            <text:p>    &lt;TXNID&gt;BW190731.1044.C00001&lt;/TXNID&gt;</text:p>
            <text:p>    &lt;TXNSTATUS&gt;01&lt;/TXNSTATUS&gt;</text:p>
            <text:p>    &lt;MESSAGE&gt; Le numero que vous avez entre est incorect&lt;/MESSAGE&gt;</text:p>
            <text:p>    &lt;TXNSTATUSEIG&gt;01&lt;/TXNSTATUSEIG&gt;</text:p>
            <text:p>    &lt;DATE&gt;0731104441&lt;/DATE&gt;</text:p>
            <text:p>    &lt;TIME&gt;104441&lt;/TIME&gt;</text:p>
            <text:p>&lt;/COMMAND&gt;</text:p>
          </table:table-cell>
          <table:table-cell table:style-name="ce26" office:value-type="string" calcext:value-type="string">
            <text:p>Request:--&lt;COMMAND&gt;</text:p>
            <text:p>&lt;MSISDN&gt;978981561&lt;/MSISDN&gt;</text:p>
            <text:p>&lt;PAYID&gt;12&lt;/PAYID&gt;</text:p>
            <text:p>&lt;BANKNAME&gt;BARCLAYS BANK&lt;/BANKNAME&gt;</text:p>
            <text:p>&lt;language&gt;en&lt;/language&gt;</text:p>
            <text:p>&lt;LANGUAGE2&gt;1&lt;/LANGUAGE2&gt;</text:p>
            <text:p>&lt;PAYID2&gt;12&lt;/PAYID2&gt;</text:p>
            <text:p>&lt;LANGUAGE1&gt;1&lt;/LANGUAGE1&gt;</text:p>
            <text:p>&lt;BANKID&gt;020202020202020&lt;/BANKID&gt;</text:p>
            <text:p>&lt;ACCNO&gt;020202020202020&lt;/ACCNO&gt;</text:p>
            <text:p>&lt;PIN&gt;1357&lt;/PIN&gt;</text:p>
            <text:p>&lt;PROVIDER2&gt;101&lt;/PROVIDER2&gt;</text:p>
            <text:p>&lt;AMOUNT&gt;1500&lt;/AMOUNT&gt;</text:p>
            <text:p>&lt;MSISDN2&gt;978981561&lt;/MSISDN2&gt;</text:p>
            <text:p>&lt;BRANCHCODE&gt;21104&lt;/BRANCHCODE&gt;</text:p>
            <text:p>&lt;BANK_ACC_LINKING&gt;N&lt;/BANK_ACC_LINKING&gt;</text:p>
            <text:p>&lt;PROVIDER&gt;101&lt;/PROVIDER&gt;</text:p>
            <text:p>&lt;TYPE&gt;CBWREQ&lt;/TYPE&gt;</text:p>
            <text:p>&lt;TRID&gt;974136779201907230046G2555&lt;/TRID&gt;</text:p>
            <text:p>&lt;/COMMAND&gt;Response:-----------&lt;?xml version="1.0"?&gt;</text:p>
            <text:p>&lt;COMMAND&gt;</text:p>
            <text:p>    &lt;TYPE&gt;CBWRESP&lt;/TYPE&gt;</text:p>
            <text:p>    &lt;TXNID&gt;BW190724.1215.H00006&lt;/TXNID&gt;</text:p>
            <text:p>    &lt;TXNSTATUS&gt;300&lt;/TXNSTATUS&gt;</text:p>
            <text:p>    &lt;MESSAGE&gt;Dear customer we are currently experiencing intermittent connectivity. Please try again later&lt;/MESSAGE&gt;</text:p>
            <text:p>    &lt;TXNSTATUSEIG&gt;01&lt;/TXNSTATUSEIG&gt;</text:p>
            <text:p>    &lt;DATE&gt;0724121538&lt;/DATE&gt;</text:p>
            <text:p>    &lt;TIME&gt;121538&lt;/TIME&gt;</text:p>
            <text:p>&lt;/COMMAND&gt;--not having bank connectivity</text:p>
          </table:table-cell>
          <table:table-cell table:style-name="ce9"/>
          <table:table-cell table:style-name="ce11"/>
          <table:table-cell table:style-name="ce39" office:value-type="string" calcext:value-type="string">
            <text:p><text:span text:style-name="T4">Request:-------------&lt;COMMAND&gt;</text:span></text:p>
            <text:p><text:span text:style-name="T4">&lt;BRANCHCODE&gt;101622&lt;/BRANCHCODE&gt;</text:span></text:p>
            <text:p><text:span text:style-name="T4">&lt;PAYID2&gt;12&lt;/PAYID2&gt;</text:span></text:p>
            <text:p><text:span text:style-name="T4">&lt;ACCNO&gt;14416951&lt;/ACCNO&gt;</text:span></text:p>
            <text:p><text:span text:style-name="T4">&lt;PAYID&gt;12&lt;/PAYID&gt;</text:span></text:p>
            <text:p><text:span text:style-name="T4">&lt;LANGUAGE1&gt;1&lt;/LANGUAGE1&gt;</text:span></text:p>
            <text:p><text:span text:style-name="T4">&lt;PIN&gt;1236&lt;/PIN&gt;</text:span></text:p>
            <text:p><text:span text:style-name="T4">&lt;LANGUAGE2&gt;1&lt;/LANGUAGE2&gt;</text:span></text:p>
            <text:p><text:span text:style-name="T4">&lt;BANKNAME&gt;NBS&lt;/BANKNAME&gt;</text:span></text:p>
            <text:p><text:span text:style-name="T4">&lt;TYPE&gt;CBWREQ&lt;/TYPE&gt;</text:span></text:p>
            <text:p><text:span text:style-name="T4">&lt;PROVIDER2&gt;101&lt;/PROVIDER2&gt;</text:span></text:p>
            <text:p><text:span text:style-name="T4">&lt;BANKID&gt;000265999967558&lt;/BANKID&gt;</text:span></text:p>
            <text:p><text:span text:style-name="T4">&lt;AMOUNT&gt;1000&lt;/AMOUNT&gt;</text:span></text:p>
            <text:p><text:span text:style-name="T4">&lt;MSISDN2&gt;995213302&lt;/MSISDN2&gt;</text:span></text:p>
            <text:p><text:span text:style-name="T4">&lt;language&gt;en&lt;/language&gt;</text:span></text:p>
            <text:p><text:span text:style-name="T4">&lt;PROVIDER&gt;101&lt;/PROVIDER&gt;</text:span></text:p>
            <text:p><text:span text:style-name="T4">&lt;MSISDN&gt;995213302&lt;/MSISDN&gt;</text:span></text:p>
            <text:p><text:span text:style-name="T4">&lt;/COMMAND&gt;</text:span>&lt;?xml version="1.0"?&gt; Response:----------------</text:p>
            <text:p>&lt;COMMAND&gt;</text:p>
            <text:p>&lt;TYPE&gt;CBWRESP&lt;/TYPE&gt;</text:p>
            <text:p>&lt;TXNID&gt;BW190701.1225.C00005&lt;/TXNID&gt;</text:p>
            <text:p>&lt;TXNSTATUS&gt;09989&lt;/TXNSTATUS&gt;</text:p>
            <text:p>&lt;MESSAGE&gt;Transaction is not completed due to some technical problem.Please Try again later&lt;/MESSAGE&gt;</text:p>
            <text:p>&lt;TXNSTATUSEIG&gt;01&lt;/TXNSTATUSEIG&gt;</text:p>
            <text:p>&lt;DATE&gt;0701122517&lt;/DATE&gt;</text:p>
            <text:p>&lt;TIME&gt;122517&lt;/TIME&gt;</text:p>
            <text:p>&lt;/COMMAND&gt;-----------------Note:-------Test Data not available</text:p>
          </table:table-cell>
          <table:table-cell table:style-name="ce40" office:value-type="string" calcext:value-type="string">
            <text:p>NA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TransactionStatus</text:p>
          </table:table-cell>
          <table:table-cell table:style-name="ce9" table:number-columns-repeated="3"/>
          <table:table-cell table:style-name="ce11"/>
          <table:table-cell table:style-name="ce13" table:number-columns-repeated="2"/>
          <table:table-cell table:number-columns-repeated="1017"/>
        </table:table-row>
        <table:table-row table:style-name="ro2">
          <table:table-cell table:style-name="ce4" office:value-type="string" calcext:value-type="string">
            <text:p>GetAccountDetails</text:p>
          </table:table-cell>
          <table:table-cell table:style-name="ce23"/>
          <table:table-cell table:style-name="ce13"/>
          <table:table-cell table:style-name="ce9"/>
          <table:table-cell table:style-name="ce11"/>
          <table:table-cell table:style-name="ce13"/>
          <table:table-cell table:style-name="ce9"/>
          <table:table-cell table:number-columns-repeated="1017"/>
        </table:table-row>
        <table:table-row table:style-name="ro2">
          <table:table-cell table:style-name="ce4" office:value-type="string" calcext:value-type="string">
            <text:p>GetBankAccountDetails</text:p>
          </table:table-cell>
          <table:table-cell table:style-name="ce10"/>
          <table:table-cell table:style-name="ce9" table:number-columns-repeated="2"/>
          <table:table-cell table:style-name="ce11"/>
          <table:table-cell table:style-name="ce13"/>
          <table:table-cell table:style-name="ce9"/>
          <table:table-cell table:number-columns-repeated="1017"/>
        </table:table-row>
        <table:table-row table:style-name="ro2">
          <table:table-cell table:style-name="ce4" office:value-type="string" calcext:value-type="string">
            <text:p>GetMerchantDetails</text:p>
          </table:table-cell>
          <table:table-cell table:style-name="ce10"/>
          <table:table-cell table:style-name="ce9"/>
          <table:table-cell table:style-name="ce13"/>
          <table:table-cell table:style-name="ce11"/>
          <table:table-cell table:style-name="ce13" table:number-columns-repeated="2"/>
          <table:table-cell table:number-columns-repeated="1017"/>
        </table:table-row>
        <table:table-row table:style-name="ro2">
          <table:table-cell table:style-name="ce4" office:value-type="string" calcext:value-type="string">
            <text:p>GetBankUserDetails</text:p>
          </table:table-cell>
          <table:table-cell table:style-name="ce10"/>
          <table:table-cell table:style-name="ce9" table:number-columns-repeated="2"/>
          <table:table-cell table:style-name="ce11"/>
          <table:table-cell table:style-name="ce13"/>
          <table:table-cell table:style-name="ce9"/>
          <table:table-cell table:number-columns-repeated="1017"/>
        </table:table-row>
        <table:table-row table:style-name="ro2">
          <table:table-cell table:style-name="ce4" office:value-type="string" calcext:value-type="string">
            <text:p>Register Merchant</text:p>
          </table:table-cell>
          <table:table-cell table:style-name="ce9"/>
          <table:table-cell table:style-name="ce13" office:value-type="string" calcext:value-type="string">
            <text:p>working now---<text:span text:style-name="T2">AAE-69</text:span></text:p>
          </table:table-cell>
          <table:table-cell table:style-name="ce34" office:value-type="string" calcext:value-type="string">
            <text:p>AAE-78: now working</text:p>
          </table:table-cell>
          <table:table-cell table:style-name="ce11"/>
          <table:table-cell table:style-name="ce13"/>
          <table:table-cell table:style-name="ce40" office:value-type="string" calcext:value-type="string">
            <text:p>NA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P2P Unregistered User= offnet</text:p>
          </table:table-cell>
          <table:table-cell table:style-name="ce10"/>
          <table:table-cell table:style-name="ce13" table:number-columns-repeated="2"/>
          <table:table-cell table:style-name="ce11"/>
          <table:table-cell table:style-name="ce9"/>
          <table:table-cell table:style-name="ce22" office:value-type="string" calcext:value-type="string">
            <text:p>NA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Channel Enquiry</text:p>
          </table:table-cell>
          <table:table-cell table:style-name="ce9" table:number-columns-repeated="3"/>
          <table:table-cell table:style-name="ce11"/>
          <table:table-cell table:style-name="ce13"/>
          <table:table-cell table:style-name="ce9"/>
          <table:table-cell table:number-columns-repeated="1017"/>
        </table:table-row>
        <table:table-row table:style-name="ro2">
          <table:table-cell table:style-name="ce4" office:value-type="string" calcext:value-type="string">
            <text:p>Reset Pin with alternate Number</text:p>
          </table:table-cell>
          <table:table-cell table:style-name="ce9"/>
          <table:table-cell table:style-name="ce13" office:value-type="string" calcext:value-type="string">
            <text:p>-<text:span text:style-name="T2">AAE--80 -</text:span><text:span text:style-name="T3"> working now-- have to set alternate number before this api</text:span></text:p>
          </table:table-cell>
          <table:table-cell table:style-name="ce13" office:value-type="string" calcext:value-type="string">
            <text:p>AAE -77 :Now Working</text:p>
          </table:table-cell>
          <table:table-cell table:style-name="ce11"/>
          <table:table-cell table:style-name="ce13"/>
          <table:table-cell table:style-name="ce40" office:value-type="string" calcext:value-type="string">
            <text:p>NA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Reset pin with sms</text:p>
          </table:table-cell>
          <table:table-cell table:style-name="ce10"/>
          <table:table-cell table:style-name="ce13" table:number-columns-repeated="2"/>
          <table:table-cell table:style-name="ce11"/>
          <table:table-cell table:style-name="ce13"/>
          <table:table-cell table:style-name="ce40" office:value-type="string" calcext:value-type="string">
            <text:p>NA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Last n transaction Servise based</text:p>
          </table:table-cell>
          <table:table-cell table:style-name="ce9"/>
          <table:table-cell table:style-name="ce13" office:value-type="string" calcext:value-type="string">
            <text:p><text:span text:style-name="T3"> Working now </text:span><text:span text:style-name="T2">AAE-65</text:span></text:p>
          </table:table-cell>
          <table:table-cell table:style-name="ce13"/>
          <table:table-cell table:style-name="ce11"/>
          <table:table-cell table:style-name="ce13"/>
          <table:table-cell table:style-name="ce22" office:value-type="string" calcext:value-type="string">
            <text:p>NA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Initiate Reversal</text:p>
          </table:table-cell>
          <table:table-cell table:style-name="ce9" table:number-columns-repeated="2"/>
          <table:table-cell table:style-name="ce13"/>
          <table:table-cell table:style-name="ce11"/>
          <table:table-cell table:style-name="ce13" table:number-columns-repeated="2"/>
          <table:table-cell table:number-columns-repeated="1017"/>
        </table:table-row>
        <table:table-row table:style-name="ro2">
          <table:table-cell table:style-name="ce4" office:value-type="string" calcext:value-type="string">
            <text:p>Approve reversal</text:p>
          </table:table-cell>
          <table:table-cell table:style-name="ce9"/>
          <table:table-cell table:style-name="ce13" table:number-columns-repeated="2"/>
          <table:table-cell table:style-name="ce11"/>
          <table:table-cell table:style-name="ce13"/>
          <table:table-cell table:style-name="ce40" office:value-type="string" calcext:value-type="string">
            <text:p>NA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Approve Reversal 2</text:p>
          </table:table-cell>
          <table:table-cell table:style-name="ce9"/>
          <table:table-cell table:style-name="ce13" table:number-columns-repeated="2"/>
          <table:table-cell table:style-name="ce11"/>
          <table:table-cell table:style-name="ce13"/>
          <table:table-cell table:style-name="ce40"/>
          <table:table-cell table:number-columns-repeated="1017"/>
        </table:table-row>
        <table:table-row table:style-name="ro2">
          <table:table-cell table:style-name="ce4" office:value-type="string" calcext:value-type="string">
            <text:p>Reject Reversal</text:p>
          </table:table-cell>
          <table:table-cell table:style-name="ce9"/>
          <table:table-cell table:style-name="ce13" table:number-columns-repeated="2"/>
          <table:table-cell table:style-name="ce11"/>
          <table:table-cell table:style-name="ce13"/>
          <table:table-cell table:style-name="ce40" office:value-type="string" calcext:value-type="string">
            <text:p>NA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GetP2PTxnInfo</text:p>
          </table:table-cell>
          <table:table-cell table:style-name="ce9"/>
          <table:table-cell table:style-name="ce13" table:number-columns-repeated="2"/>
          <table:table-cell table:style-name="ce11"/>
          <table:table-cell table:style-name="ce13" table:number-columns-repeated="2"/>
          <table:table-cell table:number-columns-repeated="1017"/>
        </table:table-row>
        <table:table-row table:style-name="ro2">
          <table:table-cell table:style-name="ce4" office:value-type="string" calcext:value-type="string">
            <text:p>Forex Check</text:p>
          </table:table-cell>
          <table:table-cell table:style-name="ce22" office:value-type="string" calcext:value-type="string">
            <text:p>NA</text:p>
          </table:table-cell>
          <table:table-cell table:style-name="ce10" office:value-type="string" calcext:value-type="string">
            <text:p>&lt;?xml version="1.0"?&gt;</text:p>
            <text:p>&lt;COMMAND&gt;</text:p>
            <text:p>    &lt;TYPE&gt;ICFRESP&lt;/TYPE&gt;</text:p>
            <text:p>    &lt;TXNID&gt;XX190724.1212.H00002&lt;/TXNID&gt;</text:p>
            <text:p>    &lt;TXNSTATUS&gt;200&lt;/TXNSTATUS&gt;</text:p>
            <text:p>    &lt;MESSAGE&gt;Success&lt;/MESSAGE&gt;</text:p>
            <text:p>    &lt;TRID&gt;978981561201907241212H0061&lt;/TRID&gt;</text:p>
            <text:p>    &lt;FXRATE&gt;244.9968&lt;/FXRATE&gt;</text:p>
            <text:p>    &lt;DSTAMOUNT&gt;48,999.00&lt;/DSTAMOUNT&gt;</text:p>
            <text:p>&lt;/COMMAND&gt;</text:p>
          </table:table-cell>
          <table:table-cell table:style-name="ce13"/>
          <table:table-cell table:style-name="ce11"/>
          <table:table-cell table:style-name="ce13" table:number-columns-repeated="2"/>
          <table:table-cell table:number-columns-repeated="1017"/>
        </table:table-row>
        <table:table-row table:style-name="ro2">
          <table:table-cell table:style-name="ce4" office:value-type="string" calcext:value-type="string">
            <text:p>Foreign payment</text:p>
          </table:table-cell>
          <table:table-cell table:style-name="ce22" office:value-type="string" calcext:value-type="string">
            <text:p>NA</text:p>
          </table:table-cell>
          <table:table-cell table:style-name="ce10" office:value-type="string" calcext:value-type="string">
            <text:p>Request:-&lt;COMMAND&gt;</text:p>
            <text:p>&lt;FXRATE&gt;244.9968&lt;/FXRATE&gt;</text:p>
            <text:p>&lt;SOURCECOUNTRYCODE&gt;255&lt;/SOURCECOUNTRYCODE&gt;</text:p>
            <text:p>&lt;REMARKS&gt;455&lt;/REMARKS&gt;</text:p>
            <text:p>&lt;OUTMSISDN&gt;256755665739&lt;/OUTMSISDN&gt;</text:p>
            <text:p>&lt;CELLID&gt;18381&lt;/CELLID&gt;</text:p>
            <text:p>&lt;BPROVIDER&gt;101&lt;/BPROVIDER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RECIEVINGCOUNTRYCODE&gt;256&lt;/RECIEVINGCOUNTRYCODE&gt;</text:p>
            <text:p>&lt;PIN&gt;1357&lt;/PIN&gt;</text:p>
            <text:p>&lt;LANGUAGE2&gt;1&lt;/LANGUAGE2&gt;</text:p>
            <text:p>&lt;FLAG&gt;false&lt;/FLAG&gt;</text:p>
            <text:p>&lt;AMTAFTRCONVERSN&gt;48,999.00&lt;/AMTAFTRCONVERSN&gt;</text:p>
            <text:p>&lt;TYPE&gt;ICMPREQ&lt;/TYPE&gt;</text:p>
            <text:p>&lt;PROVIDER1&gt;101&lt;/PROVIDER1&gt;</text:p>
            <text:p>&lt;PROVIDER2&gt;101&lt;/PROVIDER2&gt;</text:p>
            <text:p>&lt;SNDPROVIDER&gt;101&lt;/SNDPROVIDER&gt;</text:p>
            <text:p>&lt;IMSI&gt;640050637807645&lt;/IMSI&gt;</text:p>
            <text:p>&lt;AMOUNT&gt;200&lt;/AMOUNT&gt;</text:p>
            <text:p>&lt;STORE_FAV_MESSAGE&gt;Y&lt;/STORE_FAV_MESSAGE&gt;</text:p>
            <text:p>&lt;SNDINSTRUMENT&gt;12&lt;/SNDINSTRUMENT&gt;</text:p>
            <text:p>&lt;RECVCNTRY&gt;1&lt;/RECVCNTRY&gt;</text:p>
            <text:p>&lt;SESSION_ID&gt;12345678909876543&lt;/SESSION_ID&gt;</text:p>
            <text:p>&lt;MSISDN2&gt;755665739&lt;/MSISDN2&gt;</text:p>
            <text:p>&lt;language&gt;en&lt;/language&gt;</text:p>
            <text:p>&lt;TRNSOPT&gt;1&lt;/TRNSOPT&gt;</text:p>
            <text:p>&lt;PROVIDER&gt;101&lt;/PROVIDER&gt;</text:p>
            <text:p>&lt;SERVICE_NAME&gt;IMT&lt;/SERVICE_NAME&gt;</text:p>
            <text:p>&lt;RCVPROVIDER&gt;101&lt;/RCVPROVIDER&gt;</text:p>
            <text:p>&lt;AGENT_CODE&gt;20487&lt;/AGENT_CODE&gt;</text:p>
            <text:p>&lt;MSISDN&gt;978981561&lt;/MSISDN&gt;</text:p>
            <text:p>&lt;/COMMAND&gt;Response:---------&lt;?xml version="1.0"?&gt;</text:p>
            <text:p>&lt;COMMAND&gt;</text:p>
            <text:p>    &lt;TYPE&gt;CMPRRESP&lt;/TYPE&gt;</text:p>
            <text:p>    &lt;TXNID&gt;MP190724.1213.H00003&lt;/TXNID&gt;</text:p>
            <text:p>    &lt;TXNSTATUS&gt;200&lt;/TXNSTATUS&gt;</text:p>
            <text:p>    &lt;TRID&gt;978981561201907241213H0062&lt;/TRID&gt;</text:p>
            <text:p>    &lt;MESSAGE&gt;Txn. ID : MP190724.1213.H00003. Payment to SERENA Account 256755665739 of ZMW 200.00 is successful. Your Airtel Money balance is ZMW 2110.00  REFERENCE NO :256755665739&lt;/MESSAGE&gt;</text:p>
            <text:p>    &lt;IVR-RESPONSE&gt;9014_MERCODE#971111111|200.00|0.00|0.00|MP190724.1213.H00003|2110.00#&lt;/IVR-RESPONSE&gt;</text:p>
            <text:p>&lt;/COMMAND&gt; </text:p>
          </table:table-cell>
          <table:table-cell table:style-name="ce13"/>
          <table:table-cell table:style-name="ce11"/>
          <table:table-cell table:style-name="ce13"/>
          <table:table-cell table:style-name="ce9"/>
          <table:table-cell table:number-columns-repeated="1017"/>
        </table:table-row>
        <table:table-row table:style-name="ro2">
          <table:table-cell table:style-name="ce4" office:value-type="string" calcext:value-type="string">
            <text:p>Validate Pin</text:p>
          </table:table-cell>
          <table:table-cell table:style-name="ce9"/>
          <table:table-cell table:style-name="ce13"/>
          <table:table-cell table:style-name="ce13" office:value-type="string" calcext:value-type="string">
            <text:p>AAE -96 : Now Working</text:p>
          </table:table-cell>
          <table:table-cell table:style-name="ce11"/>
          <table:table-cell table:style-name="ce13" table:number-columns-repeated="2"/>
          <table:table-cell table:number-columns-repeated="1017"/>
        </table:table-row>
        <table:table-row table:style-name="ro2">
          <table:table-cell table:style-name="ce4" office:value-type="string" calcext:value-type="string">
            <text:p>change pin</text:p>
          </table:table-cell>
          <table:table-cell table:style-name="ce9" table:number-columns-repeated="2"/>
          <table:table-cell table:style-name="ce13"/>
          <table:table-cell table:style-name="ce11"/>
          <table:table-cell table:style-name="ce9" table:number-columns-repeated="2"/>
          <table:table-cell table:number-columns-repeated="1017"/>
        </table:table-row>
        <table:table-row table:style-name="ro2">
          <table:table-cell table:style-name="ce4" office:value-type="string" calcext:value-type="string">
            <text:p>Set Alternate Number</text:p>
          </table:table-cell>
          <table:table-cell table:style-name="ce9" table:number-columns-repeated="2"/>
          <table:table-cell table:style-name="ce13"/>
          <table:table-cell table:style-name="ce11"/>
          <table:table-cell table:style-name="ce13" table:number-columns-repeated="2"/>
          <table:table-cell table:number-columns-repeated="1017"/>
        </table:table-row>
        <table:table-row table:style-name="ro2">
          <table:table-cell table:style-name="ce4" office:value-type="string" calcext:value-type="string">
            <text:p>Check if Secret word</text:p>
          </table:table-cell>
          <table:table-cell table:style-name="ce9"/>
          <table:table-cell table:style-name="ce13" office:value-type="string" calcext:value-type="string">
            <text:p>Working Fine<text:span text:style-name="T2">-AAE-63</text:span></text:p>
          </table:table-cell>
          <table:table-cell table:style-name="ce13" office:value-type="string" calcext:value-type="string">
            <text:p>AAE-75 : Now Working</text:p>
          </table:table-cell>
          <table:table-cell table:style-name="ce11"/>
          <table:table-cell table:style-name="ce13"/>
          <table:table-cell table:style-name="ce22" office:value-type="string" calcext:value-type="string">
            <text:p>NA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Check if alternate no set</text:p>
          </table:table-cell>
          <table:table-cell table:style-name="ce9"/>
          <table:table-cell table:style-name="ce9" office:value-type="string" calcext:value-type="string">
            <text:p>AAE-61</text:p>
          </table:table-cell>
          <table:table-cell table:style-name="ce9"/>
          <table:table-cell table:style-name="ce11"/>
          <table:table-cell table:style-name="ce9"/>
          <table:table-cell table:style-name="ce22" office:value-type="string" calcext:value-type="string">
            <text:p>NA</text:p>
          </table:table-cell>
          <table:table-cell table:style-name="ce129" table:number-columns-repeated="1016"/>
          <table:table-cell/>
        </table:table-row>
        <table:table-row table:style-name="ro2">
          <table:table-cell table:style-name="ce4" office:value-type="string" calcext:value-type="string">
            <text:p>Transcation Status new Request</text:p>
          </table:table-cell>
          <table:table-cell table:style-name="ce9" table:number-columns-repeated="3"/>
          <table:table-cell table:style-name="ce11"/>
          <table:table-cell table:style-name="ce9" table:number-columns-repeated="2"/>
          <table:table-cell table:style-name="ce129" table:number-columns-repeated="8"/>
          <table:table-cell table:number-columns-repeated="1009"/>
        </table:table-row>
        <table:table-row table:style-name="ro3">
          <table:table-cell table:style-name="ce4" office:value-type="string" calcext:value-type="string">
            <text:p>Merchant Payment with PIN</text:p>
          </table:table-cell>
          <table:table-cell table:number-columns-repeated="3" table:style-name="ce11" office:value-type="string" calcext:value-type="string">
            <text:p>see billers for these</text:p>
          </table:table-cell>
          <table:table-cell table:style-name="ce11"/>
          <table:table-cell table:number-columns-repeated="2" table:style-name="ce11" office:value-type="string" calcext:value-type="string">
            <text:p>see billers for these</text:p>
          </table:table-cell>
          <table:table-cell table:number-columns-repeated="1017"/>
        </table:table-row>
        <table:table-row table:style-name="ro4" table:number-rows-repeated="63">
          <table:table-cell table:number-columns-repeated="1024"/>
        </table:table-row>
        <table:table-row table:style-name="ro5" table:number-rows-repeated="104846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INTEROPERABILITY" table:style-name="ta2">
        <table:table-column table:style-name="co11" table:default-cell-style-name="ce90"/>
        <table:table-column table:style-name="co12" table:default-cell-style-name="ce94"/>
        <table:table-column table:style-name="co13" table:default-cell-style-name="ce90"/>
        <table:table-column table:style-name="co14" table:default-cell-style-name="Default"/>
        <table:table-row table:style-name="ro3">
          <table:table-cell table:style-name="ce63"/>
          <table:table-cell table:style-name="ce68" office:value-type="string" calcext:value-type="string">
            <text:p>TANZANIA</text:p>
          </table:table-cell>
          <table:table-cell table:style-name="ce63"/>
          <table:table-cell/>
        </table:table-row>
        <table:table-row table:style-name="ro6">
          <table:table-cell table:style-name="ce64" office:value-type="string" calcext:value-type="string">
            <text:p>API</text:p>
          </table:table-cell>
          <table:table-cell table:style-name="ce64" office:value-type="string" calcext:value-type="string">
            <text:p>Request</text:p>
          </table:table-cell>
          <table:table-cell table:style-name="ce64" office:value-type="string" calcext:value-type="string">
            <text:p>Response</text:p>
          </table:table-cell>
          <table:table-cell/>
        </table:table-row>
        <table:table-row table:style-name="ro7">
          <table:table-cell office:value-type="string" calcext:value-type="string">
            <text:p>TIGO-1</text:p>
          </table:table-cell>
          <table:table-cell office:value-type="string" calcext:value-type="string">
            <text:p>&lt;COMMAND&gt;</text:p>
            <text:p>&lt;msisdn&gt;786670654&lt;/msisdn&gt;</text:p>
            <text:p>&lt;msisdn2&gt;658123367&lt;/msisdn2&gt;</text:p>
            <text:p>&lt;interfaceId&gt;P2POTIGO&lt;/interfaceId&gt;</text:p>
            <text:p>&lt;serviceType&gt;P2POTIGO&lt;/serviceType&gt;</text:p>
            <text:p>&lt;/COMMAND&gt;</text:p>
          </table:table-cell>
          <table:table-cell table:style-name="ce71" office:value-type="string" calcext:value-type="string">
            <text:p>&lt;?xml version="1.0" encoding="UTF-8"?&gt;</text:p>
            <text:p>&lt;COMMAND&gt;</text:p>
            <text:p>    &lt;TYPE&gt;QuerySubscriberResp&lt;/TYPE&gt;</text:p>
            <text:p>    &lt;TXNSTATUS&gt;0&lt;/TXNSTATUS&gt;</text:p>
            <text:p>    &lt;MESSAGE&gt;Success&lt;/MESSAGE&gt;</text:p>
            <text:p>    &lt;TXNID&gt;4683611&lt;/TXNID&gt;</text:p>
            <text:p>    &lt;REFERENCEID/&gt;</text:p>
            <text:p>    &lt;MSISDN&gt;255658123367&lt;/MSISDN&gt;</text:p>
            <text:p>    &lt;FIRSTNAME&gt;BAINA&lt;/FIRSTNAME&gt;</text:p>
            <text:p>    &lt;LASTNAME&gt;LUHASI&lt;/LASTNAME&gt;</text:p>
            <text:p>    &lt;FULLNAME&gt;BAINA LUHASI&lt;/FULLNAME&gt;</text:p>
            <text:p>&lt;/COMMAND&gt;</text:p>
          </table:table-cell>
          <table:table-cell/>
        </table:table-row>
        <table:table-row table:style-name="ro8">
          <table:table-cell office:value-type="string" calcext:value-type="string">
            <text:p>TIGO-2</text:p>
          </table:table-cell>
          <table:table-cell office:value-type="string" calcext:value-type="string">
            <text:p>&lt;COMMAND&gt;</text:p>
            <text:p>&lt;FNAME&gt;BAINA&lt;/FNAME&gt;</text:p>
            <text:p>&lt;BPROVIDER&gt;101&lt;/BPROVIDER&gt;</text:p>
            <text:p>&lt;REFERENCE_NO&gt;658123367&lt;/REFERENCE_NO&gt;</text:p>
            <text:p>&lt;INTERFACEID&gt;TIGO&lt;/INTERFACEID&gt;</text:p>
            <text:p>&lt;OTHER_DETAILS&gt;TIGO&lt;/OTHER_DETAILS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SUBTYPE&gt;1&lt;/SUBTYPE&gt;</text:p>
            <text:p>&lt;LANGUAGE1&gt;6&lt;/LANGUAGE1&gt;</text:p>
            <text:p>&lt;PIN&gt;1235&lt;/PIN&gt;</text:p>
            <text:p>&lt;LANGUAGE2&gt;6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500&lt;/AMOUNT&gt;</text:p>
            <text:p>&lt;LNAME&gt;LUHASI&lt;/LNAME&gt;</text:p>
            <text:p>&lt;SNDINSTRUMENT&gt;12&lt;/SNDINSTRUMENT&gt;</text:p>
            <text:p>&lt;PREVIOUSSTAGE&gt;1&lt;/PREVIOUSSTAGE&gt;</text:p>
            <text:p>&lt;MSISDN2&gt;780900173&lt;/MSISDN2&gt;</text:p>
            <text:p>&lt;language&gt;sw&lt;/language&gt;</text:p>
            <text:p>&lt;PROVIDER&gt;101&lt;/PROVIDER&gt;</text:p>
            <text:p>&lt;SERVICE_NAME&gt;MNO&lt;/SERVICE_NAME&gt;</text:p>
            <text:p>&lt;RCVPROVIDER&gt;101&lt;/RCVPROVIDER&gt;</text:p>
            <text:p>&lt;MSISDN&gt;786670654&lt;/MSISDN&gt;</text:p>
            <text:p>&lt;/COMMAND&gt;</text:p>
          </table:table-cell>
          <table:table-cell table:style-name="ce71" office:value-type="string" calcext:value-type="string">
            <text:p>&lt;?xml version="1.0"?&gt;</text:p>
            <text:p>&lt;COMMAND&gt;</text:p>
            <text:p>    &lt;TYPE&gt;CMPRRESP&lt;/TYPE&gt;</text:p>
            <text:p>    &lt;TXNID&gt;MP190807.1419.C00099&lt;/TXNID&gt;</text:p>
            <text:p>    &lt;TXNSTATUS&gt;200&lt;/TXNSTATUS&gt;</text:p>
            <text:p>    &lt;TRID&gt;786670654201908071419C0059&lt;/TRID&gt;</text:p>
            <text:p>    &lt;MESSAGE&gt;Dear Customer, your transaction Txn Id: MP190807.1419.C00099 is currently being processed. You will receive a confirmation shortly. Save up to Tsh 5,000 on transaction fee when you send money Airtel to Airtel.  REFERENCE NO :658123367&lt;/MESSAGE&gt;</text:p>
            <text:p>&lt;/COMMAND&gt;</text:p>
          </table:table-cell>
          <table:table-cell/>
        </table:table-row>
        <table:table-row table:style-name="ro9">
          <table:table-cell office:value-type="string" calcext:value-type="string">
            <text:p>HALOTEL-1</text:p>
          </table:table-cell>
          <table:table-cell office:value-type="string" calcext:value-type="string">
            <text:p>&lt;COMMAND&gt;</text:p>
            <text:p>&lt;msisdn&gt;623333666&lt;/msisdn&gt;</text:p>
            <text:p>&lt;msisdn2&gt;786670654&lt;/msisdn2&gt;</text:p>
            <text:p>&lt;interfaceId&gt;HALOTEL&lt;/interfaceId&gt;</text:p>
            <text:p>&lt;serviceType&gt;P2POSTANDARD&lt;/serviceType&gt;</text:p>
            <text:p>&lt;/COMMAND&gt;</text:p>
          </table:table-cell>
          <table:table-cell table:style-name="ce76" office:value-type="string" calcext:value-type="string">
            <text:p>Response:--</text:p>
            <text:p>&lt;COMMAND&gt;</text:p>
            <text:p>    &lt;TXNSTATUS&gt;-1&lt;/TXNSTATUS&gt;</text:p>
            <text:p>    &lt;FIRSTNAME&gt;&lt;/FIRSTNAME&gt;</text:p>
            <text:p>    &lt;LASTNAME&gt;-1&lt;/LASTNAME&gt;</text:p>
            <text:p>&lt;/COMMAND&gt;</text:p>
          </table:table-cell>
          <table:table-cell office:value-type="string" calcext:value-type="string">
            <text:p>failure from halotel</text:p>
          </table:table-cell>
        </table:table-row>
        <table:table-row table:style-name="ro8">
          <table:table-cell office:value-type="string" calcext:value-type="string">
            <text:p>HALOTEL-2</text:p>
          </table:table-cell>
          <table:table-cell office:value-type="string" calcext:value-type="string">
            <text:p>&lt;COMMAND&gt;</text:p>
            <text:p>&lt;FNAME&gt;BAINA&lt;/FNAME&gt;</text:p>
            <text:p>&lt;BPROVIDER&gt;101&lt;/BPROVIDER&gt;</text:p>
            <text:p>&lt;REFERENCE_NO&gt;623333666&lt;/REFERENCE_NO&gt;</text:p>
            <text:p>&lt;INTERFACEID&gt;HALOTEL&lt;/INTERFACEID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SUBTYPE&gt;1&lt;/SUBTYPE&gt;</text:p>
            <text:p>&lt;LANGUAGE1&gt;6&lt;/LANGUAGE1&gt;</text:p>
            <text:p>&lt;PIN&gt;1235&lt;/PIN&gt;</text:p>
            <text:p>&lt;LANGUAGE2&gt;6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500&lt;/AMOUNT&gt;</text:p>
            <text:p>&lt;LNAME&gt;LUHASI&lt;/LNAME&gt;</text:p>
            <text:p>&lt;SNDINSTRUMENT&gt;12&lt;/SNDINSTRUMENT&gt;</text:p>
            <text:p>&lt;PREVIOUSSTAGE&gt;1&lt;/PREVIOUSSTAGE&gt;</text:p>
            <text:p>&lt;MSISDN2&gt;680800800&lt;/MSISDN2&gt;</text:p>
            <text:p>&lt;language&gt;sw&lt;/language&gt;</text:p>
            <text:p>&lt;PROVIDER&gt;101&lt;/PROVIDER&gt;</text:p>
            <text:p>&lt;SERVICE_NAME&gt;MNO&lt;/SERVICE_NAME&gt;</text:p>
            <text:p>&lt;RCVPROVIDER&gt;101&lt;/RCVPROVIDER&gt;</text:p>
            <text:p>&lt;MSISDN&gt;786670654&lt;/MSISDN&gt;</text:p>
            <text:p>&lt;/COMMAND&gt;</text:p>
          </table:table-cell>
          <table:table-cell table:style-name="ce77" office:value-type="string" calcext:value-type="string">
            <text:p>&lt;?xml version="1.0"?&gt;</text:p>
            <text:p>&lt;COMMAND&gt;</text:p>
            <text:p>    &lt;TYPE&gt;CMPRRESP&lt;/TYPE&gt;</text:p>
            <text:p>    &lt;TXNID&gt;MP190807.1433.C00101&lt;/TXNID&gt;</text:p>
            <text:p>    &lt;TXNSTATUS&gt;09999&lt;/TXNSTATUS&gt;</text:p>
            <text:p>    &lt;TRID&gt;786670654201908071433C0060&lt;/TRID&gt;</text:p>
            <text:p>    &lt;MESSAGE&gt;Transaction Failed with TXN Id : MP190807.1433.C00101, Failure from third party  System  REFERENCE NO :623333666&lt;/MESSAGE&gt;</text:p>
            <text:p>    &lt;IVR-RESPONSE&gt;09999##&lt;/IVR-RESPONSE&gt;</text:p>
            <text:p>&lt;/COMMAND&gt;</text:p>
          </table:table-cell>
          <table:table-cell/>
        </table:table-row>
        <table:table-row table:style-name="ro10">
          <table:table-cell office:value-type="string" calcext:value-type="string">
            <text:p>VODACOM-1</text:p>
          </table:table-cell>
          <table:table-cell office:value-type="string" calcext:value-type="string">
            <text:p>&lt;COMMAND&gt;</text:p>
            <text:p>&lt;msisdn&gt;762104162&lt;/msisdn&gt;</text:p>
            <text:p>&lt;msisdn2&gt;786670654&lt;/msisdn2&gt;</text:p>
            <text:p>&lt;interfaceId&gt;P2POVODA&lt;/interfaceId&gt;</text:p>
            <text:p>&lt;serviceType&gt;P2POVODA&lt;/serviceType&gt;</text:p>
            <text:p>&lt;/COMMAND&gt;</text:p>
          </table:table-cell>
          <table:table-cell table:style-name="ce76" office:value-type="string" calcext:value-type="string">
            <text:p>&lt;?xml version='1.0' encoding='UTF-8'?&gt;</text:p>
            <text:p>&lt;S:Envelope xmlns:S="http://schemas.xmlsoap.org/soap/envelope/" xmlns:SOAP-ENV="http://schemas.xmlsoap.org/soap/envelope/"&gt;</text:p>
            <text:p>    &lt;S:Header&gt;</text:p>
            <text:p>        &lt;ns3:eventid xmlns:ns2="http://www.4cgroup.co.za/genericsoap" xmlns:ns3="http://www.4cgroup.co.za/soapauth"&gt;10010&lt;/ns3:eventid&gt;</text:p>
            <text:p>    &lt;/S:Header&gt;</text:p>
            <text:p>    &lt;S:Body&gt;</text:p>
            <text:p>        &lt;ns2:getGenericResultResponse xmlns:ns2="http://www.4cgroup.co.za/genericsoap" xmlns:ns3="http://www.4cgroup.co.za/soapauth"&gt;</text:p>
            <text:p>            &lt;SOAPAPIResult&gt;</text:p>
            <text:p>                &lt;eventInfo&gt;</text:p>
            <text:p>                    &lt;code&gt;3&lt;/code&gt;</text:p>
            <text:p>                    &lt;description&gt;Processed&lt;/description&gt;</text:p>
            <text:p>                    &lt;detail&gt;Processed&lt;/detail&gt;</text:p>
            <text:p>                    &lt;transactionID&gt;6c8fb7c708d2431ba4627cfae1ea8ea0&lt;/transactionID&gt;</text:p>
            <text:p>                &lt;/eventInfo&gt;</text:p>
            <text:p>                &lt;request&gt;</text:p>
            <text:p>                    &lt;dataItem&gt;</text:p>
            <text:p>                        &lt;name&gt;Username&lt;/name&gt;</text:p>
            <text:p>                        &lt;type&gt;String&lt;/type&gt;</text:p>
            <text:p>                        &lt;value&gt;TestUser1&lt;/value&gt;</text:p>
            <text:p>                    &lt;/dataItem&gt;</text:p>
            <text:p>                    &lt;dataItem&gt;</text:p>
            <text:p>                        &lt;name&gt;Password&lt;/name&gt;</text:p>
            <text:p>                        &lt;type&gt;String&lt;/type&gt;</text:p>
            <text:p>                        &lt;value&gt;qwert1234!@#&lt;/value&gt;</text:p>
            <text:p>                    &lt;/dataItem&gt;</text:p>
            <text:p>                    &lt;dataItem&gt;</text:p>
            <text:p>                        &lt;name&gt;CustomerMSISDN&lt;/name&gt;</text:p>
            <text:p>                        &lt;type&gt;String&lt;/type&gt;</text:p>
            <text:p>                        &lt;value&gt;255762104162&lt;/value&gt;</text:p>
            <text:p>                    &lt;/dataItem&gt;</text:p>
            <text:p>                &lt;/request&gt;</text:p>
            <text:p>                &lt;response&gt;</text:p>
            <text:p>                    &lt;dataItem&gt;</text:p>
            <text:p>                        &lt;name&gt;FirstName&lt;/name&gt;</text:p>
            <text:p>                        &lt;type&gt;String&lt;/type&gt;</text:p>
            <text:p>                    &lt;/dataItem&gt;</text:p>
            <text:p>                    &lt;dataItem&gt;</text:p>
            <text:p>                        &lt;name&gt;LastName&lt;/name&gt;</text:p>
            <text:p>                        &lt;type&gt;String&lt;/type&gt;</text:p>
            <text:p>                    &lt;/dataItem&gt;</text:p>
            <text:p>                    &lt;dataItem&gt;</text:p>
            <text:p>                        &lt;name&gt;ResultCode&lt;/name&gt;</text:p>
            <text:p>                        &lt;type&gt;String&lt;/type&gt;</text:p>
            <text:p>                        &lt;value&gt;[ResponseCode]&lt;/value&gt;</text:p>
            <text:p>                    &lt;/dataItem&gt;</text:p>
            <text:p>                    &lt;dataItem&gt;</text:p>
            <text:p>                        &lt;name&gt;ResultDesc&lt;/name&gt;</text:p>
            <text:p>                        &lt;type&gt;String&lt;/type&gt;</text:p>
            <text:p>                        &lt;value&gt;[ResponseDesc]&lt;/value&gt;</text:p>
            <text:p>                    &lt;/dataItem&gt;</text:p>
            <text:p>                &lt;/response&gt;</text:p>
            <text:p>            &lt;/SOAPAPIResult&gt;</text:p>
            <text:p>        &lt;/ns2:getGenericResultResponse&gt;</text:p>
            <text:p>    &lt;/S:Body&gt;</text:p>
            <text:p>&lt;/S:Envelope&gt;</text:p>
          </table:table-cell>
          <table:table-cell office:value-type="string" calcext:value-type="string">
            <text:p>failure from vodacom</text:p>
          </table:table-cell>
        </table:table-row>
        <table:table-row table:style-name="ro11">
          <table:table-cell office:value-type="string" calcext:value-type="string">
            <text:p>VODACOM-2</text:p>
          </table:table-cell>
          <table:table-cell office:value-type="string" calcext:value-type="string">
            <text:p>&lt;COMMAND&gt;</text:p>
            <text:p>&lt;FNAME&gt;BAINA&lt;/FNAME&gt;</text:p>
            <text:p>&lt;BPROVIDER&gt;101&lt;/BPROVIDER&gt;</text:p>
            <text:p>&lt;REFERENCE_NO&gt;762104162&lt;/REFERENCE_NO&gt;</text:p>
            <text:p>&lt;INTERFACEID&gt;VODACOM&lt;/INTERFACEID&gt;</text:p>
            <text:p>&lt;OTHER_DETAILS&gt;VODACOM&lt;/OTHER_DETAILS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SUBTYPE&gt;1&lt;/SUBTYPE&gt;</text:p>
            <text:p>&lt;LANGUAGE1&gt;6&lt;/LANGUAGE1&gt;</text:p>
            <text:p>&lt;PIN&gt;1235&lt;/PIN&gt;</text:p>
            <text:p>&lt;LANGUAGE2&gt;6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500&lt;/AMOUNT&gt;</text:p>
            <text:p>&lt;LNAME&gt;LUHASI&lt;/LNAME&gt;</text:p>
            <text:p>&lt;SNDINSTRUMENT&gt;12&lt;/SNDINSTRUMENT&gt;</text:p>
            <text:p>&lt;PREVIOUSSTAGE&gt;1&lt;/PREVIOUSSTAGE&gt;</text:p>
            <text:p>&lt;MSISDN2&gt;780900756&lt;/MSISDN2&gt;</text:p>
            <text:p>&lt;language&gt;sw&lt;/language&gt;</text:p>
            <text:p>&lt;PROVIDER&gt;101&lt;/PROVIDER&gt;</text:p>
            <text:p>&lt;SERVICE_NAME&gt;MNO&lt;/SERVICE_NAME&gt;</text:p>
            <text:p>&lt;RCVPROVIDER&gt;101&lt;/RCVPROVIDER&gt;</text:p>
            <text:p>&lt;MSISDN&gt;786670654&lt;/MSISDN&gt;</text:p>
            <text:p>&lt;/COMMAND&gt;</text:p>
          </table:table-cell>
          <table:table-cell table:style-name="ce77" office:value-type="string" calcext:value-type="string">
            <text:p>&lt;?xml version="1.0"?&gt;</text:p>
            <text:p>&lt;COMMAND&gt;</text:p>
            <text:p>    &lt;TYPE&gt;CMPRRESP&lt;/TYPE&gt;</text:p>
            <text:p>    &lt;TXNID&gt;MP190807.1533.C00007&lt;/TXNID&gt;</text:p>
            <text:p>    &lt;TXNSTATUS&gt;01009&lt;/TXNSTATUS&gt;</text:p>
            <text:p>    &lt;TRID&gt;786670654201908071533C0003&lt;/TRID&gt;</text:p>
            <text:p>    &lt;MESSAGE&gt;Transaction Failed with TXN Id : MP190807.1533.C00007, Error occured while transfering from Merchant  REFERENCE NO :762104162&lt;/MESSAGE&gt;</text:p>
            <text:p>    &lt;IVR-RESPONSE&gt;01009##&lt;/IVR-RESPONSE&gt;</text:p>
            <text:p>&lt;/COMMAND&gt;</text:p>
          </table:table-cell>
          <table:table-cell/>
        </table:table-row>
        <table:table-row table:style-name="ro7">
          <table:table-cell office:value-type="string" calcext:value-type="string">
            <text:p>ZANTEL -1</text:p>
          </table:table-cell>
          <table:table-cell office:value-type="string" calcext:value-type="string">
            <text:p>&lt;COMMAND&gt;</text:p>
            <text:p>&lt;msisdn&gt;778118350&lt;/msisdn&gt;</text:p>
            <text:p>&lt;msisdn2&gt;786670654&lt;/msisdn2&gt;</text:p>
            <text:p>&lt;interfaceId&gt;ZANTEL&lt;/interfaceId&gt;</text:p>
            <text:p>&lt;serviceType&gt;P2POSTANDARD&lt;/serviceType&gt;</text:p>
            <text:p>&lt;/COMMAND&gt;</text:p>
          </table:table-cell>
          <table:table-cell table:style-name="ce78" office:value-type="string" calcext:value-type="string">
            <text:p/>
            <text:p>&lt;COMMAND&gt;</text:p>
            <text:p>    &lt;TXNSTATUS&gt;200&lt;/TXNSTATUS&gt;</text:p>
            <text:p>    &lt;FIRSTNAME&gt;Said&lt;/FIRSTNAME&gt;</text:p>
            <text:p>    &lt;LASTNAME&gt;Nassor&lt;/LASTNAME&gt;</text:p>
            <text:p>&lt;/COMMAND&gt;</text:p>
          </table:table-cell>
          <table:table-cell/>
        </table:table-row>
        <table:table-row table:style-name="ro12">
          <table:table-cell office:value-type="string" calcext:value-type="string">
            <text:p>ZANTEL -2</text:p>
          </table:table-cell>
          <table:table-cell table:style-name="ce90" office:value-type="string" calcext:value-type="string">
            <text:p>&lt;COMMAND&gt;</text:p>
            <text:p>&lt;FNAME&gt;Said&lt;/FNAME&gt;</text:p>
            <text:p>&lt;PARENT_STAGEID&gt;d35111&lt;/PARENT_STAGEID&gt;</text:p>
            <text:p>&lt;CELLID&gt;772&lt;/CELLID&gt;</text:p>
            <text:p>&lt;BPROVIDER&gt;101&lt;/BPROVIDER&gt;</text:p>
            <text:p>&lt;DYNAMIC_OPTION_PREVIOUS_LIS&gt;*&lt;/DYNAMIC_OPTION_PREVIOUS_LIS&gt;</text:p>
            <text:p>&lt;REFERENCE_NO&gt;778118350&lt;/REFERENCE_NO&gt;</text:p>
            <text:p>&lt;INTERFACEID&gt;ZANTELPAY&lt;/INTERFACEID&gt;</text:p>
            <text:p>&lt;OTHER_DETAILS&gt;ZANTELPAY&lt;/OTHER_DETAILS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SUBTYPE&gt;5&lt;/SUBTYPE&gt;</text:p>
            <text:p>&lt;LANGUAGE1&gt;6&lt;/LANGUAGE1&gt;</text:p>
            <text:p>&lt;PIN&gt;1235&lt;/PIN&gt;</text:p>
            <text:p>&lt;LANGUAGE2&gt;6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IMSI&gt;640050651208532&lt;/IMSI&gt;</text:p>
            <text:p>&lt;AMOUNT&gt;500&lt;/AMOUNT&gt;</text:p>
            <text:p>&lt;LNAME&gt;Nassor&lt;/LNAME&gt;</text:p>
            <text:p>&lt;STORE_FAV_MESSAGE&gt;Y&lt;/STORE_FAV_MESSAGE&gt;</text:p>
            <text:p>&lt;SNDINSTRUMENT&gt;12&lt;/SNDINSTRUMENT&gt;</text:p>
            <text:p>&lt;PREVIOUSSTAGE&gt;1&lt;/PREVIOUSSTAGE&gt;</text:p>
            <text:p>&lt;MSISDN2&gt;680800883&lt;/MSISDN2&gt;</text:p>
            <text:p>&lt;language&gt;sw&lt;/language&gt;</text:p>
            <text:p>&lt;PROVIDER&gt;101&lt;/PROVIDER&gt;</text:p>
            <text:p>&lt;SERVICE_NAME&gt;MNO&lt;/SERVICE_NAME&gt;</text:p>
            <text:p>&lt;RCVPROVIDER&gt;101&lt;/RCVPROVIDER&gt;</text:p>
            <text:p>&lt;MSISDN&gt;786670654&lt;/MSISDN&gt;</text:p>
            <text:p>&lt;TRID&gt;783465682201908071413A30607&lt;/TRID&gt;</text:p>
            <text:p>&lt;/COMMAND&gt;</text:p>
          </table:table-cell>
          <table:table-cell table:style-name="ce77" office:value-type="string" calcext:value-type="string">
            <text:p>&lt;?xml version="1.0"?&gt;</text:p>
            <text:p>&lt;COMMAND&gt;</text:p>
            <text:p>    &lt;TYPE&gt;CMPRRESP&lt;/TYPE&gt;</text:p>
            <text:p>    &lt;TXNID&gt;MP190807.1542.C00011&lt;/TXNID&gt;</text:p>
            <text:p>    &lt;TXNSTATUS&gt;09999&lt;/TXNSTATUS&gt;</text:p>
            <text:p>    &lt;TRID&gt;783465682201908071413A30607&lt;/TRID&gt;</text:p>
            <text:p>    &lt;MESSAGE&gt;Transaction Failed with TXN Id : MP190807.1542.C00011, Failure from third party  System  REFERENCE NO :778118350&lt;/MESSAGE&gt;</text:p>
            <text:p>    &lt;IVR-RESPONSE&gt;09999##&lt;/IVR-RESPONSE&gt;</text:p>
            <text:p>&lt;/COMMAND&gt;</text:p>
          </table:table-cell>
          <table:table-cell office:value-type="string" calcext:value-type="string">
            <text:p>failure from zantel</text:p>
          </table:table-cell>
        </table:table-row>
        <table:table-row table:style-name="ro13">
          <table:table-cell office:value-type="string" calcext:value-type="string">
            <text:p>TTCL-1</text:p>
          </table:table-cell>
          <table:table-cell office:value-type="string" calcext:value-type="string">
            <text:p>&lt;COMMAND&gt;</text:p>
            <text:p>&lt;msisdn&gt;738261995&lt;/msisdn&gt;</text:p>
            <text:p>&lt;msisdn2&gt;786670654&lt;/msisdn2&gt;</text:p>
            <text:p>&lt;interfaceId&gt;TTCLST&lt;/interfaceId&gt;</text:p>
            <text:p>&lt;serviceType&gt;SESSIONTOKENREQ&lt;/serviceType&gt;</text:p>
            <text:p>&lt;/COMMAND&gt;</text:p>
          </table:table-cell>
          <table:table-cell table:style-name="ce71" office:value-type="string" calcext:value-type="string">
            <text:p/>
            <text:p>&lt;COMMAND&gt;</text:p>
            <text:p>    &lt;SESSIONTOKEN&gt;92D3B6DCFD79638ED9E5&lt;/SESSIONTOKEN&gt;</text:p>
            <text:p>&lt;/COMMAND&gt;</text:p>
          </table:table-cell>
          <table:table-cell/>
        </table:table-row>
        <table:table-row table:style-name="ro14">
          <table:table-cell office:value-type="string" calcext:value-type="string">
            <text:p>TTCL-2</text:p>
          </table:table-cell>
          <table:table-cell office:value-type="string" calcext:value-type="string">
            <text:p>&lt;COMMAND&gt;</text:p>
            <text:p>&lt;msisdn&gt;738261995&lt;/msisdn&gt;</text:p>
            <text:p>&lt;msisdn2&gt;786670654&lt;/msisdn2&gt;</text:p>
            <text:p>&lt;interfaceId&gt;TTCL&lt;/interfaceId&gt;</text:p>
            <text:p>&lt;serviceType&gt;P2POTTCLREQ&lt;/serviceType&gt;</text:p>
            <text:p>&lt;SESSIONTOKEN&gt;92D3B6DCFD79638ED9E5&lt;/SESSIONTOKEN&gt;</text:p>
            <text:p>&lt;/COMMAND&gt;</text:p>
          </table:table-cell>
          <table:table-cell table:style-name="ce76" office:value-type="string" calcext:value-type="string">
            <text:p/>
            <text:p>&lt;COMMAND&gt;</text:p>
            <text:p>    &lt;TXNSTATUS&gt;250&lt;/TXNSTATUS&gt;</text:p>
            <text:p>    &lt;FIRSTNAME&gt;&lt;/FIRSTNAME&gt;</text:p>
            <text:p>    &lt;LASTNAME&gt; &lt;/LASTNAME&gt;</text:p>
            <text:p>&lt;/COMMAND&gt;</text:p>
          </table:table-cell>
          <table:table-cell/>
        </table:table-row>
        <table:table-row table:style-name="ro15">
          <table:table-cell office:value-type="string" calcext:value-type="string">
            <text:p>TTCL-3</text:p>
          </table:table-cell>
          <table:table-cell office:value-type="string" calcext:value-type="string">
            <text:p><text:span text:style-name="T5">&lt;COMMAND&gt;</text:span></text:p>
            <text:p><text:span text:style-name="T5">&lt;PARENT_STAGEID&gt;d332&lt;/PARENT_STAGEID&gt;</text:span></text:p>
            <text:p><text:span text:style-name="T5">&lt;CELLID&gt;13567&lt;/CELLID&gt;</text:span></text:p>
            <text:p><text:span text:style-name="T5">&lt;BPROVIDER&gt;101&lt;/BPROVIDER&gt;</text:span></text:p>
            <text:p><text:span text:style-name="T5">&lt;DYNAMIC_OPTION_PREVIOUS_LIST&gt;*&lt;/DYNAMIC_OPTION_PREVIOUS_LIST&gt;</text:span></text:p>
            <text:p><text:span text:style-name="T5">&lt;REFERENCE_NO&gt;738261995&lt;/REFERENCE_NO&gt;</text:span></text:p>
            <text:p><text:span text:style-name="T5">&lt;INTERFACEID&gt;STANDARD_TPESA&lt;/INTERFACEID&gt;</text:span></text:p>
            <text:p><text:span text:style-name="T5">&lt;OTHER_DETAILS&gt;TTCL&lt;/OTHER_DETAILS&gt;</text:span></text:p>
            <text:p><text:span text:style-name="T5">&lt;PAYID1&gt;12&lt;/PAYID1&gt;</text:span></text:p>
            <text:p><text:span text:style-name="T5">&lt;PAYID2&gt;12&lt;/PAYID2&gt;</text:span></text:p>
            <text:p><text:span text:style-name="T5">&lt;RCVINSTRUMENT&gt;12&lt;/RCVINSTRUMENT&gt;</text:span></text:p>
            <text:p><text:span text:style-name="T5">&lt;PAYID&gt;12&lt;/PAYID&gt;</text:span></text:p>
            <text:p><text:span text:style-name="T5">&lt;SUBTYPE&gt;3&lt;/SUBTYPE&gt;</text:span></text:p>
            <text:p><text:span text:style-name="T5">&lt;LANGUAGE1&gt;6&lt;/LANGUAGE1&gt;</text:span></text:p>
            <text:p><text:span text:style-name="T5">&lt;PIN&gt;1235&lt;/PIN&gt;</text:span></text:p>
            <text:p><text:span text:style-name="T5">&lt;LANGUAGE2&gt;6&lt;/LANGUAGE2&gt;</text:span></text:p>
            <text:p><text:span text:style-name="T5">&lt;TYPE&gt;CMPREQ&lt;/TYPE&gt;</text:span></text:p>
            <text:p><text:span text:style-name="T5">&lt;PROVIDER1&gt;101&lt;/PROVIDER1&gt;</text:span></text:p>
            <text:p><text:span text:style-name="T5">&lt;PROVIDER2&gt;101&lt;/PROVIDER2&gt;</text:span></text:p>
            <text:p><text:span text:style-name="T5">&lt;SNDPROVIDER&gt;101&lt;/SNDPROVIDER&gt;</text:span></text:p>
            <text:p><text:span text:style-name="T5">&lt;AMOUNT&gt;250&lt;/AMOUNT&gt;</text:span></text:p>
            <text:p><text:span text:style-name="T5">&lt;SNDINSTRUMENT&gt;12&lt;/SNDINSTRUMENT&gt;</text:span></text:p>
            <text:p><text:span text:style-name="T5">&lt;PREVIOUSSTAGE&gt;3&lt;/PREVIOUSSTAGE&gt;</text:span></text:p>
            <text:p><text:span text:style-name="T5">&lt;MSISDN2&gt;780900987&lt;/MSISDN2&gt;</text:span></text:p>
            <text:p><text:span text:style-name="T5">&lt;language&gt;sw&lt;/language&gt;</text:span></text:p>
            <text:p><text:span text:style-name="T5">&lt;PROVIDER&gt;101&lt;/PROVIDER&gt;</text:span></text:p>
            <text:p><text:span text:style-name="T5">&lt;SERVICE_NAME&gt;MNO&lt;/SERVICE_NAME&gt;</text:span></text:p>
            <text:p><text:span text:style-name="T5">&lt;RCVPROVIDER&gt;101&lt;/RCVPROVIDER&gt;</text:span></text:p>
            <text:p><text:span text:style-name="T5">&lt;MSISDN&gt;786670654&lt;/MSISDN&gt;</text:span></text:p>
            <text:p><text:span text:style-name="T5">&lt;/COMMAND&gt;</text:span></text:p>
          </table:table-cell>
          <table:table-cell table:style-name="ce77" office:value-type="string" calcext:value-type="string">
            <text:p>&lt;?xml version="1.0"?&gt;</text:p>
            <text:p>&lt;COMMAND&gt;</text:p>
            <text:p>    &lt;TYPE&gt;CMPRRESP&lt;/TYPE&gt;</text:p>
            <text:p>    &lt;TXNID&gt;MP190808.1614.C00061&lt;/TXNID&gt;</text:p>
            <text:p>    &lt;TXNSTATUS&gt;09999&lt;/TXNSTATUS&gt;</text:p>
            <text:p>    &lt;TRID&gt;786670654201908081614C0048&lt;/TRID&gt;</text:p>
            <text:p>    &lt;MESSAGE&gt;Transaction Failed with TXN Id : MP190808.1614.C00061, Failure from third party  System  REFERENCE NO :738261995&lt;/MESSAGE&gt;</text:p>
            <text:p>    &lt;IVR-RESPONSE&gt;09999##&lt;/IVR-RESPONSE&gt;</text:p>
            <text:p>&lt;/COMMAND&gt;</text:p>
          </table:table-cell>
          <table:table-cell office:value-type="string" calcext:value-type="string">
            <text:p>failure from 3<text:span text:style-name="T6">rd</text:span> party</text:p>
          </table:table-cell>
        </table:table-row>
        <table:table-row table:style-name="ro15" table:number-rows-repeated="8">
          <table:table-cell/>
          <table:table-cell table:style-name="ce90"/>
          <table:table-cell table:number-columns-repeated="2"/>
        </table:table-row>
        <table:table-row table:style-name="ro15" table:number-rows-repeated="7">
          <table:table-cell table:style-name="Default" table:number-columns-repeated="3"/>
          <table:table-cell/>
        </table:table-row>
        <table:table-row table:style-name="ro15">
          <table:table-cell table:style-name="Default" table:number-columns-repeated="3"/>
          <table:table-cell/>
        </table:table-row>
      </table:table>
      <table:table table:name="Billers_MW" table:style-name="ta3">
        <table:table-column table:style-name="co16" table:default-cell-style-name="ce126"/>
        <table:table-column table:style-name="co17" table:default-cell-style-name="ce126"/>
        <table:table-column table:style-name="co18" table:default-cell-style-name="ce126"/>
        <table:table-column table:style-name="co16" table:default-cell-style-name="ce126"/>
        <table:table-column table:style-name="co10" table:number-columns-repeated="1020" table:default-cell-style-name="ce126"/>
        <table:table-row table:style-name="ro17">
          <table:table-cell table:style-name="ce147" office:value-type="string" calcext:value-type="string">
            <text:p>Biller Name</text:p>
          </table:table-cell>
          <table:table-cell table:style-name="ce147" office:value-type="string" calcext:value-type="string">
            <text:p>Request</text:p>
          </table:table-cell>
          <table:table-cell table:style-name="ce147" office:value-type="string" calcext:value-type="string">
            <text:p>Response</text:p>
          </table:table-cell>
          <table:table-cell table:number-columns-repeated="1021"/>
        </table:table-row>
        <table:table-row table:style-name="ro18">
          <table:table-cell table:style-name="ce129" office:value-type="string" calcext:value-type="string">
            <text:p>LWB offline</text:p>
          </table:table-cell>
          <table:table-cell table:style-name="ce144" office:value-type="string" calcext:value-type="string">
            <text:p>&lt;COMMAND&gt;</text:p>
            <text:p>&lt;BPROVIDER&gt;101&lt;/BPROVIDER&gt;</text:p>
            <text:p>&lt;REFERENCE_NO&gt;2200798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1236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500&lt;/AMOUNT&gt;</text:p>
            <text:p>&lt;STORE_FAV_MESSAGE&gt;Y&lt;/STORE_FAV_MESSAGE&gt;</text:p>
            <text:p>&lt;SNDINSTRUMENT&gt;12&lt;/SNDINSTRUMENT&gt;</text:p>
            <text:p>&lt;MSISDN2&gt;999901924&lt;/MSISDN2&gt;</text:p>
            <text:p>&lt;language&gt;en&lt;/language&gt;</text:p>
            <text:p>&lt;PROVIDER&gt;101&lt;/PROVIDER&gt;</text:p>
            <text:p>&lt;SERVICE_NAME&gt;LWB&lt;/SERVICE_NAME&gt;</text:p>
            <text:p>&lt;RCVPROVIDER&gt;101&lt;/RCVPROVIDER&gt;</text:p>
            <text:p>&lt;MSISDN&gt;995213302&lt;/MSISDN&gt;</text:p>
            <text:p>&lt;/COMMAND&gt;</text:p>
          </table:table-cell>
          <table:table-cell table:style-name="ce132" office:value-type="string" calcext:value-type="string">
            <text:p>&lt;?xml version="1.0"?&gt;</text:p>
            <text:p>&lt;COMMAND&gt;</text:p>
            <text:p>&lt;TYPE&gt;CMPRRESP&lt;/TYPE&gt;</text:p>
            <text:p>&lt;TXNID&gt;MP190708.0905.C00008&lt;/TXNID&gt;</text:p>
            <text:p>&lt;TXNSTATUS&gt;200&lt;/TXNSTATUS&gt;</text:p>
            <text:p>&lt;TRID&gt;995213302201907080905C3889&lt;/TRID&gt;</text:p>
            <text:p>&lt;MESSAGE&gt;Dear customer you have paid MK 500.00 to</text:p>
            <text:p>LILONGWE WATER BOARD in reference to 2200798. Bal:MK 773948.14. Trans ID: MP190708.0905.C00008 REFERENCE NO :2200798&lt;/MESSAGE&gt;</text:p>
            <text:p>&lt;IVR-RESPONSE&gt;9014_MERCODE#999901924|500.00|0.00|0.00|MP190708.0905.C00008|773948.14#&lt;/IVR-RESPONSE&gt;</text:p>
            <text:p>&lt;/COMMAND&gt;</text:p>
          </table:table-cell>
          <table:table-cell table:number-columns-repeated="1021"/>
        </table:table-row>
        <table:table-row table:style-name="ro19">
          <table:table-cell table:style-name="ce129" office:value-type="string" calcext:value-type="string">
            <text:p>CRWB offline</text:p>
          </table:table-cell>
          <table:table-cell table:style-name="ce144" office:value-type="string" calcext:value-type="string">
            <text:p>&lt;COMMAND&gt;</text:p>
            <text:p>&lt;BPROVIDER&gt;101&lt;/BPROVIDER&gt;</text:p>
            <text:p>&lt;REFERENCE_NO&gt;003042043700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1236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600&lt;/AMOUNT&gt;</text:p>
            <text:p>&lt;STORE_FAV_MESSAGE&gt;Y&lt;/STORE_FAV_MESSAGE&gt;</text:p>
            <text:p>&lt;SNDINSTRUMENT&gt;12&lt;/SNDINSTRUMENT&gt;</text:p>
            <text:p>&lt;MSISDN2&gt;999901940&lt;/MSISDN2&gt;</text:p>
            <text:p>&lt;language&gt;en&lt;/language&gt;</text:p>
            <text:p>&lt;PROVIDER&gt;101&lt;/PROVIDER&gt;</text:p>
            <text:p>&lt;SERVICE_NAME&gt;CRWB&lt;/SERVICE_NAME&gt;</text:p>
            <text:p>&lt;RCVPROVIDER&gt;101&lt;/RCVPROVIDER&gt;</text:p>
            <text:p>&lt;MSISDN&gt;995213302&lt;/MSISDN&gt;</text:p>
            <text:p>&lt;/COMMAND&gt;</text:p>
          </table:table-cell>
          <table:table-cell table:style-name="ce132" office:value-type="string" calcext:value-type="string">
            <text:p>&lt;?xml version="1.0"?&gt;</text:p>
            <text:p>&lt;COMMAND&gt;</text:p>
            <text:p>&lt;TYPE&gt;CMPRRESP&lt;/TYPE&gt;</text:p>
            <text:p>&lt;TXNID&gt;MP190708.0922.C00009&lt;/TXNID&gt;</text:p>
            <text:p>&lt;TXNSTATUS&gt;200&lt;/TXNSTATUS&gt;</text:p>
            <text:p>&lt;TRID&gt;995213302201907080922C3907&lt;/TRID&gt;</text:p>
            <text:p>&lt;MESSAGE&gt;Dear customer you have paid MK 600.00 to</text:p>
            <text:p>MALAWI HOUSING in reference to 003042043700. Bal:MK 773348.14. Trans ID: MP190708.0922.C00009 REFERENCE NO :003042043700&lt;/MESSAGE&gt;</text:p>
            <text:p>&lt;IVR-RESPONSE&gt;9014_MERCODE#999901940|600.00|0.00|0.00|MP190708.0922.C00009|773348.14#&lt;/IVR-RESPONSE&gt;</text:p>
            <text:p>&lt;/COMMAND&gt;</text:p>
          </table:table-cell>
          <table:table-cell table:number-columns-repeated="1021"/>
        </table:table-row>
        <table:table-row table:style-name="ro20">
          <table:table-cell table:style-name="ce129" office:value-type="string" calcext:value-type="string">
            <text:p>MASM offline</text:p>
          </table:table-cell>
          <table:table-cell table:style-name="ce144" office:value-type="string" calcext:value-type="string">
            <text:p>&lt;COMMAND&gt;</text:p>
            <text:p>&lt;BPROVIDER&gt;101&lt;/BPROVIDER&gt;</text:p>
            <text:p>&lt;REFERENCE_NO&gt;18017800601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1236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500&lt;/AMOUNT&gt;</text:p>
            <text:p>&lt;STORE_FAV_MESSAGE&gt;Y&lt;/STORE_FAV_MESSAGE&gt;</text:p>
            <text:p>&lt;SNDINSTRUMENT&gt;12&lt;/SNDINSTRUMENT&gt;</text:p>
            <text:p>&lt;MSISDN2&gt;997656787&lt;/MSISDN2&gt;</text:p>
            <text:p>&lt;language&gt;en&lt;/language&gt;</text:p>
            <text:p>&lt;PROVIDER&gt;101&lt;/PROVIDER&gt;</text:p>
            <text:p>&lt;SERVICE_NAME&gt;MASM&lt;/SERVICE_NAME&gt;</text:p>
            <text:p>&lt;RCVPROVIDER&gt;101&lt;/RCVPROVIDER&gt;</text:p>
            <text:p>&lt;MSISDN&gt;995213302&lt;/MSISDN&gt;</text:p>
            <text:p>&lt;/COMMAND&gt;</text:p>
          </table:table-cell>
          <table:table-cell table:style-name="ce132" office:value-type="string" calcext:value-type="string">
            <text:p>&lt;?xml version="1.0"?&gt;</text:p>
            <text:p>&lt;COMMAND&gt;</text:p>
            <text:p>&lt;TYPE&gt;CMPRRESP&lt;/TYPE&gt;</text:p>
            <text:p>&lt;TXNID&gt;MP190708.0924.C00010&lt;/TXNID&gt;</text:p>
            <text:p>&lt;TXNSTATUS&gt;200&lt;/TXNSTATUS&gt;</text:p>
            <text:p>&lt;TRID&gt;995213302201907080924C3910&lt;/TRID&gt;</text:p>
            <text:p>&lt;MESSAGE&gt;Dear customer you have paid MK 500.00 to</text:p>
            <text:p>MASM in reference to 18017800601. Bal:MK 772848.14. Trans ID: MP190708.0924.C00010 REFERENCE NO :18017800601&lt;/MESSAGE&gt;</text:p>
            <text:p>&lt;IVR-RESPONSE&gt;9014_MERCODE#997656787|500.00|0.00|0.00|MP190708.0924.C00010|772848.14#&lt;/IVR-RESPONSE&gt;</text:p>
            <text:p>&lt;/COMMAND&gt;</text:p>
          </table:table-cell>
          <table:table-cell table:number-columns-repeated="1021"/>
        </table:table-row>
        <table:table-row table:style-name="ro21">
          <table:table-cell table:style-name="ce129" office:value-type="string" calcext:value-type="string">
            <text:p>NRWB offline</text:p>
          </table:table-cell>
          <table:table-cell table:style-name="ce144" office:value-type="string" calcext:value-type="string">
            <text:p>&lt;COMMAND&gt;</text:p>
            <text:p>&lt;BPROVIDER&gt;101&lt;/BPROVIDER&gt;</text:p>
            <text:p>&lt;REFERENCE_NO&gt;51030943000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1236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500&lt;/AMOUNT&gt;</text:p>
            <text:p>&lt;STORE_FAV_MESSAGE&gt;Y&lt;/STORE_FAV_MESSAGE&gt;</text:p>
            <text:p>&lt;SNDINSTRUMENT&gt;12&lt;/SNDINSTRUMENT&gt;</text:p>
            <text:p>&lt;MSISDN2&gt;991000106&lt;/MSISDN2&gt;</text:p>
            <text:p>&lt;language&gt;en&lt;/language&gt;</text:p>
            <text:p>&lt;PROVIDER&gt;101&lt;/PROVIDER&gt;</text:p>
            <text:p>&lt;SERVICE_NAME&gt;NRWB&lt;/SERVICE_NAME&gt;</text:p>
            <text:p>&lt;RCVPROVIDER&gt;101&lt;/RCVPROVIDER&gt;</text:p>
            <text:p>&lt;MSISDN&gt;995213302&lt;/MSISDN&gt;</text:p>
            <text:p>&lt;/COMMAND&gt;</text:p>
          </table:table-cell>
          <table:table-cell table:style-name="ce132" office:value-type="string" calcext:value-type="string">
            <text:p>&lt;?xml version="1.0"?&gt;</text:p>
            <text:p>&lt;COMMAND&gt;</text:p>
            <text:p>&lt;TYPE&gt;CMPRRESP&lt;/TYPE&gt;</text:p>
            <text:p>&lt;TXNID&gt;MP190708.0926.C00011&lt;/TXNID&gt;</text:p>
            <text:p>&lt;TXNSTATUS&gt;200&lt;/TXNSTATUS&gt;</text:p>
            <text:p>&lt;TRID&gt;995213302201907080926C3913&lt;/TRID&gt;</text:p>
            <text:p>&lt;MESSAGE&gt;Dear customer you have paid MK 500.00 to</text:p>
            <text:p>MTEGHA in reference to 51030943000. Bal:MK 772348.14. Trans ID: MP190708.0926.C00011 REFERENCE NO :51030943000&lt;/MESSAGE&gt;</text:p>
            <text:p>&lt;IVR-RESPONSE&gt;9014_MERCODE#991000106|500.00|0.00|0.00|MP190708.0926.C00011|772348.14#&lt;/IVR-RESPONSE&gt;</text:p>
            <text:p>&lt;/COMMAND&gt;</text:p>
          </table:table-cell>
          <table:table-cell table:number-columns-repeated="1021"/>
        </table:table-row>
        <table:table-row table:style-name="ro22">
          <table:table-cell table:style-name="ce148" office:value-type="string" calcext:value-type="string">
            <text:p>Escom</text:p>
          </table:table-cell>
          <table:table-cell table:style-name="ce144" office:value-type="string" calcext:value-type="string">
            <text:p>&lt;COMMAND&gt;</text:p>
            <text:p>&lt;BPROVIDER&gt;101&lt;/BPROVIDER&gt;</text:p>
            <text:p>&lt;REFERENCE_NO&gt;01329777310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1236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1000&lt;/AMOUNT&gt;</text:p>
            <text:p>&lt;STORE_FAV_MESSAGE&gt;N&lt;/STORE_FAV_MESSAGE&gt;</text:p>
            <text:p>&lt;SNDINSTRUMENT&gt;12&lt;/SNDINSTRUMENT&gt;</text:p>
            <text:p>&lt;MSISDN2&gt;999901905&lt;/MSISDN2&gt;</text:p>
            <text:p>&lt;language&gt;en&lt;/language&gt;</text:p>
            <text:p>&lt;PROVIDER&gt;101&lt;/PROVIDER&gt;</text:p>
            <text:p>&lt;SERVICE_NAME&gt;ESCOM&lt;/SERVICE_NAME&gt;</text:p>
            <text:p>&lt;RCVPROVIDER&gt;101&lt;/RCVPROVIDER&gt;</text:p>
            <text:p>&lt;MSISDN&gt;995213302&lt;/MSISDN&gt;</text:p>
            <text:p>&lt;TRID&gt;992597164201907040004D28089&lt;/TRID&gt;&lt;/COMMAND&gt;</text:p>
          </table:table-cell>
          <table:table-cell table:style-name="ce132" office:value-type="string" calcext:value-type="string">
            <text:p>&lt;?xml version="1.0"?&gt;</text:p>
            <text:p>&lt;COMMAND&gt;</text:p>
            <text:p>&lt;TYPE&gt;CMPRRESP&lt;/TYPE&gt;</text:p>
            <text:p>&lt;TXNID&gt;MP190709.1505.C00019&lt;/TXNID&gt;</text:p>
            <text:p>&lt;TXNSTATUS&gt;250&lt;/TXNSTATUS&gt;</text:p>
            <text:p>&lt;TRID&gt;992597164201907040004D28089&lt;/TRID&gt;</text:p>
            <text:p>&lt;MESSAGE&gt;Dear customer. You have initiated the payment of MK 1000.00 to ESCOM in reference to 01329777310. Bal:MK 768312.14. Trans ID: MP190709.1505.C00019 REFERENCE NO :01329777310&lt;/MESSAGE&gt;</text:p>
            <text:p>&lt;IVR-RESPONSE&gt;250##&lt;/IVR-RESPONSE&gt;</text:p>
            <text:p>&lt;/COMMAND&gt;</text:p>
          </table:table-cell>
          <table:table-cell table:number-columns-repeated="1021"/>
        </table:table-row>
        <table:table-row table:style-name="ro23">
          <table:table-cell table:style-name="ce129" office:value-type="string" calcext:value-type="string">
            <text:p>BWB</text:p>
          </table:table-cell>
          <table:table-cell table:style-name="ce144" office:value-type="string" calcext:value-type="string">
            <text:p>&lt;COMMAND&gt;</text:p>
            <text:p>&lt;BPROVIDER&gt;101&lt;/BPROVIDER&gt;</text:p>
            <text:p>&lt;REFERENCE_NO&gt;0120031071679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1236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1000&lt;/AMOUNT&gt;</text:p>
            <text:p>&lt;STORE_FAV_MESSAGE&gt;Y&lt;/STORE_FAV_MESSAGE&gt;</text:p>
            <text:p>&lt;SNDINSTRUMENT&gt;12&lt;/SNDINSTRUMENT&gt;</text:p>
            <text:p>&lt;MSISDN2&gt;999901961&lt;/MSISDN2&gt;</text:p>
            <text:p>&lt;language&gt;en&lt;/language&gt;</text:p>
            <text:p>&lt;PROVIDER&gt;101&lt;/PROVIDER&gt;</text:p>
            <text:p>&lt;SERVICE_NAME&gt;BWB&lt;/SERVICE_NAME&gt;</text:p>
            <text:p>&lt;RCVPROVIDER&gt;101&lt;/RCVPROVIDER&gt;</text:p>
            <text:p>&lt;MSISDN&gt;995213302&lt;/MSISDN&gt;</text:p>
            <text:p>&lt;TRID&gt;999800170201907040146D29499&lt;/TRID&gt;&lt;/COMMAND&gt;</text:p>
          </table:table-cell>
          <table:table-cell table:style-name="ce132" office:value-type="string" calcext:value-type="string">
            <text:p>&lt;?xml version="1.0"?&gt;</text:p>
            <text:p>&lt;COMMAND&gt;</text:p>
            <text:p>&lt;TYPE&gt;CMPRRESP&lt;/TYPE&gt;</text:p>
            <text:p>&lt;TXNID&gt;MP190710.1329.C00002&lt;/TXNID&gt;</text:p>
            <text:p>&lt;TXNSTATUS&gt;250&lt;/TXNSTATUS&gt;</text:p>
            <text:p>&lt;TRID&gt;999800170201907040146D29499&lt;/TRID&gt;</text:p>
            <text:p>&lt;MESSAGE&gt;Dear customer. You have initiated the payment of MK 1000.00 to GOTVNEW in reference to 0120031071679. Bal:MK 747462.14. Trans ID: MP190710.1329.C00002 REFERENCE NO :0120031071679&lt;/MESSAGE&gt;</text:p>
            <text:p>&lt;IVR-RESPONSE&gt;250##&lt;/IVR-RESPONSE&gt;</text:p>
            <text:p>&lt;/COMMAND&gt;</text:p>
          </table:table-cell>
          <table:table-cell table:number-columns-repeated="1021"/>
        </table:table-row>
        <table:table-row table:style-name="ro23">
          <table:table-cell table:style-name="ce129" office:value-type="string" calcext:value-type="string">
            <text:p>SRWB</text:p>
          </table:table-cell>
          <table:table-cell table:style-name="ce144" office:value-type="string" calcext:value-type="string">
            <text:p>&lt;COMMAND&gt;</text:p>
            <text:p>&lt;BPROVIDER&gt;101&lt;/BPROVIDER&gt;</text:p>
            <text:p>&lt;REFERENCE_NO&gt;37152935534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1236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500&lt;/AMOUNT&gt;</text:p>
            <text:p>&lt;STORE_FAV_MESSAGE&gt;N&lt;/STORE_FAV_MESSAGE&gt;</text:p>
            <text:p>&lt;SNDINSTRUMENT&gt;12&lt;/SNDINSTRUMENT&gt;</text:p>
            <text:p>&lt;MSISDN2&gt;999901927&lt;/MSISDN2&gt;</text:p>
            <text:p>&lt;language&gt;en&lt;/language&gt;</text:p>
            <text:p>&lt;PROVIDER&gt;101&lt;/PROVIDER&gt;</text:p>
            <text:p>&lt;SERVICE_NAME&gt;SRWB&lt;/SERVICE_NAME&gt;</text:p>
            <text:p>&lt;RCVPROVIDER&gt;101&lt;/RCVPROVIDER&gt;</text:p>
            <text:p>&lt;MSISDN&gt;995213302&lt;/MSISDN&gt;</text:p>
            <text:p>&lt;TRID&gt;991270363201907050940D1909&lt;/TRID&gt;&lt;/COMMAND&gt;</text:p>
          </table:table-cell>
          <table:table-cell table:style-name="ce132" office:value-type="string" calcext:value-type="string">
            <text:p>&lt;?xml version="1.0"?&gt;</text:p>
            <text:p>&lt;COMMAND&gt;</text:p>
            <text:p>&lt;TYPE&gt;CMPRRESP&lt;/TYPE&gt;</text:p>
            <text:p>&lt;TXNID&gt;MP190709.1531.C00028&lt;/TXNID&gt;</text:p>
            <text:p>&lt;TXNSTATUS&gt;200&lt;/TXNSTATUS&gt;</text:p>
            <text:p>&lt;TRID&gt;991270363201907050940D1909&lt;/TRID&gt;</text:p>
            <text:p>&lt;MESSAGE&gt;Dear customer you have paid MK 500.00 to</text:p>
            <text:p>MARTIN in reference to 37152935534. Bal:MK 764762.14. Trans ID: MP190709.1531.C00028 REFERENCE NO :37152935534&lt;/MESSAGE&gt;</text:p>
            <text:p>&lt;IVR-RESPONSE&gt;9014_MERCODE#999901927|500.00|0.00|0.00|MP190709.1531.C00028|764762.14#&lt;/IVR-RESPONSE&gt;</text:p>
            <text:p>&lt;/COMMAND&gt;</text:p>
          </table:table-cell>
          <table:table-cell table:number-columns-repeated="1021"/>
        </table:table-row>
        <table:table-row table:style-name="ro23">
          <table:table-cell table:style-name="ce129" office:value-type="string" calcext:value-type="string">
            <text:p>GOTV</text:p>
          </table:table-cell>
          <table:table-cell table:style-name="ce144" office:value-type="string" calcext:value-type="string">
            <text:p>&lt;COMMAND&gt;</text:p>
            <text:p>&lt;BPROVIDER&gt;101&lt;/BPROVIDER&gt;</text:p>
            <text:p>&lt;REFERENCE_NO&gt;4622647592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1236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850&lt;/AMOUNT&gt;</text:p>
            <text:p>&lt;STORE_FAV_MESSAGE&gt;N&lt;/STORE_FAV_MESSAGE&gt;</text:p>
            <text:p>&lt;SNDINSTRUMENT&gt;12&lt;/SNDINSTRUMENT&gt;</text:p>
            <text:p>&lt;MSISDN2&gt;999901943&lt;/MSISDN2&gt;</text:p>
            <text:p>&lt;language&gt;en&lt;/language&gt;</text:p>
            <text:p>&lt;PROVIDER&gt;101&lt;/PROVIDER&gt;</text:p>
            <text:p>&lt;SERVICE_NAME&gt;GOTV&lt;/SERVICE_NAME&gt;</text:p>
            <text:p>&lt;RCVPROVIDER&gt;101&lt;/RCVPROVIDER&gt;</text:p>
            <text:p>&lt;MSISDN&gt;995213302&lt;/MSISDN&gt;</text:p>
            <text:p>&lt;TRID&gt;991184888201907041648D34843&lt;/TRID&gt;&lt;/COMMAND&gt;</text:p>
          </table:table-cell>
          <table:table-cell table:style-name="ce132" office:value-type="string" calcext:value-type="string">
            <text:p>&lt;?xml version="1.0"?&gt;</text:p>
            <text:p>&lt;COMMAND&gt;</text:p>
            <text:p>&lt;TYPE&gt;CMPRRESP&lt;/TYPE&gt;</text:p>
            <text:p>&lt;TXNID&gt;MP190710.0626.C00042&lt;/TXNID&gt;</text:p>
            <text:p>&lt;TXNSTATUS&gt;250&lt;/TXNSTATUS&gt;</text:p>
            <text:p>&lt;TRID&gt;991184888201907041648D34843&lt;/TRID&gt;</text:p>
            <text:p>&lt;MESSAGE&gt;Dear customer. You have initiated the payment of MK 850.00 to GOTVNEW in reference to 4622647592. Bal:MK 753062.14. Trans ID: MP190710.0626.C00042 REFERENCE NO :4622647592&lt;/MESSAGE&gt;</text:p>
            <text:p>&lt;IVR-RESPONSE&gt;250##&lt;/IVR-RESPONSE&gt;</text:p>
            <text:p>&lt;/COMMAND&gt;</text:p>
          </table:table-cell>
          <table:table-cell table:number-columns-repeated="1021"/>
        </table:table-row>
        <table:table-row table:style-name="ro23">
          <table:table-cell table:style-name="ce129" office:value-type="string" calcext:value-type="string">
            <text:p>DSTV</text:p>
          </table:table-cell>
          <table:table-cell table:style-name="ce144" office:value-type="string" calcext:value-type="string">
            <text:p>Have not got Request</text:p>
          </table:table-cell>
          <table:table-cell table:style-name="ce129"/>
          <table:table-cell table:number-columns-repeated="1021"/>
        </table:table-row>
        <table:table-row table:style-name="ro23">
          <table:table-cell table:style-name="ce129" office:value-type="string" calcext:value-type="string">
            <text:p>KWESE</text:p>
          </table:table-cell>
          <table:table-cell table:style-name="ce144" office:value-type="string" calcext:value-type="string">
            <text:p>&lt;COMMAND&gt;</text:p>
            <text:p>&lt;KWESE_PAYMENT_CODE&gt;000101&lt;/KWESE_PAYMENT_CODE&gt;</text:p>
            <text:p>&lt;BPROVIDER&gt;101&lt;/BPROVIDER&gt;</text:p>
            <text:p>&lt;REFERENCE_NO&gt;26500002367&lt;/REFERENCE_NO&gt;</text:p>
            <text:p>&lt;KWESE_VENDOR_API_KEY&gt;26e1bec21a2241686974afd3384f73a6e14ea532dbb0c2e2cea3a135f4e2c3d2&lt;/KWESE_VENDOR_API_KEY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1236&lt;/PIN&gt;</text:p>
            <text:p>&lt;LANGUAGE2&gt;1&lt;/LANGUAGE2&gt;</text:p>
            <text:p>&lt;TYPE&gt;CMPREQ&lt;/TYPE&gt;</text:p>
            <text:p>&lt;KWESE_CURRENCY&gt;MW&lt;/KWESE_CURRENCY&gt;</text:p>
            <text:p>&lt;PROVIDER1&gt;101&lt;/PROVIDER1&gt;</text:p>
            <text:p>&lt;PROVIDER2&gt;101&lt;/PROVIDER2&gt;</text:p>
            <text:p>&lt;SNDPROVIDER&gt;101&lt;/SNDPROVIDER&gt;</text:p>
            <text:p>&lt;AMOUNT&gt;1000&lt;/AMOUNT&gt;</text:p>
            <text:p>&lt;STORE_FAV_MESSAGE&gt;N&lt;/STORE_FAV_MESSAGE&gt;</text:p>
            <text:p>&lt;SNDINSTRUMENT&gt;12&lt;/SNDINSTRUMENT&gt;</text:p>
            <text:p>&lt;interface_txn_id&gt;900085095788&lt;/interface_txn_id&gt;</text:p>
            <text:p>&lt;MSISDN2&gt;999901037&lt;/MSISDN2&gt;</text:p>
            <text:p>&lt;language&gt;en&lt;/language&gt;</text:p>
            <text:p>&lt;PROVIDER&gt;101&lt;/PROVIDER&gt;</text:p>
            <text:p>&lt;SERVICE_NAME&gt;KWESETV&lt;/SERVICE_NAME&gt;</text:p>
            <text:p>&lt;RCVPROVIDER&gt;101&lt;/RCVPROVIDER&gt;</text:p>
            <text:p>&lt;MSISDN&gt;995213302&lt;/MSISDN&gt;</text:p>
            <text:p>&lt;KWESE_VENDOR_CODE&gt;ARTMWBPPT&lt;/KWESE_VENDOR_CODE&gt;</text:p>
            <text:p>&lt;TRID&gt;995471801201907011945D19574&lt;/TRID&gt;&lt;/COMMAND&gt;</text:p>
          </table:table-cell>
          <table:table-cell table:style-name="ce132" office:value-type="string" calcext:value-type="string">
            <text:p>&lt;?xml version="1.0"?&gt;</text:p>
            <text:p>&lt;COMMAND&gt;</text:p>
            <text:p>&lt;TYPE&gt;CMPRRESP&lt;/TYPE&gt;</text:p>
            <text:p>&lt;TXNID&gt;MP190710.1009.C00045&lt;/TXNID&gt;</text:p>
            <text:p>&lt;TXNSTATUS&gt;250&lt;/TXNSTATUS&gt;</text:p>
            <text:p>&lt;TRID&gt;995471801201907011945D19574&lt;/TRID&gt;</text:p>
            <text:p>&lt;MESSAGE&gt;Dear customer. You have initiated the payment of MK 1000.00 to KWESETV in reference to 26500002367. Bal:MK 751062.14. Trans ID: MP190710.1009.C00045 REFERENCE NO :26500002367&lt;/MESSAGE&gt;</text:p>
            <text:p>&lt;IVR-RESPONSE&gt;250##&lt;/IVR-RESPONSE&gt;</text:p>
            <text:p>&lt;/COMMAND&gt;</text:p>
          </table:table-cell>
          <table:table-cell table:number-columns-repeated="1021"/>
        </table:table-row>
        <table:table-row table:style-name="ro23">
          <table:table-cell table:style-name="ce129" office:value-type="string" calcext:value-type="string">
            <text:p>NICO</text:p>
          </table:table-cell>
          <table:table-cell table:style-name="ce144" office:value-type="string" calcext:value-type="string">
            <text:p>&lt;COMMAND&gt;</text:p>
            <text:p>&lt;BPROVIDER&gt;101&lt;/BPROVIDER&gt;</text:p>
            <text:p>&lt;REFERENCE_NO&gt;014348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*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1550&lt;/AMOUNT&gt;</text:p>
            <text:p>&lt;SNDINSTRUMENT&gt;12&lt;/SNDINSTRUMENT&gt;</text:p>
            <text:p>&lt;MSISDN2&gt;999901021&lt;/MSISDN2&gt;</text:p>
            <text:p>&lt;language&gt;en&lt;/language&gt;</text:p>
            <text:p>&lt;PROVIDER&gt;101&lt;/PROVIDER&gt;</text:p>
            <text:p>&lt;RCVPROVIDER&gt;101&lt;/RCVPROVIDER&gt;</text:p>
            <text:p>&lt;MSISDN&gt;995213302&lt;/MSISDN&gt;</text:p>
            <text:p>&lt;TRID&gt;997570920201907051341G86508&lt;/TRID&gt;&lt;/COMMAND&gt;</text:p>
          </table:table-cell>
          <table:table-cell table:style-name="ce132" office:value-type="string" calcext:value-type="string">
            <text:p>&lt;?xml version="1.0"?&gt;</text:p>
            <text:p>&lt;COMMAND&gt;</text:p>
            <text:p>&lt;TYPE&gt;CMPRRESP&lt;/TYPE&gt;</text:p>
            <text:p>&lt;TXNID&gt;MP190709.1529.C00027&lt;/TXNID&gt;</text:p>
            <text:p>&lt;TXNSTATUS&gt;200&lt;/TXNSTATUS&gt;</text:p>
            <text:p>&lt;TRID&gt;997570920201907051341G86508&lt;/TRID&gt;</text:p>
            <text:p>&lt;MESSAGE&gt;Dear customer you have paid MK 1550.00 to</text:p>
            <text:p>TEST in reference to 014348. Bal:MK 765262.14. Trans ID: MP190709.1529.C00027 REFERENCE NO :014348&lt;/MESSAGE&gt;</text:p>
            <text:p>&lt;IVR-RESPONSE&gt;9014_MERCODE#999901021|1550.00|0.00|0.00|MP190709.1529.C00027|765262.14#&lt;/IVR-RESPONSE&gt;</text:p>
            <text:p>&lt;/COMMAND&gt;</text:p>
          </table:table-cell>
          <table:table-cell table:number-columns-repeated="1021"/>
        </table:table-row>
        <table:table-row table:style-name="ro23">
          <table:table-cell table:style-name="ce129" office:value-type="string" calcext:value-type="string">
            <text:p>UGI</text:p>
          </table:table-cell>
          <table:table-cell table:style-name="ce144" office:value-type="string" calcext:value-type="string">
            <text:p>Have not got Request</text:p>
          </table:table-cell>
          <table:table-cell table:style-name="ce129"/>
          <table:table-cell table:number-columns-repeated="1021"/>
        </table:table-row>
        <table:table-row table:style-name="ro23">
          <table:table-cell table:style-name="ce129" office:value-type="string" calcext:value-type="string">
            <text:p>SMILE LIFE</text:p>
          </table:table-cell>
          <table:table-cell table:style-name="ce144" office:value-type="string" calcext:value-type="string">
            <text:p>&lt;COMMAND&gt;</text:p>
            <text:p>&lt;BPROVIDER&gt;101&lt;/BPROVIDER&gt;</text:p>
            <text:p>&lt;REFERENCE_NO&gt;37152935534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1236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500&lt;/AMOUNT&gt;</text:p>
            <text:p>&lt;STORE_FAV_MESSAGE&gt;N&lt;/STORE_FAV_MESSAGE&gt;</text:p>
            <text:p>&lt;SNDINSTRUMENT&gt;12&lt;/SNDINSTRUMENT&gt;</text:p>
            <text:p>&lt;MSISDN2&gt;999901906&lt;/MSISDN2&gt;</text:p>
            <text:p>&lt;language&gt;en&lt;/language&gt;</text:p>
            <text:p>&lt;PROVIDER&gt;101&lt;/PROVIDER&gt;</text:p>
            <text:p>&lt;SERVICE_NAME&gt;SRWB&lt;/SERVICE_NAME&gt;</text:p>
            <text:p>&lt;RCVPROVIDER&gt;101&lt;/RCVPROVIDER&gt;</text:p>
            <text:p>&lt;MSISDN&gt;995213302&lt;/MSISDN&gt;</text:p>
            <text:p>&lt;TRID&gt;991270363201907050940D1909&lt;/TRID&gt;</text:p>
            <text:p>&lt;/COMMAND&gt;</text:p>
          </table:table-cell>
          <table:table-cell table:style-name="ce132" office:value-type="string" calcext:value-type="string">
            <text:p>&lt;?xml version="1.0"?&gt;</text:p>
            <text:p>&lt;COMMAND&gt;</text:p>
            <text:p>&lt;TYPE&gt;CMPRRESP&lt;/TYPE&gt;</text:p>
            <text:p>&lt;TXNID&gt;MP190709.1518.C00020&lt;/TXNID&gt;</text:p>
            <text:p>&lt;TXNSTATUS&gt;200&lt;/TXNSTATUS&gt;</text:p>
            <text:p>&lt;TRID&gt;991270363201907050940D1909&lt;/TRID&gt;</text:p>
            <text:p>&lt;MESSAGE&gt;Dear customer you have paid MK 500.00 to</text:p>
            <text:p>SMILE in reference to 37152935534. Bal:MK 767812.14. Trans ID: MP190709.1518.C00020 REFERENCE NO :37152935534&lt;/MESSAGE&gt;</text:p>
            <text:p>&lt;IVR-RESPONSE&gt;9014_MERCODE#999901906|500.00|0.00|0.00|MP190709.1518.C00020|767812.14#&lt;/IVR-RESPONSE&gt;</text:p>
            <text:p>&lt;/COMMAND&gt;</text:p>
          </table:table-cell>
          <table:table-cell table:number-columns-repeated="1021"/>
        </table:table-row>
        <table:table-row table:style-name="ro23">
          <table:table-cell table:style-name="ce129" office:value-type="string" calcext:value-type="string">
            <text:p>OLD MUTUAL</text:p>
          </table:table-cell>
          <table:table-cell table:style-name="ce144" office:value-type="string" calcext:value-type="string">
            <text:p>&lt;COMMAND&gt;</text:p>
            <text:p>&lt;BPROVIDER&gt;101&lt;/BPROVIDER&gt;</text:p>
            <text:p>&lt;REFERENCE_NO&gt;003042043700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1235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600&lt;/AMOUNT&gt;</text:p>
            <text:p>&lt;STORE_FAV_MESSAGE&gt;Y&lt;/STORE_FAV_MESSAGE&gt;</text:p>
            <text:p>&lt;SNDINSTRUMENT&gt;12&lt;/SNDINSTRUMENT&gt;</text:p>
            <text:p>&lt;MSISDN2&gt;999901094&lt;/MSISDN2&gt;</text:p>
            <text:p>&lt;language&gt;en&lt;/language&gt;</text:p>
            <text:p>&lt;PROVIDER&gt;101&lt;/PROVIDER&gt;</text:p>
            <text:p>&lt;SERVICE_NAME&gt;CRWB&lt;/SERVICE_NAME&gt;</text:p>
            <text:p>&lt;RCVPROVIDER&gt;101&lt;/RCVPROVIDER&gt;</text:p>
            <text:p>&lt;MSISDN&gt;995213302&lt;/MSISDN&gt;</text:p>
            <text:p>&lt;/COMMAND&gt;</text:p>
          </table:table-cell>
          <table:table-cell table:style-name="ce28" office:value-type="string" calcext:value-type="string">
            <text:p>&lt;?xml version="1.0"?&gt;</text:p>
            <text:p>&lt;COMMAND&gt;</text:p>
            <text:p>    &lt;TYPE&gt;CMPRRESP&lt;/TYPE&gt;</text:p>
            <text:p>    &lt;TXNID&gt;MP190806.0714.C00005&lt;/TXNID&gt;</text:p>
            <text:p>    &lt;TXNSTATUS&gt;200&lt;/TXNSTATUS&gt;</text:p>
            <text:p>    &lt;TRID&gt;995213302201908060714C1056&lt;/TRID&gt;</text:p>
            <text:p>    &lt;MESSAGE&gt;Dear customer you have paid MK 600.00  to </text:p>
            <text:p>OLD  in reference to 003042043700. Bal:MK 806367.59. Trans ID: MP190806.0714.C00005  REFERENCE NO :003042043700&lt;/MESSAGE&gt;</text:p>
            <text:p>    &lt;IVR-RESPONSE&gt;9014_MERCODE#999901094|600.00|0.00|0.00|MP190806.0714.C00005|806367.59#&lt;/IVR-RESPONSE&gt;</text:p>
            <text:p>&lt;/COMMAND&gt;</text:p>
          </table:table-cell>
          <table:table-cell table:number-columns-repeated="1021"/>
        </table:table-row>
        <table:table-row table:style-name="ro23">
          <table:table-cell table:style-name="ce129" office:value-type="string" calcext:value-type="string">
            <text:p>FINCA</text:p>
          </table:table-cell>
          <table:table-cell table:style-name="ce144" office:value-type="string" calcext:value-type="string">
            <text:p>&lt;COMMAND&gt;</text:p>
            <text:p>&lt;BPROVIDER&gt;101&lt;/BPROVIDER&gt;</text:p>
            <text:p>&lt;REFERENCE_NO&gt;37152935534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1236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500&lt;/AMOUNT&gt;</text:p>
            <text:p>&lt;STORE_FAV_MESSAGE&gt;N&lt;/STORE_FAV_MESSAGE&gt;</text:p>
            <text:p>&lt;SNDINSTRUMENT&gt;12&lt;/SNDINSTRUMENT&gt;</text:p>
            <text:p>&lt;MSISDN2&gt;999901055&lt;/MSISDN2&gt;</text:p>
            <text:p>&lt;language&gt;en&lt;/language&gt;</text:p>
            <text:p>&lt;PROVIDER&gt;101&lt;/PROVIDER&gt;</text:p>
            <text:p>&lt;SERVICE_NAME&gt;SRWB&lt;/SERVICE_NAME&gt;</text:p>
            <text:p>&lt;RCVPROVIDER&gt;101&lt;/RCVPROVIDER&gt;</text:p>
            <text:p>&lt;MSISDN&gt;995213302&lt;/MSISDN&gt;</text:p>
            <text:p>&lt;TRID&gt;991270363201907050940D1909&lt;/TRID&gt;</text:p>
            <text:p>&lt;/COMMAND&gt;</text:p>
          </table:table-cell>
          <table:table-cell table:style-name="ce132" office:value-type="string" calcext:value-type="string">
            <text:p>&lt;?xml version="1.0"?&gt;</text:p>
            <text:p>&lt;COMMAND&gt;</text:p>
            <text:p>&lt;TYPE&gt;CMPRRESP&lt;/TYPE&gt;</text:p>
            <text:p>&lt;TXNID&gt;MP190709.1519.C00021&lt;/TXNID&gt;</text:p>
            <text:p>&lt;TXNSTATUS&gt;200&lt;/TXNSTATUS&gt;</text:p>
            <text:p>&lt;TRID&gt;991270363201907050940D1909&lt;/TRID&gt;</text:p>
            <text:p>&lt;MESSAGE&gt;Dear customer you have paid MK 500.00 to</text:p>
            <text:p>FINCA in reference to 37152935534. Bal:MK 767312.14. Trans ID: MP190709.1519.C00021 REFERENCE NO :37152935534&lt;/MESSAGE&gt;</text:p>
            <text:p>&lt;IVR-RESPONSE&gt;9014_MERCODE#999901055|500.00|0.00|0.00|MP190709.1519.C00021|767312.14#&lt;/IVR-RESPONSE&gt;</text:p>
            <text:p>&lt;/COMMAND&gt;</text:p>
          </table:table-cell>
          <table:table-cell table:number-columns-repeated="1021"/>
        </table:table-row>
        <table:table-row table:style-name="ro23">
          <table:table-cell table:style-name="ce129" office:value-type="string" calcext:value-type="string">
            <text:p>FINCOOP</text:p>
          </table:table-cell>
          <table:table-cell table:style-name="ce144" office:value-type="string" calcext:value-type="string">
            <text:p>&lt;COMMAND&gt;</text:p>
            <text:p>&lt;BPROVIDER&gt;101&lt;/BPROVIDER&gt;</text:p>
            <text:p>&lt;REFERENCE_NO&gt;37152935534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1236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500&lt;/AMOUNT&gt;</text:p>
            <text:p>&lt;STORE_FAV_MESSAGE&gt;N&lt;/STORE_FAV_MESSAGE&gt;</text:p>
            <text:p>&lt;SNDINSTRUMENT&gt;12&lt;/SNDINSTRUMENT&gt;</text:p>
            <text:p>&lt;MSISDN2&gt;996100020&lt;/MSISDN2&gt;</text:p>
            <text:p>&lt;language&gt;en&lt;/language&gt;</text:p>
            <text:p>&lt;PROVIDER&gt;101&lt;/PROVIDER&gt;</text:p>
            <text:p>&lt;SERVICE_NAME&gt;SRWB&lt;/SERVICE_NAME&gt;</text:p>
            <text:p>&lt;RCVPROVIDER&gt;101&lt;/RCVPROVIDER&gt;</text:p>
            <text:p>&lt;MSISDN&gt;995213302&lt;/MSISDN&gt;</text:p>
            <text:p>&lt;TRID&gt;991270363201907050940D1909&lt;/TRID&gt;</text:p>
            <text:p>&lt;/COMMAND&gt;</text:p>
          </table:table-cell>
          <table:table-cell table:style-name="ce132" office:value-type="string" calcext:value-type="string">
            <text:p>&lt;?xml version="1.0"?&gt;</text:p>
            <text:p>&lt;COMMAND&gt;</text:p>
            <text:p>&lt;TYPE&gt;CMPRRESP&lt;/TYPE&gt;</text:p>
            <text:p>&lt;TXNID&gt;MP190709.1539.C00033&lt;/TXNID&gt;</text:p>
            <text:p>&lt;TXNSTATUS&gt;200&lt;/TXNSTATUS&gt;</text:p>
            <text:p>&lt;TRID&gt;991270363201907050940D1909&lt;/TRID&gt;</text:p>
            <text:p>&lt;MESSAGE&gt;Dear customer you have paid MK 500.00 to</text:p>
            <text:p>BLESSINGS in reference to 37152935534. Bal:MK 755762.14. Trans ID: MP190709.1539.C00033 REFERENCE NO :37152935534&lt;/MESSAGE&gt;</text:p>
            <text:p>&lt;IVR-RESPONSE&gt;9014_MERCODE#996100020|500.00|0.00|0.00|MP190709.1539.C00033|755762.14#&lt;/IVR-RESPONSE&gt;</text:p>
            <text:p>&lt;/COMMAND&gt;</text:p>
          </table:table-cell>
          <table:table-cell table:number-columns-repeated="1021"/>
        </table:table-row>
        <table:table-row table:style-name="ro23">
          <table:table-cell table:style-name="ce129" office:value-type="string" calcext:value-type="string">
            <text:p>GETBUCKS</text:p>
          </table:table-cell>
          <table:table-cell table:style-name="ce144" office:value-type="string" calcext:value-type="string">
            <text:p>&lt;COMMAND&gt;</text:p>
            <text:p>&lt;BPROVIDER&gt;101&lt;/BPROVIDER&gt;</text:p>
            <text:p>&lt;REFERENCE_NO&gt;2200798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1236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500&lt;/AMOUNT&gt;</text:p>
            <text:p>&lt;STORE_FAV_MESSAGE&gt;Y&lt;/STORE_FAV_MESSAGE&gt;</text:p>
            <text:p>&lt;SNDINSTRUMENT&gt;12&lt;/SNDINSTRUMENT&gt;</text:p>
            <text:p>&lt;MSISDN2&gt;999901924&lt;/MSISDN2&gt;</text:p>
            <text:p>&lt;language&gt;en&lt;/language&gt;</text:p>
            <text:p>&lt;PROVIDER&gt;101&lt;/PROVIDER&gt;</text:p>
            <text:p>&lt;SERVICE_NAME&gt;LWB&lt;/SERVICE_NAME&gt;</text:p>
            <text:p>&lt;RCVPROVIDER&gt;101&lt;/RCVPROVIDER&gt;</text:p>
            <text:p>&lt;MSISDN&gt;995213302&lt;/MSISDN&gt;</text:p>
            <text:p>&lt;/COMMAND&gt;</text:p>
          </table:table-cell>
          <table:table-cell table:style-name="ce132" office:value-type="string" calcext:value-type="string">
            <text:p>&lt;?xml version="1.0"?&gt;</text:p>
            <text:p>&lt;COMMAND&gt;</text:p>
            <text:p>&lt;TYPE&gt;CMPRRESP&lt;/TYPE&gt;</text:p>
            <text:p>&lt;TXNID&gt;MP190709.1523.C00022&lt;/TXNID&gt;</text:p>
            <text:p>&lt;TXNSTATUS&gt;200&lt;/TXNSTATUS&gt;</text:p>
            <text:p>&lt;TRID&gt;995213302201907091523C0183&lt;/TRID&gt;</text:p>
            <text:p>&lt;MESSAGE&gt;Dear customer you have paid MK 500.00 to</text:p>
            <text:p>LILONGWE WATER BOARD in reference to 2200798. Bal:MK 766812.14. Trans ID: MP190709.1523.C00022 REFERENCE NO :2200798&lt;/MESSAGE&gt;</text:p>
            <text:p>&lt;IVR-RESPONSE&gt;9014_MERCODE#999901924|500.00|0.00|0.00|MP190709.1523.C00022|766812.14#&lt;/IVR-RESPONSE&gt;</text:p>
            <text:p>&lt;/COMMAND&gt;</text:p>
          </table:table-cell>
          <table:table-cell table:number-columns-repeated="1021"/>
        </table:table-row>
        <table:table-row table:style-name="ro23">
          <table:table-cell table:style-name="ce129" office:value-type="string" calcext:value-type="string">
            <text:p>BLUE</text:p>
          </table:table-cell>
          <table:table-cell table:style-name="ce144" office:value-type="string" calcext:value-type="string">
            <text:p>&lt;COMMAND&gt;</text:p>
            <text:p>&lt;BPROVIDER&gt;101&lt;/BPROVIDER&gt;</text:p>
            <text:p>&lt;REFERENCE_NO&gt;12345678909876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1235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600&lt;/AMOUNT&gt;</text:p>
            <text:p>&lt;STORE_FAV_MESSAGE&gt;Y&lt;/STORE_FAV_MESSAGE&gt;</text:p>
            <text:p>&lt;SNDINSTRUMENT&gt;12&lt;/SNDINSTRUMENT&gt;</text:p>
            <text:p>&lt;MSISDN2&gt;997100001&lt;/MSISDN2&gt;</text:p>
            <text:p>&lt;language&gt;en&lt;/language&gt;</text:p>
            <text:p>&lt;PROVIDER&gt;101&lt;/PROVIDER&gt;</text:p>
            <text:p>&lt;SERVICE_NAME&gt;CRWB&lt;/SERVICE_NAME&gt;</text:p>
            <text:p>&lt;RCVPROVIDER&gt;101&lt;/RCVPROVIDER&gt;</text:p>
            <text:p>&lt;MSISDN&gt;995213302&lt;/MSISDN&gt;</text:p>
            <text:p>&lt;/COMMAND&gt;</text:p>
          </table:table-cell>
          <table:table-cell table:style-name="ce5" office:value-type="string" calcext:value-type="string">
            <text:p>&lt;?xml version="1.0"?&gt;</text:p>
            <text:p>&lt;COMMAND&gt;</text:p>
            <text:p>    &lt;TYPE&gt;CMPRRESP&lt;/TYPE&gt;</text:p>
            <text:p>    &lt;TXNID&gt;MP190805.1310.C00003&lt;/TXNID&gt;</text:p>
            <text:p>    &lt;TXNSTATUS&gt;200&lt;/TXNSTATUS&gt;</text:p>
            <text:p>    &lt;TRID&gt;995213302201908051310C0039&lt;/TRID&gt;</text:p>
            <text:p>    &lt;MESSAGE&gt;Dear customer you have paid MK 600.00  to </text:p>
            <text:p>BLUE  in reference to 12345678909876. Bal:MK 807967.59. Trans ID: MP190805.1310.C00003  REFERENCE NO :12345678909876&lt;/MESSAGE&gt;</text:p>
            <text:p>    &lt;IVR-RESPONSE&gt;9014_MERCODE#997100001|600.00|0.00|0.00|MP190805.1310.C00003|807967.59#&lt;/IVR-RESPONSE&gt;</text:p>
            <text:p>&lt;/COMMAND&gt;</text:p>
          </table:table-cell>
          <table:table-cell office:value-type="float" office:value="997100001" calcext:value-type="float">
            <text:p>997100001</text:p>
          </table:table-cell>
          <table:table-cell table:number-columns-repeated="1020"/>
        </table:table-row>
        <table:table-row table:style-name="ro23">
          <table:table-cell table:style-name="ce129" office:value-type="string" calcext:value-type="string">
            <text:p>EPIC</text:p>
          </table:table-cell>
          <table:table-cell table:style-name="ce144" office:value-type="string" calcext:value-type="string">
            <text:p>Have not got Request</text:p>
          </table:table-cell>
          <table:table-cell table:style-name="ce129"/>
          <table:table-cell table:number-columns-repeated="1021"/>
        </table:table-row>
        <table:table-row table:style-name="ro23">
          <table:table-cell table:style-name="ce129" office:value-type="string" calcext:value-type="string">
            <text:p>CARE</text:p>
          </table:table-cell>
          <table:table-cell table:style-name="ce144" office:value-type="string" calcext:value-type="string">
            <text:p>&lt;COMMAND&gt;</text:p>
            <text:p>&lt;BPROVIDER&gt;101&lt;/BPROVIDER&gt;</text:p>
            <text:p>&lt;REFERENCE_NO&gt;003042043700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1235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600&lt;/AMOUNT&gt;</text:p>
            <text:p>&lt;STORE_FAV_MESSAGE&gt;Y&lt;/STORE_FAV_MESSAGE&gt;</text:p>
            <text:p>&lt;SNDINSTRUMENT&gt;12&lt;/SNDINSTRUMENT&gt;</text:p>
            <text:p>&lt;MSISDN2&gt;998431510&lt;/MSISDN2&gt;</text:p>
            <text:p>&lt;language&gt;en&lt;/language&gt;</text:p>
            <text:p>&lt;PROVIDER&gt;101&lt;/PROVIDER&gt;</text:p>
            <text:p>&lt;SERVICE_NAME&gt;CRWB&lt;/SERVICE_NAME&gt;</text:p>
            <text:p>&lt;RCVPROVIDER&gt;101&lt;/RCVPROVIDER&gt;</text:p>
            <text:p>&lt;MSISDN&gt;995213302&lt;/MSISDN&gt;</text:p>
            <text:p>&lt;/COMMAND&gt;</text:p>
          </table:table-cell>
          <table:table-cell table:style-name="ce28" office:value-type="string" calcext:value-type="string">
            <text:p>&lt;?xml version="1.0"?&gt;</text:p>
            <text:p>&lt;COMMAND&gt;</text:p>
            <text:p>    &lt;TYPE&gt;CMPRRESP&lt;/TYPE&gt;</text:p>
            <text:p>    &lt;TXNID&gt;MP190806.0725.C00006&lt;/TXNID&gt;</text:p>
            <text:p>    &lt;TXNSTATUS&gt;200&lt;/TXNSTATUS&gt;</text:p>
            <text:p>    &lt;TRID&gt;995213302201908060725C1068&lt;/TRID&gt;</text:p>
            <text:p>    &lt;MESSAGE&gt;Dear customer you have paid MK 600.00  to </text:p>
            <text:p>CARE  in reference to 003042043700. Bal:MK 805767.59. Trans ID: MP190806.0725.C00006  REFERENCE NO :003042043700&lt;/MESSAGE&gt;</text:p>
            <text:p>    &lt;IVR-RESPONSE&gt;9014_MERCODE#998431510|600.00|0.00|0.00|MP190806.0725.C00006|805767.59#&lt;/IVR-RESPONSE&gt;</text:p>
            <text:p>&lt;/COMMAND&gt;</text:p>
          </table:table-cell>
          <table:table-cell table:number-columns-repeated="1021"/>
        </table:table-row>
        <table:table-row table:style-name="ro23">
          <table:table-cell table:style-name="ce129" office:value-type="string" calcext:value-type="string">
            <text:p>METROPOLITAN HEALTH</text:p>
          </table:table-cell>
          <table:table-cell table:style-name="ce144" office:value-type="string" calcext:value-type="string">
            <text:p>&lt;COMMAND&gt;</text:p>
            <text:p>&lt;BPROVIDER&gt;101&lt;/BPROVIDER&gt;</text:p>
            <text:p>&lt;REFERENCE_NO&gt;2200731198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1235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500&lt;/AMOUNT&gt;</text:p>
            <text:p>&lt;STORE_FAV_MESSAGE&gt;N&lt;/STORE_FAV_MESSAGE&gt;</text:p>
            <text:p>&lt;SNDINSTRUMENT&gt;12&lt;/SNDINSTRUMENT&gt;</text:p>
            <text:p>&lt;MSISDN2&gt;992583416&lt;/MSISDN2&gt;</text:p>
            <text:p>&lt;language&gt;en&lt;/language&gt;</text:p>
            <text:p>&lt;PROVIDER&gt;101&lt;/PROVIDER&gt;</text:p>
            <text:p>&lt;SERVICE_NAME&gt;ZUKU&lt;/SERVICE_NAME&gt;</text:p>
            <text:p>&lt;RCVPROVIDER&gt;101&lt;/RCVPROVIDER&gt;</text:p>
            <text:p>&lt;MSISDN&gt;995213302&lt;/MSISDN&gt;</text:p>
            <text:p>&lt;/COMMAND&gt;</text:p>
          </table:table-cell>
          <table:table-cell table:style-name="ce5" office:value-type="string" calcext:value-type="string">
            <text:p>&lt;?xml version="1.0"?&gt;</text:p>
            <text:p>&lt;COMMAND&gt;</text:p>
            <text:p>    &lt;TYPE&gt;CMPRRESP&lt;/TYPE&gt;</text:p>
            <text:p>    &lt;TXNID&gt;MP190805.1304.C00002&lt;/TXNID&gt;</text:p>
            <text:p>    &lt;TXNSTATUS&gt;200&lt;/TXNSTATUS&gt;</text:p>
            <text:p>    &lt;TRID&gt;995213302201908051304C0032&lt;/TRID&gt;</text:p>
            <text:p>    &lt;MESSAGE&gt;Dear customer you have paid MK 500.00  to </text:p>
            <text:p>MAVUTO  in reference to 2200731198. Bal:MK 808567.59. Trans ID: MP190805.1304.C00002  REFERENCE NO :2200731198&lt;/MESSAGE&gt;</text:p>
            <text:p>    &lt;IVR-RESPONSE&gt;9014_MERCODE#992583416|500.00|0.00|0.00|MP190805.1304.C00002|808567.59#&lt;/IVR-RESPONSE&gt;</text:p>
            <text:p>&lt;/COMMAND&gt;</text:p>
          </table:table-cell>
          <table:table-cell office:value-type="float" office:value="992583416" calcext:value-type="float">
            <text:p>992583416</text:p>
          </table:table-cell>
          <table:table-cell table:number-columns-repeated="1020"/>
        </table:table-row>
        <table:table-row table:style-name="ro24">
          <table:table-cell office:value-type="string" calcext:value-type="string">
            <text:p>ZUKU</text:p>
          </table:table-cell>
          <table:table-cell office:value-type="string" calcext:value-type="string">
            <text:p>&lt;COMMAND&gt;</text:p>
            <text:p>&lt;BPROVIDER&gt;101&lt;/BPROVIDER&gt;</text:p>
            <text:p>&lt;REFERENCE_NO&gt;003042043700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1235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600&lt;/AMOUNT&gt;</text:p>
            <text:p>&lt;STORE_FAV_MESSAGE&gt;Y&lt;/STORE_FAV_MESSAGE&gt;</text:p>
            <text:p>&lt;SNDINSTRUMENT&gt;12&lt;/SNDINSTRUMENT&gt;</text:p>
            <text:p>&lt;MSISDN2&gt;999901925&lt;/MSISDN2&gt;</text:p>
            <text:p>&lt;language&gt;en&lt;/language&gt;</text:p>
            <text:p>&lt;PROVIDER&gt;101&lt;/PROVIDER&gt;</text:p>
            <text:p>&lt;SERVICE_NAME&gt;CRWB&lt;/SERVICE_NAME&gt;</text:p>
            <text:p>&lt;RCVPROVIDER&gt;101&lt;/RCVPROVIDER&gt;</text:p>
            <text:p>&lt;MSISDN&gt;995213302&lt;/MSISDN&gt;</text:p>
            <text:p>&lt;/COMMAND&gt;</text:p>
          </table:table-cell>
          <table:table-cell table:style-name="ce73" office:value-type="string" calcext:value-type="string">
            <text:p>&lt;?xml version="1.0"?&gt;</text:p>
            <text:p>&lt;COMMAND&gt;</text:p>
            <text:p>    &lt;TYPE&gt;CMPRRESP&lt;/TYPE&gt;</text:p>
            <text:p>    &lt;TXNID&gt;MP190805.1216.C00012&lt;/TXNID&gt;</text:p>
            <text:p>    &lt;TXNSTATUS&gt;200&lt;/TXNSTATUS&gt;</text:p>
            <text:p>    &lt;TRID&gt;995213302201908051216C4510&lt;/TRID&gt;</text:p>
            <text:p>    &lt;MESSAGE&gt;Dear customer you have paid MK 600.00  to </text:p>
            <text:p>ZUKU  in reference to 003042043700. Bal:MK 809567.59. Trans ID: MP190805.1216.C00012  REFERENCE NO :003042043700&lt;/MESSAGE&gt;</text:p>
            <text:p>    &lt;IVR-RESPONSE&gt;9014_MERCODE#999901925|600.00|0.00|0.00|MP190805.1216.C00012|809567.59#&lt;/IVR-RESPONSE&gt;</text:p>
            <text:p>&lt;/COMMAND&gt;</text:p>
          </table:table-cell>
          <table:table-cell table:number-columns-repeated="1021"/>
        </table:table-row>
        <table:table-row table:style-name="ro25" table:number-rows-repeated="1048552">
          <table:table-cell table:number-columns-repeated="1024"/>
        </table:table-row>
        <table:table-row table:style-name="ro25">
          <table:table-cell table:number-columns-repeated="1024"/>
        </table:table-row>
      </table:table>
      <table:table table:name="BILLERS_ZM" table:style-name="ta4">
        <table:table-column table:style-name="co19" table:default-cell-style-name="ce153"/>
        <table:table-column table:style-name="co20" table:default-cell-style-name="ce126"/>
        <table:table-column table:style-name="co21" table:default-cell-style-name="ce126"/>
        <table:table-column table:style-name="co22" table:default-cell-style-name="ce126"/>
        <table:table-column table:style-name="co10" table:number-columns-repeated="1020" table:default-cell-style-name="ce126"/>
        <table:table-row table:style-name="ro26">
          <table:table-cell table:style-name="ce75" office:value-type="string" calcext:value-type="string">
            <text:p>Zambia Billers</text:p>
          </table:table-cell>
          <table:table-cell table:style-name="ce79" office:value-type="string" calcext:value-type="string">
            <text:p>STATUS(with Response)</text:p>
          </table:table-cell>
          <table:table-cell table:style-name="ce98" office:value-type="string" calcext:value-type="string">
            <text:p>REQUEST</text:p>
          </table:table-cell>
          <table:table-cell table:style-name="ce100" office:value-type="string" calcext:value-type="string">
            <text:p>Reason</text:p>
          </table:table-cell>
          <table:table-cell table:style-name="ce102" table:number-columns-repeated="1020"/>
        </table:table-row>
        <table:table-row table:style-name="ro27">
          <table:table-cell table:style-name="ce151" office:value-type="string" calcext:value-type="string">
            <text:p>Zesco Electricity Payment</text:p>
          </table:table-cell>
          <table:table-cell table:style-name="ce88" office:value-type="string" calcext:value-type="string">
            <text:p>&lt;?xml version="1.0"?&gt;</text:p>
            <text:p>&lt;COMMAND&gt;</text:p>
            <text:p>    &lt;TYPE&gt;CMPRRESP&lt;/TYPE&gt;</text:p>
            <text:p>    &lt;TXNID&gt;MP190808.0928.H00003&lt;/TXNID&gt;</text:p>
            <text:p>    &lt;TXNSTATUS&gt;09989&lt;/TXNSTATUS&gt;</text:p>
            <text:p>    &lt;TRID&gt;971255490201908080928H0618&lt;/TRID&gt;</text:p>
            <text:p>    &lt;MESSAGE&gt;Transaction Failed with TXN Id : MP190808.0928.H00003, Transaction is not completed due to some technical problem.Please Try again later  REFERENCE NO :07073344967&lt;/MESSAGE&gt;</text:p>
            <text:p>    &lt;IVR-RESPONSE&gt;09989##&lt;/IVR-RESPONSE&gt;</text:p>
            <text:p>&lt;/COMMAND&gt;</text:p>
          </table:table-cell>
          <table:table-cell table:style-name="ce144" office:value-type="string" calcext:value-type="string">
            <text:p>&lt;COMMAND&gt;</text:p>
            <text:p>&lt;AMOUNT&gt;800&lt;/AMOUNT&gt;</text:p>
            <text:p>&lt;BPROVIDER&gt;101&lt;/BPROVIDER&gt;</text:p>
            <text:p>&lt;LANGUAGE2&gt;1&lt;/LANGUAGE2&gt;</text:p>
            <text:p>&lt;MSISDN&gt;971255490&lt;/MSISDN&gt;</text:p>
            <text:p>&lt;NICKNAME&gt;ZESCOPP&lt;/NICKNAME&gt;</text:p>
            <text:p>&lt;PAYID&gt;12&lt;/PAYID&gt;</text:p>
            <text:p>&lt;PAYID1&gt;12&lt;/PAYID1&gt;</text:p>
            <text:p>&lt;PAYID2&gt;12&lt;/PAYID2&gt;</text:p>
            <text:p>&lt;PIN&gt;1235&lt;/PIN&gt;</text:p>
            <text:p>&lt;PREV&gt;1&lt;/PREV&gt;</text:p>
            <text:p>&lt;PROVIDER&gt;101&lt;/PROVIDER&gt;</text:p>
            <text:p>&lt;PROVIDER1&gt;101&lt;/PROVIDER1&gt;</text:p>
            <text:p>&lt;PROVIDER2&gt;101&lt;/PROVIDER2&gt;</text:p>
            <text:p>&lt;RCVINSTRUMENT&gt;12&lt;/RCVINSTRUMENT&gt;</text:p>
            <text:p>&lt;RCVPROVIDER&gt;101&lt;/RCVPROVIDER&gt;</text:p>
            <text:p>&lt;REFERENCE_NO&gt;07073344967&lt;/REFERENCE_NO&gt;</text:p>
            <text:p>&lt;SNDINSTRUMENT&gt;12&lt;/SNDINSTRUMENT&gt;</text:p>
            <text:p>&lt;SNDPROVIDER&gt;101&lt;/SNDPROVIDER&gt;</text:p>
            <text:p>&lt;language&gt;en&lt;/language&gt;</text:p>
            <text:p>&lt;TYPE&gt;CMPREQ&lt;/TYPE&gt;</text:p>
            <text:p>&lt;/COMMAND&gt;</text:p>
          </table:table-cell>
          <table:table-cell table:style-name="ce72" office:value-type="string" calcext:value-type="string">
            <text:p>Failing from 3<text:span text:style-name="T6">rd</text:span> party</text:p>
          </table:table-cell>
          <table:table-cell table:number-columns-repeated="1020"/>
        </table:table-row>
        <table:table-row table:style-name="ro28">
          <table:table-cell table:style-name="ce151" office:value-type="string" calcext:value-type="string">
            <text:p>Vitalite Solar Payments</text:p>
          </table:table-cell>
          <table:table-cell table:style-name="ce132" office:value-type="string" calcext:value-type="string">
            <text:p>&lt;?xml version="1.0"?&gt;</text:p>
            <text:p>&lt;COMMAND&gt;</text:p>
            <text:p>&lt;TYPE&gt;CMPRRESP&lt;/TYPE&gt;</text:p>
            <text:p>&lt;TXNID&gt;MP190627.0819.H00011&lt;/TXNID&gt;</text:p>
            <text:p>&lt;TXNSTATUS&gt;200&lt;/TXNSTATUS&gt;</text:p>
            <text:p>&lt;TRID&gt;975031664201906270819H0728&lt;/TRID&gt;</text:p>
            <text:p>&lt;MESSAGE&gt;Txn. ID : MP190627.0819.H00011. Payment to VITALITE Account 123 of ZMW 10.00 is successful. Your Airtel Money balance is ZMW 190.00 REFERENCE NO :123&lt;/MESSAGE&gt;</text:p>
            <text:p>&lt;IVR-RESPONSE&gt;9014_MERCODE#972318235|10.00|0.00|0.00|MP190627.0819.H00011|190.00#&lt;/IVR-RESPONSE&gt;</text:p>
            <text:p>&lt;/COMMAND&gt;</text:p>
          </table:table-cell>
          <table:table-cell table:style-name="ce144" office:value-type="string" calcext:value-type="string">
            <text:p>&lt;COMMAND&gt;</text:p>
            <text:p>&lt;AMOUNT&gt;10&lt;/AMOUNT&gt;</text:p>
            <text:p>&lt;BPROVIDER&gt;101&lt;/BPROVIDER&gt;</text:p>
            <text:p>&lt;LANGUAGE2&gt;1&lt;/LANGUAGE2&gt;</text:p>
            <text:p>&lt;MSISDN&gt;975031664&lt;/MSISDN&gt;</text:p>
            <text:p>&lt;NICKNAME&gt;VITALITE&lt;/NICKNAME&gt;</text:p>
            <text:p>&lt;PAYID&gt;12&lt;/PAYID&gt;</text:p>
            <text:p>&lt;PAYID1&gt;12&lt;/PAYID1&gt;</text:p>
            <text:p>&lt;PAYID2&gt;12&lt;/PAYID2&gt;</text:p>
            <text:p>&lt;PIN&gt;1235&lt;/PIN&gt;</text:p>
            <text:p>&lt;PREV&gt;5&lt;/PREV&gt;</text:p>
            <text:p>&lt;PROVIDER&gt;101&lt;/PROVIDER&gt;</text:p>
            <text:p>&lt;PROVIDER1&gt;101&lt;/PROVIDER1&gt;</text:p>
            <text:p>&lt;PROVIDER2&gt;101&lt;/PROVIDER2&gt;</text:p>
            <text:p>&lt;RCVINSTRUMENT&gt;12&lt;/RCVINSTRUMENT&gt;</text:p>
            <text:p>&lt;RCVPROVIDER&gt;101&lt;/RCVPROVIDER&gt;</text:p>
            <text:p>&lt;REFERENCE_NO&gt;123&lt;/REFERENCE_NO&gt;</text:p>
            <text:p>&lt;SNDINSTRUMENT&gt;12&lt;/SNDINSTRUMENT&gt;</text:p>
            <text:p>&lt;SNDPROVIDER&gt;101&lt;/SNDPROVIDER&gt;</text:p>
            <text:p>&lt;language&gt;en&lt;/language&gt;</text:p>
            <text:p>&lt;TYPE&gt;CMPREQ&lt;/TYPE&gt;</text:p>
            <text:p>&lt;/COMMAND&gt;</text:p>
          </table:table-cell>
          <table:table-cell table:number-columns-repeated="1021"/>
        </table:table-row>
        <table:table-row table:style-name="ro29">
          <table:table-cell table:style-name="ce151" office:value-type="string" calcext:value-type="string">
            <text:p>DSTV</text:p>
          </table:table-cell>
          <table:table-cell table:style-name="ce132" office:value-type="string" calcext:value-type="string">
            <text:p>&lt;?xml version="1.0"?&gt;</text:p>
            <text:p>&lt;COMMAND&gt;</text:p>
            <text:p>    &lt;TYPE&gt;CMPRRESP&lt;/TYPE&gt;</text:p>
            <text:p>    &lt;TXNID&gt;MP190725.1323.H00005&lt;/TXNID&gt;</text:p>
            <text:p>    &lt;TXNSTATUS&gt;200&lt;/TXNSTATUS&gt;</text:p>
            <text:p>    &lt;TRID&gt;973099495201907251323H0069&lt;/TRID&gt;</text:p>
            <text:p>    &lt;MESSAGE&gt;Txn. ID : MP190725.1323.H00005. Payment to DSTV Account 4273577315 of ZMW 10.00 is successful. Your Airtel Money balance is ZMW 93154.00  REFERENCE NO :4273577315&lt;/MESSAGE&gt;</text:p>
            <text:p>    &lt;IVR-RESPONSE&gt;9014_MERCODE#889308559|10.00|0.00|0.00|MP190725.1323.H00005|93154.00#&lt;/IVR-RESPONSE&gt;</text:p>
            <text:p>&lt;/COMMAND&gt;</text:p>
          </table:table-cell>
          <table:table-cell table:style-name="ce144" office:value-type="string" calcext:value-type="string">
            <text:p>&lt;COMMAND&gt;</text:p>
            <text:p>&lt;AMOUNT&gt;10&lt;/AMOUNT&gt;</text:p>
            <text:p>&lt;BPROVIDER&gt;101&lt;/BPROVIDER&gt;</text:p>
            <text:p>&lt;LANGUAGE2&gt;1&lt;/LANGUAGE2&gt;</text:p>
            <text:p>&lt;MSISDN&gt;973099495&lt;/MSISDN&gt;</text:p>
            <text:p>&lt;NEXT&gt;1&lt;/NEXT&gt;</text:p>
            <text:p>&lt;NICKNAME&gt;DSTV&lt;/NICKNAME&gt;</text:p>
            <text:p>&lt;PAYID&gt;12&lt;/PAYID&gt;</text:p>
            <text:p>&lt;PAYID1&gt;12&lt;/PAYID1&gt;</text:p>
            <text:p>&lt;PAYID2&gt;12&lt;/PAYID2&gt;</text:p>
            <text:p>&lt;PIN&gt;1235&lt;/PIN&gt;</text:p>
            <text:p>&lt;PREV&gt;3&lt;/PREV&gt;</text:p>
            <text:p>&lt;PROVIDER&gt;101&lt;/PROVIDER&gt;</text:p>
            <text:p>&lt;PROVIDER1&gt;101&lt;/PROVIDER1&gt;</text:p>
            <text:p>&lt;PROVIDER2&gt;101&lt;/PROVIDER2&gt;</text:p>
            <text:p>&lt;RCVINSTRUMENT&gt;12&lt;/RCVINSTRUMENT&gt;</text:p>
            <text:p>&lt;RCVPROVIDER&gt;101&lt;/RCVPROVIDER&gt;</text:p>
            <text:p>&lt;REFERENCE_NO&gt;4273577315&lt;/REFERENCE_NO&gt;</text:p>
            <text:p>&lt;SNDINSTRUMENT&gt;12&lt;/SNDINSTRUMENT&gt;</text:p>
            <text:p>&lt;SNDPROVIDER&gt;101&lt;/SNDPROVIDER&gt;</text:p>
            <text:p>&lt;language&gt;en&lt;/language&gt;</text:p>
            <text:p>&lt;TYPE&gt;CMPREQ&lt;/TYPE&gt;</text:p>
            <text:p>&lt;/COMMAND&gt;</text:p>
          </table:table-cell>
          <table:table-cell table:number-columns-repeated="1021"/>
        </table:table-row>
        <table:table-row table:style-name="ro30">
          <table:table-cell table:style-name="ce151" office:value-type="string" calcext:value-type="string">
            <text:p>Muvi TV</text:p>
          </table:table-cell>
          <table:table-cell table:style-name="ce132" office:value-type="string" calcext:value-type="string">
            <text:p>&lt;?xml version="1.0"?&gt;</text:p>
            <text:p>&lt;COMMAND&gt;</text:p>
            <text:p>    &lt;TYPE&gt;CMPRRESP&lt;/TYPE&gt;</text:p>
            <text:p>    &lt;TXNID&gt;MP190725.0941.H00003&lt;/TXNID&gt;</text:p>
            <text:p>    &lt;TXNSTATUS&gt;200&lt;/TXNSTATUS&gt;</text:p>
            <text:p>    &lt;TRID&gt;971255490201907250941H0065&lt;/TRID&gt;</text:p>
            <text:p>    &lt;MESSAGE&gt;Txn. ID : MP190725.0941.H00003. Payment to MUVITV1 Account 20399166105 of ZMW 100.00 is successful. Your Airtel Money balance is ZMW 564532579.95  REFERENCE NO :20399166105&lt;/MESSAGE&gt;</text:p>
            <text:p>    &lt;IVR-RESPONSE&gt;9014_MERCODE#970011223|100.00|0.00|0.00|MP190725.0941.H00003|564532579.95#&lt;/IVR-RESPONSE&gt;</text:p>
            <text:p>&lt;/COMMAND&gt;</text:p>
          </table:table-cell>
          <table:table-cell table:style-name="ce144" office:value-type="string" calcext:value-type="string">
            <text:p>&lt;COMMAND&gt;</text:p>
            <text:p>&lt;AMOUNT&gt;100&lt;/AMOUNT&gt;</text:p>
            <text:p>&lt;BPROVIDER&gt;101&lt;/BPROVIDER&gt;</text:p>
            <text:p>&lt;LANGUAGE2&gt;1&lt;/LANGUAGE2&gt;</text:p>
            <text:p>&lt;MSISDN&gt;975031664&lt;/MSISDN&gt;</text:p>
            <text:p>&lt;NEXT&gt;1&lt;/NEXT&gt;</text:p>
            <text:p>&lt;NICKNAME&gt;MUVITV1&lt;/NICKNAME&gt;</text:p>
            <text:p>&lt;PAYID&gt;12&lt;/PAYID&gt;</text:p>
            <text:p>&lt;PAYID1&gt;12&lt;/PAYID1&gt;</text:p>
            <text:p>&lt;PAYID2&gt;12&lt;/PAYID2&gt;</text:p>
            <text:p>&lt;PIN&gt;1235&lt;/PIN&gt;</text:p>
            <text:p>&lt;PREV&gt;5&lt;/PREV&gt;</text:p>
            <text:p>&lt;PROVIDER&gt;101&lt;/PROVIDER&gt;</text:p>
            <text:p>&lt;PROVIDER1&gt;101&lt;/PROVIDER1&gt;</text:p>
            <text:p>&lt;PROVIDER2&gt;101&lt;/PROVIDER2&gt;</text:p>
            <text:p>&lt;RCVINSTRUMENT&gt;12&lt;/RCVINSTRUMENT&gt;</text:p>
            <text:p>&lt;RCVPROVIDER&gt;101&lt;/RCVPROVIDER&gt;</text:p>
            <text:p>&lt;REFERENCE_NO&gt;20399166105&lt;/REFERENCE_NO&gt;</text:p>
            <text:p>&lt;SNDINSTRUMENT&gt;12&lt;/SNDINSTRUMENT&gt;</text:p>
            <text:p>&lt;SNDPROVIDER&gt;101&lt;/SNDPROVIDER&gt;</text:p>
            <text:p>&lt;language&gt;en&lt;/language&gt;</text:p>
            <text:p>&lt;TYPE&gt;CMPREQ&lt;/TYPE&gt;</text:p>
            <text:p>&lt;/COMMAND&gt;</text:p>
          </table:table-cell>
          <table:table-cell table:number-columns-repeated="1021"/>
        </table:table-row>
        <table:table-row table:style-name="ro30">
          <table:table-cell table:style-name="ce151" office:value-type="string" calcext:value-type="string">
            <text:p>Zuku TV</text:p>
          </table:table-cell>
          <table:table-cell table:style-name="ce132" office:value-type="string" calcext:value-type="string">
            <text:p>&lt;?xml version="1.0"?&gt;</text:p>
            <text:p>&lt;COMMAND&gt;</text:p>
            <text:p>&lt;TYPE&gt;CMPRRESP&lt;/TYPE&gt;</text:p>
            <text:p>&lt;TXNID&gt;MP190627.0825.H00017&lt;/TXNID&gt;</text:p>
            <text:p>&lt;TXNSTATUS&gt;200&lt;/TXNSTATUS&gt;</text:p>
            <text:p>&lt;TRID&gt;975031664201906270825H0741&lt;/TRID&gt;</text:p>
            <text:p>&lt;MESSAGE&gt;Txn. ID : MP190627.0825.H00017. Payment to ZUKU Account 900032 of ZMW 100.00 is successful. Your Airtel Money balance is ZMW 89.00 REFERENCE NO :900032&lt;/MESSAGE&gt;</text:p>
            <text:p>&lt;IVR-RESPONSE&gt;9014_MERCODE#979068617|100.00|1.00|0.00|MP190627.0825.H00017|89.00#&lt;/IVR-RESPONSE&gt;</text:p>
            <text:p>&lt;/COMMAND&gt;</text:p>
          </table:table-cell>
          <table:table-cell table:style-name="ce129" office:value-type="string" calcext:value-type="string">
            <text:p>&lt;COMMAND&gt;</text:p>
            <text:p>&lt;AMOUNT&gt;100&lt;/AMOUNT&gt;</text:p>
            <text:p>&lt;BPROVIDER&gt;101&lt;/BPROVIDER&gt;</text:p>
            <text:p>&lt;LANGUAGE2&gt;1&lt;/LANGUAGE2&gt;</text:p>
            <text:p>&lt;MSISDN&gt;975031664&lt;/MSISDN&gt;</text:p>
            <text:p>&lt;NEXT&gt;1&lt;/NEXT&gt;</text:p>
            <text:p>&lt;NICKNAME&gt;ZUKU&lt;/NICKNAME&gt;</text:p>
            <text:p>&lt;PAYID&gt;12&lt;/PAYID&gt;</text:p>
            <text:p>&lt;PAYID1&gt;12&lt;/PAYID1&gt;</text:p>
            <text:p>&lt;PAYID2&gt;12&lt;/PAYID2&gt;</text:p>
            <text:p>&lt;PIN&gt;1235&lt;/PIN&gt;</text:p>
            <text:p>&lt;PREV&gt;4&lt;/PREV&gt;</text:p>
            <text:p>&lt;PROVIDER&gt;101&lt;/PROVIDER&gt;</text:p>
            <text:p>&lt;PROVIDER1&gt;101&lt;/PROVIDER1&gt;</text:p>
            <text:p>&lt;PROVIDER2&gt;101&lt;/PROVIDER2&gt;</text:p>
            <text:p>&lt;RCVINSTRUMENT&gt;12&lt;/RCVINSTRUMENT&gt;</text:p>
            <text:p>&lt;RCVPROVIDER&gt;101&lt;/RCVPROVIDER&gt;</text:p>
            <text:p>&lt;REFERENCE_NO&gt;900032&lt;/REFERENCE_NO&gt;</text:p>
            <text:p>&lt;SNDINSTRUMENT&gt;12&lt;/SNDINSTRUMENT&gt;</text:p>
            <text:p>&lt;SNDPROVIDER&gt;101&lt;/SNDPROVIDER&gt;</text:p>
            <text:p>&lt;language&gt;en&lt;/language&gt;</text:p>
            <text:p>&lt;TYPE&gt;CMPREQ&lt;/TYPE&gt;</text:p>
            <text:p>&lt;/COMMAND&gt;</text:p>
          </table:table-cell>
          <table:table-cell table:number-columns-repeated="1021"/>
        </table:table-row>
        <table:table-row table:style-name="ro31">
          <table:table-cell table:style-name="ce151" office:value-type="string" calcext:value-type="string">
            <text:p>Kwese TV</text:p>
          </table:table-cell>
          <table:table-cell table:style-name="ce18" office:value-type="string" calcext:value-type="string">
            <text:p>&lt;?xml version="1.0"?&gt;</text:p>
            <text:p>&lt;COMMAND&gt;</text:p>
            <text:p>    &lt;TYPE&gt;CMPRRESP&lt;/TYPE&gt;</text:p>
            <text:p>    &lt;TXNID&gt;MP190808.0930.H00004&lt;/TXNID&gt;</text:p>
            <text:p>    &lt;TXNSTATUS&gt;250&lt;/TXNSTATUS&gt;</text:p>
            <text:p>    &lt;TRID&gt;971255490201908080930H0630&lt;/TRID&gt;</text:p>
            <text:p>    &lt;MESSAGE&gt;Trans Id:MP190808.0930.H00004 Payment to KWESE is in progress. Transaction Amt:100.00 ZMW. Your balance is :564482968.95 ZMW  REFERENCE NO :09876543&lt;/MESSAGE&gt;</text:p>
            <text:p>    &lt;IVR-RESPONSE&gt;250##&lt;/IVR-RESPONSE&gt;</text:p>
            <text:p>&lt;/COMMAND&gt;</text:p>
          </table:table-cell>
          <table:table-cell table:style-name="ce129" office:value-type="string" calcext:value-type="string">
            <text:p>&lt;COMMAND&gt;</text:p>
            <text:p>&lt;AMOUNT&gt;100&lt;/AMOUNT&gt;</text:p>
            <text:p>&lt;BPROVIDER&gt;101&lt;/BPROVIDER&gt;</text:p>
            <text:p>&lt;LANGUAGE2&gt;1&lt;/LANGUAGE2&gt;</text:p>
            <text:p>&lt;MSISDN&gt;971255490&lt;/MSISDN&gt;</text:p>
            <text:p>&lt;NEXT&gt;1&lt;/NEXT&gt;</text:p>
            <text:p>&lt;NICKNAME&gt;KWESE&lt;/NICKNAME&gt;</text:p>
            <text:p>&lt;PAYID&gt;12&lt;/PAYID&gt;</text:p>
            <text:p>&lt;PAYID1&gt;12&lt;/PAYID1&gt;</text:p>
            <text:p>&lt;PAYID2&gt;12&lt;/PAYID2&gt;</text:p>
            <text:p>&lt;PIN&gt;1235&lt;/PIN&gt;</text:p>
            <text:p>&lt;PREV&gt;1&lt;/PREV&gt;</text:p>
            <text:p>&lt;PROVIDER&gt;101&lt;/PROVIDER&gt;</text:p>
            <text:p>&lt;PROVIDER1&gt;101&lt;/PROVIDER1&gt;</text:p>
            <text:p>&lt;PROVIDER2&gt;101&lt;/PROVIDER2&gt;</text:p>
            <text:p>&lt;RCVINSTRUMENT&gt;12&lt;/RCVINSTRUMENT&gt;</text:p>
            <text:p>&lt;RCVPROVIDER&gt;101&lt;/RCVPROVIDER&gt;</text:p>
            <text:p>&lt;REFERENCE_NO&gt;09876543&lt;/REFERENCE_NO&gt;</text:p>
            <text:p>&lt;SNDINSTRUMENT&gt;12&lt;/SNDINSTRUMENT&gt;</text:p>
            <text:p>&lt;SNDPROVIDER&gt;101&lt;/SNDPROVIDER&gt;</text:p>
            <text:p>&lt;language&gt;en&lt;/language&gt;</text:p>
            <text:p>&lt;TYPE&gt;CMPREQ&lt;/TYPE&gt;</text:p>
            <text:p>&lt;/COMMAND&gt;</text:p>
          </table:table-cell>
          <table:table-cell table:style-name="ce72" office:value-type="string" calcext:value-type="string">
            <text:p>Failing from 3<text:span text:style-name="T6">rd</text:span> party</text:p>
          </table:table-cell>
          <table:table-cell table:number-columns-repeated="1020"/>
        </table:table-row>
        <table:table-row table:style-name="ro32">
          <table:table-cell table:style-name="ce151" office:value-type="string" calcext:value-type="string">
            <text:p><text:s/>Lusaka Water Prepaid</text:p>
          </table:table-cell>
          <table:table-cell table:style-name="ce149" office:value-type="string" calcext:value-type="string">
            <text:p>&lt;?xml version="1.0"?&gt;</text:p>
            <text:p>&lt;COMMAND&gt;</text:p>
            <text:p>&lt;TYPE&gt;CMPRRESP&lt;/TYPE&gt;</text:p>
            <text:p>&lt;TXNID&gt;MP190709.1409.H00017&lt;/TXNID&gt;</text:p>
            <text:p>&lt;TXNSTATUS&gt;200&lt;/TXNSTATUS&gt;</text:p>
            <text:p>&lt;TRID&gt;971255490201907091409H0147&lt;/TRID&gt;</text:p>
            <text:p>&lt;MESSAGE&gt;Txn. ID : MP190709.1409.H00017. Payment to LWSC Account 5057557 of ZMW 100.00 is successful. Your Airtel Money balance is ZMW 564543312.45 REFERENCE NO :5057557&lt;/MESSAGE&gt;</text:p>
            <text:p>&lt;IVR-RESPONSE&gt;9014_MERCODE#979308587|100.00|1.00|0.00|MP190709.1409.H00017|564543312.45#&lt;/IVR-RESPONSE&gt;</text:p>
            <text:p>&lt;/COMMAND&gt;</text:p>
          </table:table-cell>
          <table:table-cell table:style-name="ce129" office:value-type="string" calcext:value-type="string">
            <text:p>&lt;COMMAND&gt;</text:p>
            <text:p>&lt;AMOUNT&gt;100&lt;/AMOUNT&gt;</text:p>
            <text:p>&lt;BPROVIDER&gt;101&lt;/BPROVIDER&gt;</text:p>
            <text:p>&lt;LANGUAGE2&gt;1&lt;/LANGUAGE2&gt;</text:p>
            <text:p>&lt;MSISDN&gt;975031664&lt;/MSISDN&gt;</text:p>
            <text:p>&lt;NEXT&gt;1&lt;/NEXT&gt;</text:p>
            <text:p>&lt;NICKNAME&gt;LWSC&lt;/NICKNAME&gt;</text:p>
            <text:p>&lt;PAYID&gt;12&lt;/PAYID&gt;</text:p>
            <text:p>&lt;PAYID1&gt;12&lt;/PAYID1&gt;</text:p>
            <text:p>&lt;PAYID2&gt;12&lt;/PAYID2&gt;</text:p>
            <text:p>&lt;PIN&gt;1235&lt;/PIN&gt;</text:p>
            <text:p>&lt;PREV&gt;1&lt;/PREV&gt;</text:p>
            <text:p>&lt;PROVIDER&gt;101&lt;/PROVIDER&gt;</text:p>
            <text:p>&lt;PROVIDER1&gt;101&lt;/PROVIDER1&gt;</text:p>
            <text:p>&lt;PROVIDER2&gt;101&lt;/PROVIDER2&gt;</text:p>
            <text:p>&lt;RCVINSTRUMENT&gt;12&lt;/RCVINSTRUMENT&gt;</text:p>
            <text:p>&lt;RCVPROVIDER&gt;101&lt;/RCVPROVIDER&gt;</text:p>
            <text:p>&lt;REFERENCE_NO&gt;5057557&lt;/REFERENCE_NO&gt;</text:p>
            <text:p>&lt;SNDINSTRUMENT&gt;12&lt;/SNDINSTRUMENT&gt;</text:p>
            <text:p>&lt;SNDPROVIDER&gt;101&lt;/SNDPROVIDER&gt;</text:p>
            <text:p>&lt;language&gt;en&lt;/language&gt;</text:p>
            <text:p>&lt;TYPE&gt;CMPREQ&lt;/TYPE&gt;</text:p>
            <text:p>&lt;/COMMAND&gt;</text:p>
          </table:table-cell>
          <table:table-cell table:number-columns-repeated="1021"/>
        </table:table-row>
        <table:table-row table:style-name="ro33">
          <table:table-cell table:style-name="ce151" office:value-type="string" calcext:value-type="string">
            <text:p>Nkana Water</text:p>
          </table:table-cell>
          <table:table-cell table:style-name="ce132" office:value-type="string" calcext:value-type="string">
            <text:p>&lt;?xml version="1.0"?&gt;</text:p>
            <text:p>&lt;COMMAND&gt;</text:p>
            <text:p>    &lt;TYPE&gt;CMPRRESP&lt;/TYPE&gt;</text:p>
            <text:p>    &lt;TXNID&gt;MP190725.0955.H00003&lt;/TXNID&gt;</text:p>
            <text:p>    &lt;TXNSTATUS&gt;200&lt;/TXNSTATUS&gt;</text:p>
            <text:p>    &lt;TRID&gt;971255490201907250955H0056&lt;/TRID&gt;</text:p>
            <text:p>    &lt;MESSAGE&gt;Txn. ID : MP190725.0955.H00003. Payment to NORTHWEST Account 120019050018 of ZMW 100.00 is successful. Your Airtel Money balance is ZMW 564532379.95  REFERENCE NO :120019050018&lt;/MESSAGE&gt;</text:p>
            <text:p>    &lt;IVR-RESPONSE&gt;9014_MERCODE#979986990|100.00|0.00|0.00|MP190725.0955.H00003|564532379.95#&lt;/IVR-RESPONSE&gt;</text:p>
            <text:p>&lt;/COMMAND&gt;</text:p>
          </table:table-cell>
          <table:table-cell table:style-name="ce129" office:value-type="string" calcext:value-type="string">
            <text:p>&lt;COMMAND&gt;</text:p>
            <text:p>&lt;AMOUNT&gt;100&lt;/AMOUNT&gt;</text:p>
            <text:p>&lt;BPROVIDER&gt;101&lt;/BPROVIDER&gt;</text:p>
            <text:p>&lt;LANGUAGE2&gt;1&lt;/LANGUAGE2&gt;</text:p>
            <text:p>&lt;MSISDN&gt;971255490&lt;/MSISDN&gt;</text:p>
            <text:p>&lt;NEXT&gt;1&lt;/NEXT&gt;</text:p>
            <text:p>&lt;NICKNAME&gt;NORTHWEST&lt;/NICKNAME&gt;</text:p>
            <text:p>&lt;PAYID&gt;12&lt;/PAYID&gt;</text:p>
            <text:p>&lt;PAYID1&gt;12&lt;/PAYID1&gt;</text:p>
            <text:p>&lt;PAYID2&gt;12&lt;/PAYID2&gt;</text:p>
            <text:p>&lt;PIN&gt;1235&lt;/PIN&gt;</text:p>
            <text:p>&lt;PREV&gt;1&lt;/PREV&gt;</text:p>
            <text:p>&lt;PROVIDER&gt;101&lt;/PROVIDER&gt;</text:p>
            <text:p>&lt;PROVIDER1&gt;101&lt;/PROVIDER1&gt;</text:p>
            <text:p>&lt;PROVIDER2&gt;101&lt;/PROVIDER2&gt;</text:p>
            <text:p>&lt;RCVINSTRUMENT&gt;12&lt;/RCVINSTRUMENT&gt;</text:p>
            <text:p>&lt;RCVPROVIDER&gt;101&lt;/RCVPROVIDER&gt;</text:p>
            <text:p>&lt;REFERENCE_NO&gt;120019050018&lt;/REFERENCE_NO&gt;</text:p>
            <text:p>&lt;SNDINSTRUMENT&gt;12&lt;/SNDINSTRUMENT&gt;</text:p>
            <text:p>&lt;SNDPROVIDER&gt;101&lt;/SNDPROVIDER&gt;</text:p>
            <text:p>&lt;language&gt;en&lt;/language&gt;</text:p>
            <text:p>&lt;TYPE&gt;CMPREQ&lt;/TYPE&gt;</text:p>
            <text:p>&lt;/COMMAND&gt;</text:p>
          </table:table-cell>
          <table:table-cell table:number-columns-repeated="1021"/>
        </table:table-row>
        <table:table-row table:style-name="ro34">
          <table:table-cell table:style-name="ce151" office:value-type="string" calcext:value-type="string">
            <text:p>North Western Water</text:p>
          </table:table-cell>
          <table:table-cell table:style-name="ce132" office:value-type="string" calcext:value-type="string">
            <text:p>&lt;?xml version="1.0"?&gt;</text:p>
            <text:p>&lt;COMMAND&gt;</text:p>
            <text:p>&lt;TYPE&gt;CMPRRESP&lt;/TYPE&gt;</text:p>
            <text:p>&lt;TXNID&gt;MP190709.1411.H00021&lt;/TXNID&gt;</text:p>
            <text:p>&lt;TXNSTATUS&gt;200&lt;/TXNSTATUS&gt;</text:p>
            <text:p>&lt;TRID&gt;971255490201907091411H0156&lt;/TRID&gt;</text:p>
            <text:p>&lt;MESSAGE&gt;Txn. ID : MP190709.1411.H00021. Payment to NORTHWEST Account MW1539 of ZMW 100.00 is successful. Your Airtel Money balance is ZMW 564543110.45 REFERENCE NO :MW1539&lt;/MESSAGE&gt;</text:p>
            <text:p>&lt;IVR-RESPONSE&gt;9014_MERCODE#979986990|100.00|1.00|0.00|MP190709.1411.H00021|564543110.45#&lt;/IVR-RESPONSE&gt;</text:p>
            <text:p>&lt;/COMMAND&gt;</text:p>
          </table:table-cell>
          <table:table-cell table:style-name="ce129" office:value-type="string" calcext:value-type="string">
            <text:p>&lt;COMMAND&gt;</text:p>
            <text:p>&lt;AMOUNT&gt;100&lt;/AMOUNT&gt;</text:p>
            <text:p>&lt;BPROVIDER&gt;101&lt;/BPROVIDER&gt;</text:p>
            <text:p>&lt;LANGUAGE2&gt;1&lt;/LANGUAGE2&gt;</text:p>
            <text:p>&lt;MSISDN&gt;971255490&lt;/MSISDN&gt;</text:p>
            <text:p>&lt;NEXT&gt;1&lt;/NEXT&gt;</text:p>
            <text:p>&lt;NICKNAME&gt;NORTHWEST&lt;/NICKNAME&gt;</text:p>
            <text:p>&lt;PAYID&gt;12&lt;/PAYID&gt;</text:p>
            <text:p>&lt;PAYID1&gt;12&lt;/PAYID1&gt;</text:p>
            <text:p>&lt;PAYID2&gt;12&lt;/PAYID2&gt;</text:p>
            <text:p>&lt;PIN&gt;1235&lt;/PIN&gt;</text:p>
            <text:p>&lt;PREV&gt;1&lt;/PREV&gt;</text:p>
            <text:p>&lt;PROVIDER&gt;101&lt;/PROVIDER&gt;</text:p>
            <text:p>&lt;PROVIDER1&gt;101&lt;/PROVIDER1&gt;</text:p>
            <text:p>&lt;PROVIDER2&gt;101&lt;/PROVIDER2&gt;</text:p>
            <text:p>&lt;RCVINSTRUMENT&gt;12&lt;/RCVINSTRUMENT&gt;</text:p>
            <text:p>&lt;RCVPROVIDER&gt;101&lt;/RCVPROVIDER&gt;</text:p>
            <text:p>&lt;REFERENCE_NO&gt;MW1539&lt;/REFERENCE_NO&gt;</text:p>
            <text:p>&lt;SNDINSTRUMENT&gt;12&lt;/SNDINSTRUMENT&gt;</text:p>
            <text:p>&lt;SNDPROVIDER&gt;101&lt;/SNDPROVIDER&gt;</text:p>
            <text:p>&lt;language&gt;en&lt;/language&gt;</text:p>
            <text:p>&lt;TYPE&gt;CMPREQ&lt;/TYPE&gt;</text:p>
            <text:p>&lt;/COMMAND&gt;</text:p>
          </table:table-cell>
          <table:table-cell table:number-columns-repeated="1021"/>
        </table:table-row>
        <table:table-row table:style-name="ro35">
          <table:table-cell table:style-name="ce151" office:value-type="string" calcext:value-type="string">
            <text:p>Eastern Water</text:p>
          </table:table-cell>
          <table:table-cell table:style-name="ce132" office:value-type="string" calcext:value-type="string">
            <text:p>&lt;?xml version="1.0"?&gt;</text:p>
            <text:p>&lt;COMMAND&gt;</text:p>
            <text:p>&lt;TYPE&gt;CMPRRESP&lt;/TYPE&gt;</text:p>
            <text:p>&lt;TXNID&gt;MP190709.1412.H00022&lt;/TXNID&gt;</text:p>
            <text:p>&lt;TXNSTATUS&gt;200&lt;/TXNSTATUS&gt;</text:p>
            <text:p>&lt;TRID&gt;971255490201907091412H0162&lt;/TRID&gt;</text:p>
            <text:p>&lt;MESSAGE&gt;Txn. ID : MP190709.1412.H00022. Payment to EWSC Account 545478 of ZMW 100.00 is successful. Your Airtel Money balance is ZMW 564543009.45 REFERENCE NO :545478&lt;/MESSAGE&gt;</text:p>
            <text:p>&lt;IVR-RESPONSE&gt;9014_MERCODE#889000034|100.00|1.00|0.00|MP190709.1412.H00022|564543009.45#&lt;/IVR-RESPONSE&gt;</text:p>
            <text:p>&lt;/COMMAND&gt;</text:p>
          </table:table-cell>
          <table:table-cell table:style-name="ce129" office:value-type="string" calcext:value-type="string">
            <text:p>&lt;COMMAND&gt;</text:p>
            <text:p>&lt;AMOUNT&gt;100&lt;/AMOUNT&gt;</text:p>
            <text:p>&lt;BPROVIDER&gt;101&lt;/BPROVIDER&gt;</text:p>
            <text:p>&lt;LANGUAGE2&gt;1&lt;/LANGUAGE2&gt;</text:p>
            <text:p>&lt;MSISDN&gt;971255490&lt;/MSISDN&gt;</text:p>
            <text:p>&lt;NEXT&gt;1&lt;/NEXT&gt;</text:p>
            <text:p>&lt;NICKNAME&gt;EWSC&lt;/NICKNAME&gt;</text:p>
            <text:p>&lt;PAYID&gt;12&lt;/PAYID&gt;</text:p>
            <text:p>&lt;PAYID1&gt;12&lt;/PAYID1&gt;</text:p>
            <text:p>&lt;PAYID2&gt;12&lt;/PAYID2&gt;</text:p>
            <text:p>&lt;PIN&gt;1235&lt;/PIN&gt;</text:p>
            <text:p>&lt;PREV&gt;1&lt;/PREV&gt;</text:p>
            <text:p>&lt;PROVIDER&gt;101&lt;/PROVIDER&gt;</text:p>
            <text:p>&lt;PROVIDER1&gt;101&lt;/PROVIDER1&gt;</text:p>
            <text:p>&lt;PROVIDER2&gt;101&lt;/PROVIDER2&gt;</text:p>
            <text:p>&lt;RCVINSTRUMENT&gt;12&lt;/RCVINSTRUMENT&gt;</text:p>
            <text:p>&lt;RCVPROVIDER&gt;101&lt;/RCVPROVIDER&gt;</text:p>
            <text:p>&lt;REFERENCE_NO&gt;545478&lt;/REFERENCE_NO&gt;</text:p>
            <text:p>&lt;SNDINSTRUMENT&gt;12&lt;/SNDINSTRUMENT&gt;</text:p>
            <text:p>&lt;SNDPROVIDER&gt;101&lt;/SNDPROVIDER&gt;</text:p>
            <text:p>&lt;language&gt;en&lt;/language&gt;</text:p>
            <text:p>&lt;TYPE&gt;CMPREQ&lt;/TYPE&gt;</text:p>
            <text:p>&lt;/COMMAND&gt;</text:p>
          </table:table-cell>
          <table:table-cell table:number-columns-repeated="1021"/>
        </table:table-row>
        <table:table-row table:style-name="ro36">
          <table:table-cell table:style-name="ce151" office:value-type="string" calcext:value-type="string">
            <text:p>Kafubu Water</text:p>
          </table:table-cell>
          <table:table-cell table:style-name="ce132" office:value-type="string" calcext:value-type="string">
            <text:p>&lt;?xml version="1.0"?&gt;</text:p>
            <text:p>&lt;COMMAND&gt;</text:p>
            <text:p>&lt;TYPE&gt;CMPRRESP&lt;/TYPE&gt;</text:p>
            <text:p>&lt;TXNID&gt;MP190709.1412.H00023&lt;/TXNID&gt;</text:p>
            <text:p>&lt;TXNSTATUS&gt;200&lt;/TXNSTATUS&gt;</text:p>
            <text:p>&lt;TRID&gt;971255490201907091412H0166&lt;/TRID&gt;</text:p>
            <text:p>&lt;MESSAGE&gt;Txn. ID : MP190709.1412.H00023. Payment to KAFUBU Account 213434 of ZMW 870.00 is successful. Your Airtel Money balance is ZMW 564542135.95 REFERENCE NO :213434&lt;/MESSAGE&gt;</text:p>
            <text:p>&lt;IVR-RESPONSE&gt;9014_MERCODE#889000030|870.00|3.50|0.00|MP190709.1412.H00023|564542135.95#&lt;/IVR-RESPONSE&gt;</text:p>
            <text:p>&lt;/COMMAND&gt;</text:p>
          </table:table-cell>
          <table:table-cell table:style-name="ce129" office:value-type="string" calcext:value-type="string">
            <text:p/>
            <text:p/>
            <text:p>&lt;COMMAND&gt;</text:p>
            <text:p>&lt;AMOUNT&gt;870&lt;/AMOUNT&gt;</text:p>
            <text:p>&lt;BPROVIDER&gt;101&lt;/BPROVIDER&gt;</text:p>
            <text:p>&lt;CORPORATEID&gt;KAFUBU&lt;/CORPORATEID&gt;</text:p>
            <text:p>&lt;LANGUAGE1&gt;1&lt;/LANGUAGE1&gt;</text:p>
            <text:p>&lt;LANGUAGE2&gt;1&lt;/LANGUAGE2&gt;</text:p>
            <text:p>&lt;MSISDN&gt;975031664&lt;/MSISDN&gt;</text:p>
            <text:p>&lt;NICKMSISDN&gt;889000030&lt;/NICKMSISDN&gt;</text:p>
            <text:p>&lt;NICKNAME&gt;KAFUBU&lt;/NICKNAME&gt;</text:p>
            <text:p>&lt;PAYID&gt;12&lt;/PAYID&gt;</text:p>
            <text:p>&lt;PAYID1&gt;12&lt;/PAYID1&gt;</text:p>
            <text:p>&lt;PAYID2&gt;12&lt;/PAYID2&gt;</text:p>
            <text:p>&lt;PIN&gt;1235&lt;/PIN&gt;</text:p>
            <text:p>&lt;PREV&gt;6&lt;/PREV&gt;</text:p>
            <text:p>&lt;PROVIDER&gt;101&lt;/PROVIDER&gt;</text:p>
            <text:p>&lt;PROVIDER1&gt;101&lt;/PROVIDER1&gt;</text:p>
            <text:p>&lt;PROVIDER2&gt;101&lt;/PROVIDER2&gt;</text:p>
            <text:p>&lt;RCVINSTRUMENT&gt;12&lt;/RCVINSTRUMENT&gt;</text:p>
            <text:p>&lt;RCVPROVIDER&gt;101&lt;/RCVPROVIDER&gt;</text:p>
            <text:p>&lt;REFERENCE_NO&gt;213434&lt;/REFERENCE_NO&gt;</text:p>
            <text:p>&lt;SNDINSTRUMENT&gt;12&lt;/SNDINSTRUMENT&gt;</text:p>
            <text:p>&lt;SNDPROVIDER&gt;101&lt;/SNDPROVIDER&gt;</text:p>
            <text:p>&lt;language&gt;en&lt;/language&gt;</text:p>
            <text:p>&lt;TYPE&gt;CMPREQ&lt;/TYPE&gt;</text:p>
            <text:p>&lt;/COMMAND&gt;</text:p>
          </table:table-cell>
          <table:table-cell table:number-columns-repeated="1021"/>
        </table:table-row>
        <table:table-row table:style-name="ro37">
          <table:table-cell table:style-name="ce151" office:value-type="string" calcext:value-type="string">
            <text:p>Southern Water</text:p>
          </table:table-cell>
          <table:table-cell table:style-name="ce132" office:value-type="string" calcext:value-type="string">
            <text:p>&lt;?xml version="1.0"?&gt;</text:p>
            <text:p>&lt;COMMAND&gt;</text:p>
            <text:p>    &lt;TYPE&gt;CMPRRESP&lt;/TYPE&gt;</text:p>
            <text:p>    &lt;TXNID&gt;MP190725.0959.H00006&lt;/TXNID&gt;</text:p>
            <text:p>    &lt;TXNSTATUS&gt;200&lt;/TXNSTATUS&gt;</text:p>
            <text:p>    &lt;TRID&gt;971255490201907250959H0064&lt;/TRID&gt;</text:p>
            <text:p>    &lt;MESSAGE&gt;Txn. ID : MP190725.0959.H00006. Payment to SWSC Account 65677567 of ZMW 100.00 is successful. Your Airtel Money balance is ZMW 564532179.95  REFERENCE NO :65677567&lt;/MESSAGE&gt;</text:p>
            <text:p>    &lt;IVR-RESPONSE&gt;9014_MERCODE#889000046|100.00|0.00|0.00|MP190725.0959.H00006|564532179.95#&lt;/IVR-RESPONSE&gt;</text:p>
            <text:p>&lt;/COMMAND&gt;</text:p>
          </table:table-cell>
          <table:table-cell table:style-name="ce129" office:value-type="string" calcext:value-type="string">
            <text:p>&lt;COMMAND&gt;</text:p>
            <text:p>&lt;AMOUNT&gt;100&lt;/AMOUNT&gt;</text:p>
            <text:p>&lt;BPROVIDER&gt;101&lt;/BPROVIDER&gt;</text:p>
            <text:p>&lt;LANGUAGE2&gt;1&lt;/LANGUAGE2&gt;</text:p>
            <text:p>&lt;MSISDN&gt;971255490&lt;/MSISDN&gt;</text:p>
            <text:p>&lt;NEXT&gt;1&lt;/NEXT&gt;</text:p>
            <text:p>&lt;NICKNAME&gt;SWSC&lt;/NICKNAME&gt;</text:p>
            <text:p>&lt;PAYID&gt;12&lt;/PAYID&gt;</text:p>
            <text:p>&lt;PAYID1&gt;12&lt;/PAYID1&gt;</text:p>
            <text:p>&lt;PAYID2&gt;12&lt;/PAYID2&gt;</text:p>
            <text:p>&lt;PIN&gt;1235&lt;/PIN&gt;</text:p>
            <text:p>&lt;PREV&gt;1&lt;/PREV&gt;</text:p>
            <text:p>&lt;PROVIDER&gt;101&lt;/PROVIDER&gt;</text:p>
            <text:p>&lt;PROVIDER1&gt;101&lt;/PROVIDER1&gt;</text:p>
            <text:p>&lt;PROVIDER2&gt;101&lt;/PROVIDER2&gt;</text:p>
            <text:p>&lt;RCVINSTRUMENT&gt;12&lt;/RCVINSTRUMENT&gt;</text:p>
            <text:p>&lt;RCVPROVIDER&gt;101&lt;/RCVPROVIDER&gt;</text:p>
            <text:p>&lt;REFERENCE_NO&gt;65677567&lt;/REFERENCE_NO&gt;</text:p>
            <text:p>&lt;SNDINSTRUMENT&gt;12&lt;/SNDINSTRUMENT&gt;</text:p>
            <text:p>&lt;SNDPROVIDER&gt;101&lt;/SNDPROVIDER&gt;</text:p>
            <text:p>&lt;language&gt;en&lt;/language&gt;</text:p>
            <text:p>&lt;TYPE&gt;CMPREQ&lt;/TYPE&gt;</text:p>
            <text:p>&lt;/COMMAND&gt;</text:p>
          </table:table-cell>
          <table:table-cell table:number-columns-repeated="1021"/>
        </table:table-row>
        <table:table-row table:style-name="ro32">
          <table:table-cell table:style-name="ce151" office:value-type="string" calcext:value-type="string">
            <text:p>ZRA Domestic Tax-getPRN</text:p>
          </table:table-cell>
          <table:table-cell table:style-name="ce132" office:value-type="string" calcext:value-type="string">
            <text:p>&lt;?xml version="1.0"?&gt;</text:p>
            <text:p>&lt;COMMAND&gt;</text:p>
            <text:p>    &lt;TYPE&gt;ZRAPRNREQ&lt;/TYPE&gt;</text:p>
            <text:p>    &lt;TXNSTATUS&gt;200&lt;/TXNSTATUS&gt;</text:p>
            <text:p>    &lt;TXNID&gt;XX190725.1609.H00054&lt;/TXNID&gt;</text:p>
            <text:p>    &lt;MESSAGE&gt;SUCCESS&lt;/MESSAGE&gt;</text:p>
            <text:p>    &lt;AMOUNTTOBEPAID&gt;50&lt;/AMOUNTTOBEPAID&gt;</text:p>
            <text:p>    &lt;TIN&gt;1002716823&lt;/TIN&gt;</text:p>
            <text:p>    &lt;TRID&gt;1002716823&lt;/TRID&gt;</text:p>
            <text:p>    &lt;TAXPAYERNAME&gt;LAPTOP LIMITED&lt;/TAXPAYERNAME&gt;</text:p>
            <text:p>&lt;/COMMAND&gt;</text:p>
          </table:table-cell>
          <table:table-cell table:style-name="ce67" office:value-type="string" calcext:value-type="string">
            <text:p>&lt;COMMAND&gt;</text:p>
            <text:p>    &lt;SNDINSTRUMENT&gt;12&lt;/SNDINSTRUMENT&gt;</text:p>
            <text:p>    &lt;MSISDN&gt;971255490&lt;/MSISDN&gt;</text:p>
            <text:p>    &lt;PAYID&gt;12&lt;/PAYID&gt;</text:p>
            <text:p>    &lt;SNDPROVIDER&gt;101&lt;/SNDPROVIDER&gt;</text:p>
            <text:p>    &lt;language&gt;en&lt;/language&gt;</text:p>
            <text:p>    &lt;RCVINSTRUMENT&gt;12&lt;/RCVINSTRUMENT&gt;</text:p>
            <text:p>    &lt;PAYID2&gt;12&lt;/PAYID2&gt;</text:p>
            <text:p>    &lt;PAYID1&gt;12&lt;/PAYID1&gt;</text:p>
            <text:p>    &lt;PROVIDER1&gt;101&lt;/PROVIDER1&gt;</text:p>
            <text:p>    &lt;PROVIDER2&gt;101&lt;/PROVIDER2&gt;</text:p>
            <text:p>    &lt;PREV&gt;8&lt;/PREV&gt;</text:p>
            <text:p>    &lt;RCVPROVIDER&gt;101&lt;/RCVPROVIDER&gt;</text:p>
            <text:p>    &lt;PROVIDER&gt;101&lt;/PROVIDER&gt;</text:p>
            <text:p>    &lt;BPROVIDER&gt;101&lt;/BPROVIDER&gt;</text:p>
            <text:p>    &lt;TYPE&gt;ZRAPRNREQ&lt;/TYPE&gt;</text:p>
            <text:p>    &lt;REFERENCE_NO&gt;919002143538&lt;/REFERENCE_NO&gt;</text:p>
            <text:p>&lt;/COMMAND&gt;</text:p>
          </table:table-cell>
          <table:table-cell table:number-columns-repeated="1021"/>
        </table:table-row>
        <table:table-row table:style-name="ro32">
          <table:table-cell table:style-name="ce151" office:value-type="string" calcext:value-type="string">
            <text:p>ZRA Domestic Tax</text:p>
          </table:table-cell>
          <table:table-cell table:style-name="ce132" office:value-type="string" calcext:value-type="string">
            <text:p>&lt;?xml version="1.0"?&gt;</text:p>
            <text:p>&lt;COMMAND&gt;</text:p>
            <text:p>    &lt;TYPE&gt;CMPRRESP&lt;/TYPE&gt;</text:p>
            <text:p>    &lt;TXNID&gt;MP190725.1617.H00033&lt;/TXNID&gt;</text:p>
            <text:p>    &lt;TXNSTATUS&gt;200&lt;/TXNSTATUS&gt;</text:p>
            <text:p>    &lt;TRID&gt;978981561201905091125H0122&lt;/TRID&gt;</text:p>
            <text:p>    &lt;MESSAGE&gt;Txn. ID : MP190725.1617.H00033. Payment to ZRA Account 919002143538 of ZMW 50.00 is successful. Your Airtel Money balance is ZMW 564526384.95  REFERENCE NO :919002143538&lt;/MESSAGE&gt;</text:p>
            <text:p>    &lt;IVR-RESPONSE&gt;9014_MERCODE#978104295|50.00|0.00|0.00|MP190725.1617.H00033|564526384.95#&lt;/IVR-RESPONSE&gt;</text:p>
            <text:p>&lt;/COMMAND&gt;</text:p>
          </table:table-cell>
          <table:table-cell table:style-name="ce67" office:value-type="string" calcext:value-type="string">
            <text:p>&lt;COMMAND&gt;</text:p>
            <text:p>&lt;SNDINSTRUMENT&gt;12&lt;/SNDINSTRUMENT&gt;</text:p>
            <text:p>&lt;MSISDN&gt;971255490&lt;/MSISDN&gt;</text:p>
            <text:p>&lt;SNDPROVIDER&gt;101&lt;/SNDPROVIDER&gt;</text:p>
            <text:p>&lt;taxPayerName&gt;LAPTOP LIMITED&lt;/taxPayerName&gt;</text:p>
            <text:p>&lt;language&gt;en&lt;/language&gt;</text:p>
            <text:p>&lt;RCVINSTRUMENT&gt;12&lt;/RCVINSTRUMENT&gt;</text:p>
            <text:p>&lt;LANGUAGE2&gt;1&lt;/LANGUAGE2&gt;</text:p>
            <text:p>&lt;LANGUAGE1&gt;1&lt;/LANGUAGE1&gt;</text:p>
            <text:p>&lt;PROVIDER1&gt;101&lt;/PROVIDER1&gt;</text:p>
            <text:p>&lt;PROVIDER2&gt;101&lt;/PROVIDER2&gt;</text:p>
            <text:p>&lt;AMOUNT&gt;50&lt;/AMOUNT&gt;</text:p>
            <text:p>&lt;tin&gt;1002716823&lt;/tin&gt;</text:p>
            <text:p>&lt;BPROVIDER&gt;101&lt;/BPROVIDER&gt;</text:p>
            <text:p>&lt;TYPE&gt;CMPREQ&lt;/TYPE&gt;</text:p>
            <text:p>&lt;PAYID&gt;12&lt;/PAYID&gt;</text:p>
            <text:p>&lt;PAYID2&gt;12&lt;/PAYID2&gt;</text:p>
            <text:p>&lt;PAYID1&gt;12&lt;/PAYID1&gt;</text:p>
            <text:p>&lt;NICKNAME&gt;ZRA&lt;/NICKNAME&gt;</text:p>
            <text:p>&lt;PIN&gt;1235&lt;/PIN&gt;</text:p>
            <text:p>&lt;RCVPROVIDER&gt;101</text:p>
            <text:p>&lt;/RCVPROVIDER&gt;</text:p>
            <text:p>&lt;PROVIDER&gt;101&lt;/PROVIDER&gt;</text:p>
            <text:p>&lt;REFERENCE_NO&gt;919002143538&lt;/REFERENCE_NO&gt;</text:p>
            <text:p>&lt;TRID&gt;978981561201905091125H0122&lt;/TRID&gt;</text:p>
            <text:p>&lt;/COMMAND&gt;</text:p>
          </table:table-cell>
          <table:table-cell table:number-columns-repeated="1021"/>
        </table:table-row>
        <table:table-row table:style-name="ro38">
          <table:table-cell table:style-name="ce151" office:value-type="string" calcext:value-type="string">
            <text:p>FISP</text:p>
          </table:table-cell>
          <table:table-cell table:number-columns-repeated="2" table:style-name="ce15" office:value-type="string" calcext:value-type="string">
            <text:p>NA</text:p>
          </table:table-cell>
          <table:table-cell table:number-columns-repeated="1021"/>
        </table:table-row>
        <table:table-row table:style-name="ro39">
          <table:table-cell table:style-name="ce151" office:value-type="string" calcext:value-type="string">
            <text:p>MLIFE</text:p>
          </table:table-cell>
          <table:table-cell table:style-name="ce149" office:value-type="string" calcext:value-type="string">
            <text:p>&lt;?xml version="1.0"?&gt;</text:p>
            <text:p>&lt;COMMAND&gt;</text:p>
            <text:p>&lt;TYPE&gt;CMPRRESP&lt;/TYPE&gt;</text:p>
            <text:p>&lt;TXNID&gt;MP190709.1415.H00027&lt;/TXNID&gt;</text:p>
            <text:p>&lt;TXNSTATUS&gt;200&lt;/TXNSTATUS&gt;</text:p>
            <text:p>&lt;TRID&gt;971255490201907091415H0179&lt;/TRID&gt;</text:p>
            <text:p>&lt;MESSAGE&gt;Txn. ID : MP190709.1415.H00027. Payment to MLIFE Account 456789 of ZMW 100.00 is successful. Your Airtel Money balance is ZMW 564541933.95 REFERENCE NO :456789&lt;/MESSAGE&gt;</text:p>
            <text:p>&lt;IVR-RESPONSE&gt;9014_MERCODE#970099000|100.00|1.00|0.00|MP190709.1415.H00027|564541933.95#&lt;/IVR-RESPONSE&gt;</text:p>
            <text:p>&lt;/COMMAND&gt;</text:p>
          </table:table-cell>
          <table:table-cell table:style-name="ce144" office:value-type="string" calcext:value-type="string">
            <text:p>&lt;COMMAND&gt;</text:p>
            <text:p>&lt;AMOUNT&gt;100&lt;/AMOUNT&gt;</text:p>
            <text:p>&lt;BPROVIDER&gt;101&lt;/BPROVIDER&gt;</text:p>
            <text:p>&lt;LANGUAGE2&gt;1&lt;/LANGUAGE2&gt;</text:p>
            <text:p>&lt;MSISDN&gt;975031664&lt;/MSISDN&gt;</text:p>
            <text:p>&lt;NEXT&gt;1&lt;/NEXT&gt;</text:p>
            <text:p>&lt;NICKNAME&gt;MLIFE&lt;/NICKNAME&gt;</text:p>
            <text:p>&lt;PAYID&gt;12&lt;/PAYID&gt;</text:p>
            <text:p>&lt;PAYID1&gt;12&lt;/PAYID1&gt;</text:p>
            <text:p>&lt;PAYID2&gt;12&lt;/PAYID2&gt;</text:p>
            <text:p>&lt;PIN&gt;1235&lt;/PIN&gt;</text:p>
            <text:p>&lt;PREV&gt;1&lt;/PREV&gt;</text:p>
            <text:p>&lt;PROVIDER&gt;101&lt;/PROVIDER&gt;</text:p>
            <text:p>&lt;PROVIDER1&gt;101&lt;/PROVIDER1&gt;</text:p>
            <text:p>&lt;PROVIDER2&gt;101&lt;/PROVIDER2&gt;</text:p>
            <text:p>&lt;RCVINSTRUMENT&gt;12&lt;/RCVINSTRUMENT&gt;</text:p>
            <text:p>&lt;RCVPROVIDER&gt;101&lt;/RCVPROVIDER&gt;</text:p>
            <text:p>&lt;REFERENCE_NO&gt;978981393&lt;/REFERENCE_NO&gt;</text:p>
            <text:p>&lt;SNDINSTRUMENT&gt;12&lt;/SNDINSTRUMENT&gt;</text:p>
            <text:p>&lt;SNDPROVIDER&gt;101&lt;/SNDPROVIDER&gt;</text:p>
            <text:p>&lt;language&gt;en&lt;/language&gt;</text:p>
            <text:p>&lt;TYPE&gt;CMPREQ&lt;/TYPE&gt;</text:p>
            <text:p>&lt;/COMMAND&gt;</text:p>
          </table:table-cell>
          <table:table-cell table:number-columns-repeated="1021"/>
        </table:table-row>
        <table:table-row table:style-name="ro40">
          <table:table-cell table:style-name="ce151" office:value-type="string" calcext:value-type="string">
            <text:p><text:s/>Vision Fund</text:p>
          </table:table-cell>
          <table:table-cell table:style-name="ce18" office:value-type="string" calcext:value-type="string">
            <text:p>&lt;?xml version="1.0"?&gt;</text:p>
            <text:p>&lt;COMMAND&gt;</text:p>
            <text:p>    &lt;TYPE&gt;CMPRRESP&lt;/TYPE&gt;</text:p>
            <text:p>    &lt;TXNID&gt;MP190808.0931.H00006&lt;/TXNID&gt;</text:p>
            <text:p>    &lt;TXNSTATUS&gt;250&lt;/TXNSTATUS&gt;</text:p>
            <text:p>    &lt;TRID&gt;971255490201908080931H0642&lt;/TRID&gt;</text:p>
            <text:p>    &lt;MESSAGE&gt;Trans Id:MP190808.0931.H00006 Payment to Vision is in progress. Transaction Amt:100.00 ZMW. Your balance is :564482768.95 ZMW  REFERENCE NO :45678&lt;/MESSAGE&gt;</text:p>
            <text:p>    &lt;IVR-RESPONSE&gt;250##&lt;/IVR-RESPONSE&gt;</text:p>
            <text:p>&lt;/COMMAND&gt;</text:p>
          </table:table-cell>
          <table:table-cell table:style-name="ce129" office:value-type="string" calcext:value-type="string">
            <text:p>&lt;COMMAND&gt;</text:p>
            <text:p>&lt;AMOUNT&gt;100&lt;/AMOUNT&gt;</text:p>
            <text:p>&lt;BPROVIDER&gt;101&lt;/BPROVIDER&gt;</text:p>
            <text:p>&lt;LANGUAGE2&gt;1&lt;/LANGUAGE2&gt;</text:p>
            <text:p>&lt;MSISDN&gt;975031664&lt;/MSISDN&gt;</text:p>
            <text:p>&lt;NEXT&gt;1&lt;/NEXT&gt;</text:p>
            <text:p>&lt;NICKNAME&gt;VFUND&lt;/NICKNAME&gt;</text:p>
            <text:p>&lt;PAYID&gt;12&lt;/PAYID&gt;</text:p>
            <text:p>&lt;PAYID1&gt;12&lt;/PAYID1&gt;</text:p>
            <text:p>&lt;PAYID2&gt;12&lt;/PAYID2&gt;</text:p>
            <text:p>&lt;PIN&gt;1235&lt;/PIN&gt;</text:p>
            <text:p>&lt;PREV&gt;1&lt;/PREV&gt;</text:p>
            <text:p>&lt;PROVIDER&gt;101&lt;/PROVIDER&gt;</text:p>
            <text:p>&lt;PROVIDER1&gt;101&lt;/PROVIDER1&gt;</text:p>
            <text:p>&lt;PROVIDER2&gt;101&lt;/PROVIDER2&gt;</text:p>
            <text:p>&lt;RCVINSTRUMENT&gt;12&lt;/RCVINSTRUMENT&gt;</text:p>
            <text:p>&lt;RCVPROVIDER&gt;101&lt;/RCVPROVIDER&gt;</text:p>
            <text:p>&lt;REFERENCE_NO&gt;978981393&lt;/REFERENCE_NO&gt;</text:p>
            <text:p>&lt;SNDINSTRUMENT&gt;12&lt;/SNDINSTRUMENT&gt;</text:p>
            <text:p>&lt;SNDPROVIDER&gt;101&lt;/SNDPROVIDER&gt;</text:p>
            <text:p>&lt;language&gt;en&lt;/language&gt;</text:p>
            <text:p>&lt;TYPE&gt;CMPREQ&lt;/TYPE&gt;</text:p>
            <text:p>&lt;/COMMAND&gt;</text:p>
          </table:table-cell>
          <table:table-cell table:style-name="ce72" office:value-type="string" calcext:value-type="string">
            <text:p>Failing from 3<text:span text:style-name="T6">rd</text:span> party</text:p>
          </table:table-cell>
          <table:table-cell table:number-columns-repeated="1020"/>
        </table:table-row>
        <table:table-row table:style-name="ro33">
          <table:table-cell table:style-name="ce151" office:value-type="string" calcext:value-type="string">
            <text:p>TopStarTv Payment</text:p>
          </table:table-cell>
          <table:table-cell table:style-name="ce88" office:value-type="string" calcext:value-type="string">
            <text:p>&lt;?xml version="1.0"?&gt;</text:p>
            <text:p>&lt;COMMAND&gt;</text:p>
            <text:p>    &lt;TYPE&gt;CMPRRESP&lt;/TYPE&gt;</text:p>
            <text:p>    &lt;TXNID&gt;MP190808.0933.H00007&lt;/TXNID&gt;</text:p>
            <text:p>    &lt;TXNSTATUS&gt;250&lt;/TXNSTATUS&gt;</text:p>
            <text:p>    &lt;TRID&gt;971255490201908080933H0660&lt;/TRID&gt;</text:p>
            <text:p>    &lt;MESSAGE&gt;Trans Id:MP190808.0933.H00007 Payment to TOPSTAR is in progress. Transaction Amt:100.00 ZMW. Your balance is :564482668.95 ZMW  REFERENCE NO :87654&lt;/MESSAGE&gt;</text:p>
            <text:p>    &lt;IVR-RESPONSE&gt;250##&lt;/IVR-RESPONSE&gt;</text:p>
            <text:p>&lt;/COMMAND&gt;</text:p>
          </table:table-cell>
          <table:table-cell table:style-name="ce129" office:value-type="string" calcext:value-type="string">
            <text:p>&lt;COMMAND&gt;</text:p>
            <text:p>&lt;AMOUNT&gt;100&lt;/AMOUNT&gt;</text:p>
            <text:p>&lt;BPROVIDER&gt;101&lt;/BPROVIDER&gt;</text:p>
            <text:p>&lt;LANGUAGE2&gt;1&lt;/LANGUAGE2&gt;</text:p>
            <text:p>&lt;MSISDN&gt;975031664&lt;/MSISDN&gt;</text:p>
            <text:p>&lt;NEXT&gt;1&lt;/NEXT&gt;</text:p>
            <text:p>&lt;NICKNAME&gt;TOPSTARZM&lt;/NICKNAME&gt;</text:p>
            <text:p>&lt;PAYID&gt;12&lt;/PAYID&gt;</text:p>
            <text:p>&lt;PAYID1&gt;12&lt;/PAYID1&gt;</text:p>
            <text:p>&lt;PAYID2&gt;12&lt;/PAYID2&gt;</text:p>
            <text:p>&lt;PIN&gt;1235&lt;/PIN&gt;</text:p>
            <text:p>&lt;PREV&gt;1&lt;/PREV&gt;</text:p>
            <text:p>&lt;PROVIDER&gt;101&lt;/PROVIDER&gt;</text:p>
            <text:p>&lt;PROVIDER1&gt;101&lt;/PROVIDER1&gt;</text:p>
            <text:p>&lt;PROVIDER2&gt;101&lt;/PROVIDER2&gt;</text:p>
            <text:p>&lt;RCVINSTRUMENT&gt;12&lt;/RCVINSTRUMENT&gt;</text:p>
            <text:p>&lt;RCVPROVIDER&gt;101&lt;/RCVPROVIDER&gt;</text:p>
            <text:p>&lt;REFERENCE_NO&gt;02168166000&lt;/REFERENCE_NO&gt;</text:p>
            <text:p>&lt;SNDINSTRUMENT&gt;12&lt;/SNDINSTRUMENT&gt;</text:p>
            <text:p>&lt;SNDPROVIDER&gt;101&lt;/SNDPROVIDER&gt;</text:p>
            <text:p>&lt;language&gt;en&lt;/language&gt;</text:p>
            <text:p>&lt;TYPE&gt;CMPREQ&lt;/TYPE&gt;</text:p>
            <text:p>&lt;/COMMAND&gt;</text:p>
          </table:table-cell>
          <table:table-cell table:style-name="ce72" office:value-type="string" calcext:value-type="string">
            <text:p>Failing from 3<text:span text:style-name="T6">rd</text:span> party</text:p>
          </table:table-cell>
          <table:table-cell table:number-columns-repeated="1020"/>
        </table:table-row>
        <table:table-row table:style-name="ro41">
          <table:table-cell table:style-name="ce152" office:value-type="string" calcext:value-type="string">
            <text:p>GOTV</text:p>
          </table:table-cell>
          <table:table-cell table:style-name="ce114" office:value-type="string" calcext:value-type="string">
            <text:p>&lt;?xml version="1.0"?&gt;</text:p>
            <text:p>&lt;COMMAND&gt;</text:p>
            <text:p>    &lt;TYPE&gt;CMPRRESP&lt;/TYPE&gt;</text:p>
            <text:p>    &lt;TXNID&gt;MP190808.0959.H00010&lt;/TXNID&gt;</text:p>
            <text:p>    &lt;TXNSTATUS&gt;200&lt;/TXNSTATUS&gt;</text:p>
            <text:p>    &lt;TRID&gt;971255490201908080959H0912&lt;/TRID&gt;</text:p>
            <text:p>    &lt;MESSAGE&gt;Txn. ID : MP190808.0959.H00010. Payment to GOTV Account 2022426348 of ZMW 100.00 is successful. Your Airtel Money balance is ZMW 564482568.95  REFERENCE NO :2022426348&lt;/MESSAGE&gt;</text:p>
            <text:p>    &lt;IVR-RESPONSE&gt;9014_MERCODE#973291222|100.00|0.00|0.00|MP190808.0959.H00010|564482568.95#&lt;/IVR-RESPONSE&gt;</text:p>
            <text:p>&lt;/COMMAND&gt;</text:p>
          </table:table-cell>
          <table:table-cell table:style-name="ce144" office:value-type="string" calcext:value-type="string">
            <text:p>&lt;COMMAND&gt;</text:p>
            <text:p>&lt;AMOUNT&gt;100&lt;/AMOUNT&gt;</text:p>
            <text:p>&lt;BPROVIDER&gt;101&lt;/BPROVIDER&gt;</text:p>
            <text:p>&lt;LANGUAGE2&gt;1&lt;/LANGUAGE2&gt;</text:p>
            <text:p>&lt;MSISDN&gt;975031664&lt;/MSISDN&gt;</text:p>
            <text:p>&lt;NEXT&gt;1&lt;/NEXT&gt;</text:p>
            <text:p>&lt;NICKNAME&gt;GOTV&lt;/NICKNAME&gt;</text:p>
            <text:p>&lt;PAYID&gt;12&lt;/PAYID&gt;</text:p>
            <text:p>&lt;PAYID1&gt;12&lt;/PAYID1&gt;</text:p>
            <text:p>&lt;PAYID2&gt;12&lt;/PAYID2&gt;</text:p>
            <text:p>&lt;PIN&gt;1235&lt;/PIN&gt;</text:p>
            <text:p>&lt;PREV&gt;2&lt;/PREV&gt;</text:p>
            <text:p>&lt;PROVIDER&gt;101&lt;/PROVIDER&gt;</text:p>
            <text:p>&lt;PROVIDER1&gt;101&lt;/PROVIDER1&gt;</text:p>
            <text:p>&lt;PROVIDER2&gt;101&lt;/PROVIDER2&gt;</text:p>
            <text:p>&lt;RCVINSTRUMENT&gt;12&lt;/RCVINSTRUMENT&gt;</text:p>
            <text:p>&lt;RCVPROVIDER&gt;101&lt;/RCVPROVIDER&gt;</text:p>
            <text:p>&lt;REFERENCE_NO&gt;2022426348&lt;/REFERENCE_NO&gt;</text:p>
            <text:p>&lt;SNDINSTRUMENT&gt;12&lt;/SNDINSTRUMENT&gt;</text:p>
            <text:p>&lt;SNDPROVIDER&gt;101&lt;/SNDPROVIDER&gt;</text:p>
            <text:p>&lt;language&gt;en&lt;/language&gt;</text:p>
            <text:p>&lt;TYPE&gt;CMPREQ&lt;/TYPE&gt;</text:p>
            <text:p>&lt;/COMMAND&gt;</text:p>
          </table:table-cell>
          <table:table-cell table:style-name="ce72" office:value-type="string" calcext:value-type="string">
            <text:p>Failing from 3<text:span text:style-name="T6">rd</text:span> party</text:p>
          </table:table-cell>
          <table:table-cell table:number-columns-repeated="1020"/>
        </table:table-row>
        <table:table-row table:style-name="ro42">
          <table:table-cell table:style-name="ce152" office:value-type="string" calcext:value-type="string">
            <text:p>Soche -1)get menu</text:p>
          </table:table-cell>
          <table:table-cell table:style-name="ce116" office:value-type="string" calcext:value-type="string">
            <text:p>null </text:p>
          </table:table-cell>
          <table:table-cell table:style-name="ce67" office:value-type="string" calcext:value-type="string">
            <text:p>&lt;COMMAND&gt;</text:p>
            <text:p>&lt;apiUserName&gt;AM_Mobiquity&lt;/apiUserName&gt;</text:p>
            <text:p>&lt;serviceType&gt;SPCMREQ&lt;/serviceType&gt;</text:p>
            <text:p>&lt;input&gt;5&lt;/input&gt;</text:p>
            <text:p>&lt;interfaceId&gt;SOCHE_GETAMOUNT&lt;/interfaceId&gt;</text:p>
            <text:p>&lt;refId&gt;900215052164&lt;/refId&gt;</text:p>
            <text:p>&lt;apiPassword&gt;5n@k3E@t3r!5&lt;/apiPassword&gt;</text:p>
            <text:p>&lt;msisdn&gt;260977881066&lt;/msisdn&gt;</text:p>
            <text:p>&lt;TYPE&gt;HITDYN&lt;/TYPE&gt;</text:p>
            <text:p>&lt;planCode&gt;2~5~2&lt;/planCode&gt;</text:p>
            <text:p>&lt;scwsId&gt;13987618&lt;/scwsId&gt;</text:p>
            <text:p>&lt;TRID&gt;201907291946G82474&lt;/TRID&gt;</text:p>
            <text:p>&lt;/COMMAND&gt;</text:p>
          </table:table-cell>
          <table:table-cell table:style-name="ce72" office:value-type="string" calcext:value-type="string">
            <text:p>Failing from 3rd party</text:p>
          </table:table-cell>
          <table:table-cell table:number-columns-repeated="1020"/>
        </table:table-row>
        <table:table-row table:style-name="ro42">
          <table:table-cell table:style-name="ce152" office:value-type="string" calcext:value-type="string">
            <text:p>Soche -2)get amount</text:p>
          </table:table-cell>
          <table:table-cell table:style-name="ce116" office:value-type="string" calcext:value-type="string">
            <text:p>null </text:p>
          </table:table-cell>
          <table:table-cell table:style-name="ce129" office:value-type="string" calcext:value-type="string">
            <text:p>&lt;COMMAND&gt;</text:p>
            <text:p>&lt;serviceType&gt;SPCMREQ&lt;/serviceType&gt;</text:p>
            <text:p>&lt;apiUserName&gt;AM_Mobiquity&lt;/apiUserName&gt;</text:p>
            <text:p>&lt;minutesType&gt;ALL-NET&lt;/minutesType&gt;</text:p>
            <text:p>&lt;COUNTRY_ISD_CODE&gt;260&lt;/COUNTRY_ISD_CODE&gt;</text:p>
            <text:p>&lt;interfaceId&gt;SOCHE_GETMENU&lt;/interfaceId&gt;</text:p>
            <text:p>&lt;apiPassword&gt;5n@k3E@t3r!5&lt;/apiPassword&gt;</text:p>
            <text:p>&lt;refId&gt;900215051089&lt;/refId&gt;</text:p>
            <text:p>&lt;validity&gt;WEEKLY&lt;/validity&gt;</text:p>
            <text:p>&lt;msisdn&gt;978981561&lt;/msisdn&gt;</text:p>
            <text:p>&lt;TYPE&gt;HITDYN&lt;/TYPE&gt;</text:p>
            <text:p>&lt;TRID&gt;201907291944G75559&lt;/TRID&gt;</text:p>
            <text:p>&lt;/COMMAND&gt;</text:p>
          </table:table-cell>
          <table:table-cell table:style-name="ce72" office:value-type="string" calcext:value-type="string">
            <text:p>Failing from 3rd party</text:p>
          </table:table-cell>
          <table:table-cell table:number-columns-repeated="1020"/>
        </table:table-row>
        <table:table-row table:style-name="ro42">
          <table:table-cell table:style-name="ce152" office:value-type="string" calcext:value-type="string">
            <text:p>Soche -3)final payment</text:p>
          </table:table-cell>
          <table:table-cell table:style-name="ce76" office:value-type="string" calcext:value-type="string">
            <text:p>&lt;?xml version="1.0"?&gt;</text:p>
            <text:p>&lt;COMMAND&gt;</text:p>
            <text:p>    &lt;TYPE&gt;CMPRRESP&lt;/TYPE&gt;</text:p>
            <text:p>    &lt;TXNID&gt;MP190808.1538.H00003&lt;/TXNID&gt;</text:p>
            <text:p>    &lt;TXNSTATUS&gt;250&lt;/TXNSTATUS&gt;</text:p>
            <text:p>    &lt;TRID&gt;972349845201907291931G28339&lt;/TRID&gt;</text:p>
            <text:p>    &lt;MESSAGE&gt;Trans Id:MP190808.1538.H00003 Payment to Test is in progress. Transaction Amt:10.00 ZMW. Your balance is :5698.50 ZMW  REFERENCE NO :900215043572&lt;/MESSAGE&gt;</text:p>
            <text:p>    &lt;IVR-RESPONSE&gt;250##&lt;/IVR-RESPONSE&gt;</text:p>
            <text:p>&lt;/COMMAND&gt;</text:p>
          </table:table-cell>
          <table:table-cell table:style-name="ce67" office:value-type="string" calcext:value-type="string">
            <text:p>&lt;COMMAND&gt;</text:p>
            <text:p>&lt;SNDINSTRUMENT&gt;12&lt;/SNDINSTRUMENT&gt;</text:p>
            <text:p>&lt;MSISDN&gt;978981561&lt;/MSISDN&gt;</text:p>
            <text:p>&lt;SNDPROVIDER&gt;101&lt;/SNDPROVIDER&gt;</text:p>
            <text:p>&lt;language&gt;en&lt;/language&gt;</text:p>
            <text:p>&lt;RCVINSTRUMENT&gt;12&lt;/RCVINSTRUMENT&gt;</text:p>
            <text:p>&lt;LANGUAGE2&gt;1&lt;/LANGUAGE2&gt;</text:p>
            <text:p>&lt;LANGUAGE1&gt;1&lt;/LANGUAGE1&gt;</text:p>
            <text:p>&lt;PROVIDER1&gt;101&lt;/PROVIDER1&gt;</text:p>
            <text:p>&lt;PROVIDER2&gt;101&lt;/PROVIDER2&gt;</text:p>
            <text:p>&lt;AMOUNT&gt;10&lt;/AMOUNT&gt;</text:p>
            <text:p>&lt;BPROVIDER&gt;101&lt;/BPROVIDER&gt;</text:p>
            <text:p>&lt;TYPE&gt;CMPREQ&lt;/TYPE&gt;</text:p>
            <text:p>&lt;VALIDITY/&gt;</text:p>
            <text:p>&lt;SUBTYPE&gt;2&lt;/SUBTYPE&gt;</text:p>
            <text:p>&lt;MINUTESTYPE/&gt;</text:p>
            <text:p>&lt;PACKTYPE&gt;1&lt;/PACKTYPE&gt;</text:p>
            <text:p>&lt;PAYID&gt;12&lt;/PAYID&gt;</text:p>
            <text:p>&lt;SCWS_ID&gt;13984924&lt;/SCWS_ID&gt;</text:p>
            <text:p>&lt;PLAN_CODE&gt;2~4~1&lt;/PLAN_CODE&gt;</text:p>
            <text:p>&lt;PAYID2&gt;12&lt;/PAYID2&gt;</text:p>
            <text:p>&lt;PAYID1&gt;12&lt;/PAYID1&gt;</text:p>
            <text:p>&lt;NICKNAME&gt;SOCHE&lt;/NICKNAME&gt;</text:p>
            <text:p>&lt;PIN&gt;1235&lt;/PIN&gt;</text:p>
            <text:p>&lt;RCVPROVIDER&gt;101&lt;/RCVPROVIDER&gt;</text:p>
            <text:p>&lt;PROVIDER&gt;101&lt;/PROVIDER&gt;</text:p>
            <text:p>&lt;REFERENCE_NO&gt;900215043572&lt;/REFERENCE_NO&gt;</text:p>
            <text:p>&lt;TRID&gt;972349845201907291931G28339&lt;/TRID&gt;</text:p>
            <text:p>&lt;/COMMAND&gt;</text:p>
          </table:table-cell>
          <table:table-cell table:style-name="ce129" office:value-type="string" calcext:value-type="string">
            <text:p>ambigious response</text:p>
          </table:table-cell>
          <table:table-cell table:number-columns-repeated="1020"/>
        </table:table-row>
        <table:table-row table:style-name="ro19">
          <table:table-cell table:style-name="ce152" office:value-type="string" calcext:value-type="string">
            <text:p>Data</text:p>
          </table:table-cell>
          <table:table-cell table:style-name="ce28" office:value-type="string" calcext:value-type="string">
            <text:p>&lt;?xml version="1.0"?&gt;</text:p>
            <text:p>&lt;COMMAND&gt;</text:p>
            <text:p>    &lt;TYPE&gt;CMPRRESP&lt;/TYPE&gt;</text:p>
            <text:p>    &lt;TXNID&gt;MP190731.1457.H00001&lt;/TXNID&gt;</text:p>
            <text:p>    &lt;TXNSTATUS&gt;200&lt;/TXNSTATUS&gt;</text:p>
            <text:p>    &lt;TRID&gt;977679304201907291950G96137&lt;/TRID&gt;</text:p>
            <text:p>    &lt;MESSAGE&gt;Txn. ID : MP190731.1457.H00001. Payment to AMOPS2 Account NA of ZMW 25.00 is successful. Your Airtel Money balance is ZMW 1952.50&lt;/MESSAGE&gt;</text:p>
            <text:p>    &lt;IVR-RESPONSE&gt;9014_MERCODE#979068003|25.00|0.00|0.00|MP190731.1457.H00001|1952.50#&lt;/IVR-RESPONSE&gt;</text:p>
            <text:p>&lt;/COMMAND&gt;</text:p>
          </table:table-cell>
          <table:table-cell table:style-name="ce67" office:value-type="string" calcext:value-type="string">
            <text:p>&lt;COMMAND&gt;</text:p>
            <text:p>&lt;PACKAGEID&gt;1005&lt;/PACKAGEID&gt;</text:p>
            <text:p>&lt;MSISDN&gt;978981561&lt;/MSISDN&gt;</text:p>
            <text:p>&lt;PIN&gt;1357&lt;/PIN&gt;</text:p>
            <text:p>&lt;AMOUNT&gt;25&lt;/AMOUNT&gt;</text:p>
            <text:p>&lt;MSISDN2&gt;979068003&lt;/MSISDN2&gt;</text:p>
            <text:p>&lt;PAYID&gt;12&lt;/PAYID&gt;</text:p>
            <text:p>&lt;PROVIDER2&gt;101&lt;/PROVIDER2&gt;</text:p>
            <text:p>&lt;bundlePackage&gt;268089458&lt;/bundlePackage&gt;</text:p>
            <text:p>&lt;PROVIDER&gt;101&lt;/PROVIDER&gt;</text:p>
            <text:p>&lt;TYPE&gt;CMPREQ&lt;/TYPE&gt;</text:p>
            <text:p>&lt;PAYID2&gt;12&lt;/PAYID2&gt;</text:p>
            <text:p>&lt;REFERENCE_NO/&gt;</text:p>
            <text:p>&lt;TRID&gt;977679304201907291950G96137&lt;/TRID&gt;</text:p>
            <text:p>&lt;/COMMAND&gt;</text:p>
          </table:table-cell>
          <table:table-cell table:style-name="Default"/>
          <table:table-cell table:number-columns-repeated="1020"/>
        </table:table-row>
        <table:table-row table:style-name="ro23">
          <table:table-cell table:style-name="ce151" office:value-type="string" calcext:value-type="string">
            <text:p>Box Office</text:p>
          </table:table-cell>
          <table:table-cell table:style-name="ce5" office:value-type="string" calcext:value-type="string">
            <text:p>&lt;?xml version="1.0"?&gt;</text:p>
            <text:p>&lt;COMMAND&gt;</text:p>
            <text:p>    &lt;TYPE&gt;CMPRRESP&lt;/TYPE&gt;</text:p>
            <text:p>    &lt;TXNID&gt;MP190725.1338.H00003&lt;/TXNID&gt;</text:p>
            <text:p>    &lt;TXNSTATUS&gt;200&lt;/TXNSTATUS&gt;</text:p>
            <text:p>    &lt;TRID&gt;971255490201907251338H0057&lt;/TRID&gt;</text:p>
            <text:p>    &lt;MESSAGE&gt;Txn. ID : MP190725.1338.H00003. Payment to Box office Movie Rental Account BO4273577315 of ZMW 10.00 is successful. Your Airtel Money balance is ZMW 564526449.95  REFERENCE NO :BO4273577315&lt;/MESSAGE&gt;</text:p>
            <text:p>    &lt;IVR-RESPONSE&gt;9014_MERCODE#889308559|10.00|0.00|0.00|MP190725.1338.H00003|564526449.95#&lt;/IVR-RESPONSE&gt;</text:p>
            <text:p>&lt;/COMMAND&gt;</text:p>
          </table:table-cell>
          <table:table-cell table:style-name="ce144" office:value-type="string" calcext:value-type="string">
            <text:p> &lt;COMMAND&gt;</text:p>
            <text:p>   &lt;AMOUNT&gt;10&lt;/AMOUNT&gt;</text:p>
            <text:p>   &lt;BPROVIDER&gt;101&lt;/BPROVIDER&gt;</text:p>
            <text:p>   &lt;LANGUAGE2&gt;1&lt;/LANGUAGE2&gt;</text:p>
            <text:p>   &lt;MSISDN&gt;971255490&lt;/MSISDN&gt;</text:p>
            <text:p>   &lt;NEXT&gt;2&lt;/NEXT&gt;</text:p>
            <text:p>   &lt;NICKNAME&gt;DSTV&lt;/NICKNAME&gt;</text:p>
            <text:p>   &lt;PAYID&gt;12&lt;/PAYID&gt;</text:p>
            <text:p>   &lt;PAYID1&gt;12&lt;/PAYID1&gt;</text:p>
            <text:p>   &lt;PAYID2&gt;12&lt;/PAYID2&gt;</text:p>
            <text:p>   &lt;PIN&gt;1235&lt;/PIN&gt;</text:p>
            <text:p>   &lt;PREV&gt;3&lt;/PREV&gt;</text:p>
            <text:p>   &lt;LANGUAGE1&gt;1&lt;/LANGUAGE1&gt;</text:p>
            <text:p>   &lt;PROVIDER&gt;101&lt;/PROVIDER&gt;</text:p>
            <text:p>   &lt;PROVIDER1&gt;101&lt;/PROVIDER1&gt;</text:p>
            <text:p>   &lt;PROVIDER2&gt;101&lt;/PROVIDER2&gt;</text:p>
            <text:p>                &lt;RCVINSTRUMENT&gt;12&lt;/RCVINSTRUMENT&gt;</text:p>
            <text:p>                &lt;RCVPROVIDER&gt;101&lt;/RCVPROVIDER&gt;</text:p>
            <text:p>   &lt;REFERENCE_NO&gt;BO4273577315&lt;/REFERENCE_NO&gt;</text:p>
            <text:p>   &lt;REFERENCE_NO_BOX&gt;BO4273577315&lt;/REFERENCE_NO_BOX&gt;</text:p>
            <text:p>   &lt;SNDINSTRUMENT&gt;12&lt;/SNDINSTRUMENT&gt;</text:p>
            <text:p>   &lt;SNDPROVIDER&gt;101&lt;/SNDPROVIDER&gt;</text:p>
            <text:p>   &lt;language&gt;en&lt;/language&gt;</text:p>
            <text:p>   &lt;TYPE&gt;CMPREQ&lt;/TYPE&gt;</text:p>
            <text:p>&lt;/COMMAND&gt;</text:p>
          </table:table-cell>
          <table:table-cell table:number-columns-repeated="1021"/>
        </table:table-row>
        <table:table-row table:style-name="ro42">
          <table:table-cell table:style-name="ce151" office:value-type="string" calcext:value-type="string">
            <text:p>Mulonga Water</text:p>
          </table:table-cell>
          <table:table-cell table:style-name="ce132" office:value-type="string" calcext:value-type="string">
            <text:p>&lt;?xml version="1.0"?&gt;</text:p>
            <text:p>&lt;COMMAND&gt;</text:p>
            <text:p>&lt;TYPE&gt;CMPRRESP&lt;/TYPE&gt;</text:p>
            <text:p>&lt;TXNID&gt;MP190709.1418.H00034&lt;/TXNID&gt;</text:p>
            <text:p>&lt;TXNSTATUS&gt;200&lt;/TXNSTATUS&gt;</text:p>
            <text:p>&lt;TRID&gt;971255490201907091418H0202&lt;/TRID&gt;</text:p>
            <text:p>&lt;MESSAGE&gt;Txn. ID : MP190709.1418.H00034. Payment to MWSC Account 897979 of ZMW 100.00 is successful. Your Airtel Money balance is ZMW 564541630.95 REFERENCE NO :897979&lt;/MESSAGE&gt;</text:p>
            <text:p>&lt;IVR-RESPONSE&gt;9014_MERCODE#889000047|100.00|1.00|0.00|MP190709.1418.H00034|564541630.95#&lt;/IVR-RESPONSE&gt;</text:p>
            <text:p>&lt;/COMMAND&gt;</text:p>
          </table:table-cell>
          <table:table-cell table:style-name="ce144" office:value-type="string" calcext:value-type="string">
            <text:p>&lt;COMMAND&gt;</text:p>
            <text:p>&lt;AMOUNT&gt;100&lt;/AMOUNT&gt;</text:p>
            <text:p>&lt;BPROVIDER&gt;101&lt;/BPROVIDER&gt;</text:p>
            <text:p>&lt;CORPORATEID&gt;MWSC&lt;/CORPORATEID&gt;</text:p>
            <text:p>&lt;LANGUAGE1&gt;1&lt;/LANGUAGE1&gt;</text:p>
            <text:p>&lt;LANGUAGE2&gt;1&lt;/LANGUAGE2&gt;</text:p>
            <text:p>&lt;MSISDN&gt;975031664&lt;/MSISDN&gt;</text:p>
            <text:p>&lt;NICKMSISDN&gt;889000047&lt;/NICKMSISDN&gt;</text:p>
            <text:p>&lt;NICKNAME&gt;MWSC&lt;/NICKNAME&gt;</text:p>
            <text:p>&lt;PAYID&gt;12&lt;/PAYID&gt;</text:p>
            <text:p>&lt;PAYID1&gt;12&lt;/PAYID1&gt;</text:p>
            <text:p>&lt;PAYID2&gt;12&lt;/PAYID2&gt;</text:p>
            <text:p>&lt;PIN&gt;1235&lt;/PIN&gt;</text:p>
            <text:p>&lt;PREV&gt;6&lt;/PREV&gt;</text:p>
            <text:p>&lt;PROVIDER&gt;101&lt;/PROVIDER&gt;</text:p>
            <text:p>&lt;PROVIDER1&gt;101&lt;/PROVIDER1&gt;</text:p>
            <text:p>&lt;PROVIDER2&gt;101&lt;/PROVIDER2&gt;</text:p>
            <text:p>&lt;RCVINSTRUMENT&gt;12&lt;/RCVINSTRUMENT&gt;</text:p>
            <text:p>&lt;RCVPROVIDER&gt;101&lt;/RCVPROVIDER&gt;</text:p>
            <text:p>&lt;REFERENCE_NO&gt;897979&lt;/REFERENCE_NO&gt;</text:p>
            <text:p>&lt;SNDINSTRUMENT&gt;12&lt;/SNDINSTRUMENT&gt;</text:p>
            <text:p>&lt;SNDPROVIDER&gt;101&lt;/SNDPROVIDER&gt;</text:p>
            <text:p>&lt;language&gt;en&lt;/language&gt;</text:p>
            <text:p>&lt;TYPE&gt;CMPREQ&lt;/TYPE&gt;</text:p>
            <text:p>&lt;/COMMAND&gt;</text:p>
          </table:table-cell>
          <table:table-cell table:number-columns-repeated="1021"/>
        </table:table-row>
        <table:table-row table:style-name="ro43">
          <table:table-cell table:style-name="ce152"/>
          <table:table-cell table:style-name="ce129" table:number-columns-repeated="2"/>
          <table:table-cell table:number-columns-repeated="1021"/>
        </table:table-row>
        <table:table-row table:style-name="ro44" table:number-rows-repeated="1048548">
          <table:table-cell table:number-columns-repeated="1024"/>
        </table:table-row>
        <table:table-row table:style-name="ro44">
          <table:table-cell table:number-columns-repeated="1024"/>
        </table:table-row>
      </table:table>
      <table:table table:name="Billers_tz_names" table:style-name="ta3">
        <table:table-column table:style-name="co23" table:default-cell-style-name="ce126"/>
        <table:table-column table:style-name="co24" table:default-cell-style-name="ce126"/>
        <table:table-column table:style-name="co25" table:default-cell-style-name="ce126"/>
        <table:table-column table:style-name="co10" table:number-columns-repeated="1021" table:default-cell-style-name="ce126"/>
        <table:table-row table:style-name="ro45">
          <table:table-cell table:style-name="ce160" office:value-type="string" calcext:value-type="string">
            <text:p>Type</text:p>
          </table:table-cell>
          <table:table-cell table:style-name="ce167" office:value-type="string" calcext:value-type="string">
            <text:p>Billers Name</text:p>
          </table:table-cell>
          <table:table-cell table:style-name="ce170" office:value-type="string" calcext:value-type="string">
            <text:p>REQUEST</text:p>
          </table:table-cell>
          <table:table-cell table:number-columns-repeated="1021"/>
        </table:table-row>
        <table:table-row table:style-name="ro45">
          <table:table-cell table:style-name="ce161" table:number-columns-repeated="3"/>
          <table:table-cell table:number-columns-repeated="1021"/>
        </table:table-row>
        <table:table-row table:style-name="ro45">
          <table:table-cell table:style-name="ce162" office:value-type="string" calcext:value-type="string">
            <text:p>1. Choose Business</text:p>
          </table:table-cell>
          <table:table-cell table:style-name="ce161" table:formula="of:=COUNTA(#REF!)" office:value-type="float" office:value="1" calcext:value-type="float">
            <text:p>1</text:p>
          </table:table-cell>
          <table:table-cell table:style-name="ce161"/>
          <table:table-cell table:number-columns-repeated="1021"/>
        </table:table-row>
        <table:table-row table:style-name="ro46">
          <table:table-cell table:style-name="ce161"/>
          <table:table-cell table:style-name="ce162" office:value-type="string" calcext:value-type="string">
            <text:p>1. Enter Business Number</text:p>
          </table:table-cell>
          <table:table-cell table:style-name="ce129" office:value-type="string" calcext:value-type="string">
            <text:p>Have not got Request</text:p>
          </table:table-cell>
          <table:table-cell table:number-columns-repeated="1021"/>
        </table:table-row>
        <table:table-row table:style-name="ro45">
          <table:table-cell table:style-name="ce163"/>
          <table:table-cell table:style-name="ce164" office:value-type="string" calcext:value-type="string">
            <text:p>2 Choose Business</text:p>
          </table:table-cell>
          <table:table-cell table:style-name="ce129" office:value-type="string" calcext:value-type="string">
            <text:p>Have not got Request</text:p>
          </table:table-cell>
          <table:table-cell table:number-columns-repeated="1021"/>
        </table:table-row>
        <table:table-row table:style-name="ro45">
          <table:table-cell table:style-name="ce163" table:number-columns-repeated="3"/>
          <table:table-cell table:number-columns-repeated="1021"/>
        </table:table-row>
        <table:table-row table:style-name="ro45">
          <table:table-cell table:style-name="ce164" office:value-type="string" calcext:value-type="string">
            <text:p>2. Electricity</text:p>
          </table:table-cell>
          <table:table-cell table:style-name="ce161" table:formula="of:=COUNTA([.B8:.B13])" office:value-type="float" office:value="6" calcext:value-type="float">
            <text:p>6</text:p>
          </table:table-cell>
          <table:table-cell table:style-name="ce161"/>
          <table:table-cell table:number-columns-repeated="1021"/>
        </table:table-row>
        <table:table-row table:style-name="ro45">
          <table:table-cell table:style-name="ce163"/>
          <table:table-cell table:style-name="ce166" office:value-type="string" calcext:value-type="string">
            <text:p>1 LUKU</text:p>
          </table:table-cell>
          <table:table-cell table:style-name="ce129" office:value-type="string" calcext:value-type="string">
            <text:p>Have not got Request</text:p>
          </table:table-cell>
          <table:table-cell table:number-columns-repeated="1021"/>
        </table:table-row>
        <table:table-row table:style-name="ro45">
          <table:table-cell table:style-name="ce163"/>
          <table:table-cell table:style-name="ce166" office:value-type="string" calcext:value-type="string">
            <text:p>2. Mobisol</text:p>
          </table:table-cell>
          <table:table-cell table:style-name="ce129" office:value-type="string" calcext:value-type="string">
            <text:p>Have not got Request</text:p>
          </table:table-cell>
          <table:table-cell table:number-columns-repeated="1021"/>
        </table:table-row>
        <table:table-row table:style-name="ro45">
          <table:table-cell table:style-name="ce163"/>
          <table:table-cell table:style-name="ce166" office:value-type="string" calcext:value-type="string">
            <text:p>3. ZOLA OffGrid</text:p>
          </table:table-cell>
          <table:table-cell table:style-name="ce129" office:value-type="string" calcext:value-type="string">
            <text:p>Have not got Request</text:p>
          </table:table-cell>
          <table:table-cell table:number-columns-repeated="1021"/>
        </table:table-row>
        <table:table-row table:style-name="ro45">
          <table:table-cell table:style-name="ce163"/>
          <table:table-cell table:style-name="ce166" office:value-type="string" calcext:value-type="string">
            <text:p>4. Greenlight (GCS)</text:p>
          </table:table-cell>
          <table:table-cell table:style-name="ce129" office:value-type="string" calcext:value-type="string">
            <text:p>Have not got Request</text:p>
          </table:table-cell>
          <table:table-cell table:number-columns-repeated="1021"/>
        </table:table-row>
        <table:table-row table:style-name="ro45">
          <table:table-cell table:style-name="ce163"/>
          <table:table-cell table:style-name="ce166" office:value-type="string" calcext:value-type="string">
            <text:p>5. Solkit</text:p>
          </table:table-cell>
          <table:table-cell table:style-name="ce129" office:value-type="string" calcext:value-type="string">
            <text:p>Have not got Request</text:p>
          </table:table-cell>
          <table:table-cell table:number-columns-repeated="1021"/>
        </table:table-row>
        <table:table-row table:style-name="ro45">
          <table:table-cell table:style-name="ce161"/>
          <table:table-cell table:style-name="ce166" office:value-type="string" calcext:value-type="string">
            <text:p>6. Lahmeyer</text:p>
          </table:table-cell>
          <table:table-cell table:style-name="ce129" office:value-type="string" calcext:value-type="string">
            <text:p>Have not got Request</text:p>
          </table:table-cell>
          <table:table-cell table:number-columns-repeated="1021"/>
        </table:table-row>
        <table:table-row table:style-name="ro45">
          <table:table-cell table:style-name="ce161" table:number-columns-repeated="3"/>
          <table:table-cell table:number-columns-repeated="1021"/>
        </table:table-row>
        <table:table-row table:style-name="ro45">
          <table:table-cell table:style-name="ce162" office:value-type="string" calcext:value-type="string">
            <text:p>3. TV Subscriptions</text:p>
          </table:table-cell>
          <table:table-cell table:style-name="ce161" table:formula="of:=COUNTA([.B16:.B23])" office:value-type="float" office:value="8" calcext:value-type="float">
            <text:p>8</text:p>
          </table:table-cell>
          <table:table-cell table:style-name="ce161"/>
          <table:table-cell table:number-columns-repeated="1021"/>
        </table:table-row>
        <table:table-row table:style-name="ro45">
          <table:table-cell table:style-name="ce165"/>
          <table:table-cell table:style-name="ce166" office:value-type="string" calcext:value-type="string">
            <text:p>1. DStv</text:p>
          </table:table-cell>
          <table:table-cell table:style-name="ce129" office:value-type="string" calcext:value-type="string">
            <text:p>Have not got Request</text:p>
          </table:table-cell>
          <table:table-cell table:number-columns-repeated="1021"/>
        </table:table-row>
        <table:table-row table:style-name="ro45">
          <table:table-cell table:style-name="ce165"/>
          <table:table-cell table:style-name="ce166" office:value-type="string" calcext:value-type="string">
            <text:p>2. AZAM TV</text:p>
          </table:table-cell>
          <table:table-cell table:style-name="ce129" office:value-type="string" calcext:value-type="string">
            <text:p>Have not got Request</text:p>
          </table:table-cell>
          <table:table-cell table:number-columns-repeated="1021"/>
        </table:table-row>
        <table:table-row table:style-name="ro45">
          <table:table-cell table:style-name="ce165"/>
          <table:table-cell table:style-name="ce166" office:value-type="string" calcext:value-type="string">
            <text:p>3. STARTIMES</text:p>
          </table:table-cell>
          <table:table-cell table:style-name="ce129" office:value-type="string" calcext:value-type="string">
            <text:p>Have not got Request</text:p>
          </table:table-cell>
          <table:table-cell table:number-columns-repeated="1021"/>
        </table:table-row>
        <table:table-row table:style-name="ro45">
          <table:table-cell table:style-name="ce165"/>
          <table:table-cell table:style-name="ce166" office:value-type="string" calcext:value-type="string">
            <text:p>4. DStv BoxOffice</text:p>
          </table:table-cell>
          <table:table-cell table:style-name="ce129" office:value-type="string" calcext:value-type="string">
            <text:p>Have not got Request</text:p>
          </table:table-cell>
          <table:table-cell table:number-columns-repeated="1021"/>
        </table:table-row>
        <table:table-row table:style-name="ro45">
          <table:table-cell table:style-name="ce165"/>
          <table:table-cell table:style-name="ce166" office:value-type="string" calcext:value-type="string">
            <text:p>5. SIBUKA MAISHA</text:p>
          </table:table-cell>
          <table:table-cell table:style-name="ce129" office:value-type="string" calcext:value-type="string">
            <text:p>Have not got Request</text:p>
          </table:table-cell>
          <table:table-cell table:number-columns-repeated="1021"/>
        </table:table-row>
        <table:table-row table:style-name="ro45">
          <table:table-cell table:style-name="ce165"/>
          <table:table-cell table:style-name="ce166" office:value-type="string" calcext:value-type="string">
            <text:p>6. TANGOTV</text:p>
          </table:table-cell>
          <table:table-cell table:style-name="ce129" office:value-type="string" calcext:value-type="string">
            <text:p>Have not got Request</text:p>
          </table:table-cell>
          <table:table-cell table:number-columns-repeated="1021"/>
        </table:table-row>
        <table:table-row table:style-name="ro45">
          <table:table-cell table:style-name="ce165"/>
          <table:table-cell table:style-name="ce166" office:value-type="string" calcext:value-type="string">
            <text:p>7. ZUKU</text:p>
          </table:table-cell>
          <table:table-cell table:style-name="ce129" office:value-type="string" calcext:value-type="string">
            <text:p>Have not got Request</text:p>
          </table:table-cell>
          <table:table-cell table:number-columns-repeated="1021"/>
        </table:table-row>
        <table:table-row table:style-name="ro45">
          <table:table-cell table:style-name="ce165"/>
          <table:table-cell table:style-name="ce166" office:value-type="string" calcext:value-type="string">
            <text:p>8. KWESE TV</text:p>
          </table:table-cell>
          <table:table-cell table:style-name="ce129" office:value-type="string" calcext:value-type="string">
            <text:p>Have not got Request</text:p>
          </table:table-cell>
          <table:table-cell table:number-columns-repeated="1021"/>
        </table:table-row>
        <table:table-row table:style-name="ro45">
          <table:table-cell table:style-name="ce165"/>
          <table:table-cell table:style-name="ce163" table:number-columns-repeated="2"/>
          <table:table-cell table:number-columns-repeated="1021"/>
        </table:table-row>
        <table:table-row table:style-name="ro45">
          <table:table-cell table:style-name="ce162" office:value-type="string" calcext:value-type="string">
            <text:p>4. Airline Transport</text:p>
          </table:table-cell>
          <table:table-cell table:style-name="ce161" table:formula="of:=COUNTA([.B26:.B29])" office:value-type="float" office:value="4" calcext:value-type="float">
            <text:p>4</text:p>
          </table:table-cell>
          <table:table-cell table:style-name="ce161"/>
          <table:table-cell table:number-columns-repeated="1021"/>
        </table:table-row>
        <table:table-row table:style-name="ro45">
          <table:table-cell table:style-name="ce165"/>
          <table:table-cell table:style-name="ce166" office:value-type="string" calcext:value-type="string">
            <text:p>1. Fast Jet</text:p>
          </table:table-cell>
          <table:table-cell table:style-name="ce129" office:value-type="string" calcext:value-type="string">
            <text:p>Have not got Request</text:p>
          </table:table-cell>
          <table:table-cell table:number-columns-repeated="1021"/>
        </table:table-row>
        <table:table-row table:style-name="ro45">
          <table:table-cell table:style-name="ce165"/>
          <table:table-cell table:style-name="ce166" office:value-type="string" calcext:value-type="string">
            <text:p>2. Precision Air</text:p>
          </table:table-cell>
          <table:table-cell table:style-name="ce129" office:value-type="string" calcext:value-type="string">
            <text:p>Have not got Request</text:p>
          </table:table-cell>
          <table:table-cell table:number-columns-repeated="1021"/>
        </table:table-row>
        <table:table-row table:style-name="ro45">
          <table:table-cell table:style-name="ce165"/>
          <table:table-cell table:style-name="ce166" office:value-type="string" calcext:value-type="string">
            <text:p>3. Auric Air</text:p>
          </table:table-cell>
          <table:table-cell table:style-name="ce129" office:value-type="string" calcext:value-type="string">
            <text:p>Have not got Request</text:p>
          </table:table-cell>
          <table:table-cell table:number-columns-repeated="1021"/>
        </table:table-row>
        <table:table-row table:style-name="ro45">
          <table:table-cell table:style-name="ce165"/>
          <table:table-cell table:style-name="ce166" office:value-type="string" calcext:value-type="string">
            <text:p>4. Ethiopian Air</text:p>
          </table:table-cell>
          <table:table-cell table:style-name="ce129" office:value-type="string" calcext:value-type="string">
            <text:p>Have not got Request</text:p>
          </table:table-cell>
          <table:table-cell table:number-columns-repeated="1021"/>
        </table:table-row>
        <table:table-row table:style-name="ro45">
          <table:table-cell table:style-name="ce161" table:number-columns-repeated="3"/>
          <table:table-cell table:number-columns-repeated="1021"/>
        </table:table-row>
        <table:table-row table:style-name="ro45">
          <table:table-cell table:style-name="ce162" office:value-type="string" calcext:value-type="string">
            <text:p>5. Airtel Corporate</text:p>
          </table:table-cell>
          <table:table-cell table:style-name="ce161" table:formula="of:=COUNTA([.B32:.B32])" office:value-type="float" office:value="1" calcext:value-type="float">
            <text:p>1</text:p>
          </table:table-cell>
          <table:table-cell table:style-name="ce161"/>
          <table:table-cell table:number-columns-repeated="1021"/>
        </table:table-row>
        <table:table-row table:style-name="ro45">
          <table:table-cell table:style-name="ce165"/>
          <table:table-cell table:style-name="ce166" office:value-type="string" calcext:value-type="string">
            <text:p>1. Post paid</text:p>
          </table:table-cell>
          <table:table-cell table:style-name="ce129" office:value-type="string" calcext:value-type="string">
            <text:p>Have not got Request</text:p>
          </table:table-cell>
          <table:table-cell table:number-columns-repeated="1021"/>
        </table:table-row>
        <table:table-row table:style-name="ro45">
          <table:table-cell table:style-name="ce161" table:number-columns-repeated="3"/>
          <table:table-cell table:number-columns-repeated="1021"/>
        </table:table-row>
        <table:table-row table:style-name="ro45">
          <table:table-cell table:style-name="ce162" office:value-type="string" calcext:value-type="string">
            <text:p>6. Water Bills</text:p>
          </table:table-cell>
          <table:table-cell table:style-name="ce161" table:formula="of:=COUNTA([.B35:.B35])" office:value-type="float" office:value="1" calcext:value-type="float">
            <text:p>1</text:p>
          </table:table-cell>
          <table:table-cell table:style-name="ce161"/>
          <table:table-cell table:number-columns-repeated="1021"/>
        </table:table-row>
        <table:table-row table:style-name="ro45">
          <table:table-cell table:style-name="ce165"/>
          <table:table-cell table:style-name="ce166" office:value-type="string" calcext:value-type="string">
            <text:p>1.Dawasco</text:p>
          </table:table-cell>
          <table:table-cell table:style-name="ce129" office:value-type="string" calcext:value-type="string">
            <text:p>Have not got Request</text:p>
          </table:table-cell>
          <table:table-cell table:number-columns-repeated="1021"/>
        </table:table-row>
        <table:table-row table:style-name="ro45">
          <table:table-cell table:style-name="ce161" table:number-columns-repeated="3"/>
          <table:table-cell table:number-columns-repeated="1021"/>
        </table:table-row>
        <table:table-row table:style-name="ro45">
          <table:table-cell table:style-name="ce162" office:value-type="string" calcext:value-type="string">
            <text:p>7. Education Services</text:p>
          </table:table-cell>
          <table:table-cell table:style-name="ce161" table:formula="of:=COUNTA([.B38:.B41])" office:value-type="float" office:value="4" calcext:value-type="float">
            <text:p>4</text:p>
          </table:table-cell>
          <table:table-cell table:style-name="ce161"/>
          <table:table-cell table:number-columns-repeated="1021"/>
        </table:table-row>
        <table:table-row table:style-name="ro45">
          <table:table-cell table:style-name="ce165"/>
          <table:table-cell table:style-name="ce166" office:value-type="string" calcext:value-type="string">
            <text:p>1. Ada Lipa</text:p>
          </table:table-cell>
          <table:table-cell table:style-name="ce129" office:value-type="string" calcext:value-type="string">
            <text:p>Have not got Request</text:p>
          </table:table-cell>
          <table:table-cell table:number-columns-repeated="1021"/>
        </table:table-row>
        <table:table-row table:style-name="ro45">
          <table:table-cell table:style-name="ce165"/>
          <table:table-cell table:style-name="ce166" office:value-type="string" calcext:value-type="string">
            <text:p>2. VETA</text:p>
          </table:table-cell>
          <table:table-cell table:style-name="ce129" office:value-type="string" calcext:value-type="string">
            <text:p>Have not got Request</text:p>
          </table:table-cell>
          <table:table-cell table:number-columns-repeated="1021"/>
        </table:table-row>
        <table:table-row table:style-name="ro45">
          <table:table-cell table:style-name="ce165"/>
          <table:table-cell table:style-name="ce166" office:value-type="string" calcext:value-type="string">
            <text:p>3. MULA1 Training</text:p>
          </table:table-cell>
          <table:table-cell table:style-name="ce129" office:value-type="string" calcext:value-type="string">
            <text:p>Have not got Request</text:p>
          </table:table-cell>
          <table:table-cell table:number-columns-repeated="1021"/>
        </table:table-row>
        <table:table-row table:style-name="ro45">
          <table:table-cell table:style-name="ce165"/>
          <table:table-cell table:style-name="ce166" office:value-type="string" calcext:value-type="string">
            <text:p>4. HESLB loan Board</text:p>
          </table:table-cell>
          <table:table-cell table:style-name="ce129" office:value-type="string" calcext:value-type="string">
            <text:p>Have not got Request</text:p>
          </table:table-cell>
          <table:table-cell table:number-columns-repeated="1021"/>
        </table:table-row>
        <table:table-row table:style-name="ro45">
          <table:table-cell table:style-name="ce161" table:number-columns-repeated="3"/>
          <table:table-cell table:number-columns-repeated="1021"/>
        </table:table-row>
        <table:table-row table:style-name="ro45">
          <table:table-cell table:style-name="ce162" office:value-type="string" calcext:value-type="string">
            <text:p>8. Pension</text:p>
          </table:table-cell>
          <table:table-cell table:style-name="ce161" table:formula="of:=COUNTA([.B44:.B47])" office:value-type="float" office:value="4" calcext:value-type="float">
            <text:p>4</text:p>
          </table:table-cell>
          <table:table-cell table:style-name="ce161"/>
          <table:table-cell table:number-columns-repeated="1021"/>
        </table:table-row>
        <table:table-row table:style-name="ro45">
          <table:table-cell table:style-name="ce165"/>
          <table:table-cell table:style-name="ce166" office:value-type="string" calcext:value-type="string">
            <text:p>1. PSPF</text:p>
          </table:table-cell>
          <table:table-cell table:style-name="ce129" office:value-type="string" calcext:value-type="string">
            <text:p>Have not got Request</text:p>
          </table:table-cell>
          <table:table-cell table:number-columns-repeated="1021"/>
        </table:table-row>
        <table:table-row table:style-name="ro45">
          <table:table-cell table:style-name="ce165"/>
          <table:table-cell table:style-name="ce166" office:value-type="string" calcext:value-type="string">
            <text:p>2. GEPF</text:p>
          </table:table-cell>
          <table:table-cell table:style-name="ce129" office:value-type="string" calcext:value-type="string">
            <text:p>Have not got Request</text:p>
          </table:table-cell>
          <table:table-cell table:number-columns-repeated="1021"/>
        </table:table-row>
        <table:table-row table:style-name="ro45">
          <table:table-cell table:style-name="ce165"/>
          <table:table-cell table:style-name="ce166" office:value-type="string" calcext:value-type="string">
            <text:p>3. LAPF</text:p>
          </table:table-cell>
          <table:table-cell table:style-name="ce129" office:value-type="string" calcext:value-type="string">
            <text:p>Have not got Request</text:p>
          </table:table-cell>
          <table:table-cell table:number-columns-repeated="1021"/>
        </table:table-row>
        <table:table-row table:style-name="ro45">
          <table:table-cell table:style-name="ce165"/>
          <table:table-cell table:style-name="ce166" office:value-type="string" calcext:value-type="string">
            <text:p>4. PPF</text:p>
          </table:table-cell>
          <table:table-cell table:style-name="ce129" office:value-type="string" calcext:value-type="string">
            <text:p>Have not got Request</text:p>
          </table:table-cell>
          <table:table-cell table:number-columns-repeated="1021"/>
        </table:table-row>
        <table:table-row table:style-name="ro45">
          <table:table-cell table:style-name="ce161"/>
          <table:table-cell table:style-name="ce163" table:number-columns-repeated="2"/>
          <table:table-cell table:number-columns-repeated="1021"/>
        </table:table-row>
        <table:table-row table:style-name="ro46">
          <table:table-cell table:style-name="ce162" office:value-type="string" calcext:value-type="string">
            <text:p>9. Government Payments</text:p>
          </table:table-cell>
          <table:table-cell table:style-name="ce168" table:formula="of:=COUNTA([.B50])" office:value-type="float" office:value="1" calcext:value-type="float">
            <text:p>1</text:p>
          </table:table-cell>
          <table:table-cell table:style-name="ce168"/>
          <table:table-cell table:number-columns-repeated="1021"/>
        </table:table-row>
        <table:table-row table:style-name="ro46">
          <table:table-cell table:style-name="ce165"/>
          <table:table-cell table:style-name="ce166" office:value-type="string" calcext:value-type="string">
            <text:p>Enter reference number</text:p>
          </table:table-cell>
          <table:table-cell table:style-name="ce129" office:value-type="string" calcext:value-type="string">
            <text:p>Have not got Request</text:p>
          </table:table-cell>
          <table:table-cell table:number-columns-repeated="1021"/>
        </table:table-row>
        <table:table-row table:style-name="ro45">
          <table:table-cell table:style-name="ce161"/>
          <table:table-cell table:style-name="ce163" table:number-columns-repeated="2"/>
          <table:table-cell table:number-columns-repeated="1021"/>
        </table:table-row>
        <table:table-row table:style-name="ro45">
          <table:table-cell table:style-name="ce166" office:value-type="string" calcext:value-type="string">
            <text:p>10.USVISA</text:p>
          </table:table-cell>
          <table:table-cell table:style-name="ce163"/>
          <table:table-cell table:style-name="ce129" office:value-type="string" calcext:value-type="string">
            <text:p>Have not got Request</text:p>
          </table:table-cell>
          <table:table-cell table:number-columns-repeated="1021"/>
        </table:table-row>
        <table:table-row table:style-name="ro45">
          <table:table-cell table:style-name="ce161"/>
          <table:table-cell table:style-name="ce163" table:number-columns-repeated="2"/>
          <table:table-cell table:number-columns-repeated="1021"/>
        </table:table-row>
        <table:table-row table:style-name="ro46">
          <table:table-cell table:style-name="ce162" office:value-type="string" calcext:value-type="string">
            <text:p>11. Gaming and Betting</text:p>
          </table:table-cell>
          <table:table-cell table:style-name="ce168" table:formula="of:=COUNTA([.B55:.B61])" office:value-type="float" office:value="7" calcext:value-type="float">
            <text:p>7</text:p>
          </table:table-cell>
          <table:table-cell table:style-name="ce129" office:value-type="string" calcext:value-type="string">
            <text:p>Have not got Request</text:p>
          </table:table-cell>
          <table:table-cell table:number-columns-repeated="1021"/>
        </table:table-row>
        <table:table-row table:style-name="ro45">
          <table:table-cell table:style-name="ce163"/>
          <table:table-cell table:style-name="ce169" office:value-type="string" calcext:value-type="string">
            <text:p>1.TATU MZUKA LTD</text:p>
          </table:table-cell>
          <table:table-cell table:style-name="ce129" office:value-type="string" calcext:value-type="string">
            <text:p>Have not got Request</text:p>
          </table:table-cell>
          <table:table-cell table:number-columns-repeated="1021"/>
        </table:table-row>
        <table:table-row table:style-name="ro45">
          <table:table-cell table:style-name="ce163"/>
          <table:table-cell table:style-name="ce169" office:value-type="string" calcext:value-type="string">
            <text:p>2.BIKO COMPANY LTD</text:p>
          </table:table-cell>
          <table:table-cell table:style-name="ce129" office:value-type="string" calcext:value-type="string">
            <text:p>Have not got Request</text:p>
          </table:table-cell>
          <table:table-cell table:number-columns-repeated="1021"/>
        </table:table-row>
        <table:table-row table:style-name="ro46">
          <table:table-cell table:style-name="ce163"/>
          <table:table-cell table:style-name="ce169" office:value-type="string" calcext:value-type="string">
            <text:p>3.MBET GATEWAY GAMING LTD</text:p>
          </table:table-cell>
          <table:table-cell table:style-name="ce129" office:value-type="string" calcext:value-type="string">
            <text:p>Have not got Request</text:p>
          </table:table-cell>
          <table:table-cell table:number-columns-repeated="1021"/>
        </table:table-row>
        <table:table-row table:style-name="ro45">
          <table:table-cell table:style-name="ce163"/>
          <table:table-cell table:style-name="ce169" office:value-type="string" calcext:value-type="string">
            <text:p>4.MOJABET <text:s/>LIMITED</text:p>
          </table:table-cell>
          <table:table-cell table:style-name="ce129" office:value-type="string" calcext:value-type="string">
            <text:p>Have not got Request</text:p>
          </table:table-cell>
          <table:table-cell table:number-columns-repeated="1021"/>
        </table:table-row>
        <table:table-row table:style-name="ro46">
          <table:table-cell table:style-name="ce163"/>
          <table:table-cell table:style-name="ce169" office:value-type="string" calcext:value-type="string">
            <text:p>5.SPORTPESA LTD LIMITEDCOL</text:p>
          </table:table-cell>
          <table:table-cell table:style-name="ce129" office:value-type="string" calcext:value-type="string">
            <text:p>Have not got Request</text:p>
          </table:table-cell>
          <table:table-cell table:number-columns-repeated="1021"/>
        </table:table-row>
        <table:table-row table:style-name="ro46">
          <table:table-cell table:style-name="ce163"/>
          <table:table-cell table:style-name="ce169" office:value-type="string" calcext:value-type="string">
            <text:p>6.Mkeka Bet Mkeka bet</text:p>
          </table:table-cell>
          <table:table-cell table:style-name="ce129" office:value-type="string" calcext:value-type="string">
            <text:p>Have not got Request</text:p>
          </table:table-cell>
          <table:table-cell table:number-columns-repeated="1021"/>
        </table:table-row>
        <table:table-row table:style-name="ro45">
          <table:table-cell table:style-name="ce161"/>
          <table:table-cell table:style-name="ce166" office:value-type="string" calcext:value-type="string">
            <text:p>7.PIGABET</text:p>
          </table:table-cell>
          <table:table-cell table:style-name="ce129" office:value-type="string" calcext:value-type="string">
            <text:p>Have not got Request</text:p>
          </table:table-cell>
          <table:table-cell table:number-columns-repeated="1021"/>
        </table:table-row>
        <table:table-row table:style-name="ro25" table:number-rows-repeated="1048514">
          <table:table-cell table:number-columns-repeated="1024"/>
        </table:table-row>
        <table:table-row table:style-name="ro25">
          <table:table-cell table:number-columns-repeated="1024"/>
        </table:table-row>
      </table:table>
      <table:table table:name="Billers_UG" table:style-name="ta3">
        <table:table-column table:style-name="co26" table:default-cell-style-name="ce126"/>
        <table:table-column table:style-name="co27" table:default-cell-style-name="ce126"/>
        <table:table-column table:style-name="co28" table:default-cell-style-name="ce126"/>
        <table:table-column table:style-name="co29" table:default-cell-style-name="ce126"/>
        <table:table-column table:style-name="co30" table:default-cell-style-name="ce126"/>
        <table:table-column table:style-name="co31" table:default-cell-style-name="ce126"/>
        <table:table-column table:style-name="co32" table:default-cell-style-name="ce126"/>
        <table:table-column table:style-name="co10" table:number-columns-repeated="1017" table:default-cell-style-name="ce126"/>
        <table:table-row table:style-name="ro47">
          <table:table-cell table:style-name="ce171" office:value-type="string" calcext:value-type="string">
            <text:p>Billers Name</text:p>
          </table:table-cell>
          <table:table-cell table:style-name="ce66" office:value-type="string" calcext:value-type="string">
            <text:p>REQUEST</text:p>
          </table:table-cell>
          <table:table-cell table:style-name="ce66" office:value-type="string" calcext:value-type="string">
            <text:p>DETAILS</text:p>
          </table:table-cell>
          <table:table-cell table:style-name="ce182" office:value-type="string" calcext:value-type="string">
            <text:p>RESPONSE</text:p>
          </table:table-cell>
          <table:table-cell table:number-columns-repeated="1020"/>
        </table:table-row>
        <table:table-row table:style-name="ro47">
          <table:table-cell table:style-name="ce123" office:value-type="string" calcext:value-type="string">
            <text:p>Intermediate Request</text:p>
          </table:table-cell>
          <table:table-cell table:number-columns-repeated="1023"/>
        </table:table-row>
        <table:table-row table:style-name="ro47">
          <table:table-cell table:style-name="ce123" office:value-type="string" calcext:value-type="string">
            <text:p>Intermediate RequestUMEME</text:p>
          </table:table-cell>
          <table:table-cell office:value-type="string" calcext:value-type="string">
            <text:p>Billers of uganda are being checked by swagger.</text:p>
          </table:table-cell>
          <table:table-cell table:number-columns-repeated="1022"/>
        </table:table-row>
        <table:table-row table:style-name="ro47">
          <table:table-cell table:style-name="ce123" office:value-type="string" calcext:value-type="string">
            <text:p>Intermediate RequesBUY YAKA</text:p>
          </table:table-cell>
          <table:table-cell table:number-columns-repeated="1023"/>
        </table:table-row>
        <table:table-row table:style-name="ro47">
          <table:table-cell table:style-name="ce123" office:value-type="string" calcext:value-type="string">
            <text:p>Intermediate RequesUDECL</text:p>
          </table:table-cell>
          <table:table-cell table:number-columns-repeated="1023"/>
        </table:table-row>
        <table:table-row table:style-name="ro47">
          <table:table-cell table:style-name="ce123" office:value-type="string" calcext:value-type="string">
            <text:p>Intermediate RequesNWSC</text:p>
          </table:table-cell>
          <table:table-cell table:number-columns-repeated="1023"/>
        </table:table-row>
        <table:table-row table:style-name="ro47">
          <table:table-cell table:style-name="ce123" office:value-type="string" calcext:value-type="string">
            <text:p>intermediate RequesUNEB</text:p>
          </table:table-cell>
          <table:table-cell table:number-columns-repeated="1023"/>
        </table:table-row>
        <table:table-row table:style-name="ro47">
          <table:table-cell table:style-name="ce123" office:value-type="string" calcext:value-type="string">
            <text:p>Intermediate Request AZAM TV</text:p>
          </table:table-cell>
          <table:table-cell table:number-columns-repeated="1023"/>
        </table:table-row>
        <table:table-row table:style-name="ro47">
          <table:table-cell table:style-name="ce123" office:value-type="string" calcext:value-type="string">
            <text:p>Intermediate RequestDSTV 1</text:p>
          </table:table-cell>
          <table:table-cell table:number-columns-repeated="1023"/>
        </table:table-row>
        <table:table-row table:style-name="ro47">
          <table:table-cell table:style-name="ce123" office:value-type="string" calcext:value-type="string">
            <text:p>Intermediate RequestDSTV 2</text:p>
          </table:table-cell>
          <table:table-cell table:number-columns-repeated="1023"/>
        </table:table-row>
        <table:table-row table:style-name="ro47">
          <table:table-cell table:style-name="ce123" office:value-type="string" calcext:value-type="string">
            <text:p>Intermediate RequestGOTV 1</text:p>
          </table:table-cell>
          <table:table-cell table:number-columns-repeated="1023"/>
        </table:table-row>
        <table:table-row table:style-name="ro47">
          <table:table-cell table:style-name="ce123" office:value-type="string" calcext:value-type="string">
            <text:p>Intermediate RequestGOTV 2</text:p>
          </table:table-cell>
          <table:table-cell table:number-columns-repeated="1023"/>
        </table:table-row>
        <table:table-row table:style-name="ro47">
          <table:table-cell table:style-name="ce123" office:value-type="string" calcext:value-type="string">
            <text:p>intermediate RequesSchoolPay</text:p>
          </table:table-cell>
          <table:table-cell table:number-columns-repeated="1023"/>
        </table:table-row>
        <table:table-row table:style-name="ro47">
          <table:table-cell table:style-name="ce123" office:value-type="string" calcext:value-type="string">
            <text:p>intermediate RequesBridgeSchool</text:p>
          </table:table-cell>
          <table:table-cell table:number-columns-repeated="1023"/>
        </table:table-row>
        <table:table-row table:style-name="ro47">
          <table:table-cell table:style-name="ce123" office:value-type="string" calcext:value-type="string">
            <text:p>intermediate RequesNSSF Individual</text:p>
          </table:table-cell>
          <table:table-cell table:number-columns-repeated="1023"/>
        </table:table-row>
        <table:table-row table:style-name="ro47">
          <table:table-cell table:style-name="ce123" office:value-type="string" calcext:value-type="string">
            <text:p>intermediate RequesNSSF Employer</text:p>
          </table:table-cell>
          <table:table-cell table:number-columns-repeated="1023"/>
        </table:table-row>
        <table:table-row table:style-name="ro47">
          <table:table-cell table:style-name="ce123" office:value-type="string" calcext:value-type="string">
            <text:p>intermediate RequesFlexiPay</text:p>
          </table:table-cell>
          <table:table-cell table:number-columns-repeated="1023"/>
        </table:table-row>
        <table:table-row table:style-name="ro47">
          <table:table-cell table:style-name="ce123" office:value-type="string" calcext:value-type="string">
            <text:p>intermediate RequesBlueCube</text:p>
          </table:table-cell>
          <table:table-cell table:number-columns-repeated="1023"/>
        </table:table-row>
        <table:table-row table:style-name="ro47">
          <table:table-cell table:style-name="ce123" office:value-type="string" calcext:value-type="string">
            <text:p>intermediate RequesBankOfAfrica</text:p>
          </table:table-cell>
          <table:table-cell table:number-columns-repeated="1023"/>
        </table:table-row>
        <table:table-row table:style-name="ro47">
          <table:table-cell table:style-name="ce123" office:value-type="string" calcext:value-type="string">
            <text:p>Pay Start Times Intermediate</text:p>
          </table:table-cell>
          <table:table-cell table:number-columns-repeated="1023"/>
        </table:table-row>
        <table:table-row table:style-name="ro47">
          <table:table-cell table:style-name="ce123" office:value-type="string" calcext:value-type="string">
            <text:p>View Card Details Intermediate</text:p>
          </table:table-cell>
          <table:table-cell table:number-columns-repeated="1023"/>
        </table:table-row>
        <table:table-row table:style-name="ro47">
          <table:table-cell table:style-name="ce123" office:value-type="string" calcext:value-type="string">
            <text:p>change bouquet Intermediate</text:p>
          </table:table-cell>
          <table:table-cell table:number-columns-repeated="1023"/>
        </table:table-row>
        <table:table-row table:style-name="ro47">
          <table:table-cell table:style-name="ce123" office:value-type="string" calcext:value-type="string">
            <text:p>payment request</text:p>
          </table:table-cell>
          <table:table-cell table:number-columns-repeated="1023"/>
        </table:table-row>
        <table:table-row table:style-name="ro47">
          <table:table-cell table:style-name="ce123" office:value-type="string" calcext:value-type="string">
            <text:p>payment request UMEME</text:p>
          </table:table-cell>
          <table:table-cell table:number-columns-repeated="1023"/>
        </table:table-row>
        <table:table-row table:style-name="ro47">
          <table:table-cell table:style-name="ce123" office:value-type="string" calcext:value-type="string">
            <text:p>payment request BUY YAKA</text:p>
          </table:table-cell>
          <table:table-cell table:number-columns-repeated="1023"/>
        </table:table-row>
        <table:table-row table:style-name="ro47">
          <table:table-cell table:style-name="ce123" office:value-type="string" calcext:value-type="string">
            <text:p>payment request UEDCL</text:p>
          </table:table-cell>
          <table:table-cell table:number-columns-repeated="1023"/>
        </table:table-row>
        <table:table-row table:style-name="ro47">
          <table:table-cell table:style-name="ce123" office:value-type="string" calcext:value-type="string">
            <text:p>payment request NWSC</text:p>
          </table:table-cell>
          <table:table-cell table:number-columns-repeated="1023"/>
        </table:table-row>
        <table:table-row table:style-name="ro47">
          <table:table-cell table:style-name="ce123" office:value-type="string" calcext:value-type="string">
            <text:p>payment request AZAM TV</text:p>
          </table:table-cell>
          <table:table-cell table:number-columns-repeated="1023"/>
        </table:table-row>
        <table:table-row table:style-name="ro47">
          <table:table-cell table:style-name="ce123" office:value-type="string" calcext:value-type="string">
            <text:p>payment request DSTV</text:p>
          </table:table-cell>
          <table:table-cell table:number-columns-repeated="1023"/>
        </table:table-row>
        <table:table-row table:style-name="ro47">
          <table:table-cell table:style-name="ce123" office:value-type="string" calcext:value-type="string">
            <text:p>payment request GOTV</text:p>
          </table:table-cell>
          <table:table-cell table:number-columns-repeated="1023"/>
        </table:table-row>
        <table:table-row table:style-name="ro47">
          <table:table-cell table:style-name="ce123" office:value-type="string" calcext:value-type="string">
            <text:p>Payment Request <text:s/>School payment</text:p>
          </table:table-cell>
          <table:table-cell table:number-columns-repeated="1023"/>
        </table:table-row>
        <table:table-row table:style-name="ro47">
          <table:table-cell table:style-name="ce123" office:value-type="string" calcext:value-type="string">
            <text:p>Payment Request <text:s/>Bridge School</text:p>
          </table:table-cell>
          <table:table-cell table:number-columns-repeated="1023"/>
        </table:table-row>
        <table:table-row table:style-name="ro47">
          <table:table-cell table:style-name="ce123" office:value-type="string" calcext:value-type="string">
            <text:p>Payment Request <text:s/>NSSF Individual</text:p>
          </table:table-cell>
          <table:table-cell table:number-columns-repeated="1023"/>
        </table:table-row>
        <table:table-row table:style-name="ro47">
          <table:table-cell table:style-name="ce123" office:value-type="string" calcext:value-type="string">
            <text:p>Payment Request <text:s/>NSSF employer</text:p>
          </table:table-cell>
          <table:table-cell table:number-columns-repeated="1023"/>
        </table:table-row>
        <table:table-row table:style-name="ro47">
          <table:table-cell table:style-name="ce123" office:value-type="string" calcext:value-type="string">
            <text:p>Payment Request <text:s text:c="2"/>BETPAWA</text:p>
          </table:table-cell>
          <table:table-cell table:number-columns-repeated="1023"/>
        </table:table-row>
        <table:table-row table:style-name="ro47">
          <table:table-cell table:style-name="ce123" office:value-type="string" calcext:value-type="string">
            <text:p>Payment Request <text:s text:c="2"/>EliteBet</text:p>
          </table:table-cell>
          <table:table-cell table:number-columns-repeated="1023"/>
        </table:table-row>
        <table:table-row table:style-name="ro47">
          <table:table-cell table:style-name="ce123" office:value-type="string" calcext:value-type="string">
            <text:p>Payment Request <text:s text:c="2"/>Solar MKOPA</text:p>
          </table:table-cell>
          <table:table-cell table:number-columns-repeated="1023"/>
        </table:table-row>
        <table:table-row table:style-name="ro47">
          <table:table-cell table:style-name="ce123" office:value-type="string" calcext:value-type="string">
            <text:p>Payment Request <text:s/>Betlion</text:p>
          </table:table-cell>
          <table:table-cell table:number-columns-repeated="1023"/>
        </table:table-row>
        <table:table-row table:style-name="ro47">
          <table:table-cell table:style-name="ce123" office:value-type="string" calcext:value-type="string">
            <text:p>Payment Request AbaSystems</text:p>
          </table:table-cell>
          <table:table-cell table:number-columns-repeated="1023"/>
        </table:table-row>
        <table:table-row table:style-name="ro47">
          <table:table-cell table:style-name="ce123" office:value-type="string" calcext:value-type="string">
            <text:p>Payment Request BlueCube</text:p>
          </table:table-cell>
          <table:table-cell table:number-columns-repeated="1023"/>
        </table:table-row>
        <table:table-row table:style-name="ro47">
          <table:table-cell table:style-name="ce123" office:value-type="string" calcext:value-type="string">
            <text:p>Payment Request <text:s text:c="2"/>Felxi PAY</text:p>
          </table:table-cell>
          <table:table-cell table:number-columns-repeated="1023"/>
        </table:table-row>
        <table:table-row table:style-name="ro47">
          <table:table-cell table:style-name="ce124" office:value-type="string" calcext:value-type="string">
            <text:p>Payment Request <text:s text:c="2"/>Merchant Under Pegasus agrregator via Other Option</text:p>
          </table:table-cell>
          <table:table-cell table:number-columns-repeated="1023"/>
        </table:table-row>
        <table:table-row table:style-name="ro47">
          <table:table-cell table:style-name="ce123" office:value-type="string" calcext:value-type="string">
            <text:p>Zesco Electricity Payment</text:p>
          </table:table-cell>
          <table:table-cell table:number-columns-repeated="1023"/>
        </table:table-row>
        <table:table-row table:style-name="ro47">
          <table:table-cell table:style-name="ce123" office:value-type="string" calcext:value-type="string">
            <text:p>Vitalite Solar Payments</text:p>
          </table:table-cell>
          <table:table-cell table:number-columns-repeated="1023"/>
        </table:table-row>
        <table:table-row table:style-name="ro47">
          <table:table-cell table:style-name="ce123" office:value-type="string" calcext:value-type="string">
            <text:p>DSTV</text:p>
          </table:table-cell>
          <table:table-cell table:number-columns-repeated="1023"/>
        </table:table-row>
        <table:table-row table:style-name="ro47">
          <table:table-cell table:style-name="ce123" office:value-type="string" calcext:value-type="string">
            <text:p>Muvi TV</text:p>
          </table:table-cell>
          <table:table-cell table:number-columns-repeated="1023"/>
        </table:table-row>
        <table:table-row table:style-name="ro47">
          <table:table-cell table:style-name="ce123" office:value-type="string" calcext:value-type="string">
            <text:p>Zuku TV</text:p>
          </table:table-cell>
          <table:table-cell table:number-columns-repeated="1023"/>
        </table:table-row>
        <table:table-row table:style-name="ro47">
          <table:table-cell table:style-name="ce123" office:value-type="string" calcext:value-type="string">
            <text:p>Kwese TV</text:p>
          </table:table-cell>
          <table:table-cell table:number-columns-repeated="1023"/>
        </table:table-row>
        <table:table-row table:style-name="ro47">
          <table:table-cell table:style-name="ce123" office:value-type="string" calcext:value-type="string">
            <text:p><text:s/>Lusaka Water Prepaid</text:p>
          </table:table-cell>
          <table:table-cell table:number-columns-repeated="1023"/>
        </table:table-row>
        <table:table-row table:style-name="ro47">
          <table:table-cell table:style-name="ce123" office:value-type="string" calcext:value-type="string">
            <text:p>Nkana Water</text:p>
          </table:table-cell>
          <table:table-cell table:number-columns-repeated="1023"/>
        </table:table-row>
        <table:table-row table:style-name="ro47">
          <table:table-cell table:style-name="ce123" office:value-type="string" calcext:value-type="string">
            <text:p>North Western Water</text:p>
          </table:table-cell>
          <table:table-cell table:number-columns-repeated="1023"/>
        </table:table-row>
        <table:table-row table:style-name="ro47">
          <table:table-cell table:style-name="ce123" office:value-type="string" calcext:value-type="string">
            <text:p>Eastern Water</text:p>
          </table:table-cell>
          <table:table-cell table:number-columns-repeated="1023"/>
        </table:table-row>
        <table:table-row table:style-name="ro47">
          <table:table-cell table:style-name="ce123" office:value-type="string" calcext:value-type="string">
            <text:p>Kafubu Water</text:p>
          </table:table-cell>
          <table:table-cell table:number-columns-repeated="1023"/>
        </table:table-row>
        <table:table-row table:style-name="ro47">
          <table:table-cell table:style-name="ce123" office:value-type="string" calcext:value-type="string">
            <text:p>Southern Water</text:p>
          </table:table-cell>
          <table:table-cell table:number-columns-repeated="1023"/>
        </table:table-row>
        <table:table-row table:style-name="ro47">
          <table:table-cell table:style-name="ce123" office:value-type="string" calcext:value-type="string">
            <text:p>ZRA Domestic Tax</text:p>
          </table:table-cell>
          <table:table-cell table:number-columns-repeated="1023"/>
        </table:table-row>
        <table:table-row table:style-name="ro47">
          <table:table-cell table:style-name="ce123" office:value-type="string" calcext:value-type="string">
            <text:p>FISP</text:p>
          </table:table-cell>
          <table:table-cell table:number-columns-repeated="1023"/>
        </table:table-row>
        <table:table-row table:style-name="ro47">
          <table:table-cell table:style-name="ce123" office:value-type="string" calcext:value-type="string">
            <text:p>MLIFE</text:p>
          </table:table-cell>
          <table:table-cell table:number-columns-repeated="1023"/>
        </table:table-row>
        <table:table-row table:style-name="ro47">
          <table:table-cell table:style-name="ce123" office:value-type="string" calcext:value-type="string">
            <text:p><text:s/>Vision Fund</text:p>
          </table:table-cell>
          <table:table-cell table:number-columns-repeated="1023"/>
        </table:table-row>
        <table:table-row table:style-name="ro47">
          <table:table-cell table:style-name="ce123" office:value-type="string" calcext:value-type="string">
            <text:p>CALCULATE SCAMOUNT</text:p>
          </table:table-cell>
          <table:table-cell table:number-columns-repeated="1023"/>
        </table:table-row>
        <table:table-row table:style-name="ro47">
          <table:table-cell table:style-name="ce123" office:value-type="string" calcext:value-type="string">
            <text:p>Final Request for change bouquet</text:p>
          </table:table-cell>
          <table:table-cell table:number-columns-repeated="1023"/>
        </table:table-row>
        <table:table-row table:style-name="ro48">
          <table:table-cell table:style-name="ce182" office:value-type="string" calcext:value-type="string">
            <text:p>NEW are below:--</text:p>
          </table:table-cell>
          <table:table-cell table:style-name="ce182" office:value-type="string" calcext:value-type="string">
            <text:p>Request given by AM</text:p>
          </table:table-cell>
          <table:table-cell table:style-name="ce182" office:value-type="string" calcext:value-type="string">
            <text:p>Response Given by AM</text:p>
          </table:table-cell>
          <table:table-cell office:value-type="string" calcext:value-type="string">
            <text:p>Reference numbr</text:p>
          </table:table-cell>
          <table:table-cell office:value-type="string" calcext:value-type="string">
            <text:p>nickname</text:p>
          </table:table-cell>
          <table:table-cell table:style-name="ce182" office:value-type="string" calcext:value-type="string">
            <text:p>Request</text:p>
          </table:table-cell>
          <table:table-cell table:style-name="ce182" office:value-type="string" calcext:value-type="string">
            <text:p>Response</text:p>
          </table:table-cell>
          <table:table-cell table:number-columns-repeated="1017"/>
        </table:table-row>
        <table:table-row table:style-name="ro49">
          <table:table-cell table:style-name="ce92" office:value-type="string" calcext:value-type="string">
            <text:p>KCCA</text:p>
          </table:table-cell>
          <table:table-cell table:style-name="ce129" table:number-columns-repeated="3"/>
          <table:table-cell table:number-columns-repeated="1020"/>
        </table:table-row>
        <table:table-row table:style-name="ro50">
          <table:table-cell table:style-name="ce92" office:value-type="string" calcext:value-type="string">
            <text:p>BetWay</text:p>
          </table:table-cell>
          <table:table-cell table:style-name="ce67" office:value-type="string" calcext:value-type="string">
            <text:p><text:span text:style-name="T1">&lt;COMMAND&gt;</text:span></text:p>
            <text:p><text:span text:style-name="T1">&lt;BPROVIDER&gt;101&lt;/BPROVIDER&gt;</text:span></text:p>
            <text:p><text:span text:style-name="T1">&lt;REFERENCE_NO&gt;&lt;/REFERENCE_NO&gt;</text:span></text:p>
            <text:p><text:span text:style-name="T1">&lt;NICKNAME&gt;&lt;/NICKNAME&gt;</text:span></text:p>
            <text:p><text:span text:style-name="T1">&lt;PAYID1&gt;12&lt;/PAYID1&gt;</text:span></text:p>
            <text:p><text:span text:style-name="T1">&lt;PAYID2&gt;12&lt;/PAYID2&gt;</text:span></text:p>
            <text:p><text:span text:style-name="T1">&lt;RCVINSTRUMENT&gt;12&lt;/RCVINSTRUMENT&gt;</text:span></text:p>
            <text:p><text:span text:style-name="T1">&lt;PAYID&gt;12&lt;/PAYID&gt;</text:span></text:p>
            <text:p><text:span text:style-name="T1">&lt;LANGUAGE1&gt;1&lt;/LANGUAGE1&gt;</text:span></text:p>
            <text:p><text:span text:style-name="T1">&lt;PIN&gt;&lt;/PIN&gt;</text:span></text:p>
            <text:p><text:span text:style-name="T1">&lt;LANGUAGE2&gt;1&lt;/LANGUAGE2&gt;</text:span></text:p>
            <text:p><text:span text:style-name="T1">&lt;TYPE&gt;CMPREQ&lt;/TYPE&gt;</text:span></text:p>
            <text:p><text:span text:style-name="T1">&lt;PROVIDER1&gt;101&lt;/PROVIDER1&gt;</text:span></text:p>
            <text:p><text:span text:style-name="T1">&lt;PROVIDER2&gt;101&lt;/PROVIDER2&gt;</text:span></text:p>
            <text:p><text:span text:style-name="T1">&lt;SNDPROVIDER&gt;101&lt;/SNDPROVIDER&gt;</text:span></text:p>
            <text:p><text:span text:style-name="T1">&lt;AMOUNT&gt;&lt;/AMOUNT&gt;</text:span></text:p>
            <text:p><text:span text:style-name="T1">&lt;SNDINSTRUMENT&gt;12&lt;/SNDINSTRUMENT&gt;</text:span></text:p>
            <text:p><text:span text:style-name="T1">&lt;language&gt;en&lt;/language&gt;</text:span></text:p>
            <text:p><text:span text:style-name="T1">&lt;PROVIDER&gt;101&lt;/PROVIDER&gt;</text:span></text:p>
            <text:p><text:span text:style-name="T1">&lt;RCVPROVIDER&gt;101&lt;/RCVPROVIDER&gt;</text:span></text:p>
            <text:p><text:span text:style-name="T1">&lt;MSISDN&gt;&lt;/MSISDN&gt;</text:span></text:p>
            <text:p><text:span text:style-name="T1">&lt;BANKID&gt;&lt;/BANKID&gt;</text:span></text:p>
            <text:p><text:span text:style-name="T1">&lt;isIntermSMSReqd&gt;Y&lt;/isIntermSMSReqd&gt;</text:span></text:p>
            <text:p><text:span text:style-name="T1">&lt;SESSIONID&gt;&lt;/SESSIONID&gt;</text:span></text:p>
            <text:p><text:span text:style-name="T1">&lt;/COMMAND&gt;</text:span></text:p>
          </table:table-cell>
          <table:table-cell table:style-name="ce67" office:value-type="string" calcext:value-type="string">
            <text:p>Note: REFERENC_NO is the betting reference</text:p>
          </table:table-cell>
          <table:table-cell table:style-name="ce129" office:value-type="float" office:value="1031339876" calcext:value-type="float">
            <text:p>1031339876</text:p>
          </table:table-cell>
          <table:table-cell office:value-type="float" office:value="3057546" calcext:value-type="float">
            <text:p>3057546</text:p>
          </table:table-cell>
          <table:table-cell table:style-name="ce69" office:value-type="string" calcext:value-type="string">
            <text:p>&lt;COMMAND&gt;</text:p>
            <text:p>&lt;BPROVIDER&gt;101&lt;/BPROVIDER&gt;</text:p>
            <text:p>&lt;REFERENCE_NO&gt;1031339876&lt;/REFERENCE_NO&gt;</text:p>
            <text:p>&lt;NICKNAME&gt;3057546&lt;/NICKNAME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1357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200&lt;/AMOUNT&gt;</text:p>
            <text:p>&lt;SNDINSTRUMENT&gt;12&lt;/SNDINSTRUMENT&gt;</text:p>
            <text:p>&lt;language&gt;en&lt;/language&gt;</text:p>
            <text:p>&lt;PROVIDER&gt;101&lt;/PROVIDER&gt;</text:p>
            <text:p>&lt;RCVPROVIDER&gt;101&lt;/RCVPROVIDER&gt;</text:p>
            <text:p>&lt;MSISDN&gt;702698414&lt;/MSISDN&gt;</text:p>
            <text:p>&lt;BANKID&gt;&lt;/BANKID&gt;</text:p>
            <text:p>&lt;isIntermSMSReqd&gt;Y&lt;/isIntermSMSReqd&gt;</text:p>
            <text:p>&lt;SESSIONID&gt;1234576987&lt;/SESSIONID&gt;</text:p>
            <text:p>&lt;/COMMAND&gt;</text:p>
          </table:table-cell>
          <table:table-cell table:style-name="ce69" office:value-type="string" calcext:value-type="string">
            <text:p>&lt;?xml version="1.0"?&gt;</text:p>
            <text:p>&lt;COMMAND&gt;</text:p>
            <text:p>    &lt;TYPE&gt;CMPRRESP&lt;/TYPE&gt;</text:p>
            <text:p>    &lt;TXNID&gt;18376003844&lt;/TXNID&gt;</text:p>
            <text:p>    &lt;TXNSTATUS&gt;5523&lt;/TXNSTATUS&gt;</text:p>
            <text:p>    &lt;TRID&gt;702698414201907241207A1332&lt;/TRID&gt;</text:p>
            <text:p>    &lt;BALANCE&gt;NA&lt;/BALANCE&gt;</text:p>
            <text:p>    &lt;MESSAGE&gt;Please enter the correct mobile phone number&lt;/MESSAGE&gt;</text:p>
            <text:p>    &lt;ALTSTATUS&gt;EIG_300&lt;/ALTSTATUS&gt;</text:p>
            <text:p>    &lt;IVR-RESPONSE&gt;5523##&lt;/IVR-RESPONSE&gt;</text:p>
            <text:p>&lt;/COMMAND&gt;</text:p>
          </table:table-cell>
          <table:table-cell table:number-columns-repeated="1017"/>
        </table:table-row>
        <table:table-row table:style-name="ro51">
          <table:table-cell table:style-name="ce92" office:value-type="string" calcext:value-type="string">
            <text:p>AbaBet</text:p>
          </table:table-cell>
          <table:table-cell table:style-name="ce129" office:value-type="string" calcext:value-type="string">
            <text:p>&lt;COMMAND&gt;</text:p>
            <text:p>&lt;BPROVIDER&gt;101&lt;/BPROVIDER&gt;</text:p>
            <text:p>&lt;REFERENCE_NO&gt;1&lt;/REFERENCE_NO&gt;</text:p>
            <text:p>&lt;NICKNAME&gt;&lt;/NICKNAME&gt;</text:p>
            <text:p>&lt;MSISDN2&gt;&lt;/MSISDN2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&lt;/AMOUNT&gt;</text:p>
            <text:p>&lt;SNDINSTRUMENT&gt;12&lt;/SNDINSTRUMENT&gt;</text:p>
            <text:p>&lt;language&gt;en&lt;/language&gt;</text:p>
            <text:p>&lt;PROVIDER&gt;101&lt;/PROVIDER&gt;</text:p>
            <text:p>&lt;RCVPROVIDER&gt;101&lt;/RCVPROVIDER&gt;</text:p>
            <text:p>&lt;MSISDN&gt;&lt;/MSISDN&gt;</text:p>
            <text:p>&lt;isIntermSMSReqd&gt;Y&lt;/isIntermSMSReqd&gt;</text:p>
            <text:p>&lt;/COMMAND&gt;</text:p>
          </table:table-cell>
          <table:table-cell table:style-name="ce67" office:value-type="string" calcext:value-type="string">
            <text:p>Note: REFERENC_NO is the betting reference</text:p>
          </table:table-cell>
          <table:table-cell table:style-name="ce129"/>
          <table:table-cell table:number-columns-repeated="1020"/>
        </table:table-row>
        <table:table-row table:style-name="ro52">
          <table:table-cell table:style-name="ce92" office:value-type="string" calcext:value-type="string">
            <text:p>Betin </text:p>
          </table:table-cell>
          <table:table-cell table:style-name="ce129" office:value-type="string" calcext:value-type="string">
            <text:p>&lt;COMMAND&gt;</text:p>
            <text:p>&lt;BPROVIDER&gt;101&lt;/BPROVIDER&gt;</text:p>
            <text:p>&lt;REFERENCE_NO&gt;&lt;/REFERENCE_NO&gt;</text:p>
            <text:p>&lt;NICKNAME&gt;&lt;/NICKNAME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&lt;/AMOUNT&gt;</text:p>
            <text:p>&lt;SNDINSTRUMENT&gt;12&lt;/SNDINSTRUMENT&gt;</text:p>
            <text:p>&lt;language&gt;en&lt;/language&gt;</text:p>
            <text:p>&lt;PROVIDER&gt;101&lt;/PROVIDER&gt;</text:p>
            <text:p>&lt;RCVPROVIDER&gt;101&lt;/RCVPROVIDER&gt;</text:p>
            <text:p>&lt;MSISDN&gt;&lt;/MSISDN&gt;</text:p>
            <text:p>&lt;BANKID&gt;&lt;/BANKID&gt;</text:p>
            <text:p>&lt;isIntermSMSReqd&gt;Y&lt;/isIntermSMSReqd&gt;</text:p>
            <text:p>&lt;SESSIONID&gt;&lt;/SESSIONID&gt;</text:p>
            <text:p>&lt;/COMMAND&gt;</text:p>
          </table:table-cell>
          <table:table-cell table:style-name="ce67" office:value-type="string" calcext:value-type="string">
            <text:p>Note: REFERENC_NO is the betting reference</text:p>
          </table:table-cell>
          <table:table-cell table:style-name="ce129"/>
          <table:table-cell table:number-columns-repeated="1020"/>
        </table:table-row>
        <table:table-row table:style-name="ro49">
          <table:table-cell table:style-name="ce92" office:value-type="string" calcext:value-type="string">
            <text:p>MojaBet </text:p>
          </table:table-cell>
          <table:table-cell table:style-name="ce129" table:number-columns-repeated="3"/>
          <table:table-cell table:number-columns-repeated="1020"/>
        </table:table-row>
        <table:table-row table:style-name="ro49">
          <table:table-cell table:style-name="ce92" office:value-type="string" calcext:value-type="string">
            <text:p>Uganda Cranes</text:p>
          </table:table-cell>
          <table:table-cell table:style-name="ce129" table:number-columns-repeated="3"/>
          <table:table-cell table:number-columns-repeated="1020"/>
        </table:table-row>
        <table:table-row table:style-name="ro49">
          <table:table-cell table:style-name="ce92" office:value-type="string" calcext:value-type="string">
            <text:p>Kabaka's Run</text:p>
          </table:table-cell>
          <table:table-cell table:style-name="ce129" table:number-columns-repeated="3"/>
          <table:table-cell table:number-columns-repeated="1020"/>
        </table:table-row>
        <table:table-row table:style-name="ro49">
          <table:table-cell table:style-name="ce92" office:value-type="string" calcext:value-type="string">
            <text:p>Group Collections</text:p>
          </table:table-cell>
          <table:table-cell table:style-name="ce129" table:number-columns-repeated="3"/>
          <table:table-cell table:number-columns-repeated="1020"/>
        </table:table-row>
        <table:table-row table:style-name="ro49">
          <table:table-cell table:style-name="ce92" office:value-type="string" calcext:value-type="string">
            <text:p>ATM Withdrawal </text:p>
          </table:table-cell>
          <table:table-cell table:style-name="ce129" table:number-columns-repeated="3"/>
          <table:table-cell table:number-columns-repeated="1020"/>
        </table:table-row>
        <table:table-row table:style-name="ro53">
          <table:table-cell table:style-name="ce92" office:value-type="string" calcext:value-type="string">
            <text:p>Eco Bank, UGAFODE, FINCA, Top Finance Bank, Finance Trust, Housing Finance and KCB, <text:s text:c="37"/>This spi is:--Finance Trust</text:p>
          </table:table-cell>
          <table:table-cell table:style-name="ce129" office:value-type="string" calcext:value-type="string">
            <text:p>&lt;COMMAND&gt;</text:p>
            <text:p>&lt;BPROVIDER&gt;101&lt;/BPROVIDER&gt;</text:p>
            <text:p>&lt;REFERENCE_NO&gt;&lt;/REFERENCE_NO&gt;</text:p>
            <text:p>&lt;NICKNAME&gt;&lt;/NICKNAME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&lt;/AMOUNT&gt;</text:p>
            <text:p>&lt;SNDINSTRUMENT&gt;12&lt;/SNDINSTRUMENT&gt;</text:p>
            <text:p>&lt;language&gt;en&lt;/language&gt;</text:p>
            <text:p>&lt;PROVIDER&gt;101&lt;/PROVIDER&gt;</text:p>
            <text:p>&lt;RCVPROVIDER&gt;101&lt;/RCVPROVIDER&gt;</text:p>
            <text:p>&lt;MSISDN&gt;&lt;/MSISDN&gt;</text:p>
            <text:p>&lt;BANKID&gt;&lt;/BANKID&gt;</text:p>
            <text:p>&lt;isIntermSMSReqd&gt;Y&lt;/isIntermSMSReqd&gt;</text:p>
            <text:p>&lt;SESSIONID&gt;&lt;/SESSIONID&gt;</text:p>
            <text:p>&lt;/COMMAND&gt;</text:p>
          </table:table-cell>
          <table:table-cell table:style-name="ce67" office:value-type="string" calcext:value-type="string">
            <text:p>Parameters: </text:p>
            <text:p>BANKID:23</text:p>
            <text:p>REFERENCE_NO:ACCOUNT NUMBER</text:p>
          </table:table-cell>
          <table:table-cell table:style-name="ce129"/>
          <table:table-cell table:number-columns-repeated="1020"/>
        </table:table-row>
        <table:table-row table:style-name="ro53">
          <table:table-cell table:style-name="ce92" office:value-type="string" calcext:value-type="string">
            <text:p>Housing Finance Bank Request</text:p>
          </table:table-cell>
          <table:table-cell table:style-name="ce67" office:value-type="string" calcext:value-type="string">
            <text:p>&lt;COMMAND&gt;&lt;BPROVIDER&gt;101&lt;/BPROVIDER&gt;&lt;REFERENCE_NO&gt;&lt;/REFERENCE_NO&gt;&lt;NICKNAME&gt;&lt;/NICKNAME&gt;&lt;PAYID1&gt;12&lt;/PAYID1&gt;&lt;PAYID2&gt;12&lt;/PAYID2&gt;&lt;RCVINSTRUMENT&gt;12&lt;/RCVINSTRUMENT&gt;&lt;PAYID&gt;12&lt;/PAYID&gt;&lt;LANGUAGE1&gt;1&lt;/LANGUAGE1&gt;&lt;PIN&gt;&lt;/PIN&gt;&lt;LANGUAGE2&gt;1&lt;/LANGUAGE2&gt;&lt;TYPE&gt;CMPREQ&lt;/TYPE&gt;&lt;PROVIDER1&gt;101&lt;/PROVIDER1&gt;&lt;PROVIDER2&gt;101&lt;/PROVIDER2&gt;&lt;SNDPROVIDER&gt;101&lt;/SNDPROVIDER&gt;&lt;AMOUNT&gt;&lt;/AMOUNT&gt;&lt;SNDINSTRUMENT&gt;12&lt;/SNDINSTRUMENT&gt;&lt;language&gt;en&lt;/language&gt;&lt;PROVIDER&gt;101&lt;/PROVIDER&gt;&lt;RCVPROVIDER&gt;101&lt;/RCVPROVIDER&gt;&lt;MSISDN&gt;&lt;/MSISDN&gt;&lt;BANKID&gt;&lt;/BANKID&gt;&lt;isIntermSMSReqd&gt;Y&lt;/isIntermSMSReqd&gt;&lt;SESSIONID&gt;&lt;/SESSIONID&gt;&lt;/COMMAND&gt;</text:p>
          </table:table-cell>
          <table:table-cell table:style-name="ce67" office:value-type="string" calcext:value-type="string">
            <text:p/>
            <text:p>Parameters: </text:p>
            <text:p>BANKID:23</text:p>
            <text:p>REFERENCE_NO:ACCOUNT NUMBER</text:p>
          </table:table-cell>
          <table:table-cell table:style-name="ce129"/>
          <table:table-cell table:number-columns-repeated="1020"/>
        </table:table-row>
        <table:table-row table:style-name="ro53">
          <table:table-cell table:style-name="ce92" office:value-type="string" calcext:value-type="string">
            <text:p>KCB</text:p>
          </table:table-cell>
          <table:table-cell table:style-name="ce67" office:value-type="string" calcext:value-type="string">
            <text:p>&lt;COMMAND&gt;&lt;BPROVIDER&gt;101&lt;/BPROVIDER&gt;&lt;REFERENCE_NO&gt;&lt;/REFERENCE_NO&gt;&lt;NICKNAME&gt;&lt;/NICKNAME&gt;&lt;PAYID1&gt;12&lt;/PAYID1&gt;&lt;PAYID2&gt;12&lt;/PAYID2&gt;&lt;RCVINSTRUMENT&gt;12&lt;/RCVINSTRUMENT&gt;&lt;PAYID&gt;12&lt;/PAYID&gt;&lt;LANGUAGE1&gt;1&lt;/LANGUAGE1&gt;&lt;PIN&gt;&lt;/PIN&gt;&lt;LANGUAGE2&gt;1&lt;/LANGUAGE2&gt;&lt;TYPE&gt;CMPREQ&lt;/TYPE&gt;&lt;PROVIDER1&gt;101&lt;/PROVIDER1&gt;&lt;PROVIDER2&gt;101&lt;/PROVIDER2&gt;&lt;SNDPROVIDER&gt;101&lt;/SNDPROVIDER&gt;&lt;AMOUNT&gt;&lt;/AMOUNT&gt;&lt;SNDINSTRUMENT&gt;12&lt;/SNDINSTRUMENT&gt;&lt;language&gt;en&lt;/language&gt;&lt;PROVIDER&gt;101&lt;/PROVIDER&gt;&lt;RCVPROVIDER&gt;101&lt;/RCVPROVIDER&gt;&lt;MSISDN&gt;&lt;/MSISDN&gt;&lt;BANKID&gt;&lt;/BANKID&gt;&lt;isIntermSMSReqd&gt;Y&lt;/isIntermSMSReqd&gt;&lt;SESSIONID&gt;&lt;/SESSIONID&gt;&lt;/COMMAND&gt;</text:p>
          </table:table-cell>
          <table:table-cell table:style-name="ce67" office:value-type="string" calcext:value-type="string">
            <text:p>Parameters: </text:p>
            <text:p>BANKID:267c9385da6483925ca83f93a8ba1eb5453d6632bf817f575be1893102de0c38</text:p>
            <text:p>REFERENCE_NO:ACCOUNT NUMBER</text:p>
          </table:table-cell>
          <table:table-cell table:style-name="ce129"/>
          <table:table-cell table:number-columns-repeated="1020"/>
        </table:table-row>
        <table:table-row table:style-name="ro53">
          <table:table-cell table:style-name="ce92" office:value-type="string" calcext:value-type="string">
            <text:p>ECO</text:p>
          </table:table-cell>
          <table:table-cell table:style-name="ce67" office:value-type="string" calcext:value-type="string">
            <text:p>&lt;COMMAND&gt;&lt;BPROVIDER&gt;101&lt;/BPROVIDER&gt;&lt;REFERENCE_NO&gt;&lt;/REFERENCE_NO&gt;&lt;NICKNAME&gt;&lt;/NICKNAME&gt;&lt;PAYID1&gt;12&lt;/PAYID1&gt;&lt;PAYID2&gt;12&lt;/PAYID2&gt;&lt;RCVINSTRUMENT&gt;12&lt;/RCVINSTRUMENT&gt;&lt;PAYID&gt;12&lt;/PAYID&gt;&lt;LANGUAGE1&gt;1&lt;/LANGUAGE1&gt;&lt;PIN&gt;&lt;/PIN&gt;&lt;LANGUAGE2&gt;1&lt;/LANGUAGE2&gt;&lt;TYPE&gt;CMPREQ&lt;/TYPE&gt;&lt;PROVIDER1&gt;101&lt;/PROVIDER1&gt;&lt;PROVIDER2&gt;101&lt;/PROVIDER2&gt;&lt;SNDPROVIDER&gt;101&lt;/SNDPROVIDER&gt;&lt;AMOUNT&gt;&lt;/AMOUNT&gt;&lt;SNDINSTRUMENT&gt;12&lt;/SNDINSTRUMENT&gt;&lt;language&gt;en&lt;/language&gt;&lt;PROVIDER&gt;101&lt;/PROVIDER&gt;&lt;RCVPROVIDER&gt;101&lt;/RCVPROVIDER&gt;&lt;MSISDN&gt;&lt;/MSISDN&gt;&lt;BANKID&gt;&lt;/BANKID&gt;&lt;isIntermSMSReqd&gt;Y&lt;/isIntermSMSReqd&gt;&lt;SESSIONID&gt;&lt;/SESSIONID&gt;&lt;/COMMAND&gt;</text:p>
          </table:table-cell>
          <table:table-cell table:style-name="ce67" office:value-type="string" calcext:value-type="string">
            <text:p>Parameters: </text:p>
            <text:p>BANKID:75</text:p>
            <text:p>REFERENCE_NO:ACCOUNT NUMBER</text:p>
          </table:table-cell>
          <table:table-cell table:style-name="ce129"/>
          <table:table-cell table:number-columns-repeated="1020"/>
        </table:table-row>
        <table:table-row table:style-name="ro53">
          <table:table-cell table:style-name="ce92" office:value-type="string" calcext:value-type="string">
            <text:p>UGAFODE</text:p>
          </table:table-cell>
          <table:table-cell table:style-name="ce67" office:value-type="string" calcext:value-type="string">
            <text:p>&lt;COMMAND&gt;&lt;BPROVIDER&gt;101&lt;/BPROVIDER&gt;&lt;REFERENCE_NO&gt;&lt;/REFERENCE_NO&gt;&lt;NICKNAME&gt;&lt;/NICKNAME&gt;&lt;PAYID1&gt;12&lt;/PAYID1&gt;&lt;PAYID2&gt;12&lt;/PAYID2&gt;&lt;RCVINSTRUMENT&gt;12&lt;/RCVINSTRUMENT&gt;&lt;PAYID&gt;12&lt;/PAYID&gt;&lt;LANGUAGE1&gt;1&lt;/LANGUAGE1&gt;&lt;PIN&gt;&lt;/PIN&gt;&lt;LANGUAGE2&gt;1&lt;/LANGUAGE2&gt;&lt;TYPE&gt;CMPREQ&lt;/TYPE&gt;&lt;PROVIDER1&gt;101&lt;/PROVIDER1&gt;&lt;PROVIDER2&gt;101&lt;/PROVIDER2&gt;&lt;SNDPROVIDER&gt;101&lt;/SNDPROVIDER&gt;&lt;AMOUNT&gt;&lt;/AMOUNT&gt;&lt;SNDINSTRUMENT&gt;12&lt;/SNDINSTRUMENT&gt;&lt;language&gt;en&lt;/language&gt;&lt;PROVIDER&gt;101&lt;/PROVIDER&gt;&lt;RCVPROVIDER&gt;101&lt;/RCVPROVIDER&gt;&lt;MSISDN&gt;&lt;/MSISDN&gt;&lt;BANKID&gt;&lt;/BANKID&gt;&lt;isIntermSMSReqd&gt;Y&lt;/isIntermSMSReqd&gt;&lt;SESSIONID&gt;&lt;/SESSIONID&gt;&lt;/COMMAND&gt;</text:p>
          </table:table-cell>
          <table:table-cell table:style-name="ce67" office:value-type="string" calcext:value-type="string">
            <text:p>Parameters: </text:p>
            <text:p>BANKID:UGAFODE</text:p>
            <text:p>REFERENCE_NO:ACCOUNT NUMBER</text:p>
          </table:table-cell>
          <table:table-cell table:style-name="ce129"/>
          <table:table-cell table:number-columns-repeated="1020"/>
        </table:table-row>
        <table:table-row table:style-name="ro53">
          <table:table-cell table:style-name="ce92" office:value-type="string" calcext:value-type="string">
            <text:p>FINCA</text:p>
          </table:table-cell>
          <table:table-cell table:style-name="ce67" office:value-type="string" calcext:value-type="string">
            <text:p>&lt;COMMAND&gt;&lt;BPROVIDER&gt;101&lt;/BPROVIDER&gt;&lt;REFERENCE_NO&gt;&lt;/REFERENCE_NO&gt;&lt;NICKNAME&gt;&lt;/NICKNAME&gt;&lt;PAYID1&gt;12&lt;/PAYID1&gt;&lt;PAYID2&gt;12&lt;/PAYID2&gt;&lt;RCVINSTRUMENT&gt;12&lt;/RCVINSTRUMENT&gt;&lt;PAYID&gt;12&lt;/PAYID&gt;&lt;LANGUAGE1&gt;1&lt;/LANGUAGE1&gt;&lt;PIN&gt;&lt;/PIN&gt;&lt;LANGUAGE2&gt;1&lt;/LANGUAGE2&gt;&lt;TYPE&gt;CMPREQ&lt;/TYPE&gt;&lt;PROVIDER1&gt;101&lt;/PROVIDER1&gt;&lt;PROVIDER2&gt;101&lt;/PROVIDER2&gt;&lt;SNDPROVIDER&gt;101&lt;/SNDPROVIDER&gt;&lt;AMOUNT&gt;&lt;/AMOUNT&gt;&lt;SNDINSTRUMENT&gt;12&lt;/SNDINSTRUMENT&gt;&lt;language&gt;en&lt;/language&gt;&lt;PROVIDER&gt;101&lt;/PROVIDER&gt;&lt;RCVPROVIDER&gt;101&lt;/RCVPROVIDER&gt;&lt;MSISDN&gt;&lt;/MSISDN&gt;&lt;BANKID&gt;&lt;/BANKID&gt;&lt;isIntermSMSReqd&gt;Y&lt;/isIntermSMSReqd&gt;&lt;SESSIONID&gt;&lt;/SESSIONID&gt;&lt;/COMMAND&gt;</text:p>
          </table:table-cell>
          <table:table-cell table:style-name="ce67" office:value-type="string" calcext:value-type="string">
            <text:p>Parameters: </text:p>
            <text:p>BANKID:230100</text:p>
            <text:p>REFERENCE_NO:ACCOUNT NUMBER</text:p>
          </table:table-cell>
          <table:table-cell table:style-name="ce129"/>
          <table:table-cell table:number-columns-repeated="1020"/>
        </table:table-row>
        <table:table-row table:style-name="ro53">
          <table:table-cell table:style-name="ce92" office:value-type="string" calcext:value-type="string">
            <text:p>TOP FINANCE BANK INTERMEDIATE HIT REQUEST</text:p>
          </table:table-cell>
          <table:table-cell table:style-name="ce67" office:value-type="string" calcext:value-type="string">
            <text:p>&lt;COMMAND&gt;&lt;TYPE&gt;HITUGBPP&lt;/TYPE&gt;&lt;SESSIONID&gt;&lt;/SESSIONID&gt;&lt;serviceType&gt;&lt;/serviceType&gt;&lt;interfaceId&gt;&lt;/interfaceId&gt;&lt;REFERENCE_NO&gt;&lt;/REFERENCE_NO&gt;&lt;MSISDN&gt;&lt;/MSISDN&gt;&lt;userData1&gt;&lt;/userData1&gt;&lt;userData2&gt;&lt;/userData2&gt;&lt;userData3&gt;&lt;/userData3&gt;&lt;userData4&gt;&lt;/userData4&gt;&lt;userData5&gt;&lt;/userData5&gt;&lt;userData6&gt;&lt;/userData6&gt;&lt;/COMMAND&gt;</text:p>
          </table:table-cell>
          <table:table-cell table:style-name="ce67" office:value-type="string" calcext:value-type="string">
            <text:p>REQUEST PARAMETERS:</text:p>
            <text:p>MSISDN: MSISDN OF CUSTOMER</text:p>
            <text:p>INTERFACEID:TOPFINVAL</text:p>
            <text:p>SERVICETYPE:TOPFINVAL</text:p>
          </table:table-cell>
          <table:table-cell table:style-name="ce129"/>
          <table:table-cell table:style-name="ce69" office:value-type="string" calcext:value-type="string">
            <text:p>Response should be:--RESPONSE:</text:p>
            <text:p>EXTRA: CONTAINS ACCOUNT NUMBER OF CUSTOMER </text:p>
          </table:table-cell>
          <table:table-cell table:number-columns-repeated="1019"/>
        </table:table-row>
        <table:table-row table:style-name="ro53">
          <table:table-cell table:style-name="ce92" office:value-type="string" calcext:value-type="string">
            <text:p>TOP FINANCE PAYMENT REQUEST:</text:p>
          </table:table-cell>
          <table:table-cell table:style-name="ce67" office:value-type="string" calcext:value-type="string">
            <text:p>&lt;COMMAND&gt;&lt;BPROVIDER&gt;101&lt;/BPROVIDER&gt;1&lt;REFERENCE_NO&gt;&lt;/REFERENCE_NO&gt;&lt;NICKNAME&gt;&lt;/NICKNAME&gt;&lt;MSISDN2&gt;&lt;/MSISDN2&gt;&lt;PAYID1&gt;12&lt;/PAYID1&gt;&lt;PAYID2&gt;12&lt;/PAYID2&gt;&lt;RCVINSTRUMENT&gt;12&lt;/RCVINSTRUMENT&gt;&lt;PAYID&gt;12&lt;/PAYID&gt;&lt;LANGUAGE1&gt;1&lt;/LANGUAGE1&gt;&lt;PIN&gt;&lt;/PIN&gt;&lt;LANGUAGE2&gt;1&lt;/LANGUAGE2&gt;&lt;TYPE&gt;CMPREQ&lt;/TYPE&gt;&lt;PROVIDER1&gt;101&lt;/PROVIDER1&gt;&lt;PROVIDER2&gt;101&lt;/PROVIDER2&gt;&lt;SNDPROVIDER&gt;101&lt;/SNDPROVIDER&gt;&lt;AMOUNT&gt;&lt;/AMOUNT&gt;&lt;SNDINSTRUMENT&gt;12&lt;/SNDINSTRUMENT&gt;&lt;language&gt;en&lt;/language&gt;&lt;PROVIDER&gt;101&lt;/PROVIDER&gt;&lt;RCVPROVIDER&gt;101&lt;/RCVPROVIDER&gt;&lt;MSISDN&gt;&lt;/MSISDN&gt;&lt;isIntermSMSReqd&gt;Y&lt;/isIntermSMSReqd&gt;&lt;/COMMAND&gt;</text:p>
          </table:table-cell>
          <table:table-cell table:style-name="ce67" office:value-type="string" calcext:value-type="string">
            <text:p>REQUEST PARAMETERS:</text:p>
            <text:p>REFERENCE_NO: ACCOUNT NUMBER OF CUSTOMER RECIEVED IN INTERMEDIATE REQUEST</text:p>
            <text:p/>
          </table:table-cell>
          <table:table-cell table:style-name="ce129"/>
          <table:table-cell table:style-name="ce69"/>
          <table:table-cell table:number-columns-repeated="1019"/>
        </table:table-row>
        <table:table-row table:style-name="ro49">
          <table:table-cell table:style-name="ce92" office:value-type="string" calcext:value-type="string">
            <text:p>SACCO – API given to ESB</text:p>
          </table:table-cell>
          <table:table-cell table:style-name="ce129" table:number-columns-repeated="3"/>
          <table:table-cell table:number-columns-repeated="1020"/>
        </table:table-row>
        <table:table-row table:style-name="ro49">
          <table:table-cell table:style-name="ce92" office:value-type="string" calcext:value-type="string">
            <text:p>NSSF – API given to ESB</text:p>
          </table:table-cell>
          <table:table-cell table:style-name="ce129" table:number-columns-repeated="3"/>
          <table:table-cell table:number-columns-repeated="1020"/>
        </table:table-row>
        <table:table-row table:style-name="ro49">
          <table:table-cell table:style-name="ce92" office:value-type="string" calcext:value-type="string">
            <text:p>Wewole </text:p>
          </table:table-cell>
          <table:table-cell table:style-name="ce129" table:number-columns-repeated="3"/>
          <table:table-cell table:number-columns-repeated="1020"/>
        </table:table-row>
        <table:table-row table:style-name="ro54">
          <table:table-cell table:style-name="ce129" table:number-columns-repeated="4"/>
          <table:table-cell table:number-columns-repeated="1020"/>
        </table:table-row>
        <table:table-row table:style-name="ro48" table:number-rows-repeated="1048493">
          <table:table-cell table:number-columns-repeated="1024"/>
        </table:table-row>
        <table:table-row table:style-name="ro48">
          <table:table-cell table:number-columns-repeated="1024"/>
        </table:table-row>
      </table:table>
      <table:table table:name="Requests_changed" table:style-name="ta4">
        <table:table-column table:style-name="co33" table:default-cell-style-name="ce174"/>
        <table:table-column table:style-name="co34" table:default-cell-style-name="ce174"/>
        <table:table-column table:style-name="co35" table:default-cell-style-name="ce177"/>
        <table:table-column table:style-name="co36" table:default-cell-style-name="ce177"/>
        <table:table-column table:style-name="co37" table:default-cell-style-name="ce126"/>
        <table:table-column table:style-name="co38" table:default-cell-style-name="ce126"/>
        <table:table-column table:style-name="co39" table:default-cell-style-name="ce126"/>
        <table:table-column table:style-name="co10" table:number-columns-repeated="1017" table:default-cell-style-name="ce126"/>
        <table:table-row table:style-name="ro55">
          <table:table-cell table:style-name="ce172" office:value-type="string" calcext:value-type="string">
            <text:p>API</text:p>
          </table:table-cell>
          <table:table-cell table:style-name="ce172" office:value-type="string" calcext:value-type="string">
            <text:p>ZM</text:p>
          </table:table-cell>
          <table:table-cell table:style-name="ce175" office:value-type="string" calcext:value-type="string">
            <text:p>MW</text:p>
          </table:table-cell>
          <table:table-cell table:style-name="ce175" office:value-type="string" calcext:value-type="string">
            <text:p>TZ</text:p>
          </table:table-cell>
          <table:table-cell table:style-name="ce179" office:value-type="string" calcext:value-type="string">
            <text:p>UG</text:p>
          </table:table-cell>
          <table:table-cell table:style-name="ce179" office:value-type="string" calcext:value-type="string">
            <text:p>KE</text:p>
          </table:table-cell>
          <table:table-cell table:style-name="ce179" office:value-type="string" calcext:value-type="string">
            <text:p>ZM</text:p>
          </table:table-cell>
          <table:table-cell table:style-name="ce181" table:number-columns-repeated="1017"/>
        </table:table-row>
        <table:table-row table:style-name="ro56">
          <table:table-cell table:style-name="ce173" office:value-type="string" calcext:value-type="string">
            <text:p>Withdraw cash-agent</text:p>
          </table:table-cell>
          <table:table-cell table:style-name="ce173"/>
          <table:table-cell table:style-name="ce144"/>
          <table:table-cell table:style-name="ce144" office:value-type="string" calcext:value-type="string">
            <text:p><text:span text:style-name="T4">&lt;COMMAND&gt;</text:span></text:p>
            <text:p><text:span text:style-name="T4">&lt;BPROVIDER&gt;101&lt;/BPROVIDER&gt;</text:span></text:p>
            <text:p><text:span text:style-name="T4">&lt;PAYID1&gt;12&lt;/PAYID1&gt;</text:span></text:p>
            <text:p><text:span text:style-name="T4">&lt;PAYID2&gt;12&lt;/PAYID2&gt;</text:span></text:p>
            <text:p><text:span text:style-name="T4">&lt;RCVINSTRUMENT&gt;12&lt;/RCVINSTRUMENT&gt;</text:span></text:p>
            <text:p><text:span text:style-name="T4">&lt;PAYID&gt;12&lt;/PAYID&gt;</text:span></text:p>
            <text:p><text:span text:style-name="T4">&lt;LANGUAGE1&gt;1&lt;/LANGUAGE1&gt;</text:span></text:p>
            <text:p><text:span text:style-name="T4">&lt;PIN&gt;1357&lt;/PIN&gt;</text:span></text:p>
            <text:p><text:span text:style-name="T4">&lt;LANGUAGE2&gt;1&lt;/LANGUAGE2&gt;</text:span></text:p>
            <text:p><text:span text:style-name="T4">&lt;TYPE&gt;CCOREQ&lt;/TYPE&gt;</text:span></text:p>
            <text:p><text:span text:style-name="T4">&lt;PROVIDER1&gt;101&lt;/PROVIDER1&gt;</text:span></text:p>
            <text:p><text:span text:style-name="T4">&lt;PROVIDER2&gt;101&lt;/PROVIDER2&gt;</text:span></text:p>
            <text:p><text:span text:style-name="T4">&lt;SNDPROVIDER&gt;101&lt;/SNDPROVIDER&gt;</text:span></text:p>
            <text:p><text:span text:style-name="T4">&lt;AMOUNT&gt;1200&lt;/AMOUNT&gt;</text:span></text:p>
            <text:p><text:span text:style-name="T4">&lt;SNDINSTRUMENT&gt;12&lt;/SNDINSTRUMENT&gt;</text:span></text:p>
            <text:p><text:span text:style-name="T4">&lt;PREVIOUSSTAGE&gt;1&lt;/PREVIOUSSTAGE&gt;</text:span></text:p>
            <text:p><text:span text:style-name="T4">&lt;MSISDN2&gt;688074925&lt;/MSISDN2&gt;</text:span></text:p>
            <text:p><text:span text:style-name="T4">&lt;language&gt;en&lt;/language&gt;</text:span></text:p>
            <text:p><text:span text:style-name="T4">&lt;PROVIDER&gt;101&lt;/PROVIDER&gt;</text:span></text:p>
            <text:p><text:span text:style-name="T4">&lt;RCVPROVIDER&gt;101&lt;/RCVPROVIDER&gt;</text:span></text:p>
            <text:p><text:span text:style-name="T4">&lt;MSISDN&gt;786670654&lt;/MSISDN&gt;</text:span></text:p>
            <text:p><text:span text:style-name="T4">&lt;TRID&gt;786670654201907031037B0018&lt;/TRID&gt;&lt;/COMMAND&gt;</text:span></text:p>
          </table:table-cell>
          <table:table-cell table:style-name="ce180" office:value-type="string" calcext:value-type="string">
            <text:p>&lt;COMMAND&gt;</text:p>
            <text:p>&lt;MSISDN&gt;755665739&lt;/MSISDN&gt;</text:p>
            <text:p>&lt;PIN&gt;1111&lt;/PIN&gt;</text:p>
            <text:p>&lt;AMOUNT&gt;1&lt;/AMOUNT&gt;</text:p>
            <text:p>&lt;PAYID&gt;12&lt;/PAYID&gt;</text:p>
            <text:p>&lt;PROVIDER2&gt;101&lt;/PROVIDER2&gt;</text:p>
            <text:p>&lt;PROVIDER&gt;101&lt;/PROVIDER&gt;</text:p>
            <text:p>&lt;IMSI/&gt;</text:p>
            <text:p>&lt;CELLID/&gt;</text:p>
            <text:p>&lt;TYPE&gt;CASHOUTOTP&lt;/TYPE&gt;</text:p>
            <text:p>&lt;PAYID2&gt;12&lt;/PAYID2&gt;</text:p>
            <text:p>&lt;TRID&gt;755665739201812052012A9128&lt;/TRID&gt;</text:p>
            <text:p>&lt;/COMMAND&gt;</text:p>
          </table:table-cell>
          <table:table-cell table:style-name="ce129" office:value-type="string" calcext:value-type="string">
            <text:p>Nickname=24194</text:p>
          </table:table-cell>
          <table:table-cell table:number-columns-repeated="1018"/>
        </table:table-row>
        <table:table-row table:style-name="ro8">
          <table:table-cell table:style-name="ce173" office:value-type="string" calcext:value-type="string">
            <text:p>Get merchant details</text:p>
          </table:table-cell>
          <table:table-cell table:style-name="ce173"/>
          <table:table-cell table:style-name="ce144"/>
          <table:table-cell table:style-name="ce144" office:value-type="string" calcext:value-type="string">
            <text:p><text:span text:style-name="T4">&lt;COMMAND&gt;</text:span></text:p>
            <text:p><text:span text:style-name="T4">&lt;IDTAG&gt;MSISDN&lt;/IDTAG&gt;</text:span></text:p>
            <text:p><text:span text:style-name="T4">&lt;PROVIDER&gt;101&lt;/PROVIDER&gt;</text:span></text:p>
            <text:p><text:span text:style-name="T4">&lt;IDVALUE&gt;786670654&lt;/IDVALUE&gt;</text:span></text:p>
            <text:p><text:span text:style-name="T4">&lt;INFO&gt;DETAILED&lt;/INFO&gt;</text:span></text:p>
            <text:p><text:span text:style-name="T4">&lt;TYPE&gt;GETUSR&lt;/TYPE&gt;</text:span></text:p>
            <text:p><text:span text:style-name="T4">&lt;/COMMAND&gt;</text:span></text:p>
          </table:table-cell>
          <table:table-cell table:style-name="ce144" office:value-type="string" calcext:value-type="string">
            <text:p>&lt;COMMAND&gt;</text:p>
            <text:p>&lt;IDTAG&gt;BOTH&lt;/IDTAG&gt;</text:p>
            <text:p>&lt;PROVIDER&gt;101&lt;/PROVIDER&gt;</text:p>
            <text:p>&lt;IDVALUE&gt;8712796&lt;/IDVALUE&gt;</text:p>
            <text:p>&lt;INFO&gt;DETAILED&lt;/INFO&gt;</text:p>
            <text:p>&lt;TYPE&gt;GETUSR&lt;/TYPE&gt;</text:p>
            <text:p>&lt;/COMMAND&gt;</text:p>
          </table:table-cell>
          <table:table-cell table:number-columns-repeated="1019"/>
        </table:table-row>
        <table:table-row table:style-name="ro57">
          <table:table-cell table:style-name="ce173" office:value-type="string" calcext:value-type="string">
            <text:p>p2p Unregistered user</text:p>
          </table:table-cell>
          <table:table-cell table:style-name="ce177" office:value-type="string" calcext:value-type="string">
            <text:p>&lt;COMMAND&gt;</text:p>
            <text:p>&lt;BPROVIDER&gt;101&lt;/BPROVIDER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1235&lt;/PIN&gt;</text:p>
            <text:p>&lt;LANGUAGE2&gt;1&lt;/LANGUAGE2&gt;</text:p>
            <text:p>&lt;TYPE&gt;RNMCOREQ&lt;/TYPE&gt;</text:p>
            <text:p>&lt;PROVIDER1&gt;101&lt;/PROVIDER1&gt;</text:p>
            <text:p>&lt;PROVIDER2&gt;101&lt;/PROVIDER2&gt;</text:p>
            <text:p>&lt;SNDPROVIDER&gt;101&lt;/SNDPROVIDER&gt;</text:p>
            <text:p>&lt;AMOUNT&gt;30&lt;/AMOUNT&gt;</text:p>
            <text:p>&lt;SNDINSTRUMENT&gt;12&lt;/SNDINSTRUMENT&gt;</text:p>
            <text:p>&lt;PREVIOUSSTAGE&gt;1&lt;/PREVIOUSSTAGE&gt;</text:p>
            <text:p>&lt;MSISDN2&gt;971300300&lt;/MSISDN2&gt;</text:p>
            <text:p>&lt;language&gt;en&lt;/language&gt;</text:p>
            <text:p>&lt;PROVIDER&gt;101&lt;/PROVIDER&gt;</text:p>
            <text:p>&lt;SERVICE_NAME&gt;P2P&lt;/SERVICE_NAME&gt;</text:p>
            <text:p>&lt;RCVPROVIDER&gt;101&lt;/RCVPROVIDER&gt;</text:p>
            <text:p>&lt;MSISDN&gt;975031664&lt;/MSISDN&gt;</text:p>
            <text:p>&lt;TRID&gt;786670123501907020851B0143&lt;/TRID&gt;</text:p>
            <text:p>&lt;/COMMAND&gt;</text:p>
          </table:table-cell>
          <table:table-cell table:style-name="ce176" office:value-type="string" calcext:value-type="string">
            <text:p><text:span text:style-name="T4">Request changed:-------------&lt;COMMAND&gt;</text:span></text:p>
            <text:p><text:span text:style-name="T4">&lt;SNDINSTRUMENT&gt;12&lt;/SNDINSTRUMENT&gt;</text:span></text:p>
            <text:p><text:span text:style-name="T4">&lt;MSISDN&gt;995213302&lt;/MSISDN&gt;</text:span></text:p>
            <text:p><text:span text:style-name="T4">&lt;PAYID&gt;12&lt;/PAYID&gt;</text:span></text:p>
            <text:p><text:span text:style-name="T4">&lt;SNDPROVIDER&gt;101&lt;/SNDPROVIDER&gt;</text:span></text:p>
            <text:p><text:span text:style-name="T4">&lt;language&gt;en&lt;/language&gt;</text:span></text:p>
            <text:p><text:span text:style-name="T4">&lt;RCVINSTRUMENT&gt;12&lt;/RCVINSTRUMENT&gt;</text:span></text:p>
            <text:p><text:span text:style-name="T4">&lt;LANGUAGE2&gt;1&lt;/LANGUAGE2&gt;</text:span></text:p>
            <text:p><text:span text:style-name="T4">&lt;isIntermSMSReqd&gt;Y&lt;/isIntermSMSReqd&gt;1</text:span></text:p>
            <text:p><text:span text:style-name="T4">&lt;PAYID2&gt;12&lt;/PAYID2&gt;</text:span></text:p>
            <text:p><text:span text:style-name="T4">&lt;LANGUAGE1&gt;1&lt;/LANGUAGE1&gt;</text:span></text:p>
            <text:p><text:span text:style-name="T4">&lt;PAYID1&gt;12&lt;/PAYID1&gt;</text:span></text:p>
            <text:p><text:span text:style-name="T4">&lt;PROVIDER1&gt;101&lt;/PROVIDER1&gt;</text:span></text:p>
            <text:p><text:span text:style-name="T4">&lt;PIN&gt;0007&lt;/PIN&gt;</text:span></text:p>
            <text:p><text:span text:style-name="T4">&lt;PROVIDER2&gt;101&lt;/PROVIDER2&gt;</text:span></text:p>
            <text:p><text:span text:style-name="T4">&lt;AMOUNT&gt;500&lt;/AMOUNT&gt;</text:span></text:p>
            <text:p><text:span text:style-name="T4">&lt;MSISDN2&gt;753662091&lt;/MSISDN2&gt;</text:span></text:p>
            <text:p><text:span text:style-name="T4">&lt;RCVPROVIDER&gt;101&lt;/RCVPROVIDER&gt;</text:span></text:p>
            <text:p><text:span text:style-name="T4">&lt;PROVIDER&gt;101&lt;/PROVIDER&gt;</text:span></text:p>
            <text:p><text:span text:style-name="T4">&lt;BPROVIDER&gt;101&lt;/BPROVIDER&gt;</text:span></text:p>
            <text:p><text:span text:style-name="T4">&lt;TYPE&gt;RNMCOREQ&lt;/TYPE&gt;</text:span></text:p>
            <text:p><text:span text:style-name="T4">&lt;REFERENCE_NO&gt;8319600213208&lt;/REFERENCE_NO&gt;</text:span></text:p>
            <text:p><text:span text:style-name="T4">&lt;TRID&gt;706983147201903010006B57214&lt;/TRID&gt;</text:span></text:p>
            <text:p/>
            <text:p><text:span text:style-name="T4">&lt;ATTRIBUTE1&gt;&lt;/ATTRIBUTE1&gt;</text:span></text:p>
            <text:p><text:span text:style-name="T4">&lt;ATTRIBUTE2&gt;&lt;/ATTRIBUTE2&gt;</text:span></text:p>
            <text:p><text:span text:style-name="T4">&lt;ATTRIBUTE3&gt;&lt;/ATTRIBUTE3&gt;</text:span></text:p>
            <text:p><text:span text:style-name="T4">&lt;/COMMAND&gt;</text:span></text:p>
          </table:table-cell>
          <table:table-cell table:style-name="ce144" office:value-type="string" calcext:value-type="string">
            <text:p><text:span text:style-name="T4">&lt;COMMAND&gt;</text:span></text:p>
            <text:p><text:span text:style-name="T4">&lt;PARENT_STAGEID&gt;d1111&lt;/PARENT_STAGEID&gt;</text:span></text:p>
            <text:p><text:span text:style-name="T4">&lt;BPROVIDER&gt;101&lt;/BPROVIDER&gt;</text:span></text:p>
            <text:p><text:span text:style-name="T4">&lt;DYNAMIC_OPTION_PREVIOUS_LIST&gt;*&lt;/DYNAMIC_OPTION_PREVIOUS_LIST&gt;</text:span></text:p>
            <text:p><text:span text:style-name="T4">&lt;PAYID1&gt;12&lt;/PAYID1&gt;</text:span></text:p>
            <text:p><text:span text:style-name="T4">&lt;PAYID2&gt;12&lt;/PAYID2&gt;</text:span></text:p>
            <text:p><text:span text:style-name="T4">&lt;RCVINSTRUMENT&gt;12&lt;/RCVINSTRUMENT&gt;</text:span></text:p>
            <text:p><text:span text:style-name="T4">&lt;PAYID&gt;12&lt;/PAYID&gt;</text:span></text:p>
            <text:p><text:span text:style-name="T4">&lt;LANGUAGE1&gt;1&lt;/LANGUAGE1&gt;</text:span></text:p>
            <text:p><text:span text:style-name="T4">&lt;PIN&gt;1357&lt;/PIN&gt;</text:span></text:p>
            <text:p><text:span text:style-name="T4">&lt;LANGUAGE2&gt;1&lt;/LANGUAGE2&gt;</text:span></text:p>
            <text:p><text:span text:style-name="T4">&lt;TYPE&gt;RNMCOREQ&lt;/TYPE&gt;</text:span></text:p>
            <text:p><text:span text:style-name="T4">&lt;PROVIDER1&gt;101&lt;/PROVIDER1&gt;</text:span></text:p>
            <text:p><text:span text:style-name="T4">&lt;PROVIDER2&gt;101&lt;/PROVIDER2&gt;</text:span></text:p>
            <text:p><text:span text:style-name="T4">&lt;SNDPROVIDER&gt;101&lt;/SNDPROVIDER&gt;</text:span></text:p>
            <text:p><text:span text:style-name="T4">&lt;AMOUNT&gt;1200&lt;/AMOUNT&gt;</text:span></text:p>
            <text:p><text:span text:style-name="T4">&lt;STORE_FAV_MESSAGE&gt;Y&lt;/STORE_FAV_MESSAGE&gt;</text:span></text:p>
            <text:p><text:span text:style-name="T4">&lt;SNDINSTRUMENT&gt;12&lt;/SNDINSTRUMENT&gt;</text:span></text:p>
            <text:p><text:span text:style-name="T4">&lt;PREVIOUSSTAGE&gt;1&lt;/PREVIOUSSTAGE&gt;</text:span></text:p>
            <text:p><text:span text:style-name="T4">&lt;MSISDN2&gt;876543823&lt;/MSISDN2&gt;</text:span></text:p>
            <text:p><text:span text:style-name="T4">&lt;language&gt;en&lt;/language&gt;</text:span></text:p>
            <text:p><text:span text:style-name="T4">&lt;PROVIDER&gt;101&lt;/PROVIDER&gt;</text:span></text:p>
            <text:p><text:span text:style-name="T4">&lt;SERVICE_NAME&gt;P2P&lt;/SERVICE_NAME&gt;</text:span></text:p>
            <text:p><text:span text:style-name="T4">&lt;RCVPROVIDER&gt;101&lt;/RCVPROVIDER&gt;</text:span></text:p>
            <text:p><text:span text:style-name="T4">&lt;MSISDN&gt;786670654&lt;/MSISDN&gt;</text:span></text:p>
            <text:p><text:span text:style-name="T4">&lt;TRID&gt;786670654201907020851B0143&lt;/TRID&gt;&lt;/COMMAND&gt;</text:span></text:p>
          </table:table-cell>
          <table:table-cell table:style-name="ce144" office:value-type="string" calcext:value-type="string">
            <text:p>&lt;COMMAND&gt;</text:p>
            <text:p>&lt;SNDINSTRUMENT&gt;12&lt;/SNDINSTRUMENT&gt;</text:p>
            <text:p>&lt;MSISDN&gt;702698414&lt;/MSISDN&gt;</text:p>
            <text:p>&lt;PAYID&gt;12&lt;/PAYID&gt;</text:p>
            <text:p>&lt;SNDPROVIDER&gt;101&lt;/SNDPROVIDER&gt;</text:p>
            <text:p>&lt;language&gt;en&lt;/language&gt;</text:p>
            <text:p>&lt;RCVINSTRUMENT&gt;12&lt;/RCVINSTRUMENT&gt;</text:p>
            <text:p>&lt;LANGUAGE2&gt;1&lt;/LANGUAGE2&gt;</text:p>
            <text:p>&lt;isIntermSMSReqd&gt;Y&lt;/isIntermSMSReqd&gt;1</text:p>
            <text:p>&lt;PAYID2&gt;12&lt;/PAYID2&gt;</text:p>
            <text:p>&lt;LANGUAGE1&gt;1&lt;/LANGUAGE1&gt;</text:p>
            <text:p>&lt;PAYID1&gt;12&lt;/PAYID1&gt;</text:p>
            <text:p>&lt;NICKNAME&gt;100781&lt;/NICKNAME&gt;</text:p>
            <text:p>&lt;PIN&gt;*&lt;/PIN&gt;</text:p>
            <text:p>&lt;PROVIDER1&gt;101&lt;/PROVIDER1&gt;</text:p>
            <text:p>&lt;PROVIDER2&gt;101&lt;/PROVIDER2&gt;</text:p>
            <text:p>&lt;AMOUNT&gt;8319&lt;/AMOUNT&gt;</text:p>
            <text:p>&lt;RCVPROVIDER&gt;101&lt;/RCVPROVIDER&gt;</text:p>
            <text:p>&lt;NSSFTYPE&gt;ind&lt;/NSSFTYPE&gt;</text:p>
            <text:p>&lt;PROVIDER&gt;101&lt;/PROVIDER&gt;</text:p>
            <text:p>&lt;BPROVIDER&gt;101&lt;/BPROVIDER&gt;</text:p>
            <text:p>&lt;TYPE&gt;CMPREQ&lt;/TYPE&gt;</text:p>
            <text:p>&lt;REFERENCE_NO&gt;8319600213208&lt;/REFERENCE_NO&gt;</text:p>
            <text:p>&lt;TRID&gt;702698414201902221727A0452&lt;/TRID&gt;</text:p>
            <text:p>&lt;ATTRIBUTE1&gt;&lt;/ATTRIBUTE1&gt;</text:p>
            <text:p>&lt;ATTRIBUTE2&gt;&lt;/ATTRIBUTE2&gt;</text:p>
            <text:p>&lt;ATTRIBUTE3&gt;&lt;/ATTRIBUTE3&gt;</text:p>
            <text:p>&lt;/COMMAND&gt;</text:p>
            <text:p/>
          </table:table-cell>
          <table:table-cell/>
          <table:table-cell table:style-name="Default"/>
          <table:table-cell table:number-columns-repeated="1017"/>
        </table:table-row>
        <table:table-row table:style-name="ro58">
          <table:table-cell table:style-name="ce173" office:value-type="string" calcext:value-type="string">
            <text:p>GetP2PTxnInfo</text:p>
          </table:table-cell>
          <table:table-cell table:style-name="ce173"/>
          <table:table-cell table:style-name="ce144"/>
          <table:table-cell table:style-name="ce144" office:value-type="string" calcext:value-type="string">
            <text:p><text:span text:style-name="T4">&lt;COMMAND&gt;</text:span></text:p>
            <text:p><text:span text:style-name="T4">&lt;PROVIDER1&gt;101&lt;/PROVIDER1&gt;</text:span></text:p>
            <text:p><text:span text:style-name="T4">&lt;PROVIDER2&gt;101&lt;/PROVIDER2&gt;</text:span></text:p>
            <text:p><text:span text:style-name="T4">&lt;SNDPROVIDER&gt;101&lt;/SNDPROVIDER&gt;</text:span></text:p>
            <text:p><text:span text:style-name="T4">&lt;BPROVIDER&gt;101&lt;/BPROVIDER&gt;</text:span></text:p>
            <text:p><text:span text:style-name="T4">&lt;SNDINSTRUMENT&gt;12&lt;/SNDINSTRUMENT&gt;</text:span></text:p>
            <text:p><text:span text:style-name="T4">&lt;PAYID1&gt;12&lt;/PAYID1&gt;</text:span></text:p>
            <text:p><text:span text:style-name="T4">&lt;PAYID2&gt;12&lt;/PAYID2&gt;</text:span></text:p>
            <text:p><text:span text:style-name="T4">&lt;RCVINSTRUMENT&gt;12&lt;/RCVINSTRUMENT&gt;</text:span></text:p>
            <text:p><text:span text:style-name="T4">&lt;PAYID&gt;12&lt;/PAYID&gt;</text:span></text:p>
            <text:p><text:span text:style-name="T4">&lt;SUBTYPE&gt;LASTSENDP2PTXN&lt;/SUBTYPE&gt;</text:span></text:p>
            <text:p><text:span text:style-name="T4">&lt;PROVIDER&gt;101&lt;/PROVIDER&gt;</text:span></text:p>
            <text:p><text:span text:style-name="T4">&lt;TXNID&gt;PP190703.1019.B00004&lt;/TXNID&gt;</text:span></text:p>
            <text:p><text:span text:style-name="T4">&lt;language&gt;en&lt;/language&gt;</text:span></text:p>
            <text:p><text:span text:style-name="T4">&lt;RCVPROVIDER&gt;101&lt;/RCVPROVIDER&gt;</text:span></text:p>
            <text:p><text:span text:style-name="T4">&lt;MSISDN&gt;786670654&lt;/MSISDN&gt;</text:span></text:p>
            <text:p><text:span text:style-name="T4">&lt;IS_PIN_VERIFIED&gt;true&lt;/IS_PIN_VERIFIED&gt;</text:span></text:p>
            <text:p><text:span text:style-name="T4">&lt;TYPE&gt;CTXNSTREQ&lt;/TYPE&gt;</text:span></text:p>
            <text:p><text:span text:style-name="T4">&lt;TRID&gt;345678987654&lt;/TRID&gt;</text:span></text:p>
            <text:p><text:span text:style-name="T4">&lt;/COMMAND&gt;</text:span></text:p>
          </table:table-cell>
          <table:table-cell table:style-name="ce144" office:value-type="string" calcext:value-type="string">
            <text:p>&lt;COMMAND&gt;</text:p>
            <text:p>&lt;PROVIDER1&gt;101&lt;/PROVIDER1&gt;</text:p>
            <text:p>&lt;PROVIDER2&gt;101&lt;/PROVIDER2&gt;</text:p>
            <text:p>&lt;SNDPROVIDER&gt;101&lt;/SNDPROVIDER&gt;</text:p>
            <text:p>&lt;BPROVIDER&gt;101&lt;/BPROVIDER&gt;</text:p>
            <text:p>&lt;SNDINSTRUMENT&gt;12&lt;/SNDINSTRUMENT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SUBTYPE&gt;LASTSENDP2PTXN&lt;/SUBTYPE&gt;</text:p>
            <text:p>&lt;PROVIDER&gt;101&lt;/PROVIDER&gt;</text:p>
            <text:p>&lt;language&gt;en&lt;/language&gt;</text:p>
            <text:p>&lt;RCVPROVIDER&gt;101&lt;/RCVPROVIDER&gt;</text:p>
            <text:p>&lt;MSISDN&gt;07858491&lt;/MSISDN&gt;</text:p>
            <text:p>&lt;TYPE&gt;REVP2PINFO&lt;/TYPE&gt;</text:p>
            <text:p>&lt;TRID&gt;07858491201807181644C0001&lt;/TRID&gt;</text:p>
            <text:p>&lt;/COMMAND&gt;</text:p>
          </table:table-cell>
          <table:table-cell table:number-columns-repeated="1019"/>
        </table:table-row>
        <table:table-row table:style-name="ro59">
          <table:table-cell table:style-name="ce173" office:value-type="string" calcext:value-type="string">
            <text:p>Validate Pin</text:p>
          </table:table-cell>
          <table:table-cell table:style-name="ce173"/>
          <table:table-cell table:style-name="ce144"/>
          <table:table-cell table:style-name="ce144" office:value-type="string" calcext:value-type="string">
            <text:p><text:span text:style-name="T4">&lt;COMMAND&gt;</text:span></text:p>
            <text:p><text:span text:style-name="T4">&lt;PROVIDER1&gt;101&lt;/PROVIDER1&gt;</text:span></text:p>
            <text:p><text:span text:style-name="T4">&lt;PROVIDER2&gt;101&lt;/PROVIDER2&gt;</text:span></text:p>
            <text:p><text:span text:style-name="T4">&lt;SNDPROVIDER&gt;101&lt;/SNDPROVIDER&gt;</text:span></text:p>
            <text:p><text:span text:style-name="T4">&lt;BPROVIDER&gt;101&lt;/BPROVIDER&gt;</text:span></text:p>
            <text:p><text:span text:style-name="T4">&lt;SNDINSTRUMENT&gt;12&lt;/SNDINSTRUMENT&gt;</text:span></text:p>
            <text:p><text:span text:style-name="T4">&lt;PAYID1&gt;12&lt;/PAYID1&gt;</text:span></text:p>
            <text:p><text:span text:style-name="T4">&lt;PAYID2&gt;12&lt;/PAYID2&gt;</text:span></text:p>
            <text:p><text:span text:style-name="T4">&lt;RCVINSTRUMENT&gt;12&lt;/RCVINSTRUMENT&gt;</text:span></text:p>
            <text:p><text:span text:style-name="T4">&lt;PAYID&gt;12&lt;/PAYID&gt;</text:span></text:p>
            <text:p><text:span text:style-name="T4">&lt;PIN&gt;1235&lt;/PIN&gt;</text:span></text:p>
            <text:p><text:span text:style-name="T4">&lt;language&gt;en&lt;/language&gt;</text:span></text:p>
            <text:p><text:span text:style-name="T4">&lt;PROVIDER&gt;101&lt;/PROVIDER&gt;</text:span></text:p>
            <text:p><text:span text:style-name="T4">&lt;RCVPROVIDER&gt;101&lt;/RCVPROVIDER&gt;</text:span></text:p>
            <text:p><text:span text:style-name="T4">&lt;USERTYPE&gt;SUBSCRIBER&lt;/USERTYPE&gt;</text:span></text:p>
            <text:p><text:span text:style-name="T4">&lt;MSISDN&gt;786670685&lt;/MSISDN&gt;</text:span></text:p>
            <text:p><text:span text:style-name="T4">&lt;AMOUNT&gt;100&lt;/AMOUNT&gt;</text:span></text:p>
            <text:p><text:span text:style-name="T4">&lt;TYPE&gt;VALPINREQ&lt;/TYPE&gt;</text:span></text:p>
            <text:p><text:span text:style-name="T4">&lt;TRID&gt;123&lt;/TRID&gt;</text:span></text:p>
            <text:p><text:span text:style-name="T4">&lt;/COMMAND&gt;</text:span></text:p>
          </table:table-cell>
          <table:table-cell table:style-name="ce144" office:value-type="string" calcext:value-type="string">
            <text:p>&lt;COMMAND&gt;</text:p>
            <text:p>&lt;PROVIDER1&gt;101&lt;/PROVIDER1&gt;</text:p>
            <text:p>&lt;PROVIDER2&gt;101&lt;/PROVIDER2&gt;</text:p>
            <text:p>&lt;SNDPROVIDER&gt;101&lt;/SNDPROVIDER&gt;</text:p>
            <text:p>&lt;BPROVIDER&gt;101&lt;/BPROVIDER&gt;</text:p>
            <text:p>&lt;SNDINSTRUMENT&gt;12&lt;/SNDINSTRUMENT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PIN&gt;9999&lt;/PIN&gt;</text:p>
            <text:p>&lt;language&gt;en&lt;/language&gt;</text:p>
            <text:p>&lt;PROVIDER&gt;101&lt;/PROVIDER&gt;</text:p>
            <text:p>&lt;RCVPROVIDER&gt;101&lt;/RCVPROVIDER&gt;</text:p>
            <text:p>&lt;USERTYPE&gt;SUBSCRIBER&lt;/USERTYPE&gt;</text:p>
            <text:p>&lt;MSISDN&gt;753662091&lt;/MSISDN&gt;</text:p>
            <text:p>&lt;AMOUNT&gt;100&lt;/AMOUNT&gt;</text:p>
            <text:p>&lt;TYPE&gt;VLDPINRET&lt;/TYPE&gt;</text:p>
            <text:p>&lt;TRID&gt;123&lt;/TRID&gt;</text:p>
            <text:p>&lt;/COMMAND&gt;</text:p>
            <text:p/>
          </table:table-cell>
          <table:table-cell table:number-columns-repeated="1019"/>
        </table:table-row>
        <table:table-row table:style-name="ro60">
          <table:table-cell table:style-name="ce173" office:value-type="string" calcext:value-type="string">
            <text:p>BankToWallet</text:p>
          </table:table-cell>
          <table:table-cell table:style-name="ce173"/>
          <table:table-cell table:style-name="ce144" office:value-type="string" calcext:value-type="string">
            <text:p><text:span text:style-name="T4">&lt;COMMAND&gt;</text:span></text:p>
            <text:p><text:span text:style-name="T4">&lt;BRANCHCODE&gt;101622&lt;/BRANCHCODE&gt;</text:span></text:p>
            <text:p><text:span text:style-name="T4">&lt;PAYID2&gt;12&lt;/PAYID2&gt;</text:span></text:p>
            <text:p><text:span text:style-name="T4">&lt;ACCNO&gt;14416951&lt;/ACCNO&gt;</text:span></text:p>
            <text:p><text:span text:style-name="T4">&lt;PAYID&gt;12&lt;/PAYID&gt;</text:span></text:p>
            <text:p><text:span text:style-name="T4">&lt;LANGUAGE1&gt;1&lt;/LANGUAGE1&gt;</text:span></text:p>
            <text:p><text:span text:style-name="T4">&lt;PIN&gt;1236&lt;/PIN&gt;</text:span></text:p>
            <text:p><text:span text:style-name="T4">&lt;LANGUAGE2&gt;1&lt;/LANGUAGE2&gt;</text:span></text:p>
            <text:p><text:span text:style-name="T4">&lt;BANKNAME&gt;NBS&lt;/BANKNAME&gt;</text:span></text:p>
            <text:p><text:span text:style-name="T4">&lt;TYPE&gt;CBWREQ&lt;/TYPE&gt;</text:span></text:p>
            <text:p><text:span text:style-name="T4">&lt;PROVIDER2&gt;101&lt;/PROVIDER2&gt;</text:span></text:p>
            <text:p><text:span text:style-name="T4">&lt;BANKID&gt;000265999967558&lt;/BANKID&gt;</text:span></text:p>
            <text:p><text:span text:style-name="T4">&lt;AMOUNT&gt;1000&lt;/AMOUNT&gt;</text:span></text:p>
            <text:p><text:span text:style-name="T4">&lt;MSISDN2&gt;995213302&lt;/MSISDN2&gt;</text:span></text:p>
            <text:p><text:span text:style-name="T4">&lt;language&gt;en&lt;/language&gt;</text:span></text:p>
            <text:p><text:span text:style-name="T4">&lt;PROVIDER&gt;101&lt;/PROVIDER&gt;</text:span></text:p>
            <text:p><text:span text:style-name="T4">&lt;MSISDN&gt;995213302&lt;/MSISDN&gt;</text:span></text:p>
            <text:p><text:span text:style-name="T4">&lt;/COMMAND&gt;</text:span></text:p>
          </table:table-cell>
          <table:table-cell table:style-name="ce144"/>
          <table:table-cell table:style-name="ce144" office:value-type="string" calcext:value-type="string">
            <text:p>&lt;COMMAND&gt;</text:p>
            <text:p>&lt;BRANCHCODE&gt;equity&lt;/BRANCHCODE&gt;</text:p>
            <text:p>&lt;PAYID2&gt;12&lt;/PAYID2&gt;</text:p>
            <text:p>&lt;ACCNO&gt;232323232323232&lt;/ACCNO&gt;</text:p>
            <text:p>&lt;PAYID&gt;12&lt;/PAYID&gt;</text:p>
            <text:p>&lt;LANGUAGE1&gt;1&lt;/LANGUAGE1&gt;</text:p>
            <text:p>&lt;PIN&gt;9999&lt;/PIN&gt;</text:p>
            <text:p>&lt;LANGUAGE2&gt;1&lt;/LANGUAGE2&gt;</text:p>
            <text:p>&lt;BANKNAME&gt;equity&lt;/BANKNAME&gt;</text:p>
            <text:p>&lt;TYPE&gt;CBWREQ&lt;/TYPE&gt;</text:p>
            <text:p>&lt;PROVIDER2&gt;101&lt;/PROVIDER2&gt;</text:p>
            <text:p>&lt;BANKID&gt;232323232323232&lt;/BANKID&gt;</text:p>
            <text:p>&lt;AMOUNT&gt;1000&lt;/AMOUNT&gt;</text:p>
            <text:p>&lt;MSISDN2&gt;753662176&lt;/MSISDN2&gt;</text:p>
            <text:p>&lt;language&gt;en&lt;/language&gt;</text:p>
            <text:p>&lt;PROVIDER&gt;101&lt;/PROVIDER&gt;</text:p>
            <text:p>&lt;MSISDN&gt;753662091&lt;/MSISDN&gt;</text:p>
            <text:p>&lt;/COMMAND&gt;</text:p>
          </table:table-cell>
          <table:table-cell table:number-columns-repeated="1019"/>
        </table:table-row>
        <table:table-row table:style-name="ro61">
          <table:table-cell office:value-type="string" calcext:value-type="string">
            <text:p>Wallet toBank</text:p>
          </table:table-cell>
          <table:table-cell table:number-columns-repeated="2"/>
          <table:table-cell office:value-type="string" calcext:value-type="string">
            <text:p>&lt;COMMAND&gt;</text:p>
            <text:p>&lt;MSISDN&gt;&lt;/MSISDN&gt;</text:p>
            <text:p>&lt;PAYID&gt;12&lt;/PAYID&gt;</text:p>
            <text:p>&lt;BANKNAME&gt;&lt;/BANKNAME&gt;</text:p>
            <text:p>&lt;ACCNO2&gt;0749152701015&lt;/ACCNO2&gt;</text:p>
            <text:p>&lt;language&gt;1&lt;/language&gt;</text:p>
            <text:p>&lt;LANGUAGE2&gt;1&lt;/LANGUAGE2&gt;</text:p>
            <text:p>&lt;LANGUAGE1&gt;1&lt;/LANGUAGE1&gt;</text:p>
            <text:p>&lt;BANKID&gt;&lt;/BANKID&gt;</text:p>
            <text:p>&lt;PIN&gt;*&lt;/PIN&gt;</text:p>
            <text:p>&lt;PROVIDER2&gt;101&lt;/PROVIDER2&gt;</text:p>
            <text:p>&lt;AMOUNT&gt;102&lt;/AMOUNT&gt;</text:p>
            <text:p>&lt;MSISDN2&gt;&lt;/MSISDN2&gt;</text:p>
            <text:p>&lt;BRANCHCODE&gt;&lt;/BRANCHCODE&gt;</text:p>
            <text:p>&lt;PROVIDER&gt;101&lt;/PROVIDER&gt;</text:p>
            <text:p>&lt;TYPE&gt;CWBREQ&lt;/TYPE&gt;</text:p>
            <text:p>&lt;TRID&gt;572849906201905150630C9851&lt;/TRID&gt;</text:p>
            <text:p>&lt;INITIATEE_CELLID&gt;8116&lt;/INITIATEE_CELLID&gt;</text:p>
            <text:p>&lt;/COMMAND&gt;</text:p>
          </table:table-cell>
          <table:table-cell table:style-name="ce144" office:value-type="string" calcext:value-type="string">
            <text:p>&lt;COMMAND&gt;</text:p>
            <text:p>&lt;BRANCHCODE&gt;&lt;/BRANCHCODE&gt;</text:p>
            <text:p>&lt;PAYID&gt;12&lt;/PAYID&gt;</text:p>
            <text:p>&lt;LANGUAGE1&gt;1&lt;/LANGUAGE1&gt;</text:p>
            <text:p>&lt;PIN&gt;&lt;/PIN&gt;</text:p>
            <text:p>&lt;LANGUAGE2&gt;1&lt;/LANGUAGE2&gt;</text:p>
            <text:p>&lt;BANKNAME&gt;&lt;/BANKNAME&gt;</text:p>
            <text:p>&lt;TYPE&gt;CWBREQ&lt;/TYPE&gt;</text:p>
            <text:p>&lt;PROVIDER2&gt;101&lt;/PROVIDER2&gt;</text:p>
            <text:p>&lt;BANKID&gt;&lt;/BANKID&gt;</text:p>
            <text:p>&lt;AMOUNT&gt;&lt;/AMOUNT&gt;</text:p>
            <text:p>&lt;ACCNO2&gt;&lt;/ACCNO2&gt;</text:p>
            <text:p>&lt;MSISDN2&gt;&lt;/MSISDN2&gt;</text:p>
            <text:p>&lt;language&gt;en&lt;/language&gt;</text:p>
            <text:p>&lt;PROVIDER&gt;101&lt;/PROVIDER&gt;</text:p>
            <text:p>&lt;MSISDN&gt;&lt;/MSISDN&gt;</text:p>
            <text:p>&lt;SHA1&gt;&lt;/SHA1&gt;</text:p>
            <text:p>&lt;interfaceId&gt;&lt;/interfaceId&gt;</text:p>
            <text:p>&lt;/COMMAND&gt;</text:p>
          </table:table-cell>
          <table:table-cell table:number-columns-repeated="1019"/>
        </table:table-row>
        <table:table-row table:style-name="ro59">
          <table:table-cell office:value-type="string" calcext:value-type="string">
            <text:p>Initiate reversal</text:p>
          </table:table-cell>
          <table:table-cell/>
          <table:table-cell office:value-type="string" calcext:value-type="string">
            <text:p>&lt;COMMAND&gt;</text:p>
            <text:p>&lt;SUBTYPE&gt;LASTSENDP2PTXN&lt;/SUBTYPE&gt;</text:p>
            <text:p>&lt;SNDINSTRUMENT&gt;12&lt;/SNDINSTRUMENT&gt;</text:p>
            <text:p>&lt;MSISDN&gt;993440152&lt;/MSISDN&gt;</text:p>
            <text:p>&lt;PAYID&gt;12&lt;/PAYID&gt;</text:p>
            <text:p>&lt;SNDPROVIDER&gt;101&lt;/SNDPROVIDER&gt;</text:p>
            <text:p>&lt;language&gt;en&lt;/language&gt;</text:p>
            <text:p>&lt;RCVINSTRUMENT&gt;12&lt;/RCVINSTRUMENT&gt;</text:p>
            <text:p>&lt;PAYID2&gt;12&lt;/PAYID2&gt;</text:p>
            <text:p>&lt;PAYID1&gt;12&lt;/PAYID1&gt;</text:p>
            <text:p>&lt;PROVIDER1&gt;101&lt;/PROVIDER1&gt;</text:p>
            <text:p>&lt;PROVIDER2&gt;101&lt;/PROVIDER2&gt;</text:p>
            <text:p>&lt;RCVPROVIDER&gt;101&lt;/RCVPROVIDER&gt;</text:p>
            <text:p>&lt;PROVIDER&gt;101&lt;/PROVIDER&gt;</text:p>
            <text:p>&lt;BPROVIDER&gt;101&lt;/BPROVIDER&gt;</text:p>
            <text:p>&lt;TYPE&gt;REVP2PINFO&lt;/TYPE&gt;</text:p>
            <text:p>&lt;TRID&gt;785699353201906041339C1904&lt;/TRID&gt;</text:p>
            <text:p>&lt;/COMMAND&gt;</text:p>
          </table:table-cell>
          <table:table-cell/>
          <table:table-cell table:style-name="ce144" office:value-type="string" calcext:value-type="string">
            <text:p>&lt;COMMAND&gt;&lt;TYPE&gt;MERCHPAY&lt;/TYPE&gt;</text:p>
            <text:p>&lt;interfaceId&gt;AIRTELIN&lt;/interfaceId&gt;</text:p>
            <text:p>&lt;MSISDN&gt;702351861&lt;/MSISDN&gt;</text:p>
            <text:p>&lt;MSISDN2&gt;750565839&lt;/MSISDN2&gt;</text:p>
            <text:p>&lt;AMOUNT&gt;1000&lt;/AMOUNT&gt;</text:p>
            <text:p>&lt;PIN&gt;1357&lt;/PIN&gt;</text:p>
            <text:p>&lt;EXTTRID&gt;07026984141550752695&lt;/EXTTRID&gt;</text:p>
            <text:p>&lt;REFERENCE&gt;Testing transaction&lt;/REFERENCE&gt;</text:p>
            <text:p>&lt;serviceType&gt;MERCHPAY&lt;/serviceType&gt;</text:p>
            <text:p>&lt;USERNAME&gt;AIRTLWBPORTL&lt;/USERNAME&gt;</text:p>
            <text:p>&lt;PASSWORD&gt;YUITR6775CDDG77kkjds08jjhDSSASiikdsDFFG&lt;/PASSWORD&gt;</text:p>
            <text:p>&lt;/COMMAND&gt;</text:p>
          </table:table-cell>
          <table:table-cell table:number-columns-repeated="1019"/>
        </table:table-row>
        <table:table-row table:style-name="ro31">
          <table:table-cell office:value-type="string" calcext:value-type="string">
            <text:p>Approve reversal---1</text:p>
          </table:table-cell>
          <table:table-cell/>
          <table:table-cell table:style-name="ce178" office:value-type="string" calcext:value-type="string">
            <text:p>&lt;COMMAND&gt;</text:p>
            <text:p>&lt;PROVIDER1&gt;101&lt;/PROVIDER1&gt;</text:p>
            <text:p>&lt;PROVIDER2&gt;101&lt;/PROVIDER2&gt;</text:p>
            <text:p>&lt;SNDPROVIDER&gt;101&lt;/SNDPROVIDER&gt;</text:p>
            <text:p>&lt;BPROVIDER&gt;101&lt;/BPROVIDER&gt;</text:p>
            <text:p>&lt;SNDINSTRUMENT&gt;12&lt;/SNDINSTRUMENT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SUBTYPE&gt;APRVP2PREV&lt;/SUBTYPE&gt;</text:p>
            <text:p>&lt;LANGUAGE1&gt;en&lt;/LANGUAGE1&gt;</text:p>
            <text:p>&lt;language&gt;en&lt;/language&gt;</text:p>
            <text:p>&lt;PROVIDER&gt;101&lt;/PROVIDER&gt;</text:p>
            <text:p>&lt;RCVPROVIDER&gt;101&lt;/RCVPROVIDER&gt;</text:p>
            <text:p>&lt;MSISDN&gt;996745323&lt;/MSISDN&gt;</text:p>
            <text:p>&lt;TYPE&gt;REVP2PINFO&lt;/TYPE&gt;</text:p>
            <text:p>&lt;/COMMAND&gt;</text:p>
          </table:table-cell>
          <table:table-cell office:value-type="string" calcext:value-type="string">
            <text:p>&lt;COMMAND&gt;</text:p>
            <text:p>&lt;BPROVIDER&gt;101&lt;/BPROVIDER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SUBTYPE&gt;SELFREVAPRV&lt;/SUBTYPE&gt;</text:p>
            <text:p>&lt;LANGUAGE1&gt;fr&lt;/LANGUAGE1&gt;</text:p>
            <text:p>&lt;PIN&gt;0007&lt;/PIN&gt;</text:p>
            <text:p>&lt;LANGUAGE2&gt;2&lt;/LANGUAGE2&gt;</text:p>
            <text:p>&lt;TYPE&gt;APRVP2PREV&lt;/TYPE&gt;</text:p>
            <text:p>&lt;PROVIDER1&gt;101&lt;/PROVIDER1&gt;</text:p>
            <text:p>&lt;PROVIDER2&gt;101&lt;/PROVIDER2&gt;</text:p>
            <text:p>&lt;SNDPROVIDER&gt;101&lt;/SNDPROVIDER&gt;</text:p>
            <text:p>&lt;SNDINSTRUMENT&gt;12&lt;/SNDINSTRUMENT&gt;</text:p>
            <text:p>&lt;MESSAGE&gt;1. P2P from 04052044 for Amount 119.79FCFA on Aug-16 08:57&lt;/MESSAGE&gt;</text:p>
            <text:p>&lt;PROVIDER&gt;101&lt;/PROVIDER&gt;</text:p>
            <text:p>&lt;language&gt;fr&lt;/language&gt;</text:p>
            <text:p>&lt;RCVPROVIDER&gt;101&lt;/RCVPROVIDER&gt;</text:p>
            <text:p>&lt;MSISDN&gt;786670654&lt;/MSISDN&gt;</text:p>
            <text:p>&lt;TRANSACTION_DATA&gt;1. P2P from 04052044 for Amount 119.79FCFA on Aug-16 08:57_04052044_119.79_FCFA_TC180816.0857.C00002&lt;/TRANSACTION_DATA&gt;</text:p>
            <text:p>&lt;/COMMAND&gt;</text:p>
          </table:table-cell>
          <table:table-cell table:style-name="ce144" office:value-type="string" calcext:value-type="string">
            <text:p>&lt;COMMAND&gt;</text:p>
            <text:p>&lt;BPROVIDER&gt;101&lt;/BPROVIDER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SUBTYPE&gt;SELFREVAPRV&lt;/SUBTYPE&gt;</text:p>
            <text:p>&lt;LANGUAGE1&gt;fr&lt;/LANGUAGE1&gt;</text:p>
            <text:p>&lt;PIN&gt;2017&lt;/PIN&gt;</text:p>
            <text:p>&lt;LANGUAGE2&gt;2&lt;/LANGUAGE2&gt;</text:p>
            <text:p>&lt;TYPE&gt;APRVP2PREV&lt;/TYPE&gt;</text:p>
            <text:p>&lt;PROVIDER1&gt;101&lt;/PROVIDER1&gt;</text:p>
            <text:p>&lt;PROVIDER2&gt;101&lt;/PROVIDER2&gt;</text:p>
            <text:p>&lt;SNDPROVIDER&gt;101&lt;/SNDPROVIDER&gt;</text:p>
            <text:p>&lt;SNDINSTRUMENT&gt;12&lt;/SNDINSTRUMENT&gt;</text:p>
            <text:p>&lt;MESSAGE&gt;1. P2P from 04052044 for Amount 119.79FCFA on Aug-16 08:57&lt;/MESSAGE&gt;</text:p>
            <text:p>&lt;PROVIDER&gt;101&lt;/PROVIDER&gt;</text:p>
            <text:p>&lt;language&gt;fr&lt;/language&gt;</text:p>
            <text:p>&lt;RCVPROVIDER&gt;101&lt;/RCVPROVIDER&gt;</text:p>
            <text:p>&lt;MSISDN&gt;07917168&lt;/MSISDN&gt;</text:p>
            <text:p>&lt;TRANSACTION_DATA&gt;1. P2P from 04052044 for Amount 119.79FCFA on Aug-16 08:57_04052044_119.79_FCFA_TC180816.0857.C00002&lt;/TRANSACTION_DATA&gt;</text:p>
            <text:p>&lt;/COMMAND&gt;</text:p>
          </table:table-cell>
          <table:table-cell table:number-columns-repeated="1019"/>
        </table:table-row>
        <table:table-row table:style-name="ro62">
          <table:table-cell office:value-type="string" calcext:value-type="string">
            <text:p>Approve reversal—2</text:p>
          </table:table-cell>
          <table:table-cell/>
          <table:table-cell office:value-type="string" calcext:value-type="string">
            <text:p>&lt;COMMAND&gt;</text:p>
            <text:p>   &lt;SUBTYPE&gt;SELFREVAPRV&lt;/SUBTYPE&gt;</text:p>
            <text:p>   &lt;SNDINSTRUMENT&gt;12&lt;/SNDINSTRUMENT&gt;</text:p>
            <text:p>   &lt;MSISDN&gt;973099495&lt;/MSISDN&gt;</text:p>
            <text:p>   &lt;PAYID&gt;12&lt;/PAYID&gt;</text:p>
            <text:p>   &lt;TRANSACTION_DATA&gt;TC190718.1132.H00002  P2P from 973099511 for Amount 150.00ZMW on Jul-18 11:31&lt;/TRANSACTION_DATA&gt;</text:p>
            <text:p>   &lt;SNDPROVIDER&gt;101&lt;/SNDPROVIDER&gt;</text:p>
            <text:p>   &lt;language&gt;en&lt;/language&gt;</text:p>
            <text:p>   &lt;RCVINSTRUMENT&gt;12&lt;/RCVINSTRUMENT&gt;</text:p>
            <text:p>   &lt;LANGUAGE2&gt;1&lt;/LANGUAGE2&gt;</text:p>
            <text:p>   &lt;PAYID2&gt;12&lt;/PAYID2&gt;</text:p>
            <text:p>   &lt;LANGUAGE1&gt;en&lt;/LANGUAGE1&gt;</text:p>
            <text:p>   &lt;PAYID1&gt;12&lt;/PAYID1&gt;</text:p>
            <text:p>   &lt;PIN&gt;1235&lt;/PIN&gt;</text:p>
            <text:p>   &lt;PROVIDER1&gt;101&lt;/PROVIDER1&gt;</text:p>
            <text:p>   &lt;PROVIDER2&gt;101&lt;/PROVIDER2&gt;</text:p>
            <text:p>   &lt;RCVPROVIDER&gt;101&lt;/RCVPROVIDER&gt;</text:p>
            <text:p>   &lt;PROVIDER&gt;101&lt;/PROVIDER&gt;</text:p>
            <text:p>   &lt;BPROVIDER&gt;101&lt;/BPROVIDER&gt;</text:p>
            <text:p>   &lt;TYPE&gt;APRVP2PREV&lt;/TYPE&gt;</text:p>
            <text:p>   &lt;TRID&gt;973099511201907181058H0132&lt;/TRID&gt;</text:p>
            <text:p>&lt;/COMMAND&gt;</text:p>
          </table:table-cell>
          <table:table-cell/>
          <table:table-cell table:style-name="ce144" office:value-type="string" calcext:value-type="string">
            <text:p>&lt;COMMAND&gt;</text:p>
            <text:p>&lt;BPROVIDER&gt;101&lt;/BPROVIDER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SUBTYPE&gt;SELFREVAPRV&lt;/SUBTYPE&gt;</text:p>
            <text:p>&lt;LANGUAGE1&gt;fr&lt;/LANGUAGE1&gt;</text:p>
            <text:p>&lt;PIN&gt;2017&lt;/PIN&gt;</text:p>
            <text:p>&lt;LANGUAGE2&gt;2&lt;/LANGUAGE2&gt;</text:p>
            <text:p>&lt;TYPE&gt;APRVP2PREV&lt;/TYPE&gt;</text:p>
            <text:p>&lt;PROVIDER1&gt;101&lt;/PROVIDER1&gt;</text:p>
            <text:p>&lt;PROVIDER2&gt;101&lt;/PROVIDER2&gt;</text:p>
            <text:p>&lt;SNDPROVIDER&gt;101&lt;/SNDPROVIDER&gt;</text:p>
            <text:p>&lt;SNDINSTRUMENT&gt;12&lt;/SNDINSTRUMENT&gt;</text:p>
            <text:p>&lt;MESSAGE&gt;1. P2P from 04052044 for Amount 119.79FCFA on Aug-16 08:57&lt;/MESSAGE&gt;</text:p>
            <text:p>&lt;PROVIDER&gt;101&lt;/PROVIDER&gt;</text:p>
            <text:p>&lt;language&gt;fr&lt;/language&gt;</text:p>
            <text:p>&lt;RCVPROVIDER&gt;101&lt;/RCVPROVIDER&gt;</text:p>
            <text:p>&lt;MSISDN&gt;07917168&lt;/MSISDN&gt;</text:p>
            <text:p>&lt;TRANSACTION_DATA&gt;1. P2P from 04052044 for Amount 119.79FCFA on Aug-16 08:57_04052044_119.79_FCFA_TC180816.0857.C00002&lt;/TRANSACTION_DATA&gt;</text:p>
            <text:p>&lt;/COMMAND&gt;</text:p>
          </table:table-cell>
          <table:table-cell table:number-columns-repeated="1019"/>
        </table:table-row>
        <table:table-row table:style-name="ro62">
          <table:table-cell office:value-type="string" calcext:value-type="string">
            <text:p>Reject reversal</text:p>
          </table:table-cell>
          <table:table-cell/>
          <table:table-cell office:value-type="string" calcext:value-type="string">
            <text:p>&lt;COMMAND&gt;</text:p>
            <text:p>   &lt;SUBTYPE&gt;SELFREVREJ&lt;/SUBTYPE&gt;</text:p>
            <text:p>   &lt;SNDINSTRUMENT&gt;12&lt;/SNDINSTRUMENT&gt;</text:p>
            <text:p>   &lt;MSISDN&gt;973099495&lt;/MSISDN&gt;</text:p>
            <text:p>   &lt;PAYID&gt;12&lt;/PAYID&gt;</text:p>
            <text:p>   &lt;TRANSACTION_DATA&gt;TC190717.0818.H00041  P2P from 973099511 for Amount 150.00ZMW on Jul-17 08:15&lt;/TRANSACTION_DATA&gt;</text:p>
            <text:p>   &lt;SNDPROVIDER&gt;101&lt;/SNDPROVIDER&gt;</text:p>
            <text:p>   &lt;language&gt;en&lt;/language&gt;</text:p>
            <text:p>   &lt;RCVINSTRUMENT&gt;12&lt;/RCVINSTRUMENT&gt;</text:p>
            <text:p>   &lt;LANGUAGE2&gt;1&lt;/LANGUAGE2&gt;</text:p>
            <text:p>   &lt;PAYID2&gt;12&lt;/PAYID2&gt;</text:p>
            <text:p>   &lt;LANGUAGE1&gt;en&lt;/LANGUAGE1&gt;</text:p>
            <text:p>   &lt;PAYID1&gt;12&lt;/PAYID1&gt;</text:p>
            <text:p>   &lt;PIN&gt;1235&lt;/PIN&gt;</text:p>
            <text:p>   &lt;PROVIDER1&gt;101&lt;/PROVIDER1&gt;</text:p>
            <text:p>   &lt;PROVIDER2&gt;101&lt;/PROVIDER2&gt;</text:p>
            <text:p>   &lt;RCVPROVIDER&gt;101&lt;/RCVPROVIDER&gt;</text:p>
            <text:p>   &lt;PROVIDER&gt;101&lt;/PROVIDER&gt;</text:p>
            <text:p>   &lt;BPROVIDER&gt;101&lt;/BPROVIDER&gt;</text:p>
            <text:p>   &lt;TYPE&gt;APRVP2PREV&lt;/TYPE&gt;</text:p>
            <text:p>   &lt;TRID&gt;973099511201907181058H0132&lt;/TRID&gt;</text:p>
            <text:p>&lt;/COMMAND&gt;</text:p>
          </table:table-cell>
          <table:table-cell/>
          <table:table-cell table:style-name="ce144"/>
          <table:table-cell table:number-columns-repeated="1019"/>
        </table:table-row>
        <table:table-row table:style-name="ro62">
          <table:table-cell office:value-type="string" calcext:value-type="string">
            <text:p>Last nTransaction</text:p>
          </table:table-cell>
          <table:table-cell table:number-columns-repeated="2"/>
          <table:table-cell table:style-name="ce178" office:value-type="string" calcext:value-type="string">
            <text:p><text:span text:style-name="T4">&lt;COMMAND&gt;</text:span></text:p>
            <text:p><text:span text:style-name="T4">&lt;SNDINSTRUMENT&gt;12&lt;/SNDINSTRUMENT&gt;</text:span></text:p>
            <text:p><text:span text:style-name="T4">&lt;MSISDN&gt;786670654&lt;/MSISDN&gt;</text:span></text:p>
            <text:p><text:span text:style-name="T4">&lt;PIN&gt;1357&lt;/PIN&gt;</text:span></text:p>
            <text:p><text:span text:style-name="T4">&lt;PAYID&gt;12&lt;/PAYID&gt;</text:span></text:p>
            <text:p><text:span text:style-name="T4">&lt;SNDPROVIDER&gt;101&lt;/SNDPROVIDER&gt;</text:span></text:p>
            <text:p><text:span text:style-name="T4">&lt;language&gt;en&lt;/language&gt;</text:span></text:p>
            <text:p><text:span text:style-name="T4">&lt;RCVINSTRUMENT&gt;12&lt;/RCVINSTRUMENT&gt;</text:span></text:p>
            <text:p><text:span text:style-name="T4">&lt;LANGUAGE2&gt;1&lt;/LANGUAGE2&gt;</text:span></text:p>
            <text:p><text:span text:style-name="T4">&lt;PAYID2&gt;12&lt;/PAYID2&gt;</text:span></text:p>
            <text:p><text:span text:style-name="T4">&lt;LANGUAGE1&gt;1&lt;/LANGUAGE1&gt;</text:span></text:p>
            <text:p><text:span text:style-name="T4">&lt;PAYID1&gt;12&lt;/PAYID1&gt;</text:span></text:p>
            <text:p><text:span text:style-name="T4">&lt;PROVIDER1&gt;101&lt;/PROVIDER1&gt;</text:span></text:p>
            <text:p><text:span text:style-name="T4">&lt;PROVIDER2&gt;101&lt;/PROVIDER2&gt;</text:span></text:p>
            <text:p><text:span text:style-name="T4">&lt;RCVPROVIDER&gt;101&lt;/RCVPROVIDER&gt;</text:span></text:p>
            <text:p><text:span text:style-name="T4">&lt;PROVIDER&gt;101&lt;/PROVIDER&gt;</text:span></text:p>
            <text:p><text:span text:style-name="T4">&lt;BPROVIDER&gt;101&lt;/BPROVIDER&gt;</text:span></text:p>
            <text:p><text:span text:style-name="T4">&lt;TYPE&gt;CLTREQ&lt;/TYPE&gt;</text:span></text:p>
            <text:p><text:span text:style-name="T4">&lt;TRID&gt;755665739201901222021A30474&lt;/TRID&gt;</text:span></text:p>
            <text:p><text:span text:style-name="T4">&lt;/COMMAND&gt;</text:span></text:p>
          </table:table-cell>
          <table:table-cell table:style-name="ce144" office:value-type="string" calcext:value-type="string">
            <text:p>&lt;COMMAND&gt;</text:p>
            <text:p>&lt;SNDINSTRUMENT&gt;12&lt;/SNDINSTRUMENT&gt;</text:p>
            <text:p>&lt;MSISDN&gt;975608847&lt;/MSISDN&gt;</text:p>
            <text:p>&lt;PAYID&gt;12&lt;/PAYID&gt;</text:p>
            <text:p>&lt;SNDPROVIDER&gt;101&lt;/SNDPROVIDER&gt;</text:p>
            <text:p>&lt;language&gt;en&lt;/language&gt;</text:p>
            <text:p>&lt;RCVINSTRUMENT&gt;12&lt;/RCVINSTRUMENT&gt;</text:p>
            <text:p>&lt;LANGUAGE2&gt;1&lt;/LANGUAGE2&gt;</text:p>
            <text:p>&lt;isIntermSMSReqd&gt;Y&lt;/isIntermSMSReqd&gt;</text:p>
            <text:p>&lt;PAYID2&gt;12&lt;/PAYID2&gt;</text:p>
            <text:p>&lt;LANGUAGE1&gt;1&lt;/LANGUAGE1&gt;</text:p>
            <text:p>&lt;PAYID1&gt;12&lt;/PAYID1&gt;</text:p>
            <text:p>&lt;NICKNAME&gt;100229&lt;/NICKNAME&gt;</text:p>
            <text:p>&lt;PROVIDER1&gt;101&lt;/PROVIDER1&gt;</text:p>
            <text:p>&lt;PROVIDER2&gt;101&lt;/PROVIDER2&gt;</text:p>
            <text:p>&lt;AMOUNT&gt;1000&lt;/AMOUNT&gt;</text:p>
            <text:p>&lt;RCVPROVIDER&gt;101&lt;/RCVPROVIDER&gt;</text:p>
            <text:p>&lt;PROVIDER&gt;101&lt;/PROVIDER&gt;</text:p>
            <text:p>&lt;BPROVIDER&gt;101&lt;/BPROVIDER&gt;</text:p>
            <text:p>&lt;TYPE&gt;CMPREQ&lt;/TYPE&gt;</text:p>
            <text:p>&lt;IS_PIN_VERIFIED&gt;True&lt;/IS_PIN_VERIFIED&gt;</text:p>
            <text:p>&lt;REFERENCE_NO /&gt;</text:p>
            <text:p>&lt;TRID&gt;755665739201901222021A30474&lt;/TRID&gt;</text:p>
            <text:p>&lt;/COMMAND&gt;</text:p>
          </table:table-cell>
          <table:table-cell table:number-columns-repeated="1019"/>
        </table:table-row>
        <table:table-row table:style-name="ro63">
          <table:table-cell office:value-type="string" calcext:value-type="string">
            <text:p>Reset Pin with Alternate Number</text:p>
          </table:table-cell>
          <table:table-cell table:number-columns-repeated="2"/>
          <table:table-cell table:style-name="ce115" office:value-type="string" calcext:value-type="string">
            <text:p><text:span text:style-name="T7">&lt;COMMAND&gt;</text:span></text:p>
            <text:p><text:span text:style-name="T7">&lt;MSISDN&gt;786670685&lt;/MSISDN&gt;</text:span></text:p>
            <text:p><text:span text:style-name="T7">&lt;PAYID&gt;12&lt;/PAYID&gt;</text:span></text:p>
            <text:p><text:span text:style-name="T7">&lt;PAYID2&gt;12&lt;/PAYID2&gt;</text:span></text:p>
            <text:p><text:span text:style-name="T7">&lt;LANGUAGE1&gt;1&lt;/LANGUAGE1&gt;</text:span></text:p>
            <text:p><text:span text:style-name="T7">&lt;PAYMENTTYPE&gt;WALLET&lt;/PAYMENTTYPE&gt;</text:span></text:p>
            <text:p><text:span text:style-name="T7">&lt;PIN /&gt;</text:span></text:p>
            <text:p><text:span text:style-name="T7">&lt;MSISDN2 /&gt;</text:span></text:p>
            <text:p><text:span text:style-name="T7">&lt;AMOUNT /&gt;</text:span></text:p>
            <text:p><text:span text:style-name="T7">&lt;PROVIDER2&gt;101&lt;/PROVIDER2&gt;</text:span></text:p>
            <text:p><text:span text:style-name="T7">&lt;PROVIDER&gt;101&lt;/PROVIDER&gt;</text:span></text:p>
            <text:p><text:span text:style-name="T7">&lt;IMSI /&gt;</text:span></text:p>
            <text:p><text:span text:style-name="T7">&lt;CELLID /&gt;</text:span></text:p>
            <text:p><text:span text:style-name="T7">&lt;TYPE&gt;ALTNUMPIN&lt;/TYPE&gt;</text:span></text:p>
            <text:p><text:span text:style-name="T7">&lt;OTHERMSISDN /&gt;</text:span></text:p>
            <text:p><text:span text:style-name="T7">&lt;TRID&gt;755665739201902190958A3647&lt;/TRID&gt;</text:span></text:p>
            <text:p><text:span text:style-name="T7">&lt;/COMMAND&gt;</text:span></text:p>
          </table:table-cell>
          <table:table-cell table:style-name="ce144" office:value-type="string" calcext:value-type="string">
            <text:p>&lt;COMMAND&gt;</text:p>
            <text:p>&lt;MSISDN&gt;755665739&lt;/MSISDN&gt;</text:p>
            <text:p>&lt;PAYID&gt;12&lt;/PAYID&gt;</text:p>
            <text:p>&lt;PAYID2&gt;12&lt;/PAYID2&gt;</text:p>
            <text:p>&lt;LANGUAGE1&gt;1&lt;/LANGUAGE1&gt;</text:p>
            <text:p>&lt;PAYMENTTYPE&gt;WALLET&lt;/PAYMENTTYPE&gt;</text:p>
            <text:p>&lt;PIN /&gt;</text:p>
            <text:p>&lt;MSISDN2 /&gt;</text:p>
            <text:p>&lt;AMOUNT /&gt;</text:p>
            <text:p>&lt;PROVIDER2&gt;101&lt;/PROVIDER2&gt;</text:p>
            <text:p>&lt;PROVIDER&gt;101&lt;/PROVIDER&gt;</text:p>
            <text:p>&lt;IMSI /&gt;</text:p>
            <text:p>&lt;CELLID /&gt;</text:p>
            <text:p>&lt;TYPE&gt;ALTNUMPIN&lt;/TYPE&gt;</text:p>
            <text:p>&lt;OTHERMSISDN /&gt;</text:p>
            <text:p>&lt;TRID&gt;755665739201902190958A3647&lt;/TRID&gt;</text:p>
            <text:p>&lt;/COMMAND&gt;</text:p>
          </table:table-cell>
          <table:table-cell table:number-columns-repeated="1019"/>
        </table:table-row>
        <table:table-row table:style-name="ro64">
          <table:table-cell office:value-type="string" calcext:value-type="string">
            <text:p>GETBankDetails</text:p>
          </table:table-cell>
          <table:table-cell/>
          <table:table-cell office:value-type="string" calcext:value-type="string">
            <text:p>&lt;COMMAND&gt;</text:p>
            <text:p>&lt;PROVIDER&gt;101&lt;/PROVIDER&gt;</text:p>
            <text:p>&lt;IDTAG&gt;MSISDN&lt;/IDTAG&gt;</text:p>
            <text:p>&lt;INFO&gt;Detailed&lt;/INFO&gt;</text:p>
            <text:p>&lt;IDVALUE&gt;995213302&lt;/IDVALUE&gt;</text:p>
            <text:p>&lt;TYPE&gt;GETBANK&lt;/TYPE&gt;</text:p>
            <text:p>&lt;BANKID&gt;000265999967558&lt;/BANKID&gt;</text:p>
            <text:p>&lt;TRID&gt;201907081415H54357&lt;/TRID&gt;</text:p>
            <text:p>&lt;/COMMAND&gt;</text:p>
          </table:table-cell>
          <table:table-cell/>
          <table:table-cell table:style-name="ce129" office:value-type="string" calcext:value-type="string">
            <text:p>&lt;COMMAND&gt;</text:p>
            <text:p>&lt;IDTAG&gt;MSISDN&lt;/IDTAG&gt;</text:p>
            <text:p>&lt;PROVIDER&gt;101&lt;/PROVIDER&gt;</text:p>
            <text:p>&lt;IDVALUE&gt;752601108&lt;/IDVALUE&gt;</text:p>
            <text:p>&lt;INFO&gt;DETAILED&lt;/INFO&gt;</text:p>
            <text:p>&lt;TYPE&gt;GETBANK&lt;/TYPE&gt;</text:p>
            <text:p>&lt;/COMMAND&gt;</text:p>
            <text:p/>
          </table:table-cell>
          <table:table-cell table:number-columns-repeated="1019"/>
        </table:table-row>
        <table:table-row table:style-name="ro35">
          <table:table-cell office:value-type="string" calcext:value-type="string">
            <text:p>Register Merchant</text:p>
          </table:table-cell>
          <table:table-cell table:style-name="ce74" office:value-type="string" calcext:value-type="string">
            <text:p>&lt;COMMAND&gt;</text:p>
            <text:p>    &lt;TYPE&gt;CHREGREQ&lt;/TYPE&gt;</text:p>
            <text:p>    &lt;APIUSER_ID&gt;GkycChannel&lt;/APIUSER_ID&gt;</text:p>
            <text:p>    &lt;APIPASSWORD&gt;baf0d50921be932bab940e6ca0c730a5&lt;/APIPASSWORD&gt;</text:p>
            <text:p>    &lt;CATEGORY_CODE&gt;HMER&lt;/CATEGORY_CODE&gt;</text:p>
            <text:p>    &lt;GRADE_CODE&gt;HMERA&lt;/GRADE_CODE&gt;</text:p>
            <text:p>    &lt;DOB&gt;02111990&lt;/DOB&gt;</text:p>
            <text:p>    &lt;MSISDN&gt;975608846&lt;/MSISDN&gt;</text:p>
            <text:p>    &lt;ADDRESS1&gt;ADDRESS1&lt;/ADDRESS1&gt;</text:p>
            <text:p>    &lt;ADDRESS2&gt;ADDRESS2&lt;/ADDRESS2&gt;</text:p>
            <text:p>    &lt;CITY&gt;&lt;/CITY&gt; </text:p>
            <text:p>    &lt;STATE&gt;UGANDA&lt;/STATE&gt; </text:p>
            <text:p>    &lt;REGION&gt;UGANDA&lt;/REGION&gt;</text:p>
            <text:p>    &lt;COUNTRY&gt;UGANDA&lt;/COUNTRY&gt;</text:p>
            <text:p>    &lt;FIRST_NAME&gt;anuj&lt;/FIRST_NAME&gt;</text:p>
            <text:p>    &lt;LAST_NAME&gt;singh&lt;/LAST_NAME&gt;</text:p>
            <text:p>    &lt;ID_NO&gt;10002&lt;/ID_NO&gt;</text:p>
            <text:p>    &lt;ID_TYPE&gt;NATIONAL_ID&lt;/ID_TYPE&gt;</text:p>
            <text:p>    &lt;REGTYPEID&gt;FULL_KYC&lt;/REGTYPEID&gt;</text:p>
            <text:p>    &lt;PARENT_MSISDN&gt;979309300&lt;/PARENT_MSISDN&gt;</text:p>
            <text:p>    &lt;TRID&gt;781810609201901281351C0004&lt;/TRID&gt;</text:p>
            <text:p>&lt;/COMMAND&gt;</text:p>
          </table:table-cell>
          <table:table-cell table:number-columns-repeated="2"/>
          <table:table-cell table:style-name="ce129"/>
          <table:table-cell table:number-columns-repeated="1019"/>
        </table:table-row>
        <table:table-row table:style-name="ro64">
          <table:table-cell office:value-type="string" calcext:value-type="string">
            <text:p>Transaction History email—NA FOR ALL</text:p>
          </table:table-cell>
          <table:table-cell table:style-name="ce74" office:value-type="string" calcext:value-type="string">
            <text:p>&lt;COMMAND&gt;</text:p>
            <text:p>    &lt;AMOUNT&gt;800&lt;/AMOUNT&gt;</text:p>
            <text:p>    &lt;MSISDN&gt;973099511&lt;/MSISDN&gt;</text:p>
            <text:p>    &lt;PROVIDER&gt;101&lt;/PROVIDER&gt;</text:p>
            <text:p>    &lt;PAYID2&gt;12&lt;/PAYID2&gt;</text:p>
            <text:p>    &lt;MSISDN2&gt;&lt;/MSISDN2&gt; </text:p>
            <text:p>    &lt;PAYID&gt;12&lt;/PAYID&gt;</text:p>
            <text:p>    &lt;PROVIDER1&gt;101&lt;/PROVIDER1&gt;</text:p>
            <text:p>    &lt;PROVIDER2&gt;101&lt;/PROVIDER2&gt;</text:p>
            <text:p>    &lt;SNDPROVIDER&gt;101&lt;/SNDPROVIDER&gt;</text:p>
            <text:p>    &lt;BPROVIDER&gt;101&lt;/BPROVIDER&gt;1</text:p>
            <text:p>    &lt;SNDINSTRUMENT&gt;12&lt;/SNDINSTRUMENT&gt;</text:p>
            <text:p>    &lt;PAYMENTTYPE&gt;&lt;/PAYMENTTYPE&gt;</text:p>
            <text:p>    &lt;PAYID1&gt;12&lt;/PAYID1&gt;</text:p>
            <text:p>    &lt;RCVINSTRUMENT&gt;12&lt;/RCVINSTRUMENT&gt;</text:p>
            <text:p>    &lt;language&gt;en&lt;/language&gt;</text:p>
            <text:p>    &lt;RCVPROVIDER&gt;101&lt;/RCVPROVIDER&gt;</text:p>
            <text:p>    &lt;IS_PIN_VERIFIED&gt;true&lt;/IS_PIN_VERIFIED&gt;</text:p>
            <text:p>    &lt;EMAILID&gt;sdfg@fghj.com&lt;/EMAILID&gt;</text:p>
            <text:p>    &lt;FROMDATE&gt;24072019&lt;/FROMDATE&gt;</text:p>
            <text:p>    &lt;TODATE&gt;26072019&lt;/TODATE&gt;</text:p>
            <text:p>    &lt;TYPE&gt;CSEMREQ&lt;/TYPE&gt;</text:p>
            <text:p>&lt;/COMMAND&gt;</text:p>
            <text:p/>
          </table:table-cell>
          <table:table-cell table:number-columns-repeated="2"/>
          <table:table-cell table:style-name="ce129"/>
          <table:table-cell table:number-columns-repeated="1019"/>
        </table:table-row>
        <table:table-row table:style-name="ro65">
          <table:table-cell office:value-type="string" calcext:value-type="string">
            <text:p>Debit wallet</text:p>
          </table:table-cell>
          <table:table-cell table:style-name="ce74" office:value-type="string" calcext:value-type="string">
            <text:p>&lt;COMMAND&gt;</text:p>
            <text:p>    &lt;serviceType&gt;MERPAY&lt;/serviceType&gt;</text:p>
            <text:p>    &lt;TYPE&gt;PAYBILLREQ&lt;/TYPE&gt;</text:p>
            <text:p>    &lt;MSISDN&gt;978981561&lt;/MSISDN&gt;</text:p>
            <text:p>    &lt;interfaceId&gt;UGBPP&lt;/interfaceId&gt;</text:p>
            <text:p>    &lt;USERNAME&gt;test&lt;/USERNAME&gt;</text:p>
            <text:p>    &lt;PASSWORD&gt;test123&lt;/PASSWORD&gt;</text:p>
            <text:p>    &lt;PIN&gt;1357&lt;/PIN&gt;</text:p>
            <text:p>    &lt;AMOUNT&gt;10&lt;/AMOUNT&gt;</text:p>
            <text:p>    &lt;MSISDN2&gt;EWSC&lt;/MSISDN2&gt;</text:p>
            <text:p>    &lt;TXNTYPE&gt;MERCHANT&lt;/TXNTYPE&gt;</text:p>
            <text:p>&lt;REFERENCE_NO&gt;47514312&lt;/REFERENCE_NO&gt;</text:p>
            <text:p>&lt;/COMMAND&gt;   Response:--------&lt;COMMAND&gt;</text:p>
            <text:p>    &lt;TXNSTATUS&gt;200&lt;/TXNSTATUS&gt;</text:p>
            <text:p>    &lt;MESSAGE&gt;Txn. ID : MP190724.1335.H00043. Payment to EWSC Account 47514312 of ZMW 10.00 is successful. Your Airtel Money balance is ZMW 2074.00  REFERENCE NO :47514312&lt;/MESSAGE&gt;</text:p>
            <text:p>    &lt;EXTRA&gt;$EXTRA&lt;/EXTRA&gt;</text:p>
            <text:p>    &lt;TXNID&gt;MP190724.1335.H00043&lt;/TXNID&gt;</text:p>
            <text:p>&lt;/COMMAND&gt;</text:p>
          </table:table-cell>
          <table:table-cell table:number-columns-repeated="2"/>
          <table:table-cell table:style-name="ce129"/>
          <table:table-cell table:number-columns-repeated="1019"/>
        </table:table-row>
        <table:table-row table:style-name="ro66">
          <table:table-cell office:value-type="string" calcext:value-type="string">
            <text:p>Foreign payment</text:p>
          </table:table-cell>
          <table:table-cell table:style-name="ce81" office:value-type="string" calcext:value-type="string">
            <text:p>Type value changed to ICMPREQ:---------&lt;COMMAND&gt;</text:p>
            <text:p>&lt;FXRATE&gt;244.9968&lt;/FXRATE&gt;</text:p>
            <text:p>&lt;SOURCECOUNTRYCODE&gt;255&lt;/SOURCECOUNTRYCODE&gt;</text:p>
            <text:p>&lt;REMARKS&gt;455&lt;/REMARKS&gt;</text:p>
            <text:p>&lt;OUTMSISDN&gt;256755665739&lt;/OUTMSISDN&gt;</text:p>
            <text:p>&lt;CELLID&gt;18381&lt;/CELLID&gt;</text:p>
            <text:p>&lt;BPROVIDER&gt;101&lt;/BPROVIDER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RECIEVINGCOUNTRYCODE&gt;256&lt;/RECIEVINGCOUNTRYCODE&gt;</text:p>
            <text:p>&lt;PIN&gt;1357&lt;/PIN&gt;</text:p>
            <text:p>&lt;LANGUAGE2&gt;1&lt;/LANGUAGE2&gt;</text:p>
            <text:p>&lt;FLAG&gt;false&lt;/FLAG&gt;</text:p>
            <text:p>&lt;AMTAFTRCONVERSN&gt;48,999.00&lt;/AMTAFTRCONVERSN&gt;</text:p>
            <text:p>&lt;TYPE&gt;ICMPREQ&lt;/TYPE&gt;</text:p>
            <text:p>&lt;PROVIDER1&gt;101&lt;/PROVIDER1&gt;</text:p>
            <text:p>&lt;PROVIDER2&gt;101&lt;/PROVIDER2&gt;</text:p>
            <text:p>&lt;SNDPROVIDER&gt;101&lt;/SNDPROVIDER&gt;</text:p>
            <text:p>&lt;IMSI&gt;640050637807645&lt;/IMSI&gt;</text:p>
            <text:p>&lt;AMOUNT&gt;200&lt;/AMOUNT&gt;</text:p>
            <text:p>&lt;STORE_FAV_MESSAGE&gt;Y&lt;/STORE_FAV_MESSAGE&gt;</text:p>
            <text:p>&lt;SNDINSTRUMENT&gt;12&lt;/SNDINSTRUMENT&gt;</text:p>
            <text:p>&lt;RECVCNTRY&gt;1&lt;/RECVCNTRY&gt;</text:p>
            <text:p>&lt;SESSION_ID&gt;12345678909876543&lt;/SESSION_ID&gt;</text:p>
            <text:p>&lt;MSISDN2&gt;755665739&lt;/MSISDN2&gt;</text:p>
            <text:p>&lt;language&gt;en&lt;/language&gt;</text:p>
            <text:p>&lt;TRNSOPT&gt;1&lt;/TRNSOPT&gt;</text:p>
            <text:p>&lt;PROVIDER&gt;101&lt;/PROVIDER&gt;</text:p>
            <text:p>&lt;SERVICE_NAME&gt;IMT&lt;/SERVICE_NAME&gt;</text:p>
            <text:p>&lt;RCVPROVIDER&gt;101&lt;/RCVPROVIDER&gt;</text:p>
            <text:p>&lt;AGENT_CODE&gt;20487&lt;/AGENT_CODE&gt;</text:p>
            <text:p>&lt;MSISDN&gt;978981561&lt;/MSISDN&gt;</text:p>
            <text:p>&lt;/COMMAND&gt;</text:p>
          </table:table-cell>
          <table:table-cell table:number-columns-repeated="2"/>
          <table:table-cell table:style-name="ce129"/>
          <table:table-cell table:number-columns-repeated="1019"/>
        </table:table-row>
        <table:table-row table:style-name="ro67">
          <table:table-cell table:number-columns-repeated="4"/>
          <table:table-cell table:style-name="ce129"/>
          <table:table-cell table:number-columns-repeated="1019"/>
        </table:table-row>
        <table:table-row table:style-name="ro67" table:number-rows-repeated="1048555">
          <table:table-cell table:number-columns-repeated="1024"/>
        </table:table-row>
        <table:table-row table:style-name="ro67">
          <table:table-cell table:number-columns-repeated="1024"/>
        </table:table-row>
      </table:table>
      <table:table table:name="Billers_KE" table:style-name="ta3">
        <table:table-column table:style-name="co40" table:default-cell-style-name="ce126"/>
        <table:table-column table:style-name="co41" table:default-cell-style-name="ce126"/>
        <table:table-column table:style-name="co42" table:default-cell-style-name="ce126"/>
        <table:table-column table:style-name="co43" table:default-cell-style-name="ce126"/>
        <table:table-column table:style-name="co44" table:default-cell-style-name="ce126"/>
        <table:table-column table:style-name="co10" table:number-columns-repeated="1019" table:default-cell-style-name="ce126"/>
        <table:table-row table:style-name="ro25">
          <table:table-cell table:style-name="ce182" office:value-type="string" calcext:value-type="string">
            <text:p>Biller Name</text:p>
          </table:table-cell>
          <table:table-cell table:style-name="ce182" office:value-type="string" calcext:value-type="string">
            <text:p>Request</text:p>
          </table:table-cell>
          <table:table-cell table:style-name="ce182" office:value-type="string" calcext:value-type="string">
            <text:p>Response</text:p>
          </table:table-cell>
          <table:table-cell table:style-name="ce188" office:value-type="string" calcext:value-type="string">
            <text:p>Nicknames/TillNo</text:p>
          </table:table-cell>
          <table:table-cell table:style-name="ce188" office:value-type="string" calcext:value-type="string">
            <text:p>Reference no.</text:p>
          </table:table-cell>
          <table:table-cell table:number-columns-repeated="1019"/>
        </table:table-row>
        <table:table-row table:style-name="ro68">
          <table:table-cell table:style-name="ce119" office:value-type="string" calcext:value-type="string">
            <text:p>KPLC</text:p>
          </table:table-cell>
          <table:table-cell table:style-name="ce146" office:value-type="string" calcext:value-type="string">
            <text:p><text:span text:style-name="T7">&lt;COMMAND&gt;</text:span></text:p>
            <text:p><text:span text:style-name="T7">&lt;SNDINSTRUMENT&gt;12&lt;/SNDINSTRUMENT&gt;</text:span></text:p>
            <text:p><text:span text:style-name="T7">&lt;MSISDN&gt;785699353&lt;/MSISDN&gt;</text:span></text:p>
            <text:p><text:span text:style-name="T7">&lt;PAYID&gt;12&lt;/PAYID&gt;</text:span></text:p>
            <text:p><text:span text:style-name="T7">&lt;SNDPROVIDER&gt;101&lt;/SNDPROVIDER&gt;</text:span></text:p>
            <text:p><text:span text:style-name="T7">&lt;language&gt;en&lt;/language&gt;</text:span></text:p>
            <text:p><text:span text:style-name="T7">&lt;RCVINSTRUMENT&gt;12&lt;/RCVINSTRUMENT&gt;</text:span></text:p>
            <text:p><text:span text:style-name="T7">&lt;LANGUAGE2&gt;1&lt;/LANGUAGE2&gt;</text:span></text:p>
            <text:p><text:span text:style-name="T7">&lt;isIntermSMSReqd&gt;Y&lt;/isIntermSMSReqd&gt;</text:span></text:p>
            <text:p><text:span text:style-name="T7">&lt;PAYID2&gt;12&lt;/PAYID2&gt;</text:span></text:p>
            <text:p><text:span text:style-name="T7">&lt;LANGUAGE1&gt;1&lt;/LANGUAGE1&gt;</text:span></text:p>
            <text:p><text:span text:style-name="T7">&lt;PAYID1&gt;12&lt;/PAYID1&gt;</text:span></text:p>
            <text:p><text:span text:style-name="T7">&lt;NICKNAME&gt;24264&lt;/NICKNAME&gt;</text:span></text:p>
            <text:p><text:span text:style-name="T7">&lt;PIN&gt;1235&lt;/PIN&gt;</text:span></text:p>
            <text:p><text:span text:style-name="T7">&lt;PROVIDER1&gt;101&lt;/PROVIDER1&gt;</text:span></text:p>
            <text:p><text:span text:style-name="T7">&lt;PROVIDER2&gt;101&lt;/PROVIDER2&gt;</text:span></text:p>
            <text:p><text:span text:style-name="T7">&lt;AMOUNT&gt;1000&lt;/AMOUNT&gt;</text:span></text:p>
            <text:p><text:span text:style-name="T7">&lt;RCVPROVIDER&gt;101&lt;/RCVPROVIDER&gt;</text:span></text:p>
            <text:p><text:span text:style-name="T7">&lt;PROVIDER&gt;101&lt;/PROVIDER&gt;</text:span></text:p>
            <text:p><text:span text:style-name="T7">&lt;BPROVIDER&gt;101&lt;/BPROVIDER&gt;</text:span></text:p>
            <text:p><text:span text:style-name="T7">&lt;TYPE&gt;CMPREQ&lt;/TYPE&gt;</text:span></text:p>
            <text:p><text:span text:style-name="T7">&lt;REFERENCE_NO /&gt;</text:span></text:p>
            <text:p><text:span text:style-name="T7">&lt;TRID&gt;755665739201901222021A30474&lt;/TRID&gt;</text:span></text:p>
            <text:p><text:span text:style-name="T7">&lt;/COMMAND&gt;</text:span></text:p>
          </table:table-cell>
          <table:table-cell table:style-name="ce149" office:value-type="string" calcext:value-type="string">
            <text:p>&lt;?xml version="1.0"?&gt;</text:p>
            <text:p>&lt;COMMAND&gt;</text:p>
            <text:p>&lt;TYPE&gt;CMPRRESP&lt;/TYPE&gt;</text:p>
            <text:p>&lt;TXNID&gt;24506035261&lt;/TXNID&gt;</text:p>
            <text:p>&lt;TXNSTATUS&gt;200&lt;/TXNSTATUS&gt;</text:p>
            <text:p>&lt;TRID&gt;755665739201901222021A30474&lt;/TRID&gt;</text:p>
            <text:p>&lt;MESSAGE&gt;Trans ID 24506035261 Confirmed. Ksh 1,000 paid to KPLC on 09/07/19 at 07:54 AM was successful. New balance Ksh 83,738&lt;/MESSAGE&gt;</text:p>
            <text:p>&lt;IVR-RESPONSE&gt;9014_MERCODE#750000113|1,000|0|0|24506035261|83,738#&lt;/IVR-RESPONSE&gt;</text:p>
            <text:p>&lt;/COMMAND&gt;</text:p>
          </table:table-cell>
          <table:table-cell table:style-name="ce129" office:value-type="float" office:value="24264" calcext:value-type="float">
            <text:p>24264</text:p>
          </table:table-cell>
          <table:table-cell table:style-name="ce129"/>
          <table:table-cell table:number-columns-repeated="1019"/>
        </table:table-row>
        <table:table-row table:style-name="ro69">
          <table:table-cell table:style-name="ce129" office:value-type="string" calcext:value-type="string">
            <text:p>DSTV</text:p>
          </table:table-cell>
          <table:table-cell table:style-name="ce144" office:value-type="string" calcext:value-type="string">
            <text:p>&lt;COMMAND&gt;</text:p>
            <text:p>&lt;SNDINSTRUMENT&gt;12&lt;/SNDINSTRUMENT&gt;</text:p>
            <text:p>&lt;MSISDN&gt;785699353&lt;/MSISDN&gt;</text:p>
            <text:p>&lt;PAYID&gt;12&lt;/PAYID&gt;</text:p>
            <text:p>&lt;SNDPROVIDER&gt;101&lt;/SNDPROVIDER&gt;</text:p>
            <text:p>&lt;language&gt;en&lt;/language&gt;</text:p>
            <text:p>&lt;RCVINSTRUMENT&gt;12&lt;/RCVINSTRUMENT&gt;</text:p>
            <text:p>&lt;LANGUAGE2&gt;1&lt;/LANGUAGE2&gt;</text:p>
            <text:p>&lt;isIntermSMSReqd&gt;Y&lt;/isIntermSMSReqd&gt;</text:p>
            <text:p>&lt;PAYID2&gt;12&lt;/PAYID2&gt;</text:p>
            <text:p>&lt;LANGUAGE1&gt;1&lt;/LANGUAGE1&gt;</text:p>
            <text:p>&lt;PAYID1&gt;12&lt;/PAYID1&gt;</text:p>
            <text:p>&lt;NICKNAME&gt;DSTV&lt;/NICKNAME&gt;</text:p>
            <text:p>&lt;PIN&gt;1235&lt;/PIN&gt;</text:p>
            <text:p>&lt;PROVIDER1&gt;101&lt;/PROVIDER1&gt;</text:p>
            <text:p>&lt;PROVIDER2&gt;101&lt;/PROVIDER2&gt;</text:p>
            <text:p>&lt;AMOUNT&gt;1000&lt;/AMOUNT&gt;</text:p>
            <text:p>&lt;RCVPROVIDER&gt;101&lt;/RCVPROVIDER&gt;</text:p>
            <text:p>&lt;PROVIDER&gt;101&lt;/PROVIDER&gt;</text:p>
            <text:p>&lt;BPROVIDER&gt;101&lt;/BPROVIDER&gt;</text:p>
            <text:p>&lt;TYPE&gt;CMPREQ&lt;/TYPE&gt;</text:p>
            <text:p>&lt;REFERENCE_NO /&gt;</text:p>
            <text:p>&lt;TRID&gt;755665739201901222021A30474&lt;/TRID&gt;</text:p>
            <text:p>&lt;/COMMAND&gt;</text:p>
          </table:table-cell>
          <table:table-cell table:style-name="ce149" office:value-type="string" calcext:value-type="string">
            <text:p>&lt;?xml version="1.0"?&gt;</text:p>
            <text:p>&lt;COMMAND&gt;</text:p>
            <text:p>&lt;TYPE&gt;CMPRRESP&lt;/TYPE&gt;</text:p>
            <text:p>&lt;TXNID&gt;24506035266&lt;/TXNID&gt;</text:p>
            <text:p>&lt;TXNSTATUS&gt;200&lt;/TXNSTATUS&gt;</text:p>
            <text:p>&lt;TRID&gt;755665739201901222021A30474&lt;/TRID&gt;</text:p>
            <text:p>&lt;MESSAGE&gt;Trans ID 24506035266 Confirmed. Ksh 1,000 paid to DSTV on 09/07/19 at 08:15 AM was successful. New balance Ksh 80,738 REFERENCE NO :1031339876&lt;/MESSAGE&gt;</text:p>
            <text:p>&lt;IVR-RESPONSE&gt;9014_MERCODE#750001123|1,000|0|0|24506035266|80,738#&lt;/IVR-RESPONSE&gt;</text:p>
            <text:p>&lt;/COMMAND&gt;</text:p>
          </table:table-cell>
          <table:table-cell table:style-name="ce129" office:value-type="string" calcext:value-type="string">
            <text:p>DSTV</text:p>
          </table:table-cell>
          <table:table-cell table:style-name="ce129" office:value-type="float" office:value="1031339876" calcext:value-type="float">
            <text:p>1031339876</text:p>
          </table:table-cell>
          <table:table-cell table:number-columns-repeated="1019"/>
        </table:table-row>
        <table:table-row table:style-name="ro27">
          <table:table-cell table:style-name="ce129" office:value-type="string" calcext:value-type="string">
            <text:p>Nairobi water</text:p>
          </table:table-cell>
          <table:table-cell table:style-name="ce129" office:value-type="string" calcext:value-type="string">
            <text:p/>
            <text:p>&lt;COMMAND&gt;</text:p>
            <text:p>&lt;SNDINSTRUMENT&gt;12&lt;/SNDINSTRUMENT&gt;</text:p>
            <text:p>&lt;MSISDN&gt;785699353&lt;/MSISDN&gt;</text:p>
            <text:p>&lt;PAYID&gt;12&lt;/PAYID&gt;</text:p>
            <text:p>&lt;SNDPROVIDER&gt;101&lt;/SNDPROVIDER&gt;</text:p>
            <text:p>&lt;language&gt;en&lt;/language&gt;</text:p>
            <text:p>&lt;RCVINSTRUMENT&gt;12&lt;/RCVINSTRUMENT&gt;</text:p>
            <text:p>&lt;LANGUAGE2&gt;1&lt;/LANGUAGE2&gt;</text:p>
            <text:p>&lt;isIntermSMSReqd&gt;Y&lt;/isIntermSMSReqd&gt;</text:p>
            <text:p>&lt;PAYID2&gt;12&lt;/PAYID2&gt;</text:p>
            <text:p>&lt;LANGUAGE1&gt;1&lt;/LANGUAGE1&gt;</text:p>
            <text:p>&lt;PAYID1&gt;12&lt;/PAYID1&gt;</text:p>
            <text:p>&lt;NICKNAME&gt;8273370&lt;/NICKNAME&gt;</text:p>
            <text:p>&lt;PIN&gt;1235&lt;/PIN&gt;</text:p>
            <text:p>&lt;PROVIDER1&gt;101&lt;/PROVIDER1&gt;</text:p>
            <text:p>&lt;PROVIDER2&gt;101&lt;/PROVIDER2&gt;</text:p>
            <text:p>&lt;AMOUNT&gt;1000&lt;/AMOUNT&gt;</text:p>
            <text:p>&lt;RCVPROVIDER&gt;101&lt;/RCVPROVIDER&gt;</text:p>
            <text:p>&lt;PROVIDER&gt;101&lt;/PROVIDER&gt;</text:p>
            <text:p>&lt;BPROVIDER&gt;101&lt;/BPROVIDER&gt;</text:p>
            <text:p>&lt;TYPE&gt;CMPREQ&lt;/TYPE&gt;</text:p>
            <text:p>&lt;REFERENCE_NO /&gt;</text:p>
            <text:p>&lt;TRID&gt;755665739201901222021A30474&lt;/TRID&gt;</text:p>
            <text:p>&lt;/COMMAND&gt;</text:p>
          </table:table-cell>
          <table:table-cell table:style-name="ce149" office:value-type="string" calcext:value-type="string">
            <text:p>&lt;?xml version="1.0"?&gt;</text:p>
            <text:p>&lt;COMMAND&gt;</text:p>
            <text:p>&lt;TYPE&gt;CMPRRESP&lt;/TYPE&gt;</text:p>
            <text:p>&lt;TXNID&gt;24506035264&lt;/TXNID&gt;</text:p>
            <text:p>&lt;TXNSTATUS&gt;200&lt;/TXNSTATUS&gt;</text:p>
            <text:p>&lt;TRID&gt;755665739201901222021A30474&lt;/TRID&gt;</text:p>
            <text:p>&lt;MESSAGE&gt;Trans ID 24506035264 Confirmed. Ksh 1,000 paid to NAIWATER on 09/07/19 at 08:04 AM was successful. New balance Ksh 82,738&lt;/MESSAGE&gt;</text:p>
            <text:p>&lt;IVR-RESPONSE&gt;9014_MERCODE#789900107|1,000|0|0|24506035264|82,738#&lt;/IVR-RESPONSE&gt;</text:p>
            <text:p>&lt;/COMMAND&gt;</text:p>
          </table:table-cell>
          <table:table-cell table:style-name="ce129" office:value-type="float" office:value="8273370" calcext:value-type="float">
            <text:p>8273370</text:p>
          </table:table-cell>
          <table:table-cell table:style-name="ce129"/>
          <table:table-cell table:number-columns-repeated="1019"/>
        </table:table-row>
        <table:table-row table:style-name="ro70">
          <table:table-cell table:style-name="ce129" office:value-type="string" calcext:value-type="string">
            <text:p>GOTV</text:p>
          </table:table-cell>
          <table:table-cell table:style-name="ce144" office:value-type="string" calcext:value-type="string">
            <text:p/>
            <text:p>&lt;COMMAND&gt;</text:p>
            <text:p>&lt;SNDINSTRUMENT&gt;12&lt;/SNDINSTRUMENT&gt;</text:p>
            <text:p>&lt;MSISDN&gt;785699353&lt;/MSISDN&gt;</text:p>
            <text:p>&lt;PAYID&gt;12&lt;/PAYID&gt;</text:p>
            <text:p>&lt;SNDPROVIDER&gt;101&lt;/SNDPROVIDER&gt;</text:p>
            <text:p>&lt;language&gt;en&lt;/language&gt;</text:p>
            <text:p>&lt;RCVINSTRUMENT&gt;12&lt;/RCVINSTRUMENT&gt;</text:p>
            <text:p>&lt;LANGUAGE2&gt;1&lt;/LANGUAGE2&gt;</text:p>
            <text:p>&lt;isIntermSMSReqd&gt;Y&lt;/isIntermSMSReqd&gt;</text:p>
            <text:p>&lt;PAYID2&gt;12&lt;/PAYID2&gt;</text:p>
            <text:p>&lt;LANGUAGE1&gt;1&lt;/LANGUAGE1&gt;</text:p>
            <text:p>&lt;PAYID1&gt;12&lt;/PAYID1&gt;</text:p>
            <text:p>&lt;NICKNAME&gt;24291&lt;/NICKNAME&gt;</text:p>
            <text:p>&lt;PIN&gt;1235&lt;/PIN&gt;</text:p>
            <text:p>&lt;PROVIDER1&gt;101&lt;/PROVIDER1&gt;</text:p>
            <text:p>&lt;PROVIDER2&gt;101&lt;/PROVIDER2&gt;</text:p>
            <text:p>&lt;AMOUNT&gt;1000&lt;/AMOUNT&gt;</text:p>
            <text:p>&lt;RCVPROVIDER&gt;101&lt;/RCVPROVIDER&gt;</text:p>
            <text:p>&lt;PROVIDER&gt;101&lt;/PROVIDER&gt;</text:p>
            <text:p>&lt;BPROVIDER&gt;101&lt;/BPROVIDER&gt;</text:p>
            <text:p>&lt;TYPE&gt;CMPREQ&lt;/TYPE&gt;</text:p>
            <text:p>&lt;REFERENCE_NO&gt;1031339876&lt;/REFERENCE_NO&gt;</text:p>
            <text:p>&lt;TRID&gt;755665739201901222021A30474&lt;/TRID&gt;</text:p>
            <text:p>&lt;/COMMAND&gt;</text:p>
          </table:table-cell>
          <table:table-cell table:style-name="ce149" office:value-type="string" calcext:value-type="string">
            <text:p>&lt;?xml version="1.0"?&gt;</text:p>
            <text:p>&lt;COMMAND&gt;</text:p>
            <text:p>&lt;TYPE&gt;CMPRRESP&lt;/TYPE&gt;</text:p>
            <text:p>&lt;TXNID&gt;24506035272&lt;/TXNID&gt;</text:p>
            <text:p>&lt;TXNSTATUS&gt;200&lt;/TXNSTATUS&gt;</text:p>
            <text:p>&lt;TRID&gt;755665739201901222021A30474&lt;/TRID&gt;</text:p>
            <text:p>&lt;MESSAGE&gt;Trans ID 24506035272 Confirmed. Ksh 1,000 paid to GOTV on 09/07/19 at 10:10 AM was successful. New balance Ksh 78,738 REFERENCE NO :1031339876&lt;/MESSAGE&gt;</text:p>
            <text:p>&lt;IVR-RESPONSE&gt;9014_MERCODE#750001234|1,000|0|0|24506035272|78,738#&lt;/IVR-RESPONSE&gt;</text:p>
            <text:p>&lt;/COMMAND&gt;</text:p>
          </table:table-cell>
          <table:table-cell table:style-name="ce129" office:value-type="float" office:value="24291" calcext:value-type="float">
            <text:p>24291</text:p>
          </table:table-cell>
          <table:table-cell table:style-name="ce129" office:value-type="float" office:value="1031339876" calcext:value-type="float">
            <text:p>1031339876</text:p>
          </table:table-cell>
          <table:table-cell table:number-columns-repeated="1019"/>
        </table:table-row>
        <table:table-row table:style-name="ro71">
          <table:table-cell table:style-name="ce145" office:value-type="string" calcext:value-type="string">
            <text:p>STARTIMES</text:p>
          </table:table-cell>
          <table:table-cell table:style-name="ce129" office:value-type="string" calcext:value-type="string">
            <text:p>&lt;COMMAND&gt;</text:p>
            <text:p>&lt;SNDINSTRUMENT&gt;12&lt;/SNDINSTRUMENT&gt;</text:p>
            <text:p>&lt;MSISDN&gt;785699353&lt;/MSISDN&gt;</text:p>
            <text:p>&lt;PAYID&gt;12&lt;/PAYID&gt;</text:p>
            <text:p>&lt;SNDPROVIDER&gt;101&lt;/SNDPROVIDER&gt;</text:p>
            <text:p>&lt;language&gt;en&lt;/language&gt;</text:p>
            <text:p>&lt;RCVINSTRUMENT&gt;12&lt;/RCVINSTRUMENT&gt;</text:p>
            <text:p>&lt;LANGUAGE2&gt;1&lt;/LANGUAGE2&gt;</text:p>
            <text:p>&lt;isIntermSMSReqd&gt;Y&lt;/isIntermSMSReqd&gt;</text:p>
            <text:p>&lt;PAYID2&gt;12&lt;/PAYID2&gt;</text:p>
            <text:p>&lt;LANGUAGE1&gt;1&lt;/LANGUAGE1&gt;</text:p>
            <text:p>&lt;PAYID1&gt;12&lt;/PAYID1&gt;</text:p>
            <text:p>&lt;NICKNAME&gt;5452950&lt;/NICKNAME&gt;</text:p>
            <text:p>&lt;PIN&gt;1235&lt;/PIN&gt;</text:p>
            <text:p>&lt;PROVIDER1&gt;101&lt;/PROVIDER1&gt;</text:p>
            <text:p>&lt;PROVIDER2&gt;101&lt;/PROVIDER2&gt;</text:p>
            <text:p>&lt;AMOUNT&gt;1000&lt;/AMOUNT&gt;</text:p>
            <text:p>&lt;RCVPROVIDER&gt;101&lt;/RCVPROVIDER&gt;</text:p>
            <text:p>&lt;PROVIDER&gt;101&lt;/PROVIDER&gt;</text:p>
            <text:p>&lt;BPROVIDER&gt;101&lt;/BPROVIDER&gt;</text:p>
            <text:p>&lt;TYPE&gt;CMPREQ&lt;/TYPE&gt;</text:p>
            <text:p>&lt;REFERENCE_NO&gt;1031339876&lt;/REFERENCE_NO&gt;</text:p>
            <text:p>&lt;TRID&gt;755665739201901222021A30474&lt;/TRID&gt;</text:p>
            <text:p>&lt;/COMMAND&gt;</text:p>
          </table:table-cell>
          <table:table-cell table:style-name="ce149" office:value-type="string" calcext:value-type="string">
            <text:p>&lt;?xml version="1.0"?&gt;</text:p>
            <text:p>&lt;COMMAND&gt;</text:p>
            <text:p>&lt;TYPE&gt;CMPRRESP&lt;/TYPE&gt;</text:p>
            <text:p>&lt;TXNID&gt;24506035273&lt;/TXNID&gt;</text:p>
            <text:p>&lt;TXNSTATUS&gt;200&lt;/TXNSTATUS&gt;</text:p>
            <text:p>&lt;TRID&gt;755665739201901222021A30474&lt;/TRID&gt;</text:p>
            <text:p>&lt;MESSAGE&gt;Trans ID 24506035273 Confirmed. Ksh 1,000 paid to STARTIMES on 09/07/19 at 10:45 AM was successful. New balance Ksh 77,738 REFERENCE NO :1031339876&lt;/MESSAGE&gt;</text:p>
            <text:p>&lt;IVR-RESPONSE&gt;9014_MERCODE#789400074|1,000|0|0|24506035273|77,738#&lt;/IVR-RESPONSE&gt;</text:p>
            <text:p>&lt;/COMMAND&gt;</text:p>
          </table:table-cell>
          <table:table-cell table:style-name="ce129" office:value-type="float" office:value="5452950" calcext:value-type="float">
            <text:p>5452950</text:p>
          </table:table-cell>
          <table:table-cell table:style-name="ce129" office:value-type="float" office:value="1031339876" calcext:value-type="float">
            <text:p>1031339876</text:p>
          </table:table-cell>
          <table:table-cell table:number-columns-repeated="1019"/>
        </table:table-row>
        <table:table-row table:style-name="ro72">
          <table:table-cell table:style-name="ce129" office:value-type="string" calcext:value-type="string">
            <text:p>ZUKU</text:p>
          </table:table-cell>
          <table:table-cell table:style-name="ce129" office:value-type="string" calcext:value-type="string">
            <text:p>&lt;COMMAND&gt;</text:p>
            <text:p>&lt;SNDINSTRUMENT&gt;12&lt;/SNDINSTRUMENT&gt;</text:p>
            <text:p>&lt;MSISDN&gt;785699353&lt;/MSISDN&gt;</text:p>
            <text:p>&lt;PAYID&gt;12&lt;/PAYID&gt;</text:p>
            <text:p>&lt;SNDPROVIDER&gt;101&lt;/SNDPROVIDER&gt;</text:p>
            <text:p>&lt;language&gt;en&lt;/language&gt;</text:p>
            <text:p>&lt;RCVINSTRUMENT&gt;12&lt;/RCVINSTRUMENT&gt;</text:p>
            <text:p>&lt;LANGUAGE2&gt;1&lt;/LANGUAGE2&gt;</text:p>
            <text:p>&lt;isIntermSMSReqd&gt;Y&lt;/isIntermSMSReqd&gt;</text:p>
            <text:p>&lt;PAYID2&gt;12&lt;/PAYID2&gt;</text:p>
            <text:p>&lt;LANGUAGE1&gt;1&lt;/LANGUAGE1&gt;</text:p>
            <text:p>&lt;PAYID1&gt;12&lt;/PAYID1&gt;</text:p>
            <text:p>&lt;NICKNAME&gt;2575092&lt;/NICKNAME&gt;</text:p>
            <text:p>&lt;PIN&gt;1235&lt;/PIN&gt;</text:p>
            <text:p>&lt;PROVIDER1&gt;101&lt;/PROVIDER1&gt;</text:p>
            <text:p>&lt;PROVIDER2&gt;101&lt;/PROVIDER2&gt;</text:p>
            <text:p>&lt;AMOUNT&gt;1000&lt;/AMOUNT&gt;</text:p>
            <text:p>&lt;RCVPROVIDER&gt;101&lt;/RCVPROVIDER&gt;</text:p>
            <text:p>&lt;PROVIDER&gt;101&lt;/PROVIDER&gt;</text:p>
            <text:p>&lt;BPROVIDER&gt;101&lt;/BPROVIDER&gt;</text:p>
            <text:p>&lt;TYPE&gt;CMPREQ&lt;/TYPE&gt;</text:p>
            <text:p>&lt;REFERENCE_NO&gt;1031339876&lt;/REFERENCE_NO&gt;</text:p>
            <text:p>&lt;TRID&gt;755665739201901222021A30474&lt;/TRID&gt;</text:p>
            <text:p>&lt;/COMMAND&gt;</text:p>
          </table:table-cell>
          <table:table-cell table:style-name="ce149" office:value-type="string" calcext:value-type="string">
            <text:p>&lt;?xml version="1.0"?&gt;</text:p>
            <text:p>&lt;COMMAND&gt;</text:p>
            <text:p>&lt;TYPE&gt;CMPRRESP&lt;/TYPE&gt;</text:p>
            <text:p>&lt;TXNID&gt;24506035275&lt;/TXNID&gt;</text:p>
            <text:p>&lt;TXNSTATUS&gt;200&lt;/TXNSTATUS&gt;</text:p>
            <text:p>&lt;TRID&gt;755665739201901222021A30474&lt;/TRID&gt;</text:p>
            <text:p>&lt;MESSAGE&gt;Trans ID 24506035275 Confirmed. Ksh 1,000 paid to ZUKUSAT on 09/07/19 at 11:13 AM was successful. New balance Ksh 76,738 REFERENCE NO :1031339876&lt;/MESSAGE&gt;</text:p>
            <text:p>&lt;IVR-RESPONSE&gt;9014_MERCODE#789900111|1,000|0|0|24506035275|76,738#&lt;/IVR-RESPONSE&gt;</text:p>
            <text:p>&lt;/COMMAND&gt;</text:p>
          </table:table-cell>
          <table:table-cell table:style-name="ce129" office:value-type="float" office:value="2575092" calcext:value-type="float">
            <text:p>2575092</text:p>
          </table:table-cell>
          <table:table-cell table:style-name="ce129" office:value-type="float" office:value="1031339876" calcext:value-type="float">
            <text:p>1031339876</text:p>
          </table:table-cell>
          <table:table-cell table:number-columns-repeated="1019"/>
        </table:table-row>
        <table:table-row table:style-name="ro34">
          <table:table-cell table:style-name="ce129" office:value-type="string" calcext:value-type="string">
            <text:p>HELB</text:p>
          </table:table-cell>
          <table:table-cell table:style-name="ce129" office:value-type="string" calcext:value-type="string">
            <text:p/>
            <text:p>&lt;COMMAND&gt;</text:p>
            <text:p>&lt;SNDINSTRUMENT&gt;12&lt;/SNDINSTRUMENT&gt;</text:p>
            <text:p>&lt;MSISDN&gt;785699353&lt;/MSISDN&gt;</text:p>
            <text:p>&lt;PAYID&gt;12&lt;/PAYID&gt;</text:p>
            <text:p>&lt;SNDPROVIDER&gt;101&lt;/SNDPROVIDER&gt;</text:p>
            <text:p>&lt;language&gt;en&lt;/language&gt;</text:p>
            <text:p>&lt;RCVINSTRUMENT&gt;12&lt;/RCVINSTRUMENT&gt;</text:p>
            <text:p>&lt;LANGUAGE2&gt;1&lt;/LANGUAGE2&gt;</text:p>
            <text:p>&lt;isIntermSMSReqd&gt;Y&lt;/isIntermSMSReqd&gt;</text:p>
            <text:p>&lt;PAYID2&gt;12&lt;/PAYID2&gt;</text:p>
            <text:p>&lt;LANGUAGE1&gt;1&lt;/LANGUAGE1&gt;</text:p>
            <text:p>&lt;PAYID1&gt;12&lt;/PAYID1&gt;</text:p>
            <text:p>&lt;NICKNAME&gt;2369226&lt;/NICKNAME&gt;</text:p>
            <text:p>&lt;PIN&gt;1235&lt;/PIN&gt;</text:p>
            <text:p>&lt;PROVIDER1&gt;101&lt;/PROVIDER1&gt;</text:p>
            <text:p>&lt;PROVIDER2&gt;101&lt;/PROVIDER2&gt;</text:p>
            <text:p>&lt;AMOUNT&gt;1000&lt;/AMOUNT&gt;</text:p>
            <text:p>&lt;RCVPROVIDER&gt;101&lt;/RCVPROVIDER&gt;</text:p>
            <text:p>&lt;PROVIDER&gt;101&lt;/PROVIDER&gt;</text:p>
            <text:p>&lt;BPROVIDER&gt;101&lt;/BPROVIDER&gt;</text:p>
            <text:p>&lt;TYPE&gt;CMPREQ&lt;/TYPE&gt;</text:p>
            <text:p>&lt;REFERENCE_NO&gt;1031339876&lt;/REFERENCE_NO&gt;</text:p>
            <text:p>&lt;TRID&gt;755665739201901222021A30474&lt;/TRID&gt;</text:p>
            <text:p>&lt;/COMMAND&gt;</text:p>
          </table:table-cell>
          <table:table-cell table:style-name="ce158" office:value-type="string" calcext:value-type="string">
            <text:p>&lt;?xml version="1.0"?&gt;</text:p>
            <text:p>&lt;COMMAND&gt;</text:p>
            <text:p>&lt;TYPE&gt;CMPRRESP&lt;/TYPE&gt;</text:p>
            <text:p>&lt;TXNID&gt;24506035285&lt;/TXNID&gt;</text:p>
            <text:p>&lt;TXNSTATUS&gt;200&lt;/TXNSTATUS&gt;</text:p>
            <text:p>&lt;TRID&gt;755665739201901222021A30474&lt;/TRID&gt;</text:p>
            <text:p>&lt;MESSAGE&gt;Trans ID 24506035285 Confirmed. Ksh 1,000 paid to HELB on 09/07/19 at 01:45 PM was successful. New balance Ksh 75,738 REFERENCE NO :1031339876&lt;/MESSAGE&gt;</text:p>
            <text:p>&lt;IVR-RESPONSE&gt;9014_MERCODE#789900225|1,000|0|0|24506035285|75,738#&lt;/IVR-RESPONSE&gt;</text:p>
            <text:p>&lt;/COMMAND&gt;</text:p>
          </table:table-cell>
          <table:table-cell table:style-name="ce129" office:value-type="float" office:value="2369226" calcext:value-type="float">
            <text:p>2369226</text:p>
          </table:table-cell>
          <table:table-cell table:style-name="ce129" office:value-type="float" office:value="1031339876" calcext:value-type="float">
            <text:p>1031339876</text:p>
          </table:table-cell>
          <table:table-cell table:number-columns-repeated="1019"/>
        </table:table-row>
        <table:table-row table:style-name="ro73">
          <table:table-cell table:style-name="ce119" office:value-type="string" calcext:value-type="string">
            <text:p>ECITIZEN</text:p>
          </table:table-cell>
          <table:table-cell table:style-name="ce129" office:value-type="string" calcext:value-type="string">
            <text:p>&lt;COMMAND&gt;</text:p>
            <text:p>&lt;SNDINSTRUMENT&gt;12&lt;/SNDINSTRUMENT&gt;</text:p>
            <text:p>&lt;MSISDN&gt;785699353&lt;/MSISDN&gt;</text:p>
            <text:p>&lt;PAYID&gt;12&lt;/PAYID&gt;</text:p>
            <text:p>&lt;SNDPROVIDER&gt;101&lt;/SNDPROVIDER&gt;</text:p>
            <text:p>&lt;language&gt;en&lt;/language&gt;</text:p>
            <text:p>&lt;RCVINSTRUMENT&gt;12&lt;/RCVINSTRUMENT&gt;</text:p>
            <text:p>&lt;LANGUAGE2&gt;1&lt;/LANGUAGE2&gt;</text:p>
            <text:p>&lt;isIntermSMSReqd&gt;Y&lt;/isIntermSMSReqd&gt;</text:p>
            <text:p>&lt;PAYID2&gt;12&lt;/PAYID2&gt;</text:p>
            <text:p>&lt;LANGUAGE1&gt;1&lt;/LANGUAGE1&gt;</text:p>
            <text:p>&lt;PAYID1&gt;12&lt;/PAYID1&gt;</text:p>
            <text:p>&lt;NICKNAME&gt;ECITI&lt;/NICKNAME&gt;</text:p>
            <text:p>&lt;PIN&gt;1235&lt;/PIN&gt;</text:p>
            <text:p>&lt;PROVIDER1&gt;101&lt;/PROVIDER1&gt;</text:p>
            <text:p>&lt;PROVIDER2&gt;101&lt;/PROVIDER2&gt;</text:p>
            <text:p>&lt;AMOUNT&gt;1000&lt;/AMOUNT&gt;</text:p>
            <text:p>&lt;RCVPROVIDER&gt;101&lt;/RCVPROVIDER&gt;</text:p>
            <text:p>&lt;PROVIDER&gt;101&lt;/PROVIDER&gt;</text:p>
            <text:p>&lt;BPROVIDER&gt;101&lt;/BPROVIDER&gt;</text:p>
            <text:p>&lt;TYPE&gt;CMPREQ&lt;/TYPE&gt;</text:p>
            <text:p>&lt;REFERENCE_NO&gt;1031339876&lt;/REFERENCE_NO&gt;</text:p>
            <text:p>&lt;TRID&gt;755665739201901222021A30474&lt;/TRID&gt;</text:p>
            <text:p>&lt;/COMMAND&gt;</text:p>
          </table:table-cell>
          <table:table-cell table:style-name="ce72" office:value-type="string" calcext:value-type="string">
            <text:p><text:s/>failing at the third party (ECiti system)</text:p>
          </table:table-cell>
          <table:table-cell table:style-name="ce129"/>
          <table:table-cell table:style-name="ce129" office:value-type="float" office:value="1031339876" calcext:value-type="float">
            <text:p>1031339876</text:p>
          </table:table-cell>
          <table:table-cell table:number-columns-repeated="1019"/>
        </table:table-row>
        <table:table-row table:style-name="ro19">
          <table:table-cell table:style-name="ce119" office:value-type="string" calcext:value-type="string">
            <text:p>SPORTPESA</text:p>
          </table:table-cell>
          <table:table-cell table:style-name="ce129" office:value-type="string" calcext:value-type="string">
            <text:p/>
            <text:p>&lt;COMMAND&gt;</text:p>
            <text:p>&lt;SNDINSTRUMENT&gt;12&lt;/SNDINSTRUMENT&gt;</text:p>
            <text:p>&lt;MSISDN&gt;785699353&lt;/MSISDN&gt;</text:p>
            <text:p>&lt;PAYID&gt;12&lt;/PAYID&gt;</text:p>
            <text:p>&lt;SNDPROVIDER&gt;101&lt;/SNDPROVIDER&gt;</text:p>
            <text:p>&lt;language&gt;en&lt;/language&gt;</text:p>
            <text:p>&lt;RCVINSTRUMENT&gt;12&lt;/RCVINSTRUMENT&gt;</text:p>
            <text:p>&lt;LANGUAGE2&gt;1&lt;/LANGUAGE2&gt;</text:p>
            <text:p>&lt;isIntermSMSReqd&gt;Y&lt;/isIntermSMSReqd&gt;</text:p>
            <text:p>&lt;PAYID2&gt;12&lt;/PAYID2&gt;</text:p>
            <text:p>&lt;LANGUAGE1&gt;1&lt;/LANGUAGE1&gt;</text:p>
            <text:p>&lt;PAYID1&gt;12&lt;/PAYID1&gt;</text:p>
            <text:p>&lt;NICKNAME&gt;SPORTPESA2&lt;/NICKNAME&gt;</text:p>
            <text:p>&lt;PIN&gt;1235&lt;/PIN&gt;</text:p>
            <text:p>&lt;PROVIDER1&gt;101&lt;/PROVIDER1&gt;</text:p>
            <text:p>&lt;PROVIDER2&gt;101&lt;/PROVIDER2&gt;</text:p>
            <text:p>&lt;AMOUNT&gt;1000&lt;/AMOUNT&gt;</text:p>
            <text:p>&lt;RCVPROVIDER&gt;101&lt;/RCVPROVIDER&gt;</text:p>
            <text:p>&lt;PROVIDER&gt;101&lt;/PROVIDER&gt;</text:p>
            <text:p>&lt;BPROVIDER&gt;101&lt;/BPROVIDER&gt;</text:p>
            <text:p>&lt;TYPE&gt;CMPREQ&lt;/TYPE&gt;</text:p>
            <text:p>&lt;REFERENCE_NO&gt;1031339876&lt;/REFERENCE_NO&gt;</text:p>
            <text:p>&lt;TRID&gt;755665739201901222021A30474&lt;/TRID&gt;</text:p>
            <text:p>&lt;/COMMAND&gt;</text:p>
          </table:table-cell>
          <table:table-cell table:style-name="ce149" office:value-type="string" calcext:value-type="string">
            <text:p>Response:---&lt;?xml version="1.0"?&gt;</text:p>
            <text:p>&lt;COMMAND&gt;</text:p>
            <text:p>&lt;TYPE&gt;CMPRRESP&lt;/TYPE&gt;</text:p>
            <text:p>&lt;TXNID&gt;24506035288&lt;/TXNID&gt;</text:p>
            <text:p>&lt;TXNSTATUS&gt;200&lt;/TXNSTATUS&gt;</text:p>
            <text:p>&lt;TRID&gt;755665739201901222021A30474&lt;/TRID&gt;</text:p>
            <text:p>&lt;MESSAGE&gt;Trans ID 24506035288 Confirmed. Ksh 1,000 paid to SPORTPESA on 09/07/19 at 02:01 PM was successful. New balance Ksh 74,738 REFERENCE NO :1031339876&lt;/MESSAGE&gt;</text:p>
            <text:p>&lt;IVR-RESPONSE&gt;9014_MERCODE#783876482|1,000|0|0|24506035288|74,738#&lt;/IVR-RESPONSE&gt;</text:p>
            <text:p>&lt;/COMMAND&gt;</text:p>
          </table:table-cell>
          <table:table-cell table:style-name="ce129"/>
          <table:table-cell table:style-name="ce129" office:value-type="float" office:value="1031339876" calcext:value-type="float">
            <text:p>1031339876</text:p>
          </table:table-cell>
          <table:table-cell table:number-columns-repeated="1019"/>
        </table:table-row>
        <table:table-row table:style-name="ro8">
          <table:table-cell table:style-name="ce129" office:value-type="string" calcext:value-type="string">
            <text:p>BETWAY</text:p>
          </table:table-cell>
          <table:table-cell table:style-name="ce129" office:value-type="string" calcext:value-type="string">
            <text:p/>
            <text:p>&lt;COMMAND&gt;</text:p>
            <text:p>&lt;SNDINSTRUMENT&gt;12&lt;/SNDINSTRUMENT&gt;</text:p>
            <text:p>&lt;MSISDN&gt;785699353&lt;/MSISDN&gt;</text:p>
            <text:p>&lt;PAYID&gt;12&lt;/PAYID&gt;</text:p>
            <text:p>&lt;SNDPROVIDER&gt;101&lt;/SNDPROVIDER&gt;</text:p>
            <text:p>&lt;language&gt;en&lt;/language&gt;</text:p>
            <text:p>&lt;RCVINSTRUMENT&gt;12&lt;/RCVINSTRUMENT&gt;</text:p>
            <text:p>&lt;LANGUAGE2&gt;1&lt;/LANGUAGE2&gt;</text:p>
            <text:p>&lt;isIntermSMSReqd&gt;Y&lt;/isIntermSMSReqd&gt;</text:p>
            <text:p>&lt;PAYID2&gt;12&lt;/PAYID2&gt;</text:p>
            <text:p>&lt;LANGUAGE1&gt;1&lt;/LANGUAGE1&gt;</text:p>
            <text:p>&lt;PAYID1&gt;12&lt;/PAYID1&gt;</text:p>
            <text:p>&lt;NICKNAME&gt;3057546&lt;/NICKNAME&gt;</text:p>
            <text:p>&lt;PIN&gt;1235&lt;/PIN&gt;</text:p>
            <text:p>&lt;PROVIDER1&gt;101&lt;/PROVIDER1&gt;</text:p>
            <text:p>&lt;PROVIDER2&gt;101&lt;/PROVIDER2&gt;</text:p>
            <text:p>&lt;AMOUNT&gt;1000&lt;/AMOUNT&gt;</text:p>
            <text:p>&lt;RCVPROVIDER&gt;101&lt;/RCVPROVIDER&gt;</text:p>
            <text:p>&lt;PROVIDER&gt;101&lt;/PROVIDER&gt;</text:p>
            <text:p>&lt;BPROVIDER&gt;101&lt;/BPROVIDER&gt;</text:p>
            <text:p>&lt;TYPE&gt;CMPREQ&lt;/TYPE&gt;</text:p>
            <text:p>&lt;REFERENCE_NO&gt;1031339876&lt;/REFERENCE_NO&gt;</text:p>
            <text:p>&lt;TRID&gt;755665739201901222021A30474&lt;/TRID&gt;</text:p>
            <text:p>&lt;/COMMAND&gt;</text:p>
          </table:table-cell>
          <table:table-cell table:style-name="ce158" office:value-type="string" calcext:value-type="string">
            <text:p>&lt;?xml version="1.0"?&gt;</text:p>
            <text:p>&lt;COMMAND&gt;</text:p>
            <text:p>&lt;TYPE&gt;CMPRRESP&lt;/TYPE&gt;</text:p>
            <text:p>&lt;TXNID&gt;24506035289&lt;/TXNID&gt;</text:p>
            <text:p>&lt;TXNSTATUS&gt;200&lt;/TXNSTATUS&gt;</text:p>
            <text:p>&lt;TRID&gt;755665739201901222021A30474&lt;/TRID&gt;</text:p>
            <text:p>&lt;MESSAGE&gt;Trans ID 24506035289 Confirmed. Ksh 1,000 paid to BETWAYPAYMENT on 09/07/19 at 02:10 PM was successful. New balance Ksh 73,738 REFERENCE NO :1031339876&lt;/MESSAGE&gt;</text:p>
            <text:p>&lt;IVR-RESPONSE&gt;9014_MERCODE#782800008|1,000|0|0|24506035289|73,738#&lt;/IVR-RESPONSE&gt;</text:p>
            <text:p>&lt;/COMMAND&gt;</text:p>
          </table:table-cell>
          <table:table-cell table:style-name="ce129" office:value-type="float" office:value="3057546" calcext:value-type="float">
            <text:p>3057546</text:p>
          </table:table-cell>
          <table:table-cell table:style-name="ce129" office:value-type="float" office:value="1031339876" calcext:value-type="float">
            <text:p>1031339876</text:p>
          </table:table-cell>
          <table:table-cell table:number-columns-repeated="1019"/>
        </table:table-row>
        <table:table-row table:style-name="ro56">
          <table:table-cell table:style-name="ce119" office:value-type="string" calcext:value-type="string">
            <text:p>BETIN</text:p>
          </table:table-cell>
          <table:table-cell table:style-name="ce129" office:value-type="string" calcext:value-type="string">
            <text:p/>
            <text:p>&lt;COMMAND&gt;</text:p>
            <text:p>&lt;SNDINSTRUMENT&gt;12&lt;/SNDINSTRUMENT&gt;</text:p>
            <text:p>&lt;MSISDN&gt;785699353&lt;/MSISDN&gt;</text:p>
            <text:p>&lt;PAYID&gt;12&lt;/PAYID&gt;</text:p>
            <text:p>&lt;SNDPROVIDER&gt;101&lt;/SNDPROVIDER&gt;</text:p>
            <text:p>&lt;language&gt;en&lt;/language&gt;</text:p>
            <text:p>&lt;RCVINSTRUMENT&gt;12&lt;/RCVINSTRUMENT&gt;</text:p>
            <text:p>&lt;LANGUAGE2&gt;1&lt;/LANGUAGE2&gt;</text:p>
            <text:p>&lt;isIntermSMSReqd&gt;Y&lt;/isIntermSMSReqd&gt;</text:p>
            <text:p>&lt;PAYID2&gt;12&lt;/PAYID2&gt;</text:p>
            <text:p>&lt;LANGUAGE1&gt;1&lt;/LANGUAGE1&gt;</text:p>
            <text:p>&lt;PAYID1&gt;12&lt;/PAYID1&gt;</text:p>
            <text:p>&lt;NICKNAME&gt;9250293&lt;/NICKNAME&gt;</text:p>
            <text:p>&lt;PIN&gt;1235&lt;/PIN&gt;</text:p>
            <text:p>&lt;PROVIDER1&gt;101&lt;/PROVIDER1&gt;</text:p>
            <text:p>&lt;PROVIDER2&gt;101&lt;/PROVIDER2&gt;</text:p>
            <text:p>&lt;AMOUNT&gt;1000&lt;/AMOUNT&gt;</text:p>
            <text:p>&lt;RCVPROVIDER&gt;101&lt;/RCVPROVIDER&gt;</text:p>
            <text:p>&lt;PROVIDER&gt;101&lt;/PROVIDER&gt;</text:p>
            <text:p>&lt;BPROVIDER&gt;101&lt;/BPROVIDER&gt;</text:p>
            <text:p>&lt;TYPE&gt;CMPREQ&lt;/TYPE&gt;</text:p>
            <text:p>&lt;REFERENCE_NO&gt;1031339876&lt;/REFERENCE_NO&gt;</text:p>
            <text:p>&lt;TRID&gt;755665739201901222021A30474&lt;/TRID&gt;</text:p>
            <text:p>&lt;/COMMAND&gt;</text:p>
          </table:table-cell>
          <table:table-cell table:style-name="ce158" office:value-type="string" calcext:value-type="string">
            <text:p>&lt;?xml version="1.0"?&gt;</text:p>
            <text:p>&lt;COMMAND&gt;</text:p>
            <text:p>&lt;TYPE&gt;CMPRRESP&lt;/TYPE&gt;</text:p>
            <text:p>&lt;TXNID&gt;24506035290&lt;/TXNID&gt;</text:p>
            <text:p>&lt;TXNSTATUS&gt;200&lt;/TXNSTATUS&gt;</text:p>
            <text:p>&lt;TRID&gt;755665739201901222021A30474&lt;/TRID&gt;</text:p>
            <text:p>&lt;MESSAGE&gt;Trans ID 24506035290 Confirmed. Ksh 1,000 paid to BETIN on 09/07/19 at 02:16 PM was successful. New balance Ksh 72,738 REFERENCE NO :1031339876&lt;/MESSAGE&gt;</text:p>
            <text:p>&lt;IVR-RESPONSE&gt;9014_MERCODE#787500055|1,000|0|0|24506035290|72,738#&lt;/IVR-RESPONSE&gt;</text:p>
            <text:p>&lt;/COMMAND&gt;</text:p>
          </table:table-cell>
          <table:table-cell table:style-name="ce129" office:value-type="float" office:value="9250293" calcext:value-type="float">
            <text:p>9250293</text:p>
          </table:table-cell>
          <table:table-cell table:style-name="ce129" office:value-type="float" office:value="1031339876" calcext:value-type="float">
            <text:p>1031339876</text:p>
          </table:table-cell>
          <table:table-cell table:number-columns-repeated="1019"/>
        </table:table-row>
        <table:table-row table:style-name="ro74">
          <table:table-cell table:style-name="ce129" office:value-type="string" calcext:value-type="string">
            <text:p>PostPaid</text:p>
          </table:table-cell>
          <table:table-cell table:style-name="ce129" office:value-type="string" calcext:value-type="string">
            <text:p/>
            <text:p>&lt;COMMAND&gt;</text:p>
            <text:p>&lt;SNDINSTRUMENT&gt;12&lt;/SNDINSTRUMENT&gt;</text:p>
            <text:p>&lt;MSISDN&gt;785699353&lt;/MSISDN&gt;</text:p>
            <text:p>&lt;PAYID&gt;12&lt;/PAYID&gt;</text:p>
            <text:p>&lt;SNDPROVIDER&gt;101&lt;/SNDPROVIDER&gt;</text:p>
            <text:p>&lt;language&gt;en&lt;/language&gt;</text:p>
            <text:p>&lt;RCVINSTRUMENT&gt;12&lt;/RCVINSTRUMENT&gt;</text:p>
            <text:p>&lt;LANGUAGE2&gt;1&lt;/LANGUAGE2&gt;</text:p>
            <text:p>&lt;isIntermSMSReqd&gt;Y&lt;/isIntermSMSReqd&gt;</text:p>
            <text:p>&lt;PAYID2&gt;12&lt;/PAYID2&gt;</text:p>
            <text:p>&lt;LANGUAGE1&gt;1&lt;/LANGUAGE1&gt;</text:p>
            <text:p>&lt;PAYID1&gt;12&lt;/PAYID1&gt;</text:p>
            <text:p>&lt;NICKNAME&gt;APOSTPAID&lt;/NICKNAME&gt;</text:p>
            <text:p>&lt;PIN&gt;1235&lt;/PIN&gt;</text:p>
            <text:p>&lt;PROVIDER1&gt;101&lt;/PROVIDER1&gt;</text:p>
            <text:p>&lt;PROVIDER2&gt;101&lt;/PROVIDER2&gt;</text:p>
            <text:p>&lt;AMOUNT&gt;1000&lt;/AMOUNT&gt;</text:p>
            <text:p>&lt;RCVPROVIDER&gt;101&lt;/RCVPROVIDER&gt;</text:p>
            <text:p>&lt;PROVIDER&gt;101&lt;/PROVIDER&gt;</text:p>
            <text:p>&lt;BPROVIDER&gt;101&lt;/BPROVIDER&gt;</text:p>
            <text:p>&lt;TYPE&gt;CMPREQ&lt;/TYPE&gt;</text:p>
            <text:p>&lt;REFERENCE_NO&gt;759189644&lt;/REFERENCE_NO&gt;</text:p>
            <text:p>&lt;TRID&gt;755665739201901222021A30474&lt;/TRID&gt;</text:p>
            <text:p>&lt;/COMMAND&gt;</text:p>
          </table:table-cell>
          <table:table-cell table:style-name="ce149" office:value-type="string" calcext:value-type="string">
            <text:p>&lt;?xml version="1.0"?&gt;</text:p>
            <text:p>&lt;COMMAND&gt;</text:p>
            <text:p>&lt;TYPE&gt;CMPRRESP&lt;/TYPE&gt;</text:p>
            <text:p>&lt;TXNID&gt;24506035296&lt;/TXNID&gt;</text:p>
            <text:p>&lt;TXNSTATUS&gt;200&lt;/TXNSTATUS&gt;</text:p>
            <text:p>&lt;TRID&gt;755665739201901222021A30474&lt;/TRID&gt;</text:p>
            <text:p>&lt;MESSAGE&gt;Trans ID 24506035296 Confirmed. Ksh 1,000 paid to POSTPAID on 09/07/19 at 02:59 PM was successful. New balance Ksh 71,738 REFERENCE NO :759189644&lt;/MESSAGE&gt;</text:p>
            <text:p>&lt;IVR-RESPONSE&gt;9014_MERCODE#781231233|1,000|0|0|24506035296|71,738#&lt;/IVR-RESPONSE&gt;</text:p>
            <text:p>&lt;/COMMAND&gt;</text:p>
          </table:table-cell>
          <table:table-cell table:style-name="ce129"/>
          <table:table-cell table:style-name="ce129" office:value-type="float" office:value="759189644" calcext:value-type="float">
            <text:p>759189644</text:p>
          </table:table-cell>
          <table:table-cell table:number-columns-repeated="1019"/>
        </table:table-row>
        <table:table-row table:style-name="ro54">
          <table:table-cell table:style-name="ce129" table:number-columns-repeated="5"/>
          <table:table-cell table:number-columns-repeated="1019"/>
        </table:table-row>
        <table:table-row table:style-name="ro25" table:number-rows-repeated="1048561">
          <table:table-cell table:number-columns-repeated="1024"/>
        </table:table-row>
        <table:table-row table:style-name="ro25">
          <table:table-cell table:number-columns-repeated="1024"/>
        </table:table-row>
      </table:table>
      <table:table table:name="TZ_Billers2" table:style-name="ta2">
        <table:table-column table:style-name="co45" table:default-cell-style-name="ce93"/>
        <table:table-column table:style-name="co46" table:default-cell-style-name="ce93"/>
        <table:table-column table:style-name="co47" table:default-cell-style-name="ce93"/>
        <table:table-column table:style-name="co48" table:default-cell-style-name="ce93"/>
        <table:table-column table:style-name="co49" table:default-cell-style-name="ce93"/>
        <table:table-column table:style-name="co15" table:number-columns-repeated="1019" table:default-cell-style-name="ce93"/>
        <table:table-row table:style-name="ro55">
          <table:table-cell table:style-name="ce87" office:value-type="string" calcext:value-type="string">
            <text:p>Billers Name</text:p>
          </table:table-cell>
          <table:table-cell table:style-name="ce87" office:value-type="string" calcext:value-type="string">
            <text:p>Request</text:p>
          </table:table-cell>
          <table:table-cell table:style-name="ce87" office:value-type="string" calcext:value-type="string">
            <text:p>Response</text:p>
          </table:table-cell>
          <table:table-cell table:style-name="ce96" office:value-type="string" calcext:value-type="string">
            <text:p>Reason</text:p>
          </table:table-cell>
          <table:table-cell table:style-name="ce97"/>
          <table:table-cell table:style-name="ce91" table:number-columns-repeated="1019"/>
        </table:table-row>
        <table:table-row table:style-name="ro75">
          <table:table-cell table:style-name="ce92" office:value-type="string" calcext:value-type="string">
            <text:p>DSTV</text:p>
          </table:table-cell>
          <table:table-cell table:style-name="ce94" office:value-type="string" calcext:value-type="string">
            <text:p>&lt;COMMAND&gt;^M</text:p>
            <text:p>&lt;PARENT_STAGEID&gt;g211&lt;/PARENT_STAGEID&gt;</text:p>
            <text:p>&lt;BPROVIDER&gt;101&lt;/BPROVIDER&gt;</text:p>
            <text:p>&lt;DYNAMIC_OPTION_PREVIOUS_LIST&gt;*&lt;/DYNAMIC_OPTION_PREVIOUS_LIST&gt;</text:p>
            <text:p>&lt;REFERENCE_NO&gt;987654321&lt;/REFERENCE_NO&gt;</text:p>
            <text:p>&lt;OTHER_DETAILS&gt;DSTV&lt;/OTHER_DETAILS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*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1000&lt;/AMOUNT&gt;</text:p>
            <text:p>&lt;STORE_FAV_MESSAGE&gt;Y&lt;/STORE_FAV_MESSAGE&gt;</text:p>
            <text:p>&lt;SNDINSTRUMENT&gt;12&lt;/SNDINSTRUMENT&gt;</text:p>
            <text:p>&lt;PREVIOUSSTAGE&gt;19&lt;/PREVIOUSSTAGE&gt;</text:p>
            <text:p>&lt;MSISDN2&gt;788017261&lt;/MSISDN2&gt;</text:p>
            <text:p>&lt;language&gt;en&lt;/language&gt;</text:p>
            <text:p>&lt;PROVIDER&gt;101&lt;/PROVIDER&gt;</text:p>
            <text:p>&lt;SERVICE_NAME&gt;MERCHPAY&lt;/SERVICE_NAME&gt;</text:p>
            <text:p>&lt;RCVPROVIDER&gt;101&lt;/RCVPROVIDER&gt;</text:p>
            <text:p>&lt;MSISDN&gt;786670654&lt;/MSISDN&gt;</text:p>
            <text:p>        &lt;TRID&gt;786670654201907081819C0014&lt;/TRID&gt;&lt;/COMMAND&gt;</text:p>
          </table:table-cell>
          <table:table-cell table:style-name="ce106" office:value-type="string" calcext:value-type="string">
            <text:p>&lt;?xml version="1.0"?&gt;</text:p>
            <text:p>&lt;COMMAND&gt;</text:p>
            <text:p>    &lt;TYPE&gt;CMPRRESP&lt;/TYPE&gt;</text:p>
            <text:p>    &lt;TXNID&gt;MP190719.0743.C00051&lt;/TXNID&gt;</text:p>
            <text:p>    &lt;TXNSTATUS&gt;200&lt;/TXNSTATUS&gt;</text:p>
            <text:p>    &lt;TRID&gt;786670654201907081819C0014&lt;/TRID&gt;</text:p>
            <text:p>    &lt;MESSAGE&gt;Txn Id : MP190719.0743.C00051,You have paid 1,000.00Tshs to NMBGePGcoll .Your available Airtel Money balance : 788,009.58Tshs. Your OFFER ! Send Money All Day No Charges.Save upto Tsh 5,000 on transaction fee when you send money Airtel to Airtel.  REFERENCE NO :987654321&lt;/MESSAGE&gt;</text:p>
            <text:p>    &lt;IVR-RESPONSE&gt;9014_MERCODE#780900111|1,000.00|9.32|0.00|MP190719.0743.C00051|788,009.58#&lt;/IVR-RESPONSE&gt;</text:p>
            <text:p>&lt;/COMMAND&gt;</text:p>
          </table:table-cell>
          <table:table-cell table:style-name="ce94"/>
          <table:table-cell table:number-columns-repeated="1020"/>
        </table:table-row>
        <table:table-row table:style-name="ro75">
          <table:table-cell table:style-name="ce92" office:value-type="string" calcext:value-type="string">
            <text:p>Azam TV</text:p>
          </table:table-cell>
          <table:table-cell table:style-name="ce94" office:value-type="string" calcext:value-type="string">
            <text:p>&lt;COMMAND&gt;</text:p>
            <text:p>&lt;PARENT_STAGEID&gt;g214&lt;/PARENT_STAGEID&gt;</text:p>
            <text:p>&lt;BPROVIDER&gt;101&lt;/BPROVIDER&gt;</text:p>
            <text:p>&lt;DYNAMIC_OPTION_PREVIOUS_LIST&gt;*&lt;/DYNAMIC_OPTION_PREVIOUS_LIST&gt;</text:p>
            <text:p>&lt;REFERENCE_NO&gt;212906438386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1235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1000&lt;/AMOUNT&gt;</text:p>
            <text:p>&lt;SNDINSTRUMENT&gt;12&lt;/SNDINSTRUMENT&gt;</text:p>
            <text:p>&lt;PREVIOUSSTAGE&gt;4&lt;/PREVIOUSSTAGE&gt;</text:p>
            <text:p>&lt;MSISDN2&gt;780901008&lt;/MSISDN2&gt;</text:p>
            <text:p>&lt;language&gt;en&lt;/language&gt;</text:p>
            <text:p>&lt;PROVIDER&gt;101&lt;/PROVIDER&gt;</text:p>
            <text:p>&lt;RCVPROVIDER&gt;101&lt;/RCVPROVIDER&gt;</text:p>
            <text:p>&lt;MSISDN&gt;786670654&lt;/MSISDN&gt;</text:p>
            <text:p>        &lt;TRID&gt;786670654201907081822C0016&lt;/TRID&gt;&lt;/COMMAND&gt;</text:p>
          </table:table-cell>
          <table:table-cell table:style-name="ce106" office:value-type="string" calcext:value-type="string">
            <text:p>&lt;?xml version="1.0"?&gt;</text:p>
            <text:p>&lt;COMMAND&gt;</text:p>
            <text:p>    &lt;TYPE&gt;CMPRRESP&lt;/TYPE&gt;</text:p>
            <text:p>    &lt;TXNID&gt;MP190802.0945.C00031&lt;/TXNID&gt;</text:p>
            <text:p>    &lt;TXNSTATUS&gt;200&lt;/TXNSTATUS&gt;</text:p>
            <text:p>    &lt;TRID&gt;786670654201907081822C0016&lt;/TRID&gt;</text:p>
            <text:p>    &lt;MESSAGE&gt;Txn Id : MP190802.0945.C00031,You have paid 200.00Tshs to AZAM TV Success.Your available Airtel Money balance : 644,236.83Tshs. Your OFFER ! Send Money All Day No Charges.Save upto Tsh 5,000 on transaction fee when you send money Airtel to Airtel.  REFERENCE NO :212906438386&lt;/MESSAGE&gt;</text:p>
            <text:p>    &lt;IVR-RESPONSE&gt;9014_MERCODE#780901008|200.00|0.00|0.00|MP190802.0945.C00031|644,236.83#&lt;/IVR-RESPONSE&gt;</text:p>
            <text:p>&lt;/COMMAND&gt;</text:p>
          </table:table-cell>
          <table:table-cell table:style-name="ce94" office:value-type="string" calcext:value-type="string">
            <text:p>Reference no:--212906438386</text:p>
          </table:table-cell>
          <table:table-cell table:number-columns-repeated="1020"/>
        </table:table-row>
        <table:table-row table:style-name="ro75">
          <table:table-cell table:style-name="ce92" office:value-type="string" calcext:value-type="string">
            <text:p>Start Time</text:p>
          </table:table-cell>
          <table:table-cell table:style-name="ce94" office:value-type="string" calcext:value-type="string">
            <text:p>&lt;COMMAND&gt;^M</text:p>
            <text:p>&lt;PARENT_STAGEID&gt;g213&lt;/PARENT_STAGEID&gt;</text:p>
            <text:p>&lt;BPROVIDER&gt;101&lt;/BPROVIDER&gt;</text:p>
            <text:p>&lt;DYNAMIC_OPTION_PREVIOUS_LIST&gt;*&lt;/DYNAMIC_OPTION_PREVIOUS_LIST&gt;</text:p>
            <text:p>&lt;REFERENCE_NO&gt;987654321&lt;/REFERENCE_NO&gt;</text:p>
            <text:p>&lt;OTHER_DETAILS&gt;STARTIMES&lt;/OTHER_DETAILS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*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1000&lt;/AMOUNT&gt;</text:p>
            <text:p>&lt;STORE_FAV_MESSAGE&gt;Y&lt;/STORE_FAV_MESSAGE&gt;</text:p>
            <text:p>&lt;SNDINSTRUMENT&gt;12&lt;/SNDINSTRUMENT&gt;</text:p>
            <text:p>&lt;PREVIOUSSTAGE&gt;19&lt;/PREVIOUSSTAGE&gt;</text:p>
            <text:p>&lt;MSISDN2&gt;789255166&lt;/MSISDN2&gt;</text:p>
            <text:p>&lt;language&gt;en&lt;/language&gt;</text:p>
            <text:p>&lt;PROVIDER&gt;101&lt;/PROVIDER&gt;</text:p>
            <text:p>&lt;SERVICE_NAME&gt;MERCHPAY&lt;/SERVICE_NAME&gt;</text:p>
            <text:p>&lt;RCVPROVIDER&gt;101&lt;/RCVPROVIDER&gt;</text:p>
            <text:p>&lt;MSISDN&gt;786670654&lt;/MSISDN&gt;</text:p>
            <text:p>        &lt;TRID&gt;786670654201907081824C0018&lt;/TRID&gt;&lt;/COMMAND&gt;</text:p>
          </table:table-cell>
          <table:table-cell table:style-name="ce106" office:value-type="string" calcext:value-type="string">
            <text:p>&lt;?xml version="1.0"?&gt;</text:p>
            <text:p>&lt;COMMAND&gt;</text:p>
            <text:p>    &lt;TYPE&gt;CMPRRESP&lt;/TYPE&gt;</text:p>
            <text:p>    &lt;TXNID&gt;MP190719.0733.C00031&lt;/TXNID&gt;</text:p>
            <text:p>    &lt;TXNSTATUS&gt;200&lt;/TXNSTATUS&gt;</text:p>
            <text:p>    &lt;TRID&gt;786670654201907081824C0018&lt;/TRID&gt;</text:p>
            <text:p>    &lt;MESSAGE&gt;Txn Id : MP190719.0733.C00031,You have paid 1,000.00Tshs to STAR .Your available Airtel Money balance : 789,220.58Tshs. Your OFFER ! Send Money All Day No Charges.Save upto Tsh 5,000 on transaction fee when you send money Airtel to Airtel.  REFERENCE NO :987654321&lt;/MESSAGE&gt;</text:p>
            <text:p>    &lt;IVR-RESPONSE&gt;9014_MERCODE#789255166|1,000.00|0.00|0.00|MP190719.0733.C00031|789,220.58#&lt;/IVR-RESPONSE&gt;</text:p>
            <text:p>&lt;/COMMAND&gt;</text:p>
          </table:table-cell>
          <table:table-cell table:style-name="ce94"/>
          <table:table-cell table:number-columns-repeated="1020"/>
        </table:table-row>
        <table:table-row table:style-name="ro75">
          <table:table-cell table:style-name="ce92" office:value-type="string" calcext:value-type="string">
            <text:p>DSTV BO</text:p>
          </table:table-cell>
          <table:table-cell table:style-name="ce94" office:value-type="string" calcext:value-type="string">
            <text:p>&lt;COMMAND&gt;</text:p>
            <text:p>&lt;PARENT_STAGEID&gt;g215&lt;/PARENT_STAGEID&gt;</text:p>
            <text:p>&lt;BPROVIDER&gt;101&lt;/BPROVIDER&gt;</text:p>
            <text:p>&lt;DYNAMIC_OPTION_PREVIOUS_LIST&gt;*&lt;/DYNAMIC_OPTION_PREVIOUS_LIST&gt;</text:p>
            <text:p>&lt;REFERENCE_NO&gt;1123123123&lt;/REFERENCE_NO&gt;</text:p>
            <text:p>&lt;OTHER_DETAILS&gt;DSTVBO&lt;/OTHER_DETAILS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1235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1000&lt;/AMOUNT&gt;</text:p>
            <text:p>&lt;STORE_FAV_MESSAGE&gt;Y&lt;/STORE_FAV_MESSAGE&gt;</text:p>
            <text:p>&lt;SNDINSTRUMENT&gt;12&lt;/SNDINSTRUMENT&gt;</text:p>
            <text:p>&lt;PREVIOUSSTAGE&gt;19&lt;/PREVIOUSSTAGE&gt;</text:p>
            <text:p>&lt;MSISDN2&gt;780900313&lt;/MSISDN2&gt;</text:p>
            <text:p>&lt;language&gt;en&lt;/language&gt;</text:p>
            <text:p>&lt;PROVIDER&gt;101&lt;/PROVIDER&gt;</text:p>
            <text:p>&lt;SERVICE_NAME&gt;MERCHPAY&lt;/SERVICE_NAME&gt;</text:p>
            <text:p>&lt;RCVPROVIDER&gt;101&lt;/RCVPROVIDER&gt;</text:p>
            <text:p>&lt;MSISDN&gt;786670654&lt;/MSISDN&gt;</text:p>
            <text:p>        &lt;TRID&gt;786670654201907081826C0020&lt;/TRID&gt;&lt;/COMMAND&gt;</text:p>
          </table:table-cell>
          <table:table-cell table:style-name="ce106" office:value-type="string" calcext:value-type="string">
            <text:p>&lt;?xml version="1.0"?&gt;</text:p>
            <text:p>&lt;COMMAND&gt;</text:p>
            <text:p>    &lt;TYPE&gt;CMPRRESP&lt;/TYPE&gt;</text:p>
            <text:p>    &lt;TXNID&gt;MP190726.1006.C00013&lt;/TXNID&gt;</text:p>
            <text:p>    &lt;TXNSTATUS&gt;200&lt;/TXNSTATUS&gt;</text:p>
            <text:p>    &lt;TRID&gt;786670654201907081826C0020&lt;/TRID&gt;</text:p>
            <text:p>    &lt;MESSAGE&gt;Txn Id : MP190726.1006.C00013,You have paid 100.00Tshs to SELCOM .Your available Airtel Money balance : 735,027.88Tshs. Your OFFER ! Send Money All Day No Charges.Save upto Tsh 5,000 on transaction fee when you send money Airtel to Airtel.  REFERENCE NO :1123123123&lt;/MESSAGE&gt;</text:p>
            <text:p>    &lt;IVR-RESPONSE&gt;9014_MERCODE#780900313|100.00|0.00|0.00|MP190726.1006.C00013|735,027.88#&lt;/IVR-RESPONSE&gt;</text:p>
            <text:p>&lt;/COMMAND&gt;</text:p>
          </table:table-cell>
          <table:table-cell table:style-name="ce94"/>
          <table:table-cell table:number-columns-repeated="1020"/>
        </table:table-row>
        <table:table-row table:style-name="ro75">
          <table:table-cell table:style-name="ce92" office:value-type="string" calcext:value-type="string">
            <text:p>Sibuka</text:p>
          </table:table-cell>
          <table:table-cell table:style-name="ce94" office:value-type="string" calcext:value-type="string">
            <text:p>&lt;COMMAND&gt;</text:p>
            <text:p>&lt;PARENT_STAGEID&gt;g216&lt;/PARENT_STAGEID&gt;</text:p>
            <text:p>&lt;BPROVIDER&gt;101&lt;/BPROVIDER&gt;</text:p>
            <text:p>&lt;DYNAMIC_OPTION_PREVIOUS_LIST&gt;*&lt;/DYNAMIC_OPTION_PREVIOUS_LIST&gt;</text:p>
            <text:p>&lt;REFERENCE_NO&gt;11231212111&lt;/REFERENCE_NO&gt;</text:p>
            <text:p>&lt;OTHER_DETAILS&gt;SIBUKA&lt;/OTHER_DETAILS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1235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200&lt;/AMOUNT&gt;</text:p>
            <text:p>&lt;STORE_FAV_MESSAGE&gt;Y&lt;/STORE_FAV_MESSAGE&gt;</text:p>
            <text:p>&lt;SNDINSTRUMENT&gt;12&lt;/SNDINSTRUMENT&gt;</text:p>
            <text:p>&lt;PREVIOUSSTAGE&gt;19&lt;/PREVIOUSSTAGE&gt;</text:p>
            <text:p>&lt;MSISDN2&gt;680667790&lt;/MSISDN2&gt;</text:p>
            <text:p>&lt;language&gt;en&lt;/language&gt;</text:p>
            <text:p>&lt;PROVIDER&gt;101&lt;/PROVIDER&gt;</text:p>
            <text:p>&lt;SERVICE_NAME&gt;MERCHPAY&lt;/SERVICE_NAME&gt;</text:p>
            <text:p>&lt;RCVPROVIDER&gt;101&lt;/RCVPROVIDER&gt;</text:p>
            <text:p>&lt;MSISDN&gt;786670654&lt;/MSISDN&gt;</text:p>
            <text:p>        &lt;TRID&gt;786670654201907081828C0023&lt;/TRID&gt;&lt;/COMMAND&gt;</text:p>
          </table:table-cell>
          <table:table-cell table:style-name="ce106" office:value-type="string" calcext:value-type="string">
            <text:p>&lt;?xml version="1.0"?&gt;</text:p>
            <text:p>&lt;COMMAND&gt;</text:p>
            <text:p>    &lt;TYPE&gt;CMPRRESP&lt;/TYPE&gt;</text:p>
            <text:p>    &lt;TXNID&gt;MP190726.1005.C00011&lt;/TXNID&gt;</text:p>
            <text:p>    &lt;TXNSTATUS&gt;200&lt;/TXNSTATUS&gt;</text:p>
            <text:p>    &lt;TRID&gt;786670654201907081828C0023&lt;/TRID&gt;</text:p>
            <text:p>    &lt;MESSAGE&gt;Txn Id : MP190726.1005.C00011,You have paid 2,000.00Tshs to SIBUKA .Your available Airtel Money balance : 735,127.88Tshs. Your OFFER ! Send Money All Day No Charges.Save upto Tsh 5,000 on transaction fee when you send money Airtel to Airtel.  REFERENCE NO :11231212111&lt;/MESSAGE&gt;</text:p>
            <text:p>    &lt;IVR-RESPONSE&gt;9014_MERCODE#680667790|2,000.00|0.00|0.00|MP190726.1005.C00011|735,127.88#&lt;/IVR-RESPONSE&gt;</text:p>
            <text:p>&lt;/COMMAND&gt;</text:p>
          </table:table-cell>
          <table:table-cell table:style-name="ce94"/>
          <table:table-cell table:number-columns-repeated="1020"/>
        </table:table-row>
        <table:table-row table:style-name="ro75">
          <table:table-cell table:style-name="ce92" office:value-type="string" calcext:value-type="string">
            <text:p>Tnago TV</text:p>
          </table:table-cell>
          <table:table-cell table:style-name="ce94" office:value-type="string" calcext:value-type="string">
            <text:p>&lt;COMMAND&gt;</text:p>
            <text:p>&lt;PARENT_STAGEID&gt;g217&lt;/PARENT_STAGEID&gt;</text:p>
            <text:p>&lt;BPROVIDER&gt;101&lt;/BPROVIDER&gt;</text:p>
            <text:p>&lt;DYNAMIC_OPTION_PREVIOUS_LIST&gt;*&lt;/DYNAMIC_OPTION_PREVIOUS_LIST&gt;</text:p>
            <text:p>&lt;REFERENCE_NO&gt;112830918230&lt;/REFERENCE_NO&gt;</text:p>
            <text:p>&lt;OTHER_DETAILS&gt;TANGOTV&lt;/OTHER_DETAILS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1235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200&lt;/AMOUNT&gt;</text:p>
            <text:p>&lt;STORE_FAV_MESSAGE&gt;Y&lt;/STORE_FAV_MESSAGE&gt;</text:p>
            <text:p>&lt;SNDINSTRUMENT&gt;12&lt;/SNDINSTRUMENT&gt;</text:p>
            <text:p>&lt;PREVIOUSSTAGE&gt;19&lt;/PREVIOUSSTAGE&gt;</text:p>
            <text:p>&lt;MSISDN2&gt;680000881&lt;/MSISDN2&gt;</text:p>
            <text:p>&lt;language&gt;en&lt;/language&gt;</text:p>
            <text:p>&lt;PROVIDER&gt;101&lt;/PROVIDER&gt;</text:p>
            <text:p>&lt;SERVICE_NAME&gt;MERCHPAY&lt;/SERVICE_NAME&gt;</text:p>
            <text:p>&lt;RCVPROVIDER&gt;101&lt;/RCVPROVIDER&gt;</text:p>
            <text:p>&lt;MSISDN&gt;786670654&lt;/MSISDN&gt;</text:p>
            <text:p>        &lt;TRID&gt;786670654201907081830C0025&lt;/TRID&gt;&lt;/COMMAND&gt;</text:p>
          </table:table-cell>
          <table:table-cell table:style-name="ce106" office:value-type="string" calcext:value-type="string">
            <text:p>&lt;?xml version="1.0"?&gt;</text:p>
            <text:p>&lt;COMMAND&gt;</text:p>
            <text:p>    &lt;TYPE&gt;CMPRRESP&lt;/TYPE&gt;</text:p>
            <text:p>    &lt;TXNID&gt;MP190726.1006.C00015&lt;/TXNID&gt;</text:p>
            <text:p>    &lt;TXNSTATUS&gt;200&lt;/TXNSTATUS&gt;</text:p>
            <text:p>    &lt;TRID&gt;786670654201907081830C0025&lt;/TRID&gt;</text:p>
            <text:p>    &lt;MESSAGE&gt;Txn Id : MP190726.1006.C00015,You have paid 200.00Tshs to TANGO .Your available Airtel Money balance : 734,827.88Tshs. Your OFFER ! Send Money All Day No Charges.Save upto Tsh 5,000 on transaction fee when you send money Airtel to Airtel.  REFERENCE NO :112830918230&lt;/MESSAGE&gt;</text:p>
            <text:p>    &lt;IVR-RESPONSE&gt;9014_MERCODE#680000881|200.00|0.00|0.00|MP190726.1006.C00015|734,827.88#&lt;/IVR-RESPONSE&gt;</text:p>
            <text:p>&lt;/COMMAND&gt;</text:p>
          </table:table-cell>
          <table:table-cell table:style-name="ce94"/>
          <table:table-cell table:number-columns-repeated="1020"/>
        </table:table-row>
        <table:table-row table:style-name="ro75">
          <table:table-cell table:style-name="ce92" office:value-type="string" calcext:value-type="string">
            <text:p>Zuku TV</text:p>
          </table:table-cell>
          <table:table-cell table:style-name="ce94" office:value-type="string" calcext:value-type="string">
            <text:p>&lt;COMMAND&gt;</text:p>
            <text:p>&lt;PARENT_STAGEID&gt;g212&lt;/PARENT_STAGEID&gt;</text:p>
            <text:p>&lt;BPROVIDER&gt;101&lt;/BPROVIDER&gt;</text:p>
            <text:p>&lt;DYNAMIC_OPTION_PREVIOUS_LIST&gt;*&lt;/DYNAMIC_OPTION_PREVIOUS_LIST&gt;</text:p>
            <text:p>&lt;REFERENCE_NO&gt;1111222&lt;/REFERENCE_NO&gt;</text:p>
            <text:p>&lt;OTHER_DETAILS&gt;ZUKU&lt;/OTHER_DETAILS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1235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200&lt;/AMOUNT&gt;</text:p>
            <text:p>&lt;STORE_FAV_MESSAGE&gt;Y&lt;/STORE_FAV_MESSAGE&gt;</text:p>
            <text:p>&lt;SNDINSTRUMENT&gt;12&lt;/SNDINSTRUMENT&gt;</text:p>
            <text:p>&lt;PREVIOUSSTAGE&gt;19&lt;/PREVIOUSSTAGE&gt;</text:p>
            <text:p>&lt;MSISDN2&gt;789255170&lt;/MSISDN2&gt;</text:p>
            <text:p>&lt;language&gt;en&lt;/language&gt;</text:p>
            <text:p>&lt;PROVIDER&gt;101&lt;/PROVIDER&gt;</text:p>
            <text:p>&lt;SERVICE_NAME&gt;MERCHPAY&lt;/SERVICE_NAME&gt;</text:p>
            <text:p>&lt;RCVPROVIDER&gt;101&lt;/RCVPROVIDER&gt;</text:p>
            <text:p>&lt;MSISDN&gt;786670654&lt;/MSISDN&gt;</text:p>
            <text:p>        &lt;TRID&gt;786670654201907081832C0028&lt;/TRID&gt;&lt;/COMMAND&gt;</text:p>
          </table:table-cell>
          <table:table-cell table:style-name="ce192" office:value-type="string" calcext:value-type="string">
            <text:p>&lt;?xml version="1.0"?&gt;</text:p>
            <text:p>&lt;COMMAND&gt;</text:p>
            <text:p>    &lt;TYPE&gt;CMPRRESP&lt;/TYPE&gt;</text:p>
            <text:p>    &lt;TXNID&gt;MP190719.0736.C00042&lt;/TXNID&gt;</text:p>
            <text:p>    &lt;TXNSTATUS&gt;200&lt;/TXNSTATUS&gt;</text:p>
            <text:p>    &lt;TRID&gt;786670654201907081832C0028&lt;/TRID&gt;</text:p>
            <text:p>    &lt;MESSAGE&gt;Dear Customer, your transaction Txn Id: MP190719.0736.C00042 is currently being processed. You will receive a confirmation shortly. Save up to Tsh 5,000 on transaction fee when you send money Airtel to Airtel.  REFERENCE NO :1111222&lt;/MESSAGE&gt;</text:p>
            <text:p>&lt;/COMMAND&gt;</text:p>
          </table:table-cell>
          <table:table-cell table:style-name="ce94" office:value-type="string" calcext:value-type="string">
            <text:p>waiting from zuku for further processing</text:p>
          </table:table-cell>
          <table:table-cell table:number-columns-repeated="1020"/>
        </table:table-row>
        <table:table-row table:style-name="ro75">
          <table:table-cell table:style-name="ce92" office:value-type="string" calcext:value-type="string">
            <text:p>Luku</text:p>
          </table:table-cell>
          <table:table-cell table:style-name="ce94" office:value-type="string" calcext:value-type="string">
            <text:p>&lt;COMMAND&gt;</text:p>
            <text:p>&lt;PARENT_STAGEID&gt;g2911&lt;/PARENT_STAGEID&gt;</text:p>
            <text:p>&lt;BPROVIDER&gt;101&lt;/BPROVIDER&gt;</text:p>
            <text:p>&lt;DYNAMIC_OPTION_PREVIOUS_LIST&gt;*&lt;/DYNAMIC_OPTION_PREVIOUS_LIST&gt;</text:p>
            <text:p>&lt;REFERENCE_NO&gt;37136917690&lt;/REFERENCE_NO&gt;</text:p>
            <text:p>&lt;OTHER_DETAILS&gt;LUKU&lt;/OTHER_DETAILS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1235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1000&lt;/AMOUNT&gt;</text:p>
            <text:p>&lt;STORE_FAV_MESSAGE&gt;Y&lt;/STORE_FAV_MESSAGE&gt;</text:p>
            <text:p>&lt;SNDINSTRUMENT&gt;12&lt;/SNDINSTRUMENT&gt;</text:p>
            <text:p>&lt;PREVIOUSSTAGE&gt;19&lt;/PREVIOUSSTAGE&gt;</text:p>
            <text:p>&lt;MSISDN2&gt;780900101&lt;/MSISDN2&gt;</text:p>
            <text:p>&lt;language&gt;en&lt;/language&gt;</text:p>
            <text:p>&lt;PROVIDER&gt;101&lt;/PROVIDER&gt;</text:p>
            <text:p>&lt;SERVICE_NAME&gt;MERCHPAY&lt;/SERVICE_NAME&gt;</text:p>
            <text:p>&lt;RCVPROVIDER&gt;101&lt;/RCVPROVIDER&gt;</text:p>
            <text:p>&lt;MSISDN&gt;786670654&lt;/MSISDN&gt;</text:p>
            <text:p>        &lt;TRID&gt;786670654201907081834C0030&lt;/TRID&gt;&lt;/COMMAND&gt;</text:p>
          </table:table-cell>
          <table:table-cell table:style-name="ce112" office:value-type="string" calcext:value-type="string">
            <text:p>Response for luku tv:---------&lt;?xml version="1.0"?&gt;</text:p>
            <text:p>&lt;COMMAND&gt;</text:p>
            <text:p>    &lt;TYPE&gt;CMPRRESP&lt;/TYPE&gt;</text:p>
            <text:p>    &lt;TXNID&gt;MP190725.1231.C00015&lt;/TXNID&gt;</text:p>
            <text:p>    &lt;TXNSTATUS&gt;200&lt;/TXNSTATUS&gt;</text:p>
            <text:p>    &lt;TRID&gt;786670654201907081834C0030&lt;/TRID&gt;</text:p>
            <text:p>    &lt;MESSAGE&gt;Dear Customer, your transaction Txn Id: MP190725.1231.C00015 is currently being processed. You will receive a confirmation shortly. Save up to Tsh 5,000 on transaction fee when you send money Airtel to Airtel.  REFERENCE NO :37136917690&lt;/MESSAGE&gt;</text:p>
            <text:p>&lt;/COMMAND&gt;</text:p>
          </table:table-cell>
          <table:table-cell table:style-name="ce94" office:value-type="string" calcext:value-type="string">
            <text:p>we are wiating confirmation from luku for further process of transaction</text:p>
          </table:table-cell>
          <table:table-cell table:number-columns-repeated="1020"/>
        </table:table-row>
        <table:table-row table:style-name="ro75">
          <table:table-cell table:style-name="ce92" office:value-type="string" calcext:value-type="string">
            <text:p>Zola</text:p>
          </table:table-cell>
          <table:table-cell table:style-name="ce94" office:value-type="string" calcext:value-type="string">
            <text:p>&lt;COMMAND&gt;</text:p>
            <text:p>&lt;PARENT_STAGEID&gt;g2961&lt;/PARENT_STAGEID&gt;</text:p>
            <text:p>&lt;BPROVIDER&gt;101&lt;/BPROVIDER&gt;</text:p>
            <text:p>&lt;DYNAMIC_OPTION_PREVIOUS_LIST&gt;*&lt;/DYNAMIC_OPTION_PREVIOUS_LIST&gt;</text:p>
            <text:p>&lt;REFERENCE_NO&gt;1000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1235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200&lt;/AMOUNT&gt;</text:p>
            <text:p>&lt;SNDINSTRUMENT&gt;12&lt;/SNDINSTRUMENT&gt;</text:p>
            <text:p>&lt;PREVIOUSSTAGE&gt;4&lt;/PREVIOUSSTAGE&gt;</text:p>
            <text:p>&lt;MSISDN2&gt;783339887&lt;/MSISDN2&gt;</text:p>
            <text:p>&lt;language&gt;en&lt;/language&gt;</text:p>
            <text:p>&lt;PROVIDER&gt;101&lt;/PROVIDER&gt;</text:p>
            <text:p>&lt;RCVPROVIDER&gt;101&lt;/RCVPROVIDER&gt;</text:p>
            <text:p>&lt;MSISDN&gt;786670654&lt;/MSISDN&gt;</text:p>
            <text:p>        &lt;TRID&gt;786670654201907081835C0032&lt;/TRID&gt;&lt;/COMMAND&gt;</text:p>
            <text:p/>
          </table:table-cell>
          <table:table-cell table:style-name="ce95" office:value-type="string" calcext:value-type="string">
            <text:p>&lt;?xml version="1.0"?&gt;</text:p>
            <text:p>&lt;COMMAND&gt;</text:p>
            <text:p>    &lt;TYPE&gt;CMPRRESP&lt;/TYPE&gt;</text:p>
            <text:p>    &lt;TXNID&gt;MP190716.1317.H00016&lt;/TXNID&gt;</text:p>
            <text:p>    &lt;TXNSTATUS&gt;MERINV&lt;/TXNSTATUS&gt;</text:p>
            <text:p>    &lt;TRID&gt;786670654201907081835C0032&lt;/TRID&gt;</text:p>
            <text:p>    &lt;MESSAGE&gt;Merchant Code is either blank or invalid  REFERENCE NO :1000&lt;/MESSAGE&gt;</text:p>
            <text:p>    &lt;IVR-RESPONSE&gt;MERINV##&lt;/IVR-RESPONSE&gt;</text:p>
            <text:p>&lt;/COMMAND&gt;</text:p>
          </table:table-cell>
          <table:table-cell table:style-name="ce94" office:value-type="string" calcext:value-type="string">
            <text:p>not there in test bed </text:p>
          </table:table-cell>
          <table:table-cell table:number-columns-repeated="1020"/>
        </table:table-row>
        <table:table-row table:style-name="ro75">
          <table:table-cell table:style-name="ce92" office:value-type="string" calcext:value-type="string">
            <text:p>Mobisol</text:p>
          </table:table-cell>
          <table:table-cell table:style-name="ce94" office:value-type="string" calcext:value-type="string">
            <text:p>&lt;COMMAND&gt;</text:p>
            <text:p>&lt;PARENT_STAGEID&gt;g2931&lt;/PARENT_STAGEID&gt;</text:p>
            <text:p>&lt;BPROVIDER&gt;101&lt;/BPROVIDER&gt;</text:p>
            <text:p>&lt;DYNAMIC_OPTION_PREVIOUS_LIST&gt;*&lt;/DYNAMIC_OPTION_PREVIOUS_LIST&gt;</text:p>
            <text:p>&lt;REFERENCE_NO&gt;1000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1235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1000&lt;/AMOUNT&gt;</text:p>
            <text:p>&lt;SNDINSTRUMENT&gt;12&lt;/SNDINSTRUMENT&gt;</text:p>
            <text:p>&lt;PREVIOUSSTAGE&gt;4&lt;/PREVIOUSSTAGE&gt;</text:p>
            <text:p>&lt;MSISDN2&gt;680222343&lt;/MSISDN2&gt;</text:p>
            <text:p>&lt;language&gt;en&lt;/language&gt;</text:p>
            <text:p>&lt;PROVIDER&gt;101&lt;/PROVIDER&gt;</text:p>
            <text:p>&lt;RCVPROVIDER&gt;101&lt;/RCVPROVIDER&gt;</text:p>
            <text:p>&lt;MSISDN&gt;786670654&lt;/MSISDN&gt;</text:p>
            <text:p>        &lt;TRID&gt;786670654201907081837C0034&lt;/TRID&gt;&lt;/COMMAND&gt;</text:p>
          </table:table-cell>
          <table:table-cell table:style-name="ce192" office:value-type="string" calcext:value-type="string">
            <text:p>&lt;?xml version="1.0"?&gt;</text:p>
            <text:p>&lt;COMMAND&gt;</text:p>
            <text:p>    &lt;TYPE&gt;CMPRRESP&lt;/TYPE&gt;</text:p>
            <text:p>    &lt;TXNID&gt;MP190719.0741.C00047&lt;/TXNID&gt;</text:p>
            <text:p>    &lt;TXNSTATUS&gt;09999&lt;/TXNSTATUS&gt;</text:p>
            <text:p>    &lt;TRID&gt;786670654201907081837C0034&lt;/TRID&gt;</text:p>
            <text:p>    &lt;MESSAGE&gt;Transaction Failed with TXN Id : MP190719.0741.C00047, Failure from third party  System  REFERENCE NO :1000&lt;/MESSAGE&gt;</text:p>
            <text:p>    &lt;IVR-RESPONSE&gt;09999##&lt;/IVR-RESPONSE&gt;</text:p>
            <text:p>&lt;/COMMAND&gt;</text:p>
          </table:table-cell>
          <table:table-cell table:style-name="ce94" office:value-type="string" calcext:value-type="string">
            <text:p>Failed from 3<text:span text:style-name="T6">rd</text:span> party</text:p>
          </table:table-cell>
          <table:table-cell table:number-columns-repeated="1020"/>
        </table:table-row>
        <table:table-row table:style-name="ro75">
          <table:table-cell table:style-name="ce92" office:value-type="string" calcext:value-type="string">
            <text:p>Sol kit</text:p>
          </table:table-cell>
          <table:table-cell table:style-name="ce94" office:value-type="string" calcext:value-type="string">
            <text:p>&lt;COMMAND&gt;</text:p>
            <text:p>&lt;PARENT_STAGEID&gt;g2921&lt;/PARENT_STAGEID&gt;</text:p>
            <text:p>&lt;BPROVIDER&gt;101&lt;/BPROVIDER&gt;</text:p>
            <text:p>&lt;DYNAMIC_OPTION_PREVIOUS_LIST&gt;*&lt;/DYNAMIC_OPTION_PREVIOUS_LIST&gt;</text:p>
            <text:p>&lt;REFERENCE_NO&gt;1000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1235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1000&lt;/AMOUNT&gt;</text:p>
            <text:p>&lt;SNDINSTRUMENT&gt;12&lt;/SNDINSTRUMENT&gt;</text:p>
            <text:p>&lt;PREVIOUSSTAGE&gt;4&lt;/PREVIOUSSTAGE&gt;</text:p>
            <text:p>&lt;MSISDN2&gt;680222332&lt;/MSISDN2&gt;</text:p>
            <text:p>&lt;language&gt;en&lt;/language&gt;</text:p>
            <text:p>&lt;PROVIDER&gt;101&lt;/PROVIDER&gt;</text:p>
            <text:p>&lt;RCVPROVIDER&gt;101&lt;/RCVPROVIDER&gt;</text:p>
            <text:p>&lt;MSISDN&gt;786670654&lt;/MSISDN&gt;</text:p>
            <text:p>        &lt;TRID&gt;786670654201907081839C0036&lt;/TRID&gt;&lt;/COMMAND&gt;</text:p>
          </table:table-cell>
          <table:table-cell table:style-name="ce106" office:value-type="string" calcext:value-type="string">
            <text:p>&lt;?xml version="1.0"?&gt;</text:p>
            <text:p>&lt;COMMAND&gt;</text:p>
            <text:p>    &lt;TYPE&gt;CMPRRESP&lt;/TYPE&gt;</text:p>
            <text:p>    &lt;TXNID&gt;MP190726.1034.C00035&lt;/TXNID&gt;</text:p>
            <text:p>    &lt;TXNSTATUS&gt;200&lt;/TXNSTATUS&gt;</text:p>
            <text:p>    &lt;TRID&gt;786670654201907081839C0036&lt;/TRID&gt;</text:p>
            <text:p>    &lt;MESSAGE&gt;Txn Id : MP190726.1034.C00035,You have paid 200.00Tshs to SOLKIT .Your available Airtel Money balance : 733,627.88Tshs. Your OFFER ! Send Money All Day No Charges.Save upto Tsh 5,000 on transaction fee when you send money Airtel to Airtel.  REFERENCE NO :1000&lt;/MESSAGE&gt;</text:p>
            <text:p>    &lt;IVR-RESPONSE&gt;9014_MERCODE#680222332|200.00|0.00|0.00|MP190726.1034.C00035|733,627.88#&lt;/IVR-RESPONSE&gt;</text:p>
            <text:p>&lt;/COMMAND&gt;</text:p>
          </table:table-cell>
          <table:table-cell table:style-name="ce94"/>
          <table:table-cell table:number-columns-repeated="1020"/>
        </table:table-row>
        <table:table-row table:style-name="ro75">
          <table:table-cell table:style-name="ce92" office:value-type="string" calcext:value-type="string">
            <text:p>Power Corner.</text:p>
          </table:table-cell>
          <table:table-cell table:style-name="ce94" office:value-type="string" calcext:value-type="string">
            <text:p>&lt;COMMAND&gt;</text:p>
            <text:p>&lt;PARENT_STAGEID&gt;g2931&lt;/PARENT_STAGEID&gt;</text:p>
            <text:p>&lt;BPROVIDER&gt;101&lt;/BPROVIDER&gt;</text:p>
            <text:p>&lt;DYNAMIC_OPTION_PREVIOUS_LIST&gt;*&lt;/DYNAMIC_OPTION_PREVIOUS_LIST&gt;</text:p>
            <text:p>&lt;REFERENCE_NO&gt;1000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1235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1000&lt;/AMOUNT&gt;</text:p>
            <text:p>&lt;SNDINSTRUMENT&gt;12&lt;/SNDINSTRUMENT&gt;</text:p>
            <text:p>&lt;PREVIOUSSTAGE&gt;4&lt;/PREVIOUSSTAGE&gt;</text:p>
            <text:p>&lt;MSISDN2&gt;680222343&lt;/MSISDN2&gt;</text:p>
            <text:p>&lt;language&gt;en&lt;/language&gt;</text:p>
            <text:p>&lt;PROVIDER&gt;101&lt;/PROVIDER&gt;</text:p>
            <text:p>&lt;RCVPROVIDER&gt;101&lt;/RCVPROVIDER&gt;</text:p>
            <text:p>&lt;MSISDN&gt;786670654&lt;/MSISDN&gt;</text:p>
            <text:p>        &lt;TRID&gt;786670654201907081840C0038&lt;/TRID&gt;&lt;/COMMAND&gt;</text:p>
          </table:table-cell>
          <table:table-cell table:style-name="ce192" office:value-type="string" calcext:value-type="string">
            <text:p>&lt;?xml version="1.0"?&gt;</text:p>
            <text:p>&lt;COMMAND&gt;</text:p>
            <text:p>    &lt;TYPE&gt;CMPRRESP&lt;/TYPE&gt;</text:p>
            <text:p>    &lt;TXNID&gt;MP190719.0743.C00052&lt;/TXNID&gt;</text:p>
            <text:p>    &lt;TXNSTATUS&gt;09999&lt;/TXNSTATUS&gt;</text:p>
            <text:p>    &lt;TRID&gt;786670654201907081840C0038&lt;/TRID&gt;</text:p>
            <text:p>    &lt;MESSAGE&gt;Transaction Failed with TXN Id : MP190719.0743.C00052, Failure from third party  System  REFERENCE NO :1000&lt;/MESSAGE&gt;</text:p>
            <text:p>    &lt;IVR-RESPONSE&gt;09999##&lt;/IVR-RESPONSE&gt;</text:p>
            <text:p>&lt;/COMMAND&gt;</text:p>
          </table:table-cell>
          <table:table-cell table:style-name="ce94" office:value-type="string" calcext:value-type="string">
            <text:p>Failed from 3<text:span text:style-name="T6">rd</text:span> party</text:p>
          </table:table-cell>
          <table:table-cell table:number-columns-repeated="1020"/>
        </table:table-row>
        <table:table-row table:style-name="ro75">
          <table:table-cell table:style-name="ce92" office:value-type="string" calcext:value-type="string">
            <text:p>EON.</text:p>
          </table:table-cell>
          <table:table-cell table:style-name="ce94" office:value-type="string" calcext:value-type="string">
            <text:p>&lt;COMMAND&gt;</text:p>
            <text:p>&lt;PARENT_STAGEID&gt;g2951&lt;/PARENT_STAGEID&gt;</text:p>
            <text:p>&lt;BPROVIDER&gt;101&lt;/BPROVIDER&gt;</text:p>
            <text:p>&lt;DYNAMIC_OPTION_PREVIOUS_LIST&gt;*&lt;/DYNAMIC_OPTION_PREVIOUS_LIST&gt;</text:p>
            <text:p>&lt;REFERENCE_NO&gt;1000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1235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1000&lt;/AMOUNT&gt;</text:p>
            <text:p>&lt;SNDINSTRUMENT&gt;12&lt;/SNDINSTRUMENT&gt;</text:p>
            <text:p>&lt;PREVIOUSSTAGE&gt;4&lt;/PREVIOUSSTAGE&gt;</text:p>
            <text:p>&lt;MSISDN2&gt;680666671&lt;/MSISDN2&gt;</text:p>
            <text:p>&lt;language&gt;en&lt;/language&gt;</text:p>
            <text:p>&lt;PROVIDER&gt;101&lt;/PROVIDER&gt;</text:p>
            <text:p>&lt;RCVPROVIDER&gt;101&lt;/RCVPROVIDER&gt;</text:p>
            <text:p>&lt;MSISDN&gt;786670654&lt;/MSISDN&gt;</text:p>
            <text:p>        &lt;TRID&gt;786670654201907081841C0040&lt;/TRID&gt;&lt;/COMMAND&gt;</text:p>
          </table:table-cell>
          <table:table-cell table:style-name="ce106" office:value-type="string" calcext:value-type="string">
            <text:p>&lt;?xml version="1.0"?&gt;</text:p>
            <text:p>&lt;COMMAND&gt;</text:p>
            <text:p>    &lt;TYPE&gt;CMPRRESP&lt;/TYPE&gt;</text:p>
            <text:p>    &lt;TXNID&gt;MP190726.1107.C00048&lt;/TXNID&gt;</text:p>
            <text:p>    &lt;TXNSTATUS&gt;200&lt;/TXNSTATUS&gt;</text:p>
            <text:p>    &lt;TRID&gt;786670654201907081841C0040&lt;/TRID&gt;</text:p>
            <text:p>    &lt;MESSAGE&gt;Txn Id : MP190726.1107.C00048,You have paid 200.00Tshs to EON .Your available Airtel Money balance : 731,427.88Tshs. Your OFFER ! Send Money All Day No Charges.Save upto Tsh 5,000 on transaction fee when you send money Airtel to Airtel.  REFERENCE NO :1000&lt;/MESSAGE&gt;</text:p>
            <text:p>    &lt;IVR-RESPONSE&gt;9014_MERCODE#680666671|200.00|0.00|0.00|MP190726.1107.C00048|731,427.88#&lt;/IVR-RESPONSE&gt;</text:p>
            <text:p>&lt;/COMMAND&gt;</text:p>
          </table:table-cell>
          <table:table-cell table:style-name="ce94"/>
          <table:table-cell table:number-columns-repeated="1020"/>
        </table:table-row>
        <table:table-row table:style-name="ro75">
          <table:table-cell table:style-name="ce92" office:value-type="string" calcext:value-type="string">
            <text:p>Jumeme</text:p>
          </table:table-cell>
          <table:table-cell table:style-name="ce94" office:value-type="string" calcext:value-type="string">
            <text:p>&lt;COMMAND&gt;</text:p>
            <text:p>&lt;PARENT_STAGEID&gt;g2981&lt;/PARENT_STAGEID&gt;</text:p>
            <text:p>&lt;BPROVIDER&gt;101&lt;/BPROVIDER&gt;</text:p>
            <text:p>&lt;DYNAMIC_OPTION_PREVIOUS_LIST&gt;*&lt;/DYNAMIC_OPTION_PREVIOUS_LIST&gt;</text:p>
            <text:p>&lt;REFERENCE_NO&gt;1000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1235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1000&lt;/AMOUNT&gt;</text:p>
            <text:p>&lt;SNDINSTRUMENT&gt;12&lt;/SNDINSTRUMENT&gt;</text:p>
            <text:p>&lt;PREVIOUSSTAGE&gt;4&lt;/PREVIOUSSTAGE&gt;</text:p>
            <text:p>&lt;MSISDN2&gt;780900889&lt;/MSISDN2&gt;</text:p>
            <text:p>&lt;language&gt;en&lt;/language&gt;</text:p>
            <text:p>&lt;PROVIDER&gt;101&lt;/PROVIDER&gt;</text:p>
            <text:p>&lt;RCVPROVIDER&gt;101&lt;/RCVPROVIDER&gt;</text:p>
            <text:p>&lt;MSISDN&gt;786670654&lt;/MSISDN&gt;</text:p>
            <text:p>        &lt;TRID&gt;786670654201907081843C0042&lt;/TRID&gt;&lt;/COMMAND&gt;</text:p>
          </table:table-cell>
          <table:table-cell table:style-name="ce106" office:value-type="string" calcext:value-type="string">
            <text:p>&lt;?xml version="1.0"?&gt;</text:p>
            <text:p>&lt;COMMAND&gt;</text:p>
            <text:p>    &lt;TYPE&gt;CMPRRESP&lt;/TYPE&gt;</text:p>
            <text:p>    &lt;TXNID&gt;MP190719.0745.C00055&lt;/TXNID&gt;</text:p>
            <text:p>    &lt;TXNSTATUS&gt;200&lt;/TXNSTATUS&gt;</text:p>
            <text:p>    &lt;TRID&gt;786670654201907081843C0042&lt;/TRID&gt;</text:p>
            <text:p>    &lt;MESSAGE&gt;Txn Id : MP190719.0745.C00055,You have paid 200.00Tshs to JUMEME RURAL 1000.Your available Airtel Money balance : 787,809.58Tshs. Your OFFER ! Send Money All Day No Charges.Save upto Tsh 5,000 on transaction fee when you send money Airtel to Airtel.  REFERENCE NO :1000&lt;/MESSAGE&gt;</text:p>
            <text:p>    &lt;IVR-RESPONSE&gt;9014_MERCODE#780900889|200.00|0.00|0.00|MP190719.0745.C00055|787,809.58#&lt;/IVR-RESPONSE&gt;</text:p>
            <text:p>&lt;/COMMAND&gt;</text:p>
          </table:table-cell>
          <table:table-cell table:style-name="ce94"/>
          <table:table-cell table:number-columns-repeated="1020"/>
        </table:table-row>
        <table:table-row table:style-name="ro75">
          <table:table-cell table:style-name="ce92" office:value-type="string" calcext:value-type="string">
            <text:p>Fast Jet</text:p>
          </table:table-cell>
          <table:table-cell table:style-name="ce94" office:value-type="string" calcext:value-type="string">
            <text:p>&lt;COMMAND&gt;^M</text:p>
            <text:p>&lt;PARENT_STAGEID&gt;g241&lt;/PARENT_STAGEID&gt;</text:p>
            <text:p>&lt;BPROVIDER&gt;101&lt;/BPROVIDER&gt;</text:p>
            <text:p>&lt;DYNAMIC_OPTION_PREVIOUS_LIST&gt;*&lt;/DYNAMIC_OPTION_PREVIOUS_LIST&gt;</text:p>
            <text:p>&lt;REFERENCE_NO&gt;1000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*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1000&lt;/AMOUNT&gt;</text:p>
            <text:p>&lt;SNDINSTRUMENT&gt;12&lt;/SNDINSTRUMENT&gt;</text:p>
            <text:p>&lt;PREVIOUSSTAGE&gt;4&lt;/PREVIOUSSTAGE&gt;</text:p>
            <text:p>&lt;MSISDN2&gt;681896244&lt;/MSISDN2&gt;</text:p>
            <text:p>&lt;language&gt;en&lt;/language&gt;</text:p>
            <text:p>&lt;PROVIDER&gt;101&lt;/PROVIDER&gt;</text:p>
            <text:p>&lt;RCVPROVIDER&gt;101&lt;/RCVPROVIDER&gt;</text:p>
            <text:p>&lt;MSISDN&gt;786670654&lt;/MSISDN&gt;</text:p>
            <text:p>        &lt;TRID&gt;786670654201907081844C0043&lt;/TRID&gt;&lt;/COMMAND&gt;</text:p>
          </table:table-cell>
          <table:table-cell table:style-name="ce106" office:value-type="string" calcext:value-type="string">
            <text:p>&lt;?xml version="1.0"?&gt;</text:p>
            <text:p>&lt;COMMAND&gt;</text:p>
            <text:p>    &lt;TYPE&gt;CMPRRESP&lt;/TYPE&gt;</text:p>
            <text:p>    &lt;TXNID&gt;MP190729.1318.C00050&lt;/TXNID&gt;</text:p>
            <text:p>    &lt;TXNSTATUS&gt;200&lt;/TXNSTATUS&gt;</text:p>
            <text:p>    &lt;TRID&gt;786670654201907081844C0043&lt;/TRID&gt;</text:p>
            <text:p>    &lt;MESSAGE&gt;Txn Id : MP190729.1318.C00050,You have paid 1,000.00Tshs to Fastjet Transaction ID is 900119526755. You have paid 1000 via Pesapal in reference to 1000..Your available Airtel Money balance : 690,054.83Tshs. Your OFFER ! Send Money All Day No Charges.Save upto Tsh 5,000 on transaction fee when you send money Airtel to Airtel.  REFERENCE NO :1000&lt;/MESSAGE&gt;</text:p>
            <text:p>    &lt;IVR-RESPONSE&gt;9014_MERCODE#681896244|1,000.00|0.00|0.00|MP190729.1318.C00050|690,054.83#&lt;/IVR-RESPONSE&gt;</text:p>
            <text:p>&lt;/COMMAND&gt;</text:p>
          </table:table-cell>
          <table:table-cell table:style-name="ce94"/>
          <table:table-cell table:number-columns-repeated="1020"/>
        </table:table-row>
        <table:table-row table:style-name="ro75">
          <table:table-cell table:style-name="ce92" office:value-type="string" calcext:value-type="string">
            <text:p>Auric Air</text:p>
          </table:table-cell>
          <table:table-cell table:style-name="ce94" office:value-type="string" calcext:value-type="string">
            <text:p>&lt;COMMAND&gt;^M</text:p>
            <text:p>&lt;PARENT_STAGEID&gt;g243&lt;/PARENT_STAGEID&gt;</text:p>
            <text:p>&lt;BPROVIDER&gt;101&lt;/BPROVIDER&gt;</text:p>
            <text:p>&lt;DYNAMIC_OPTION_PREVIOUS_LIST&gt;*&lt;/DYNAMIC_OPTION_PREVIOUS_LIST&gt;</text:p>
            <text:p>&lt;REFERENCE_NO&gt;1111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*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300&lt;/AMOUNT&gt;</text:p>
            <text:p>&lt;SNDINSTRUMENT&gt;12&lt;/SNDINSTRUMENT&gt;</text:p>
            <text:p>&lt;PREVIOUSSTAGE&gt;4&lt;/PREVIOUSSTAGE&gt;</text:p>
            <text:p>&lt;MSISDN2&gt;687086103&lt;/MSISDN2&gt;</text:p>
            <text:p>&lt;language&gt;en&lt;/language&gt;</text:p>
            <text:p>&lt;PROVIDER&gt;101&lt;/PROVIDER&gt;</text:p>
            <text:p>&lt;RCVPROVIDER&gt;101&lt;/RCVPROVIDER&gt;</text:p>
            <text:p>&lt;MSISDN&gt;786670654&lt;/MSISDN&gt;</text:p>
            <text:p>        &lt;TRID&gt;786670654201907081847C0044&lt;/TRID&gt;&lt;/COMMAND&gt;</text:p>
          </table:table-cell>
          <table:table-cell table:style-name="ce106" office:value-type="string" calcext:value-type="string">
            <text:p>&lt;?xml version="1.0"?&gt;</text:p>
            <text:p>&lt;COMMAND&gt;</text:p>
            <text:p>    &lt;TYPE&gt;CMPRRESP&lt;/TYPE&gt;</text:p>
            <text:p>    &lt;TXNID&gt;MP190719.0746.C00060&lt;/TXNID&gt;</text:p>
            <text:p>    &lt;TXNSTATUS&gt;200&lt;/TXNSTATUS&gt;</text:p>
            <text:p>    &lt;TRID&gt;786670654201907081847C0044&lt;/TRID&gt;</text:p>
            <text:p>    &lt;MESSAGE&gt;Txn Id : MP190719.0746.C00060,You have paid 300.00Tshs to AURIC .Your available Airtel Money balance : 787,509.58Tshs. Your OFFER ! Send Money All Day No Charges.Save upto Tsh 5,000 on transaction fee when you send money Airtel to Airtel.  REFERENCE NO :1111&lt;/MESSAGE&gt;</text:p>
            <text:p>    &lt;IVR-RESPONSE&gt;9014_MERCODE#687086103|300.00|0.00|0.00|MP190719.0746.C00060|787,509.58#&lt;/IVR-RESPONSE&gt;</text:p>
            <text:p>&lt;/COMMAND&gt;</text:p>
          </table:table-cell>
          <table:table-cell table:style-name="ce94"/>
          <table:table-cell table:number-columns-repeated="1020"/>
        </table:table-row>
        <table:table-row table:style-name="ro75">
          <table:table-cell table:style-name="ce92" office:value-type="string" calcext:value-type="string">
            <text:p>Ethiopian Airways</text:p>
          </table:table-cell>
          <table:table-cell table:style-name="ce94" office:value-type="string" calcext:value-type="string">
            <text:p>&lt;COMMAND&gt;^M</text:p>
            <text:p>&lt;PARENT_STAGEID&gt;g244&lt;/PARENT_STAGEID&gt;</text:p>
            <text:p>&lt;BPROVIDER&gt;101&lt;/BPROVIDER&gt;</text:p>
            <text:p>&lt;DYNAMIC_OPTION_PREVIOUS_LIST&gt;*&lt;/DYNAMIC_OPTION_PREVIOUS_LIST&gt;</text:p>
            <text:p>&lt;REFERENCE_NO&gt;1000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*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1000&lt;/AMOUNT&gt;</text:p>
            <text:p>&lt;SNDINSTRUMENT&gt;12&lt;/SNDINSTRUMENT&gt;</text:p>
            <text:p>&lt;PREVIOUSSTAGE&gt;4&lt;/PREVIOUSSTAGE&gt;</text:p>
            <text:p>&lt;MSISDN2&gt;788763145&lt;/MSISDN2&gt;</text:p>
            <text:p>&lt;language&gt;en&lt;/language&gt;</text:p>
            <text:p>&lt;PROVIDER&gt;101&lt;/PROVIDER&gt;</text:p>
            <text:p>&lt;RCVPROVIDER&gt;101&lt;/RCVPROVIDER&gt;</text:p>
            <text:p>&lt;MSISDN&gt;786670654&lt;/MSISDN&gt;</text:p>
            <text:p>        &lt;TRID&gt;786670654201907081848C0045&lt;/TRID&gt;&lt;/COMMAND&gt;</text:p>
          </table:table-cell>
          <table:table-cell table:style-name="ce106" office:value-type="string" calcext:value-type="string">
            <text:p>&lt;?xml version="1.0"?&gt;</text:p>
            <text:p>&lt;COMMAND&gt;</text:p>
            <text:p>    &lt;TYPE&gt;CMPRRESP&lt;/TYPE&gt;</text:p>
            <text:p>    &lt;TXNID&gt;MP190719.0747.C00061&lt;/TXNID&gt;</text:p>
            <text:p>    &lt;TXNSTATUS&gt;200&lt;/TXNSTATUS&gt;</text:p>
            <text:p>    &lt;TRID&gt;786670654201907081848C0045&lt;/TRID&gt;</text:p>
            <text:p>    &lt;MESSAGE&gt;Txn Id : MP190719.0747.C00061,You have paid 200.00Tshs to Ethiopian .Your available Airtel Money balance : 787,264.58Tshs. Your OFFER ! Send Money All Day No Charges.Save upto Tsh 5,000 on transaction fee when you send money Airtel to Airtel.  REFERENCE NO :1000&lt;/MESSAGE&gt;</text:p>
            <text:p>    &lt;IVR-RESPONSE&gt;9014_MERCODE#788763145|200.00|38.14|0.00|MP190719.0747.C00061|787,264.58#&lt;/IVR-RESPONSE&gt;</text:p>
            <text:p>&lt;/COMMAND&gt;</text:p>
          </table:table-cell>
          <table:table-cell table:style-name="ce94"/>
          <table:table-cell table:number-columns-repeated="1020"/>
        </table:table-row>
        <table:table-row table:style-name="ro75">
          <table:table-cell table:style-name="ce92" office:value-type="string" calcext:value-type="string">
            <text:p>Corporate.</text:p>
          </table:table-cell>
          <table:table-cell table:style-name="ce94" office:value-type="string" calcext:value-type="string">
            <text:p>&lt;COMMAND&gt;^M</text:p>
            <text:p>&lt;PARENT_STAGEID&gt;g251&lt;/PARENT_STAGEID&gt;</text:p>
            <text:p>&lt;BPROVIDER&gt;101&lt;/BPROVIDER&gt;</text:p>
            <text:p>&lt;DYNAMIC_OPTION_PREVIOUS_LIST&gt;*&lt;/DYNAMIC_OPTION_PREVIOUS_LIST&gt;</text:p>
            <text:p>&lt;REFERENCE_NO&gt;1000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*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1000&lt;/AMOUNT&gt;</text:p>
            <text:p>&lt;SNDINSTRUMENT&gt;12&lt;/SNDINSTRUMENT&gt;</text:p>
            <text:p>&lt;PREVIOUSSTAGE&gt;4&lt;/PREVIOUSSTAGE&gt;</text:p>
            <text:p>&lt;MSISDN2&gt;786889046&lt;/MSISDN2&gt;</text:p>
            <text:p>&lt;language&gt;en&lt;/language&gt;</text:p>
            <text:p>&lt;PROVIDER&gt;101&lt;/PROVIDER&gt;</text:p>
            <text:p>&lt;RCVPROVIDER&gt;101&lt;/RCVPROVIDER&gt;</text:p>
            <text:p>&lt;MSISDN&gt;786670654&lt;/MSISDN&gt;</text:p>
            <text:p>        &lt;TRID&gt;786670654201907081852C0046&lt;/TRID&gt;&lt;/COMMAND&gt;</text:p>
          </table:table-cell>
          <table:table-cell table:style-name="ce106" office:value-type="string" calcext:value-type="string">
            <text:p>&lt;?xml version="1.0"?&gt;</text:p>
            <text:p>&lt;COMMAND&gt;</text:p>
            <text:p>    &lt;TYPE&gt;CMPRRESP&lt;/TYPE&gt;</text:p>
            <text:p>    &lt;TXNID&gt;MP190719.0748.C00062&lt;/TXNID&gt;</text:p>
            <text:p>    &lt;TXNSTATUS&gt;200&lt;/TXNSTATUS&gt;</text:p>
            <text:p>    &lt;TRID&gt;786670654201907081852C0046&lt;/TRID&gt;</text:p>
            <text:p>    &lt;MESSAGE&gt;Txn Id : MP190719.0748.C00062,You have paid 1,000.00Tshs to CORPORATE .Your available Airtel Money balance : 786,264.58Tshs. Your OFFER ! Send Money All Day No Charges.Save upto Tsh 5,000 on transaction fee when you send money Airtel to Airtel.  REFERENCE NO :1000&lt;/MESSAGE&gt;</text:p>
            <text:p>    &lt;IVR-RESPONSE&gt;9014_MERCODE#786889046|1,000.00|0.00|0.00|MP190719.0748.C00062|786,264.58#&lt;/IVR-RESPONSE&gt;</text:p>
            <text:p>&lt;/COMMAND&gt;</text:p>
          </table:table-cell>
          <table:table-cell table:style-name="ce94"/>
          <table:table-cell table:number-columns-repeated="1020"/>
        </table:table-row>
        <table:table-row table:style-name="ro75">
          <table:table-cell table:style-name="ce92" office:value-type="string" calcext:value-type="string">
            <text:p>Dwasco</text:p>
          </table:table-cell>
          <table:table-cell table:style-name="ce94" office:value-type="string" calcext:value-type="string">
            <text:p>&lt;COMMAND&gt;</text:p>
            <text:p>&lt;PARENT_STAGEID&gt;g261&lt;/PARENT_STAGEID&gt;</text:p>
            <text:p>&lt;BPROVIDER&gt;101&lt;/BPROVIDER&gt;</text:p>
            <text:p>&lt;DYNAMIC_OPTION_PREVIOUS_LIST&gt;*&lt;/DYNAMIC_OPTION_PREVIOUS_LIST&gt;</text:p>
            <text:p>&lt;REFERENCE_NO&gt;100&lt;/REFERENCE_NO&gt;</text:p>
            <text:p>&lt;OTHER_DETAILS&gt;001001&lt;/OTHER_DETAILS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1235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200&lt;/AMOUNT&gt;</text:p>
            <text:p>&lt;STORE_FAV_MESSAGE&gt;Y&lt;/STORE_FAV_MESSAGE&gt;</text:p>
            <text:p>&lt;SNDINSTRUMENT&gt;12&lt;/SNDINSTRUMENT&gt;</text:p>
            <text:p>&lt;PREVIOUSSTAGE&gt;19&lt;/PREVIOUSSTAGE&gt;</text:p>
            <text:p>&lt;MSISDN2&gt;780900111&lt;/MSISDN2&gt;</text:p>
            <text:p>&lt;language&gt;en&lt;/language&gt;</text:p>
            <text:p>&lt;PROVIDER&gt;101&lt;/PROVIDER&gt;</text:p>
            <text:p>&lt;SERVICE_NAME&gt;MERCHPAY&lt;/SERVICE_NAME&gt;</text:p>
            <text:p>&lt;RCVPROVIDER&gt;101&lt;/RCVPROVIDER&gt;</text:p>
            <text:p>&lt;MSISDN&gt;786670654&lt;/MSISDN&gt;</text:p>
            <text:p>        &lt;TRID&gt;786670654201907081854C0047&lt;/TRID&gt;&lt;/COMMAND&gt;</text:p>
          </table:table-cell>
          <table:table-cell table:style-name="ce106" office:value-type="string" calcext:value-type="string">
            <text:p>&lt;?xml version="1.0"?&gt;</text:p>
            <text:p>&lt;COMMAND&gt;</text:p>
            <text:p>    &lt;TYPE&gt;CMPRRESP&lt;/TYPE&gt;</text:p>
            <text:p>    &lt;TXNID&gt;MP190719.0749.C00065&lt;/TXNID&gt;</text:p>
            <text:p>    &lt;TXNSTATUS&gt;200&lt;/TXNSTATUS&gt;</text:p>
            <text:p>    &lt;TRID&gt;786670654201907081854C0047&lt;/TRID&gt;</text:p>
            <text:p>    &lt;MESSAGE&gt;Txn Id : MP190719.0749.C00065,You have paid 1,000.00Tshs to NMBGePGcoll .Your available Airtel Money balance : 785,253.58Tshs. Your OFFER ! Send Money All Day No Charges.Save upto Tsh 5,000 on transaction fee when you send money Airtel to Airtel.  REFERENCE NO :100&lt;/MESSAGE&gt;</text:p>
            <text:p>    &lt;IVR-RESPONSE&gt;9014_MERCODE#780900111|1,000.00|9.32|0.00|MP190719.0749.C00065|785,253.58#&lt;/IVR-RESPONSE&gt;</text:p>
            <text:p>&lt;/COMMAND&gt;</text:p>
          </table:table-cell>
          <table:table-cell table:style-name="ce94"/>
          <table:table-cell table:number-columns-repeated="1020"/>
        </table:table-row>
        <table:table-row table:style-name="ro75">
          <table:table-cell table:style-name="ce92" office:value-type="string" calcext:value-type="string">
            <text:p>Veta.</text:p>
          </table:table-cell>
          <table:table-cell table:style-name="ce94" office:value-type="string" calcext:value-type="string">
            <text:p>&lt;COMMAND&gt;</text:p>
            <text:p>&lt;PARENT_STAGEID&gt;g272&lt;/PARENT_STAGEID&gt;</text:p>
            <text:p>&lt;BPROVIDER&gt;101&lt;/BPROVIDER&gt;</text:p>
            <text:p>&lt;DYNAMIC_OPTION_PREVIOUS_LIST&gt;*&lt;/DYNAMIC_OPTION_PREVIOUS_LIST&gt;</text:p>
            <text:p>&lt;REFERENCE_NO&gt;1000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1235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200&lt;/AMOUNT&gt;</text:p>
            <text:p>&lt;SNDINSTRUMENT&gt;12&lt;/SNDINSTRUMENT&gt;</text:p>
            <text:p>&lt;PREVIOUSSTAGE&gt;4&lt;/PREVIOUSSTAGE&gt;</text:p>
            <text:p>&lt;MSISDN2&gt;787447541&lt;/MSISDN2&gt;</text:p>
            <text:p>&lt;language&gt;en&lt;/language&gt;</text:p>
            <text:p>&lt;PROVIDER&gt;101&lt;/PROVIDER&gt;</text:p>
            <text:p>&lt;RCVPROVIDER&gt;101&lt;/RCVPROVIDER&gt;</text:p>
            <text:p>&lt;MSISDN&gt;786670654&lt;/MSISDN&gt;</text:p>
            <text:p>        &lt;TRID&gt;786670654201907081855C0049&lt;/TRID&gt;&lt;/COMMAND&gt;</text:p>
          </table:table-cell>
          <table:table-cell table:style-name="ce106" office:value-type="string" calcext:value-type="string">
            <text:p>&lt;?xml version="1.0"?&gt;</text:p>
            <text:p>&lt;COMMAND&gt;</text:p>
            <text:p>    &lt;TYPE&gt;CMPRRESP&lt;/TYPE&gt;</text:p>
            <text:p>    &lt;TXNID&gt;MP190719.0720.C00019&lt;/TXNID&gt;</text:p>
            <text:p>    &lt;TXNSTATUS&gt;200&lt;/TXNSTATUS&gt;</text:p>
            <text:p>    &lt;TRID&gt;786670654201907081855C0049&lt;/TRID&gt;</text:p>
            <text:p>    &lt;MESSAGE&gt;Txn Id : MP190719.0720.C00019,You have paid 200.00Tshs to SENGI TOURS .Your available Airtel Money balance : 791,420.58Tshs. Your OFFER ! Send Money All Day No Charges.Save upto Tsh 5,000 on transaction fee when you send money Airtel to Airtel.  REFERENCE NO :1000&lt;/MESSAGE&gt;</text:p>
            <text:p>    &lt;IVR-RESPONSE&gt;9014_MERCODE#787447541|200.00|0.00|0.00|MP190719.0720.C00019|791,420.58#&lt;/IVR-RESPONSE&gt;</text:p>
            <text:p>&lt;/COMMAND&gt;</text:p>
          </table:table-cell>
          <table:table-cell table:style-name="ce94"/>
          <table:table-cell table:number-columns-repeated="1020"/>
        </table:table-row>
        <table:table-row table:style-name="ro75">
          <table:table-cell table:style-name="ce92" office:value-type="string" calcext:value-type="string">
            <text:p>HESLB.</text:p>
          </table:table-cell>
          <table:table-cell table:style-name="ce94" office:value-type="string" calcext:value-type="string">
            <text:p>&lt;COMMAND&gt;</text:p>
            <text:p>&lt;PARENT_STAGEID&gt;g271&lt;/PARENT_STAGEID&gt;</text:p>
            <text:p>&lt;BPROVIDER&gt;101&lt;/BPROVIDER&gt;</text:p>
            <text:p>&lt;DYNAMIC_OPTION_PREVIOUS_LIST&gt;*&lt;/DYNAMIC_OPTION_PREVIOUS_LIST&gt;</text:p>
            <text:p>&lt;REFERENCE_NO&gt;1000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1235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200&lt;/AMOUNT&gt;</text:p>
            <text:p>&lt;SNDINSTRUMENT&gt;12&lt;/SNDINSTRUMENT&gt;</text:p>
            <text:p>&lt;PREVIOUSSTAGE&gt;4&lt;/PREVIOUSSTAGE&gt;</text:p>
            <text:p>&lt;MSISDN2&gt;782196368&lt;/MSISDN2&gt;</text:p>
            <text:p>&lt;language&gt;en&lt;/language&gt;</text:p>
            <text:p>&lt;PROVIDER&gt;101&lt;/PROVIDER&gt;</text:p>
            <text:p>&lt;RCVPROVIDER&gt;101&lt;/RCVPROVIDER&gt;</text:p>
            <text:p>&lt;MSISDN&gt;786670654&lt;/MSISDN&gt;</text:p>
            <text:p>        &lt;TRID&gt;786670654201907081856C0050&lt;/TRID&gt;&lt;/COMMAND&gt;</text:p>
          </table:table-cell>
          <table:table-cell table:style-name="ce106" office:value-type="string" calcext:value-type="string">
            <text:p>&lt;?xml version="1.0"?&gt;</text:p>
            <text:p>&lt;COMMAND&gt;</text:p>
            <text:p>    &lt;TYPE&gt;CMPRRESP&lt;/TYPE&gt;</text:p>
            <text:p>    &lt;TXNID&gt;MP190719.0721.C00020&lt;/TXNID&gt;</text:p>
            <text:p>    &lt;TXNSTATUS&gt;200&lt;/TXNSTATUS&gt;</text:p>
            <text:p>    &lt;TRID&gt;786670654201907081856C0050&lt;/TRID&gt;</text:p>
            <text:p>    &lt;MESSAGE&gt;Txn Id : MP190719.0721.C00020,You have paid 200.00Tshs to HESLB .Your available Airtel Money balance : 791,220.58Tshs. Your OFFER ! Send Money All Day No Charges.Save upto Tsh 5,000 on transaction fee when you send money Airtel to Airtel.  REFERENCE NO :1000&lt;/MESSAGE&gt;</text:p>
            <text:p>    &lt;IVR-RESPONSE&gt;9014_MERCODE#782196368|200.00|0.00|0.00|MP190719.0721.C00020|791,220.58#&lt;/IVR-RESPONSE&gt;</text:p>
            <text:p>&lt;/COMMAND&gt;</text:p>
          </table:table-cell>
          <table:table-cell table:style-name="ce94"/>
          <table:table-cell table:number-columns-repeated="1020"/>
        </table:table-row>
        <table:table-row table:style-name="ro75">
          <table:table-cell table:style-name="ce92" office:value-type="string" calcext:value-type="string">
            <text:p>Smile.</text:p>
          </table:table-cell>
          <table:table-cell table:style-name="ce94" office:value-type="string" calcext:value-type="string">
            <text:p>&lt;COMMAND&gt;</text:p>
            <text:p>&lt;PARENT_STAGEID&gt;g231&lt;/PARENT_STAGEID&gt;</text:p>
            <text:p>&lt;BPROVIDER&gt;101&lt;/BPROVIDER&gt;</text:p>
            <text:p>&lt;DYNAMIC_OPTION_PREVIOUS_LIST&gt;*&lt;/DYNAMIC_OPTION_PREVIOUS_LIST&gt;</text:p>
            <text:p>&lt;REFERENCE_NO&gt;1000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1235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200&lt;/AMOUNT&gt;</text:p>
            <text:p>&lt;SNDINSTRUMENT&gt;12&lt;/SNDINSTRUMENT&gt;</text:p>
            <text:p>&lt;PREVIOUSSTAGE&gt;4&lt;/PREVIOUSSTAGE&gt;</text:p>
            <text:p>&lt;MSISDN2&gt;683788790&lt;/MSISDN2&gt;</text:p>
            <text:p>&lt;language&gt;en&lt;/language&gt;</text:p>
            <text:p>&lt;PROVIDER&gt;101&lt;/PROVIDER&gt;</text:p>
            <text:p>&lt;RCVPROVIDER&gt;101&lt;/RCVPROVIDER&gt;</text:p>
            <text:p>&lt;MSISDN&gt;786670654&lt;/MSISDN&gt;</text:p>
            <text:p>        &lt;TRID&gt;786670654201907081900C0053&lt;/TRID&gt;&lt;/COMMAND&gt;</text:p>
          </table:table-cell>
          <table:table-cell table:style-name="ce106" office:value-type="string" calcext:value-type="string">
            <text:p>&lt;?xml version="1.0"?&gt;</text:p>
            <text:p>&lt;COMMAND&gt;</text:p>
            <text:p>    &lt;TYPE&gt;CMPRRESP&lt;/TYPE&gt;</text:p>
            <text:p>    &lt;TXNID&gt;MP190719.0723.C00021&lt;/TXNID&gt;</text:p>
            <text:p>    &lt;TXNSTATUS&gt;200&lt;/TXNSTATUS&gt;</text:p>
            <text:p>    &lt;TRID&gt;786670654201907081900C0053&lt;/TRID&gt;</text:p>
            <text:p>    &lt;MESSAGE&gt;Txn Id : MP190719.0723.C00021,You have paid 200.00Tshs to SMILE .Your available Airtel Money balance : 791,020.58Tshs. Your OFFER ! Send Money All Day No Charges.Save upto Tsh 5,000 on transaction fee when you send money Airtel to Airtel.  REFERENCE NO :1000&lt;/MESSAGE&gt;</text:p>
            <text:p>    &lt;IVR-RESPONSE&gt;9014_MERCODE#683788790|200.00|0.00|0.00|MP190719.0723.C00021|791,020.58#&lt;/IVR-RESPONSE&gt;</text:p>
            <text:p>&lt;/COMMAND&gt;</text:p>
          </table:table-cell>
          <table:table-cell table:style-name="ce94"/>
          <table:table-cell table:number-columns-repeated="1020"/>
        </table:table-row>
        <table:table-row table:style-name="ro75">
          <table:table-cell table:style-name="ce92" office:value-type="string" calcext:value-type="string">
            <text:p>Vision Fund.</text:p>
          </table:table-cell>
          <table:table-cell table:style-name="ce94" office:value-type="string" calcext:value-type="string">
            <text:p><text:span text:style-name="T5">&lt;COMMAND&gt;</text:span></text:p>
            <text:p><text:span text:style-name="T5">&lt;PARENT_STAGEID&gt;g301&lt;/PARENT_STAGEID&gt;</text:span></text:p>
            <text:p><text:span text:style-name="T5">&lt;BPROVIDER&gt;101&lt;/BPROVIDER&gt;</text:span></text:p>
            <text:p><text:span text:style-name="T5">&lt;DYNAMIC_OPTION_PREVIOUS_LIST&gt;*&lt;/DYNAMIC_OPTION_PREVIOUS_LIST&gt;</text:span></text:p>
            <text:p><text:span text:style-name="T5">&lt;REFERENCE_NO&gt;1000&lt;/REFERENCE_NO&gt;</text:span></text:p>
            <text:p><text:span text:style-name="T5">&lt;PAYID1&gt;12&lt;/PAYID1&gt;</text:span></text:p>
            <text:p><text:span text:style-name="T5">&lt;PAYID2&gt;12&lt;/PAYID2&gt;</text:span></text:p>
            <text:p><text:span text:style-name="T5">&lt;RCVINSTRUMENT&gt;12&lt;/RCVINSTRUMENT&gt;</text:span></text:p>
            <text:p><text:span text:style-name="T5">&lt;PAYID&gt;12&lt;/PAYID&gt;</text:span></text:p>
            <text:p><text:span text:style-name="T5">&lt;LANGUAGE1&gt;1&lt;/LANGUAGE1&gt;</text:span></text:p>
            <text:p><text:span text:style-name="T5">&lt;PIN&gt;1235&lt;/PIN&gt;</text:span></text:p>
            <text:p><text:span text:style-name="T5">&lt;LANGUAGE2&gt;1&lt;/LANGUAGE2&gt;</text:span></text:p>
            <text:p><text:span text:style-name="T5">&lt;TYPE&gt;CMPREQ&lt;/TYPE&gt;</text:span></text:p>
            <text:p><text:span text:style-name="T5">&lt;PROVIDER1&gt;101&lt;/PROVIDER1&gt;</text:span></text:p>
            <text:p><text:span text:style-name="T5">&lt;PROVIDER2&gt;101&lt;/PROVIDER2&gt;</text:span></text:p>
            <text:p><text:span text:style-name="T5">&lt;SNDPROVIDER&gt;101&lt;/SNDPROVIDER&gt;</text:span></text:p>
            <text:p><text:span text:style-name="T5">&lt;AMOUNT&gt;200&lt;/AMOUNT&gt;</text:span></text:p>
            <text:p><text:span text:style-name="T5">&lt;SNDINSTRUMENT&gt;12&lt;/SNDINSTRUMENT&gt;</text:span></text:p>
            <text:p><text:span text:style-name="T5">&lt;PREVIOUSSTAGE&gt;4&lt;/PREVIOUSSTAGE&gt;</text:span></text:p>
            <text:p><text:span text:style-name="T5">&lt;MSISDN2&gt;683791300&lt;/MSISDN2&gt;</text:span></text:p>
            <text:p><text:span text:style-name="T5">&lt;language&gt;en&lt;/language&gt;</text:span></text:p>
            <text:p><text:span text:style-name="T5">&lt;PROVIDER&gt;101&lt;/PROVIDER&gt;</text:span></text:p>
            <text:p><text:span text:style-name="T5">&lt;RCVPROVIDER&gt;101&lt;/RCVPROVIDER&gt;</text:span></text:p>
            <text:p><text:span text:style-name="T5">&lt;MSISDN&gt;786670654&lt;/MSISDN&gt;</text:span></text:p>
            <text:p><text:span text:style-name="T5">        &lt;TRID&gt;786670654201907081902C0054&lt;/TRID&gt;&lt;/COMMAND&gt;</text:span></text:p>
          </table:table-cell>
          <table:table-cell table:style-name="ce106" office:value-type="string" calcext:value-type="string">
            <text:p>&lt;?xml version="1.0"?&gt;</text:p>
            <text:p>&lt;COMMAND&gt;</text:p>
            <text:p>    &lt;TYPE&gt;CMPRRESP&lt;/TYPE&gt;</text:p>
            <text:p>    &lt;TXNID&gt;MP190719.0725.C00023&lt;/TXNID&gt;</text:p>
            <text:p>    &lt;TXNSTATUS&gt;200&lt;/TXNSTATUS&gt;</text:p>
            <text:p>    &lt;TRID&gt;786670654201907081902C0054&lt;/TRID&gt;</text:p>
            <text:p>    &lt;MESSAGE&gt;Txn Id : MP190719.0725.C00023,You have paid 200.00Tshs to VFTColl .Your available Airtel Money balance : 790,820.58Tshs. Your OFFER ! Send Money All Day No Charges.Save upto Tsh 5,000 on transaction fee when you send money Airtel to Airtel.  REFERENCE NO :1000&lt;/MESSAGE&gt;</text:p>
            <text:p>    &lt;IVR-RESPONSE&gt;9014_MERCODE#683791300|200.00|0.00|0.00|MP190719.0725.C00023|790,820.58#&lt;/IVR-RESPONSE&gt;</text:p>
            <text:p>&lt;/COMMAND&gt;</text:p>
          </table:table-cell>
          <table:table-cell table:style-name="ce94"/>
          <table:table-cell table:number-columns-repeated="1020"/>
        </table:table-row>
        <table:table-row table:style-name="ro75">
          <table:table-cell table:style-name="ce92" office:value-type="string" calcext:value-type="string">
            <text:p>Ecard.</text:p>
          </table:table-cell>
          <table:table-cell table:style-name="ce94" office:value-type="string" calcext:value-type="string">
            <text:p>&lt;COMMAND&gt;</text:p>
            <text:p>&lt;PARENT_STAGEID&gt;g233&lt;/PARENT_STAGEID&gt;</text:p>
            <text:p>&lt;BPROVIDER&gt;101&lt;/BPROVIDER&gt;</text:p>
            <text:p>&lt;DYNAMIC_OPTION_PREVIOUS_LIST&gt;*&lt;/DYNAMIC_OPTION_PREVIOUS_LIST&gt;</text:p>
            <text:p>&lt;REFERENCE_NO&gt;1000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1235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200&lt;/AMOUNT&gt;</text:p>
            <text:p>&lt;SNDINSTRUMENT&gt;12&lt;/SNDINSTRUMENT&gt;</text:p>
            <text:p>&lt;PREVIOUSSTAGE&gt;4&lt;/PREVIOUSSTAGE&gt;</text:p>
            <text:p>&lt;MSISDN2&gt;688700770&lt;/MSISDN2&gt;</text:p>
            <text:p>&lt;language&gt;en&lt;/language&gt;</text:p>
            <text:p>&lt;PROVIDER&gt;101&lt;/PROVIDER&gt;</text:p>
            <text:p>&lt;RCVPROVIDER&gt;101&lt;/RCVPROVIDER&gt;</text:p>
            <text:p>&lt;MSISDN&gt;786670654&lt;/MSISDN&gt;</text:p>
            <text:p>        &lt;TRID&gt;786670654201907081903C0055&lt;/TRID&gt;&lt;/COMMAND&gt;</text:p>
          </table:table-cell>
          <table:table-cell table:style-name="ce106" office:value-type="string" calcext:value-type="string">
            <text:p>&lt;?xml version="1.0"?&gt;</text:p>
            <text:p>&lt;COMMAND&gt;</text:p>
            <text:p>    &lt;TYPE&gt;CMPRRESP&lt;/TYPE&gt;</text:p>
            <text:p>    &lt;TXNID&gt;MP190719.0726.C00024&lt;/TXNID&gt;</text:p>
            <text:p>    &lt;TXNSTATUS&gt;200&lt;/TXNSTATUS&gt;</text:p>
            <text:p>    &lt;TRID&gt;786670654201907081903C0055&lt;/TRID&gt;</text:p>
            <text:p>    &lt;MESSAGE&gt;Txn Id : MP190719.0726.C00024,You have paid 200.00Tshs to ALLOCSUS .Your available Airtel Money balance : 790,620.58Tshs. Your OFFER ! Send Money All Day No Charges.Save upto Tsh 5,000 on transaction fee when you send money Airtel to Airtel.  REFERENCE NO :1000&lt;/MESSAGE&gt;</text:p>
            <text:p>    &lt;IVR-RESPONSE&gt;9014_MERCODE#688700770|200.00|0.00|0.00|MP190719.0726.C00024|790,620.58#&lt;/IVR-RESPONSE&gt;</text:p>
            <text:p>&lt;/COMMAND&gt;</text:p>
          </table:table-cell>
          <table:table-cell table:style-name="ce94"/>
          <table:table-cell table:number-columns-repeated="1020"/>
        </table:table-row>
        <table:table-row table:style-name="ro75">
          <table:table-cell table:style-name="ce92" office:value-type="string" calcext:value-type="string">
            <text:p>Twiga</text:p>
          </table:table-cell>
          <table:table-cell table:style-name="ce94" office:value-type="string" calcext:value-type="string">
            <text:p>&lt;COMMAND&gt;</text:p>
            <text:p>&lt;PARENT_STAGEID&gt;g235&lt;/PARENT_STAGEID&gt;</text:p>
            <text:p>&lt;BPROVIDER&gt;101&lt;/BPROVIDER&gt;</text:p>
            <text:p>&lt;DYNAMIC_OPTION_PREVIOUS_LIST&gt;*&lt;/DYNAMIC_OPTION_PREVIOUS_LIST&gt;</text:p>
            <text:p>&lt;REFERENCE_NO&gt;1000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1235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200&lt;/AMOUNT&gt;</text:p>
            <text:p>&lt;SNDINSTRUMENT&gt;12&lt;/SNDINSTRUMENT&gt;</text:p>
            <text:p>&lt;PREVIOUSSTAGE&gt;4&lt;/PREVIOUSSTAGE&gt;</text:p>
            <text:p>&lt;MSISDN2&gt;780900869&lt;/MSISDN2&gt;</text:p>
            <text:p>&lt;language&gt;en&lt;/language&gt;</text:p>
            <text:p>&lt;PROVIDER&gt;101&lt;/PROVIDER&gt;</text:p>
            <text:p>&lt;RCVPROVIDER&gt;101&lt;/RCVPROVIDER&gt;</text:p>
            <text:p>&lt;MSISDN&gt;786670654&lt;/MSISDN&gt;</text:p>
            <text:p>        &lt;TRID&gt;786670654201907081904C0056&lt;/TRID&gt;&lt;/COMMAND&gt;</text:p>
          </table:table-cell>
          <table:table-cell table:style-name="ce107" office:value-type="string" calcext:value-type="string">
            <text:p>&lt;?xml version="1.0"?&gt;</text:p>
            <text:p>&lt;COMMAND&gt;</text:p>
            <text:p>    &lt;TYPE&gt;CMPRRESP&lt;/TYPE&gt;</text:p>
            <text:p>    &lt;TXNID&gt;MP190802.1041.C00080&lt;/TXNID&gt;</text:p>
            <text:p>    &lt;TXNSTATUS&gt;200&lt;/TXNSTATUS&gt;</text:p>
            <text:p>    &lt;TRID&gt;786670654201907081904C0056&lt;/TRID&gt;</text:p>
            <text:p>    &lt;MESSAGE&gt;Txn Id : MP190802.1041.C00080,You have paid 200.00Tshs to TWB .Your available Airtel Money balance : 643,491.83Tshs. Your OFFER ! Send Money All Day No Charges.Save upto Tsh 5,000 on transaction fee when you send money Airtel to Airtel.  REFERENCE NO :1000&lt;/MESSAGE&gt;</text:p>
            <text:p>    &lt;IVR-RESPONSE&gt;9014_MERCODE#780900869|200.00|38.14|0.00|MP190802.1041.C00080|643,491.83#&lt;/IVR-RESPONSE&gt;</text:p>
            <text:p>&lt;/COMMAND&gt;</text:p>
          </table:table-cell>
          <table:table-cell table:style-name="ce94"/>
          <table:table-cell table:number-columns-repeated="1020"/>
        </table:table-row>
        <table:table-row table:style-name="ro75" table:number-rows-repeated="1048549">
          <table:table-cell table:number-columns-repeated="1024"/>
        </table:table-row>
        <table:table-row table:style-name="ro75">
          <table:table-cell table:number-columns-repeated="1024"/>
        </table:table-row>
      </table:table>
      <table:table table:name="TZ_billers" table:style-name="ta3">
        <table:table-column table:style-name="co50" table:default-cell-style-name="ce177"/>
        <table:table-column table:style-name="co51" table:default-cell-style-name="ce177"/>
        <table:table-column table:style-name="co52" table:default-cell-style-name="ce177"/>
        <table:table-column table:style-name="co53" table:default-cell-style-name="ce177"/>
        <table:table-column table:style-name="co54" table:default-cell-style-name="ce177"/>
        <table:table-column table:style-name="co31" table:default-cell-style-name="ce177"/>
        <table:table-column table:style-name="co9" table:number-columns-repeated="1017" table:default-cell-style-name="ce177"/>
        <table:table-column table:style-name="co10" table:default-cell-style-name="ce177"/>
        <table:table-row table:style-name="ro76">
          <table:table-cell table:style-name="ce237" office:value-type="string" calcext:value-type="string">
            <text:p>Billers Name</text:p>
          </table:table-cell>
          <table:table-cell table:style-name="ce237" office:value-type="string" calcext:value-type="string">
            <text:p>Request</text:p>
          </table:table-cell>
          <table:table-cell table:style-name="ce237" office:value-type="string" calcext:value-type="string">
            <text:p>Response</text:p>
          </table:table-cell>
          <table:table-cell table:style-name="ce262"/>
          <table:table-cell table:style-name="ce264" table:number-columns-repeated="2"/>
          <table:table-cell table:style-name="ce266" table:number-columns-repeated="1018"/>
        </table:table-row>
        <table:table-row table:style-name="ro77">
          <table:table-cell table:style-name="ce144" office:value-type="string" calcext:value-type="string">
            <text:p>TTCL</text:p>
          </table:table-cell>
          <table:table-cell table:style-name="ce144" office:value-type="string" calcext:value-type="string">
            <text:p>&lt;COMMAND&gt;</text:p>
            <text:p>&lt;PARENT_STAGEID&gt;g236&lt;/PARENT_STAGEID&gt;</text:p>
            <text:p>&lt;BPROVIDER&gt;101&lt;/BPROVIDER&gt;</text:p>
            <text:p>&lt;DYNAMIC_OPTION_PREVIOUS_LIST&gt;*&lt;/DYNAMIC_OPTION_PREVIOUS_LIST&gt;</text:p>
            <text:p>&lt;REFERENCE_NO&gt;1000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1235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1000&lt;/AMOUNT&gt;</text:p>
            <text:p>&lt;SNDINSTRUMENT&gt;12&lt;/SNDINSTRUMENT&gt;</text:p>
            <text:p>&lt;PREVIOUSSTAGE&gt;4&lt;/PREVIOUSSTAGE&gt;</text:p>
            <text:p>&lt;MSISDN2&gt;680222344&lt;/MSISDN2&gt;</text:p>
            <text:p>&lt;language&gt;en&lt;/language&gt;</text:p>
            <text:p>&lt;PROVIDER&gt;101&lt;/PROVIDER&gt;</text:p>
            <text:p>&lt;RCVPROVIDER&gt;101&lt;/RCVPROVIDER&gt;</text:p>
            <text:p>&lt;MSISDN&gt;786670654&lt;/MSISDN&gt;</text:p>
            <text:p>&lt;TRID&gt;786670654201907081906C0057&lt;/TRID&gt;&lt;/COMMAND&gt;</text:p>
          </table:table-cell>
          <table:table-cell table:style-name="ce149" office:value-type="string" calcext:value-type="string">
            <text:p>&lt;?xml version="1.0"?&gt;</text:p>
            <text:p>&lt;COMMAND&gt;</text:p>
            <text:p>&lt;TYPE&gt;CMPRRESP&lt;/TYPE&gt;</text:p>
            <text:p>&lt;TXNID&gt;MP190709.1642.C00040&lt;/TXNID&gt;</text:p>
            <text:p>&lt;TXNSTATUS&gt;200&lt;/TXNSTATUS&gt;</text:p>
            <text:p>&lt;TRID&gt;786670654201907081906C0057&lt;/TRID&gt;</text:p>
            <text:p>&lt;MESSAGE&gt;Txn Id : MP190709.1642.C00040,You have paid 1,000.00Tshs to TTCL .Your available Airtel Money balance : 785,137.38Tshs. Your OFFER ! Send Money All Day No Charges.Save upto Tsh 5,000 on transaction fee when you send money Airtel to Airtel. REFERENCE NO :1000&lt;/MESSAGE&gt;</text:p>
            <text:p>&lt;IVR-RESPONSE&gt;9014_MERCODE#680222344|1,000.00|42.37|0.00|MP190709.1642.C00040|785,137.38#&lt;/IVR-RESPONSE&gt;</text:p>
            <text:p>&lt;/COMMAND&gt;</text:p>
          </table:table-cell>
          <table:table-cell table:style-name="ce90"/>
          <table:table-cell table:style-name="Default" table:number-columns-repeated="2"/>
          <table:table-cell table:style-name="ce144" table:number-columns-repeated="1018"/>
        </table:table-row>
        <table:table-row table:style-name="ro77">
          <table:table-cell table:style-name="ce144" office:value-type="string" calcext:value-type="string">
            <text:p>US Visa</text:p>
          </table:table-cell>
          <table:table-cell table:style-name="ce144" office:value-type="string" calcext:value-type="string">
            <text:p>&lt;COMMAND&gt;</text:p>
            <text:p>&lt;PARENT_STAGEID&gt;g237&lt;/PARENT_STAGEID&gt;</text:p>
            <text:p>&lt;BPROVIDER&gt;101&lt;/BPROVIDER&gt;</text:p>
            <text:p>&lt;DYNAMIC_OPTION_PREVIOUS_LIST&gt;*&lt;/DYNAMIC_OPTION_PREVIOUS_LIST&gt;</text:p>
            <text:p>&lt;REFERENCE_NO&gt;*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1235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1000&lt;/AMOUNT&gt;</text:p>
            <text:p>&lt;SNDINSTRUMENT&gt;12&lt;/SNDINSTRUMENT&gt;</text:p>
            <text:p>&lt;PREVIOUSSTAGE&gt;4&lt;/PREVIOUSSTAGE&gt;</text:p>
            <text:p>&lt;MSISDN2&gt;786858111&lt;/MSISDN2&gt;</text:p>
            <text:p>&lt;language&gt;en&lt;/language&gt;</text:p>
            <text:p>&lt;PROVIDER&gt;101&lt;/PROVIDER&gt;</text:p>
            <text:p>&lt;RCVPROVIDER&gt;101&lt;/RCVPROVIDER&gt;</text:p>
            <text:p>&lt;MSISDN&gt;786670654&lt;/MSISDN&gt;</text:p>
            <text:p>        &lt;TRID&gt;786670654201907081908C0058&lt;/TRID&gt;&lt;/COMMAND&gt;</text:p>
          </table:table-cell>
          <table:table-cell table:style-name="ce132" office:value-type="string" calcext:value-type="string">
            <text:p>&lt;?xml version="1.0"?&gt;</text:p>
            <text:p>&lt;COMMAND&gt;</text:p>
            <text:p>    &lt;TYPE&gt;CMPRRESP&lt;/TYPE&gt;</text:p>
            <text:p>    &lt;TXNID&gt;MP190806.1502.C00014&lt;/TXNID&gt;</text:p>
            <text:p>    &lt;TXNSTATUS&gt;200&lt;/TXNSTATUS&gt;</text:p>
            <text:p>    &lt;TRID&gt;786670654201907081908C0058&lt;/TRID&gt;</text:p>
            <text:p>    &lt;MESSAGE&gt;Txn Id : MP190806.1502.C00014,You have paid 1,000.00Tshs to USVISA .Your available Airtel Money balance : 580,228.83Tshs. Your OFFER ! Send Money All Day No Charges.Save upto Tsh 5,000 on transaction fee when you send money Airtel to Airtel.  REFERENCE NO :*&lt;/MESSAGE&gt;</text:p>
            <text:p>    &lt;IVR-RESPONSE&gt;9014_MERCODE#786858111|1,000.00|0.00|0.00|MP190806.1502.C00014|580,228.83#&lt;/IVR-RESPONSE&gt;</text:p>
            <text:p>&lt;/COMMAND&gt;</text:p>
          </table:table-cell>
          <table:table-cell table:style-name="ce90"/>
          <table:table-cell table:style-name="Default" table:number-columns-repeated="2"/>
          <table:table-cell table:style-name="ce144" table:number-columns-repeated="1018"/>
        </table:table-row>
        <table:table-row table:style-name="ro77">
          <table:table-cell table:style-name="ce144" office:value-type="string" calcext:value-type="string">
            <text:p>KAGA Connections=KAGACONNECT</text:p>
          </table:table-cell>
          <table:table-cell table:style-name="ce144" office:value-type="string" calcext:value-type="string">
            <text:p>&lt;COMMAND&gt;</text:p>
            <text:p>&lt;PARENT_STAGEID&gt;g2399&lt;/PARENT_STAGEID&gt;</text:p>
            <text:p>&lt;BPROVIDER&gt;101&lt;/BPROVIDER&gt;</text:p>
            <text:p>&lt;DYNAMIC_OPTION_PREVIOUS_LIST&gt;*&lt;/DYNAMIC_OPTION_PREVIOUS_LIST&gt;</text:p>
            <text:p>&lt;REFERENCE_NO&gt;10000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*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10000&lt;/AMOUNT&gt;</text:p>
            <text:p>&lt;SNDINSTRUMENT&gt;12&lt;/SNDINSTRUMENT&gt;</text:p>
            <text:p>&lt;PREVIOUSSTAGE&gt;4&lt;/PREVIOUSSTAGE&gt;</text:p>
            <text:p>&lt;MSISDN2&gt;780900902&lt;/MSISDN2&gt;</text:p>
            <text:p>&lt;language&gt;en&lt;/language&gt;</text:p>
            <text:p>&lt;PROVIDER&gt;101&lt;/PROVIDER&gt;</text:p>
            <text:p>&lt;RCVPROVIDER&gt;101&lt;/RCVPROVIDER&gt;</text:p>
            <text:p>&lt;MSISDN&gt;786670654&lt;/MSISDN&gt;</text:p>
            <text:p>&lt;TRID&gt;786670654201907081910C0059&lt;/TRID&gt;&lt;/COMMAND&gt;</text:p>
          </table:table-cell>
          <table:table-cell table:style-name="ce149" office:value-type="string" calcext:value-type="string">
            <text:p>&lt;?xml version="1.0"?&gt;</text:p>
            <text:p>&lt;COMMAND&gt;</text:p>
            <text:p>&lt;TYPE&gt;CMPRRESP&lt;/TYPE&gt;</text:p>
            <text:p>&lt;TXNID&gt;MP190709.1706.C00044&lt;/TXNID&gt;</text:p>
            <text:p>&lt;TXNSTATUS&gt;200&lt;/TXNSTATUS&gt;</text:p>
            <text:p>&lt;TRID&gt;786670654201907081910C0059&lt;/TRID&gt;</text:p>
            <text:p>&lt;MESSAGE&gt;Txn Id : MP190709.1706.C00044,You have paid 10,000.00Tshs to KAGA CONNECT .Your available Airtel Money balance : 774,737.38Tshs. Your OFFER ! Send Money All Day No Charges.Save upto Tsh 5,000 on transaction fee when you send money Airtel to Airtel. REFERENCE NO :10000&lt;/MESSAGE&gt;</text:p>
            <text:p>&lt;IVR-RESPONSE&gt;9014_MERCODE#780900902|10,000.00|338.98|0.00|MP190709.1706.C00044|774,737.38#&lt;/IVR-RESPONSE&gt;</text:p>
            <text:p>&lt;/COMMAND&gt;</text:p>
          </table:table-cell>
          <table:table-cell table:style-name="ce90"/>
          <table:table-cell table:style-name="Default" table:number-columns-repeated="2"/>
          <table:table-cell table:style-name="ce144" table:number-columns-repeated="1018"/>
        </table:table-row>
        <table:table-row table:style-name="ro77">
          <table:table-cell table:style-name="ce144" office:value-type="string" calcext:value-type="string">
            <text:p>PSPF</text:p>
          </table:table-cell>
          <table:table-cell table:style-name="ce144" office:value-type="string" calcext:value-type="string">
            <text:p>&lt;COMMAND&gt;^M</text:p>
            <text:p>&lt;PARENT_STAGEID&gt;g281&lt;/PARENT_STAGEID&gt;</text:p>
            <text:p>&lt;BPROVIDER&gt;101&lt;/BPROVIDER&gt;</text:p>
            <text:p>&lt;DYNAMIC_OPTION_PREVIOUS_LIST&gt;*&lt;/DYNAMIC_OPTION_PREVIOUS_LIST&gt;</text:p>
            <text:p>&lt;REFERENCE_NO&gt;1000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*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1000&lt;/AMOUNT&gt;</text:p>
            <text:p>&lt;SNDINSTRUMENT&gt;12&lt;/SNDINSTRUMENT&gt;</text:p>
            <text:p>&lt;PREVIOUSSTAGE&gt;4&lt;/PREVIOUSSTAGE&gt;</text:p>
            <text:p>&lt;MSISDN2&gt;683430080&lt;/MSISDN2&gt;</text:p>
            <text:p>&lt;language&gt;en&lt;/language&gt;</text:p>
            <text:p>&lt;PROVIDER&gt;101&lt;/PROVIDER&gt;</text:p>
            <text:p>&lt;RCVPROVIDER&gt;101&lt;/RCVPROVIDER&gt;</text:p>
            <text:p>&lt;MSISDN&gt;786670654&lt;/MSISDN&gt;</text:p>
            <text:p>&lt;TRID&gt;786670654201907081912C0060&lt;/TRID&gt;&lt;/COMMAND&gt;</text:p>
          </table:table-cell>
          <table:table-cell table:style-name="ce149" office:value-type="string" calcext:value-type="string">
            <text:p>&lt;?xml version="1.0"?&gt;</text:p>
            <text:p>&lt;COMMAND&gt;</text:p>
            <text:p>    &lt;TYPE&gt;CMPRRESP&lt;/TYPE&gt;</text:p>
            <text:p>    &lt;TXNID&gt;MP190723.1213.C00001&lt;/TXNID&gt;</text:p>
            <text:p>    &lt;TXNSTATUS&gt;200&lt;/TXNSTATUS&gt;</text:p>
            <text:p>    &lt;TRID&gt;786670654201907081912C0060&lt;/TRID&gt;</text:p>
            <text:p>    &lt;MESSAGE&gt;Txn Id : MP190723.1213.C00001,You have paid 1,000.00Tshs to PUBLIC .Your available Airtel Money balance : 1,976,785.00Tshs. Your OFFER ! Send Money All Day No Charges.Save upto Tsh 5,000 on transaction fee when you send money Airtel to Airtel.  REFERENCE NO :1000&lt;/MESSAGE&gt;</text:p>
            <text:p>    &lt;IVR-RESPONSE&gt;9014_MERCODE#683430080|1,000.00|0.00|0.00|MP190723.1213.C00001|1,976,785.00#&lt;/IVR-RESPONSE&gt;</text:p>
            <text:p>&lt;/COMMAND&gt;</text:p>
          </table:table-cell>
          <table:table-cell table:style-name="ce144"/>
          <table:table-cell table:style-name="Default" table:number-columns-repeated="2"/>
          <table:table-cell table:style-name="ce144" table:number-columns-repeated="1018"/>
        </table:table-row>
        <table:table-row table:style-name="ro77">
          <table:table-cell table:style-name="ce144" office:value-type="string" calcext:value-type="string">
            <text:p>GEPF</text:p>
          </table:table-cell>
          <table:table-cell table:style-name="ce144" office:value-type="string" calcext:value-type="string">
            <text:p>&lt;COMMAND&gt;^M</text:p>
            <text:p>&lt;PARENT_STAGEID&gt;g281&lt;/PARENT_STAGEID&gt;</text:p>
            <text:p>&lt;BPROVIDER&gt;101&lt;/BPROVIDER&gt;</text:p>
            <text:p>&lt;DYNAMIC_OPTION_PREVIOUS_LIST&gt;*&lt;/DYNAMIC_OPTION_PREVIOUS_LIST&gt;</text:p>
            <text:p>&lt;REFERENCE_NO&gt;1000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*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1000&lt;/AMOUNT&gt;</text:p>
            <text:p>&lt;SNDINSTRUMENT&gt;12&lt;/SNDINSTRUMENT&gt;</text:p>
            <text:p>&lt;PREVIOUSSTAGE&gt;4&lt;/PREVIOUSSTAGE&gt;</text:p>
            <text:p>&lt;MSISDN2&gt;683430080&lt;/MSISDN2&gt;</text:p>
            <text:p>&lt;language&gt;en&lt;/language&gt;</text:p>
            <text:p>&lt;PROVIDER&gt;101&lt;/PROVIDER&gt;</text:p>
            <text:p>&lt;RCVPROVIDER&gt;101&lt;/RCVPROVIDER&gt;</text:p>
            <text:p>&lt;MSISDN&gt;786670654&lt;/MSISDN&gt;</text:p>
            <text:p>&lt;TRID&gt;786670654201907081912C0060&lt;/TRID&gt;&lt;/COMMAND&gt;</text:p>
          </table:table-cell>
          <table:table-cell table:style-name="ce149" office:value-type="string" calcext:value-type="string">
            <text:p>&lt;?xml version="1.0"?&gt;</text:p>
            <text:p>&lt;COMMAND&gt;</text:p>
            <text:p>&lt;TYPE&gt;CMPRRESP&lt;/TYPE&gt;</text:p>
            <text:p>&lt;TXNID&gt;MP190709.1707.C00046&lt;/TXNID&gt;</text:p>
            <text:p>&lt;TXNSTATUS&gt;200&lt;/TXNSTATUS&gt;</text:p>
            <text:p>&lt;TRID&gt;786670654201907081912C0060&lt;/TRID&gt;</text:p>
            <text:p>&lt;MESSAGE&gt;Txn Id : MP190709.1707.C00046,You have paid 1,000.00Tshs to PUBLIC .Your available Airtel Money balance : 773,737.38Tshs. Your OFFER ! Send Money All Day No Charges.Save upto Tsh 5,000 on transaction fee when you send money Airtel to Airtel. REFERENCE NO :1000&lt;/MESSAGE&gt;</text:p>
            <text:p>&lt;IVR-RESPONSE&gt;9014_MERCODE#683430080|1,000.00|0.00|0.00|MP190709.1707.C00046|773,737.38#&lt;/IVR-RESPONSE&gt;</text:p>
            <text:p>&lt;/COMMAND&gt;</text:p>
          </table:table-cell>
          <table:table-cell table:style-name="ce144"/>
          <table:table-cell table:style-name="Default" table:number-columns-repeated="2"/>
          <table:table-cell table:style-name="ce144" table:number-columns-repeated="1018"/>
        </table:table-row>
        <table:table-row table:style-name="ro77">
          <table:table-cell table:style-name="ce144" office:value-type="string" calcext:value-type="string">
            <text:p>LAPF</text:p>
          </table:table-cell>
          <table:table-cell table:style-name="ce144" office:value-type="string" calcext:value-type="string">
            <text:p>&lt;COMMAND&gt;</text:p>
            <text:p>&lt;PARENT_STAGEID&gt;g281&lt;/PARENT_STAGEID&gt;</text:p>
            <text:p>&lt;BPROVIDER&gt;101&lt;/BPROVIDER&gt;</text:p>
            <text:p>&lt;DYNAMIC_OPTION_PREVIOUS_LIST&gt;*&lt;/DYNAMIC_OPTION_PREVIOUS_LIST&gt;</text:p>
            <text:p>&lt;REFERENCE_NO&gt;1000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1235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1000&lt;/AMOUNT&gt;</text:p>
            <text:p>&lt;SNDINSTRUMENT&gt;12&lt;/SNDINSTRUMENT&gt;</text:p>
            <text:p>&lt;PREVIOUSSTAGE&gt;4&lt;/PREVIOUSSTAGE&gt;</text:p>
            <text:p>&lt;MSISDN2&gt;683430080&lt;/MSISDN2&gt;</text:p>
            <text:p>&lt;language&gt;en&lt;/language&gt;</text:p>
            <text:p>&lt;PROVIDER&gt;101&lt;/PROVIDER&gt;</text:p>
            <text:p>&lt;RCVPROVIDER&gt;101&lt;/RCVPROVIDER&gt;</text:p>
            <text:p>&lt;MSISDN&gt;786670654&lt;/MSISDN&gt;</text:p>
            <text:p>&lt;TRID&gt;786670654201907081912C0060&lt;/TRID&gt;&lt;/COMMAND&gt;</text:p>
          </table:table-cell>
          <table:table-cell table:style-name="ce149" office:value-type="string" calcext:value-type="string">
            <text:p>&lt;?xml version="1.0"?&gt;</text:p>
            <text:p>&lt;COMMAND&gt;</text:p>
            <text:p>&lt;TYPE&gt;CMPRRESP&lt;/TYPE&gt;</text:p>
            <text:p>&lt;TXNID&gt;MP190709.1708.C00047&lt;/TXNID&gt;</text:p>
            <text:p>&lt;TXNSTATUS&gt;200&lt;/TXNSTATUS&gt;</text:p>
            <text:p>&lt;TRID&gt;786670654201907081912C0060&lt;/TRID&gt;</text:p>
            <text:p>&lt;MESSAGE&gt;Txn Id : MP190709.1708.C00047,You have paid 1,000.00Tshs to PUBLIC .Your available Airtel Money balance : 772,737.38Tshs. Your OFFER ! Send Money All Day No Charges.Save upto Tsh 5,000 on transaction fee when you send money Airtel to Airtel. REFERENCE NO :1000&lt;/MESSAGE&gt;</text:p>
            <text:p>&lt;IVR-RESPONSE&gt;9014_MERCODE#683430080|1,000.00|0.00|0.00|MP190709.1708.C00047|772,737.38#&lt;/IVR-RESPONSE&gt;</text:p>
            <text:p>&lt;/COMMAND&gt;</text:p>
          </table:table-cell>
          <table:table-cell table:style-name="ce144"/>
          <table:table-cell table:style-name="Default" table:number-columns-repeated="2"/>
          <table:table-cell table:style-name="ce144" table:number-columns-repeated="1018"/>
        </table:table-row>
        <table:table-row table:style-name="ro77">
          <table:table-cell table:style-name="ce144" office:value-type="string" calcext:value-type="string">
            <text:p>PPF</text:p>
          </table:table-cell>
          <table:table-cell table:style-name="ce144" office:value-type="string" calcext:value-type="string">
            <text:p>&lt;COMMAND&gt;^M</text:p>
            <text:p>&lt;PARENT_STAGEID&gt;g281&lt;/PARENT_STAGEID&gt;</text:p>
            <text:p>&lt;BPROVIDER&gt;101&lt;/BPROVIDER&gt;</text:p>
            <text:p>&lt;DYNAMIC_OPTION_PREVIOUS_LIST&gt;*&lt;/DYNAMIC_OPTION_PREVIOUS_LIST&gt;</text:p>
            <text:p>&lt;REFERENCE_NO&gt;1000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1235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1000&lt;/AMOUNT&gt;</text:p>
            <text:p>&lt;SNDINSTRUMENT&gt;12&lt;/SNDINSTRUMENT&gt;</text:p>
            <text:p>&lt;PREVIOUSSTAGE&gt;4&lt;/PREVIOUSSTAGE&gt;</text:p>
            <text:p>&lt;MSISDN2&gt;683430080&lt;/MSISDN2&gt;</text:p>
            <text:p>&lt;language&gt;en&lt;/language&gt;</text:p>
            <text:p>&lt;PROVIDER&gt;101&lt;/PROVIDER&gt;</text:p>
            <text:p>&lt;RCVPROVIDER&gt;101&lt;/RCVPROVIDER&gt;</text:p>
            <text:p>&lt;MSISDN&gt;786670654&lt;/MSISDN&gt;</text:p>
            <text:p>&lt;TRID&gt;786670654201907081912C0060&lt;/TRID&gt;&lt;/COMMAND&gt;</text:p>
          </table:table-cell>
          <table:table-cell table:style-name="ce149" office:value-type="string" calcext:value-type="string">
            <text:p>&lt;?xml version="1.0"?&gt;</text:p>
            <text:p>&lt;COMMAND&gt;</text:p>
            <text:p>    &lt;TYPE&gt;CMPRRESP&lt;/TYPE&gt;</text:p>
            <text:p>    &lt;TXNID&gt;MP190723.1215.C00003&lt;/TXNID&gt;</text:p>
            <text:p>    &lt;TXNSTATUS&gt;200&lt;/TXNSTATUS&gt;</text:p>
            <text:p>    &lt;TRID&gt;786670654201907081912C0060&lt;/TRID&gt;</text:p>
            <text:p>    &lt;MESSAGE&gt;Txn Id : MP190723.1215.C00003,You have paid 200.00Tshs to PUBLIC .Your available Airtel Money balance : 1,976,585.00Tshs. Your OFFER ! Send Money All Day No Charges.Save upto Tsh 5,000 on transaction fee when you send money Airtel to Airtel.  REFERENCE NO :1000&lt;/MESSAGE&gt;</text:p>
            <text:p>    &lt;IVR-RESPONSE&gt;9014_MERCODE#683430080|200.00|0.00|0.00|MP190723.1215.C00003|1,976,585.00#&lt;/IVR-RESPONSE&gt;</text:p>
            <text:p>&lt;/COMMAND&gt;</text:p>
          </table:table-cell>
          <table:table-cell table:style-name="ce144"/>
          <table:table-cell table:style-name="Default" table:number-columns-repeated="2"/>
          <table:table-cell table:style-name="ce144" table:number-columns-repeated="1018"/>
        </table:table-row>
        <table:table-row table:style-name="ro77">
          <table:table-cell table:style-name="ce144" office:value-type="string" calcext:value-type="string">
            <text:p>Govt Payment</text:p>
          </table:table-cell>
          <table:table-cell table:style-name="ce144" office:value-type="string" calcext:value-type="string">
            <text:p>&lt;COMMAND&gt;^M</text:p>
            <text:p>&lt;PARENT_STAGEID&gt;g3&lt;/PARENT_STAGEID&gt;</text:p>
            <text:p>&lt;BPROVIDER&gt;101&lt;/BPROVIDER&gt;</text:p>
            <text:p>&lt;DYNAMIC_OPTION_PREVIOUS_LIST&gt;*&lt;/DYNAMIC_OPTION_PREVIOUS_LIST&gt;</text:p>
            <text:p>&lt;REFERENCE_NO&gt;1000&lt;/REFERENCE_NO&gt;</text:p>
            <text:p>&lt;OTHER_DETAILS&gt;001001&lt;/OTHER_DETAILS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1235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1000&lt;/AMOUNT&gt;</text:p>
            <text:p>&lt;STORE_FAV_MESSAGE&gt;Y&lt;/STORE_FAV_MESSAGE&gt;</text:p>
            <text:p>&lt;SNDINSTRUMENT&gt;12&lt;/SNDINSTRUMENT&gt;</text:p>
            <text:p>&lt;PREVIOUSSTAGE&gt;19&lt;/PREVIOUSSTAGE&gt;</text:p>
            <text:p>&lt;MSISDN2&gt;780900111&lt;/MSISDN2&gt;</text:p>
            <text:p>&lt;language&gt;en&lt;/language&gt;</text:p>
            <text:p>&lt;PROVIDER&gt;101&lt;/PROVIDER&gt;</text:p>
            <text:p>&lt;SERVICE_NAME&gt;MERCHPAY&lt;/SERVICE_NAME&gt;</text:p>
            <text:p>&lt;RCVPROVIDER&gt;101&lt;/RCVPROVIDER&gt;</text:p>
            <text:p>&lt;MSISDN&gt;786670654&lt;/MSISDN&gt;</text:p>
            <text:p>&lt;TRID&gt;786670654201907081915C0062&lt;/TRID&gt;&lt;/COMMAND&gt;</text:p>
          </table:table-cell>
          <table:table-cell table:style-name="ce149" office:value-type="string" calcext:value-type="string">
            <text:p>&lt;?xml version="1.0"?&gt;</text:p>
            <text:p>&lt;COMMAND&gt;</text:p>
            <text:p>&lt;TYPE&gt;CMPRRESP&lt;/TYPE&gt;</text:p>
            <text:p>&lt;TXNID&gt;MP190709.1711.C00051&lt;/TXNID&gt;</text:p>
            <text:p>&lt;TXNSTATUS&gt;200&lt;/TXNSTATUS&gt;</text:p>
            <text:p>&lt;TRID&gt;786670654201907081915C0062&lt;/TRID&gt;</text:p>
            <text:p>&lt;MESSAGE&gt;Txn Id : MP190709.1711.C00051,You have paid 1,000.00Tshs to NMBGePGcoll .Your available Airtel Money balance : 770,726.38Tshs. Your OFFER ! Send Money All Day No Charges.Save upto Tsh 5,000 on transaction fee when you send money Airtel to Airtel. REFERENCE NO :1000&lt;/MESSAGE&gt;</text:p>
            <text:p>&lt;IVR-RESPONSE&gt;9014_MERCODE#780900111|1,000.00|9.32|0.00|MP190709.1711.C00051|770,726.38#&lt;/IVR-RESPONSE&gt;</text:p>
            <text:p>&lt;/COMMAND&gt;</text:p>
          </table:table-cell>
          <table:table-cell table:style-name="ce144"/>
          <table:table-cell table:style-name="Default" table:number-columns-repeated="2"/>
          <table:table-cell table:style-name="ce144" table:number-columns-repeated="1018"/>
        </table:table-row>
        <table:table-row table:style-name="ro77">
          <table:table-cell table:style-name="ce144" office:value-type="string" calcext:value-type="string">
            <text:p>NMB</text:p>
          </table:table-cell>
          <table:table-cell table:style-name="ce144" office:value-type="string" calcext:value-type="string">
            <text:p>&lt;COMMAND&gt;</text:p>
            <text:p>&lt;PARENT_STAGEID&gt;d51&lt;/PARENT_STAGEID&gt;</text:p>
            <text:p>&lt;BPROVIDER&gt;101&lt;/BPROVIDER&gt;</text:p>
            <text:p>&lt;DYNAMIC_OPTION_PREVIOUS_LIST&gt;*&lt;/DYNAMIC_OPTION_PREVIOUS_LIST&gt;</text:p>
            <text:p>&lt;REFERENCE_NO&gt;1111111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1235&lt;/PIN&gt;</text:p>
            <text:p>&lt;LANGUAGE2&gt;1&lt;/LANGUAGE2&gt;</text:p>
            <text:p>&lt;TYPE&gt;CMBNKREQ&lt;/TYPE&gt;</text:p>
            <text:p>&lt;MERCHANT_BANKING&gt;Y&lt;/MERCHANT_BANKING&gt;</text:p>
            <text:p>&lt;PROVIDER1&gt;101&lt;/PROVIDER1&gt;</text:p>
            <text:p>&lt;PROVIDER2&gt;101&lt;/PROVIDER2&gt;</text:p>
            <text:p>&lt;SNDPROVIDER&gt;101&lt;/SNDPROVIDER&gt;</text:p>
            <text:p>&lt;AMOUNT&gt;500&lt;/AMOUNT&gt;</text:p>
            <text:p>&lt;SNDINSTRUMENT&gt;12&lt;/SNDINSTRUMENT&gt;</text:p>
            <text:p>&lt;PREVIOUSSTAGE&gt;3&lt;/PREVIOUSSTAGE&gt;</text:p>
            <text:p>&lt;MSISDN2&gt;686291738&lt;/MSISDN2&gt;</text:p>
            <text:p>&lt;language&gt;en&lt;/language&gt;</text:p>
            <text:p>&lt;PROVIDER&gt;101&lt;/PROVIDER&gt;</text:p>
            <text:p>&lt;RCVPROVIDER&gt;101&lt;/RCVPROVIDER&gt;</text:p>
            <text:p>&lt;MSISDN&gt;786670654&lt;/MSISDN&gt;</text:p>
            <text:p>&lt;TRID&gt;786670654201907090618C0064&lt;/TRID&gt;&lt;/COMMAND&gt;</text:p>
          </table:table-cell>
          <table:table-cell table:style-name="ce149" office:value-type="string" calcext:value-type="string">
            <text:p>&lt;?xml version="1.0"?&gt;</text:p>
            <text:p>&lt;COMMAND&gt;</text:p>
            <text:p>    &lt;TYPE&gt;CMBNKREQ&lt;/TYPE&gt;</text:p>
            <text:p>    &lt;TXNID&gt;NW190723.1256.B00003&lt;/TXNID&gt;</text:p>
            <text:p>    &lt;TXNSTATUS&gt;200&lt;/TXNSTATUS&gt;</text:p>
            <text:p>    &lt;TRID&gt;786670654201907090620C0065&lt;/TRID&gt;</text:p>
            <text:p>    &lt;MESSAGE&gt;you have sent  1,000.00 Tshs to {payeeMsisdn} ()  ,Txn Id  : NW190723.1256.B00003, your balance is  : 773,178.88 Tshs. Airtel Money Branch closer to you across Tanzania! Get all Airtel Services, Cash in or Cash out any amount as per your limit.  REFERENCE NO :21111&lt;/MESSAGE&gt;</text:p>
            <text:p>&lt;/COMMAND&gt;</text:p>
          </table:table-cell>
          <table:table-cell table:style-name="ce144"/>
          <table:table-cell table:style-name="Default" table:number-columns-repeated="2"/>
          <table:table-cell table:style-name="ce144" table:number-columns-repeated="1018"/>
        </table:table-row>
        <table:table-row table:style-name="ro78">
          <table:table-cell table:style-name="ce144" office:value-type="string" calcext:value-type="string">
            <text:p>CRDB Bank</text:p>
          </table:table-cell>
          <table:table-cell table:style-name="ce144" office:value-type="string" calcext:value-type="string">
            <text:p>&lt;COMMAND&gt;</text:p>
            <text:p>&lt;PARENT_STAGEID&gt;d52&lt;/PARENT_STAGEID&gt;</text:p>
            <text:p>&lt;BPROVIDER&gt;101&lt;/BPROVIDER&gt;</text:p>
            <text:p>&lt;DYNAMIC_OPTION_PREVIOUS_LIST&gt;*&lt;/DYNAMIC_OPTION_PREVIOUS_LIST&gt;</text:p>
            <text:p>&lt;REFERENCE_NO&gt;21111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1235&lt;/PIN&gt;</text:p>
            <text:p>&lt;LANGUAGE2&gt;1&lt;/LANGUAGE2&gt;</text:p>
            <text:p>&lt;TYPE&gt;CMBNKREQ&lt;/TYPE&gt;</text:p>
            <text:p>&lt;MERCHANT_BANKING&gt;Y&lt;/MERCHANT_BANKING&gt;</text:p>
            <text:p>&lt;PROVIDER1&gt;101&lt;/PROVIDER1&gt;</text:p>
            <text:p>&lt;PROVIDER2&gt;101&lt;/PROVIDER2&gt;</text:p>
            <text:p>&lt;SNDPROVIDER&gt;101&lt;/SNDPROVIDER&gt;</text:p>
            <text:p>&lt;AMOUNT&gt;500&lt;/AMOUNT&gt;</text:p>
            <text:p>&lt;SNDINSTRUMENT&gt;12&lt;/SNDINSTRUMENT&gt;</text:p>
            <text:p>&lt;PREVIOUSSTAGE&gt;3&lt;/PREVIOUSSTAGE&gt;</text:p>
            <text:p>&lt;MSISDN2&gt;780900201&lt;/MSISDN2&gt;</text:p>
            <text:p>&lt;language&gt;en&lt;/language&gt;</text:p>
            <text:p>&lt;PROVIDER&gt;101&lt;/PROVIDER&gt;</text:p>
            <text:p>&lt;RCVPROVIDER&gt;101&lt;/RCVPROVIDER&gt;</text:p>
            <text:p>&lt;MSISDN&gt;786670654&lt;/MSISDN&gt;</text:p>
            <text:p>&lt;TRID&gt;786670654201907090620C0065&lt;/TRID&gt;&lt;/COMMAND&gt;</text:p>
          </table:table-cell>
          <table:table-cell table:style-name="ce198" office:value-type="string" calcext:value-type="string">
            <text:p>&lt;?xml version="1.0" encoding="UTF-8"?&gt;</text:p>
            <text:p>&lt;COMMAND&gt;</text:p>
            <text:p>&lt;TXNSTATUS&gt;01&lt;/TXNSTATUS&gt;</text:p>
            <text:p>&lt;MESSAGE&gt;Credential are Invalid!!&lt;/MESSAGE&gt;</text:p>
            <text:p>&lt;EXTRA&gt;$EXTRA&lt;/EXTRA&gt;</text:p>
            <text:p>&lt;TXNID&gt;$TXNID&lt;/TXNID&gt;</text:p>
            <text:p>&lt;/COMMAND&gt;</text:p>
          </table:table-cell>
          <table:table-cell table:style-name="ce144" office:value-type="string" calcext:value-type="string">
            <text:p>failing from bank</text:p>
          </table:table-cell>
          <table:table-cell table:style-name="Default" table:number-columns-repeated="2"/>
          <table:table-cell table:style-name="ce144" table:number-columns-repeated="1018"/>
        </table:table-row>
        <table:table-row table:style-name="ro79">
          <table:table-cell table:style-name="ce144" office:value-type="string" calcext:value-type="string">
            <text:p>Benki ya NBC=NBCBANK</text:p>
          </table:table-cell>
          <table:table-cell table:style-name="ce144" office:value-type="string" calcext:value-type="string">
            <text:p>&lt;COMMAND&gt;</text:p>
            <text:p>&lt;PROVIDER1&gt;101&lt;/PROVIDER1&gt;</text:p>
            <text:p>&lt;PROVIDER2&gt;101&lt;/PROVIDER2&gt;</text:p>
            <text:p>&lt;PARENT_STAGEID&gt;d5383&lt;/PARENT_STAGEID&gt;</text:p>
            <text:p>&lt;SNDPROVIDER&gt;101&lt;/SNDPROVIDER&gt;</text:p>
            <text:p>&lt;BPROVIDER&gt;101&lt;/BPROVIDER&gt;</text:p>
            <text:p>&lt;AMOUNT&gt;1000&lt;/AMOUNT&gt;</text:p>
            <text:p>&lt;DYNAMIC_OPTION_PREVIOUS_LIST&gt;*&lt;/DYNAMIC_OPTION_PREVIOUS_LIST&gt;</text:p>
            <text:p>&lt;SNDINSTRUMENT&gt;12&lt;/SNDINSTRUMENT&gt;</text:p>
            <text:p>&lt;REFERENCE_NO&gt;317329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PREVIOUSSTAGE&gt;0&lt;/PREVIOUSSTAGE&gt;</text:p>
            <text:p>&lt;BANKNAME&gt;NBCBANK&lt;/BANKNAME&gt;</text:p>
            <text:p>&lt;PIN&gt;1235&lt;/PIN&gt;</text:p>
            <text:p>&lt;PROVIDER&gt;101&lt;/PROVIDER&gt;</text:p>
            <text:p>&lt;language&gt;en&lt;/language&gt;</text:p>
            <text:p>&lt;RCVPROVIDER&gt;101&lt;/RCVPROVIDER&gt;</text:p>
            <text:p>&lt;MSISDN&gt;786670654&lt;/MSISDN&gt;</text:p>
            <text:p>&lt;TYPE&gt;CMPREQ&lt;/TYPE&gt;</text:p>
            <text:p>&lt;TRID&gt;786670654201907090627C0066&lt;/TRID&gt;&lt;/COMMAND&gt;</text:p>
          </table:table-cell>
          <table:table-cell table:style-name="ce149" office:value-type="string" calcext:value-type="string">
            <text:p>&lt;?xml version="1.0"?&gt;</text:p>
            <text:p>&lt;COMMAND&gt;</text:p>
            <text:p>    &lt;TYPE&gt;CMPRRESP&lt;/TYPE&gt;</text:p>
            <text:p>    &lt;TXNID&gt;MP190723.1253.C00002&lt;/TXNID&gt;</text:p>
            <text:p>    &lt;TXNSTATUS&gt;200&lt;/TXNSTATUS&gt;</text:p>
            <text:p>    &lt;TRID&gt;786670654201907090627C0066&lt;/TRID&gt;</text:p>
            <text:p>    &lt;MESSAGE&gt;Txn Id : MP190723.1253.C00002,You have paid 1,000.00Tshs to NBC .Your available Airtel Money balance : 775,678.88Tshs. Your OFFER ! Send Money All Day No Charges.Save upto Tsh 5,000 on transaction fee when you send money Airtel to Airtel.  REFERENCE NO :317329&lt;/MESSAGE&gt;</text:p>
            <text:p>    &lt;IVR-RESPONSE&gt;9014_MERCODE#680667789|1,000.00|0.00|0.00|MP190723.1253.C00002|775,678.88#&lt;/IVR-RESPONSE&gt;</text:p>
            <text:p>&lt;/COMMAND&gt;</text:p>
          </table:table-cell>
          <table:table-cell table:style-name="ce144"/>
          <table:table-cell table:style-name="Default" table:number-columns-repeated="2"/>
          <table:table-cell table:style-name="ce144" table:number-columns-repeated="1018"/>
        </table:table-row>
        <table:table-row table:style-name="ro79">
          <table:table-cell table:style-name="ce144" office:value-type="string" calcext:value-type="string">
            <text:p>Access Bank</text:p>
          </table:table-cell>
          <table:table-cell table:style-name="ce144" office:value-type="string" calcext:value-type="string">
            <text:p>&lt;COMMAND&gt;^M</text:p>
            <text:p>&lt;PROVIDER1&gt;101&lt;/PROVIDER1&gt;</text:p>
            <text:p>&lt;PROVIDER2&gt;101&lt;/PROVIDER2&gt;</text:p>
            <text:p>&lt;PARENT_STAGEID&gt;d5183&lt;/PARENT_STAGEID&gt;</text:p>
            <text:p>&lt;SNDPROVIDER&gt;101&lt;/SNDPROVIDER&gt;</text:p>
            <text:p>&lt;BPROVIDER&gt;101&lt;/BPROVIDER&gt;</text:p>
            <text:p>&lt;AMOUNT&gt;1000&lt;/AMOUNT&gt;</text:p>
            <text:p>&lt;DYNAMIC_OPTION_PREVIOUS_LIST&gt;*&lt;/DYNAMIC_OPTION_PREVIOUS_LIST&gt;</text:p>
            <text:p>&lt;SNDINSTRUMENT&gt;12&lt;/SNDINSTRUMENT&gt;</text:p>
            <text:p>&lt;REFERENCE_NO&gt;411111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PREVIOUSSTAGE&gt;0&lt;/PREVIOUSSTAGE&gt;</text:p>
            <text:p>&lt;BANKNAME&gt;ACCESSBANK&lt;/BANKNAME&gt;</text:p>
            <text:p>&lt;PIN&gt;*&lt;/PIN&gt;</text:p>
            <text:p>&lt;PROVIDER&gt;101&lt;/PROVIDER&gt;</text:p>
            <text:p>&lt;language&gt;en&lt;/language&gt;</text:p>
            <text:p>&lt;RCVPROVIDER&gt;101&lt;/RCVPROVIDER&gt;</text:p>
            <text:p>&lt;MSISDN&gt;786670654&lt;/MSISDN&gt;</text:p>
            <text:p>&lt;TYPE&gt;CMPREQ&lt;/TYPE&gt;</text:p>
            <text:p>&lt;TRID&gt;786670654201907090629C0067&lt;/TRID&gt;&lt;/COMMAND&gt;</text:p>
          </table:table-cell>
          <table:table-cell table:style-name="ce149" office:value-type="string" calcext:value-type="string">
            <text:p>&lt;?xml version="1.0"?&gt;</text:p>
            <text:p>&lt;COMMAND&gt;</text:p>
            <text:p>&lt;TYPE&gt;CMPRRESP&lt;/TYPE&gt;</text:p>
            <text:p>&lt;TXNID&gt;MP190709.1718.C00053&lt;/TXNID&gt;</text:p>
            <text:p>&lt;TXNSTATUS&gt;200&lt;/TXNSTATUS&gt;</text:p>
            <text:p>&lt;TRID&gt;786670654201907090629C0067&lt;/TRID&gt;</text:p>
            <text:p>&lt;MESSAGE&gt;Txn Id : MP190709.1718.C00053,You have paid 1,000.00Tshs to ACCESSBANK .Your available Airtel Money balance : 769,326.38Tshs. Your OFFER ! Send Money All Day No Charges.Save upto Tsh 5,000 on transaction fee when you send money Airtel to Airtel. REFERENCE NO :411111&lt;/MESSAGE&gt;</text:p>
            <text:p>&lt;IVR-RESPONSE&gt;9014_MERCODE#780900198|1,000.00|338.98|0.00|MP190709.1718.C00053|769,326.38#&lt;/IVR-RESPONSE&gt;</text:p>
            <text:p>&lt;/COMMAND&gt;</text:p>
          </table:table-cell>
          <table:table-cell table:style-name="ce144"/>
          <table:table-cell table:style-name="Default" table:number-columns-repeated="2"/>
          <table:table-cell table:style-name="ce144" table:number-columns-repeated="1018"/>
        </table:table-row>
        <table:table-row table:style-name="ro14">
          <table:table-cell table:style-name="ce144" office:value-type="string" calcext:value-type="string">
            <text:p>Tanzania Postal Bank=TZPOSTALBANK</text:p>
          </table:table-cell>
          <table:table-cell table:style-name="ce144" office:value-type="string" calcext:value-type="string">
            <text:p>&lt;COMMAND&gt;^M</text:p>
            <text:p>&lt;PROVIDER1&gt;101&lt;/PROVIDER1&gt;</text:p>
            <text:p>&lt;PROVIDER2&gt;101&lt;/PROVIDER2&gt;</text:p>
            <text:p>&lt;PARENT_STAGEID&gt;d5133&lt;/PARENT_STAGEID&gt;</text:p>
            <text:p>&lt;SNDPROVIDER&gt;101&lt;/SNDPROVIDER&gt;</text:p>
            <text:p>&lt;BPROVIDER&gt;101&lt;/BPROVIDER&gt;</text:p>
            <text:p>&lt;AMOUNT&gt;1000&lt;/AMOUNT&gt;</text:p>
            <text:p>&lt;DYNAMIC_OPTION_PREVIOUS_LIST&gt;*&lt;/DYNAMIC_OPTION_PREVIOUS_LIST&gt;</text:p>
            <text:p>&lt;SNDINSTRUMENT&gt;12&lt;/SNDINSTRUMENT&gt;</text:p>
            <text:p>&lt;REFERENCE_NO&gt;512121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PREVIOUSSTAGE&gt;0&lt;/PREVIOUSSTAGE&gt;</text:p>
            <text:p>&lt;BANKNAME&gt;TZPOSTALBANK&lt;/BANKNAME&gt;</text:p>
            <text:p>&lt;PIN&gt;*&lt;/PIN&gt;</text:p>
            <text:p>&lt;PROVIDER&gt;101&lt;/PROVIDER&gt;</text:p>
            <text:p>&lt;language&gt;en&lt;/language&gt;</text:p>
            <text:p>&lt;RCVPROVIDER&gt;101&lt;/RCVPROVIDER&gt;</text:p>
            <text:p>&lt;MSISDN&gt;786670654&lt;/MSISDN&gt;</text:p>
            <text:p>&lt;TYPE&gt;CMPREQ&lt;/TYPE&gt;</text:p>
            <text:p>&lt;TRID&gt;786670654201907090630C0069&lt;/TRID&gt;&lt;/COMMAND&gt;</text:p>
          </table:table-cell>
          <table:table-cell table:style-name="ce88" office:value-type="string" calcext:value-type="string">
            <text:p>&lt;?xml version="1.0"?&gt;</text:p>
            <text:p>&lt;COMMAND&gt;</text:p>
            <text:p>&lt;TYPE&gt;CMPRRESP&lt;/TYPE&gt;</text:p>
            <text:p>&lt;TXNID&gt;MP190709.1719.C00055&lt;/TXNID&gt;</text:p>
            <text:p>&lt;TXNSTATUS&gt;09999&lt;/TXNSTATUS&gt;</text:p>
            <text:p>&lt;TRID&gt;786670654201907090630C0069&lt;/TRID&gt;</text:p>
            <text:p>&lt;MESSAGE&gt;Transaction Failed with TXN Id : MP190709.1719.C00055, Failure from third party System REFERENCE NO :512121&lt;/MESSAGE&gt;</text:p>
            <text:p>&lt;IVR-RESPONSE&gt;09999##&lt;/IVR-RESPONSE&gt;</text:p>
            <text:p>&lt;/COMMAND&gt;</text:p>
          </table:table-cell>
          <table:table-cell table:style-name="ce144" office:value-type="string" calcext:value-type="string">
            <text:p>test data required:--account number</text:p>
          </table:table-cell>
          <table:table-cell table:style-name="Default" table:number-columns-repeated="2"/>
          <table:table-cell table:style-name="ce144" table:number-columns-repeated="1018"/>
        </table:table-row>
        <table:table-row table:style-name="ro79">
          <table:table-cell table:style-name="ce144" office:value-type="string" calcext:value-type="string">
            <text:p>Akiba Commercial Bank=COMMBANK</text:p>
          </table:table-cell>
          <table:table-cell table:style-name="ce144" office:value-type="string" calcext:value-type="string">
            <text:p>&lt;COMMAND&gt;^M</text:p>
            <text:p>&lt;PROVIDER1&gt;101&lt;/PROVIDER1&gt;</text:p>
            <text:p>&lt;PROVIDER2&gt;101&lt;/PROVIDER2&gt;</text:p>
            <text:p>&lt;PARENT_STAGEID&gt;d5163&lt;/PARENT_STAGEID&gt;</text:p>
            <text:p>&lt;SNDPROVIDER&gt;101&lt;/SNDPROVIDER&gt;</text:p>
            <text:p>&lt;BPROVIDER&gt;101&lt;/BPROVIDER&gt;</text:p>
            <text:p>&lt;AMOUNT&gt;1000&lt;/AMOUNT&gt;</text:p>
            <text:p>&lt;DYNAMIC_OPTION_PREVIOUS_LIST&gt;*&lt;/DYNAMIC_OPTION_PREVIOUS_LIST&gt;</text:p>
            <text:p>&lt;SNDINSTRUMENT&gt;12&lt;/SNDINSTRUMENT&gt;</text:p>
            <text:p>&lt;REFERENCE_NO&gt;611111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PREVIOUSSTAGE&gt;0&lt;/PREVIOUSSTAGE&gt;</text:p>
            <text:p>&lt;BANKNAME&gt;COMMBANK&lt;/BANKNAME&gt;</text:p>
            <text:p>&lt;PIN&gt;*&lt;/PIN&gt;</text:p>
            <text:p>&lt;PROVIDER&gt;101&lt;/PROVIDER&gt;</text:p>
            <text:p>&lt;language&gt;en&lt;/language&gt;</text:p>
            <text:p>&lt;RCVPROVIDER&gt;101&lt;/RCVPROVIDER&gt;</text:p>
            <text:p>&lt;MSISDN&gt;786670654&lt;/MSISDN&gt;</text:p>
            <text:p>&lt;TYPE&gt;CMPREQ&lt;/TYPE&gt;</text:p>
            <text:p>&lt;TRID&gt;786670654201907090632C0071&lt;/TRID&gt;&lt;/COMMAND&gt;</text:p>
          </table:table-cell>
          <table:table-cell table:style-name="ce149" office:value-type="string" calcext:value-type="string">
            <text:p>&lt;?xml version="1.0"?&gt;</text:p>
            <text:p>&lt;COMMAND&gt;</text:p>
            <text:p>&lt;TYPE&gt;CMPRRESP&lt;/TYPE&gt;</text:p>
            <text:p>&lt;TXNID&gt;MP190709.1721.C00057&lt;/TXNID&gt;</text:p>
            <text:p>&lt;TXNSTATUS&gt;200&lt;/TXNSTATUS&gt;</text:p>
            <text:p>&lt;TRID&gt;786670654201907090632C0071&lt;/TRID&gt;</text:p>
            <text:p>&lt;MESSAGE&gt;Txn Id : MP190709.1721.C00057,You have paid 1,000.00Tshs to ACB .Your available Airtel Money balance : 767,926.38Tshs. Your OFFER ! Send Money All Day No Charges.Save upto Tsh 5,000 on transaction fee when you send money Airtel to Airtel. REFERENCE NO :611111&lt;/MESSAGE&gt;</text:p>
            <text:p>&lt;IVR-RESPONSE&gt;9014_MERCODE#780900196|1,000.00|338.98|0.00|MP190709.1721.C00057|767,926.38#&lt;/IVR-RESPONSE&gt;</text:p>
            <text:p>&lt;/COMMAND&gt;</text:p>
          </table:table-cell>
          <table:table-cell table:style-name="ce144"/>
          <table:table-cell table:style-name="Default" table:number-columns-repeated="2"/>
          <table:table-cell table:style-name="ce144" table:number-columns-repeated="1018"/>
        </table:table-row>
        <table:table-row table:style-name="ro79">
          <table:table-cell table:style-name="ce144" office:value-type="string" calcext:value-type="string">
            <text:p>BARCLAYS BANK</text:p>
          </table:table-cell>
          <table:table-cell table:style-name="ce144" office:value-type="string" calcext:value-type="string">
            <text:p>&lt;COMMAND&gt;</text:p>
            <text:p>&lt;PROVIDER1&gt;101&lt;/PROVIDER1&gt;</text:p>
            <text:p>&lt;PROVIDER2&gt;101&lt;/PROVIDER2&gt;</text:p>
            <text:p>&lt;PARENT_STAGEID&gt;d5343&lt;/PARENT_STAGEID&gt;</text:p>
            <text:p>&lt;SNDPROVIDER&gt;101&lt;/SNDPROVIDER&gt;</text:p>
            <text:p>&lt;BPROVIDER&gt;101&lt;/BPROVIDER&gt;</text:p>
            <text:p>&lt;AMOUNT&gt;1000&lt;/AMOUNT&gt;</text:p>
            <text:p>&lt;DYNAMIC_OPTION_PREVIOUS_LIST&gt;*&lt;/DYNAMIC_OPTION_PREVIOUS_LIST&gt;</text:p>
            <text:p>&lt;SNDINSTRUMENT&gt;12&lt;/SNDINSTRUMENT&gt;</text:p>
            <text:p>&lt;REFERENCE_NO&gt;712312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PREVIOUSSTAGE&gt;0&lt;/PREVIOUSSTAGE&gt;</text:p>
            <text:p>&lt;BANKNAME&gt;BARCLAYSBANK&lt;/BANKNAME&gt;</text:p>
            <text:p>&lt;PIN&gt;1235&lt;/PIN&gt;</text:p>
            <text:p>&lt;PROVIDER&gt;101&lt;/PROVIDER&gt;</text:p>
            <text:p>&lt;language&gt;en&lt;/language&gt;</text:p>
            <text:p>&lt;RCVPROVIDER&gt;101&lt;/RCVPROVIDER&gt;</text:p>
            <text:p>&lt;MSISDN&gt;786670654&lt;/MSISDN&gt;</text:p>
            <text:p>&lt;TYPE&gt;CMPREQ&lt;/TYPE&gt;</text:p>
            <text:p>&lt;TRID&gt;786670654201907090634C0073&lt;/TRID&gt;&lt;/COMMAND&gt;</text:p>
          </table:table-cell>
          <table:table-cell table:style-name="ce149" office:value-type="string" calcext:value-type="string">
            <text:p>&lt;?xml version="1.0"?&gt;</text:p>
            <text:p>&lt;COMMAND&gt;</text:p>
            <text:p>    &lt;TYPE&gt;CMPRRESP&lt;/TYPE&gt;</text:p>
            <text:p>    &lt;TXNID&gt;MP190723.1328.C00003&lt;/TXNID&gt;</text:p>
            <text:p>    &lt;TXNSTATUS&gt;200&lt;/TXNSTATUS&gt;</text:p>
            <text:p>    &lt;TRID&gt;786670654201907090634C0073&lt;/TRID&gt;</text:p>
            <text:p>    &lt;MESSAGE&gt;Txn Id : MP190723.1328.C00003,You have paid 1,000.00Tshs to SELCOM WIRELESS .Your available Airtel Money balance : 772,178.88Tshs. Your OFFER ! Send Money All Day No Charges.Save upto Tsh 5,000 on transaction fee when you send money Airtel to Airtel.  REFERENCE NO :712312&lt;/MESSAGE&gt;</text:p>
            <text:p>    &lt;IVR-RESPONSE&gt;9014_MERCODE#687086323|1,000.00|0.00|0.00|MP190723.1328.C00003|772,178.88#&lt;/IVR-RESPONSE&gt;</text:p>
            <text:p>&lt;/COMMAND&gt;</text:p>
          </table:table-cell>
          <table:table-cell table:style-name="ce144"/>
          <table:table-cell table:style-name="Default" table:number-columns-repeated="2"/>
          <table:table-cell table:style-name="ce144" table:number-columns-repeated="1018"/>
        </table:table-row>
        <table:table-row table:style-name="ro79">
          <table:table-cell table:style-name="ce144" office:value-type="string" calcext:value-type="string">
            <text:p>EximBank</text:p>
          </table:table-cell>
          <table:table-cell table:style-name="ce144" office:value-type="string" calcext:value-type="string">
            <text:p>&lt;COMMAND&gt;</text:p>
            <text:p>&lt;PROVIDER1&gt;101&lt;/PROVIDER1&gt;</text:p>
            <text:p>&lt;PROVIDER2&gt;101&lt;/PROVIDER2&gt;</text:p>
            <text:p>&lt;PARENT_STAGEID&gt;d5343&lt;/PARENT_STAGEID&gt;</text:p>
            <text:p>&lt;SNDPROVIDER&gt;101&lt;/SNDPROVIDER&gt;</text:p>
            <text:p>&lt;BPROVIDER&gt;101&lt;/BPROVIDER&gt;</text:p>
            <text:p>&lt;AMOUNT&gt;1000&lt;/AMOUNT&gt;</text:p>
            <text:p>&lt;DYNAMIC_OPTION_PREVIOUS_LIST&gt;*&lt;/DYNAMIC_OPTION_PREVIOUS_LIST&gt;</text:p>
            <text:p>&lt;SNDINSTRUMENT&gt;12&lt;/SNDINSTRUMENT&gt;</text:p>
            <text:p>&lt;REFERENCE_NO&gt;712312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PREVIOUSSTAGE&gt;0&lt;/PREVIOUSSTAGE&gt;</text:p>
            <text:p>&lt;BANKNAME&gt;EXIMBANK&lt;/BANKNAME&gt;</text:p>
            <text:p>&lt;PIN&gt;1235&lt;/PIN&gt;</text:p>
            <text:p>&lt;PROVIDER&gt;101&lt;/PROVIDER&gt;</text:p>
            <text:p>&lt;language&gt;en&lt;/language&gt;</text:p>
            <text:p>&lt;RCVPROVIDER&gt;101&lt;/RCVPROVIDER&gt;</text:p>
            <text:p>&lt;MSISDN&gt;786670654&lt;/MSISDN&gt;</text:p>
            <text:p>&lt;TYPE&gt;CMPREQ&lt;/TYPE&gt;</text:p>
            <text:p>&lt;TRID&gt;786670654201907090634C0073&lt;/TRID&gt;&lt;/COMMAND&gt;</text:p>
          </table:table-cell>
          <table:table-cell table:style-name="ce149" office:value-type="string" calcext:value-type="string">
            <text:p>&lt;?xml version="1.0"?&gt;</text:p>
            <text:p>&lt;COMMAND&gt;</text:p>
            <text:p>&lt;TYPE&gt;CMPRRESP&lt;/TYPE&gt;</text:p>
            <text:p>&lt;TXNID&gt;MP190709.1724.C00060&lt;/TXNID&gt;</text:p>
            <text:p>&lt;TXNSTATUS&gt;200&lt;/TXNSTATUS&gt;</text:p>
            <text:p>&lt;TRID&gt;786670654201907090634C0073&lt;/TRID&gt;</text:p>
            <text:p>&lt;MESSAGE&gt;Txn Id : MP190709.1724.C00060,You have paid 1,000.00Tshs to EXIMBANK .Your available Airtel Money balance : 766,526.38Tshs. Your OFFER ! Send Money All Day No Charges.Save upto Tsh 5,000 on transaction fee when you send money Airtel to Airtel. REFERENCE NO :712312&lt;/MESSAGE&gt;</text:p>
            <text:p>&lt;IVR-RESPONSE&gt;9014_MERCODE#780900197|1,000.00|338.98|0.00|MP190709.1724.C00060|766,526.38#&lt;/IVR-RESPONSE&gt;</text:p>
            <text:p>&lt;/COMMAND&gt;</text:p>
          </table:table-cell>
          <table:table-cell table:style-name="ce144"/>
          <table:table-cell table:style-name="Default" table:number-columns-repeated="2"/>
          <table:table-cell table:style-name="ce144" table:number-columns-repeated="1018"/>
        </table:table-row>
        <table:table-row table:style-name="ro79">
          <table:table-cell table:style-name="ce144" office:value-type="string" calcext:value-type="string">
            <text:p>Amana Bank</text:p>
          </table:table-cell>
          <table:table-cell table:style-name="ce144" office:value-type="string" calcext:value-type="string">
            <text:p>&lt;COMMAND&gt;^M</text:p>
            <text:p>&lt;PROVIDER1&gt;101&lt;/PROVIDER1&gt;</text:p>
            <text:p>&lt;PROVIDER2&gt;101&lt;/PROVIDER2&gt;</text:p>
            <text:p>&lt;PARENT_STAGEID&gt;d5343&lt;/PARENT_STAGEID&gt;</text:p>
            <text:p>&lt;SNDPROVIDER&gt;101&lt;/SNDPROVIDER&gt;</text:p>
            <text:p>&lt;BPROVIDER&gt;101&lt;/BPROVIDER&gt;</text:p>
            <text:p>&lt;AMOUNT&gt;1000&lt;/AMOUNT&gt;</text:p>
            <text:p>&lt;DYNAMIC_OPTION_PREVIOUS_LIST&gt;*&lt;/DYNAMIC_OPTION_PREVIOUS_LIST&gt;</text:p>
            <text:p>&lt;SNDINSTRUMENT&gt;12&lt;/SNDINSTRUMENT&gt;</text:p>
            <text:p>&lt;REFERENCE_NO&gt;712312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PREVIOUSSTAGE&gt;0&lt;/PREVIOUSSTAGE&gt;</text:p>
            <text:p>&lt;BANKNAME&gt;AMANABANK&lt;/BANKNAME&gt;</text:p>
            <text:p>&lt;PIN&gt;1235&lt;/PIN&gt;</text:p>
            <text:p>&lt;PROVIDER&gt;101&lt;/PROVIDER&gt;</text:p>
            <text:p>&lt;language&gt;en&lt;/language&gt;</text:p>
            <text:p>&lt;RCVPROVIDER&gt;101&lt;/RCVPROVIDER&gt;</text:p>
            <text:p>&lt;MSISDN&gt;786670654&lt;/MSISDN&gt;</text:p>
            <text:p>&lt;TYPE&gt;CMPREQ&lt;/TYPE&gt;</text:p>
            <text:p>&lt;TRID&gt;786670654201907090634C0073&lt;/TRID&gt;&lt;/COMMAND&gt;</text:p>
          </table:table-cell>
          <table:table-cell table:style-name="ce149" office:value-type="string" calcext:value-type="string">
            <text:p>&lt;?xml version="1.0"?&gt;</text:p>
            <text:p>&lt;COMMAND&gt;</text:p>
            <text:p>&lt;TYPE&gt;CMPRRESP&lt;/TYPE&gt;</text:p>
            <text:p>&lt;TXNID&gt;MP190709.1726.C00063&lt;/TXNID&gt;</text:p>
            <text:p>&lt;TXNSTATUS&gt;200&lt;/TXNSTATUS&gt;</text:p>
            <text:p>&lt;TRID&gt;786670654201907090634C0073&lt;/TRID&gt;</text:p>
            <text:p>&lt;MESSAGE&gt;Txn Id : MP190709.1726.C00063,You have paid 1,000.00Tshs to AMANA .Your available Airtel Money balance : 765,126.38Tshs. Your OFFER ! Send Money All Day No Charges.Save upto Tsh 5,000 on transaction fee when you send money Airtel to Airtel. REFERENCE NO :712312&lt;/MESSAGE&gt;</text:p>
            <text:p>&lt;IVR-RESPONSE&gt;9014_MERCODE#780900191|1,000.00|338.98|0.00|MP190709.1726.C00063|765,126.38#&lt;/IVR-RESPONSE&gt;</text:p>
            <text:p>&lt;/COMMAND&gt;</text:p>
          </table:table-cell>
          <table:table-cell table:style-name="ce144"/>
          <table:table-cell table:style-name="Default" table:number-columns-repeated="2"/>
          <table:table-cell table:style-name="ce144" table:number-columns-repeated="1018"/>
        </table:table-row>
        <table:table-row table:style-name="ro79">
          <table:table-cell table:style-name="ce144" office:value-type="string" calcext:value-type="string">
            <text:p>BOA</text:p>
          </table:table-cell>
          <table:table-cell table:style-name="ce144" office:value-type="string" calcext:value-type="string">
            <text:p>&lt;COMMAND&gt;</text:p>
            <text:p>&lt;PROVIDER1&gt;101&lt;/PROVIDER1&gt;</text:p>
            <text:p>&lt;PROVIDER2&gt;101&lt;/PROVIDER2&gt;</text:p>
            <text:p>&lt;PARENT_STAGEID&gt;d5343&lt;/PARENT_STAGEID&gt;</text:p>
            <text:p>&lt;SNDPROVIDER&gt;101&lt;/SNDPROVIDER&gt;</text:p>
            <text:p>&lt;BPROVIDER&gt;101&lt;/BPROVIDER&gt;</text:p>
            <text:p>&lt;AMOUNT&gt;1000&lt;/AMOUNT&gt;</text:p>
            <text:p>&lt;DYNAMIC_OPTION_PREVIOUS_LIST&gt;*&lt;/DYNAMIC_OPTION_PREVIOUS_LIST&gt;</text:p>
            <text:p>&lt;SNDINSTRUMENT&gt;12&lt;/SNDINSTRUMENT&gt;</text:p>
            <text:p>&lt;REFERENCE_NO&gt;712312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PREVIOUSSTAGE&gt;0&lt;/PREVIOUSSTAGE&gt;</text:p>
            <text:p>&lt;BANKNAME&gt;BOA&lt;/BANKNAME&gt;</text:p>
            <text:p>&lt;PIN&gt;1235&lt;/PIN&gt;</text:p>
            <text:p>&lt;PROVIDER&gt;101&lt;/PROVIDER&gt;</text:p>
            <text:p>&lt;language&gt;en&lt;/language&gt;</text:p>
            <text:p>&lt;RCVPROVIDER&gt;101&lt;/RCVPROVIDER&gt;</text:p>
            <text:p>&lt;MSISDN&gt;786670654&lt;/MSISDN&gt;</text:p>
            <text:p>&lt;TYPE&gt;CMPREQ&lt;/TYPE&gt;</text:p>
            <text:p>&lt;TRID&gt;786670654201907090634C0073&lt;/TRID&gt;&lt;/COMMAND&gt;</text:p>
          </table:table-cell>
          <table:table-cell table:style-name="ce149" office:value-type="string" calcext:value-type="string">
            <text:p>&lt;?xml version="1.0"?&gt;</text:p>
            <text:p>&lt;COMMAND&gt;</text:p>
            <text:p>    &lt;TYPE&gt;CMPRRESP&lt;/TYPE&gt;</text:p>
            <text:p>    &lt;TXNID&gt;MP190723.1414.C00004&lt;/TXNID&gt;</text:p>
            <text:p>    &lt;TXNSTATUS&gt;200&lt;/TXNSTATUS&gt;</text:p>
            <text:p>    &lt;TRID&gt;786670654201907090634C0073&lt;/TRID&gt;</text:p>
            <text:p>    &lt;MESSAGE&gt;Txn Id : MP190723.1414.C00004,You have paid 200.00Tshs to BOA .Your available Airtel Money balance : 766,518.88Tshs. Your OFFER ! Send Money All Day No Charges.Save upto Tsh 5,000 on transaction fee when you send money Airtel to Airtel.  REFERENCE NO :712312&lt;/MESSAGE&gt;</text:p>
            <text:p>    &lt;IVR-RESPONSE&gt;9014_MERCODE#780900195|200.00|50.85|0.00|MP190723.1414.C00004|766,518.88#&lt;/IVR-RESPONSE&gt;</text:p>
            <text:p>&lt;/COMMAND&gt;</text:p>
          </table:table-cell>
          <table:table-cell table:style-name="ce144"/>
          <table:table-cell table:style-name="Default" table:number-columns-repeated="2"/>
          <table:table-cell table:style-name="ce144" table:number-columns-repeated="1018"/>
        </table:table-row>
        <table:table-row table:style-name="ro79">
          <table:table-cell table:style-name="ce144" office:value-type="string" calcext:value-type="string">
            <text:p>DCB Bank</text:p>
          </table:table-cell>
          <table:table-cell table:style-name="ce144" office:value-type="string" calcext:value-type="string">
            <text:p>&lt;COMMAND&gt;</text:p>
            <text:p>&lt;PROVIDER1&gt;101&lt;/PROVIDER1&gt;</text:p>
            <text:p>&lt;PROVIDER2&gt;101&lt;/PROVIDER2&gt;</text:p>
            <text:p>&lt;PARENT_STAGEID&gt;d5343&lt;/PARENT_STAGEID&gt;</text:p>
            <text:p>&lt;SNDPROVIDER&gt;101&lt;/SNDPROVIDER&gt;</text:p>
            <text:p>&lt;BPROVIDER&gt;101&lt;/BPROVIDER&gt;</text:p>
            <text:p>&lt;AMOUNT&gt;1000&lt;/AMOUNT&gt;</text:p>
            <text:p>&lt;DYNAMIC_OPTION_PREVIOUS_LIST&gt;*&lt;/DYNAMIC_OPTION_PREVIOUS_LIST&gt;</text:p>
            <text:p>&lt;SNDINSTRUMENT&gt;12&lt;/SNDINSTRUMENT&gt;</text:p>
            <text:p>&lt;REFERENCE_NO&gt;712312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PREVIOUSSTAGE&gt;0&lt;/PREVIOUSSTAGE&gt;</text:p>
            <text:p>&lt;BANKNAME&gt;DCBBANK&lt;/BANKNAME&gt;</text:p>
            <text:p>&lt;PIN&gt;1235&lt;/PIN&gt;</text:p>
            <text:p>&lt;PROVIDER&gt;101&lt;/PROVIDER&gt;</text:p>
            <text:p>&lt;language&gt;en&lt;/language&gt;</text:p>
            <text:p>&lt;RCVPROVIDER&gt;101&lt;/RCVPROVIDER&gt;</text:p>
            <text:p>&lt;MSISDN&gt;786670654&lt;/MSISDN&gt;</text:p>
            <text:p>&lt;TYPE&gt;CMPREQ&lt;/TYPE&gt;</text:p>
            <text:p>&lt;TRID&gt;786670654201907090634C0073&lt;/TRID&gt;&lt;/COMMAND&gt;</text:p>
          </table:table-cell>
          <table:table-cell table:style-name="ce149" office:value-type="string" calcext:value-type="string">
            <text:p>&lt;?xml version="1.0"?&gt;</text:p>
            <text:p>&lt;COMMAND&gt;</text:p>
            <text:p>    &lt;TYPE&gt;CMPRRESP&lt;/TYPE&gt;</text:p>
            <text:p>    &lt;TXNID&gt;MP190723.1339.C00005&lt;/TXNID&gt;</text:p>
            <text:p>    &lt;TXNSTATUS&gt;200&lt;/TXNSTATUS&gt;</text:p>
            <text:p>    &lt;TRID&gt;786670654201907090634C0073&lt;/TRID&gt;</text:p>
            <text:p>    &lt;MESSAGE&gt;Txn Id : MP190723.1339.C00005,You have paid 1,000.00Tshs to SELCOM WIRELESS .Your available Airtel Money balance : 769,178.88Tshs. Your OFFER ! Send Money All Day No Charges.Save upto Tsh 5,000 on transaction fee when you send money Airtel to Airtel.  REFERENCE NO :712312&lt;/MESSAGE&gt;</text:p>
            <text:p>    &lt;IVR-RESPONSE&gt;9014_MERCODE#687086351|1,000.00|0.00|0.00|MP190723.1339.C00005|769,178.88#&lt;/IVR-RESPONSE&gt;</text:p>
            <text:p>&lt;/COMMAND&gt;</text:p>
          </table:table-cell>
          <table:table-cell table:style-name="ce144"/>
          <table:table-cell table:style-name="Default" table:number-columns-repeated="2"/>
          <table:table-cell table:style-name="ce144" table:number-columns-repeated="1018"/>
        </table:table-row>
        <table:table-row table:style-name="ro79">
          <table:table-cell table:style-name="ce144" office:value-type="string" calcext:value-type="string">
            <text:p>EQUITY Bank</text:p>
          </table:table-cell>
          <table:table-cell table:style-name="ce144" office:value-type="string" calcext:value-type="string">
            <text:p>&lt;COMMAND&gt;</text:p>
            <text:p>&lt;PROVIDER1&gt;101&lt;/PROVIDER1&gt;</text:p>
            <text:p>&lt;PROVIDER2&gt;101&lt;/PROVIDER2&gt;</text:p>
            <text:p>&lt;PARENT_STAGEID&gt;d5343&lt;/PARENT_STAGEID&gt;</text:p>
            <text:p>&lt;SNDPROVIDER&gt;101&lt;/SNDPROVIDER&gt;</text:p>
            <text:p>&lt;BPROVIDER&gt;101&lt;/BPROVIDER&gt;</text:p>
            <text:p>&lt;AMOUNT&gt;1000&lt;/AMOUNT&gt;</text:p>
            <text:p>&lt;DYNAMIC_OPTION_PREVIOUS_LIST&gt;*&lt;/DYNAMIC_OPTION_PREVIOUS_LIST&gt;</text:p>
            <text:p>&lt;SNDINSTRUMENT&gt;12&lt;/SNDINSTRUMENT&gt;</text:p>
            <text:p>&lt;REFERENCE_NO&gt;712312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PREVIOUSSTAGE&gt;0&lt;/PREVIOUSSTAGE&gt;</text:p>
            <text:p>&lt;BANKNAME&gt;EQUITYBANK&lt;/BANKNAME&gt;</text:p>
            <text:p>&lt;PIN&gt;1235&lt;/PIN&gt;</text:p>
            <text:p>&lt;PROVIDER&gt;101&lt;/PROVIDER&gt;</text:p>
            <text:p>&lt;language&gt;en&lt;/language&gt;</text:p>
            <text:p>&lt;RCVPROVIDER&gt;101&lt;/RCVPROVIDER&gt;</text:p>
            <text:p>&lt;MSISDN&gt;786670654&lt;/MSISDN&gt;</text:p>
            <text:p>&lt;TYPE&gt;CMPREQ&lt;/TYPE&gt;</text:p>
            <text:p>&lt;TRID&gt;786670654201907090634C0073&lt;/TRID&gt;&lt;/COMMAND&gt;</text:p>
          </table:table-cell>
          <table:table-cell table:style-name="ce149" office:value-type="string" calcext:value-type="string">
            <text:p>&lt;?xml version="1.0"?&gt;</text:p>
            <text:p>&lt;COMMAND&gt;</text:p>
            <text:p>    &lt;TYPE&gt;CMPRRESP&lt;/TYPE&gt;</text:p>
            <text:p>    &lt;TXNID&gt;MP190723.1340.C00006&lt;/TXNID&gt;</text:p>
            <text:p>    &lt;TXNSTATUS&gt;200&lt;/TXNSTATUS&gt;</text:p>
            <text:p>    &lt;TRID&gt;786670654201907090634C0073&lt;/TRID&gt;</text:p>
            <text:p>    &lt;MESSAGE&gt;Txn Id : MP190723.1340.C00006,You have paid 1,000.00Tshs to SELCOM WIRELESS .Your available Airtel Money balance : 768,178.88Tshs. Your OFFER ! Send Money All Day No Charges.Save upto Tsh 5,000 on transaction fee when you send money Airtel to Airtel.  REFERENCE NO :712312&lt;/MESSAGE&gt;</text:p>
            <text:p>    &lt;IVR-RESPONSE&gt;9014_MERCODE#687086353|1,000.00|0.00|0.00|MP190723.1340.C00006|768,178.88#&lt;/IVR-RESPONSE&gt;</text:p>
            <text:p>&lt;/COMMAND&gt;</text:p>
          </table:table-cell>
          <table:table-cell table:style-name="ce144"/>
          <table:table-cell table:style-name="Default" table:number-columns-repeated="2"/>
          <table:table-cell table:style-name="ce144" table:number-columns-repeated="1018"/>
        </table:table-row>
        <table:table-row table:style-name="ro79">
          <table:table-cell table:style-name="ce144" office:value-type="string" calcext:value-type="string">
            <text:p>Letshego Bank</text:p>
          </table:table-cell>
          <table:table-cell table:style-name="ce144" office:value-type="string" calcext:value-type="string">
            <text:p>&lt;COMMAND&gt;</text:p>
            <text:p>&lt;PROVIDER1&gt;101&lt;/PROVIDER1&gt;</text:p>
            <text:p>&lt;PROVIDER2&gt;101&lt;/PROVIDER2&gt;</text:p>
            <text:p>&lt;PARENT_STAGEID&gt;d5343&lt;/PARENT_STAGEID&gt;</text:p>
            <text:p>&lt;SNDPROVIDER&gt;101&lt;/SNDPROVIDER&gt;</text:p>
            <text:p>&lt;BPROVIDER&gt;101&lt;/BPROVIDER&gt;</text:p>
            <text:p>&lt;AMOUNT&gt;1000&lt;/AMOUNT&gt;</text:p>
            <text:p>&lt;DYNAMIC_OPTION_PREVIOUS_LIST&gt;*&lt;/DYNAMIC_OPTION_PREVIOUS_LIST&gt;</text:p>
            <text:p>&lt;SNDINSTRUMENT&gt;12&lt;/SNDINSTRUMENT&gt;</text:p>
            <text:p>&lt;REFERENCE_NO&gt;712312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PREVIOUSSTAGE&gt;0&lt;/PREVIOUSSTAGE&gt;</text:p>
            <text:p>&lt;BANKNAME&gt;LETSHEGOBANK&lt;/BANKNAME&gt;</text:p>
            <text:p>&lt;PIN&gt;1235&lt;/PIN&gt;</text:p>
            <text:p>&lt;PROVIDER&gt;101&lt;/PROVIDER&gt;</text:p>
            <text:p>&lt;language&gt;en&lt;/language&gt;</text:p>
            <text:p>&lt;RCVPROVIDER&gt;101&lt;/RCVPROVIDER&gt;</text:p>
            <text:p>&lt;MSISDN&gt;786670654&lt;/MSISDN&gt;</text:p>
            <text:p>&lt;TYPE&gt;CMPREQ&lt;/TYPE&gt;</text:p>
            <text:p>&lt;TRID&gt;786670654201907090634C0073&lt;/TRID&gt;&lt;/COMMAND&gt;</text:p>
          </table:table-cell>
          <table:table-cell table:style-name="ce132" office:value-type="string" calcext:value-type="string">
            <text:p>&lt;?xml version="1.0"?&gt;</text:p>
            <text:p>&lt;COMMAND&gt;</text:p>
            <text:p>    &lt;TYPE&gt;CMPRRESP&lt;/TYPE&gt;</text:p>
            <text:p>    &lt;TXNID&gt;MP190806.1356.C00005&lt;/TXNID&gt;</text:p>
            <text:p>    &lt;TXNSTATUS&gt;200&lt;/TXNSTATUS&gt;</text:p>
            <text:p>    &lt;TRID&gt;786670654201907090634C0073&lt;/TRID&gt;</text:p>
            <text:p>    &lt;MESSAGE&gt;Txn Id : MP190806.1356.C00005,You have paid 1,000.00Tshs to ADVANS .Your available Airtel Money balance : 591,228.83Tshs. Your OFFER ! Send Money All Day No Charges.Save upto Tsh 5,000 on transaction fee when you send money Airtel to Airtel.  REFERENCE NO :712312&lt;/MESSAGE&gt;</text:p>
            <text:p>    &lt;IVR-RESPONSE&gt;9014_MERCODE#780900192|1,000.00|0.00|0.00|MP190806.1356.C00005|591,228.83#&lt;/IVR-RESPONSE&gt;</text:p>
            <text:p>&lt;/COMMAND&gt;</text:p>
          </table:table-cell>
          <table:table-cell table:style-name="ce144"/>
          <table:table-cell table:style-name="Default" table:number-columns-repeated="2"/>
          <table:table-cell table:style-name="ce144" table:number-columns-repeated="1018"/>
        </table:table-row>
        <table:table-row table:style-name="ro79">
          <table:table-cell table:style-name="ce144" office:value-type="string" calcext:value-type="string">
            <text:p>Azania Bank</text:p>
          </table:table-cell>
          <table:table-cell table:style-name="ce144" office:value-type="string" calcext:value-type="string">
            <text:p>&lt;COMMAND&gt;</text:p>
            <text:p>&lt;PROVIDER1&gt;101&lt;/PROVIDER1&gt;</text:p>
            <text:p>&lt;PROVIDER2&gt;101&lt;/PROVIDER2&gt;</text:p>
            <text:p>&lt;PARENT_STAGEID&gt;d5343&lt;/PARENT_STAGEID&gt;</text:p>
            <text:p>&lt;SNDPROVIDER&gt;101&lt;/SNDPROVIDER&gt;</text:p>
            <text:p>&lt;BPROVIDER&gt;101&lt;/BPROVIDER&gt;</text:p>
            <text:p>&lt;AMOUNT&gt;1000&lt;/AMOUNT&gt;</text:p>
            <text:p>&lt;DYNAMIC_OPTION_PREVIOUS_LIST&gt;*&lt;/DYNAMIC_OPTION_PREVIOUS_LIST&gt;</text:p>
            <text:p>&lt;SNDINSTRUMENT&gt;12&lt;/SNDINSTRUMENT&gt;</text:p>
            <text:p>&lt;REFERENCE_NO&gt;712312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PREVIOUSSTAGE&gt;0&lt;/PREVIOUSSTAGE&gt;</text:p>
            <text:p>&lt;BANKNAME&gt;AZANIABANK&lt;/BANKNAME&gt;</text:p>
            <text:p>&lt;PIN&gt;1235&lt;/PIN&gt;</text:p>
            <text:p>&lt;PROVIDER&gt;101&lt;/PROVIDER&gt;</text:p>
            <text:p>&lt;language&gt;en&lt;/language&gt;</text:p>
            <text:p>&lt;RCVPROVIDER&gt;101&lt;/RCVPROVIDER&gt;</text:p>
            <text:p>&lt;MSISDN&gt;786670654&lt;/MSISDN&gt;</text:p>
            <text:p>&lt;TYPE&gt;CMPREQ&lt;/TYPE&gt;</text:p>
            <text:p>&lt;TRID&gt;786670654201907090634C0073&lt;/TRID&gt;&lt;/COMMAND&gt;</text:p>
          </table:table-cell>
          <table:table-cell table:style-name="ce132" office:value-type="string" calcext:value-type="string">
            <text:p>&lt;?xml version="1.0"?&gt;</text:p>
            <text:p>&lt;COMMAND&gt;</text:p>
            <text:p>    &lt;TYPE&gt;CMPRRESP&lt;/TYPE&gt;</text:p>
            <text:p>    &lt;TXNID&gt;MP190806.1440.C00006&lt;/TXNID&gt;</text:p>
            <text:p>    &lt;TXNSTATUS&gt;200&lt;/TXNSTATUS&gt;</text:p>
            <text:p>    &lt;TRID&gt;786670654201907090634C0073&lt;/TRID&gt;</text:p>
            <text:p>    &lt;MESSAGE&gt;Txn Id : MP190806.1440.C00006,You have paid 1,000.00Tshs to AZANIA .Your available Airtel Money balance : 590,228.83Tshs. Your OFFER ! Send Money All Day No Charges.Save upto Tsh 5,000 on transaction fee when you send money Airtel to Airtel.  REFERENCE NO :712312&lt;/MESSAGE&gt;</text:p>
            <text:p>    &lt;IVR-RESPONSE&gt;9014_MERCODE#780900184|1,000.00|0.00|0.00|MP190806.1440.C00006|590,228.83#&lt;/IVR-RESPONSE&gt;</text:p>
            <text:p>&lt;/COMMAND&gt;</text:p>
          </table:table-cell>
          <table:table-cell table:style-name="ce144"/>
          <table:table-cell table:style-name="Default" table:number-columns-repeated="2"/>
          <table:table-cell table:style-name="ce144" table:number-columns-repeated="1018"/>
        </table:table-row>
        <table:table-row table:style-name="ro79">
          <table:table-cell table:style-name="ce144" office:value-type="string" calcext:value-type="string">
            <text:p>Tanzania Women's Bank=TZWOMENSBANK</text:p>
          </table:table-cell>
          <table:table-cell table:style-name="ce144" office:value-type="string" calcext:value-type="string">
            <text:p>&lt;COMMAND&gt;</text:p>
            <text:p>&lt;PROVIDER1&gt;101&lt;/PROVIDER1&gt;</text:p>
            <text:p>&lt;PROVIDER2&gt;101&lt;/PROVIDER2&gt;</text:p>
            <text:p>&lt;PARENT_STAGEID&gt;d5343&lt;/PARENT_STAGEID&gt;</text:p>
            <text:p>&lt;SNDPROVIDER&gt;101&lt;/SNDPROVIDER&gt;</text:p>
            <text:p>&lt;BPROVIDER&gt;101&lt;/BPROVIDER&gt;</text:p>
            <text:p>&lt;AMOUNT&gt;1000&lt;/AMOUNT&gt;</text:p>
            <text:p>&lt;DYNAMIC_OPTION_PREVIOUS_LIST&gt;*&lt;/DYNAMIC_OPTION_PREVIOUS_LIST&gt;</text:p>
            <text:p>&lt;SNDINSTRUMENT&gt;12&lt;/SNDINSTRUMENT&gt;</text:p>
            <text:p>&lt;REFERENCE_NO&gt;712312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PREVIOUSSTAGE&gt;0&lt;/PREVIOUSSTAGE&gt;</text:p>
            <text:p>&lt;BANKNAME&gt;TANZANIAWOMENS&lt;/BANKNAME&gt;</text:p>
            <text:p>&lt;PIN&gt;1235&lt;/PIN&gt;</text:p>
            <text:p>&lt;PROVIDER&gt;101&lt;/PROVIDER&gt;</text:p>
            <text:p>&lt;language&gt;en&lt;/language&gt;</text:p>
            <text:p>&lt;RCVPROVIDER&gt;101&lt;/RCVPROVIDER&gt;</text:p>
            <text:p>&lt;MSISDN&gt;786670654&lt;/MSISDN&gt;</text:p>
            <text:p>&lt;TYPE&gt;CMPREQ&lt;/TYPE&gt;</text:p>
            <text:p>        &lt;TRID&gt;786670654201907090634C0073&lt;/TRID&gt;&lt;/COMMAND&gt;</text:p>
          </table:table-cell>
          <table:table-cell table:style-name="ce132" office:value-type="string" calcext:value-type="string">
            <text:p>&lt;?xml version="1.0"?&gt;</text:p>
            <text:p>&lt;COMMAND&gt;</text:p>
            <text:p>    &lt;TYPE&gt;CMPRRESP&lt;/TYPE&gt;</text:p>
            <text:p>    &lt;TXNID&gt;MP190806.1441.C00007&lt;/TXNID&gt;</text:p>
            <text:p>    &lt;TXNSTATUS&gt;200&lt;/TXNSTATUS&gt;</text:p>
            <text:p>    &lt;TRID&gt;786670654201907090634C0073&lt;/TRID&gt;</text:p>
            <text:p>    &lt;MESSAGE&gt;Txn Id : MP190806.1441.C00007,You have paid 1,000.00Tshs to TANZANIAWOMENS .Your available Airtel Money balance : 589,228.83Tshs. Your OFFER ! Send Money All Day No Charges.Save upto Tsh 5,000 on transaction fee when you send money Airtel to Airtel.  REFERENCE NO :712312&lt;/MESSAGE&gt;</text:p>
            <text:p>    &lt;IVR-RESPONSE&gt;9014_MERCODE#780900785|1,000.00|0.00|0.00|MP190806.1441.C00007|589,228.83#&lt;/IVR-RESPONSE&gt;</text:p>
            <text:p>&lt;/COMMAND&gt;</text:p>
          </table:table-cell>
          <table:table-cell table:style-name="ce144"/>
          <table:table-cell table:style-name="Default" table:number-columns-repeated="2"/>
          <table:table-cell table:style-name="ce144" table:number-columns-repeated="1018"/>
        </table:table-row>
        <table:table-row table:style-name="ro79">
          <table:table-cell table:style-name="ce144" office:value-type="string" calcext:value-type="string">
            <text:p>FINCA</text:p>
          </table:table-cell>
          <table:table-cell table:style-name="ce144" office:value-type="string" calcext:value-type="string">
            <text:p>&lt;COMMAND&gt;</text:p>
            <text:p>&lt;PROVIDER1&gt;101&lt;/PROVIDER1&gt;</text:p>
            <text:p>&lt;PROVIDER2&gt;101&lt;/PROVIDER2&gt;</text:p>
            <text:p>&lt;PARENT_STAGEID&gt;d5343&lt;/PARENT_STAGEID&gt;</text:p>
            <text:p>&lt;SNDPROVIDER&gt;101&lt;/SNDPROVIDER&gt;</text:p>
            <text:p>&lt;BPROVIDER&gt;101&lt;/BPROVIDER&gt;</text:p>
            <text:p>&lt;AMOUNT&gt;1000&lt;/AMOUNT&gt;</text:p>
            <text:p>&lt;DYNAMIC_OPTION_PREVIOUS_LIST&gt;*&lt;/DYNAMIC_OPTION_PREVIOUS_LIST&gt;</text:p>
            <text:p>&lt;SNDINSTRUMENT&gt;12&lt;/SNDINSTRUMENT&gt;</text:p>
            <text:p>&lt;REFERENCE_NO&gt;712312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PREVIOUSSTAGE&gt;0&lt;/PREVIOUSSTAGE&gt;</text:p>
            <text:p>&lt;BANKNAME&gt;FINCA&lt;/BANKNAME&gt;</text:p>
            <text:p>&lt;PIN&gt;1235&lt;/PIN&gt;</text:p>
            <text:p>&lt;PROVIDER&gt;101&lt;/PROVIDER&gt;</text:p>
            <text:p>&lt;language&gt;en&lt;/language&gt;</text:p>
            <text:p>&lt;RCVPROVIDER&gt;101&lt;/RCVPROVIDER&gt;</text:p>
            <text:p>&lt;MSISDN&gt;786670654&lt;/MSISDN&gt;</text:p>
            <text:p>&lt;TYPE&gt;CMPREQ&lt;/TYPE&gt;</text:p>
            <text:p>&lt;TRID&gt;786670654201907090634C0073&lt;/TRID&gt;&lt;/COMMAND&gt;</text:p>
          </table:table-cell>
          <table:table-cell table:style-name="ce149" office:value-type="string" calcext:value-type="string">
            <text:p>&lt;?xml version="1.0"?&gt;</text:p>
            <text:p>&lt;COMMAND&gt;</text:p>
            <text:p>&lt;TYPE&gt;CMPRRESP&lt;/TYPE&gt;</text:p>
            <text:p>&lt;TXNID&gt;MP190709.1736.C00076&lt;/TXNID&gt;</text:p>
            <text:p>&lt;TXNSTATUS&gt;200&lt;/TXNSTATUS&gt;</text:p>
            <text:p>&lt;TRID&gt;786670654201907090634C0073&lt;/TRID&gt;</text:p>
            <text:p>&lt;MESSAGE&gt;Txn Id : MP190709.1736.C00076,You have paid 1,000.00Tshs to SELCOM WIRELESS .Your available Airtel Money balance : 764,126.38Tshs. Your OFFER ! Send Money All Day No Charges.Save upto Tsh 5,000 on transaction fee when you send money Airtel to Airtel. REFERENCE NO :712312&lt;/MESSAGE&gt;</text:p>
            <text:p>&lt;IVR-RESPONSE&gt;9014_MERCODE#687086823|1,000.00|0.00|0.00|MP190709.1736.C00076|764,126.38#&lt;/IVR-RESPONSE&gt;</text:p>
            <text:p>&lt;/COMMAND&gt;</text:p>
          </table:table-cell>
          <table:table-cell table:style-name="ce144"/>
          <table:table-cell table:style-name="Default" table:number-columns-repeated="2"/>
          <table:table-cell table:style-name="ce144" table:number-columns-repeated="1018"/>
        </table:table-row>
        <table:table-row table:style-name="ro79">
          <table:table-cell table:style-name="ce144" office:value-type="string" calcext:value-type="string">
            <text:p>STANBIC</text:p>
          </table:table-cell>
          <table:table-cell table:style-name="ce144" office:value-type="string" calcext:value-type="string">
            <text:p>&lt;COMMAND&gt;</text:p>
            <text:p>&lt;PROVIDER1&gt;101&lt;/PROVIDER1&gt;</text:p>
            <text:p>&lt;PROVIDER2&gt;101&lt;/PROVIDER2&gt;</text:p>
            <text:p>&lt;PARENT_STAGEID&gt;d5343&lt;/PARENT_STAGEID&gt;</text:p>
            <text:p>&lt;SNDPROVIDER&gt;101&lt;/SNDPROVIDER&gt;</text:p>
            <text:p>&lt;BPROVIDER&gt;101&lt;/BPROVIDER&gt;</text:p>
            <text:p>&lt;AMOUNT&gt;1000&lt;/AMOUNT&gt;</text:p>
            <text:p>&lt;DYNAMIC_OPTION_PREVIOUS_LIST&gt;*&lt;/DYNAMIC_OPTION_PREVIOUS_LIST&gt;</text:p>
            <text:p>&lt;SNDINSTRUMENT&gt;12&lt;/SNDINSTRUMENT&gt;</text:p>
            <text:p>&lt;REFERENCE_NO&gt;712312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PREVIOUSSTAGE&gt;0&lt;/PREVIOUSSTAGE&gt;</text:p>
            <text:p>&lt;BANKNAME&gt;STANBIC&lt;/BANKNAME&gt;</text:p>
            <text:p>&lt;PIN&gt;1235&lt;/PIN&gt;</text:p>
            <text:p>&lt;PROVIDER&gt;101&lt;/PROVIDER&gt;</text:p>
            <text:p>&lt;language&gt;en&lt;/language&gt;</text:p>
            <text:p>&lt;RCVPROVIDER&gt;101&lt;/RCVPROVIDER&gt;</text:p>
            <text:p>&lt;MSISDN&gt;786670654&lt;/MSISDN&gt;</text:p>
            <text:p>&lt;TYPE&gt;CMPREQ&lt;/TYPE&gt;</text:p>
            <text:p>&lt;TRID&gt;786670654201907090634C0073&lt;/TRID&gt;&lt;/COMMAND&gt;</text:p>
          </table:table-cell>
          <table:table-cell table:style-name="ce149" office:value-type="string" calcext:value-type="string">
            <text:p>&lt;?xml version="1.0"?&gt;</text:p>
            <text:p>&lt;COMMAND&gt;</text:p>
            <text:p>&lt;TYPE&gt;CMPRRESP&lt;/TYPE&gt;</text:p>
            <text:p>&lt;TXNID&gt;MP190709.1737.C00077&lt;/TXNID&gt;</text:p>
            <text:p>&lt;TXNSTATUS&gt;200&lt;/TXNSTATUS&gt;</text:p>
            <text:p>&lt;TRID&gt;786670654201907090634C0073&lt;/TRID&gt;</text:p>
            <text:p>&lt;MESSAGE&gt;Txn Id : MP190709.1737.C00077,You have paid 1,000.00Tshs to SELCOM WIRELESS .Your available Airtel Money balance : 763,126.38Tshs. Your OFFER ! Send Money All Day No Charges.Save upto Tsh 5,000 on transaction fee when you send money Airtel to Airtel. REFERENCE NO :712312&lt;/MESSAGE&gt;</text:p>
            <text:p>&lt;IVR-RESPONSE&gt;9014_MERCODE#687086647|1,000.00|0.00|0.00|MP190709.1737.C00077|763,126.38#&lt;/IVR-RESPONSE&gt;</text:p>
            <text:p>&lt;/COMMAND&gt;</text:p>
          </table:table-cell>
          <table:table-cell table:style-name="ce144"/>
          <table:table-cell table:style-name="Default" table:number-columns-repeated="2"/>
          <table:table-cell table:style-name="ce144" table:number-columns-repeated="1018"/>
        </table:table-row>
        <table:table-row table:style-name="ro54">
          <table:table-cell table:style-name="ce144" table:number-columns-repeated="4"/>
          <table:table-cell table:style-name="Default" table:number-columns-repeated="2"/>
          <table:table-cell table:style-name="ce144" table:number-columns-repeated="1018"/>
        </table:table-row>
        <table:table-row table:style-name="ro49">
          <table:table-cell/>
          <table:table-cell table:style-name="ce245" office:value-type="string" calcext:value-type="string">
            <text:p>2<text:span text:style-name="T6">nd</text:span></text:p>
          </table:table-cell>
          <table:table-cell table:number-columns-repeated="1022"/>
        </table:table-row>
        <table:table-row table:style-name="ro80">
          <table:table-cell table:style-name="ce238" office:value-type="string" calcext:value-type="string">
            <text:p>Billers Name</text:p>
          </table:table-cell>
          <table:table-cell table:style-name="ce238" office:value-type="string" calcext:value-type="string">
            <text:p>Request</text:p>
          </table:table-cell>
          <table:table-cell table:style-name="ce238" office:value-type="string" calcext:value-type="string">
            <text:p>Response</text:p>
          </table:table-cell>
          <table:table-cell table:style-name="ce96" office:value-type="string" calcext:value-type="string">
            <text:p>Reason</text:p>
          </table:table-cell>
          <table:table-cell table:number-columns-repeated="1020"/>
        </table:table-row>
        <table:table-row table:style-name="ro81">
          <table:table-cell table:style-name="ce92" office:value-type="string" calcext:value-type="string">
            <text:p>DSTV</text:p>
          </table:table-cell>
          <table:table-cell table:style-name="ce94" office:value-type="string" calcext:value-type="string">
            <text:p>&lt;COMMAND&gt;^M</text:p>
            <text:p>&lt;PARENT_STAGEID&gt;g211&lt;/PARENT_STAGEID&gt;</text:p>
            <text:p>&lt;BPROVIDER&gt;101&lt;/BPROVIDER&gt;</text:p>
            <text:p>&lt;DYNAMIC_OPTION_PREVIOUS_LIST&gt;*&lt;/DYNAMIC_OPTION_PREVIOUS_LIST&gt;</text:p>
            <text:p>&lt;REFERENCE_NO&gt;987654321&lt;/REFERENCE_NO&gt;</text:p>
            <text:p>&lt;OTHER_DETAILS&gt;DSTV&lt;/OTHER_DETAILS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*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1000&lt;/AMOUNT&gt;</text:p>
            <text:p>&lt;STORE_FAV_MESSAGE&gt;Y&lt;/STORE_FAV_MESSAGE&gt;</text:p>
            <text:p>&lt;SNDINSTRUMENT&gt;12&lt;/SNDINSTRUMENT&gt;</text:p>
            <text:p>&lt;PREVIOUSSTAGE&gt;19&lt;/PREVIOUSSTAGE&gt;</text:p>
            <text:p>&lt;MSISDN2&gt;788017261&lt;/MSISDN2&gt;</text:p>
            <text:p>&lt;language&gt;en&lt;/language&gt;</text:p>
            <text:p>&lt;PROVIDER&gt;101&lt;/PROVIDER&gt;</text:p>
            <text:p>&lt;SERVICE_NAME&gt;MERCHPAY&lt;/SERVICE_NAME&gt;</text:p>
            <text:p>&lt;RCVPROVIDER&gt;101&lt;/RCVPROVIDER&gt;</text:p>
            <text:p>&lt;MSISDN&gt;786670654&lt;/MSISDN&gt;</text:p>
            <text:p>        &lt;TRID&gt;786670654201907081819C0014&lt;/TRID&gt;&lt;/COMMAND&gt;</text:p>
          </table:table-cell>
          <table:table-cell table:style-name="ce106" office:value-type="string" calcext:value-type="string">
            <text:p>&lt;?xml version="1.0"?&gt;</text:p>
            <text:p>&lt;COMMAND&gt;</text:p>
            <text:p>    &lt;TYPE&gt;CMPRRESP&lt;/TYPE&gt;</text:p>
            <text:p>    &lt;TXNID&gt;MP190719.0743.C00051&lt;/TXNID&gt;</text:p>
            <text:p>    &lt;TXNSTATUS&gt;200&lt;/TXNSTATUS&gt;</text:p>
            <text:p>    &lt;TRID&gt;786670654201907081819C0014&lt;/TRID&gt;</text:p>
            <text:p>    &lt;MESSAGE&gt;Txn Id : MP190719.0743.C00051,You have paid 1,000.00Tshs to NMBGePGcoll .Your available Airtel Money balance : 788,009.58Tshs. Your OFFER ! Send Money All Day No Charges.Save upto Tsh 5,000 on transaction fee when you send money Airtel to Airtel.  REFERENCE NO :987654321&lt;/MESSAGE&gt;</text:p>
            <text:p>    &lt;IVR-RESPONSE&gt;9014_MERCODE#780900111|1,000.00|9.32|0.00|MP190719.0743.C00051|788,009.58#&lt;/IVR-RESPONSE&gt;</text:p>
            <text:p>&lt;/COMMAND&gt;</text:p>
          </table:table-cell>
          <table:table-cell table:style-name="ce94"/>
          <table:table-cell table:number-columns-repeated="1020"/>
        </table:table-row>
        <table:table-row table:style-name="ro38">
          <table:table-cell table:style-name="ce92" office:value-type="string" calcext:value-type="string">
            <text:p>Azam TV</text:p>
          </table:table-cell>
          <table:table-cell table:style-name="ce94" office:value-type="string" calcext:value-type="string">
            <text:p>&lt;COMMAND&gt;</text:p>
            <text:p>&lt;PARENT_STAGEID&gt;g214&lt;/PARENT_STAGEID&gt;</text:p>
            <text:p>&lt;BPROVIDER&gt;101&lt;/BPROVIDER&gt;</text:p>
            <text:p>&lt;DYNAMIC_OPTION_PREVIOUS_LIST&gt;*&lt;/DYNAMIC_OPTION_PREVIOUS_LIST&gt;</text:p>
            <text:p>&lt;REFERENCE_NO&gt;212906438386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1235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1000&lt;/AMOUNT&gt;</text:p>
            <text:p>&lt;SNDINSTRUMENT&gt;12&lt;/SNDINSTRUMENT&gt;</text:p>
            <text:p>&lt;PREVIOUSSTAGE&gt;4&lt;/PREVIOUSSTAGE&gt;</text:p>
            <text:p>&lt;MSISDN2&gt;780901008&lt;/MSISDN2&gt;</text:p>
            <text:p>&lt;language&gt;en&lt;/language&gt;</text:p>
            <text:p>&lt;PROVIDER&gt;101&lt;/PROVIDER&gt;</text:p>
            <text:p>&lt;RCVPROVIDER&gt;101&lt;/RCVPROVIDER&gt;</text:p>
            <text:p>&lt;MSISDN&gt;786670654&lt;/MSISDN&gt;</text:p>
            <text:p>        &lt;TRID&gt;786670654201907081822C0016&lt;/TRID&gt;&lt;/COMMAND&gt;</text:p>
          </table:table-cell>
          <table:table-cell table:style-name="ce106" office:value-type="string" calcext:value-type="string">
            <text:p>&lt;?xml version="1.0"?&gt;</text:p>
            <text:p>&lt;COMMAND&gt;</text:p>
            <text:p>    &lt;TYPE&gt;CMPRRESP&lt;/TYPE&gt;</text:p>
            <text:p>    &lt;TXNID&gt;MP190802.0945.C00031&lt;/TXNID&gt;</text:p>
            <text:p>    &lt;TXNSTATUS&gt;200&lt;/TXNSTATUS&gt;</text:p>
            <text:p>    &lt;TRID&gt;786670654201907081822C0016&lt;/TRID&gt;</text:p>
            <text:p>    &lt;MESSAGE&gt;Txn Id : MP190802.0945.C00031,You have paid 200.00Tshs to AZAM TV Success.Your available Airtel Money balance : 644,236.83Tshs. Your OFFER ! Send Money All Day No Charges.Save upto Tsh 5,000 on transaction fee when you send money Airtel to Airtel.  REFERENCE NO :212906438386&lt;/MESSAGE&gt;</text:p>
            <text:p>    &lt;IVR-RESPONSE&gt;9014_MERCODE#780901008|200.00|0.00|0.00|MP190802.0945.C00031|644,236.83#&lt;/IVR-RESPONSE&gt;</text:p>
            <text:p>&lt;/COMMAND&gt;</text:p>
          </table:table-cell>
          <table:table-cell table:style-name="ce94" office:value-type="string" calcext:value-type="string">
            <text:p>Reference no:--212906438386</text:p>
          </table:table-cell>
          <table:table-cell table:number-columns-repeated="1020"/>
        </table:table-row>
        <table:table-row table:style-name="ro82">
          <table:table-cell table:style-name="ce92" office:value-type="string" calcext:value-type="string">
            <text:p>Start Time</text:p>
          </table:table-cell>
          <table:table-cell table:style-name="ce94" office:value-type="string" calcext:value-type="string">
            <text:p>&lt;COMMAND&gt;^M</text:p>
            <text:p>&lt;PARENT_STAGEID&gt;g213&lt;/PARENT_STAGEID&gt;</text:p>
            <text:p>&lt;BPROVIDER&gt;101&lt;/BPROVIDER&gt;</text:p>
            <text:p>&lt;DYNAMIC_OPTION_PREVIOUS_LIST&gt;*&lt;/DYNAMIC_OPTION_PREVIOUS_LIST&gt;</text:p>
            <text:p>&lt;REFERENCE_NO&gt;987654321&lt;/REFERENCE_NO&gt;</text:p>
            <text:p>&lt;OTHER_DETAILS&gt;STARTIMES&lt;/OTHER_DETAILS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*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1000&lt;/AMOUNT&gt;</text:p>
            <text:p>&lt;STORE_FAV_MESSAGE&gt;Y&lt;/STORE_FAV_MESSAGE&gt;</text:p>
            <text:p>&lt;SNDINSTRUMENT&gt;12&lt;/SNDINSTRUMENT&gt;</text:p>
            <text:p>&lt;PREVIOUSSTAGE&gt;19&lt;/PREVIOUSSTAGE&gt;</text:p>
            <text:p>&lt;MSISDN2&gt;789255166&lt;/MSISDN2&gt;</text:p>
            <text:p>&lt;language&gt;en&lt;/language&gt;</text:p>
            <text:p>&lt;PROVIDER&gt;101&lt;/PROVIDER&gt;</text:p>
            <text:p>&lt;SERVICE_NAME&gt;MERCHPAY&lt;/SERVICE_NAME&gt;</text:p>
            <text:p>&lt;RCVPROVIDER&gt;101&lt;/RCVPROVIDER&gt;</text:p>
            <text:p>&lt;MSISDN&gt;786670654&lt;/MSISDN&gt;</text:p>
            <text:p>        &lt;TRID&gt;786670654201907081824C0018&lt;/TRID&gt;&lt;/COMMAND&gt;</text:p>
          </table:table-cell>
          <table:table-cell table:style-name="ce106" office:value-type="string" calcext:value-type="string">
            <text:p>&lt;?xml version="1.0"?&gt;</text:p>
            <text:p>&lt;COMMAND&gt;</text:p>
            <text:p>    &lt;TYPE&gt;CMPRRESP&lt;/TYPE&gt;</text:p>
            <text:p>    &lt;TXNID&gt;MP190719.0733.C00031&lt;/TXNID&gt;</text:p>
            <text:p>    &lt;TXNSTATUS&gt;200&lt;/TXNSTATUS&gt;</text:p>
            <text:p>    &lt;TRID&gt;786670654201907081824C0018&lt;/TRID&gt;</text:p>
            <text:p>    &lt;MESSAGE&gt;Txn Id : MP190719.0733.C00031,You have paid 1,000.00Tshs to STAR .Your available Airtel Money balance : 789,220.58Tshs. Your OFFER ! Send Money All Day No Charges.Save upto Tsh 5,000 on transaction fee when you send money Airtel to Airtel.  REFERENCE NO :987654321&lt;/MESSAGE&gt;</text:p>
            <text:p>    &lt;IVR-RESPONSE&gt;9014_MERCODE#789255166|1,000.00|0.00|0.00|MP190719.0733.C00031|789,220.58#&lt;/IVR-RESPONSE&gt;</text:p>
            <text:p>&lt;/COMMAND&gt;</text:p>
          </table:table-cell>
          <table:table-cell table:style-name="ce94"/>
          <table:table-cell table:style-name="ce93" table:number-columns-repeated="1020"/>
        </table:table-row>
        <table:table-row table:style-name="ro82">
          <table:table-cell table:style-name="ce92" office:value-type="string" calcext:value-type="string">
            <text:p>DSTV BO</text:p>
          </table:table-cell>
          <table:table-cell table:style-name="ce94" office:value-type="string" calcext:value-type="string">
            <text:p>&lt;COMMAND&gt;</text:p>
            <text:p>&lt;PARENT_STAGEID&gt;g215&lt;/PARENT_STAGEID&gt;</text:p>
            <text:p>&lt;BPROVIDER&gt;101&lt;/BPROVIDER&gt;</text:p>
            <text:p>&lt;DYNAMIC_OPTION_PREVIOUS_LIST&gt;*&lt;/DYNAMIC_OPTION_PREVIOUS_LIST&gt;</text:p>
            <text:p>&lt;REFERENCE_NO&gt;1123123123&lt;/REFERENCE_NO&gt;</text:p>
            <text:p>&lt;OTHER_DETAILS&gt;DSTVBO&lt;/OTHER_DETAILS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1235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1000&lt;/AMOUNT&gt;</text:p>
            <text:p>&lt;STORE_FAV_MESSAGE&gt;Y&lt;/STORE_FAV_MESSAGE&gt;</text:p>
            <text:p>&lt;SNDINSTRUMENT&gt;12&lt;/SNDINSTRUMENT&gt;</text:p>
            <text:p>&lt;PREVIOUSSTAGE&gt;19&lt;/PREVIOUSSTAGE&gt;</text:p>
            <text:p>&lt;MSISDN2&gt;780900313&lt;/MSISDN2&gt;</text:p>
            <text:p>&lt;language&gt;en&lt;/language&gt;</text:p>
            <text:p>&lt;PROVIDER&gt;101&lt;/PROVIDER&gt;</text:p>
            <text:p>&lt;SERVICE_NAME&gt;MERCHPAY&lt;/SERVICE_NAME&gt;</text:p>
            <text:p>&lt;RCVPROVIDER&gt;101&lt;/RCVPROVIDER&gt;</text:p>
            <text:p>&lt;MSISDN&gt;786670654&lt;/MSISDN&gt;</text:p>
            <text:p>        &lt;TRID&gt;786670654201907081826C0020&lt;/TRID&gt;&lt;/COMMAND&gt;</text:p>
          </table:table-cell>
          <table:table-cell table:style-name="ce106" office:value-type="string" calcext:value-type="string">
            <text:p>&lt;?xml version="1.0"?&gt;</text:p>
            <text:p>&lt;COMMAND&gt;</text:p>
            <text:p>    &lt;TYPE&gt;CMPRRESP&lt;/TYPE&gt;</text:p>
            <text:p>    &lt;TXNID&gt;MP190726.1006.C00013&lt;/TXNID&gt;</text:p>
            <text:p>    &lt;TXNSTATUS&gt;200&lt;/TXNSTATUS&gt;</text:p>
            <text:p>    &lt;TRID&gt;786670654201907081826C0020&lt;/TRID&gt;</text:p>
            <text:p>    &lt;MESSAGE&gt;Txn Id : MP190726.1006.C00013,You have paid 100.00Tshs to SELCOM .Your available Airtel Money balance : 735,027.88Tshs. Your OFFER ! Send Money All Day No Charges.Save upto Tsh 5,000 on transaction fee when you send money Airtel to Airtel.  REFERENCE NO :1123123123&lt;/MESSAGE&gt;</text:p>
            <text:p>    &lt;IVR-RESPONSE&gt;9014_MERCODE#780900313|100.00|0.00|0.00|MP190726.1006.C00013|735,027.88#&lt;/IVR-RESPONSE&gt;</text:p>
            <text:p>&lt;/COMMAND&gt;</text:p>
          </table:table-cell>
          <table:table-cell table:style-name="ce94"/>
          <table:table-cell table:style-name="ce93" table:number-columns-repeated="1020"/>
        </table:table-row>
        <table:table-row table:style-name="ro82">
          <table:table-cell table:style-name="ce92" office:value-type="string" calcext:value-type="string">
            <text:p>Sibuka</text:p>
          </table:table-cell>
          <table:table-cell table:style-name="ce94" office:value-type="string" calcext:value-type="string">
            <text:p>&lt;COMMAND&gt;</text:p>
            <text:p>&lt;PARENT_STAGEID&gt;g216&lt;/PARENT_STAGEID&gt;</text:p>
            <text:p>&lt;BPROVIDER&gt;101&lt;/BPROVIDER&gt;</text:p>
            <text:p>&lt;DYNAMIC_OPTION_PREVIOUS_LIST&gt;*&lt;/DYNAMIC_OPTION_PREVIOUS_LIST&gt;</text:p>
            <text:p>&lt;REFERENCE_NO&gt;11231212111&lt;/REFERENCE_NO&gt;</text:p>
            <text:p>&lt;OTHER_DETAILS&gt;SIBUKA&lt;/OTHER_DETAILS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1235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200&lt;/AMOUNT&gt;</text:p>
            <text:p>&lt;STORE_FAV_MESSAGE&gt;Y&lt;/STORE_FAV_MESSAGE&gt;</text:p>
            <text:p>&lt;SNDINSTRUMENT&gt;12&lt;/SNDINSTRUMENT&gt;</text:p>
            <text:p>&lt;PREVIOUSSTAGE&gt;19&lt;/PREVIOUSSTAGE&gt;</text:p>
            <text:p>&lt;MSISDN2&gt;680667790&lt;/MSISDN2&gt;</text:p>
            <text:p>&lt;language&gt;en&lt;/language&gt;</text:p>
            <text:p>&lt;PROVIDER&gt;101&lt;/PROVIDER&gt;</text:p>
            <text:p>&lt;SERVICE_NAME&gt;MERCHPAY&lt;/SERVICE_NAME&gt;</text:p>
            <text:p>&lt;RCVPROVIDER&gt;101&lt;/RCVPROVIDER&gt;</text:p>
            <text:p>&lt;MSISDN&gt;786670654&lt;/MSISDN&gt;</text:p>
            <text:p>        &lt;TRID&gt;786670654201907081828C0023&lt;/TRID&gt;&lt;/COMMAND&gt;</text:p>
          </table:table-cell>
          <table:table-cell table:style-name="ce106" office:value-type="string" calcext:value-type="string">
            <text:p>&lt;?xml version="1.0"?&gt;</text:p>
            <text:p>&lt;COMMAND&gt;</text:p>
            <text:p>    &lt;TYPE&gt;CMPRRESP&lt;/TYPE&gt;</text:p>
            <text:p>    &lt;TXNID&gt;MP190726.1005.C00011&lt;/TXNID&gt;</text:p>
            <text:p>    &lt;TXNSTATUS&gt;200&lt;/TXNSTATUS&gt;</text:p>
            <text:p>    &lt;TRID&gt;786670654201907081828C0023&lt;/TRID&gt;</text:p>
            <text:p>    &lt;MESSAGE&gt;Txn Id : MP190726.1005.C00011,You have paid 2,000.00Tshs to SIBUKA .Your available Airtel Money balance : 735,127.88Tshs. Your OFFER ! Send Money All Day No Charges.Save upto Tsh 5,000 on transaction fee when you send money Airtel to Airtel.  REFERENCE NO :11231212111&lt;/MESSAGE&gt;</text:p>
            <text:p>    &lt;IVR-RESPONSE&gt;9014_MERCODE#680667790|2,000.00|0.00|0.00|MP190726.1005.C00011|735,127.88#&lt;/IVR-RESPONSE&gt;</text:p>
            <text:p>&lt;/COMMAND&gt;</text:p>
          </table:table-cell>
          <table:table-cell table:style-name="ce94"/>
          <table:table-cell table:style-name="ce93" table:number-columns-repeated="1020"/>
        </table:table-row>
        <table:table-row table:style-name="ro82">
          <table:table-cell table:style-name="ce92" office:value-type="string" calcext:value-type="string">
            <text:p>Tnago TV</text:p>
          </table:table-cell>
          <table:table-cell table:style-name="ce94" office:value-type="string" calcext:value-type="string">
            <text:p>&lt;COMMAND&gt;</text:p>
            <text:p>&lt;PARENT_STAGEID&gt;g217&lt;/PARENT_STAGEID&gt;</text:p>
            <text:p>&lt;BPROVIDER&gt;101&lt;/BPROVIDER&gt;</text:p>
            <text:p>&lt;DYNAMIC_OPTION_PREVIOUS_LIST&gt;*&lt;/DYNAMIC_OPTION_PREVIOUS_LIST&gt;</text:p>
            <text:p>&lt;REFERENCE_NO&gt;112830918230&lt;/REFERENCE_NO&gt;</text:p>
            <text:p>&lt;OTHER_DETAILS&gt;TANGOTV&lt;/OTHER_DETAILS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1235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200&lt;/AMOUNT&gt;</text:p>
            <text:p>&lt;STORE_FAV_MESSAGE&gt;Y&lt;/STORE_FAV_MESSAGE&gt;</text:p>
            <text:p>&lt;SNDINSTRUMENT&gt;12&lt;/SNDINSTRUMENT&gt;</text:p>
            <text:p>&lt;PREVIOUSSTAGE&gt;19&lt;/PREVIOUSSTAGE&gt;</text:p>
            <text:p>&lt;MSISDN2&gt;680000881&lt;/MSISDN2&gt;</text:p>
            <text:p>&lt;language&gt;en&lt;/language&gt;</text:p>
            <text:p>&lt;PROVIDER&gt;101&lt;/PROVIDER&gt;</text:p>
            <text:p>&lt;SERVICE_NAME&gt;MERCHPAY&lt;/SERVICE_NAME&gt;</text:p>
            <text:p>&lt;RCVPROVIDER&gt;101&lt;/RCVPROVIDER&gt;</text:p>
            <text:p>&lt;MSISDN&gt;786670654&lt;/MSISDN&gt;</text:p>
            <text:p>        &lt;TRID&gt;786670654201907081830C0025&lt;/TRID&gt;&lt;/COMMAND&gt;</text:p>
          </table:table-cell>
          <table:table-cell table:style-name="ce106" office:value-type="string" calcext:value-type="string">
            <text:p>&lt;?xml version="1.0"?&gt;</text:p>
            <text:p>&lt;COMMAND&gt;</text:p>
            <text:p>    &lt;TYPE&gt;CMPRRESP&lt;/TYPE&gt;</text:p>
            <text:p>    &lt;TXNID&gt;MP190726.1006.C00015&lt;/TXNID&gt;</text:p>
            <text:p>    &lt;TXNSTATUS&gt;200&lt;/TXNSTATUS&gt;</text:p>
            <text:p>    &lt;TRID&gt;786670654201907081830C0025&lt;/TRID&gt;</text:p>
            <text:p>    &lt;MESSAGE&gt;Txn Id : MP190726.1006.C00015,You have paid 200.00Tshs to TANGO .Your available Airtel Money balance : 734,827.88Tshs. Your OFFER ! Send Money All Day No Charges.Save upto Tsh 5,000 on transaction fee when you send money Airtel to Airtel.  REFERENCE NO :112830918230&lt;/MESSAGE&gt;</text:p>
            <text:p>    &lt;IVR-RESPONSE&gt;9014_MERCODE#680000881|200.00|0.00|0.00|MP190726.1006.C00015|734,827.88#&lt;/IVR-RESPONSE&gt;</text:p>
            <text:p>&lt;/COMMAND&gt;</text:p>
          </table:table-cell>
          <table:table-cell table:style-name="ce94"/>
          <table:table-cell table:style-name="ce93" table:number-columns-repeated="1020"/>
        </table:table-row>
        <table:table-row table:style-name="ro82">
          <table:table-cell table:style-name="ce92" office:value-type="string" calcext:value-type="string">
            <text:p>Zuku TV</text:p>
          </table:table-cell>
          <table:table-cell table:style-name="ce94" office:value-type="string" calcext:value-type="string">
            <text:p>&lt;COMMAND&gt;</text:p>
            <text:p>&lt;PARENT_STAGEID&gt;g212&lt;/PARENT_STAGEID&gt;</text:p>
            <text:p>&lt;BPROVIDER&gt;101&lt;/BPROVIDER&gt;</text:p>
            <text:p>&lt;DYNAMIC_OPTION_PREVIOUS_LIST&gt;*&lt;/DYNAMIC_OPTION_PREVIOUS_LIST&gt;</text:p>
            <text:p>&lt;REFERENCE_NO&gt;1111222&lt;/REFERENCE_NO&gt;</text:p>
            <text:p>&lt;OTHER_DETAILS&gt;ZUKU&lt;/OTHER_DETAILS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1235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200&lt;/AMOUNT&gt;</text:p>
            <text:p>&lt;STORE_FAV_MESSAGE&gt;Y&lt;/STORE_FAV_MESSAGE&gt;</text:p>
            <text:p>&lt;SNDINSTRUMENT&gt;12&lt;/SNDINSTRUMENT&gt;</text:p>
            <text:p>&lt;PREVIOUSSTAGE&gt;19&lt;/PREVIOUSSTAGE&gt;</text:p>
            <text:p>&lt;MSISDN2&gt;789255170&lt;/MSISDN2&gt;</text:p>
            <text:p>&lt;language&gt;en&lt;/language&gt;</text:p>
            <text:p>&lt;PROVIDER&gt;101&lt;/PROVIDER&gt;</text:p>
            <text:p>&lt;SERVICE_NAME&gt;MERCHPAY&lt;/SERVICE_NAME&gt;</text:p>
            <text:p>&lt;RCVPROVIDER&gt;101&lt;/RCVPROVIDER&gt;</text:p>
            <text:p>&lt;MSISDN&gt;786670654&lt;/MSISDN&gt;</text:p>
            <text:p>        &lt;TRID&gt;786670654201907081832C0028&lt;/TRID&gt;&lt;/COMMAND&gt;</text:p>
          </table:table-cell>
          <table:table-cell table:style-name="ce192" office:value-type="string" calcext:value-type="string">
            <text:p>&lt;?xml version="1.0"?&gt;</text:p>
            <text:p>&lt;COMMAND&gt;</text:p>
            <text:p>    &lt;TYPE&gt;CMPRRESP&lt;/TYPE&gt;</text:p>
            <text:p>    &lt;TXNID&gt;MP190719.0736.C00042&lt;/TXNID&gt;</text:p>
            <text:p>    &lt;TXNSTATUS&gt;200&lt;/TXNSTATUS&gt;</text:p>
            <text:p>    &lt;TRID&gt;786670654201907081832C0028&lt;/TRID&gt;</text:p>
            <text:p>    &lt;MESSAGE&gt;Dear Customer, your transaction Txn Id: MP190719.0736.C00042 is currently being processed. You will receive a confirmation shortly. Save up to Tsh 5,000 on transaction fee when you send money Airtel to Airtel.  REFERENCE NO :1111222&lt;/MESSAGE&gt;</text:p>
            <text:p>&lt;/COMMAND&gt;</text:p>
          </table:table-cell>
          <table:table-cell table:style-name="ce94" office:value-type="string" calcext:value-type="string">
            <text:p>waiting from zuku for further processing</text:p>
          </table:table-cell>
          <table:table-cell table:style-name="ce93" table:number-columns-repeated="1020"/>
        </table:table-row>
        <table:table-row table:style-name="ro82">
          <table:table-cell table:style-name="ce92" office:value-type="string" calcext:value-type="string">
            <text:p>Luku</text:p>
          </table:table-cell>
          <table:table-cell table:style-name="ce94" office:value-type="string" calcext:value-type="string">
            <text:p>&lt;COMMAND&gt;</text:p>
            <text:p>&lt;PARENT_STAGEID&gt;g2911&lt;/PARENT_STAGEID&gt;</text:p>
            <text:p>&lt;BPROVIDER&gt;101&lt;/BPROVIDER&gt;</text:p>
            <text:p>&lt;DYNAMIC_OPTION_PREVIOUS_LIST&gt;*&lt;/DYNAMIC_OPTION_PREVIOUS_LIST&gt;</text:p>
            <text:p>&lt;REFERENCE_NO&gt;37136917690&lt;/REFERENCE_NO&gt;</text:p>
            <text:p>&lt;OTHER_DETAILS&gt;LUKU&lt;/OTHER_DETAILS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1235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1000&lt;/AMOUNT&gt;</text:p>
            <text:p>&lt;STORE_FAV_MESSAGE&gt;Y&lt;/STORE_FAV_MESSAGE&gt;</text:p>
            <text:p>&lt;SNDINSTRUMENT&gt;12&lt;/SNDINSTRUMENT&gt;</text:p>
            <text:p>&lt;PREVIOUSSTAGE&gt;19&lt;/PREVIOUSSTAGE&gt;</text:p>
            <text:p>&lt;MSISDN2&gt;780900101&lt;/MSISDN2&gt;</text:p>
            <text:p>&lt;language&gt;en&lt;/language&gt;</text:p>
            <text:p>&lt;PROVIDER&gt;101&lt;/PROVIDER&gt;</text:p>
            <text:p>&lt;SERVICE_NAME&gt;MERCHPAY&lt;/SERVICE_NAME&gt;</text:p>
            <text:p>&lt;RCVPROVIDER&gt;101&lt;/RCVPROVIDER&gt;</text:p>
            <text:p>&lt;MSISDN&gt;786670654&lt;/MSISDN&gt;</text:p>
            <text:p>        &lt;TRID&gt;786670654201907081834C0030&lt;/TRID&gt;&lt;/COMMAND&gt;</text:p>
          </table:table-cell>
          <table:table-cell table:style-name="ce112" office:value-type="string" calcext:value-type="string">
            <text:p>Response for luku tv:---------&lt;?xml version="1.0"?&gt;</text:p>
            <text:p>&lt;COMMAND&gt;</text:p>
            <text:p>    &lt;TYPE&gt;CMPRRESP&lt;/TYPE&gt;</text:p>
            <text:p>    &lt;TXNID&gt;MP190725.1231.C00015&lt;/TXNID&gt;</text:p>
            <text:p>    &lt;TXNSTATUS&gt;200&lt;/TXNSTATUS&gt;</text:p>
            <text:p>    &lt;TRID&gt;786670654201907081834C0030&lt;/TRID&gt;</text:p>
            <text:p>    &lt;MESSAGE&gt;Dear Customer, your transaction Txn Id: MP190725.1231.C00015 is currently being processed. You will receive a confirmation shortly. Save up to Tsh 5,000 on transaction fee when you send money Airtel to Airtel.  REFERENCE NO :37136917690&lt;/MESSAGE&gt;</text:p>
            <text:p>&lt;/COMMAND&gt;</text:p>
          </table:table-cell>
          <table:table-cell table:style-name="ce94" office:value-type="string" calcext:value-type="string">
            <text:p>we are wiating confirmation from luku for further process of transaction</text:p>
          </table:table-cell>
          <table:table-cell table:style-name="ce93" table:number-columns-repeated="1020"/>
        </table:table-row>
        <table:table-row table:style-name="ro82">
          <table:table-cell table:style-name="ce92" office:value-type="string" calcext:value-type="string">
            <text:p>Zola</text:p>
          </table:table-cell>
          <table:table-cell table:style-name="ce94" office:value-type="string" calcext:value-type="string">
            <text:p>&lt;COMMAND&gt;</text:p>
            <text:p>&lt;PARENT_STAGEID&gt;g2961&lt;/PARENT_STAGEID&gt;</text:p>
            <text:p>&lt;BPROVIDER&gt;101&lt;/BPROVIDER&gt;</text:p>
            <text:p>&lt;DYNAMIC_OPTION_PREVIOUS_LIST&gt;*&lt;/DYNAMIC_OPTION_PREVIOUS_LIST&gt;</text:p>
            <text:p>&lt;REFERENCE_NO&gt;1000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1235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200&lt;/AMOUNT&gt;</text:p>
            <text:p>&lt;SNDINSTRUMENT&gt;12&lt;/SNDINSTRUMENT&gt;</text:p>
            <text:p>&lt;PREVIOUSSTAGE&gt;4&lt;/PREVIOUSSTAGE&gt;</text:p>
            <text:p>&lt;MSISDN2&gt;783339887&lt;/MSISDN2&gt;</text:p>
            <text:p>&lt;language&gt;en&lt;/language&gt;</text:p>
            <text:p>&lt;PROVIDER&gt;101&lt;/PROVIDER&gt;</text:p>
            <text:p>&lt;RCVPROVIDER&gt;101&lt;/RCVPROVIDER&gt;</text:p>
            <text:p>&lt;MSISDN&gt;786670654&lt;/MSISDN&gt;</text:p>
            <text:p>        &lt;TRID&gt;786670654201907081835C0032&lt;/TRID&gt;&lt;/COMMAND&gt;</text:p>
            <text:p/>
          </table:table-cell>
          <table:table-cell table:style-name="ce95" office:value-type="string" calcext:value-type="string">
            <text:p>&lt;?xml version="1.0"?&gt;</text:p>
            <text:p>&lt;COMMAND&gt;</text:p>
            <text:p>    &lt;TYPE&gt;CMPRRESP&lt;/TYPE&gt;</text:p>
            <text:p>    &lt;TXNID&gt;MP190716.1317.H00016&lt;/TXNID&gt;</text:p>
            <text:p>    &lt;TXNSTATUS&gt;MERINV&lt;/TXNSTATUS&gt;</text:p>
            <text:p>    &lt;TRID&gt;786670654201907081835C0032&lt;/TRID&gt;</text:p>
            <text:p>    &lt;MESSAGE&gt;Merchant Code is either blank or invalid  REFERENCE NO :1000&lt;/MESSAGE&gt;</text:p>
            <text:p>    &lt;IVR-RESPONSE&gt;MERINV##&lt;/IVR-RESPONSE&gt;</text:p>
            <text:p>&lt;/COMMAND&gt;</text:p>
          </table:table-cell>
          <table:table-cell table:style-name="ce94" office:value-type="string" calcext:value-type="string">
            <text:p>no response</text:p>
          </table:table-cell>
          <table:table-cell table:style-name="ce93" table:number-columns-repeated="1020"/>
        </table:table-row>
        <table:table-row table:style-name="ro82">
          <table:table-cell table:style-name="ce92" office:value-type="string" calcext:value-type="string">
            <text:p>Mobisol</text:p>
          </table:table-cell>
          <table:table-cell table:style-name="ce94" office:value-type="string" calcext:value-type="string">
            <text:p>&lt;COMMAND&gt;</text:p>
            <text:p>&lt;PARENT_STAGEID&gt;g2931&lt;/PARENT_STAGEID&gt;</text:p>
            <text:p>&lt;BPROVIDER&gt;101&lt;/BPROVIDER&gt;</text:p>
            <text:p>&lt;DYNAMIC_OPTION_PREVIOUS_LIST&gt;*&lt;/DYNAMIC_OPTION_PREVIOUS_LIST&gt;</text:p>
            <text:p>&lt;REFERENCE_NO&gt;1000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1235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1000&lt;/AMOUNT&gt;</text:p>
            <text:p>&lt;SNDINSTRUMENT&gt;12&lt;/SNDINSTRUMENT&gt;</text:p>
            <text:p>&lt;PREVIOUSSTAGE&gt;4&lt;/PREVIOUSSTAGE&gt;</text:p>
            <text:p>&lt;MSISDN2&gt;680222343&lt;/MSISDN2&gt;</text:p>
            <text:p>&lt;language&gt;en&lt;/language&gt;</text:p>
            <text:p>&lt;PROVIDER&gt;101&lt;/PROVIDER&gt;</text:p>
            <text:p>&lt;RCVPROVIDER&gt;101&lt;/RCVPROVIDER&gt;</text:p>
            <text:p>&lt;MSISDN&gt;786670654&lt;/MSISDN&gt;</text:p>
            <text:p>        &lt;TRID&gt;786670654201907081837C0034&lt;/TRID&gt;&lt;/COMMAND&gt;</text:p>
          </table:table-cell>
          <table:table-cell table:style-name="ce192" office:value-type="string" calcext:value-type="string">
            <text:p>&lt;?xml version="1.0"?&gt;</text:p>
            <text:p>&lt;COMMAND&gt;</text:p>
            <text:p>    &lt;TYPE&gt;CMPRRESP&lt;/TYPE&gt;</text:p>
            <text:p>    &lt;TXNID&gt;MP190719.0741.C00047&lt;/TXNID&gt;</text:p>
            <text:p>    &lt;TXNSTATUS&gt;09999&lt;/TXNSTATUS&gt;</text:p>
            <text:p>    &lt;TRID&gt;786670654201907081837C0034&lt;/TRID&gt;</text:p>
            <text:p>    &lt;MESSAGE&gt;Transaction Failed with TXN Id : MP190719.0741.C00047, Failure from third party  System  REFERENCE NO :1000&lt;/MESSAGE&gt;</text:p>
            <text:p>    &lt;IVR-RESPONSE&gt;09999##&lt;/IVR-RESPONSE&gt;</text:p>
            <text:p>&lt;/COMMAND&gt;</text:p>
          </table:table-cell>
          <table:table-cell table:style-name="ce94" office:value-type="string" calcext:value-type="string">
            <text:p>Failed from 3<text:span text:style-name="T6">rd</text:span> party</text:p>
          </table:table-cell>
          <table:table-cell table:style-name="ce93" table:number-columns-repeated="1020"/>
        </table:table-row>
        <table:table-row table:style-name="ro82">
          <table:table-cell table:style-name="ce92" office:value-type="string" calcext:value-type="string">
            <text:p>Sol kit</text:p>
          </table:table-cell>
          <table:table-cell table:style-name="ce94" office:value-type="string" calcext:value-type="string">
            <text:p>&lt;COMMAND&gt;</text:p>
            <text:p>&lt;PARENT_STAGEID&gt;g2921&lt;/PARENT_STAGEID&gt;</text:p>
            <text:p>&lt;BPROVIDER&gt;101&lt;/BPROVIDER&gt;</text:p>
            <text:p>&lt;DYNAMIC_OPTION_PREVIOUS_LIST&gt;*&lt;/DYNAMIC_OPTION_PREVIOUS_LIST&gt;</text:p>
            <text:p>&lt;REFERENCE_NO&gt;1000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1235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1000&lt;/AMOUNT&gt;</text:p>
            <text:p>&lt;SNDINSTRUMENT&gt;12&lt;/SNDINSTRUMENT&gt;</text:p>
            <text:p>&lt;PREVIOUSSTAGE&gt;4&lt;/PREVIOUSSTAGE&gt;</text:p>
            <text:p>&lt;MSISDN2&gt;680222332&lt;/MSISDN2&gt;</text:p>
            <text:p>&lt;language&gt;en&lt;/language&gt;</text:p>
            <text:p>&lt;PROVIDER&gt;101&lt;/PROVIDER&gt;</text:p>
            <text:p>&lt;RCVPROVIDER&gt;101&lt;/RCVPROVIDER&gt;</text:p>
            <text:p>&lt;MSISDN&gt;786670654&lt;/MSISDN&gt;</text:p>
            <text:p>        &lt;TRID&gt;786670654201907081839C0036&lt;/TRID&gt;&lt;/COMMAND&gt;</text:p>
          </table:table-cell>
          <table:table-cell table:style-name="ce106" office:value-type="string" calcext:value-type="string">
            <text:p>&lt;?xml version="1.0"?&gt;</text:p>
            <text:p>&lt;COMMAND&gt;</text:p>
            <text:p>    &lt;TYPE&gt;CMPRRESP&lt;/TYPE&gt;</text:p>
            <text:p>    &lt;TXNID&gt;MP190726.1034.C00035&lt;/TXNID&gt;</text:p>
            <text:p>    &lt;TXNSTATUS&gt;200&lt;/TXNSTATUS&gt;</text:p>
            <text:p>    &lt;TRID&gt;786670654201907081839C0036&lt;/TRID&gt;</text:p>
            <text:p>    &lt;MESSAGE&gt;Txn Id : MP190726.1034.C00035,You have paid 200.00Tshs to SOLKIT .Your available Airtel Money balance : 733,627.88Tshs. Your OFFER ! Send Money All Day No Charges.Save upto Tsh 5,000 on transaction fee when you send money Airtel to Airtel.  REFERENCE NO :1000&lt;/MESSAGE&gt;</text:p>
            <text:p>    &lt;IVR-RESPONSE&gt;9014_MERCODE#680222332|200.00|0.00|0.00|MP190726.1034.C00035|733,627.88#&lt;/IVR-RESPONSE&gt;</text:p>
            <text:p>&lt;/COMMAND&gt;</text:p>
          </table:table-cell>
          <table:table-cell table:style-name="ce94"/>
          <table:table-cell table:style-name="ce93" table:number-columns-repeated="1020"/>
        </table:table-row>
        <table:table-row table:style-name="ro82">
          <table:table-cell table:style-name="ce92" office:value-type="string" calcext:value-type="string">
            <text:p>Power Corner.</text:p>
          </table:table-cell>
          <table:table-cell table:style-name="ce94" office:value-type="string" calcext:value-type="string">
            <text:p>&lt;COMMAND&gt;</text:p>
            <text:p>&lt;PARENT_STAGEID&gt;g2931&lt;/PARENT_STAGEID&gt;</text:p>
            <text:p>&lt;BPROVIDER&gt;101&lt;/BPROVIDER&gt;</text:p>
            <text:p>&lt;DYNAMIC_OPTION_PREVIOUS_LIST&gt;*&lt;/DYNAMIC_OPTION_PREVIOUS_LIST&gt;</text:p>
            <text:p>&lt;REFERENCE_NO&gt;1000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1235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1000&lt;/AMOUNT&gt;</text:p>
            <text:p>&lt;SNDINSTRUMENT&gt;12&lt;/SNDINSTRUMENT&gt;</text:p>
            <text:p>&lt;PREVIOUSSTAGE&gt;4&lt;/PREVIOUSSTAGE&gt;</text:p>
            <text:p>&lt;MSISDN2&gt;680222343&lt;/MSISDN2&gt;</text:p>
            <text:p>&lt;language&gt;en&lt;/language&gt;</text:p>
            <text:p>&lt;PROVIDER&gt;101&lt;/PROVIDER&gt;</text:p>
            <text:p>&lt;RCVPROVIDER&gt;101&lt;/RCVPROVIDER&gt;</text:p>
            <text:p>&lt;MSISDN&gt;786670654&lt;/MSISDN&gt;</text:p>
            <text:p>        &lt;TRID&gt;786670654201907081840C0038&lt;/TRID&gt;&lt;/COMMAND&gt;</text:p>
          </table:table-cell>
          <table:table-cell table:style-name="ce192" office:value-type="string" calcext:value-type="string">
            <text:p>&lt;?xml version="1.0"?&gt;</text:p>
            <text:p>&lt;COMMAND&gt;</text:p>
            <text:p>    &lt;TYPE&gt;CMPRRESP&lt;/TYPE&gt;</text:p>
            <text:p>    &lt;TXNID&gt;MP190719.0743.C00052&lt;/TXNID&gt;</text:p>
            <text:p>    &lt;TXNSTATUS&gt;09999&lt;/TXNSTATUS&gt;</text:p>
            <text:p>    &lt;TRID&gt;786670654201907081840C0038&lt;/TRID&gt;</text:p>
            <text:p>    &lt;MESSAGE&gt;Transaction Failed with TXN Id : MP190719.0743.C00052, Failure from third party  System  REFERENCE NO :1000&lt;/MESSAGE&gt;</text:p>
            <text:p>    &lt;IVR-RESPONSE&gt;09999##&lt;/IVR-RESPONSE&gt;</text:p>
            <text:p>&lt;/COMMAND&gt;</text:p>
          </table:table-cell>
          <table:table-cell table:style-name="ce94" office:value-type="string" calcext:value-type="string">
            <text:p>Failed from 3<text:span text:style-name="T6">rd</text:span> party</text:p>
          </table:table-cell>
          <table:table-cell table:style-name="ce93" table:number-columns-repeated="1020"/>
        </table:table-row>
        <table:table-row table:style-name="ro82">
          <table:table-cell table:style-name="ce92" office:value-type="string" calcext:value-type="string">
            <text:p>EON.</text:p>
          </table:table-cell>
          <table:table-cell table:style-name="ce94" office:value-type="string" calcext:value-type="string">
            <text:p>&lt;COMMAND&gt;</text:p>
            <text:p>&lt;PARENT_STAGEID&gt;g2951&lt;/PARENT_STAGEID&gt;</text:p>
            <text:p>&lt;BPROVIDER&gt;101&lt;/BPROVIDER&gt;</text:p>
            <text:p>&lt;DYNAMIC_OPTION_PREVIOUS_LIST&gt;*&lt;/DYNAMIC_OPTION_PREVIOUS_LIST&gt;</text:p>
            <text:p>&lt;REFERENCE_NO&gt;1000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1235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1000&lt;/AMOUNT&gt;</text:p>
            <text:p>&lt;SNDINSTRUMENT&gt;12&lt;/SNDINSTRUMENT&gt;</text:p>
            <text:p>&lt;PREVIOUSSTAGE&gt;4&lt;/PREVIOUSSTAGE&gt;</text:p>
            <text:p>&lt;MSISDN2&gt;680666671&lt;/MSISDN2&gt;</text:p>
            <text:p>&lt;language&gt;en&lt;/language&gt;</text:p>
            <text:p>&lt;PROVIDER&gt;101&lt;/PROVIDER&gt;</text:p>
            <text:p>&lt;RCVPROVIDER&gt;101&lt;/RCVPROVIDER&gt;</text:p>
            <text:p>&lt;MSISDN&gt;786670654&lt;/MSISDN&gt;</text:p>
            <text:p>        &lt;TRID&gt;786670654201907081841C0040&lt;/TRID&gt;&lt;/COMMAND&gt;</text:p>
          </table:table-cell>
          <table:table-cell table:style-name="ce106" office:value-type="string" calcext:value-type="string">
            <text:p>&lt;?xml version="1.0"?&gt;</text:p>
            <text:p>&lt;COMMAND&gt;</text:p>
            <text:p>    &lt;TYPE&gt;CMPRRESP&lt;/TYPE&gt;</text:p>
            <text:p>    &lt;TXNID&gt;MP190726.1107.C00048&lt;/TXNID&gt;</text:p>
            <text:p>    &lt;TXNSTATUS&gt;200&lt;/TXNSTATUS&gt;</text:p>
            <text:p>    &lt;TRID&gt;786670654201907081841C0040&lt;/TRID&gt;</text:p>
            <text:p>    &lt;MESSAGE&gt;Txn Id : MP190726.1107.C00048,You have paid 200.00Tshs to EON .Your available Airtel Money balance : 731,427.88Tshs. Your OFFER ! Send Money All Day No Charges.Save upto Tsh 5,000 on transaction fee when you send money Airtel to Airtel.  REFERENCE NO :1000&lt;/MESSAGE&gt;</text:p>
            <text:p>    &lt;IVR-RESPONSE&gt;9014_MERCODE#680666671|200.00|0.00|0.00|MP190726.1107.C00048|731,427.88#&lt;/IVR-RESPONSE&gt;</text:p>
            <text:p>&lt;/COMMAND&gt;</text:p>
          </table:table-cell>
          <table:table-cell table:style-name="ce94"/>
          <table:table-cell table:style-name="ce93" table:number-columns-repeated="1020"/>
        </table:table-row>
        <table:table-row table:style-name="ro82">
          <table:table-cell table:style-name="ce92" office:value-type="string" calcext:value-type="string">
            <text:p>Jumeme</text:p>
          </table:table-cell>
          <table:table-cell table:style-name="ce94" office:value-type="string" calcext:value-type="string">
            <text:p>&lt;COMMAND&gt;</text:p>
            <text:p>&lt;PARENT_STAGEID&gt;g2981&lt;/PARENT_STAGEID&gt;</text:p>
            <text:p>&lt;BPROVIDER&gt;101&lt;/BPROVIDER&gt;</text:p>
            <text:p>&lt;DYNAMIC_OPTION_PREVIOUS_LIST&gt;*&lt;/DYNAMIC_OPTION_PREVIOUS_LIST&gt;</text:p>
            <text:p>&lt;REFERENCE_NO&gt;1000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1235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1000&lt;/AMOUNT&gt;</text:p>
            <text:p>&lt;SNDINSTRUMENT&gt;12&lt;/SNDINSTRUMENT&gt;</text:p>
            <text:p>&lt;PREVIOUSSTAGE&gt;4&lt;/PREVIOUSSTAGE&gt;</text:p>
            <text:p>&lt;MSISDN2&gt;780900889&lt;/MSISDN2&gt;</text:p>
            <text:p>&lt;language&gt;en&lt;/language&gt;</text:p>
            <text:p>&lt;PROVIDER&gt;101&lt;/PROVIDER&gt;</text:p>
            <text:p>&lt;RCVPROVIDER&gt;101&lt;/RCVPROVIDER&gt;</text:p>
            <text:p>&lt;MSISDN&gt;786670654&lt;/MSISDN&gt;</text:p>
            <text:p>        &lt;TRID&gt;786670654201907081843C0042&lt;/TRID&gt;&lt;/COMMAND&gt;</text:p>
          </table:table-cell>
          <table:table-cell table:style-name="ce106" office:value-type="string" calcext:value-type="string">
            <text:p>&lt;?xml version="1.0"?&gt;</text:p>
            <text:p>&lt;COMMAND&gt;</text:p>
            <text:p>    &lt;TYPE&gt;CMPRRESP&lt;/TYPE&gt;</text:p>
            <text:p>    &lt;TXNID&gt;MP190719.0745.C00055&lt;/TXNID&gt;</text:p>
            <text:p>    &lt;TXNSTATUS&gt;200&lt;/TXNSTATUS&gt;</text:p>
            <text:p>    &lt;TRID&gt;786670654201907081843C0042&lt;/TRID&gt;</text:p>
            <text:p>    &lt;MESSAGE&gt;Txn Id : MP190719.0745.C00055,You have paid 200.00Tshs to JUMEME RURAL 1000.Your available Airtel Money balance : 787,809.58Tshs. Your OFFER ! Send Money All Day No Charges.Save upto Tsh 5,000 on transaction fee when you send money Airtel to Airtel.  REFERENCE NO :1000&lt;/MESSAGE&gt;</text:p>
            <text:p>    &lt;IVR-RESPONSE&gt;9014_MERCODE#780900889|200.00|0.00|0.00|MP190719.0745.C00055|787,809.58#&lt;/IVR-RESPONSE&gt;</text:p>
            <text:p>&lt;/COMMAND&gt;</text:p>
          </table:table-cell>
          <table:table-cell table:style-name="ce94"/>
          <table:table-cell table:style-name="ce93" table:number-columns-repeated="1020"/>
        </table:table-row>
        <table:table-row table:style-name="ro82">
          <table:table-cell table:style-name="ce92" office:value-type="string" calcext:value-type="string">
            <text:p>Fast Jet</text:p>
          </table:table-cell>
          <table:table-cell table:style-name="ce94" office:value-type="string" calcext:value-type="string">
            <text:p>&lt;COMMAND&gt;^M</text:p>
            <text:p>&lt;PARENT_STAGEID&gt;g241&lt;/PARENT_STAGEID&gt;</text:p>
            <text:p>&lt;BPROVIDER&gt;101&lt;/BPROVIDER&gt;</text:p>
            <text:p>&lt;DYNAMIC_OPTION_PREVIOUS_LIST&gt;*&lt;/DYNAMIC_OPTION_PREVIOUS_LIST&gt;</text:p>
            <text:p>&lt;REFERENCE_NO&gt;1000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*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1000&lt;/AMOUNT&gt;</text:p>
            <text:p>&lt;SNDINSTRUMENT&gt;12&lt;/SNDINSTRUMENT&gt;</text:p>
            <text:p>&lt;PREVIOUSSTAGE&gt;4&lt;/PREVIOUSSTAGE&gt;</text:p>
            <text:p>&lt;MSISDN2&gt;681896244&lt;/MSISDN2&gt;</text:p>
            <text:p>&lt;language&gt;en&lt;/language&gt;</text:p>
            <text:p>&lt;PROVIDER&gt;101&lt;/PROVIDER&gt;</text:p>
            <text:p>&lt;RCVPROVIDER&gt;101&lt;/RCVPROVIDER&gt;</text:p>
            <text:p>&lt;MSISDN&gt;786670654&lt;/MSISDN&gt;</text:p>
            <text:p>        &lt;TRID&gt;786670654201907081844C0043&lt;/TRID&gt;&lt;/COMMAND&gt;</text:p>
          </table:table-cell>
          <table:table-cell table:style-name="ce106" office:value-type="string" calcext:value-type="string">
            <text:p>&lt;?xml version="1.0"?&gt;</text:p>
            <text:p>&lt;COMMAND&gt;</text:p>
            <text:p>    &lt;TYPE&gt;CMPRRESP&lt;/TYPE&gt;</text:p>
            <text:p>    &lt;TXNID&gt;MP190729.1318.C00050&lt;/TXNID&gt;</text:p>
            <text:p>    &lt;TXNSTATUS&gt;200&lt;/TXNSTATUS&gt;</text:p>
            <text:p>    &lt;TRID&gt;786670654201907081844C0043&lt;/TRID&gt;</text:p>
            <text:p>    &lt;MESSAGE&gt;Txn Id : MP190729.1318.C00050,You have paid 1,000.00Tshs to Fastjet Transaction ID is 900119526755. You have paid 1000 via Pesapal in reference to 1000..Your available Airtel Money balance : 690,054.83Tshs. Your OFFER ! Send Money All Day No Charges.Save upto Tsh 5,000 on transaction fee when you send money Airtel to Airtel.  REFERENCE NO :1000&lt;/MESSAGE&gt;</text:p>
            <text:p>    &lt;IVR-RESPONSE&gt;9014_MERCODE#681896244|1,000.00|0.00|0.00|MP190729.1318.C00050|690,054.83#&lt;/IVR-RESPONSE&gt;</text:p>
            <text:p>&lt;/COMMAND&gt;</text:p>
          </table:table-cell>
          <table:table-cell table:style-name="ce94"/>
          <table:table-cell table:style-name="ce93" table:number-columns-repeated="1020"/>
        </table:table-row>
        <table:table-row table:style-name="ro82">
          <table:table-cell table:style-name="ce92" office:value-type="string" calcext:value-type="string">
            <text:p>Auric Air</text:p>
          </table:table-cell>
          <table:table-cell table:style-name="ce94" office:value-type="string" calcext:value-type="string">
            <text:p>&lt;COMMAND&gt;^M</text:p>
            <text:p>&lt;PARENT_STAGEID&gt;g243&lt;/PARENT_STAGEID&gt;</text:p>
            <text:p>&lt;BPROVIDER&gt;101&lt;/BPROVIDER&gt;</text:p>
            <text:p>&lt;DYNAMIC_OPTION_PREVIOUS_LIST&gt;*&lt;/DYNAMIC_OPTION_PREVIOUS_LIST&gt;</text:p>
            <text:p>&lt;REFERENCE_NO&gt;1111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*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300&lt;/AMOUNT&gt;</text:p>
            <text:p>&lt;SNDINSTRUMENT&gt;12&lt;/SNDINSTRUMENT&gt;</text:p>
            <text:p>&lt;PREVIOUSSTAGE&gt;4&lt;/PREVIOUSSTAGE&gt;</text:p>
            <text:p>&lt;MSISDN2&gt;687086103&lt;/MSISDN2&gt;</text:p>
            <text:p>&lt;language&gt;en&lt;/language&gt;</text:p>
            <text:p>&lt;PROVIDER&gt;101&lt;/PROVIDER&gt;</text:p>
            <text:p>&lt;RCVPROVIDER&gt;101&lt;/RCVPROVIDER&gt;</text:p>
            <text:p>&lt;MSISDN&gt;786670654&lt;/MSISDN&gt;</text:p>
            <text:p>        &lt;TRID&gt;786670654201907081847C0044&lt;/TRID&gt;&lt;/COMMAND&gt;</text:p>
          </table:table-cell>
          <table:table-cell table:style-name="ce106" office:value-type="string" calcext:value-type="string">
            <text:p>&lt;?xml version="1.0"?&gt;</text:p>
            <text:p>&lt;COMMAND&gt;</text:p>
            <text:p>    &lt;TYPE&gt;CMPRRESP&lt;/TYPE&gt;</text:p>
            <text:p>    &lt;TXNID&gt;MP190719.0746.C00060&lt;/TXNID&gt;</text:p>
            <text:p>    &lt;TXNSTATUS&gt;200&lt;/TXNSTATUS&gt;</text:p>
            <text:p>    &lt;TRID&gt;786670654201907081847C0044&lt;/TRID&gt;</text:p>
            <text:p>    &lt;MESSAGE&gt;Txn Id : MP190719.0746.C00060,You have paid 300.00Tshs to AURIC .Your available Airtel Money balance : 787,509.58Tshs. Your OFFER ! Send Money All Day No Charges.Save upto Tsh 5,000 on transaction fee when you send money Airtel to Airtel.  REFERENCE NO :1111&lt;/MESSAGE&gt;</text:p>
            <text:p>    &lt;IVR-RESPONSE&gt;9014_MERCODE#687086103|300.00|0.00|0.00|MP190719.0746.C00060|787,509.58#&lt;/IVR-RESPONSE&gt;</text:p>
            <text:p>&lt;/COMMAND&gt;</text:p>
          </table:table-cell>
          <table:table-cell table:style-name="ce94"/>
          <table:table-cell table:style-name="ce93" table:number-columns-repeated="1020"/>
        </table:table-row>
        <table:table-row table:style-name="ro82">
          <table:table-cell table:style-name="ce92" office:value-type="string" calcext:value-type="string">
            <text:p>Ethiopian Airways</text:p>
          </table:table-cell>
          <table:table-cell table:style-name="ce94" office:value-type="string" calcext:value-type="string">
            <text:p>&lt;COMMAND&gt;^M</text:p>
            <text:p>&lt;PARENT_STAGEID&gt;g244&lt;/PARENT_STAGEID&gt;</text:p>
            <text:p>&lt;BPROVIDER&gt;101&lt;/BPROVIDER&gt;</text:p>
            <text:p>&lt;DYNAMIC_OPTION_PREVIOUS_LIST&gt;*&lt;/DYNAMIC_OPTION_PREVIOUS_LIST&gt;</text:p>
            <text:p>&lt;REFERENCE_NO&gt;1000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*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1000&lt;/AMOUNT&gt;</text:p>
            <text:p>&lt;SNDINSTRUMENT&gt;12&lt;/SNDINSTRUMENT&gt;</text:p>
            <text:p>&lt;PREVIOUSSTAGE&gt;4&lt;/PREVIOUSSTAGE&gt;</text:p>
            <text:p>&lt;MSISDN2&gt;788763145&lt;/MSISDN2&gt;</text:p>
            <text:p>&lt;language&gt;en&lt;/language&gt;</text:p>
            <text:p>&lt;PROVIDER&gt;101&lt;/PROVIDER&gt;</text:p>
            <text:p>&lt;RCVPROVIDER&gt;101&lt;/RCVPROVIDER&gt;</text:p>
            <text:p>&lt;MSISDN&gt;786670654&lt;/MSISDN&gt;</text:p>
            <text:p>        &lt;TRID&gt;786670654201907081848C0045&lt;/TRID&gt;&lt;/COMMAND&gt;</text:p>
          </table:table-cell>
          <table:table-cell table:style-name="ce106" office:value-type="string" calcext:value-type="string">
            <text:p>&lt;?xml version="1.0"?&gt;</text:p>
            <text:p>&lt;COMMAND&gt;</text:p>
            <text:p>    &lt;TYPE&gt;CMPRRESP&lt;/TYPE&gt;</text:p>
            <text:p>    &lt;TXNID&gt;MP190719.0747.C00061&lt;/TXNID&gt;</text:p>
            <text:p>    &lt;TXNSTATUS&gt;200&lt;/TXNSTATUS&gt;</text:p>
            <text:p>    &lt;TRID&gt;786670654201907081848C0045&lt;/TRID&gt;</text:p>
            <text:p>    &lt;MESSAGE&gt;Txn Id : MP190719.0747.C00061,You have paid 200.00Tshs to Ethiopian .Your available Airtel Money balance : 787,264.58Tshs. Your OFFER ! Send Money All Day No Charges.Save upto Tsh 5,000 on transaction fee when you send money Airtel to Airtel.  REFERENCE NO :1000&lt;/MESSAGE&gt;</text:p>
            <text:p>    &lt;IVR-RESPONSE&gt;9014_MERCODE#788763145|200.00|38.14|0.00|MP190719.0747.C00061|787,264.58#&lt;/IVR-RESPONSE&gt;</text:p>
            <text:p>&lt;/COMMAND&gt;</text:p>
          </table:table-cell>
          <table:table-cell table:style-name="ce94"/>
          <table:table-cell table:style-name="ce93" table:number-columns-repeated="1020"/>
        </table:table-row>
        <table:table-row table:style-name="ro82">
          <table:table-cell table:style-name="ce92" office:value-type="string" calcext:value-type="string">
            <text:p>Corporate.</text:p>
          </table:table-cell>
          <table:table-cell table:style-name="ce94" office:value-type="string" calcext:value-type="string">
            <text:p>&lt;COMMAND&gt;^M</text:p>
            <text:p>&lt;PARENT_STAGEID&gt;g251&lt;/PARENT_STAGEID&gt;</text:p>
            <text:p>&lt;BPROVIDER&gt;101&lt;/BPROVIDER&gt;</text:p>
            <text:p>&lt;DYNAMIC_OPTION_PREVIOUS_LIST&gt;*&lt;/DYNAMIC_OPTION_PREVIOUS_LIST&gt;</text:p>
            <text:p>&lt;REFERENCE_NO&gt;1000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*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1000&lt;/AMOUNT&gt;</text:p>
            <text:p>&lt;SNDINSTRUMENT&gt;12&lt;/SNDINSTRUMENT&gt;</text:p>
            <text:p>&lt;PREVIOUSSTAGE&gt;4&lt;/PREVIOUSSTAGE&gt;</text:p>
            <text:p>&lt;MSISDN2&gt;786889046&lt;/MSISDN2&gt;</text:p>
            <text:p>&lt;language&gt;en&lt;/language&gt;</text:p>
            <text:p>&lt;PROVIDER&gt;101&lt;/PROVIDER&gt;</text:p>
            <text:p>&lt;RCVPROVIDER&gt;101&lt;/RCVPROVIDER&gt;</text:p>
            <text:p>&lt;MSISDN&gt;786670654&lt;/MSISDN&gt;</text:p>
            <text:p>        &lt;TRID&gt;786670654201907081852C0046&lt;/TRID&gt;&lt;/COMMAND&gt;</text:p>
          </table:table-cell>
          <table:table-cell table:style-name="ce106" office:value-type="string" calcext:value-type="string">
            <text:p>&lt;?xml version="1.0"?&gt;</text:p>
            <text:p>&lt;COMMAND&gt;</text:p>
            <text:p>    &lt;TYPE&gt;CMPRRESP&lt;/TYPE&gt;</text:p>
            <text:p>    &lt;TXNID&gt;MP190719.0748.C00062&lt;/TXNID&gt;</text:p>
            <text:p>    &lt;TXNSTATUS&gt;200&lt;/TXNSTATUS&gt;</text:p>
            <text:p>    &lt;TRID&gt;786670654201907081852C0046&lt;/TRID&gt;</text:p>
            <text:p>    &lt;MESSAGE&gt;Txn Id : MP190719.0748.C00062,You have paid 1,000.00Tshs to CORPORATE .Your available Airtel Money balance : 786,264.58Tshs. Your OFFER ! Send Money All Day No Charges.Save upto Tsh 5,000 on transaction fee when you send money Airtel to Airtel.  REFERENCE NO :1000&lt;/MESSAGE&gt;</text:p>
            <text:p>    &lt;IVR-RESPONSE&gt;9014_MERCODE#786889046|1,000.00|0.00|0.00|MP190719.0748.C00062|786,264.58#&lt;/IVR-RESPONSE&gt;</text:p>
            <text:p>&lt;/COMMAND&gt;</text:p>
          </table:table-cell>
          <table:table-cell table:style-name="ce94"/>
          <table:table-cell table:style-name="ce93" table:number-columns-repeated="1020"/>
        </table:table-row>
        <table:table-row table:style-name="ro82">
          <table:table-cell table:style-name="ce92" office:value-type="string" calcext:value-type="string">
            <text:p>Dwasco</text:p>
          </table:table-cell>
          <table:table-cell table:style-name="ce94" office:value-type="string" calcext:value-type="string">
            <text:p>&lt;COMMAND&gt;</text:p>
            <text:p>&lt;PARENT_STAGEID&gt;g261&lt;/PARENT_STAGEID&gt;</text:p>
            <text:p>&lt;BPROVIDER&gt;101&lt;/BPROVIDER&gt;</text:p>
            <text:p>&lt;DYNAMIC_OPTION_PREVIOUS_LIST&gt;*&lt;/DYNAMIC_OPTION_PREVIOUS_LIST&gt;</text:p>
            <text:p>&lt;REFERENCE_NO&gt;100&lt;/REFERENCE_NO&gt;</text:p>
            <text:p>&lt;OTHER_DETAILS&gt;001001&lt;/OTHER_DETAILS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1235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200&lt;/AMOUNT&gt;</text:p>
            <text:p>&lt;STORE_FAV_MESSAGE&gt;Y&lt;/STORE_FAV_MESSAGE&gt;</text:p>
            <text:p>&lt;SNDINSTRUMENT&gt;12&lt;/SNDINSTRUMENT&gt;</text:p>
            <text:p>&lt;PREVIOUSSTAGE&gt;19&lt;/PREVIOUSSTAGE&gt;</text:p>
            <text:p>&lt;MSISDN2&gt;780900111&lt;/MSISDN2&gt;</text:p>
            <text:p>&lt;language&gt;en&lt;/language&gt;</text:p>
            <text:p>&lt;PROVIDER&gt;101&lt;/PROVIDER&gt;</text:p>
            <text:p>&lt;SERVICE_NAME&gt;MERCHPAY&lt;/SERVICE_NAME&gt;</text:p>
            <text:p>&lt;RCVPROVIDER&gt;101&lt;/RCVPROVIDER&gt;</text:p>
            <text:p>&lt;MSISDN&gt;786670654&lt;/MSISDN&gt;</text:p>
            <text:p>        &lt;TRID&gt;786670654201907081854C0047&lt;/TRID&gt;&lt;/COMMAND&gt;</text:p>
          </table:table-cell>
          <table:table-cell table:style-name="ce106" office:value-type="string" calcext:value-type="string">
            <text:p>&lt;?xml version="1.0"?&gt;</text:p>
            <text:p>&lt;COMMAND&gt;</text:p>
            <text:p>    &lt;TYPE&gt;CMPRRESP&lt;/TYPE&gt;</text:p>
            <text:p>    &lt;TXNID&gt;MP190719.0749.C00065&lt;/TXNID&gt;</text:p>
            <text:p>    &lt;TXNSTATUS&gt;200&lt;/TXNSTATUS&gt;</text:p>
            <text:p>    &lt;TRID&gt;786670654201907081854C0047&lt;/TRID&gt;</text:p>
            <text:p>    &lt;MESSAGE&gt;Txn Id : MP190719.0749.C00065,You have paid 1,000.00Tshs to NMBGePGcoll .Your available Airtel Money balance : 785,253.58Tshs. Your OFFER ! Send Money All Day No Charges.Save upto Tsh 5,000 on transaction fee when you send money Airtel to Airtel.  REFERENCE NO :100&lt;/MESSAGE&gt;</text:p>
            <text:p>    &lt;IVR-RESPONSE&gt;9014_MERCODE#780900111|1,000.00|9.32|0.00|MP190719.0749.C00065|785,253.58#&lt;/IVR-RESPONSE&gt;</text:p>
            <text:p>&lt;/COMMAND&gt;</text:p>
          </table:table-cell>
          <table:table-cell table:style-name="ce94"/>
          <table:table-cell table:style-name="ce93" table:number-columns-repeated="1020"/>
        </table:table-row>
        <table:table-row table:style-name="ro82">
          <table:table-cell table:style-name="ce92" office:value-type="string" calcext:value-type="string">
            <text:p>Veta.</text:p>
          </table:table-cell>
          <table:table-cell table:style-name="ce94" office:value-type="string" calcext:value-type="string">
            <text:p>&lt;COMMAND&gt;</text:p>
            <text:p>&lt;PARENT_STAGEID&gt;g272&lt;/PARENT_STAGEID&gt;</text:p>
            <text:p>&lt;BPROVIDER&gt;101&lt;/BPROVIDER&gt;</text:p>
            <text:p>&lt;DYNAMIC_OPTION_PREVIOUS_LIST&gt;*&lt;/DYNAMIC_OPTION_PREVIOUS_LIST&gt;</text:p>
            <text:p>&lt;REFERENCE_NO&gt;1000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1235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200&lt;/AMOUNT&gt;</text:p>
            <text:p>&lt;SNDINSTRUMENT&gt;12&lt;/SNDINSTRUMENT&gt;</text:p>
            <text:p>&lt;PREVIOUSSTAGE&gt;4&lt;/PREVIOUSSTAGE&gt;</text:p>
            <text:p>&lt;MSISDN2&gt;787447541&lt;/MSISDN2&gt;</text:p>
            <text:p>&lt;language&gt;en&lt;/language&gt;</text:p>
            <text:p>&lt;PROVIDER&gt;101&lt;/PROVIDER&gt;</text:p>
            <text:p>&lt;RCVPROVIDER&gt;101&lt;/RCVPROVIDER&gt;</text:p>
            <text:p>&lt;MSISDN&gt;786670654&lt;/MSISDN&gt;</text:p>
            <text:p>        &lt;TRID&gt;786670654201907081855C0049&lt;/TRID&gt;&lt;/COMMAND&gt;</text:p>
          </table:table-cell>
          <table:table-cell table:style-name="ce106" office:value-type="string" calcext:value-type="string">
            <text:p>&lt;?xml version="1.0"?&gt;</text:p>
            <text:p>&lt;COMMAND&gt;</text:p>
            <text:p>    &lt;TYPE&gt;CMPRRESP&lt;/TYPE&gt;</text:p>
            <text:p>    &lt;TXNID&gt;MP190719.0720.C00019&lt;/TXNID&gt;</text:p>
            <text:p>    &lt;TXNSTATUS&gt;200&lt;/TXNSTATUS&gt;</text:p>
            <text:p>    &lt;TRID&gt;786670654201907081855C0049&lt;/TRID&gt;</text:p>
            <text:p>    &lt;MESSAGE&gt;Txn Id : MP190719.0720.C00019,You have paid 200.00Tshs to SENGI TOURS .Your available Airtel Money balance : 791,420.58Tshs. Your OFFER ! Send Money All Day No Charges.Save upto Tsh 5,000 on transaction fee when you send money Airtel to Airtel.  REFERENCE NO :1000&lt;/MESSAGE&gt;</text:p>
            <text:p>    &lt;IVR-RESPONSE&gt;9014_MERCODE#787447541|200.00|0.00|0.00|MP190719.0720.C00019|791,420.58#&lt;/IVR-RESPONSE&gt;</text:p>
            <text:p>&lt;/COMMAND&gt;</text:p>
          </table:table-cell>
          <table:table-cell table:style-name="ce94"/>
          <table:table-cell table:style-name="ce93" table:number-columns-repeated="1020"/>
        </table:table-row>
        <table:table-row table:style-name="ro82">
          <table:table-cell table:style-name="ce92" office:value-type="string" calcext:value-type="string">
            <text:p>HESLB.</text:p>
          </table:table-cell>
          <table:table-cell table:style-name="ce94" office:value-type="string" calcext:value-type="string">
            <text:p>&lt;COMMAND&gt;</text:p>
            <text:p>&lt;PARENT_STAGEID&gt;g271&lt;/PARENT_STAGEID&gt;</text:p>
            <text:p>&lt;BPROVIDER&gt;101&lt;/BPROVIDER&gt;</text:p>
            <text:p>&lt;DYNAMIC_OPTION_PREVIOUS_LIST&gt;*&lt;/DYNAMIC_OPTION_PREVIOUS_LIST&gt;</text:p>
            <text:p>&lt;REFERENCE_NO&gt;1000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1235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200&lt;/AMOUNT&gt;</text:p>
            <text:p>&lt;SNDINSTRUMENT&gt;12&lt;/SNDINSTRUMENT&gt;</text:p>
            <text:p>&lt;PREVIOUSSTAGE&gt;4&lt;/PREVIOUSSTAGE&gt;</text:p>
            <text:p>&lt;MSISDN2&gt;782196368&lt;/MSISDN2&gt;</text:p>
            <text:p>&lt;language&gt;en&lt;/language&gt;</text:p>
            <text:p>&lt;PROVIDER&gt;101&lt;/PROVIDER&gt;</text:p>
            <text:p>&lt;RCVPROVIDER&gt;101&lt;/RCVPROVIDER&gt;</text:p>
            <text:p>&lt;MSISDN&gt;786670654&lt;/MSISDN&gt;</text:p>
            <text:p>        &lt;TRID&gt;786670654201907081856C0050&lt;/TRID&gt;&lt;/COMMAND&gt;</text:p>
          </table:table-cell>
          <table:table-cell table:style-name="ce106" office:value-type="string" calcext:value-type="string">
            <text:p>&lt;?xml version="1.0"?&gt;</text:p>
            <text:p>&lt;COMMAND&gt;</text:p>
            <text:p>    &lt;TYPE&gt;CMPRRESP&lt;/TYPE&gt;</text:p>
            <text:p>    &lt;TXNID&gt;MP190719.0721.C00020&lt;/TXNID&gt;</text:p>
            <text:p>    &lt;TXNSTATUS&gt;200&lt;/TXNSTATUS&gt;</text:p>
            <text:p>    &lt;TRID&gt;786670654201907081856C0050&lt;/TRID&gt;</text:p>
            <text:p>    &lt;MESSAGE&gt;Txn Id : MP190719.0721.C00020,You have paid 200.00Tshs to HESLB .Your available Airtel Money balance : 791,220.58Tshs. Your OFFER ! Send Money All Day No Charges.Save upto Tsh 5,000 on transaction fee when you send money Airtel to Airtel.  REFERENCE NO :1000&lt;/MESSAGE&gt;</text:p>
            <text:p>    &lt;IVR-RESPONSE&gt;9014_MERCODE#782196368|200.00|0.00|0.00|MP190719.0721.C00020|791,220.58#&lt;/IVR-RESPONSE&gt;</text:p>
            <text:p>&lt;/COMMAND&gt;</text:p>
          </table:table-cell>
          <table:table-cell table:style-name="ce94"/>
          <table:table-cell table:style-name="ce93" table:number-columns-repeated="1020"/>
        </table:table-row>
        <table:table-row table:style-name="ro82">
          <table:table-cell table:style-name="ce92" office:value-type="string" calcext:value-type="string">
            <text:p>Smile.</text:p>
          </table:table-cell>
          <table:table-cell table:style-name="ce94" office:value-type="string" calcext:value-type="string">
            <text:p>&lt;COMMAND&gt;</text:p>
            <text:p>&lt;PARENT_STAGEID&gt;g231&lt;/PARENT_STAGEID&gt;</text:p>
            <text:p>&lt;BPROVIDER&gt;101&lt;/BPROVIDER&gt;</text:p>
            <text:p>&lt;DYNAMIC_OPTION_PREVIOUS_LIST&gt;*&lt;/DYNAMIC_OPTION_PREVIOUS_LIST&gt;</text:p>
            <text:p>&lt;REFERENCE_NO&gt;1000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1235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200&lt;/AMOUNT&gt;</text:p>
            <text:p>&lt;SNDINSTRUMENT&gt;12&lt;/SNDINSTRUMENT&gt;</text:p>
            <text:p>&lt;PREVIOUSSTAGE&gt;4&lt;/PREVIOUSSTAGE&gt;</text:p>
            <text:p>&lt;MSISDN2&gt;683788790&lt;/MSISDN2&gt;</text:p>
            <text:p>&lt;language&gt;en&lt;/language&gt;</text:p>
            <text:p>&lt;PROVIDER&gt;101&lt;/PROVIDER&gt;</text:p>
            <text:p>&lt;RCVPROVIDER&gt;101&lt;/RCVPROVIDER&gt;</text:p>
            <text:p>&lt;MSISDN&gt;786670654&lt;/MSISDN&gt;</text:p>
            <text:p>        &lt;TRID&gt;786670654201907081900C0053&lt;/TRID&gt;&lt;/COMMAND&gt;</text:p>
          </table:table-cell>
          <table:table-cell table:style-name="ce106" office:value-type="string" calcext:value-type="string">
            <text:p>&lt;?xml version="1.0"?&gt;</text:p>
            <text:p>&lt;COMMAND&gt;</text:p>
            <text:p>    &lt;TYPE&gt;CMPRRESP&lt;/TYPE&gt;</text:p>
            <text:p>    &lt;TXNID&gt;MP190719.0723.C00021&lt;/TXNID&gt;</text:p>
            <text:p>    &lt;TXNSTATUS&gt;200&lt;/TXNSTATUS&gt;</text:p>
            <text:p>    &lt;TRID&gt;786670654201907081900C0053&lt;/TRID&gt;</text:p>
            <text:p>    &lt;MESSAGE&gt;Txn Id : MP190719.0723.C00021,You have paid 200.00Tshs to SMILE .Your available Airtel Money balance : 791,020.58Tshs. Your OFFER ! Send Money All Day No Charges.Save upto Tsh 5,000 on transaction fee when you send money Airtel to Airtel.  REFERENCE NO :1000&lt;/MESSAGE&gt;</text:p>
            <text:p>    &lt;IVR-RESPONSE&gt;9014_MERCODE#683788790|200.00|0.00|0.00|MP190719.0723.C00021|791,020.58#&lt;/IVR-RESPONSE&gt;</text:p>
            <text:p>&lt;/COMMAND&gt;</text:p>
          </table:table-cell>
          <table:table-cell table:style-name="ce94"/>
          <table:table-cell table:style-name="ce93" table:number-columns-repeated="1020"/>
        </table:table-row>
        <table:table-row table:style-name="ro82">
          <table:table-cell table:style-name="ce92" office:value-type="string" calcext:value-type="string">
            <text:p>Vision Fund.</text:p>
          </table:table-cell>
          <table:table-cell table:style-name="ce94" office:value-type="string" calcext:value-type="string">
            <text:p><text:span text:style-name="T5">&lt;COMMAND&gt;</text:span></text:p>
            <text:p><text:span text:style-name="T5">&lt;PARENT_STAGEID&gt;g301&lt;/PARENT_STAGEID&gt;</text:span></text:p>
            <text:p><text:span text:style-name="T5">&lt;BPROVIDER&gt;101&lt;/BPROVIDER&gt;</text:span></text:p>
            <text:p><text:span text:style-name="T5">&lt;DYNAMIC_OPTION_PREVIOUS_LIST&gt;*&lt;/DYNAMIC_OPTION_PREVIOUS_LIST&gt;</text:span></text:p>
            <text:p><text:span text:style-name="T5">&lt;REFERENCE_NO&gt;1000&lt;/REFERENCE_NO&gt;</text:span></text:p>
            <text:p><text:span text:style-name="T5">&lt;PAYID1&gt;12&lt;/PAYID1&gt;</text:span></text:p>
            <text:p><text:span text:style-name="T5">&lt;PAYID2&gt;12&lt;/PAYID2&gt;</text:span></text:p>
            <text:p><text:span text:style-name="T5">&lt;RCVINSTRUMENT&gt;12&lt;/RCVINSTRUMENT&gt;</text:span></text:p>
            <text:p><text:span text:style-name="T5">&lt;PAYID&gt;12&lt;/PAYID&gt;</text:span></text:p>
            <text:p><text:span text:style-name="T5">&lt;LANGUAGE1&gt;1&lt;/LANGUAGE1&gt;</text:span></text:p>
            <text:p><text:span text:style-name="T5">&lt;PIN&gt;1235&lt;/PIN&gt;</text:span></text:p>
            <text:p><text:span text:style-name="T5">&lt;LANGUAGE2&gt;1&lt;/LANGUAGE2&gt;</text:span></text:p>
            <text:p><text:span text:style-name="T5">&lt;TYPE&gt;CMPREQ&lt;/TYPE&gt;</text:span></text:p>
            <text:p><text:span text:style-name="T5">&lt;PROVIDER1&gt;101&lt;/PROVIDER1&gt;</text:span></text:p>
            <text:p><text:span text:style-name="T5">&lt;PROVIDER2&gt;101&lt;/PROVIDER2&gt;</text:span></text:p>
            <text:p><text:span text:style-name="T5">&lt;SNDPROVIDER&gt;101&lt;/SNDPROVIDER&gt;</text:span></text:p>
            <text:p><text:span text:style-name="T5">&lt;AMOUNT&gt;200&lt;/AMOUNT&gt;</text:span></text:p>
            <text:p><text:span text:style-name="T5">&lt;SNDINSTRUMENT&gt;12&lt;/SNDINSTRUMENT&gt;</text:span></text:p>
            <text:p><text:span text:style-name="T5">&lt;PREVIOUSSTAGE&gt;4&lt;/PREVIOUSSTAGE&gt;</text:span></text:p>
            <text:p><text:span text:style-name="T5">&lt;MSISDN2&gt;683791300&lt;/MSISDN2&gt;</text:span></text:p>
            <text:p><text:span text:style-name="T5">&lt;language&gt;en&lt;/language&gt;</text:span></text:p>
            <text:p><text:span text:style-name="T5">&lt;PROVIDER&gt;101&lt;/PROVIDER&gt;</text:span></text:p>
            <text:p><text:span text:style-name="T5">&lt;RCVPROVIDER&gt;101&lt;/RCVPROVIDER&gt;</text:span></text:p>
            <text:p><text:span text:style-name="T5">&lt;MSISDN&gt;786670654&lt;/MSISDN&gt;</text:span></text:p>
            <text:p><text:span text:style-name="T5">        &lt;TRID&gt;786670654201907081902C0054&lt;/TRID&gt;&lt;/COMMAND&gt;</text:span></text:p>
          </table:table-cell>
          <table:table-cell table:style-name="ce106" office:value-type="string" calcext:value-type="string">
            <text:p>&lt;?xml version="1.0"?&gt;</text:p>
            <text:p>&lt;COMMAND&gt;</text:p>
            <text:p>    &lt;TYPE&gt;CMPRRESP&lt;/TYPE&gt;</text:p>
            <text:p>    &lt;TXNID&gt;MP190719.0725.C00023&lt;/TXNID&gt;</text:p>
            <text:p>    &lt;TXNSTATUS&gt;200&lt;/TXNSTATUS&gt;</text:p>
            <text:p>    &lt;TRID&gt;786670654201907081902C0054&lt;/TRID&gt;</text:p>
            <text:p>    &lt;MESSAGE&gt;Txn Id : MP190719.0725.C00023,You have paid 200.00Tshs to VFTColl .Your available Airtel Money balance : 790,820.58Tshs. Your OFFER ! Send Money All Day No Charges.Save upto Tsh 5,000 on transaction fee when you send money Airtel to Airtel.  REFERENCE NO :1000&lt;/MESSAGE&gt;</text:p>
            <text:p>    &lt;IVR-RESPONSE&gt;9014_MERCODE#683791300|200.00|0.00|0.00|MP190719.0725.C00023|790,820.58#&lt;/IVR-RESPONSE&gt;</text:p>
            <text:p>&lt;/COMMAND&gt;</text:p>
          </table:table-cell>
          <table:table-cell table:style-name="ce94"/>
          <table:table-cell table:style-name="ce93" table:number-columns-repeated="1020"/>
        </table:table-row>
        <table:table-row table:style-name="ro82">
          <table:table-cell table:style-name="ce92" office:value-type="string" calcext:value-type="string">
            <text:p>Ecard.</text:p>
          </table:table-cell>
          <table:table-cell table:style-name="ce94" office:value-type="string" calcext:value-type="string">
            <text:p>&lt;COMMAND&gt;</text:p>
            <text:p>&lt;PARENT_STAGEID&gt;g233&lt;/PARENT_STAGEID&gt;</text:p>
            <text:p>&lt;BPROVIDER&gt;101&lt;/BPROVIDER&gt;</text:p>
            <text:p>&lt;DYNAMIC_OPTION_PREVIOUS_LIST&gt;*&lt;/DYNAMIC_OPTION_PREVIOUS_LIST&gt;</text:p>
            <text:p>&lt;REFERENCE_NO&gt;1000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1235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200&lt;/AMOUNT&gt;</text:p>
            <text:p>&lt;SNDINSTRUMENT&gt;12&lt;/SNDINSTRUMENT&gt;</text:p>
            <text:p>&lt;PREVIOUSSTAGE&gt;4&lt;/PREVIOUSSTAGE&gt;</text:p>
            <text:p>&lt;MSISDN2&gt;688700770&lt;/MSISDN2&gt;</text:p>
            <text:p>&lt;language&gt;en&lt;/language&gt;</text:p>
            <text:p>&lt;PROVIDER&gt;101&lt;/PROVIDER&gt;</text:p>
            <text:p>&lt;RCVPROVIDER&gt;101&lt;/RCVPROVIDER&gt;</text:p>
            <text:p>&lt;MSISDN&gt;786670654&lt;/MSISDN&gt;</text:p>
            <text:p>        &lt;TRID&gt;786670654201907081903C0055&lt;/TRID&gt;&lt;/COMMAND&gt;</text:p>
          </table:table-cell>
          <table:table-cell table:style-name="ce106" office:value-type="string" calcext:value-type="string">
            <text:p>&lt;?xml version="1.0"?&gt;</text:p>
            <text:p>&lt;COMMAND&gt;</text:p>
            <text:p>    &lt;TYPE&gt;CMPRRESP&lt;/TYPE&gt;</text:p>
            <text:p>    &lt;TXNID&gt;MP190719.0726.C00024&lt;/TXNID&gt;</text:p>
            <text:p>    &lt;TXNSTATUS&gt;200&lt;/TXNSTATUS&gt;</text:p>
            <text:p>    &lt;TRID&gt;786670654201907081903C0055&lt;/TRID&gt;</text:p>
            <text:p>    &lt;MESSAGE&gt;Txn Id : MP190719.0726.C00024,You have paid 200.00Tshs to ALLOCSUS .Your available Airtel Money balance : 790,620.58Tshs. Your OFFER ! Send Money All Day No Charges.Save upto Tsh 5,000 on transaction fee when you send money Airtel to Airtel.  REFERENCE NO :1000&lt;/MESSAGE&gt;</text:p>
            <text:p>    &lt;IVR-RESPONSE&gt;9014_MERCODE#688700770|200.00|0.00|0.00|MP190719.0726.C00024|790,620.58#&lt;/IVR-RESPONSE&gt;</text:p>
            <text:p>&lt;/COMMAND&gt;</text:p>
          </table:table-cell>
          <table:table-cell table:style-name="ce94"/>
          <table:table-cell table:style-name="ce93" table:number-columns-repeated="1020"/>
        </table:table-row>
        <table:table-row table:style-name="ro82">
          <table:table-cell table:style-name="ce92" office:value-type="string" calcext:value-type="string">
            <text:p>Twiga</text:p>
          </table:table-cell>
          <table:table-cell table:style-name="ce94" office:value-type="string" calcext:value-type="string">
            <text:p>&lt;COMMAND&gt;</text:p>
            <text:p>&lt;PARENT_STAGEID&gt;g235&lt;/PARENT_STAGEID&gt;</text:p>
            <text:p>&lt;BPROVIDER&gt;101&lt;/BPROVIDER&gt;</text:p>
            <text:p>&lt;DYNAMIC_OPTION_PREVIOUS_LIST&gt;*&lt;/DYNAMIC_OPTION_PREVIOUS_LIST&gt;</text:p>
            <text:p>&lt;REFERENCE_NO&gt;1000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1235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200&lt;/AMOUNT&gt;</text:p>
            <text:p>&lt;SNDINSTRUMENT&gt;12&lt;/SNDINSTRUMENT&gt;</text:p>
            <text:p>&lt;PREVIOUSSTAGE&gt;4&lt;/PREVIOUSSTAGE&gt;</text:p>
            <text:p>&lt;MSISDN2&gt;780900869&lt;/MSISDN2&gt;</text:p>
            <text:p>&lt;language&gt;en&lt;/language&gt;</text:p>
            <text:p>&lt;PROVIDER&gt;101&lt;/PROVIDER&gt;</text:p>
            <text:p>&lt;RCVPROVIDER&gt;101&lt;/RCVPROVIDER&gt;</text:p>
            <text:p>&lt;MSISDN&gt;786670654&lt;/MSISDN&gt;</text:p>
            <text:p>        &lt;TRID&gt;786670654201907081904C0056&lt;/TRID&gt;&lt;/COMMAND&gt;</text:p>
          </table:table-cell>
          <table:table-cell table:style-name="ce107" office:value-type="string" calcext:value-type="string">
            <text:p>&lt;?xml version="1.0"?&gt;</text:p>
            <text:p>&lt;COMMAND&gt;</text:p>
            <text:p>    &lt;TYPE&gt;CMPRRESP&lt;/TYPE&gt;</text:p>
            <text:p>    &lt;TXNID&gt;MP190802.1041.C00080&lt;/TXNID&gt;</text:p>
            <text:p>    &lt;TXNSTATUS&gt;200&lt;/TXNSTATUS&gt;</text:p>
            <text:p>    &lt;TRID&gt;786670654201907081904C0056&lt;/TRID&gt;</text:p>
            <text:p>    &lt;MESSAGE&gt;Txn Id : MP190802.1041.C00080,You have paid 200.00Tshs to TWB .Your available Airtel Money balance : 643,491.83Tshs. Your OFFER ! Send Money All Day No Charges.Save upto Tsh 5,000 on transaction fee when you send money Airtel to Airtel.  REFERENCE NO :1000&lt;/MESSAGE&gt;</text:p>
            <text:p>    &lt;IVR-RESPONSE&gt;9014_MERCODE#780900869|200.00|38.14|0.00|MP190802.1041.C00080|643,491.83#&lt;/IVR-RESPONSE&gt;</text:p>
            <text:p>&lt;/COMMAND&gt;</text:p>
          </table:table-cell>
          <table:table-cell table:style-name="ce94"/>
          <table:table-cell table:style-name="ce93" table:number-columns-repeated="1020"/>
        </table:table-row>
        <table:table-row table:style-name="ro82">
          <table:table-cell/>
          <table:table-cell table:style-name="ce246" office:value-type="string" calcext:value-type="string">
            <text:p>3<text:span text:style-name="T6">rd</text:span></text:p>
          </table:table-cell>
          <table:table-cell table:number-columns-repeated="1022"/>
        </table:table-row>
        <table:table-row table:style-name="ro83">
          <table:table-cell table:style-name="ce239" office:value-type="string" calcext:value-type="string">
            <text:p>Billers Name</text:p>
          </table:table-cell>
          <table:table-cell table:style-name="ce239" office:value-type="string" calcext:value-type="string">
            <text:p>STATUS(with Response)</text:p>
          </table:table-cell>
          <table:table-cell table:style-name="ce239" office:value-type="string" calcext:value-type="string">
            <text:p>REQUEST</text:p>
          </table:table-cell>
          <table:table-cell table:style-name="ce263" office:value-type="string" calcext:value-type="string">
            <text:p>REASON OF FAILING</text:p>
          </table:table-cell>
          <table:table-cell table:style-name="ce265" table:number-columns-repeated="1020"/>
        </table:table-row>
        <table:table-row table:style-name="ro84">
          <table:table-cell table:style-name="ce125" office:value-type="string" calcext:value-type="string">
            <text:p>KCBTZ</text:p>
          </table:table-cell>
          <table:table-cell table:style-name="ce212" office:value-type="string" calcext:value-type="string">
            <text:p>&lt;COMMAND&gt;</text:p>
            <text:p>    &lt;TYPE&gt;CMPRRESP&lt;/TYPE&gt;</text:p>
            <text:p>    &lt;TXNID&gt;MP190712.1047.C00026&lt;/TXNID&gt;</text:p>
            <text:p>    &lt;TXNSTATUS&gt;200&lt;/TXNSTATUS&gt;</text:p>
            <text:p>    &lt;TRID&gt;786670654201907090634C0073&lt;/TRID&gt;</text:p>
            <text:p>    &lt;MESSAGE&gt;Txn Id : MP190712.1047.C00026,You have paid 1,000.00Tshs to SELCOM WIRELESS .Your available Airtel Money balance : 753,221.38Tshs. Your OFFER ! Send Money All Day No Charges.Save upto Tsh 5,000 on transaction fee when you send money Airtel to Airtel.  REFERENCE NO :712312&lt;/MESSAGE&gt;</text:p>
            <text:p>    &lt;IVR-RESPONSE&gt;9014_MERCODE#687086369|1,000.00|0.00|0.00|MP190712.1047.C00026|753,221.38#&lt;/IVR-RESPONSE&gt;</text:p>
            <text:p>&lt;/COMMAND&gt;</text:p>
            <text:p/>
          </table:table-cell>
          <table:table-cell table:style-name="ce247" office:value-type="string" calcext:value-type="string">
            <text:p>&lt;COMMAND&gt;</text:p>
            <text:p>&lt;PROVIDER1&gt;101&lt;/PROVIDER1&gt;</text:p>
            <text:p>&lt;PROVIDER2&gt;101&lt;/PROVIDER2&gt;</text:p>
            <text:p>&lt;PARENT_STAGEID&gt;d5343&lt;/PARENT_STAGEID&gt;</text:p>
            <text:p>&lt;SNDPROVIDER&gt;101&lt;/SNDPROVIDER&gt;</text:p>
            <text:p>&lt;BPROVIDER&gt;101&lt;/BPROVIDER&gt;</text:p>
            <text:p>&lt;AMOUNT&gt;1000&lt;/AMOUNT&gt;</text:p>
            <text:p>&lt;DYNAMIC_OPTION_PREVIOUS_LIST&gt;*&lt;/DYNAMIC_OPTION_PREVIOUS_LIST&gt;</text:p>
            <text:p>&lt;SNDINSTRUMENT&gt;12&lt;/SNDINSTRUMENT&gt;</text:p>
            <text:p>&lt;REFERENCE_NO&gt;712312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PREVIOUSSTAGE&gt;0&lt;/PREVIOUSSTAGE&gt;</text:p>
            <text:p>&lt;BANKNAME&gt;KCBTZ&lt;/BANKNAME&gt;</text:p>
            <text:p>&lt;PIN&gt;1235&lt;/PIN&gt;</text:p>
            <text:p>&lt;PROVIDER&gt;101&lt;/PROVIDER&gt;</text:p>
            <text:p>&lt;language&gt;en&lt;/language&gt;</text:p>
            <text:p>&lt;RCVPROVIDER&gt;101&lt;/RCVPROVIDER&gt;</text:p>
            <text:p>&lt;MSISDN&gt;786670654&lt;/MSISDN&gt;</text:p>
            <text:p>&lt;TYPE&gt;CMPREQ&lt;/TYPE&gt;</text:p>
            <text:p>&lt;TRID&gt;786670654201907090634C0073&lt;/TRID&gt;</text:p>
            <text:p>&lt;/COMMAND&gt;</text:p>
          </table:table-cell>
          <table:table-cell table:style-name="ce90"/>
          <table:table-cell table:number-columns-repeated="1020"/>
        </table:table-row>
        <table:table-row table:style-name="ro84">
          <table:table-cell table:style-name="ce127" office:value-type="string" calcext:value-type="string">
            <text:p>MKOMBOZI</text:p>
          </table:table-cell>
          <table:table-cell table:style-name="ce213" office:value-type="string" calcext:value-type="string">
            <text:p>&lt;?xml version="1.0"?&gt;</text:p>
            <text:p>&lt;COMMAND&gt;</text:p>
            <text:p>    &lt;TYPE&gt;CMPRRESP&lt;/TYPE&gt;</text:p>
            <text:p>    &lt;TXNID&gt;MP190710.0856.C00083&lt;/TXNID&gt;</text:p>
            <text:p>    &lt;TXNSTATUS&gt;200&lt;/TXNSTATUS&gt;</text:p>
            <text:p>    &lt;TRID&gt;786670654201907090634C0073&lt;/TRID&gt;</text:p>
            <text:p>    &lt;MESSAGE&gt;Txn Id : MP190710.0856.C00083,You have paid 1,000.00Tshs to SELCOM WIRELESS .Your available Airtel Money balance : 760,076.38Tshs. Your OFFER ! Send Money All Day No Charges.Save upto Tsh 5,000 on transaction fee when you send money Airtel to Airtel.  REFERENCE NO :712312&lt;/MESSAGE&gt;</text:p>
            <text:p>    &lt;IVR-RESPONSE&gt;9014_MERCODE#687086429|1,000.00|0.00|0.00|MP190710.0856.C00083|760,076.38#&lt;/IVR-RESPONSE&gt;</text:p>
            <text:p>&lt;/COMMAND&gt;</text:p>
          </table:table-cell>
          <table:table-cell table:style-name="ce142" office:value-type="string" calcext:value-type="string">
            <text:p>&lt;COMMAND&gt;</text:p>
            <text:p>&lt;PROVIDER1&gt;101&lt;/PROVIDER1&gt;</text:p>
            <text:p>&lt;PROVIDER2&gt;101&lt;/PROVIDER2&gt;</text:p>
            <text:p>&lt;PARENT_STAGEID&gt;d5343&lt;/PARENT_STAGEID&gt;</text:p>
            <text:p>&lt;SNDPROVIDER&gt;101&lt;/SNDPROVIDER&gt;</text:p>
            <text:p>&lt;BPROVIDER&gt;101&lt;/BPROVIDER&gt;</text:p>
            <text:p>&lt;AMOUNT&gt;1000&lt;/AMOUNT&gt;</text:p>
            <text:p>&lt;DYNAMIC_OPTION_PREVIOUS_LIST&gt;*&lt;/DYNAMIC_OPTION_PREVIOUS_LIST&gt;</text:p>
            <text:p>&lt;SNDINSTRUMENT&gt;12&lt;/SNDINSTRUMENT&gt;</text:p>
            <text:p>&lt;REFERENCE_NO&gt;712312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PREVIOUSSTAGE&gt;0&lt;/PREVIOUSSTAGE&gt;</text:p>
            <text:p>&lt;BANKNAME&gt;MKOMBOZI&lt;/BANKNAME&gt;</text:p>
            <text:p>&lt;PIN&gt;1235&lt;/PIN&gt;</text:p>
            <text:p>&lt;PROVIDER&gt;101&lt;/PROVIDER&gt;</text:p>
            <text:p>&lt;language&gt;en&lt;/language&gt;</text:p>
            <text:p>&lt;RCVPROVIDER&gt;101&lt;/RCVPROVIDER&gt;</text:p>
            <text:p>&lt;MSISDN&gt;786670654&lt;/MSISDN&gt;</text:p>
            <text:p>&lt;TYPE&gt;CMPREQ&lt;/TYPE&gt;</text:p>
            <text:p>&lt;TRID&gt;786670654201907090634C0073</text:p>
            <text:p>&lt;/TRID&gt;</text:p>
            <text:p>&lt;/COMMAND&gt;</text:p>
          </table:table-cell>
          <table:table-cell table:style-name="ce90"/>
          <table:table-cell table:number-columns-repeated="1020"/>
        </table:table-row>
        <table:table-row table:style-name="ro84">
          <table:table-cell table:style-name="ce127" office:value-type="string" calcext:value-type="string">
            <text:p>CBA Bank</text:p>
          </table:table-cell>
          <table:table-cell table:style-name="ce213" office:value-type="string" calcext:value-type="string">
            <text:p>&lt;?xml version="1.0"?&gt;</text:p>
            <text:p>&lt;COMMAND&gt;</text:p>
            <text:p>    &lt;TYPE&gt;CMPRRESP&lt;/TYPE&gt;</text:p>
            <text:p>    &lt;TXNID&gt;MP190726.1252.C00005&lt;/TXNID&gt;</text:p>
            <text:p>    &lt;TXNSTATUS&gt;200&lt;/TXNSTATUS&gt;</text:p>
            <text:p>    &lt;TRID&gt;786670654201907090634C0073&lt;/TRID&gt;</text:p>
            <text:p>    &lt;MESSAGE&gt;Txn Id : MP190726.1252.C00005,You have paid 1,000.00Tshs to CBA .Your available Airtel Money balance : 720,227.88Tshs. Your OFFER ! Send Money All Day No Charges.Save upto Tsh 5,000 on transaction fee when you send money Airtel to Airtel.  REFERENCE NO :712312&lt;/MESSAGE&gt;</text:p>
            <text:p>    &lt;IVR-RESPONSE&gt;9014_MERCODE#690000015|1,000.00|0.00|0.00|MP190726.1252.C00005|720,227.88#&lt;/IVR-RESPONSE&gt;</text:p>
            <text:p>&lt;/COMMAND&gt;</text:p>
          </table:table-cell>
          <table:table-cell table:style-name="ce142" office:value-type="string" calcext:value-type="string">
            <text:p>&lt;COMMAND&gt;</text:p>
            <text:p/>
            <text:p>&lt;PROVIDER1&gt;101&lt;/PROVIDER1&gt;</text:p>
            <text:p/>
            <text:p>&lt;PROVIDER2&gt;101&lt;/PROVIDER2&gt;</text:p>
            <text:p/>
            <text:p>&lt;PARENT_STAGEID&gt;d5343&lt;/PARENT_STAGEID&gt;</text:p>
            <text:p/>
            <text:p>&lt;SNDPROVIDER&gt;101&lt;/SNDPROVIDER&gt;</text:p>
            <text:p/>
            <text:p>&lt;BPROVIDER&gt;101&lt;/BPROVIDER&gt;</text:p>
            <text:p/>
            <text:p>&lt;AMOUNT&gt;1000&lt;/AMOUNT&gt;</text:p>
            <text:p/>
            <text:p>&lt;DYNAMIC_OPTION_PREVIOUS_LIST&gt;*&lt;/DYNAMIC_OPTION_PREVIOUS_LIST&gt;</text:p>
            <text:p/>
            <text:p>&lt;SNDINSTRUMENT&gt;12&lt;/SNDINSTRUMENT&gt;</text:p>
            <text:p/>
            <text:p>&lt;REFERENCE_NO&gt;712312&lt;/REFERENCE_NO&gt;</text:p>
            <text:p/>
            <text:p>&lt;PAYID1&gt;12&lt;/PAYID1&gt;</text:p>
            <text:p/>
            <text:p>&lt;PAYID2&gt;12&lt;/PAYID2&gt;</text:p>
            <text:p/>
            <text:p>&lt;RCVINSTRUMENT&gt;12&lt;/RCVINSTRUMENT&gt;</text:p>
            <text:p/>
            <text:p>&lt;PAYID&gt;12&lt;/PAYID&gt;</text:p>
            <text:p/>
            <text:p>&lt;PREVIOUSSTAGE&gt;0&lt;/PREVIOUSSTAGE&gt;</text:p>
            <text:p/>
            <text:p>&lt;BANKNAME&gt;CBABANK&lt;/BANKNAME&gt;</text:p>
            <text:p/>
            <text:p>&lt;PIN&gt;1235&lt;/PIN&gt;</text:p>
            <text:p/>
            <text:p>&lt;PROVIDER&gt;101&lt;/PROVIDER&gt;</text:p>
            <text:p/>
            <text:p>&lt;language&gt;en&lt;/language&gt;</text:p>
            <text:p/>
            <text:p>&lt;RCVPROVIDER&gt;101&lt;/RCVPROVIDER&gt;</text:p>
            <text:p/>
            <text:p>&lt;MSISDN&gt;786670654&lt;/MSISDN&gt;</text:p>
            <text:p/>
            <text:p>&lt;TYPE&gt;CMPREQ&lt;/TYPE&gt;</text:p>
            <text:p/>
            <text:p>&lt;TRID&gt;786670654201907090634C0073&lt;/TRID&gt;</text:p>
            <text:p/>
            <text:p>&lt;/COMMAND&gt;</text:p>
          </table:table-cell>
          <table:table-cell table:style-name="ce90"/>
          <table:table-cell table:number-columns-repeated="1020"/>
        </table:table-row>
        <table:table-row table:style-name="ro84">
          <table:table-cell table:style-name="ce127" office:value-type="string" calcext:value-type="string">
            <text:p>Mufindi Bank</text:p>
          </table:table-cell>
          <table:table-cell table:style-name="ce213" office:value-type="string" calcext:value-type="string">
            <text:p>&lt;?xml version="1.0"?&gt;</text:p>
            <text:p>&lt;COMMAND&gt;</text:p>
            <text:p>    &lt;TYPE&gt;CMPRRESP&lt;/TYPE&gt;</text:p>
            <text:p>    &lt;TXNID&gt;MP190729.1002.C00011&lt;/TXNID&gt;</text:p>
            <text:p>    &lt;TXNSTATUS&gt;200&lt;/TXNSTATUS&gt;</text:p>
            <text:p>    &lt;TRID&gt;786670654201907090634C0073&lt;/TRID&gt;</text:p>
            <text:p>    &lt;MESSAGE&gt;Txn Id : MP190729.1002.C00011,You have paid 1,000.00Tshs to MUFINDI .Your available Airtel Money balance : 694,054.83Tshs. Your OFFER ! Send Money All Day No Charges.Save upto Tsh 5,000 on transaction fee when you send money Airtel to Airtel.  REFERENCE NO :712312&lt;/MESSAGE&gt;</text:p>
            <text:p>    &lt;IVR-RESPONSE&gt;9014_MERCODE#780900186|1,000.00|0.00|0.00|MP190729.1002.C00011|694,054.83#&lt;/IVR-RESPONSE&gt;</text:p>
            <text:p>&lt;/COMMAND&gt;</text:p>
          </table:table-cell>
          <table:table-cell table:style-name="ce142" office:value-type="string" calcext:value-type="string">
            <text:p>&lt;COMMAND&gt;</text:p>
            <text:p>&lt;PROVIDER1&gt;101&lt;/PROVIDER1&gt;</text:p>
            <text:p>&lt;PROVIDER2&gt;101&lt;/PROVIDER2&gt;</text:p>
            <text:p>&lt;PARENT_STAGEID&gt;d5343&lt;/PARENT_STAGEID&gt;</text:p>
            <text:p>&lt;SNDPROVIDER&gt;101&lt;/SNDPROVIDER&gt;</text:p>
            <text:p>&lt;BPROVIDER&gt;101&lt;/BPROVIDER&gt;</text:p>
            <text:p>&lt;AMOUNT&gt;1000&lt;/AMOUNT&gt;</text:p>
            <text:p>&lt;DYNAMIC_OPTION_PREVIOUS_LIST&gt;*&lt;/DYNAMIC_OPTION_PREVIOUS_LIST&gt;</text:p>
            <text:p>&lt;SNDINSTRUMENT&gt;12&lt;/SNDINSTRUMENT&gt;</text:p>
            <text:p>&lt;REFERENCE_NO&gt;712312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PREVIOUSSTAGE&gt;0&lt;/PREVIOUSSTAGE&gt;</text:p>
            <text:p>&lt;BANKNAME&gt;MUFINDIBANK&lt;/BANKNAME&gt;</text:p>
            <text:p>&lt;PIN&gt;1235&lt;/PIN&gt;</text:p>
            <text:p>&lt;PROVIDER&gt;101&lt;/PROVIDER&gt;</text:p>
            <text:p>&lt;language&gt;en&lt;/language&gt;</text:p>
            <text:p>&lt;RCVPROVIDER&gt;101&lt;/RCVPROVIDER&gt;</text:p>
            <text:p>&lt;MSISDN&gt;786670654&lt;/MSISDN&gt;</text:p>
            <text:p>&lt;TYPE&gt;CMPREQ&lt;/TYPE&gt;</text:p>
            <text:p>&lt;TRID&gt;786670654201907090634C0073</text:p>
            <text:p>&lt;/TRID&gt;</text:p>
            <text:p>&lt;/COMMAND&gt;</text:p>
          </table:table-cell>
          <table:table-cell table:style-name="ce90" office:value-type="string" calcext:value-type="string">
            <text:p>failing because these billers are not existing in test and are not having test data</text:p>
          </table:table-cell>
          <table:table-cell table:number-columns-repeated="1020"/>
        </table:table-row>
        <table:table-row table:style-name="ro84">
          <table:table-cell table:style-name="ce127" office:value-type="string" calcext:value-type="string">
            <text:p>BANCABC</text:p>
          </table:table-cell>
          <table:table-cell table:style-name="ce213" office:value-type="string" calcext:value-type="string">
            <text:p>&lt;?xml version="1.0"?&gt;</text:p>
            <text:p>&lt;COMMAND&gt;</text:p>
            <text:p>    &lt;TYPE&gt;CMPRRESP&lt;/TYPE&gt;</text:p>
            <text:p>    &lt;TXNID&gt;MP190710.0901.C00086&lt;/TXNID&gt;</text:p>
            <text:p>    &lt;TXNSTATUS&gt;200&lt;/TXNSTATUS&gt;</text:p>
            <text:p>    &lt;TRID&gt;786670654201907090634C0073&lt;/TRID&gt;</text:p>
            <text:p>    &lt;MESSAGE&gt;Txn Id : MP190710.0901.C00086,You have paid 1,000.00Tshs to SELCOM WIRELESS .Your available Airtel Money balance : 759,076.38Tshs. Your OFFER ! Send Money All Day No Charges.Save upto Tsh 5,000 on transaction fee when you send money Airtel to Airtel.  REFERENCE NO :712312&lt;/MESSAGE&gt;</text:p>
            <text:p>    &lt;IVR-RESPONSE&gt;9014_MERCODE#687086294|1,000.00|0.00|0.00|MP190710.0901.C00086|759,076.38#&lt;/IVR-RESPONSE&gt;</text:p>
            <text:p>&lt;/COMMAND&gt;</text:p>
          </table:table-cell>
          <table:table-cell table:style-name="ce142" office:value-type="string" calcext:value-type="string">
            <text:p>&lt;COMMAND&gt;</text:p>
            <text:p>&lt;PROVIDER1&gt;101&lt;/PROVIDER1&gt;</text:p>
            <text:p>&lt;PROVIDER2&gt;101&lt;/PROVIDER2&gt;</text:p>
            <text:p>&lt;PARENT_STAGEID&gt;d5343&lt;/PARENT_STAGEID&gt;</text:p>
            <text:p>&lt;SNDPROVIDER&gt;101&lt;/SNDPROVIDER&gt;</text:p>
            <text:p>&lt;BPROVIDER&gt;101&lt;/BPROVIDER&gt;</text:p>
            <text:p>&lt;AMOUNT&gt;1000&lt;/AMOUNT&gt;</text:p>
            <text:p>&lt;DYNAMIC_OPTION_PREVIOUS_LIST&gt;*&lt;/DYNAMIC_OPTION_PREVIOUS_LIST&gt;</text:p>
            <text:p>&lt;SNDINSTRUMENT&gt;12&lt;/SNDINSTRUMENT&gt;</text:p>
            <text:p>&lt;REFERENCE_NO&gt;712312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PREVIOUSSTAGE&gt;0&lt;/PREVIOUSSTAGE&gt;</text:p>
            <text:p>&lt;BANKNAME&gt;BANCABC&lt;/BANKNAME&gt;</text:p>
            <text:p>&lt;PIN&gt;1235&lt;/PIN&gt;</text:p>
            <text:p>&lt;PROVIDER&gt;101&lt;/PROVIDER&gt;</text:p>
            <text:p>&lt;language&gt;en&lt;/language&gt;</text:p>
            <text:p>&lt;RCVPROVIDER&gt;101&lt;/RCVPROVIDER&gt;</text:p>
            <text:p>&lt;MSISDN&gt;786670654&lt;/MSISDN&gt;</text:p>
            <text:p>&lt;TYPE&gt;CMPREQ&lt;/TYPE&gt;</text:p>
            <text:p>&lt;TRID&gt;786670654201907090634C0073</text:p>
            <text:p>&lt;/TRID&gt;</text:p>
            <text:p>&lt;/COMMAND&gt;</text:p>
          </table:table-cell>
          <table:table-cell table:style-name="ce90"/>
          <table:table-cell table:number-columns-repeated="1020"/>
        </table:table-row>
        <table:table-row table:style-name="ro84">
          <table:table-cell table:style-name="ce127" office:value-type="string" calcext:value-type="string">
            <text:p>MAENDELEO</text:p>
          </table:table-cell>
          <table:table-cell table:style-name="ce213" office:value-type="string" calcext:value-type="string">
            <text:p>&lt;?xml version="1.0"?&gt;</text:p>
            <text:p>&lt;COMMAND&gt;</text:p>
            <text:p>    &lt;TYPE&gt;CMPRRESP&lt;/TYPE&gt;</text:p>
            <text:p>    &lt;TXNID&gt;MP190710.0902.C00087&lt;/TXNID&gt;</text:p>
            <text:p>    &lt;TXNSTATUS&gt;200&lt;/TXNSTATUS&gt;</text:p>
            <text:p>    &lt;TRID&gt;786670654201907090634C0073&lt;/TRID&gt;</text:p>
            <text:p>    &lt;MESSAGE&gt;Txn Id : MP190710.0902.C00087,You have paid 1,000.00Tshs to SELCOM WIRELESS .Your available Airtel Money balance : 758,076.38Tshs. Your OFFER ! Send Money All Day No Charges.Save upto Tsh 5,000 on transaction fee when you send money Airtel to Airtel.  REFERENCE NO :712312&lt;/MESSAGE&gt;</text:p>
            <text:p>    &lt;IVR-RESPONSE&gt;9014_MERCODE#687086396|1,000.00|0.00|0.00|MP190710.0902.C00087|758,076.38#&lt;/IVR-RESPONSE&gt;</text:p>
            <text:p>&lt;/COMMAND&gt;</text:p>
          </table:table-cell>
          <table:table-cell table:style-name="ce142" office:value-type="string" calcext:value-type="string">
            <text:p>&lt;COMMAND&gt;</text:p>
            <text:p>&lt;PROVIDER1&gt;101&lt;/PROVIDER1&gt;</text:p>
            <text:p>&lt;PROVIDER2&gt;101&lt;/PROVIDER2&gt;</text:p>
            <text:p>&lt;PARENT_STAGEID&gt;d5343&lt;/PARENT_STAGEID&gt;</text:p>
            <text:p>&lt;SNDPROVIDER&gt;101&lt;/SNDPROVIDER&gt;</text:p>
            <text:p>&lt;BPROVIDER&gt;101&lt;/BPROVIDER&gt;</text:p>
            <text:p>&lt;AMOUNT&gt;1000&lt;/AMOUNT&gt;</text:p>
            <text:p>&lt;DYNAMIC_OPTION_PREVIOUS_LIST&gt;*&lt;/DYNAMIC_OPTION_PREVIOUS_LIST&gt;</text:p>
            <text:p>&lt;SNDINSTRUMENT&gt;12&lt;/SNDINSTRUMENT&gt;</text:p>
            <text:p>&lt;REFERENCE_NO&gt;712312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PREVIOUSSTAGE&gt;0&lt;/PREVIOUSSTAGE&gt;</text:p>
            <text:p>&lt;BANKNAME&gt;MAENDELEO&lt;/BANKNAME&gt;</text:p>
            <text:p>&lt;PIN&gt;1235&lt;/PIN&gt;</text:p>
            <text:p>&lt;PROVIDER&gt;101&lt;/PROVIDER&gt;</text:p>
            <text:p>&lt;language&gt;en&lt;/language&gt;</text:p>
            <text:p>&lt;RCVPROVIDER&gt;101&lt;/RCVPROVIDER&gt;</text:p>
            <text:p>&lt;MSISDN&gt;786670654&lt;/MSISDN&gt;</text:p>
            <text:p>&lt;TYPE&gt;CMPREQ&lt;/TYPE&gt;</text:p>
            <text:p>&lt;TRID&gt;786670654201907090634C0073</text:p>
            <text:p>&lt;/TRID&gt;</text:p>
            <text:p>&lt;/COMMAND&gt;</text:p>
          </table:table-cell>
          <table:table-cell table:style-name="ce90"/>
          <table:table-cell table:number-columns-repeated="1020"/>
        </table:table-row>
        <table:table-row table:style-name="ro84">
          <table:table-cell table:style-name="ce127" office:value-type="string" calcext:value-type="string">
            <text:p>Kilimanjaro Bank</text:p>
          </table:table-cell>
          <table:table-cell table:style-name="ce213" office:value-type="string" calcext:value-type="string">
            <text:p>&lt;?xml version="1.0"?&gt;</text:p>
            <text:p>&lt;COMMAND&gt;</text:p>
            <text:p>    &lt;TYPE&gt;CMPRRESP&lt;/TYPE&gt;</text:p>
            <text:p>    &lt;TXNID&gt;MP190729.1001.C00010&lt;/TXNID&gt;</text:p>
            <text:p>    &lt;TXNSTATUS&gt;200&lt;/TXNSTATUS&gt;</text:p>
            <text:p>    &lt;TRID&gt;786670654201907090634C0073&lt;/TRID&gt;</text:p>
            <text:p>    &lt;MESSAGE&gt;Txn Id : MP190729.1001.C00010,You have paid 1,000.00Tshs to KILIMANJARO .Your available Airtel Money balance : 695,054.83Tshs. Your OFFER ! Send Money All Day No Charges.Save upto Tsh 5,000 on transaction fee when you send money Airtel to Airtel.  REFERENCE NO :712312&lt;/MESSAGE&gt;</text:p>
            <text:p>    &lt;IVR-RESPONSE&gt;9014_MERCODE#780900183|1,000.00|0.00|0.00|MP190729.1001.C00010|695,054.83#&lt;/IVR-RESPONSE&gt;</text:p>
            <text:p>&lt;/COMMAND&gt;</text:p>
          </table:table-cell>
          <table:table-cell table:style-name="ce142" office:value-type="string" calcext:value-type="string">
            <text:p>&lt;COMMAND&gt;</text:p>
            <text:p>&lt;PROVIDER1&gt;101&lt;/PROVIDER1&gt;</text:p>
            <text:p>&lt;PROVIDER2&gt;101&lt;/PROVIDER2&gt;</text:p>
            <text:p>&lt;PARENT_STAGEID&gt;d5343&lt;/PARENT_STAGEID&gt;</text:p>
            <text:p>&lt;SNDPROVIDER&gt;101&lt;/SNDPROVIDER&gt;</text:p>
            <text:p>&lt;BPROVIDER&gt;101&lt;/BPROVIDER&gt;</text:p>
            <text:p>&lt;AMOUNT&gt;1000&lt;/AMOUNT&gt;</text:p>
            <text:p>&lt;DYNAMIC_OPTION_PREVIOUS_LIST&gt;*&lt;/DYNAMIC_OPTION_PREVIOUS_LIST&gt;</text:p>
            <text:p>&lt;SNDINSTRUMENT&gt;12&lt;/SNDINSTRUMENT&gt;</text:p>
            <text:p>&lt;REFERENCE_NO&gt;712312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PREVIOUSSTAGE&gt;0&lt;/PREVIOUSSTAGE&gt;</text:p>
            <text:p>&lt;BANKNAME&gt;KILIMANJAROBANK&lt;/BANKNAME&gt;</text:p>
            <text:p>&lt;PIN&gt;1235&lt;/PIN&gt;</text:p>
            <text:p>&lt;PROVIDER&gt;101&lt;/PROVIDER&gt;</text:p>
            <text:p>&lt;language&gt;en&lt;/language&gt;</text:p>
            <text:p>&lt;RCVPROVIDER&gt;101&lt;/RCVPROVIDER&gt;</text:p>
            <text:p>&lt;MSISDN&gt;786670654&lt;/MSISDN&gt;</text:p>
            <text:p>&lt;TYPE&gt;CMPREQ&lt;/TYPE&gt;</text:p>
            <text:p>&lt;TRID&gt;786670654201907090634C0073</text:p>
            <text:p>&lt;/TRID&gt;</text:p>
            <text:p>&lt;/COMMAND&gt;</text:p>
          </table:table-cell>
          <table:table-cell table:style-name="ce90" office:value-type="string" calcext:value-type="string">
            <text:p>failing because these billers are not existing in test and are not having test data</text:p>
          </table:table-cell>
          <table:table-cell table:number-columns-repeated="1020"/>
        </table:table-row>
        <table:table-row table:style-name="ro84">
          <table:table-cell table:style-name="ce127" office:value-type="string" calcext:value-type="string">
            <text:p>Mwanga Bank</text:p>
          </table:table-cell>
          <table:table-cell table:style-name="ce213" office:value-type="string" calcext:value-type="string">
            <text:p>&lt;?xml version="1.0"?&gt;</text:p>
            <text:p>&lt;COMMAND&gt;</text:p>
            <text:p>    &lt;TYPE&gt;CMPRRESP&lt;/TYPE&gt;</text:p>
            <text:p>    &lt;TXNID&gt;MP190729.1000.C00008&lt;/TXNID&gt;</text:p>
            <text:p>    &lt;TXNSTATUS&gt;200&lt;/TXNSTATUS&gt;</text:p>
            <text:p>    &lt;TRID&gt;786670654201907090634C0073&lt;/TRID&gt;</text:p>
            <text:p>    &lt;MESSAGE&gt;Txn Id : MP190729.1000.C00008,You have paid 1,000.00Tshs to MWANGA .Your available Airtel Money balance : 697,054.83Tshs. Your OFFER ! Send Money All Day No Charges.Save upto Tsh 5,000 on transaction fee when you send money Airtel to Airtel.  REFERENCE NO :712312&lt;/MESSAGE&gt;</text:p>
            <text:p>    &lt;IVR-RESPONSE&gt;9014_MERCODE#780900194|1,000.00|0.00|0.00|MP190729.1000.C00008|697,054.83#&lt;/IVR-RESPONSE&gt;</text:p>
            <text:p>&lt;/COMMAND&gt;</text:p>
          </table:table-cell>
          <table:table-cell table:style-name="ce142" office:value-type="string" calcext:value-type="string">
            <text:p>&lt;COMMAND&gt;</text:p>
            <text:p>&lt;PROVIDER1&gt;101&lt;/PROVIDER1&gt;</text:p>
            <text:p>&lt;PROVIDER2&gt;101&lt;/PROVIDER2&gt;</text:p>
            <text:p>&lt;PARENT_STAGEID&gt;d5343&lt;/PARENT_STAGEID&gt;</text:p>
            <text:p>&lt;SNDPROVIDER&gt;101&lt;/SNDPROVIDER&gt;</text:p>
            <text:p>&lt;BPROVIDER&gt;101&lt;/BPROVIDER&gt;</text:p>
            <text:p>&lt;AMOUNT&gt;1000&lt;/AMOUNT&gt;</text:p>
            <text:p>&lt;DYNAMIC_OPTION_PREVIOUS_LIST&gt;*&lt;/DYNAMIC_OPTION_PREVIOUS_LIST&gt;</text:p>
            <text:p>&lt;SNDINSTRUMENT&gt;12&lt;/SNDINSTRUMENT&gt;</text:p>
            <text:p>&lt;REFERENCE_NO&gt;712312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PREVIOUSSTAGE&gt;0&lt;/PREVIOUSSTAGE&gt;</text:p>
            <text:p>&lt;BANKNAME&gt;MWANGABANK&lt;/BANKNAME&gt;</text:p>
            <text:p>&lt;PIN&gt;1235&lt;/PIN&gt;</text:p>
            <text:p>&lt;PROVIDER&gt;101&lt;/PROVIDER&gt;</text:p>
            <text:p>&lt;language&gt;en&lt;/language&gt;</text:p>
            <text:p>&lt;RCVPROVIDER&gt;101&lt;/RCVPROVIDER&gt;</text:p>
            <text:p>&lt;MSISDN&gt;786670654&lt;/MSISDN&gt;</text:p>
            <text:p>&lt;TYPE&gt;CMPREQ&lt;/TYPE&gt;</text:p>
            <text:p>&lt;TRID&gt;786670654201907090634C0073</text:p>
            <text:p>&lt;/TRID&gt;</text:p>
            <text:p>&lt;/COMMAND&gt;</text:p>
          </table:table-cell>
          <table:table-cell table:style-name="ce90" office:value-type="string" calcext:value-type="string">
            <text:p>failing because these billers are not existing in test and are not having test data</text:p>
          </table:table-cell>
          <table:table-cell table:number-columns-repeated="1020"/>
        </table:table-row>
        <table:table-row table:style-name="ro84">
          <table:table-cell table:style-name="ce127" office:value-type="string" calcext:value-type="string">
            <text:p>Mbinga Comm Bank</text:p>
          </table:table-cell>
          <table:table-cell table:style-name="ce213" office:value-type="string" calcext:value-type="string">
            <text:p>&lt;?xml version="1.0"?&gt;</text:p>
            <text:p>&lt;COMMAND&gt;</text:p>
            <text:p>    &lt;TYPE&gt;CMPRRESP&lt;/TYPE&gt;</text:p>
            <text:p>    &lt;TXNID&gt;MP190729.1001.C00009&lt;/TXNID&gt;</text:p>
            <text:p>    &lt;TXNSTATUS&gt;200&lt;/TXNSTATUS&gt;</text:p>
            <text:p>    &lt;TRID&gt;786670654201907090634C0073&lt;/TRID&gt;</text:p>
            <text:p>    &lt;MESSAGE&gt;Txn Id : MP190729.1001.C00009,You have paid 1,000.00Tshs to MBINGA .Your available Airtel Money balance : 696,054.83Tshs. Your OFFER ! Send Money All Day No Charges.Save upto Tsh 5,000 on transaction fee when you send money Airtel to Airtel.  REFERENCE NO :712312&lt;/MESSAGE&gt;</text:p>
            <text:p>    &lt;IVR-RESPONSE&gt;9014_MERCODE#780900190|1,000.00|0.00|0.00|MP190729.1001.C00009|696,054.83#&lt;/IVR-RESPONSE&gt;</text:p>
            <text:p>&lt;/COMMAND&gt;</text:p>
          </table:table-cell>
          <table:table-cell table:style-name="ce142" office:value-type="string" calcext:value-type="string">
            <text:p>&lt;COMMAND&gt;</text:p>
            <text:p>&lt;PROVIDER1&gt;101&lt;/PROVIDER1&gt;</text:p>
            <text:p>&lt;PROVIDER2&gt;101&lt;/PROVIDER2&gt;</text:p>
            <text:p>&lt;PARENT_STAGEID&gt;d5343&lt;/PARENT_STAGEID&gt;</text:p>
            <text:p>&lt;SNDPROVIDER&gt;101&lt;/SNDPROVIDER&gt;</text:p>
            <text:p>&lt;BPROVIDER&gt;101&lt;/BPROVIDER&gt;</text:p>
            <text:p>&lt;AMOUNT&gt;1000&lt;/AMOUNT&gt;</text:p>
            <text:p>&lt;DYNAMIC_OPTION_PREVIOUS_LIST&gt;*&lt;/DYNAMIC_OPTION_PREVIOUS_LIST&gt;</text:p>
            <text:p>&lt;SNDINSTRUMENT&gt;12&lt;/SNDINSTRUMENT&gt;</text:p>
            <text:p>&lt;REFERENCE_NO&gt;712312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PREVIOUSSTAGE&gt;0&lt;/PREVIOUSSTAGE&gt;</text:p>
            <text:p>&lt;BANKNAME&gt;MBINGABANK&lt;/BANKNAME&gt;</text:p>
            <text:p>&lt;PIN&gt;1235&lt;/PIN&gt;</text:p>
            <text:p>&lt;PROVIDER&gt;101&lt;/PROVIDER&gt;</text:p>
            <text:p>&lt;language&gt;en&lt;/language&gt;</text:p>
            <text:p>&lt;RCVPROVIDER&gt;101&lt;/RCVPROVIDER&gt;</text:p>
            <text:p>&lt;MSISDN&gt;786670654&lt;/MSISDN&gt;</text:p>
            <text:p>&lt;TYPE&gt;CMPREQ&lt;/TYPE&gt;</text:p>
            <text:p>&lt;TRID&gt;786670654201907090634C0073</text:p>
            <text:p>&lt;/TRID&gt;</text:p>
            <text:p>&lt;/COMMAND&gt;</text:p>
          </table:table-cell>
          <table:table-cell table:style-name="ce90" office:value-type="string" calcext:value-type="string">
            <text:p>failing because these billers are not existing in test and are not having test data</text:p>
          </table:table-cell>
          <table:table-cell table:number-columns-repeated="1020"/>
        </table:table-row>
        <table:table-row table:style-name="ro84">
          <table:table-cell table:style-name="ce127" office:value-type="string" calcext:value-type="string">
            <text:p>Uchumi Bank</text:p>
          </table:table-cell>
          <table:table-cell table:style-name="ce213" office:value-type="string" calcext:value-type="string">
            <text:p>&lt;?xml version="1.0"?&gt;</text:p>
            <text:p>&lt;COMMAND&gt;</text:p>
            <text:p>    &lt;TYPE&gt;CMPRRESP&lt;/TYPE&gt;</text:p>
            <text:p>    &lt;TXNID&gt;MP190729.1003.C00012&lt;/TXNID&gt;</text:p>
            <text:p>    &lt;TXNSTATUS&gt;200&lt;/TXNSTATUS&gt;</text:p>
            <text:p>    &lt;TRID&gt;786670654201907090634C0073&lt;/TRID&gt;</text:p>
            <text:p>    &lt;MESSAGE&gt;Txn Id : MP190729.1003.C00012,You have paid 1,000.00Tshs to UCHUMI .Your available Airtel Money balance : 693,054.83Tshs. Your OFFER ! Send Money All Day No Charges.Save upto Tsh 5,000 on transaction fee when you send money Airtel to Airtel.  REFERENCE NO :712312&lt;/MESSAGE&gt;</text:p>
            <text:p>    &lt;IVR-RESPONSE&gt;9014_MERCODE#780900189|1,000.00|0.00|0.00|MP190729.1003.C00012|693,054.83#&lt;/IVR-RESPONSE&gt;</text:p>
            <text:p>&lt;/COMMAND&gt;</text:p>
          </table:table-cell>
          <table:table-cell table:style-name="ce142" office:value-type="string" calcext:value-type="string">
            <text:p>&lt;COMMAND&gt;</text:p>
            <text:p>&lt;PROVIDER1&gt;101&lt;/PROVIDER1&gt;</text:p>
            <text:p>&lt;PROVIDER2&gt;101&lt;/PROVIDER2&gt;</text:p>
            <text:p>&lt;PARENT_STAGEID&gt;d5343&lt;/PARENT_STAGEID&gt;</text:p>
            <text:p>&lt;SNDPROVIDER&gt;101&lt;/SNDPROVIDER&gt;</text:p>
            <text:p>&lt;BPROVIDER&gt;101&lt;/BPROVIDER&gt;</text:p>
            <text:p>&lt;AMOUNT&gt;1000&lt;/AMOUNT&gt;</text:p>
            <text:p>&lt;DYNAMIC_OPTION_PREVIOUS_LIST&gt;*&lt;/DYNAMIC_OPTION_PREVIOUS_LIST&gt;</text:p>
            <text:p>&lt;SNDINSTRUMENT&gt;12&lt;/SNDINSTRUMENT&gt;</text:p>
            <text:p>&lt;REFERENCE_NO&gt;712312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PREVIOUSSTAGE&gt;0&lt;/PREVIOUSSTAGE&gt;</text:p>
            <text:p>&lt;BANKNAME&gt;UCHUMIBANK&lt;/BANKNAME&gt;</text:p>
            <text:p>&lt;PIN&gt;1235&lt;/PIN&gt;</text:p>
            <text:p>&lt;PROVIDER&gt;101&lt;/PROVIDER&gt;</text:p>
            <text:p>&lt;language&gt;en&lt;/language&gt;</text:p>
            <text:p>&lt;RCVPROVIDER&gt;101&lt;/RCVPROVIDER&gt;</text:p>
            <text:p>&lt;MSISDN&gt;786670654&lt;/MSISDN&gt;</text:p>
            <text:p>&lt;TYPE&gt;CMPREQ&lt;/TYPE&gt;</text:p>
            <text:p>&lt;TRID&gt;786670654201907090634C0073</text:p>
            <text:p>&lt;/TRID&gt;</text:p>
            <text:p>&lt;/COMMAND&gt;</text:p>
          </table:table-cell>
          <table:table-cell table:style-name="ce90" office:value-type="string" calcext:value-type="string">
            <text:p>failing because these billers are not existing in test and are not having test data</text:p>
          </table:table-cell>
          <table:table-cell table:number-columns-repeated="1020"/>
        </table:table-row>
        <table:table-row table:style-name="ro84">
          <table:table-cell table:style-name="ce127" office:value-type="string" calcext:value-type="string">
            <text:p>UBA BANK</text:p>
          </table:table-cell>
          <table:table-cell table:style-name="ce214" office:value-type="string" calcext:value-type="string">
            <text:p>&lt;?xml version="1.0"?&gt;</text:p>
            <text:p>&lt;COMMAND&gt;</text:p>
            <text:p>    &lt;TYPE&gt;CMPRRESP&lt;/TYPE&gt;</text:p>
            <text:p>    &lt;TXNID&gt;MP190726.1314.C00022&lt;/TXNID&gt;</text:p>
            <text:p>    &lt;TXNSTATUS&gt;200&lt;/TXNSTATUS&gt;</text:p>
            <text:p>    &lt;TRID&gt;786670654201907090634C0073&lt;/TRID&gt;</text:p>
            <text:p>    &lt;MESSAGE&gt;Txn Id : MP190726.1314.C00022,You have paid 1,000.00Tshs to UBABANK .Your available Airtel Money balance : 709,027.88Tshs. Your OFFER ! Send Money All Day No Charges.Save upto Tsh 5,000 on transaction fee when you send money Airtel to Airtel.  REFERENCE NO :712312&lt;/MESSAGE&gt;</text:p>
            <text:p>    &lt;IVR-RESPONSE&gt;9014_MERCODE#680222337|1,000.00|0.00|0.00|MP190726.1314.C00022|709,027.88#&lt;/IVR-RESPONSE&gt;</text:p>
            <text:p>&lt;/COMMAND&gt;</text:p>
          </table:table-cell>
          <table:table-cell table:style-name="ce142" office:value-type="string" calcext:value-type="string">
            <text:p>&lt;COMMAND&gt;</text:p>
            <text:p>&lt;PROVIDER1&gt;101&lt;/PROVIDER1&gt;</text:p>
            <text:p>&lt;PROVIDER2&gt;101&lt;/PROVIDER2&gt;</text:p>
            <text:p>&lt;PARENT_STAGEID&gt;d5343&lt;/PARENT_STAGEID&gt;</text:p>
            <text:p>&lt;SNDPROVIDER&gt;101&lt;/SNDPROVIDER&gt;</text:p>
            <text:p>&lt;BPROVIDER&gt;101&lt;/BPROVIDER&gt;</text:p>
            <text:p>&lt;AMOUNT&gt;1000&lt;/AMOUNT&gt;</text:p>
            <text:p>&lt;DYNAMIC_OPTION_PREVIOUS_LIST&gt;*&lt;/DYNAMIC_OPTION_PREVIOUS_LIST&gt;</text:p>
            <text:p>&lt;SNDINSTRUMENT&gt;12&lt;/SNDINSTRUMENT&gt;</text:p>
            <text:p>&lt;REFERENCE_NO&gt;712312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PREVIOUSSTAGE&gt;0&lt;/PREVIOUSSTAGE&gt;</text:p>
            <text:p>&lt;BANKNAME&gt;UBABANK&lt;/BANKNAME&gt;</text:p>
            <text:p>&lt;PIN&gt;1235&lt;/PIN&gt;</text:p>
            <text:p>&lt;PROVIDER&gt;101&lt;/PROVIDER&gt;</text:p>
            <text:p>&lt;language&gt;en&lt;/language&gt;</text:p>
            <text:p>&lt;RCVPROVIDER&gt;101&lt;/RCVPROVIDER&gt;</text:p>
            <text:p>&lt;MSISDN&gt;786670654&lt;/MSISDN&gt;</text:p>
            <text:p>&lt;TYPE&gt;CMPREQ&lt;/TYPE&gt;</text:p>
            <text:p>&lt;TRID&gt;786670654201907090634C0073</text:p>
            <text:p>&lt;/TRID&gt;</text:p>
            <text:p>&lt;/COMMAND&gt;</text:p>
          </table:table-cell>
          <table:table-cell table:style-name="ce90"/>
          <table:table-cell table:number-columns-repeated="1020"/>
        </table:table-row>
        <table:table-row table:style-name="ro84">
          <table:table-cell table:style-name="ce127" office:value-type="string" calcext:value-type="string">
            <text:p>ECOBANK</text:p>
          </table:table-cell>
          <table:table-cell table:style-name="ce214" office:value-type="string" calcext:value-type="string">
            <text:p>&lt;?xml version="1.0"?&gt;</text:p>
            <text:p>&lt;COMMAND&gt;</text:p>
            <text:p>    &lt;TYPE&gt;CMPRRESP&lt;/TYPE&gt;</text:p>
            <text:p>    &lt;TXNID&gt;MP190726.1315.C00024&lt;/TXNID&gt;</text:p>
            <text:p>    &lt;TXNSTATUS&gt;200&lt;/TXNSTATUS&gt;</text:p>
            <text:p>    &lt;TRID&gt;786670654201907090634C0073&lt;/TRID&gt;</text:p>
            <text:p>    &lt;MESSAGE&gt;Txn Id : MP190726.1315.C00024,You have paid 1,000.00Tshs to ECOBANK .Your available Airtel Money balance : 708,027.88Tshs. Your OFFER ! Send Money All Day No Charges.Save upto Tsh 5,000 on transaction fee when you send money Airtel to Airtel.  REFERENCE NO :712312&lt;/MESSAGE&gt;</text:p>
            <text:p>    &lt;IVR-RESPONSE&gt;9014_MERCODE#680222336|1,000.00|0.00|0.00|MP190726.1315.C00024|708,027.88#&lt;/IVR-RESPONSE&gt;</text:p>
            <text:p>&lt;/COMMAND&gt;</text:p>
          </table:table-cell>
          <table:table-cell table:style-name="ce142" office:value-type="string" calcext:value-type="string">
            <text:p>&lt;COMMAND&gt;</text:p>
            <text:p>&lt;PROVIDER1&gt;101&lt;/PROVIDER1&gt;</text:p>
            <text:p>&lt;PROVIDER2&gt;101&lt;/PROVIDER2&gt;</text:p>
            <text:p>&lt;PARENT_STAGEID&gt;d5343&lt;/PARENT_STAGEID&gt;</text:p>
            <text:p>&lt;SNDPROVIDER&gt;101&lt;/SNDPROVIDER&gt;</text:p>
            <text:p>&lt;BPROVIDER&gt;101&lt;/BPROVIDER&gt;</text:p>
            <text:p>&lt;AMOUNT&gt;1000&lt;/AMOUNT&gt;</text:p>
            <text:p>&lt;DYNAMIC_OPTION_PREVIOUS_LIST&gt;*&lt;/DYNAMIC_OPTION_PREVIOUS_LIST&gt;</text:p>
            <text:p>&lt;SNDINSTRUMENT&gt;12&lt;/SNDINSTRUMENT&gt;</text:p>
            <text:p>&lt;REFERENCE_NO&gt;712312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PREVIOUSSTAGE&gt;0&lt;/PREVIOUSSTAGE&gt;</text:p>
            <text:p>&lt;BANKNAME&gt;ECOBANK&lt;/BANKNAME&gt;</text:p>
            <text:p>&lt;PIN&gt;1235&lt;/PIN&gt;</text:p>
            <text:p>&lt;PROVIDER&gt;101&lt;/PROVIDER&gt;</text:p>
            <text:p>&lt;language&gt;en&lt;/language&gt;</text:p>
            <text:p>&lt;RCVPROVIDER&gt;101&lt;/RCVPROVIDER&gt;</text:p>
            <text:p>&lt;MSISDN&gt;786670654&lt;/MSISDN&gt;</text:p>
            <text:p>&lt;TYPE&gt;CMPREQ&lt;/TYPE&gt;</text:p>
            <text:p>&lt;TRID&gt;786670654201907090634C0073</text:p>
            <text:p>&lt;/TRID&gt;</text:p>
            <text:p>&lt;/COMMAND&gt;</text:p>
          </table:table-cell>
          <table:table-cell table:style-name="ce90"/>
          <table:table-cell table:number-columns-repeated="1020"/>
        </table:table-row>
        <table:table-row table:style-name="ro84">
          <table:table-cell table:style-name="ce127" office:value-type="string" calcext:value-type="string">
            <text:p>YETU Microfinance bank</text:p>
          </table:table-cell>
          <table:table-cell table:style-name="ce214" office:value-type="string" calcext:value-type="string">
            <text:p>&lt;?xml version="1.0"?&gt;</text:p>
            <text:p>&lt;COMMAND&gt;</text:p>
            <text:p>    &lt;TYPE&gt;CMPRRESP&lt;/TYPE&gt;</text:p>
            <text:p>    &lt;TXNID&gt;MP190726.1312.C00017&lt;/TXNID&gt;</text:p>
            <text:p>    &lt;TXNSTATUS&gt;200&lt;/TXNSTATUS&gt;</text:p>
            <text:p>    &lt;TRID&gt;786670654201907090634C0073&lt;/TRID&gt;</text:p>
            <text:p>    &lt;MESSAGE&gt;Txn Id : MP190726.1312.C00017,You have paid 1,000.00Tshs to YETU .Your available Airtel Money balance : 711,027.88Tshs. Your OFFER ! Send Money All Day No Charges.Save upto Tsh 5,000 on transaction fee when you send money Airtel to Airtel.  REFERENCE NO :712312&lt;/MESSAGE&gt;</text:p>
            <text:p>    &lt;IVR-RESPONSE&gt;9014_MERCODE#680222338|1,000.00|0.00|0.00|MP190726.1312.C00017|711,027.88#&lt;/IVR-RESPONSE&gt;</text:p>
            <text:p>&lt;/COMMAND&gt;</text:p>
          </table:table-cell>
          <table:table-cell table:style-name="ce142" office:value-type="string" calcext:value-type="string">
            <text:p>&lt;COMMAND&gt;</text:p>
            <text:p>&lt;PROVIDER1&gt;101&lt;/PROVIDER1&gt;</text:p>
            <text:p>&lt;PROVIDER2&gt;101&lt;/PROVIDER2&gt;</text:p>
            <text:p>&lt;PARENT_STAGEID&gt;d5343&lt;/PARENT_STAGEID&gt;</text:p>
            <text:p>&lt;SNDPROVIDER&gt;101&lt;/SNDPROVIDER&gt;</text:p>
            <text:p>&lt;BPROVIDER&gt;101&lt;/BPROVIDER&gt;</text:p>
            <text:p>&lt;AMOUNT&gt;1000&lt;/AMOUNT&gt;</text:p>
            <text:p>&lt;DYNAMIC_OPTION_PREVIOUS_LIST&gt;*&lt;/DYNAMIC_OPTION_PREVIOUS_LIST&gt;</text:p>
            <text:p>&lt;SNDINSTRUMENT&gt;12&lt;/SNDINSTRUMENT&gt;</text:p>
            <text:p>&lt;REFERENCE_NO&gt;712312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PREVIOUSSTAGE&gt;0&lt;/PREVIOUSSTAGE&gt;</text:p>
            <text:p>&lt;BANKNAME&gt;YETUBANK&lt;/BANKNAME&gt;</text:p>
            <text:p>&lt;PIN&gt;1235&lt;/PIN&gt;</text:p>
            <text:p>&lt;PROVIDER&gt;101&lt;/PROVIDER&gt;</text:p>
            <text:p>&lt;language&gt;en&lt;/language&gt;</text:p>
            <text:p>&lt;RCVPROVIDER&gt;101&lt;/RCVPROVIDER&gt;</text:p>
            <text:p>&lt;MSISDN&gt;786670654&lt;/MSISDN&gt;</text:p>
            <text:p>&lt;TYPE&gt;CMPREQ&lt;/TYPE&gt;</text:p>
            <text:p>&lt;TRID&gt;786670654201907090634C0073</text:p>
            <text:p>&lt;/TRID&gt;</text:p>
            <text:p>&lt;/COMMAND&gt;</text:p>
          </table:table-cell>
          <table:table-cell table:style-name="ce90"/>
          <table:table-cell table:number-columns-repeated="1020"/>
        </table:table-row>
        <table:table-row table:style-name="ro84">
          <table:table-cell table:style-name="ce127" office:value-type="string" calcext:value-type="string">
            <text:p>People bank of Zanzibar</text:p>
          </table:table-cell>
          <table:table-cell table:style-name="ce214" office:value-type="string" calcext:value-type="string">
            <text:p>&lt;?xml version="1.0"?&gt;</text:p>
            <text:p>&lt;COMMAND&gt;</text:p>
            <text:p>    &lt;TYPE&gt;CMPRRESP&lt;/TYPE&gt;</text:p>
            <text:p>    &lt;TXNID&gt;MP190726.1256.C00003&lt;/TXNID&gt;</text:p>
            <text:p>    &lt;TXNSTATUS&gt;200&lt;/TXNSTATUS&gt;</text:p>
            <text:p>    &lt;TRID&gt;786670654201907090634C0073&lt;/TRID&gt;</text:p>
            <text:p>    &lt;MESSAGE&gt;Txn Id : MP190726.1256.C00003,You have paid 1,000.00Tshs to ZANZIBAR .Your available Airtel Money balance : 719,027.88Tshs. Your OFFER ! Send Money All Day No Charges.Save upto Tsh 5,000 on transaction fee when you send money Airtel to Airtel.  REFERENCE NO :712312&lt;/MESSAGE&gt;</text:p>
            <text:p>    &lt;IVR-RESPONSE&gt;9014_MERCODE#780900870|1,000.00|0.00|0.00|MP190726.1256.C00003|719,027.88#&lt;/IVR-RESPONSE&gt;</text:p>
            <text:p>&lt;/COMMAND&gt;</text:p>
          </table:table-cell>
          <table:table-cell table:style-name="ce142" office:value-type="string" calcext:value-type="string">
            <text:p>&lt;COMMAND&gt;</text:p>
            <text:p>&lt;PROVIDER1&gt;101&lt;/PROVIDER1&gt;</text:p>
            <text:p>&lt;PROVIDER2&gt;101&lt;/PROVIDER2&gt;</text:p>
            <text:p>&lt;PARENT_STAGEID&gt;d5343&lt;/PARENT_STAGEID&gt;</text:p>
            <text:p>&lt;SNDPROVIDER&gt;101&lt;/SNDPROVIDER&gt;</text:p>
            <text:p>&lt;BPROVIDER&gt;101&lt;/BPROVIDER&gt;</text:p>
            <text:p>&lt;AMOUNT&gt;1000&lt;/AMOUNT&gt;</text:p>
            <text:p>&lt;DYNAMIC_OPTION_PREVIOUS_LIST&gt;*&lt;/DYNAMIC_OPTION_PREVIOUS_LIST&gt;</text:p>
            <text:p>&lt;SNDINSTRUMENT&gt;12&lt;/SNDINSTRUMENT&gt;</text:p>
            <text:p>&lt;REFERENCE_NO&gt;712312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PREVIOUSSTAGE&gt;0&lt;/PREVIOUSSTAGE&gt;</text:p>
            <text:p>&lt;BANKNAME&gt;ZANZIBARBANK&lt;/BANKNAME&gt;</text:p>
            <text:p>&lt;PIN&gt;1235&lt;/PIN&gt;</text:p>
            <text:p>&lt;PROVIDER&gt;101&lt;/PROVIDER&gt;</text:p>
            <text:p>&lt;language&gt;en&lt;/language&gt;</text:p>
            <text:p>&lt;RCVPROVIDER&gt;101&lt;/RCVPROVIDER&gt;</text:p>
            <text:p>&lt;MSISDN&gt;786670654&lt;/MSISDN&gt;</text:p>
            <text:p>&lt;TYPE&gt;CMPREQ&lt;/TYPE&gt;</text:p>
            <text:p>&lt;TRID&gt;786670654201907090634C0073</text:p>
            <text:p>&lt;/TRID&gt;</text:p>
            <text:p>&lt;/COMMAND&gt;</text:p>
          </table:table-cell>
          <table:table-cell table:style-name="ce90"/>
          <table:table-cell table:number-columns-repeated="1020"/>
        </table:table-row>
        <table:table-row table:style-name="ro84">
          <table:table-cell table:style-name="ce127" office:value-type="string" calcext:value-type="string">
            <text:p>DTB Bank</text:p>
          </table:table-cell>
          <table:table-cell table:style-name="ce214" office:value-type="string" calcext:value-type="string">
            <text:p>&lt;?xml version="1.0"?&gt;</text:p>
            <text:p>&lt;COMMAND&gt;</text:p>
            <text:p>    &lt;TYPE&gt;CMPRRESP&lt;/TYPE&gt;</text:p>
            <text:p>    &lt;TXNID&gt;MP190726.1300.C00011&lt;/TXNID&gt;</text:p>
            <text:p>    &lt;TXNSTATUS&gt;200&lt;/TXNSTATUS&gt;</text:p>
            <text:p>    &lt;TRID&gt;786670654201907090634C0073&lt;/TRID&gt;</text:p>
            <text:p>    &lt;MESSAGE&gt;Txn Id : MP190726.1300.C00011,You have paid 1,000.00Tshs to DTB .Your available Airtel Money balance : 714,027.88Tshs. Your OFFER ! Send Money All Day No Charges.Save upto Tsh 5,000 on transaction fee when you send money Airtel to Airtel.  REFERENCE NO :712312&lt;/MESSAGE&gt;</text:p>
            <text:p>    &lt;IVR-RESPONSE&gt;9014_MERCODE#690000104|1,000.00|0.00|0.00|MP190726.1300.C00011|714,027.88#&lt;/IVR-RESPONSE&gt;</text:p>
            <text:p>&lt;/COMMAND&gt;</text:p>
          </table:table-cell>
          <table:table-cell table:style-name="ce142" office:value-type="string" calcext:value-type="string">
            <text:p>&lt;COMMAND&gt;</text:p>
            <text:p>&lt;PROVIDER1&gt;101&lt;/PROVIDER1&gt;</text:p>
            <text:p>&lt;PROVIDER2&gt;101&lt;/PROVIDER2&gt;</text:p>
            <text:p>&lt;PARENT_STAGEID&gt;d5343&lt;/PARENT_STAGEID&gt;</text:p>
            <text:p>&lt;SNDPROVIDER&gt;101&lt;/SNDPROVIDER&gt;</text:p>
            <text:p>&lt;BPROVIDER&gt;101&lt;/BPROVIDER&gt;</text:p>
            <text:p>&lt;AMOUNT&gt;1000&lt;/AMOUNT&gt;</text:p>
            <text:p>&lt;DYNAMIC_OPTION_PREVIOUS_LIST&gt;*&lt;/DYNAMIC_OPTION_PREVIOUS_LIST&gt;</text:p>
            <text:p>&lt;SNDINSTRUMENT&gt;12&lt;/SNDINSTRUMENT&gt;</text:p>
            <text:p>&lt;REFERENCE_NO&gt;712312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PREVIOUSSTAGE&gt;0&lt;/PREVIOUSSTAGE&gt;</text:p>
            <text:p>&lt;BANKNAME&gt;DTBBANK&lt;/BANKNAME&gt;</text:p>
            <text:p>&lt;PIN&gt;1235&lt;/PIN&gt;</text:p>
            <text:p>&lt;PROVIDER&gt;101&lt;/PROVIDER&gt;</text:p>
            <text:p>&lt;language&gt;en&lt;/language&gt;</text:p>
            <text:p>&lt;RCVPROVIDER&gt;101&lt;/RCVPROVIDER&gt;</text:p>
            <text:p>&lt;MSISDN&gt;786670654&lt;/MSISDN&gt;</text:p>
            <text:p>&lt;TYPE&gt;CMPREQ&lt;/TYPE&gt;</text:p>
            <text:p>&lt;TRID&gt;786670654201907090634C0073</text:p>
            <text:p>&lt;/TRID&gt;</text:p>
            <text:p>&lt;/COMMAND&gt;</text:p>
          </table:table-cell>
          <table:table-cell table:style-name="ce90"/>
          <table:table-cell table:number-columns-repeated="1020"/>
        </table:table-row>
        <table:table-row table:style-name="ro84">
          <table:table-cell table:style-name="ce127" office:value-type="string" calcext:value-type="string">
            <text:p>Mwalimu Bank</text:p>
          </table:table-cell>
          <table:table-cell table:style-name="ce137" office:value-type="string" calcext:value-type="string">
            <text:p>&lt;?xml version="1.0"?&gt;</text:p>
            <text:p>&lt;COMMAND&gt;</text:p>
            <text:p>    &lt;TYPE&gt;CMPRRESP&lt;/TYPE&gt;</text:p>
            <text:p>    &lt;TXNID&gt;MP190729.1624.C00003&lt;/TXNID&gt;</text:p>
            <text:p>    &lt;TXNSTATUS&gt;200&lt;/TXNSTATUS&gt;</text:p>
            <text:p>    &lt;TRID&gt;786670654201907090634C0073&lt;/TRID&gt;</text:p>
            <text:p>    &lt;MESSAGE&gt;Dear Customer, your transaction Txn Id: MP190729.1624.C00003 is currently being processed. You will receive a confirmation shortly. Save up to Tsh 5,000 on transaction fee when you send money Airtel to Airtel.  REFERENCE NO :712312&lt;/MESSAGE&gt;</text:p>
            <text:p>&lt;/COMMAND&gt;</text:p>
          </table:table-cell>
          <table:table-cell table:style-name="ce142" office:value-type="string" calcext:value-type="string">
            <text:p>&lt;COMMAND&gt;</text:p>
            <text:p>&lt;PROVIDER1&gt;101&lt;/PROVIDER1&gt;</text:p>
            <text:p>&lt;PROVIDER2&gt;101&lt;/PROVIDER2&gt;</text:p>
            <text:p>&lt;PARENT_STAGEID&gt;d5343&lt;/PARENT_STAGEID&gt;</text:p>
            <text:p>&lt;SNDPROVIDER&gt;101&lt;/SNDPROVIDER&gt;</text:p>
            <text:p>&lt;BPROVIDER&gt;101&lt;/BPROVIDER&gt;</text:p>
            <text:p>&lt;AMOUNT&gt;1000&lt;/AMOUNT&gt;</text:p>
            <text:p>&lt;DYNAMIC_OPTION_PREVIOUS_LIST&gt;*&lt;/DYNAMIC_OPTION_PREVIOUS_LIST&gt;</text:p>
            <text:p>&lt;SNDINSTRUMENT&gt;12&lt;/SNDINSTRUMENT&gt;</text:p>
            <text:p>&lt;REFERENCE_NO&gt;712312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PREVIOUSSTAGE&gt;0&lt;/PREVIOUSSTAGE&gt;</text:p>
            <text:p>&lt;BANKNAME&gt;MWALIMUBANK&lt;/BANKNAME&gt;</text:p>
            <text:p>&lt;PIN&gt;1235&lt;/PIN&gt;</text:p>
            <text:p>&lt;PROVIDER&gt;101&lt;/PROVIDER&gt;</text:p>
            <text:p>&lt;language&gt;en&lt;/language&gt;</text:p>
            <text:p>&lt;RCVPROVIDER&gt;101&lt;/RCVPROVIDER&gt;</text:p>
            <text:p>&lt;MSISDN&gt;786670654&lt;/MSISDN&gt;</text:p>
            <text:p>&lt;TYPE&gt;CMPREQ&lt;/TYPE&gt;</text:p>
            <text:p>&lt;TRID&gt;786670654201907090634C0073</text:p>
            <text:p>&lt;/TRID&gt;</text:p>
            <text:p>&lt;/COMMAND&gt;</text:p>
          </table:table-cell>
          <table:table-cell table:style-name="ce90" office:value-type="string" calcext:value-type="string">
            <text:p>ambigious response</text:p>
          </table:table-cell>
          <table:table-cell table:number-columns-repeated="1020"/>
        </table:table-row>
        <table:table-row table:style-name="ro84">
          <table:table-cell table:style-name="ce127" office:value-type="string" calcext:value-type="string">
            <text:p>I and M Bank</text:p>
          </table:table-cell>
          <table:table-cell table:style-name="ce214" office:value-type="string" calcext:value-type="string">
            <text:p>&lt;?xml version="1.0"?&gt;</text:p>
            <text:p>&lt;COMMAND&gt;</text:p>
            <text:p>    &lt;TYPE&gt;CMPRRESP&lt;/TYPE&gt;</text:p>
            <text:p>    &lt;TXNID&gt;MP190726.1258.C00008&lt;/TXNID&gt;</text:p>
            <text:p>    &lt;TXNSTATUS&gt;200&lt;/TXNSTATUS&gt;</text:p>
            <text:p>    &lt;TRID&gt;786670654201907090634C0073&lt;/TRID&gt;</text:p>
            <text:p>    &lt;MESSAGE&gt;Txn Id : MP190726.1258.C00008,You have paid 1,000.00Tshs to I and M .Your available Airtel Money balance : 715,027.88Tshs. Your OFFER ! Send Money All Day No Charges.Save upto Tsh 5,000 on transaction fee when you send money Airtel to Airtel.  REFERENCE NO :712312&lt;/MESSAGE&gt;</text:p>
            <text:p>    &lt;IVR-RESPONSE&gt;9014_MERCODE#680667788|1,000.00|0.00|0.00|MP190726.1258.C00008|715,027.88#&lt;/IVR-RESPONSE&gt;</text:p>
            <text:p>&lt;/COMMAND&gt;</text:p>
          </table:table-cell>
          <table:table-cell table:style-name="ce142" office:value-type="string" calcext:value-type="string">
            <text:p>&lt;COMMAND&gt;</text:p>
            <text:p>&lt;PROVIDER1&gt;101&lt;/PROVIDER1&gt;</text:p>
            <text:p>&lt;PROVIDER2&gt;101&lt;/PROVIDER2&gt;</text:p>
            <text:p>&lt;PARENT_STAGEID&gt;d5343&lt;/PARENT_STAGEID&gt;</text:p>
            <text:p>&lt;SNDPROVIDER&gt;101&lt;/SNDPROVIDER&gt;</text:p>
            <text:p>&lt;BPROVIDER&gt;101&lt;/BPROVIDER&gt;</text:p>
            <text:p>&lt;AMOUNT&gt;1000&lt;/AMOUNT&gt;</text:p>
            <text:p>&lt;DYNAMIC_OPTION_PREVIOUS_LIST&gt;*&lt;/DYNAMIC_OPTION_PREVIOUS_LIST&gt;</text:p>
            <text:p>&lt;SNDINSTRUMENT&gt;12&lt;/SNDINSTRUMENT&gt;</text:p>
            <text:p>&lt;REFERENCE_NO&gt;712312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PREVIOUSSTAGE&gt;0&lt;/PREVIOUSSTAGE&gt;</text:p>
            <text:p>&lt;BANKNAME&gt;INMBANK&lt;/BANKNAME&gt;</text:p>
            <text:p>&lt;PIN&gt;1235&lt;/PIN&gt;</text:p>
            <text:p>&lt;PROVIDER&gt;101&lt;/PROVIDER&gt;</text:p>
            <text:p>&lt;language&gt;en&lt;/language&gt;</text:p>
            <text:p>&lt;RCVPROVIDER&gt;101&lt;/RCVPROVIDER&gt;</text:p>
            <text:p>&lt;MSISDN&gt;786670654&lt;/MSISDN&gt;</text:p>
            <text:p>&lt;TYPE&gt;CMPREQ&lt;/TYPE&gt;</text:p>
            <text:p>        &lt;TRID&gt;786670654201907090634C0073&lt;/TRID&gt;&lt;/COMMAND&gt;</text:p>
          </table:table-cell>
          <table:table-cell table:style-name="ce90"/>
          <table:table-cell table:number-columns-repeated="1020"/>
        </table:table-row>
        <table:table-row table:style-name="ro84">
          <table:table-cell table:style-name="ce127" office:value-type="string" calcext:value-type="string">
            <text:p>HAKIKA BANK</text:p>
          </table:table-cell>
          <table:table-cell table:style-name="ce214" office:value-type="string" calcext:value-type="string">
            <text:p>&lt;?xml version="1.0"?&gt;</text:p>
            <text:p>&lt;COMMAND&gt;</text:p>
            <text:p>    &lt;TYPE&gt;CMPRRESP&lt;/TYPE&gt;</text:p>
            <text:p>    &lt;TXNID&gt;MP190726.1253.C00001&lt;/TXNID&gt;</text:p>
            <text:p>    &lt;TXNSTATUS&gt;200&lt;/TXNSTATUS&gt;</text:p>
            <text:p>    &lt;TRID&gt;786670654201907090634C0073&lt;/TRID&gt;</text:p>
            <text:p>    &lt;MESSAGE&gt;Txn Id : MP190726.1253.C00001,You have paid 200.00Tshs to HAKIKA .Your available Airtel Money balance : 720,027.88Tshs. Your OFFER ! Send Money All Day No Charges.Save upto Tsh 5,000 on transaction fee when you send money Airtel to Airtel.  REFERENCE NO :712312&lt;/MESSAGE&gt;</text:p>
            <text:p>    &lt;IVR-RESPONSE&gt;9014_MERCODE#680445511|200.00|0.00|0.00|MP190726.1253.C00001|720,027.88#&lt;/IVR-RESPONSE&gt;</text:p>
            <text:p>&lt;/COMMAND&gt;</text:p>
          </table:table-cell>
          <table:table-cell table:style-name="ce142" office:value-type="string" calcext:value-type="string">
            <text:p>&lt;COMMAND&gt;</text:p>
            <text:p>&lt;PROVIDER1&gt;101&lt;/PROVIDER1&gt;</text:p>
            <text:p>&lt;PROVIDER2&gt;101&lt;/PROVIDER2&gt;</text:p>
            <text:p>&lt;PARENT_STAGEID&gt;d5343&lt;/PARENT_STAGEID&gt;</text:p>
            <text:p>&lt;SNDPROVIDER&gt;101&lt;/SNDPROVIDER&gt;</text:p>
            <text:p>&lt;BPROVIDER&gt;101&lt;/BPROVIDER&gt;</text:p>
            <text:p>&lt;AMOUNT&gt;200&lt;/AMOUNT&gt;</text:p>
            <text:p>&lt;DYNAMIC_OPTION_PREVIOUS_LIST&gt;*&lt;/DYNAMIC_OPTION_PREVIOUS_LIST&gt;</text:p>
            <text:p>&lt;SNDINSTRUMENT&gt;12&lt;/SNDINSTRUMENT&gt;</text:p>
            <text:p>&lt;REFERENCE_NO&gt;712312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PREVIOUSSTAGE&gt;0&lt;/PREVIOUSSTAGE&gt;</text:p>
            <text:p>&lt;BANKNAME&gt;HAKIKABANK&lt;/BANKNAME&gt;</text:p>
            <text:p>&lt;PIN&gt;1235&lt;/PIN&gt;</text:p>
            <text:p>&lt;PROVIDER&gt;101&lt;/PROVIDER&gt;</text:p>
            <text:p>&lt;language&gt;en&lt;/language&gt;</text:p>
            <text:p>&lt;RCVPROVIDER&gt;101&lt;/RCVPROVIDER&gt;</text:p>
            <text:p>&lt;MSISDN&gt;786670654&lt;/MSISDN&gt;</text:p>
            <text:p>&lt;TYPE&gt;CMPREQ&lt;/TYPE&gt;</text:p>
            <text:p>&lt;TRID&gt;786670654201907090634C0073</text:p>
            <text:p>&lt;/TRID&gt;</text:p>
            <text:p>&lt;/COMMAND&gt;</text:p>
          </table:table-cell>
          <table:table-cell table:style-name="ce90"/>
          <table:table-cell table:number-columns-repeated="1020"/>
        </table:table-row>
        <table:table-row table:style-name="ro84">
          <table:table-cell table:style-name="ce128" office:value-type="string" calcext:value-type="string">
            <text:p>Betting companies </text:p>
          </table:table-cell>
          <table:table-cell table:style-name="ce139" table:number-columns-repeated="2"/>
          <table:table-cell table:style-name="ce90"/>
          <table:table-cell table:number-columns-repeated="1020"/>
        </table:table-row>
        <table:table-row table:style-name="ro84">
          <table:table-cell table:style-name="ce130" office:value-type="string" calcext:value-type="string">
            <text:p>1.Tatu Mzuka</text:p>
            <text:p/>
          </table:table-cell>
          <table:table-cell table:style-name="ce213" office:value-type="string" calcext:value-type="string">
            <text:p>&lt;?xml version="1.0"?&gt;</text:p>
            <text:p>&lt;COMMAND&gt;</text:p>
            <text:p>    &lt;TYPE&gt;CMPRRESP&lt;/TYPE&gt;</text:p>
            <text:p>    &lt;TXNID&gt;MP190726.1551.C00017&lt;/TXNID&gt;</text:p>
            <text:p>    &lt;TXNSTATUS&gt;200&lt;/TXNSTATUS&gt;</text:p>
            <text:p>    &lt;TRID&gt;786670654201907090639C0074&lt;/TRID&gt;</text:p>
            <text:p>    &lt;MESSAGE&gt;Txn Id : MP190726.1551.C00017,You have paid 1,000.00Tshs to TATUMZUKA COLL Success.Your available Airtel Money balance : 704,084.83Tshs. Your OFFER ! Send Money All Day No Charges.Save upto Tsh 5,000 on transaction fee when you send money Airtel to Airtel.  REFERENCE NO :1000&lt;/MESSAGE&gt;</text:p>
            <text:p>    &lt;IVR-RESPONSE&gt;9014_MERCODE#780900428|1,000.00|0.00|0.00|MP190726.1551.C00017|704,084.83#&lt;/IVR-RESPONSE&gt;</text:p>
            <text:p>&lt;/COMMAND&gt;</text:p>
          </table:table-cell>
          <table:table-cell table:style-name="ce143" office:value-type="string" calcext:value-type="string">
            <text:p>&lt;COMMAND&gt;</text:p>
            <text:p>&lt;PARENT_STAGEID&gt;g61&lt;/PARENT_STAGEID&gt;</text:p>
            <text:p>&lt;BPROVIDER&gt;101&lt;/BPROVIDER&gt;</text:p>
            <text:p>&lt;DYNAMIC_OPTION_PREVIOUS_LIST&gt;*&lt;/DYNAMIC_OPTION_PREVIOUS_LIST&gt;</text:p>
            <text:p>&lt;REFERENCE_NO&gt;1000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1235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1000&lt;/AMOUNT&gt;</text:p>
            <text:p>&lt;SNDINSTRUMENT&gt;12&lt;/SNDINSTRUMENT&gt;</text:p>
            <text:p>&lt;PREVIOUSSTAGE&gt;4&lt;/PREVIOUSSTAGE&gt;</text:p>
            <text:p>&lt;MSISDN2&gt;780900428&lt;/MSISDN2&gt;</text:p>
            <text:p>&lt;language&gt;en&lt;/language&gt;</text:p>
            <text:p>&lt;PROVIDER&gt;101&lt;/PROVIDER&gt;</text:p>
            <text:p>&lt;RCVPROVIDER&gt;101&lt;/RCVPROVIDER&gt;</text:p>
            <text:p>&lt;MSISDN&gt;786670654&lt;/MSISDN&gt;</text:p>
            <text:p>&lt;TRID&gt;786670654201907090639C0074&lt;/TRID&gt;</text:p>
            <text:p>&lt;/COMMAND&gt;</text:p>
            <text:p/>
          </table:table-cell>
          <table:table-cell table:style-name="ce90"/>
          <table:table-cell table:number-columns-repeated="1020"/>
        </table:table-row>
        <table:table-row table:style-name="ro84">
          <table:table-cell table:style-name="ce130" office:value-type="string" calcext:value-type="string">
            <text:p/>
            <text:p>2.SportPesa</text:p>
            <text:p/>
          </table:table-cell>
          <table:table-cell table:style-name="ce214" office:value-type="string" calcext:value-type="string">
            <text:p>&lt;?xml version="1.0"?&gt;</text:p>
            <text:p>&lt;COMMAND&gt;</text:p>
            <text:p>    &lt;TYPE&gt;CMPRRESP&lt;/TYPE&gt;</text:p>
            <text:p>    &lt;TXNID&gt;MP190729.1453.C00007&lt;/TXNID&gt;</text:p>
            <text:p>    &lt;TXNSTATUS&gt;200&lt;/TXNSTATUS&gt;</text:p>
            <text:p>    &lt;TRID&gt;786670654201907090639C0074&lt;/TRID&gt;</text:p>
            <text:p>    &lt;MESSAGE&gt;Txn Id : MP190729.1453.C00007,You have paid 1,000.00Tshs to pesa-pesast .Your available Airtel Money balance : 683,581.83Tshs. Your OFFER ! Send Money All Day No Charges.Save upto Tsh 5,000 on transaction fee when you send money Airtel to Airtel.  REFERENCE NO :1000&lt;/MESSAGE&gt;</text:p>
            <text:p>    &lt;IVR-RESPONSE&gt;9014_MERCODE#680889901|1,000.00|0.00|0.00|MP190729.1453.C00007|683,581.83#&lt;/IVR-RESPONSE&gt;</text:p>
            <text:p>&lt;/COMMAND&gt;</text:p>
          </table:table-cell>
          <table:table-cell table:style-name="ce143" office:value-type="string" calcext:value-type="string">
            <text:p>&lt;COMMAND&gt;</text:p>
            <text:p>&lt;PARENT_STAGEID&gt;g61&lt;/PARENT_STAGEID&gt;</text:p>
            <text:p>&lt;BPROVIDER&gt;101&lt;/BPROVIDER&gt;</text:p>
            <text:p>&lt;DYNAMIC_OPTION_PREVIOUS_LIST&gt;*&lt;/DYNAMIC_OPTION_PREVIOUS_LIST&gt;</text:p>
            <text:p>&lt;REFERENCE_NO&gt;1000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1235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1000&lt;/AMOUNT&gt;</text:p>
            <text:p>&lt;SNDINSTRUMENT&gt;12&lt;/SNDINSTRUMENT&gt;</text:p>
            <text:p>&lt;PREVIOUSSTAGE&gt;4&lt;/PREVIOUSSTAGE&gt;</text:p>
            <text:p>&lt;MSISDN2&gt;680889901&lt;/MSISDN2&gt;</text:p>
            <text:p>&lt;language&gt;en&lt;/language&gt;</text:p>
            <text:p>&lt;PROVIDER&gt;101&lt;/PROVIDER&gt;</text:p>
            <text:p>&lt;RCVPROVIDER&gt;101&lt;/RCVPROVIDER&gt;</text:p>
            <text:p>&lt;MSISDN&gt;786670654&lt;/MSISDN&gt;</text:p>
            <text:p>&lt;TRID&gt;786670654201907090639C0074&lt;/TRID&gt;</text:p>
            <text:p>&lt;/COMMAND&gt;</text:p>
            <text:p/>
          </table:table-cell>
          <table:table-cell table:style-name="ce90"/>
          <table:table-cell table:number-columns-repeated="1020"/>
        </table:table-row>
        <table:table-row table:style-name="ro84">
          <table:table-cell table:style-name="ce130" office:value-type="string" calcext:value-type="string">
            <text:p>3.Biko</text:p>
            <text:p/>
          </table:table-cell>
          <table:table-cell table:style-name="ce214" office:value-type="string" calcext:value-type="string">
            <text:p>&lt;?xml version="1.0"?&gt;</text:p>
            <text:p>&lt;COMMAND&gt;</text:p>
            <text:p>    &lt;TYPE&gt;CMPRRESP&lt;/TYPE&gt;</text:p>
            <text:p>    &lt;TXNID&gt;MP190801.1609.C00004&lt;/TXNID&gt;</text:p>
            <text:p>    &lt;TXNSTATUS&gt;200&lt;/TXNSTATUS&gt;</text:p>
            <text:p>    &lt;TRID&gt;786670654201907090639C0074&lt;/TRID&gt;</text:p>
            <text:p>    &lt;MESSAGE&gt;Txn Id : MP190801.1609.C00004,You have paid 1,000.00Tshs to BIKOSPORTS .Your available Airtel Money balance : 644,681.83Tshs. Your OFFER ! Send Money All Day No Charges.Save upto Tsh 5,000 on transaction fee when you send money Airtel to Airtel.  REFERENCE NO :1000&lt;/MESSAGE&gt;</text:p>
            <text:p>    &lt;IVR-RESPONSE&gt;9014_MERCODE#780900903|1,000.00|0.00|0.00|MP190801.1609.C00004|644,681.83#&lt;/IVR-RESPONSE&gt;</text:p>
            <text:p>&lt;/COMMAND&gt;</text:p>
          </table:table-cell>
          <table:table-cell table:style-name="ce143" office:value-type="string" calcext:value-type="string">
            <text:p>&lt;COMMAND&gt;</text:p>
            <text:p>&lt;PARENT_STAGEID&gt;g61&lt;/PARENT_STAGEID&gt;</text:p>
            <text:p>&lt;BPROVIDER&gt;101&lt;/BPROVIDER&gt;</text:p>
            <text:p>&lt;DYNAMIC_OPTION_PREVIOUS_LIST&gt;*&lt;/DYNAMIC_OPTION_PREVIOUS_LIST&gt;</text:p>
            <text:p>&lt;REFERENCE_NO&gt;1000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1235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1000&lt;/AMOUNT&gt;</text:p>
            <text:p>&lt;SNDINSTRUMENT&gt;12&lt;/SNDINSTRUMENT&gt;</text:p>
            <text:p>&lt;PREVIOUSSTAGE&gt;4&lt;/PREVIOUSSTAGE&gt;</text:p>
            <text:p>&lt;MSISDN2&gt;780900903&lt;/MSISDN2&gt;</text:p>
            <text:p>&lt;language&gt;en&lt;/language&gt;</text:p>
            <text:p>&lt;PROVIDER&gt;101&lt;/PROVIDER&gt;</text:p>
            <text:p>&lt;RCVPROVIDER&gt;101&lt;/RCVPROVIDER&gt;</text:p>
            <text:p>&lt;MSISDN&gt;786670654&lt;/MSISDN&gt;</text:p>
            <text:p>&lt;TRID&gt;786670654201907090639C0074&lt;/TRID&gt;</text:p>
            <text:p>&lt;/COMMAND&gt;</text:p>
            <text:p/>
          </table:table-cell>
          <table:table-cell table:style-name="ce90"/>
          <table:table-cell table:number-columns-repeated="1020"/>
        </table:table-row>
        <table:table-row table:style-name="ro84">
          <table:table-cell table:style-name="ce130" office:value-type="string" calcext:value-type="string">
            <text:p/>
            <text:p>4.MBET</text:p>
          </table:table-cell>
          <table:table-cell table:style-name="ce217" office:value-type="string" calcext:value-type="string">
            <text:p>&lt;?xml version="1.0"?&gt;</text:p>
            <text:p>&lt;COMMAND&gt;</text:p>
            <text:p>    &lt;TYPE&gt;CMPRRESP&lt;/TYPE&gt;</text:p>
            <text:p>    &lt;TXNID&gt;MP190729.1233.C00042&lt;/TXNID&gt;</text:p>
            <text:p>    &lt;TXNSTATUS&gt;09999&lt;/TXNSTATUS&gt;</text:p>
            <text:p>    &lt;TRID&gt;786670654201907090639C0074&lt;/TRID&gt;</text:p>
            <text:p>    &lt;MESSAGE&gt;Transaction Failed with TXN Id : MP190729.1233.C00042, Failure from third party  System  REFERENCE NO :1000&lt;/MESSAGE&gt;</text:p>
            <text:p>    &lt;IVR-RESPONSE&gt;09999##&lt;/IVR-RESPONSE&gt;</text:p>
            <text:p>&lt;/COMMAND&gt;</text:p>
          </table:table-cell>
          <table:table-cell table:style-name="ce143" office:value-type="string" calcext:value-type="string">
            <text:p>&lt;COMMAND&gt;</text:p>
            <text:p>&lt;PARENT_STAGEID&gt;g61&lt;/PARENT_STAGEID&gt;</text:p>
            <text:p>&lt;BPROVIDER&gt;101&lt;/BPROVIDER&gt;</text:p>
            <text:p>&lt;DYNAMIC_OPTION_PREVIOUS_LIST&gt;*&lt;/DYNAMIC_OPTION_PREVIOUS_LIST&gt;</text:p>
            <text:p>&lt;REFERENCE_NO&gt;1000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1235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200&lt;/AMOUNT&gt;</text:p>
            <text:p>&lt;SNDINSTRUMENT&gt;12&lt;/SNDINSTRUMENT&gt;</text:p>
            <text:p>&lt;PREVIOUSSTAGE&gt;4&lt;/PREVIOUSSTAGE&gt;</text:p>
            <text:p>&lt;MSISDN2&gt;680222342&lt;/MSISDN2&gt;</text:p>
            <text:p>&lt;language&gt;en&lt;/language&gt;</text:p>
            <text:p>&lt;PROVIDER&gt;101&lt;/PROVIDER&gt;</text:p>
            <text:p>&lt;RCVPROVIDER&gt;101&lt;/RCVPROVIDER&gt;</text:p>
            <text:p>&lt;MSISDN&gt;786670654&lt;/MSISDN&gt;</text:p>
            <text:p>&lt;TRID&gt;786670654201907090639C0074&lt;/TRID&gt;</text:p>
            <text:p>&lt;/COMMAND&gt;</text:p>
            <text:p/>
          </table:table-cell>
          <table:table-cell table:style-name="ce90" office:value-type="string" calcext:value-type="string">
            <text:p>no connectivity for test bed </text:p>
          </table:table-cell>
          <table:table-cell table:number-columns-repeated="1020"/>
        </table:table-row>
        <table:table-row table:style-name="ro84">
          <table:table-cell table:style-name="ce130" office:value-type="string" calcext:value-type="string">
            <text:p/>
            <text:p>5.Lucky games</text:p>
            <text:p/>
            <text:p/>
          </table:table-cell>
          <table:table-cell table:style-name="ce214" office:value-type="string" calcext:value-type="string">
            <text:p>&lt;?xml version="1.0"?&gt;</text:p>
            <text:p>&lt;COMMAND&gt;</text:p>
            <text:p>    &lt;TYPE&gt;CMPRRESP&lt;/TYPE&gt;</text:p>
            <text:p>    &lt;TXNID&gt;MP190729.1454.C00008&lt;/TXNID&gt;</text:p>
            <text:p>    &lt;TXNSTATUS&gt;200&lt;/TXNSTATUS&gt;</text:p>
            <text:p>    &lt;TRID&gt;786670654201907090639C0074&lt;/TRID&gt;</text:p>
            <text:p>    &lt;MESSAGE&gt;Txn Id : MP190729.1454.C00008,You have paid 1,000.00Tshs to Lucky .Your available Airtel Money balance : 682,581.83Tshs. Your OFFER ! Send Money All Day No Charges.Save upto Tsh 5,000 on transaction fee when you send money Airtel to Airtel.  REFERENCE NO :1000&lt;/MESSAGE&gt;</text:p>
            <text:p>    &lt;IVR-RESPONSE&gt;9014_MERCODE#780900501|1,000.00|0.00|0.00|MP190729.1454.C00008|682,581.83#&lt;/IVR-RESPONSE&gt;</text:p>
            <text:p>&lt;/COMMAND&gt;</text:p>
          </table:table-cell>
          <table:table-cell table:style-name="ce143" office:value-type="string" calcext:value-type="string">
            <text:p>&lt;COMMAND&gt;</text:p>
            <text:p>&lt;PARENT_STAGEID&gt;g61&lt;/PARENT_STAGEID&gt;</text:p>
            <text:p>&lt;BPROVIDER&gt;101&lt;/BPROVIDER&gt;</text:p>
            <text:p>&lt;DYNAMIC_OPTION_PREVIOUS_LIST&gt;*&lt;/DYNAMIC_OPTION_PREVIOUS_LIST&gt;</text:p>
            <text:p>&lt;REFERENCE_NO&gt;1000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1235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1000&lt;/AMOUNT&gt;</text:p>
            <text:p>&lt;SNDINSTRUMENT&gt;12&lt;/SNDINSTRUMENT&gt;</text:p>
            <text:p>&lt;PREVIOUSSTAGE&gt;4&lt;/PREVIOUSSTAGE&gt;</text:p>
            <text:p>&lt;MSISDN2&gt;780900501&lt;/MSISDN2&gt;</text:p>
            <text:p>&lt;language&gt;en&lt;/language&gt;</text:p>
            <text:p>&lt;PROVIDER&gt;101&lt;/PROVIDER&gt;</text:p>
            <text:p>&lt;RCVPROVIDER&gt;101&lt;/RCVPROVIDER&gt;</text:p>
            <text:p>&lt;MSISDN&gt;786670654&lt;/MSISDN&gt;</text:p>
            <text:p>&lt;TRID&gt;786670654201907090639C0074&lt;/TRID&gt;</text:p>
            <text:p>&lt;/COMMAND&gt;</text:p>
            <text:p/>
            <text:p/>
          </table:table-cell>
          <table:table-cell table:style-name="ce90"/>
          <table:table-cell table:number-columns-repeated="1020"/>
        </table:table-row>
        <table:table-row table:style-name="ro84">
          <table:table-cell table:style-name="ce130" office:value-type="string" calcext:value-type="string">
            <text:p/>
            <text:p>6.Mkeka Bet</text:p>
            <text:p/>
          </table:table-cell>
          <table:table-cell table:style-name="ce219" office:value-type="string" calcext:value-type="string">
            <text:p>&lt;?xml version="1.0"?&gt;</text:p>
            <text:p>&lt;COMMAND&gt;</text:p>
            <text:p>    &lt;TYPE&gt;CMPRRESP&lt;/TYPE&gt;</text:p>
            <text:p>    &lt;TXNID&gt;MP190712.1056.C00043&lt;/TXNID&gt;</text:p>
            <text:p>    &lt;TXNSTATUS&gt;09999&lt;/TXNSTATUS&gt;</text:p>
            <text:p>    &lt;TRID&gt;786670654201907090639C0074&lt;/TRID&gt;</text:p>
            <text:p>    &lt;MESSAGE&gt;Transaction Failed with TXN Id : MP190712.1056.C00043, Failure from third party  System  REFERENCE NO :1000&lt;/MESSAGE&gt;</text:p>
            <text:p>    &lt;IVR-RESPONSE&gt;09999##&lt;/IVR-RESPONSE&gt;</text:p>
            <text:p>&lt;/COMMAND&gt;</text:p>
          </table:table-cell>
          <table:table-cell table:style-name="ce143" office:value-type="string" calcext:value-type="string">
            <text:p>&lt;COMMAND&gt;</text:p>
            <text:p>&lt;PARENT_STAGEID&gt;g61&lt;/PARENT_STAGEID&gt;</text:p>
            <text:p>&lt;BPROVIDER&gt;101&lt;/BPROVIDER&gt;</text:p>
            <text:p>&lt;DYNAMIC_OPTION_PREVIOUS_LIST&gt;*&lt;/DYNAMIC_OPTION_PREVIOUS_LIST&gt;</text:p>
            <text:p>&lt;REFERENCE_NO&gt;1000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1235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1000&lt;/AMOUNT&gt;</text:p>
            <text:p>&lt;SNDINSTRUMENT&gt;12&lt;/SNDINSTRUMENT&gt;</text:p>
            <text:p>&lt;PREVIOUSSTAGE&gt;4&lt;/PREVIOUSSTAGE&gt;</text:p>
            <text:p>&lt;MSISDN2&gt;780900428&lt;/MSISDN2&gt;</text:p>
            <text:p>&lt;language&gt;en&lt;/language&gt;</text:p>
            <text:p>&lt;PROVIDER&gt;101&lt;/PROVIDER&gt;</text:p>
            <text:p>&lt;RCVPROVIDER&gt;101&lt;/RCVPROVIDER&gt;</text:p>
            <text:p>&lt;MSISDN&gt;786670654&lt;/MSISDN&gt;</text:p>
            <text:p>&lt;TRID&gt;786670654201907090639C0074&lt;/TRID&gt;</text:p>
            <text:p>&lt;/COMMAND&gt;</text:p>
            <text:p/>
          </table:table-cell>
          <table:table-cell table:style-name="ce90" office:value-type="string" calcext:value-type="string">
            <text:p>failed from 3rd party</text:p>
          </table:table-cell>
          <table:table-cell table:number-columns-repeated="1020"/>
        </table:table-row>
        <table:table-row table:style-name="ro84">
          <table:table-cell table:style-name="ce130" office:value-type="string" calcext:value-type="string">
            <text:p>7.PIGABET</text:p>
            <text:p/>
          </table:table-cell>
          <table:table-cell table:style-name="ce219" office:value-type="string" calcext:value-type="string">
            <text:p>&lt;?xml version="1.0"?&gt;</text:p>
            <text:p>&lt;COMMAND&gt;</text:p>
            <text:p>    &lt;TYPE&gt;CMPRRESP&lt;/TYPE&gt;</text:p>
            <text:p>    &lt;TXNID&gt;MP190801.1554.C00521&lt;/TXNID&gt;</text:p>
            <text:p>    &lt;TXNSTATUS&gt;09999&lt;/TXNSTATUS&gt;</text:p>
            <text:p>    &lt;TRID&gt;786670654201907090639C0074&lt;/TRID&gt;</text:p>
            <text:p>    &lt;MESSAGE&gt;Transaction Failed with TXN Id : MP190801.1554.C00521, Failure from third party  System  REFERENCE NO :1000&lt;/MESSAGE&gt;</text:p>
            <text:p>    &lt;IVR-RESPONSE&gt;09999##&lt;/IVR-RESPONSE&gt;</text:p>
            <text:p>&lt;/COMMAND&gt;</text:p>
          </table:table-cell>
          <table:table-cell table:style-name="ce143" office:value-type="string" calcext:value-type="string">
            <text:p>&lt;COMMAND&gt;</text:p>
            <text:p>&lt;PARENT_STAGEID&gt;g61&lt;/PARENT_STAGEID&gt;</text:p>
            <text:p>&lt;BPROVIDER&gt;101&lt;/BPROVIDER&gt;</text:p>
            <text:p>&lt;DYNAMIC_OPTION_PREVIOUS_LIST&gt;*&lt;/DYNAMIC_OPTION_PREVIOUS_LIST&gt;</text:p>
            <text:p>&lt;REFERENCE_NO&gt;1000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1235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1000&lt;/AMOUNT&gt;</text:p>
            <text:p>&lt;SNDINSTRUMENT&gt;12&lt;/SNDINSTRUMENT&gt;</text:p>
            <text:p>&lt;PREVIOUSSTAGE&gt;4&lt;/PREVIOUSSTAGE&gt;</text:p>
            <text:p>&lt;MSISDN2&gt;780900808&lt;/MSISDN2&gt;</text:p>
            <text:p>&lt;language&gt;en&lt;/language&gt;</text:p>
            <text:p>&lt;PROVIDER&gt;101&lt;/PROVIDER&gt;</text:p>
            <text:p>&lt;RCVPROVIDER&gt;101&lt;/RCVPROVIDER&gt;</text:p>
            <text:p>&lt;MSISDN&gt;786670654&lt;/MSISDN&gt;</text:p>
            <text:p>&lt;TRID&gt;786670654201907090639C0074&lt;/TRID&gt;</text:p>
            <text:p>&lt;/COMMAND&gt;</text:p>
            <text:p/>
          </table:table-cell>
          <table:table-cell table:style-name="ce90" office:value-type="string" calcext:value-type="string">
            <text:p>failed from 3<text:span text:style-name="T6">rd</text:span> party</text:p>
          </table:table-cell>
          <table:table-cell table:number-columns-repeated="1020"/>
        </table:table-row>
        <table:table-row table:style-name="ro54">
          <table:table-cell table:style-name="ce131"/>
          <table:table-cell table:style-name="ce126" table:number-columns-repeated="2"/>
          <table:table-cell table:style-name="Default"/>
          <table:table-cell table:number-columns-repeated="1020"/>
        </table:table-row>
        <table:table-row table:style-name="ro48" table:number-rows-repeated="1048492">
          <table:table-cell table:number-columns-repeated="1024"/>
        </table:table-row>
        <table:table-row table:style-name="ro48">
          <table:table-cell table:number-columns-repeated="1024"/>
        </table:table-row>
      </table:table>
      <table:table table:name="KE_MG_DEBIT_WALLET" table:style-name="ta2">
        <table:table-column table:style-name="co1" table:default-cell-style-name="ce90"/>
        <table:table-column table:style-name="co55" table:default-cell-style-name="ce90"/>
        <table:table-column table:style-name="co56" table:default-cell-style-name="ce107"/>
        <table:table-column table:style-name="co15" table:number-columns-repeated="1021" table:default-cell-style-name="Default"/>
        <table:table-row table:style-name="ro85">
          <table:table-cell table:style-name="ce225" office:value-type="string" calcext:value-type="string">
            <text:p>NAME-kenya</text:p>
          </table:table-cell>
          <table:table-cell table:style-name="ce225" office:value-type="string" calcext:value-type="string">
            <text:p>REQUEST</text:p>
          </table:table-cell>
          <table:table-cell table:style-name="ce225" office:value-type="string" calcext:value-type="string">
            <text:p>RESPONSE</text:p>
          </table:table-cell>
          <table:table-cell table:style-name="ce227" table:number-columns-repeated="9"/>
          <table:table-cell table:style-name="ce228" table:number-columns-repeated="1012"/>
        </table:table-row>
        <table:table-row table:style-name="ro86">
          <table:table-cell office:value-type="string" calcext:value-type="string">
            <text:p>DEBIT WALLET- Recharge</text:p>
          </table:table-cell>
          <table:table-cell office:value-type="string" calcext:value-type="string">
            <text:p>&lt;COMMAND&gt;</text:p>
            <text:p>   &lt;SNDINSTRUMENT&gt;12&lt;/SNDINSTRUMENT&gt;</text:p>
            <text:p>   &lt;MSISDN&gt;787293713&lt;/MSISDN&gt;</text:p>
            <text:p>   &lt;PAYID&gt;12&lt;/PAYID&gt;</text:p>
            <text:p>   &lt;SNDPROVIDER&gt;101&lt;/SNDPROVIDER&gt;</text:p>
            <text:p>   &lt;language&gt;en&lt;/language&gt;</text:p>
            <text:p>   &lt;RCVINSTRUMENT&gt;12&lt;/RCVINSTRUMENT&gt;</text:p>
            <text:p>   &lt;LANGUAGE2&gt;1&lt;/LANGUAGE2&gt;</text:p>
            <text:p>   &lt;isIntermSMSReqd&gt;Y&lt;/isIntermSMSReqd&gt;</text:p>
            <text:p>   &lt;PAYID2&gt;12&lt;/PAYID2&gt;</text:p>
            <text:p>   &lt;LANGUAGE1&gt;1&lt;/LANGUAGE1&gt;</text:p>
            <text:p>   &lt;PAYID1&gt;12&lt;/PAYID1&gt;</text:p>
            <text:p>   &lt;NICKNAME&gt;24622&lt;/NICKNAME&gt;</text:p>
            <text:p>   &lt;PIN&gt;1235&lt;/PIN&gt;</text:p>
            <text:p>   &lt;PROVIDER1&gt;101&lt;/PROVIDER1&gt;</text:p>
            <text:p>   &lt;PROVIDER2&gt;101&lt;/PROVIDER2&gt;</text:p>
            <text:p>   &lt;AMOUNT&gt;1000&lt;/AMOUNT&gt;</text:p>
            <text:p>   &lt;RCVPROVIDER&gt;101&lt;/RCVPROVIDER&gt;</text:p>
            <text:p>   &lt;PROVIDER&gt;101&lt;/PROVIDER&gt;</text:p>
            <text:p>   &lt;BPROVIDER&gt;101&lt;/BPROVIDER&gt;</text:p>
            <text:p>   &lt;TYPE&gt;CMPREQ&lt;/TYPE&gt;</text:p>
            <text:p>   &lt;REFERENCE_NO /&gt;</text:p>
            <text:p>   &lt;TRID&gt;755665739201901222021A30474&lt;/TRID&gt;</text:p>
            <text:p>&lt;/COMMAND&gt;</text:p>
          </table:table-cell>
          <table:table-cell office:value-type="string" calcext:value-type="string">
            <text:p>&lt;?xml version="1.0"?&gt;</text:p>
            <text:p>&lt;COMMAND&gt;</text:p>
            <text:p>    &lt;TYPE&gt;CMPRRESP&lt;/TYPE&gt;</text:p>
            <text:p>    &lt;TXNID&gt;24506039079&lt;/TXNID&gt;</text:p>
            <text:p>    &lt;TXNSTATUS&gt;200&lt;/TXNSTATUS&gt;</text:p>
            <text:p>    &lt;TRID&gt;755665739201901222021A30474&lt;/TRID&gt;</text:p>
            <text:p>    &lt;MESSAGE&gt;Trans ID 24506039079 Confirmed. Ksh 100 paid to Recharge on 01/08/19 at 02:45 PM was successful. New balance Ksh 85,429&lt;/MESSAGE&gt;</text:p>
            <text:p>    &lt;IVR-RESPONSE&gt;9014_MERCODE#787293713|100|0|0|24506039079|85,429#&lt;/IVR-RESPONSE&gt;</text:p>
            <text:p>&lt;/COMMAND&gt;</text:p>
          </table:table-cell>
          <table:table-cell table:number-columns-repeated="1021"/>
        </table:table-row>
        <table:table-row table:style-name="ro87">
          <table:table-cell office:value-type="string" calcext:value-type="string">
            <text:p>Postpaid</text:p>
          </table:table-cell>
          <table:table-cell office:value-type="string" calcext:value-type="string">
            <text:p>&lt;COMMAND&gt;</text:p>
            <text:p>   &lt;SNDINSTRUMENT&gt;12&lt;/SNDINSTRUMENT&gt;</text:p>
            <text:p>   &lt;MSISDN&gt;785699353&lt;/MSISDN&gt;</text:p>
            <text:p>   &lt;PAYID&gt;12&lt;/PAYID&gt;</text:p>
            <text:p>   &lt;SNDPROVIDER&gt;101&lt;/SNDPROVIDER&gt;</text:p>
            <text:p>   &lt;language&gt;en&lt;/language&gt;</text:p>
            <text:p>   &lt;RCVINSTRUMENT&gt;12&lt;/RCVINSTRUMENT&gt;</text:p>
            <text:p>   &lt;LANGUAGE2&gt;1&lt;/LANGUAGE2&gt;</text:p>
            <text:p>   &lt;isIntermSMSReqd&gt;Y&lt;/isIntermSMSReqd&gt;</text:p>
            <text:p>   &lt;PAYID2&gt;12&lt;/PAYID2&gt;</text:p>
            <text:p>   &lt;LANGUAGE1&gt;1&lt;/LANGUAGE1&gt;</text:p>
            <text:p>   &lt;PAYID1&gt;12&lt;/PAYID1&gt;</text:p>
            <text:p>   &lt;NICKNAME&gt;24863&lt;/NICKNAME&gt;</text:p>
            <text:p>   &lt;PIN&gt;1235&lt;/PIN&gt;</text:p>
            <text:p>   &lt;PROVIDER1&gt;101&lt;/PROVIDER1&gt;</text:p>
            <text:p>   &lt;PROVIDER2&gt;101&lt;/PROVIDER2&gt;</text:p>
            <text:p>   &lt;AMOUNT&gt;1000&lt;/AMOUNT&gt;</text:p>
            <text:p>   &lt;RCVPROVIDER&gt;101&lt;/RCVPROVIDER&gt;</text:p>
            <text:p>   &lt;PROVIDER&gt;101&lt;/PROVIDER&gt;</text:p>
            <text:p>   &lt;BPROVIDER&gt;101&lt;/BPROVIDER&gt;</text:p>
            <text:p>   &lt;TYPE&gt;CMPREQ&lt;/TYPE&gt;</text:p>
            <text:p>   &lt;REFERENCE_NO /&gt;</text:p>
            <text:p>   &lt;TRID&gt;755665739201901222021A30474&lt;/TRID&gt;</text:p>
            <text:p>&lt;/COMMAND&gt;</text:p>
          </table:table-cell>
          <table:table-cell office:value-type="string" calcext:value-type="string">
            <text:p>&lt;?xml version="1.0"?&gt;</text:p>
            <text:p>&lt;COMMAND&gt;</text:p>
            <text:p>    &lt;TYPE&gt;CMPRRESP&lt;/TYPE&gt;</text:p>
            <text:p>    &lt;TXNID&gt;24506039146&lt;/TXNID&gt;</text:p>
            <text:p>    &lt;TXNSTATUS&gt;200&lt;/TXNSTATUS&gt;</text:p>
            <text:p>    &lt;TRID&gt;755665739201901222021A30474&lt;/TRID&gt;</text:p>
            <text:p>    &lt;MESSAGE&gt;Trans ID 24506039146 Confirmed. Ksh 1,000 paid to Postpaid on 01/08/19 at 04:26 PM was successful. New balance Ksh 84,429&lt;/MESSAGE&gt;</text:p>
            <text:p>    &lt;IVR-RESPONSE&gt;9014_MERCODE#731782580|1,000|0|0|24506039146|84,429#&lt;/IVR-RESPONSE&gt;</text:p>
            <text:p>&lt;/COMMAND&gt;</text:p>
          </table:table-cell>
          <table:table-cell table:number-columns-repeated="1021"/>
        </table:table-row>
        <table:table-row table:style-name="ro54">
          <table:table-cell office:value-type="string" calcext:value-type="string">
            <text:p>VOICE AND DATA</text:p>
          </table:table-cell>
          <table:table-cell office:value-type="string" calcext:value-type="string">
            <text:p>NA</text:p>
          </table:table-cell>
          <table:table-cell table:style-name="ce120" office:value-type="string" calcext:value-type="string">
            <text:p>NA</text:p>
          </table:table-cell>
          <table:table-cell table:number-columns-repeated="1021"/>
        </table:table-row>
        <table:table-row table:style-name="ro16">
          <table:table-cell table:style-name="Default" table:number-columns-repeated="3"/>
          <table:table-cell table:number-columns-repeated="1021"/>
        </table:table-row>
        <table:table-row table:style-name="ro85">
          <table:table-cell table:style-name="ce225" office:value-type="string" calcext:value-type="string">
            <text:p>NAME-madagascar</text:p>
          </table:table-cell>
          <table:table-cell table:style-name="ce225" office:value-type="string" calcext:value-type="string">
            <text:p>REQUEST</text:p>
          </table:table-cell>
          <table:table-cell table:style-name="ce225" office:value-type="string" calcext:value-type="string">
            <text:p>RESPONSE</text:p>
          </table:table-cell>
          <table:table-cell table:style-name="ce227" table:number-columns-repeated="9"/>
          <table:table-cell table:style-name="ce228" table:number-columns-repeated="1012"/>
        </table:table-row>
        <table:table-row table:style-name="ro88">
          <table:table-cell table:style-name="ce93" office:value-type="string" calcext:value-type="string">
            <text:p>                                                   337056232          VOICE</text:p>
            <text:p>337056243          PREPAIDRECHARGE</text:p>
            <text:p>337056244          POSTPAIDBILL</text:p>
          </table:table-cell>
          <table:table-cell table:style-name="Default" table:number-columns-repeated="2"/>
          <table:table-cell table:number-columns-repeated="1021"/>
        </table:table-row>
        <table:table-row table:style-name="ro89">
          <table:table-cell office:value-type="string" calcext:value-type="string">
            <text:p>VOICE/sms</text:p>
          </table:table-cell>
          <table:table-cell office:value-type="string" calcext:value-type="string">
            <text:p>&lt;COMMAND&gt;</text:p>
            <text:p>    &lt;serviceType&gt;MERPAY&lt;/serviceType&gt;</text:p>
            <text:p>    &lt;TYPE&gt;PAYBILLREQ&lt;/TYPE&gt;</text:p>
            <text:p>    &lt;MSISDN&gt;332700907&lt;/MSISDN&gt;</text:p>
            <text:p>    &lt;interfaceId&gt;UGBPP&lt;/interfaceId&gt;</text:p>
            <text:p>    &lt;USERNAME&gt;test&lt;/USERNAME&gt;</text:p>
            <text:p>    &lt;PASSWORD&gt;test123&lt;/PASSWORD&gt;</text:p>
            <text:p>    &lt;PIN&gt;1235&lt;/PIN&gt;</text:p>
            <text:p>    &lt;AMOUNT&gt;500&lt;/AMOUNT&gt;</text:p>
            <text:p>    &lt;MSISDN2&gt;VOICETEST&lt;/MSISDN2&gt;</text:p>
            <text:p>    &lt;TXNTYPE&gt;MERCHANT&lt;/TXNTYPE&gt;</text:p>
            <text:p>&lt;/COMMAND&gt;</text:p>
          </table:table-cell>
          <table:table-cell office:value-type="string" calcext:value-type="string">
            <text:p>&lt;COMMAND&gt;</text:p>
            <text:p>    &lt;TXNSTATUS&gt;200&lt;/TXNSTATUS&gt;</text:p>
            <text:p>    &lt;MESSAGE&gt; Vous avez paye Ar 500  a VOICETEST pour $REFERENCE1. Votre solde est de Ar 127085.08. Airtel Money vous remercie. Trans. ID: MP190802.1330.C00022.  REFERENCE NO :$REFERENCE1&lt;/MESSAGE&gt;</text:p>
            <text:p>    &lt;EXTRA&gt;$EXTRA&lt;/EXTRA&gt;</text:p>
            <text:p>    &lt;TXNID&gt;MP190802.1330.C00022&lt;/TXNID&gt;</text:p>
            <text:p>&lt;/COMMAND&gt;</text:p>
          </table:table-cell>
          <table:table-cell table:number-columns-repeated="1021"/>
        </table:table-row>
        <table:table-row table:style-name="ro90">
          <table:table-cell office:value-type="string" calcext:value-type="string">
            <text:p>PREPAID RECHARGE/ data</text:p>
          </table:table-cell>
          <table:table-cell table:style-name="ce94" office:value-type="string" calcext:value-type="string">
            <text:p>&lt;COMMAND&gt;</text:p>
            <text:p>    &lt;serviceType&gt;MERPAY&lt;/serviceType&gt;</text:p>
            <text:p>    &lt;TYPE&gt;PAYBILLREQ&lt;/TYPE&gt;</text:p>
            <text:p>    &lt;MSISDN&gt;332700907&lt;/MSISDN&gt;</text:p>
            <text:p>    &lt;interfaceId&gt;UGBPP&lt;/interfaceId&gt;</text:p>
            <text:p>    &lt;USERNAME&gt;test&lt;/USERNAME&gt;</text:p>
            <text:p>    &lt;PASSWORD&gt;test123&lt;/PASSWORD&gt;</text:p>
            <text:p>    &lt;PIN&gt;1235&lt;/PIN&gt;</text:p>
            <text:p>    &lt;AMOUNT&gt;500&lt;/AMOUNT&gt;</text:p>
            <text:p>    &lt;MSISDN2&gt;RECHARGE&lt;/MSISDN2&gt;</text:p>
            <text:p>    &lt;TXNTYPE&gt;MERCHANT&lt;/TXNTYPE&gt;</text:p>
            <text:p>&lt;/COMMAND&gt;</text:p>
          </table:table-cell>
          <table:table-cell office:value-type="string" calcext:value-type="string">
            <text:p>&lt;COMMAND&gt;</text:p>
            <text:p>    &lt;TXNSTATUS&gt;200&lt;/TXNSTATUS&gt;</text:p>
            <text:p>    &lt;MESSAGE&gt;Dear customer. You have paid  500 Ar to PREPAIDRECHARGE in reference to $REFERENCE1. Bal:122785.08 Ar . Trans ID: MP190802.1520.C00009  REFERENCE NO :$REFERENCE1&lt;/MESSAGE&gt;</text:p>
            <text:p>    &lt;EXTRA&gt;$EXTRA&lt;/EXTRA&gt;</text:p>
            <text:p>    &lt;TXNID&gt;MP190802.1520.C00009&lt;/TXNID&gt;</text:p>
            <text:p>&lt;/COMMAND&gt;</text:p>
          </table:table-cell>
          <table:table-cell table:number-columns-repeated="1021"/>
        </table:table-row>
        <table:table-row table:style-name="ro87">
          <table:table-cell office:value-type="string" calcext:value-type="string">
            <text:p>POSTPAID</text:p>
          </table:table-cell>
          <table:table-cell table:style-name="ce94" office:value-type="string" calcext:value-type="string">
            <text:p>&lt;COMMAND&gt;</text:p>
            <text:p>    &lt;serviceType&gt;MERPAY&lt;/serviceType&gt;</text:p>
            <text:p>    &lt;TYPE&gt;PAYBILLREQ&lt;/TYPE&gt;</text:p>
            <text:p>    &lt;MSISDN&gt;332700907&lt;/MSISDN&gt;</text:p>
            <text:p>    &lt;interfaceId&gt;UGBPP&lt;/interfaceId&gt;</text:p>
            <text:p>    &lt;USERNAME&gt;test&lt;/USERNAME&gt;</text:p>
            <text:p>    &lt;PASSWORD&gt;test123&lt;/PASSWORD&gt;</text:p>
            <text:p>    &lt;PIN&gt;1235&lt;/PIN&gt;</text:p>
            <text:p>    &lt;AMOUNT&gt;500&lt;/AMOUNT&gt;</text:p>
            <text:p>    &lt;MSISDN2&gt;POSTAPP&lt;/MSISDN2&gt;</text:p>
            <text:p>    &lt;TXNTYPE&gt;MERCHANT&lt;/TXNTYPE&gt;</text:p>
            <text:p>&lt;/COMMAND&gt;</text:p>
          </table:table-cell>
          <table:table-cell office:value-type="string" calcext:value-type="string">
            <text:p>&lt;COMMAND&gt;</text:p>
            <text:p>    &lt;TXNSTATUS&gt;200&lt;/TXNSTATUS&gt;</text:p>
            <text:p>    &lt;MESSAGE&gt;Dear customer. You have paid  500 Ar to POSTPAIDBILL in reference to $REFERENCE1. Bal:123285.08 Ar . Trans ID: MP190802.1520.C00008  REFERENCE NO :$REFERENCE1&lt;/MESSAGE&gt;</text:p>
            <text:p>    &lt;EXTRA&gt;$EXTRA&lt;/EXTRA&gt;</text:p>
            <text:p>    &lt;TXNID&gt;MP190802.1520.C00008&lt;/TXNID&gt;</text:p>
            <text:p>&lt;/COMMAND&gt;</text:p>
          </table:table-cell>
          <table:table-cell table:number-columns-repeated="1021"/>
        </table:table-row>
      </table:table>
      <table:table table:name="TZ_DEBIT_WALLET" table:style-name="ta2">
        <table:table-column table:style-name="co22" table:default-cell-style-name="ce94"/>
        <table:table-column table:style-name="co57" table:default-cell-style-name="ce94"/>
        <table:table-column table:style-name="co58" table:default-cell-style-name="ce94"/>
        <table:table-column table:style-name="co59" table:default-cell-style-name="ce107"/>
        <table:table-column table:style-name="co15" table:number-columns-repeated="1020" table:default-cell-style-name="Default"/>
        <table:table-row table:style-name="ro91">
          <table:table-cell table:style-name="ce229" office:value-type="string" calcext:value-type="string">
            <text:p>API name</text:p>
          </table:table-cell>
          <table:table-cell table:style-name="ce229" office:value-type="string" calcext:value-type="string">
            <text:p>biller</text:p>
          </table:table-cell>
          <table:table-cell table:style-name="ce229" office:value-type="string" calcext:value-type="string">
            <text:p>request</text:p>
          </table:table-cell>
          <table:table-cell table:style-name="ce229" office:value-type="string" calcext:value-type="string">
            <text:p>response</text:p>
          </table:table-cell>
          <table:table-cell table:style-name="ce230" table:number-columns-repeated="1020"/>
        </table:table-row>
        <table:table-row table:style-name="ro92">
          <table:table-cell office:value-type="string" calcext:value-type="string">
            <text:p>DATAAPP</text:p>
          </table:table-cell>
          <table:table-cell/>
          <table:table-cell office:value-type="string" calcext:value-type="string">
            <text:p>&lt;COMMAND&gt;</text:p>
            <text:p>    &lt;serviceType&gt;MERPAY&lt;/serviceType&gt;</text:p>
            <text:p>    &lt;TYPE&gt;PAYBILLREQ&lt;/TYPE&gt;</text:p>
            <text:p>    &lt;MSISDN&gt;788068993&lt;/MSISDN&gt;</text:p>
            <text:p>    &lt;interfaceId&gt;UGBPP&lt;/interfaceId&gt;</text:p>
            <text:p>    &lt;USERNAME&gt;test&lt;/USERNAME&gt;</text:p>
            <text:p>    &lt;PASSWORD&gt;test123&lt;/PASSWORD&gt;</text:p>
            <text:p>    &lt;PIN&gt;1235&lt;/PIN&gt;</text:p>
            <text:p>    &lt;AMOUNT&gt;10&lt;/AMOUNT&gt;</text:p>
            <text:p>    &lt;MSISDN2&gt;DATAAPP&lt;/MSISDN2&gt;</text:p>
            <text:p>    &lt;TXNTYPE&gt;MERCHANT&lt;/TXNTYPE&gt;</text:p>
            <text:p>&lt;/COMMAND&gt;</text:p>
          </table:table-cell>
          <table:table-cell office:value-type="string" calcext:value-type="string">
            <text:p>response dataapp:--&lt;COMMAND&gt;</text:p>
            <text:p>    &lt;TXNSTATUS&gt;200&lt;/TXNSTATUS&gt;</text:p>
            <text:p>    &lt;MESSAGE&gt;Txn Id : MP190731.1428.B00006,You have paid 10.00Tshs to $REFERENCE1 .Your available Airtel Money balance : 1,909,032.00Tshs.</text:p>
            <text:p>Your OFFER ! Send Money All Day No Charges.Save upto Tsh 5,000 on transaction fee when you send money Airtel to Airtel.  REFERENCE NO :$REFERENCE1&lt;/MESSAGE&gt;</text:p>
            <text:p>    &lt;EXTRA&gt;$EXTRA&lt;/EXTRA&gt;</text:p>
            <text:p>    &lt;TXNID&gt;MP190731.1428.B00006&lt;/TXNID&gt;</text:p>
            <text:p>&lt;/COMMAND&gt;</text:p>
          </table:table-cell>
          <table:table-cell table:number-columns-repeated="1020"/>
        </table:table-row>
        <table:table-row table:style-name="ro92">
          <table:table-cell office:value-type="string" calcext:value-type="string">
            <text:p>VOICEAPP</text:p>
          </table:table-cell>
          <table:table-cell/>
          <table:table-cell office:value-type="string" calcext:value-type="string">
            <text:p>&lt;COMMAND&gt;</text:p>
            <text:p>    &lt;serviceType&gt;MERPAY&lt;/serviceType&gt;</text:p>
            <text:p>    &lt;TYPE&gt;PAYBILLREQ&lt;/TYPE&gt;</text:p>
            <text:p>    &lt;MSISDN&gt;788068993&lt;/MSISDN&gt;</text:p>
            <text:p>    &lt;interfaceId&gt;UGBPP&lt;/interfaceId&gt;</text:p>
            <text:p>    &lt;USERNAME&gt;test&lt;/USERNAME&gt;</text:p>
            <text:p>    &lt;PASSWORD&gt;test123&lt;/PASSWORD&gt;</text:p>
            <text:p>    &lt;PIN&gt;1235&lt;/PIN&gt;</text:p>
            <text:p>    &lt;AMOUNT&gt;10&lt;/AMOUNT&gt;</text:p>
            <text:p>    &lt;MSISDN2&gt;VOICEAPP&lt;/MSISDN2&gt;</text:p>
            <text:p>    &lt;TXNTYPE&gt;MERCHANT&lt;/TXNTYPE&gt;</text:p>
            <text:p>&lt;/COMMAND&gt;</text:p>
          </table:table-cell>
          <table:table-cell office:value-type="string" calcext:value-type="string">
            <text:p>response voiceapp:----&lt;COMMAND&gt;</text:p>
            <text:p>    &lt;TXNSTATUS&gt;200&lt;/TXNSTATUS&gt;</text:p>
            <text:p>    &lt;MESSAGE&gt;Txn Id : MP190731.1429.B00007,You have paid 10.00Tshs to $REFERENCE1 .Your available Airtel Money balance : 1,909,022.00Tshs.</text:p>
            <text:p>Your OFFER ! Send Money All Day No Charges.Save upto Tsh 5,000 on transaction fee when you send money Airtel to Airtel.  REFERENCE NO :$REFERENCE1&lt;/MESSAGE&gt;</text:p>
            <text:p>    &lt;EXTRA&gt;$EXTRA&lt;/EXTRA&gt;</text:p>
            <text:p>    &lt;TXNID&gt;MP190731.1429.B00007&lt;/TXNID&gt;</text:p>
            <text:p>&lt;/COMMAND&gt;</text:p>
          </table:table-cell>
          <table:table-cell table:number-columns-repeated="1020"/>
        </table:table-row>
        <table:table-row table:style-name="ro92">
          <table:table-cell office:value-type="string" calcext:value-type="string">
            <text:p>RECHARGEAPP</text:p>
          </table:table-cell>
          <table:table-cell/>
          <table:table-cell office:value-type="string" calcext:value-type="string">
            <text:p>&lt;COMMAND&gt;</text:p>
            <text:p>    &lt;serviceType&gt;MERPAY&lt;/serviceType&gt;</text:p>
            <text:p>    &lt;TYPE&gt;PAYBILLREQ&lt;/TYPE&gt;</text:p>
            <text:p>    &lt;MSISDN&gt;788068993&lt;/MSISDN&gt;</text:p>
            <text:p>    &lt;interfaceId&gt;UGBPP&lt;/interfaceId&gt;</text:p>
            <text:p>    &lt;USERNAME&gt;test&lt;/USERNAME&gt;</text:p>
            <text:p>    &lt;PASSWORD&gt;test123&lt;/PASSWORD&gt;</text:p>
            <text:p>    &lt;PIN&gt;1235&lt;/PIN&gt;</text:p>
            <text:p>    &lt;AMOUNT&gt;10&lt;/AMOUNT&gt;</text:p>
            <text:p>    &lt;MSISDN2&gt;RECHARGEAPP&lt;/MSISDN2&gt;</text:p>
            <text:p>    &lt;TXNTYPE&gt;MERCHANT&lt;/TXNTYPE&gt;</text:p>
            <text:p>&lt;/COMMAND&gt;</text:p>
          </table:table-cell>
          <table:table-cell office:value-type="string" calcext:value-type="string">
            <text:p>response rechargeapp:--------&lt;COMMAND&gt;</text:p>
            <text:p>    &lt;TXNSTATUS&gt;200&lt;/TXNSTATUS&gt;</text:p>
            <text:p>    &lt;MESSAGE&gt;Txn Id : MP190731.1429.B00008,You have paid 10.00Tshs to $REFERENCE1 .Your available Airtel Money balance : 1,909,012.00Tshs.</text:p>
            <text:p>Your OFFER ! Send Money All Day No Charges.Save upto Tsh 5,000 on transaction fee when you send money Airtel to Airtel.  REFERENCE NO :$REFERENCE1&lt;/MESSAGE&gt;</text:p>
            <text:p>    &lt;EXTRA&gt;$EXTRA&lt;/EXTRA&gt;</text:p>
            <text:p>    &lt;TXNID&gt;MP190731.1429.B00008&lt;/TXNID&gt;</text:p>
            <text:p>&lt;/COMMAND&gt;</text:p>
          </table:table-cell>
          <table:table-cell table:number-columns-repeated="1020"/>
        </table:table-row>
        <table:table-row table:style-name="ro92">
          <table:table-cell office:value-type="string" calcext:value-type="string">
            <text:p>POSTPAID</text:p>
          </table:table-cell>
          <table:table-cell/>
          <table:table-cell office:value-type="string" calcext:value-type="string">
            <text:p>&lt;COMMAND&gt;</text:p>
            <text:p>    &lt;serviceType&gt;MERPAY&lt;/serviceType&gt;</text:p>
            <text:p>    &lt;TYPE&gt;PAYBILLREQ&lt;/TYPE&gt;</text:p>
            <text:p>    &lt;MSISDN&gt;788068993&lt;/MSISDN&gt;</text:p>
            <text:p>    &lt;interfaceId&gt;UGBPP&lt;/interfaceId&gt;</text:p>
            <text:p>    &lt;USERNAME&gt;test&lt;/USERNAME&gt;</text:p>
            <text:p>    &lt;PASSWORD&gt;test123&lt;/PASSWORD&gt;</text:p>
            <text:p>    &lt;PIN&gt;1235&lt;/PIN&gt;</text:p>
            <text:p>    &lt;AMOUNT&gt;10&lt;/AMOUNT&gt;</text:p>
            <text:p>    &lt;MSISDN2&gt;POSTPAIDAPP&lt;/MSISDN2&gt;</text:p>
            <text:p>    &lt;TXNTYPE&gt;MERCHANT&lt;/TXNTYPE&gt;</text:p>
            <text:p>&lt;/COMMAND&gt;</text:p>
          </table:table-cell>
          <table:table-cell office:value-type="string" calcext:value-type="string">
            <text:p>postpaidapp response:---&lt;COMMAND&gt;</text:p>
            <text:p>    &lt;TXNSTATUS&gt;200&lt;/TXNSTATUS&gt;</text:p>
            <text:p>    &lt;MESSAGE&gt;Txn Id : MP190731.1429.B00009,You have paid 10.00Tshs to $REFERENCE1 .Your available Airtel Money balance : 1,909,002.00Tshs.</text:p>
            <text:p>Your OFFER ! Send Money All Day No Charges.Save upto Tsh 5,000 on transaction fee when you send money Airtel to Airtel.  REFERENCE NO :$REFERENCE1&lt;/MESSAGE&gt;</text:p>
            <text:p>    &lt;EXTRA&gt;$EXTRA&lt;/EXTRA&gt;</text:p>
            <text:p>    &lt;TXNID&gt;MP190731.1429.B00009&lt;/TXNID&gt;</text:p>
            <text:p>&lt;/COMMAND&gt;</text:p>
          </table:table-cell>
          <table:table-cell table:number-columns-repeated="1020"/>
        </table:table-row>
      </table:table>
      <table:table table:name="TZ_BILLERS_3" table:style-name="ta2">
        <table:table-column table:style-name="co60" table:default-cell-style-name="ce133"/>
        <table:table-column table:style-name="co61" table:default-cell-style-name="Default"/>
        <table:table-column table:style-name="co62" table:default-cell-style-name="Default"/>
        <table:table-column table:style-name="co49" table:default-cell-style-name="Default"/>
        <table:table-row table:style-name="ro93">
          <table:table-cell table:style-name="ce231" office:value-type="string" calcext:value-type="string">
            <text:p>Billers Name</text:p>
          </table:table-cell>
          <table:table-cell table:style-name="ce211" office:value-type="string" calcext:value-type="string">
            <text:p>STATUS(with Response)</text:p>
          </table:table-cell>
          <table:table-cell table:style-name="ce140" office:value-type="string" calcext:value-type="string">
            <text:p>REQUEST</text:p>
          </table:table-cell>
          <table:table-cell table:style-name="ce250" office:value-type="string" calcext:value-type="string">
            <text:p>REASON OF FAILING</text:p>
          </table:table-cell>
        </table:table-row>
        <table:table-row table:style-name="ro23">
          <table:table-cell table:style-name="ce125" office:value-type="string" calcext:value-type="string">
            <text:p>KCBTZ</text:p>
          </table:table-cell>
          <table:table-cell table:style-name="ce212" office:value-type="string" calcext:value-type="string">
            <text:p>&lt;COMMAND&gt;</text:p>
            <text:p>    &lt;TYPE&gt;CMPRRESP&lt;/TYPE&gt;</text:p>
            <text:p>    &lt;TXNID&gt;MP190712.1047.C00026&lt;/TXNID&gt;</text:p>
            <text:p>    &lt;TXNSTATUS&gt;200&lt;/TXNSTATUS&gt;</text:p>
            <text:p>    &lt;TRID&gt;786670654201907090634C0073&lt;/TRID&gt;</text:p>
            <text:p>    &lt;MESSAGE&gt;Txn Id : MP190712.1047.C00026,You have paid 1,000.00Tshs to SELCOM WIRELESS .Your available Airtel Money balance : 753,221.38Tshs. Your OFFER ! Send Money All Day No Charges.Save upto Tsh 5,000 on transaction fee when you send money Airtel to Airtel.  REFERENCE NO :712312&lt;/MESSAGE&gt;</text:p>
            <text:p>    &lt;IVR-RESPONSE&gt;9014_MERCODE#687086369|1,000.00|0.00|0.00|MP190712.1047.C00026|753,221.38#&lt;/IVR-RESPONSE&gt;</text:p>
            <text:p>&lt;/COMMAND&gt;</text:p>
            <text:p/>
          </table:table-cell>
          <table:table-cell table:style-name="ce247" office:value-type="string" calcext:value-type="string">
            <text:p>&lt;COMMAND&gt;</text:p>
            <text:p>&lt;PROVIDER1&gt;101&lt;/PROVIDER1&gt;</text:p>
            <text:p>&lt;PROVIDER2&gt;101&lt;/PROVIDER2&gt;</text:p>
            <text:p>&lt;PARENT_STAGEID&gt;d5343&lt;/PARENT_STAGEID&gt;</text:p>
            <text:p>&lt;SNDPROVIDER&gt;101&lt;/SNDPROVIDER&gt;</text:p>
            <text:p>&lt;BPROVIDER&gt;101&lt;/BPROVIDER&gt;</text:p>
            <text:p>&lt;AMOUNT&gt;1000&lt;/AMOUNT&gt;</text:p>
            <text:p>&lt;DYNAMIC_OPTION_PREVIOUS_LIST&gt;*&lt;/DYNAMIC_OPTION_PREVIOUS_LIST&gt;</text:p>
            <text:p>&lt;SNDINSTRUMENT&gt;12&lt;/SNDINSTRUMENT&gt;</text:p>
            <text:p>&lt;REFERENCE_NO&gt;712312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PREVIOUSSTAGE&gt;0&lt;/PREVIOUSSTAGE&gt;</text:p>
            <text:p>&lt;BANKNAME&gt;KCBTZ&lt;/BANKNAME&gt;</text:p>
            <text:p>&lt;PIN&gt;1235&lt;/PIN&gt;</text:p>
            <text:p>&lt;PROVIDER&gt;101&lt;/PROVIDER&gt;</text:p>
            <text:p>&lt;language&gt;en&lt;/language&gt;</text:p>
            <text:p>&lt;RCVPROVIDER&gt;101&lt;/RCVPROVIDER&gt;</text:p>
            <text:p>&lt;MSISDN&gt;786670654&lt;/MSISDN&gt;</text:p>
            <text:p>&lt;TYPE&gt;CMPREQ&lt;/TYPE&gt;</text:p>
            <text:p>&lt;TRID&gt;786670654201907090634C0073&lt;/TRID&gt;</text:p>
            <text:p>&lt;/COMMAND&gt;</text:p>
          </table:table-cell>
          <table:table-cell table:style-name="ce90"/>
        </table:table-row>
        <table:table-row table:style-name="ro23">
          <table:table-cell table:style-name="ce127" office:value-type="string" calcext:value-type="string">
            <text:p>MKOMBOZI</text:p>
          </table:table-cell>
          <table:table-cell table:style-name="ce213" office:value-type="string" calcext:value-type="string">
            <text:p>&lt;?xml version="1.0"?&gt;</text:p>
            <text:p>&lt;COMMAND&gt;</text:p>
            <text:p>    &lt;TYPE&gt;CMPRRESP&lt;/TYPE&gt;</text:p>
            <text:p>    &lt;TXNID&gt;MP190710.0856.C00083&lt;/TXNID&gt;</text:p>
            <text:p>    &lt;TXNSTATUS&gt;200&lt;/TXNSTATUS&gt;</text:p>
            <text:p>    &lt;TRID&gt;786670654201907090634C0073&lt;/TRID&gt;</text:p>
            <text:p>    &lt;MESSAGE&gt;Txn Id : MP190710.0856.C00083,You have paid 1,000.00Tshs to SELCOM WIRELESS .Your available Airtel Money balance : 760,076.38Tshs. Your OFFER ! Send Money All Day No Charges.Save upto Tsh 5,000 on transaction fee when you send money Airtel to Airtel.  REFERENCE NO :712312&lt;/MESSAGE&gt;</text:p>
            <text:p>    &lt;IVR-RESPONSE&gt;9014_MERCODE#687086429|1,000.00|0.00|0.00|MP190710.0856.C00083|760,076.38#&lt;/IVR-RESPONSE&gt;</text:p>
            <text:p>&lt;/COMMAND&gt;</text:p>
          </table:table-cell>
          <table:table-cell table:style-name="ce142" office:value-type="string" calcext:value-type="string">
            <text:p>&lt;COMMAND&gt;</text:p>
            <text:p>&lt;PROVIDER1&gt;101&lt;/PROVIDER1&gt;</text:p>
            <text:p>&lt;PROVIDER2&gt;101&lt;/PROVIDER2&gt;</text:p>
            <text:p>&lt;PARENT_STAGEID&gt;d5343&lt;/PARENT_STAGEID&gt;</text:p>
            <text:p>&lt;SNDPROVIDER&gt;101&lt;/SNDPROVIDER&gt;</text:p>
            <text:p>&lt;BPROVIDER&gt;101&lt;/BPROVIDER&gt;</text:p>
            <text:p>&lt;AMOUNT&gt;1000&lt;/AMOUNT&gt;</text:p>
            <text:p>&lt;DYNAMIC_OPTION_PREVIOUS_LIST&gt;*&lt;/DYNAMIC_OPTION_PREVIOUS_LIST&gt;</text:p>
            <text:p>&lt;SNDINSTRUMENT&gt;12&lt;/SNDINSTRUMENT&gt;</text:p>
            <text:p>&lt;REFERENCE_NO&gt;712312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PREVIOUSSTAGE&gt;0&lt;/PREVIOUSSTAGE&gt;</text:p>
            <text:p>&lt;BANKNAME&gt;MKOMBOZI&lt;/BANKNAME&gt;</text:p>
            <text:p>&lt;PIN&gt;1235&lt;/PIN&gt;</text:p>
            <text:p>&lt;PROVIDER&gt;101&lt;/PROVIDER&gt;</text:p>
            <text:p>&lt;language&gt;en&lt;/language&gt;</text:p>
            <text:p>&lt;RCVPROVIDER&gt;101&lt;/RCVPROVIDER&gt;</text:p>
            <text:p>&lt;MSISDN&gt;786670654&lt;/MSISDN&gt;</text:p>
            <text:p>&lt;TYPE&gt;CMPREQ&lt;/TYPE&gt;</text:p>
            <text:p>&lt;TRID&gt;786670654201907090634C0073</text:p>
            <text:p>&lt;/TRID&gt;</text:p>
            <text:p>&lt;/COMMAND&gt;</text:p>
          </table:table-cell>
          <table:table-cell table:style-name="ce90"/>
        </table:table-row>
        <table:table-row table:style-name="ro23">
          <table:table-cell table:style-name="ce127" office:value-type="string" calcext:value-type="string">
            <text:p>CBA Bank</text:p>
          </table:table-cell>
          <table:table-cell table:style-name="ce213" office:value-type="string" calcext:value-type="string">
            <text:p>&lt;?xml version="1.0"?&gt;</text:p>
            <text:p>&lt;COMMAND&gt;</text:p>
            <text:p>    &lt;TYPE&gt;CMPRRESP&lt;/TYPE&gt;</text:p>
            <text:p>    &lt;TXNID&gt;MP190726.1252.C00005&lt;/TXNID&gt;</text:p>
            <text:p>    &lt;TXNSTATUS&gt;200&lt;/TXNSTATUS&gt;</text:p>
            <text:p>    &lt;TRID&gt;786670654201907090634C0073&lt;/TRID&gt;</text:p>
            <text:p>    &lt;MESSAGE&gt;Txn Id : MP190726.1252.C00005,You have paid 1,000.00Tshs to CBA .Your available Airtel Money balance : 720,227.88Tshs. Your OFFER ! Send Money All Day No Charges.Save upto Tsh 5,000 on transaction fee when you send money Airtel to Airtel.  REFERENCE NO :712312&lt;/MESSAGE&gt;</text:p>
            <text:p>    &lt;IVR-RESPONSE&gt;9014_MERCODE#690000015|1,000.00|0.00|0.00|MP190726.1252.C00005|720,227.88#&lt;/IVR-RESPONSE&gt;</text:p>
            <text:p>&lt;/COMMAND&gt;</text:p>
          </table:table-cell>
          <table:table-cell table:style-name="ce142" office:value-type="string" calcext:value-type="string">
            <text:p>&lt;COMMAND&gt;</text:p>
            <text:p/>
            <text:p>&lt;PROVIDER1&gt;101&lt;/PROVIDER1&gt;</text:p>
            <text:p/>
            <text:p>&lt;PROVIDER2&gt;101&lt;/PROVIDER2&gt;</text:p>
            <text:p/>
            <text:p>&lt;PARENT_STAGEID&gt;d5343&lt;/PARENT_STAGEID&gt;</text:p>
            <text:p/>
            <text:p>&lt;SNDPROVIDER&gt;101&lt;/SNDPROVIDER&gt;</text:p>
            <text:p/>
            <text:p>&lt;BPROVIDER&gt;101&lt;/BPROVIDER&gt;</text:p>
            <text:p/>
            <text:p>&lt;AMOUNT&gt;1000&lt;/AMOUNT&gt;</text:p>
            <text:p/>
            <text:p>&lt;DYNAMIC_OPTION_PREVIOUS_LIST&gt;*&lt;/DYNAMIC_OPTION_PREVIOUS_LIST&gt;</text:p>
            <text:p/>
            <text:p>&lt;SNDINSTRUMENT&gt;12&lt;/SNDINSTRUMENT&gt;</text:p>
            <text:p/>
            <text:p>&lt;REFERENCE_NO&gt;712312&lt;/REFERENCE_NO&gt;</text:p>
            <text:p/>
            <text:p>&lt;PAYID1&gt;12&lt;/PAYID1&gt;</text:p>
            <text:p/>
            <text:p>&lt;PAYID2&gt;12&lt;/PAYID2&gt;</text:p>
            <text:p/>
            <text:p>&lt;RCVINSTRUMENT&gt;12&lt;/RCVINSTRUMENT&gt;</text:p>
            <text:p/>
            <text:p>&lt;PAYID&gt;12&lt;/PAYID&gt;</text:p>
            <text:p/>
            <text:p>&lt;PREVIOUSSTAGE&gt;0&lt;/PREVIOUSSTAGE&gt;</text:p>
            <text:p/>
            <text:p>&lt;BANKNAME&gt;CBABANK&lt;/BANKNAME&gt;</text:p>
            <text:p/>
            <text:p>&lt;PIN&gt;1235&lt;/PIN&gt;</text:p>
            <text:p/>
            <text:p>&lt;PROVIDER&gt;101&lt;/PROVIDER&gt;</text:p>
            <text:p/>
            <text:p>&lt;language&gt;en&lt;/language&gt;</text:p>
            <text:p/>
            <text:p>&lt;RCVPROVIDER&gt;101&lt;/RCVPROVIDER&gt;</text:p>
            <text:p/>
            <text:p>&lt;MSISDN&gt;786670654&lt;/MSISDN&gt;</text:p>
            <text:p/>
            <text:p>&lt;TYPE&gt;CMPREQ&lt;/TYPE&gt;</text:p>
            <text:p/>
            <text:p>&lt;TRID&gt;786670654201907090634C0073&lt;/TRID&gt;</text:p>
            <text:p/>
            <text:p>&lt;/COMMAND&gt;</text:p>
          </table:table-cell>
          <table:table-cell table:style-name="ce90"/>
        </table:table-row>
        <table:table-row table:style-name="ro23">
          <table:table-cell table:style-name="ce127" office:value-type="string" calcext:value-type="string">
            <text:p>Mufindi Bank</text:p>
          </table:table-cell>
          <table:table-cell table:style-name="ce213" office:value-type="string" calcext:value-type="string">
            <text:p>&lt;?xml version="1.0"?&gt;</text:p>
            <text:p>&lt;COMMAND&gt;</text:p>
            <text:p>    &lt;TYPE&gt;CMPRRESP&lt;/TYPE&gt;</text:p>
            <text:p>    &lt;TXNID&gt;MP190729.1002.C00011&lt;/TXNID&gt;</text:p>
            <text:p>    &lt;TXNSTATUS&gt;200&lt;/TXNSTATUS&gt;</text:p>
            <text:p>    &lt;TRID&gt;786670654201907090634C0073&lt;/TRID&gt;</text:p>
            <text:p>    &lt;MESSAGE&gt;Txn Id : MP190729.1002.C00011,You have paid 1,000.00Tshs to MUFINDI .Your available Airtel Money balance : 694,054.83Tshs. Your OFFER ! Send Money All Day No Charges.Save upto Tsh 5,000 on transaction fee when you send money Airtel to Airtel.  REFERENCE NO :712312&lt;/MESSAGE&gt;</text:p>
            <text:p>    &lt;IVR-RESPONSE&gt;9014_MERCODE#780900186|1,000.00|0.00|0.00|MP190729.1002.C00011|694,054.83#&lt;/IVR-RESPONSE&gt;</text:p>
            <text:p>&lt;/COMMAND&gt;</text:p>
          </table:table-cell>
          <table:table-cell table:style-name="ce142" office:value-type="string" calcext:value-type="string">
            <text:p>&lt;COMMAND&gt;</text:p>
            <text:p>&lt;PROVIDER1&gt;101&lt;/PROVIDER1&gt;</text:p>
            <text:p>&lt;PROVIDER2&gt;101&lt;/PROVIDER2&gt;</text:p>
            <text:p>&lt;PARENT_STAGEID&gt;d5343&lt;/PARENT_STAGEID&gt;</text:p>
            <text:p>&lt;SNDPROVIDER&gt;101&lt;/SNDPROVIDER&gt;</text:p>
            <text:p>&lt;BPROVIDER&gt;101&lt;/BPROVIDER&gt;</text:p>
            <text:p>&lt;AMOUNT&gt;1000&lt;/AMOUNT&gt;</text:p>
            <text:p>&lt;DYNAMIC_OPTION_PREVIOUS_LIST&gt;*&lt;/DYNAMIC_OPTION_PREVIOUS_LIST&gt;</text:p>
            <text:p>&lt;SNDINSTRUMENT&gt;12&lt;/SNDINSTRUMENT&gt;</text:p>
            <text:p>&lt;REFERENCE_NO&gt;712312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PREVIOUSSTAGE&gt;0&lt;/PREVIOUSSTAGE&gt;</text:p>
            <text:p>&lt;BANKNAME&gt;MUFINDIBANK&lt;/BANKNAME&gt;</text:p>
            <text:p>&lt;PIN&gt;1235&lt;/PIN&gt;</text:p>
            <text:p>&lt;PROVIDER&gt;101&lt;/PROVIDER&gt;</text:p>
            <text:p>&lt;language&gt;en&lt;/language&gt;</text:p>
            <text:p>&lt;RCVPROVIDER&gt;101&lt;/RCVPROVIDER&gt;</text:p>
            <text:p>&lt;MSISDN&gt;786670654&lt;/MSISDN&gt;</text:p>
            <text:p>&lt;TYPE&gt;CMPREQ&lt;/TYPE&gt;</text:p>
            <text:p>&lt;TRID&gt;786670654201907090634C0073</text:p>
            <text:p>&lt;/TRID&gt;</text:p>
            <text:p>&lt;/COMMAND&gt;</text:p>
          </table:table-cell>
          <table:table-cell table:style-name="ce90"/>
        </table:table-row>
        <table:table-row table:style-name="ro23">
          <table:table-cell table:style-name="ce127" office:value-type="string" calcext:value-type="string">
            <text:p>BANCABC</text:p>
          </table:table-cell>
          <table:table-cell table:style-name="ce213" office:value-type="string" calcext:value-type="string">
            <text:p>&lt;?xml version="1.0"?&gt;</text:p>
            <text:p>&lt;COMMAND&gt;</text:p>
            <text:p>    &lt;TYPE&gt;CMPRRESP&lt;/TYPE&gt;</text:p>
            <text:p>    &lt;TXNID&gt;MP190710.0901.C00086&lt;/TXNID&gt;</text:p>
            <text:p>    &lt;TXNSTATUS&gt;200&lt;/TXNSTATUS&gt;</text:p>
            <text:p>    &lt;TRID&gt;786670654201907090634C0073&lt;/TRID&gt;</text:p>
            <text:p>    &lt;MESSAGE&gt;Txn Id : MP190710.0901.C00086,You have paid 1,000.00Tshs to SELCOM WIRELESS .Your available Airtel Money balance : 759,076.38Tshs. Your OFFER ! Send Money All Day No Charges.Save upto Tsh 5,000 on transaction fee when you send money Airtel to Airtel.  REFERENCE NO :712312&lt;/MESSAGE&gt;</text:p>
            <text:p>    &lt;IVR-RESPONSE&gt;9014_MERCODE#687086294|1,000.00|0.00|0.00|MP190710.0901.C00086|759,076.38#&lt;/IVR-RESPONSE&gt;</text:p>
            <text:p>&lt;/COMMAND&gt;</text:p>
          </table:table-cell>
          <table:table-cell table:style-name="ce142" office:value-type="string" calcext:value-type="string">
            <text:p>&lt;COMMAND&gt;</text:p>
            <text:p>&lt;PROVIDER1&gt;101&lt;/PROVIDER1&gt;</text:p>
            <text:p>&lt;PROVIDER2&gt;101&lt;/PROVIDER2&gt;</text:p>
            <text:p>&lt;PARENT_STAGEID&gt;d5343&lt;/PARENT_STAGEID&gt;</text:p>
            <text:p>&lt;SNDPROVIDER&gt;101&lt;/SNDPROVIDER&gt;</text:p>
            <text:p>&lt;BPROVIDER&gt;101&lt;/BPROVIDER&gt;</text:p>
            <text:p>&lt;AMOUNT&gt;1000&lt;/AMOUNT&gt;</text:p>
            <text:p>&lt;DYNAMIC_OPTION_PREVIOUS_LIST&gt;*&lt;/DYNAMIC_OPTION_PREVIOUS_LIST&gt;</text:p>
            <text:p>&lt;SNDINSTRUMENT&gt;12&lt;/SNDINSTRUMENT&gt;</text:p>
            <text:p>&lt;REFERENCE_NO&gt;712312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PREVIOUSSTAGE&gt;0&lt;/PREVIOUSSTAGE&gt;</text:p>
            <text:p>&lt;BANKNAME&gt;BANCABC&lt;/BANKNAME&gt;</text:p>
            <text:p>&lt;PIN&gt;1235&lt;/PIN&gt;</text:p>
            <text:p>&lt;PROVIDER&gt;101&lt;/PROVIDER&gt;</text:p>
            <text:p>&lt;language&gt;en&lt;/language&gt;</text:p>
            <text:p>&lt;RCVPROVIDER&gt;101&lt;/RCVPROVIDER&gt;</text:p>
            <text:p>&lt;MSISDN&gt;786670654&lt;/MSISDN&gt;</text:p>
            <text:p>&lt;TYPE&gt;CMPREQ&lt;/TYPE&gt;</text:p>
            <text:p>&lt;TRID&gt;786670654201907090634C0073</text:p>
            <text:p>&lt;/TRID&gt;</text:p>
            <text:p>&lt;/COMMAND&gt;</text:p>
          </table:table-cell>
          <table:table-cell table:style-name="ce90"/>
        </table:table-row>
        <table:table-row table:style-name="ro23">
          <table:table-cell table:style-name="ce127" office:value-type="string" calcext:value-type="string">
            <text:p>MAENDELEO</text:p>
          </table:table-cell>
          <table:table-cell table:style-name="ce213" office:value-type="string" calcext:value-type="string">
            <text:p>&lt;?xml version="1.0"?&gt;</text:p>
            <text:p>&lt;COMMAND&gt;</text:p>
            <text:p>    &lt;TYPE&gt;CMPRRESP&lt;/TYPE&gt;</text:p>
            <text:p>    &lt;TXNID&gt;MP190710.0902.C00087&lt;/TXNID&gt;</text:p>
            <text:p>    &lt;TXNSTATUS&gt;200&lt;/TXNSTATUS&gt;</text:p>
            <text:p>    &lt;TRID&gt;786670654201907090634C0073&lt;/TRID&gt;</text:p>
            <text:p>    &lt;MESSAGE&gt;Txn Id : MP190710.0902.C00087,You have paid 1,000.00Tshs to SELCOM WIRELESS .Your available Airtel Money balance : 758,076.38Tshs. Your OFFER ! Send Money All Day No Charges.Save upto Tsh 5,000 on transaction fee when you send money Airtel to Airtel.  REFERENCE NO :712312&lt;/MESSAGE&gt;</text:p>
            <text:p>    &lt;IVR-RESPONSE&gt;9014_MERCODE#687086396|1,000.00|0.00|0.00|MP190710.0902.C00087|758,076.38#&lt;/IVR-RESPONSE&gt;</text:p>
            <text:p>&lt;/COMMAND&gt;</text:p>
          </table:table-cell>
          <table:table-cell table:style-name="ce142" office:value-type="string" calcext:value-type="string">
            <text:p>&lt;COMMAND&gt;</text:p>
            <text:p>&lt;PROVIDER1&gt;101&lt;/PROVIDER1&gt;</text:p>
            <text:p>&lt;PROVIDER2&gt;101&lt;/PROVIDER2&gt;</text:p>
            <text:p>&lt;PARENT_STAGEID&gt;d5343&lt;/PARENT_STAGEID&gt;</text:p>
            <text:p>&lt;SNDPROVIDER&gt;101&lt;/SNDPROVIDER&gt;</text:p>
            <text:p>&lt;BPROVIDER&gt;101&lt;/BPROVIDER&gt;</text:p>
            <text:p>&lt;AMOUNT&gt;1000&lt;/AMOUNT&gt;</text:p>
            <text:p>&lt;DYNAMIC_OPTION_PREVIOUS_LIST&gt;*&lt;/DYNAMIC_OPTION_PREVIOUS_LIST&gt;</text:p>
            <text:p>&lt;SNDINSTRUMENT&gt;12&lt;/SNDINSTRUMENT&gt;</text:p>
            <text:p>&lt;REFERENCE_NO&gt;712312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PREVIOUSSTAGE&gt;0&lt;/PREVIOUSSTAGE&gt;</text:p>
            <text:p>&lt;BANKNAME&gt;MAENDELEO&lt;/BANKNAME&gt;</text:p>
            <text:p>&lt;PIN&gt;1235&lt;/PIN&gt;</text:p>
            <text:p>&lt;PROVIDER&gt;101&lt;/PROVIDER&gt;</text:p>
            <text:p>&lt;language&gt;en&lt;/language&gt;</text:p>
            <text:p>&lt;RCVPROVIDER&gt;101&lt;/RCVPROVIDER&gt;</text:p>
            <text:p>&lt;MSISDN&gt;786670654&lt;/MSISDN&gt;</text:p>
            <text:p>&lt;TYPE&gt;CMPREQ&lt;/TYPE&gt;</text:p>
            <text:p>&lt;TRID&gt;786670654201907090634C0073</text:p>
            <text:p>&lt;/TRID&gt;</text:p>
            <text:p>&lt;/COMMAND&gt;</text:p>
          </table:table-cell>
          <table:table-cell table:style-name="ce90"/>
        </table:table-row>
        <table:table-row table:style-name="ro23">
          <table:table-cell table:style-name="ce127" office:value-type="string" calcext:value-type="string">
            <text:p>Kilimanjaro Bank</text:p>
          </table:table-cell>
          <table:table-cell table:style-name="ce213" office:value-type="string" calcext:value-type="string">
            <text:p>&lt;?xml version="1.0"?&gt;</text:p>
            <text:p>&lt;COMMAND&gt;</text:p>
            <text:p>    &lt;TYPE&gt;CMPRRESP&lt;/TYPE&gt;</text:p>
            <text:p>    &lt;TXNID&gt;MP190729.1001.C00010&lt;/TXNID&gt;</text:p>
            <text:p>    &lt;TXNSTATUS&gt;200&lt;/TXNSTATUS&gt;</text:p>
            <text:p>    &lt;TRID&gt;786670654201907090634C0073&lt;/TRID&gt;</text:p>
            <text:p>    &lt;MESSAGE&gt;Txn Id : MP190729.1001.C00010,You have paid 1,000.00Tshs to KILIMANJARO .Your available Airtel Money balance : 695,054.83Tshs. Your OFFER ! Send Money All Day No Charges.Save upto Tsh 5,000 on transaction fee when you send money Airtel to Airtel.  REFERENCE NO :712312&lt;/MESSAGE&gt;</text:p>
            <text:p>    &lt;IVR-RESPONSE&gt;9014_MERCODE#780900183|1,000.00|0.00|0.00|MP190729.1001.C00010|695,054.83#&lt;/IVR-RESPONSE&gt;</text:p>
            <text:p>&lt;/COMMAND&gt;</text:p>
          </table:table-cell>
          <table:table-cell table:style-name="ce142" office:value-type="string" calcext:value-type="string">
            <text:p>&lt;COMMAND&gt;</text:p>
            <text:p>&lt;PROVIDER1&gt;101&lt;/PROVIDER1&gt;</text:p>
            <text:p>&lt;PROVIDER2&gt;101&lt;/PROVIDER2&gt;</text:p>
            <text:p>&lt;PARENT_STAGEID&gt;d5343&lt;/PARENT_STAGEID&gt;</text:p>
            <text:p>&lt;SNDPROVIDER&gt;101&lt;/SNDPROVIDER&gt;</text:p>
            <text:p>&lt;BPROVIDER&gt;101&lt;/BPROVIDER&gt;</text:p>
            <text:p>&lt;AMOUNT&gt;1000&lt;/AMOUNT&gt;</text:p>
            <text:p>&lt;DYNAMIC_OPTION_PREVIOUS_LIST&gt;*&lt;/DYNAMIC_OPTION_PREVIOUS_LIST&gt;</text:p>
            <text:p>&lt;SNDINSTRUMENT&gt;12&lt;/SNDINSTRUMENT&gt;</text:p>
            <text:p>&lt;REFERENCE_NO&gt;712312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PREVIOUSSTAGE&gt;0&lt;/PREVIOUSSTAGE&gt;</text:p>
            <text:p>&lt;BANKNAME&gt;KILIMANJAROBANK&lt;/BANKNAME&gt;</text:p>
            <text:p>&lt;PIN&gt;1235&lt;/PIN&gt;</text:p>
            <text:p>&lt;PROVIDER&gt;101&lt;/PROVIDER&gt;</text:p>
            <text:p>&lt;language&gt;en&lt;/language&gt;</text:p>
            <text:p>&lt;RCVPROVIDER&gt;101&lt;/RCVPROVIDER&gt;</text:p>
            <text:p>&lt;MSISDN&gt;786670654&lt;/MSISDN&gt;</text:p>
            <text:p>&lt;TYPE&gt;CMPREQ&lt;/TYPE&gt;</text:p>
            <text:p>&lt;TRID&gt;786670654201907090634C0073</text:p>
            <text:p>&lt;/TRID&gt;</text:p>
            <text:p>&lt;/COMMAND&gt;</text:p>
          </table:table-cell>
          <table:table-cell table:style-name="ce90"/>
        </table:table-row>
        <table:table-row table:style-name="ro23">
          <table:table-cell table:style-name="ce127" office:value-type="string" calcext:value-type="string">
            <text:p>Mwanga Bank</text:p>
          </table:table-cell>
          <table:table-cell table:style-name="ce213" office:value-type="string" calcext:value-type="string">
            <text:p>&lt;?xml version="1.0"?&gt;</text:p>
            <text:p>&lt;COMMAND&gt;</text:p>
            <text:p>    &lt;TYPE&gt;CMPRRESP&lt;/TYPE&gt;</text:p>
            <text:p>    &lt;TXNID&gt;MP190729.1000.C00008&lt;/TXNID&gt;</text:p>
            <text:p>    &lt;TXNSTATUS&gt;200&lt;/TXNSTATUS&gt;</text:p>
            <text:p>    &lt;TRID&gt;786670654201907090634C0073&lt;/TRID&gt;</text:p>
            <text:p>    &lt;MESSAGE&gt;Txn Id : MP190729.1000.C00008,You have paid 1,000.00Tshs to MWANGA .Your available Airtel Money balance : 697,054.83Tshs. Your OFFER ! Send Money All Day No Charges.Save upto Tsh 5,000 on transaction fee when you send money Airtel to Airtel.  REFERENCE NO :712312&lt;/MESSAGE&gt;</text:p>
            <text:p>    &lt;IVR-RESPONSE&gt;9014_MERCODE#780900194|1,000.00|0.00|0.00|MP190729.1000.C00008|697,054.83#&lt;/IVR-RESPONSE&gt;</text:p>
            <text:p>&lt;/COMMAND&gt;</text:p>
          </table:table-cell>
          <table:table-cell table:style-name="ce142" office:value-type="string" calcext:value-type="string">
            <text:p>&lt;COMMAND&gt;</text:p>
            <text:p>&lt;PROVIDER1&gt;101&lt;/PROVIDER1&gt;</text:p>
            <text:p>&lt;PROVIDER2&gt;101&lt;/PROVIDER2&gt;</text:p>
            <text:p>&lt;PARENT_STAGEID&gt;d5343&lt;/PARENT_STAGEID&gt;</text:p>
            <text:p>&lt;SNDPROVIDER&gt;101&lt;/SNDPROVIDER&gt;</text:p>
            <text:p>&lt;BPROVIDER&gt;101&lt;/BPROVIDER&gt;</text:p>
            <text:p>&lt;AMOUNT&gt;1000&lt;/AMOUNT&gt;</text:p>
            <text:p>&lt;DYNAMIC_OPTION_PREVIOUS_LIST&gt;*&lt;/DYNAMIC_OPTION_PREVIOUS_LIST&gt;</text:p>
            <text:p>&lt;SNDINSTRUMENT&gt;12&lt;/SNDINSTRUMENT&gt;</text:p>
            <text:p>&lt;REFERENCE_NO&gt;712312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PREVIOUSSTAGE&gt;0&lt;/PREVIOUSSTAGE&gt;</text:p>
            <text:p>&lt;BANKNAME&gt;MWANGABANK&lt;/BANKNAME&gt;</text:p>
            <text:p>&lt;PIN&gt;1235&lt;/PIN&gt;</text:p>
            <text:p>&lt;PROVIDER&gt;101&lt;/PROVIDER&gt;</text:p>
            <text:p>&lt;language&gt;en&lt;/language&gt;</text:p>
            <text:p>&lt;RCVPROVIDER&gt;101&lt;/RCVPROVIDER&gt;</text:p>
            <text:p>&lt;MSISDN&gt;786670654&lt;/MSISDN&gt;</text:p>
            <text:p>&lt;TYPE&gt;CMPREQ&lt;/TYPE&gt;</text:p>
            <text:p>&lt;TRID&gt;786670654201907090634C0073</text:p>
            <text:p>&lt;/TRID&gt;</text:p>
            <text:p>&lt;/COMMAND&gt;</text:p>
          </table:table-cell>
          <table:table-cell table:style-name="ce90"/>
        </table:table-row>
        <table:table-row table:style-name="ro23">
          <table:table-cell table:style-name="ce127" office:value-type="string" calcext:value-type="string">
            <text:p>Mbinga Comm Bank</text:p>
          </table:table-cell>
          <table:table-cell table:style-name="ce213" office:value-type="string" calcext:value-type="string">
            <text:p>&lt;?xml version="1.0"?&gt;</text:p>
            <text:p>&lt;COMMAND&gt;</text:p>
            <text:p>    &lt;TYPE&gt;CMPRRESP&lt;/TYPE&gt;</text:p>
            <text:p>    &lt;TXNID&gt;MP190729.1001.C00009&lt;/TXNID&gt;</text:p>
            <text:p>    &lt;TXNSTATUS&gt;200&lt;/TXNSTATUS&gt;</text:p>
            <text:p>    &lt;TRID&gt;786670654201907090634C0073&lt;/TRID&gt;</text:p>
            <text:p>    &lt;MESSAGE&gt;Txn Id : MP190729.1001.C00009,You have paid 1,000.00Tshs to MBINGA .Your available Airtel Money balance : 696,054.83Tshs. Your OFFER ! Send Money All Day No Charges.Save upto Tsh 5,000 on transaction fee when you send money Airtel to Airtel.  REFERENCE NO :712312&lt;/MESSAGE&gt;</text:p>
            <text:p>    &lt;IVR-RESPONSE&gt;9014_MERCODE#780900190|1,000.00|0.00|0.00|MP190729.1001.C00009|696,054.83#&lt;/IVR-RESPONSE&gt;</text:p>
            <text:p>&lt;/COMMAND&gt;</text:p>
          </table:table-cell>
          <table:table-cell table:style-name="ce142" office:value-type="string" calcext:value-type="string">
            <text:p>&lt;COMMAND&gt;</text:p>
            <text:p>&lt;PROVIDER1&gt;101&lt;/PROVIDER1&gt;</text:p>
            <text:p>&lt;PROVIDER2&gt;101&lt;/PROVIDER2&gt;</text:p>
            <text:p>&lt;PARENT_STAGEID&gt;d5343&lt;/PARENT_STAGEID&gt;</text:p>
            <text:p>&lt;SNDPROVIDER&gt;101&lt;/SNDPROVIDER&gt;</text:p>
            <text:p>&lt;BPROVIDER&gt;101&lt;/BPROVIDER&gt;</text:p>
            <text:p>&lt;AMOUNT&gt;1000&lt;/AMOUNT&gt;</text:p>
            <text:p>&lt;DYNAMIC_OPTION_PREVIOUS_LIST&gt;*&lt;/DYNAMIC_OPTION_PREVIOUS_LIST&gt;</text:p>
            <text:p>&lt;SNDINSTRUMENT&gt;12&lt;/SNDINSTRUMENT&gt;</text:p>
            <text:p>&lt;REFERENCE_NO&gt;712312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PREVIOUSSTAGE&gt;0&lt;/PREVIOUSSTAGE&gt;</text:p>
            <text:p>&lt;BANKNAME&gt;MBINGABANK&lt;/BANKNAME&gt;</text:p>
            <text:p>&lt;PIN&gt;1235&lt;/PIN&gt;</text:p>
            <text:p>&lt;PROVIDER&gt;101&lt;/PROVIDER&gt;</text:p>
            <text:p>&lt;language&gt;en&lt;/language&gt;</text:p>
            <text:p>&lt;RCVPROVIDER&gt;101&lt;/RCVPROVIDER&gt;</text:p>
            <text:p>&lt;MSISDN&gt;786670654&lt;/MSISDN&gt;</text:p>
            <text:p>&lt;TYPE&gt;CMPREQ&lt;/TYPE&gt;</text:p>
            <text:p>&lt;TRID&gt;786670654201907090634C0073</text:p>
            <text:p>&lt;/TRID&gt;</text:p>
            <text:p>&lt;/COMMAND&gt;</text:p>
          </table:table-cell>
          <table:table-cell table:style-name="ce90"/>
        </table:table-row>
        <table:table-row table:style-name="ro23">
          <table:table-cell table:style-name="ce127" office:value-type="string" calcext:value-type="string">
            <text:p>Uchumi Bank</text:p>
          </table:table-cell>
          <table:table-cell table:style-name="ce213" office:value-type="string" calcext:value-type="string">
            <text:p>&lt;?xml version="1.0"?&gt;</text:p>
            <text:p>&lt;COMMAND&gt;</text:p>
            <text:p>    &lt;TYPE&gt;CMPRRESP&lt;/TYPE&gt;</text:p>
            <text:p>    &lt;TXNID&gt;MP190729.1003.C00012&lt;/TXNID&gt;</text:p>
            <text:p>    &lt;TXNSTATUS&gt;200&lt;/TXNSTATUS&gt;</text:p>
            <text:p>    &lt;TRID&gt;786670654201907090634C0073&lt;/TRID&gt;</text:p>
            <text:p>    &lt;MESSAGE&gt;Txn Id : MP190729.1003.C00012,You have paid 1,000.00Tshs to UCHUMI .Your available Airtel Money balance : 693,054.83Tshs. Your OFFER ! Send Money All Day No Charges.Save upto Tsh 5,000 on transaction fee when you send money Airtel to Airtel.  REFERENCE NO :712312&lt;/MESSAGE&gt;</text:p>
            <text:p>    &lt;IVR-RESPONSE&gt;9014_MERCODE#780900189|1,000.00|0.00|0.00|MP190729.1003.C00012|693,054.83#&lt;/IVR-RESPONSE&gt;</text:p>
            <text:p>&lt;/COMMAND&gt;</text:p>
          </table:table-cell>
          <table:table-cell table:style-name="ce142" office:value-type="string" calcext:value-type="string">
            <text:p>&lt;COMMAND&gt;</text:p>
            <text:p>&lt;PROVIDER1&gt;101&lt;/PROVIDER1&gt;</text:p>
            <text:p>&lt;PROVIDER2&gt;101&lt;/PROVIDER2&gt;</text:p>
            <text:p>&lt;PARENT_STAGEID&gt;d5343&lt;/PARENT_STAGEID&gt;</text:p>
            <text:p>&lt;SNDPROVIDER&gt;101&lt;/SNDPROVIDER&gt;</text:p>
            <text:p>&lt;BPROVIDER&gt;101&lt;/BPROVIDER&gt;</text:p>
            <text:p>&lt;AMOUNT&gt;1000&lt;/AMOUNT&gt;</text:p>
            <text:p>&lt;DYNAMIC_OPTION_PREVIOUS_LIST&gt;*&lt;/DYNAMIC_OPTION_PREVIOUS_LIST&gt;</text:p>
            <text:p>&lt;SNDINSTRUMENT&gt;12&lt;/SNDINSTRUMENT&gt;</text:p>
            <text:p>&lt;REFERENCE_NO&gt;712312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PREVIOUSSTAGE&gt;0&lt;/PREVIOUSSTAGE&gt;</text:p>
            <text:p>&lt;BANKNAME&gt;UCHUMIBANK&lt;/BANKNAME&gt;</text:p>
            <text:p>&lt;PIN&gt;1235&lt;/PIN&gt;</text:p>
            <text:p>&lt;PROVIDER&gt;101&lt;/PROVIDER&gt;</text:p>
            <text:p>&lt;language&gt;en&lt;/language&gt;</text:p>
            <text:p>&lt;RCVPROVIDER&gt;101&lt;/RCVPROVIDER&gt;</text:p>
            <text:p>&lt;MSISDN&gt;786670654&lt;/MSISDN&gt;</text:p>
            <text:p>&lt;TYPE&gt;CMPREQ&lt;/TYPE&gt;</text:p>
            <text:p>&lt;TRID&gt;786670654201907090634C0073</text:p>
            <text:p>&lt;/TRID&gt;</text:p>
            <text:p>&lt;/COMMAND&gt;</text:p>
          </table:table-cell>
          <table:table-cell table:style-name="ce90"/>
        </table:table-row>
        <table:table-row table:style-name="ro23">
          <table:table-cell table:style-name="ce127" office:value-type="string" calcext:value-type="string">
            <text:p>UBA BANK</text:p>
          </table:table-cell>
          <table:table-cell table:style-name="ce214" office:value-type="string" calcext:value-type="string">
            <text:p>&lt;?xml version="1.0"?&gt;</text:p>
            <text:p>&lt;COMMAND&gt;</text:p>
            <text:p>    &lt;TYPE&gt;CMPRRESP&lt;/TYPE&gt;</text:p>
            <text:p>    &lt;TXNID&gt;MP190726.1314.C00022&lt;/TXNID&gt;</text:p>
            <text:p>    &lt;TXNSTATUS&gt;200&lt;/TXNSTATUS&gt;</text:p>
            <text:p>    &lt;TRID&gt;786670654201907090634C0073&lt;/TRID&gt;</text:p>
            <text:p>    &lt;MESSAGE&gt;Txn Id : MP190726.1314.C00022,You have paid 1,000.00Tshs to UBABANK .Your available Airtel Money balance : 709,027.88Tshs. Your OFFER ! Send Money All Day No Charges.Save upto Tsh 5,000 on transaction fee when you send money Airtel to Airtel.  REFERENCE NO :712312&lt;/MESSAGE&gt;</text:p>
            <text:p>    &lt;IVR-RESPONSE&gt;9014_MERCODE#680222337|1,000.00|0.00|0.00|MP190726.1314.C00022|709,027.88#&lt;/IVR-RESPONSE&gt;</text:p>
            <text:p>&lt;/COMMAND&gt;</text:p>
          </table:table-cell>
          <table:table-cell table:style-name="ce142" office:value-type="string" calcext:value-type="string">
            <text:p>&lt;COMMAND&gt;</text:p>
            <text:p>&lt;PROVIDER1&gt;101&lt;/PROVIDER1&gt;</text:p>
            <text:p>&lt;PROVIDER2&gt;101&lt;/PROVIDER2&gt;</text:p>
            <text:p>&lt;PARENT_STAGEID&gt;d5343&lt;/PARENT_STAGEID&gt;</text:p>
            <text:p>&lt;SNDPROVIDER&gt;101&lt;/SNDPROVIDER&gt;</text:p>
            <text:p>&lt;BPROVIDER&gt;101&lt;/BPROVIDER&gt;</text:p>
            <text:p>&lt;AMOUNT&gt;1000&lt;/AMOUNT&gt;</text:p>
            <text:p>&lt;DYNAMIC_OPTION_PREVIOUS_LIST&gt;*&lt;/DYNAMIC_OPTION_PREVIOUS_LIST&gt;</text:p>
            <text:p>&lt;SNDINSTRUMENT&gt;12&lt;/SNDINSTRUMENT&gt;</text:p>
            <text:p>&lt;REFERENCE_NO&gt;712312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PREVIOUSSTAGE&gt;0&lt;/PREVIOUSSTAGE&gt;</text:p>
            <text:p>&lt;BANKNAME&gt;UBABANK&lt;/BANKNAME&gt;</text:p>
            <text:p>&lt;PIN&gt;1235&lt;/PIN&gt;</text:p>
            <text:p>&lt;PROVIDER&gt;101&lt;/PROVIDER&gt;</text:p>
            <text:p>&lt;language&gt;en&lt;/language&gt;</text:p>
            <text:p>&lt;RCVPROVIDER&gt;101&lt;/RCVPROVIDER&gt;</text:p>
            <text:p>&lt;MSISDN&gt;786670654&lt;/MSISDN&gt;</text:p>
            <text:p>&lt;TYPE&gt;CMPREQ&lt;/TYPE&gt;</text:p>
            <text:p>&lt;TRID&gt;786670654201907090634C0073</text:p>
            <text:p>&lt;/TRID&gt;</text:p>
            <text:p>&lt;/COMMAND&gt;</text:p>
          </table:table-cell>
          <table:table-cell table:style-name="ce90"/>
        </table:table-row>
        <table:table-row table:style-name="ro23">
          <table:table-cell table:style-name="ce127" office:value-type="string" calcext:value-type="string">
            <text:p>ECOBANK</text:p>
          </table:table-cell>
          <table:table-cell table:style-name="ce214" office:value-type="string" calcext:value-type="string">
            <text:p>&lt;?xml version="1.0"?&gt;</text:p>
            <text:p>&lt;COMMAND&gt;</text:p>
            <text:p>    &lt;TYPE&gt;CMPRRESP&lt;/TYPE&gt;</text:p>
            <text:p>    &lt;TXNID&gt;MP190726.1315.C00024&lt;/TXNID&gt;</text:p>
            <text:p>    &lt;TXNSTATUS&gt;200&lt;/TXNSTATUS&gt;</text:p>
            <text:p>    &lt;TRID&gt;786670654201907090634C0073&lt;/TRID&gt;</text:p>
            <text:p>    &lt;MESSAGE&gt;Txn Id : MP190726.1315.C00024,You have paid 1,000.00Tshs to ECOBANK .Your available Airtel Money balance : 708,027.88Tshs. Your OFFER ! Send Money All Day No Charges.Save upto Tsh 5,000 on transaction fee when you send money Airtel to Airtel.  REFERENCE NO :712312&lt;/MESSAGE&gt;</text:p>
            <text:p>    &lt;IVR-RESPONSE&gt;9014_MERCODE#680222336|1,000.00|0.00|0.00|MP190726.1315.C00024|708,027.88#&lt;/IVR-RESPONSE&gt;</text:p>
            <text:p>&lt;/COMMAND&gt;</text:p>
          </table:table-cell>
          <table:table-cell table:style-name="ce142" office:value-type="string" calcext:value-type="string">
            <text:p>&lt;COMMAND&gt;</text:p>
            <text:p>&lt;PROVIDER1&gt;101&lt;/PROVIDER1&gt;</text:p>
            <text:p>&lt;PROVIDER2&gt;101&lt;/PROVIDER2&gt;</text:p>
            <text:p>&lt;PARENT_STAGEID&gt;d5343&lt;/PARENT_STAGEID&gt;</text:p>
            <text:p>&lt;SNDPROVIDER&gt;101&lt;/SNDPROVIDER&gt;</text:p>
            <text:p>&lt;BPROVIDER&gt;101&lt;/BPROVIDER&gt;</text:p>
            <text:p>&lt;AMOUNT&gt;1000&lt;/AMOUNT&gt;</text:p>
            <text:p>&lt;DYNAMIC_OPTION_PREVIOUS_LIST&gt;*&lt;/DYNAMIC_OPTION_PREVIOUS_LIST&gt;</text:p>
            <text:p>&lt;SNDINSTRUMENT&gt;12&lt;/SNDINSTRUMENT&gt;</text:p>
            <text:p>&lt;REFERENCE_NO&gt;712312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PREVIOUSSTAGE&gt;0&lt;/PREVIOUSSTAGE&gt;</text:p>
            <text:p>&lt;BANKNAME&gt;ECOBANK&lt;/BANKNAME&gt;</text:p>
            <text:p>&lt;PIN&gt;1235&lt;/PIN&gt;</text:p>
            <text:p>&lt;PROVIDER&gt;101&lt;/PROVIDER&gt;</text:p>
            <text:p>&lt;language&gt;en&lt;/language&gt;</text:p>
            <text:p>&lt;RCVPROVIDER&gt;101&lt;/RCVPROVIDER&gt;</text:p>
            <text:p>&lt;MSISDN&gt;786670654&lt;/MSISDN&gt;</text:p>
            <text:p>&lt;TYPE&gt;CMPREQ&lt;/TYPE&gt;</text:p>
            <text:p>&lt;TRID&gt;786670654201907090634C0073</text:p>
            <text:p>&lt;/TRID&gt;</text:p>
            <text:p>&lt;/COMMAND&gt;</text:p>
          </table:table-cell>
          <table:table-cell table:style-name="ce90"/>
        </table:table-row>
        <table:table-row table:style-name="ro23">
          <table:table-cell table:style-name="ce127" office:value-type="string" calcext:value-type="string">
            <text:p>YETU Microfinance bank</text:p>
          </table:table-cell>
          <table:table-cell table:style-name="ce214" office:value-type="string" calcext:value-type="string">
            <text:p>&lt;?xml version="1.0"?&gt;</text:p>
            <text:p>&lt;COMMAND&gt;</text:p>
            <text:p>    &lt;TYPE&gt;CMPRRESP&lt;/TYPE&gt;</text:p>
            <text:p>    &lt;TXNID&gt;MP190726.1312.C00017&lt;/TXNID&gt;</text:p>
            <text:p>    &lt;TXNSTATUS&gt;200&lt;/TXNSTATUS&gt;</text:p>
            <text:p>    &lt;TRID&gt;786670654201907090634C0073&lt;/TRID&gt;</text:p>
            <text:p>    &lt;MESSAGE&gt;Txn Id : MP190726.1312.C00017,You have paid 1,000.00Tshs to YETU .Your available Airtel Money balance : 711,027.88Tshs. Your OFFER ! Send Money All Day No Charges.Save upto Tsh 5,000 on transaction fee when you send money Airtel to Airtel.  REFERENCE NO :712312&lt;/MESSAGE&gt;</text:p>
            <text:p>    &lt;IVR-RESPONSE&gt;9014_MERCODE#680222338|1,000.00|0.00|0.00|MP190726.1312.C00017|711,027.88#&lt;/IVR-RESPONSE&gt;</text:p>
            <text:p>&lt;/COMMAND&gt;</text:p>
          </table:table-cell>
          <table:table-cell table:style-name="ce142" office:value-type="string" calcext:value-type="string">
            <text:p>&lt;COMMAND&gt;</text:p>
            <text:p>&lt;PROVIDER1&gt;101&lt;/PROVIDER1&gt;</text:p>
            <text:p>&lt;PROVIDER2&gt;101&lt;/PROVIDER2&gt;</text:p>
            <text:p>&lt;PARENT_STAGEID&gt;d5343&lt;/PARENT_STAGEID&gt;</text:p>
            <text:p>&lt;SNDPROVIDER&gt;101&lt;/SNDPROVIDER&gt;</text:p>
            <text:p>&lt;BPROVIDER&gt;101&lt;/BPROVIDER&gt;</text:p>
            <text:p>&lt;AMOUNT&gt;1000&lt;/AMOUNT&gt;</text:p>
            <text:p>&lt;DYNAMIC_OPTION_PREVIOUS_LIST&gt;*&lt;/DYNAMIC_OPTION_PREVIOUS_LIST&gt;</text:p>
            <text:p>&lt;SNDINSTRUMENT&gt;12&lt;/SNDINSTRUMENT&gt;</text:p>
            <text:p>&lt;REFERENCE_NO&gt;712312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PREVIOUSSTAGE&gt;0&lt;/PREVIOUSSTAGE&gt;</text:p>
            <text:p>&lt;BANKNAME&gt;YETUBANK&lt;/BANKNAME&gt;</text:p>
            <text:p>&lt;PIN&gt;1235&lt;/PIN&gt;</text:p>
            <text:p>&lt;PROVIDER&gt;101&lt;/PROVIDER&gt;</text:p>
            <text:p>&lt;language&gt;en&lt;/language&gt;</text:p>
            <text:p>&lt;RCVPROVIDER&gt;101&lt;/RCVPROVIDER&gt;</text:p>
            <text:p>&lt;MSISDN&gt;786670654&lt;/MSISDN&gt;</text:p>
            <text:p>&lt;TYPE&gt;CMPREQ&lt;/TYPE&gt;</text:p>
            <text:p>&lt;TRID&gt;786670654201907090634C0073</text:p>
            <text:p>&lt;/TRID&gt;</text:p>
            <text:p>&lt;/COMMAND&gt;</text:p>
          </table:table-cell>
          <table:table-cell table:style-name="ce90"/>
        </table:table-row>
        <table:table-row table:style-name="ro23">
          <table:table-cell table:style-name="ce127" office:value-type="string" calcext:value-type="string">
            <text:p>People bank of Zanzibar</text:p>
          </table:table-cell>
          <table:table-cell table:style-name="ce214" office:value-type="string" calcext:value-type="string">
            <text:p>&lt;?xml version="1.0"?&gt;</text:p>
            <text:p>&lt;COMMAND&gt;</text:p>
            <text:p>    &lt;TYPE&gt;CMPRRESP&lt;/TYPE&gt;</text:p>
            <text:p>    &lt;TXNID&gt;MP190726.1256.C00003&lt;/TXNID&gt;</text:p>
            <text:p>    &lt;TXNSTATUS&gt;200&lt;/TXNSTATUS&gt;</text:p>
            <text:p>    &lt;TRID&gt;786670654201907090634C0073&lt;/TRID&gt;</text:p>
            <text:p>    &lt;MESSAGE&gt;Txn Id : MP190726.1256.C00003,You have paid 1,000.00Tshs to ZANZIBAR .Your available Airtel Money balance : 719,027.88Tshs. Your OFFER ! Send Money All Day No Charges.Save upto Tsh 5,000 on transaction fee when you send money Airtel to Airtel.  REFERENCE NO :712312&lt;/MESSAGE&gt;</text:p>
            <text:p>    &lt;IVR-RESPONSE&gt;9014_MERCODE#780900870|1,000.00|0.00|0.00|MP190726.1256.C00003|719,027.88#&lt;/IVR-RESPONSE&gt;</text:p>
            <text:p>&lt;/COMMAND&gt;</text:p>
          </table:table-cell>
          <table:table-cell table:style-name="ce142" office:value-type="string" calcext:value-type="string">
            <text:p>&lt;COMMAND&gt;</text:p>
            <text:p>&lt;PROVIDER1&gt;101&lt;/PROVIDER1&gt;</text:p>
            <text:p>&lt;PROVIDER2&gt;101&lt;/PROVIDER2&gt;</text:p>
            <text:p>&lt;PARENT_STAGEID&gt;d5343&lt;/PARENT_STAGEID&gt;</text:p>
            <text:p>&lt;SNDPROVIDER&gt;101&lt;/SNDPROVIDER&gt;</text:p>
            <text:p>&lt;BPROVIDER&gt;101&lt;/BPROVIDER&gt;</text:p>
            <text:p>&lt;AMOUNT&gt;1000&lt;/AMOUNT&gt;</text:p>
            <text:p>&lt;DYNAMIC_OPTION_PREVIOUS_LIST&gt;*&lt;/DYNAMIC_OPTION_PREVIOUS_LIST&gt;</text:p>
            <text:p>&lt;SNDINSTRUMENT&gt;12&lt;/SNDINSTRUMENT&gt;</text:p>
            <text:p>&lt;REFERENCE_NO&gt;712312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PREVIOUSSTAGE&gt;0&lt;/PREVIOUSSTAGE&gt;</text:p>
            <text:p>&lt;BANKNAME&gt;ZANZIBARBANK&lt;/BANKNAME&gt;</text:p>
            <text:p>&lt;PIN&gt;1235&lt;/PIN&gt;</text:p>
            <text:p>&lt;PROVIDER&gt;101&lt;/PROVIDER&gt;</text:p>
            <text:p>&lt;language&gt;en&lt;/language&gt;</text:p>
            <text:p>&lt;RCVPROVIDER&gt;101&lt;/RCVPROVIDER&gt;</text:p>
            <text:p>&lt;MSISDN&gt;786670654&lt;/MSISDN&gt;</text:p>
            <text:p>&lt;TYPE&gt;CMPREQ&lt;/TYPE&gt;</text:p>
            <text:p>&lt;TRID&gt;786670654201907090634C0073</text:p>
            <text:p>&lt;/TRID&gt;</text:p>
            <text:p>&lt;/COMMAND&gt;</text:p>
          </table:table-cell>
          <table:table-cell table:style-name="ce90"/>
        </table:table-row>
        <table:table-row table:style-name="ro23">
          <table:table-cell table:style-name="ce127" office:value-type="string" calcext:value-type="string">
            <text:p>DTB Bank</text:p>
          </table:table-cell>
          <table:table-cell table:style-name="ce214" office:value-type="string" calcext:value-type="string">
            <text:p>&lt;?xml version="1.0"?&gt;</text:p>
            <text:p>&lt;COMMAND&gt;</text:p>
            <text:p>    &lt;TYPE&gt;CMPRRESP&lt;/TYPE&gt;</text:p>
            <text:p>    &lt;TXNID&gt;MP190726.1300.C00011&lt;/TXNID&gt;</text:p>
            <text:p>    &lt;TXNSTATUS&gt;200&lt;/TXNSTATUS&gt;</text:p>
            <text:p>    &lt;TRID&gt;786670654201907090634C0073&lt;/TRID&gt;</text:p>
            <text:p>    &lt;MESSAGE&gt;Txn Id : MP190726.1300.C00011,You have paid 1,000.00Tshs to DTB .Your available Airtel Money balance : 714,027.88Tshs. Your OFFER ! Send Money All Day No Charges.Save upto Tsh 5,000 on transaction fee when you send money Airtel to Airtel.  REFERENCE NO :712312&lt;/MESSAGE&gt;</text:p>
            <text:p>    &lt;IVR-RESPONSE&gt;9014_MERCODE#690000104|1,000.00|0.00|0.00|MP190726.1300.C00011|714,027.88#&lt;/IVR-RESPONSE&gt;</text:p>
            <text:p>&lt;/COMMAND&gt;</text:p>
          </table:table-cell>
          <table:table-cell table:style-name="ce142" office:value-type="string" calcext:value-type="string">
            <text:p>&lt;COMMAND&gt;</text:p>
            <text:p>&lt;PROVIDER1&gt;101&lt;/PROVIDER1&gt;</text:p>
            <text:p>&lt;PROVIDER2&gt;101&lt;/PROVIDER2&gt;</text:p>
            <text:p>&lt;PARENT_STAGEID&gt;d5343&lt;/PARENT_STAGEID&gt;</text:p>
            <text:p>&lt;SNDPROVIDER&gt;101&lt;/SNDPROVIDER&gt;</text:p>
            <text:p>&lt;BPROVIDER&gt;101&lt;/BPROVIDER&gt;</text:p>
            <text:p>&lt;AMOUNT&gt;1000&lt;/AMOUNT&gt;</text:p>
            <text:p>&lt;DYNAMIC_OPTION_PREVIOUS_LIST&gt;*&lt;/DYNAMIC_OPTION_PREVIOUS_LIST&gt;</text:p>
            <text:p>&lt;SNDINSTRUMENT&gt;12&lt;/SNDINSTRUMENT&gt;</text:p>
            <text:p>&lt;REFERENCE_NO&gt;712312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PREVIOUSSTAGE&gt;0&lt;/PREVIOUSSTAGE&gt;</text:p>
            <text:p>&lt;BANKNAME&gt;DTBBANK&lt;/BANKNAME&gt;</text:p>
            <text:p>&lt;PIN&gt;1235&lt;/PIN&gt;</text:p>
            <text:p>&lt;PROVIDER&gt;101&lt;/PROVIDER&gt;</text:p>
            <text:p>&lt;language&gt;en&lt;/language&gt;</text:p>
            <text:p>&lt;RCVPROVIDER&gt;101&lt;/RCVPROVIDER&gt;</text:p>
            <text:p>&lt;MSISDN&gt;786670654&lt;/MSISDN&gt;</text:p>
            <text:p>&lt;TYPE&gt;CMPREQ&lt;/TYPE&gt;</text:p>
            <text:p>&lt;TRID&gt;786670654201907090634C0073</text:p>
            <text:p>&lt;/TRID&gt;</text:p>
            <text:p>&lt;/COMMAND&gt;</text:p>
          </table:table-cell>
          <table:table-cell table:style-name="ce90"/>
        </table:table-row>
        <table:table-row table:style-name="ro23">
          <table:table-cell table:style-name="ce127" office:value-type="string" calcext:value-type="string">
            <text:p>Mwalimu Bank</text:p>
          </table:table-cell>
          <table:table-cell table:style-name="ce137" office:value-type="string" calcext:value-type="string">
            <text:p>&lt;?xml version="1.0"?&gt;</text:p>
            <text:p>&lt;COMMAND&gt;</text:p>
            <text:p>    &lt;TYPE&gt;CMPRRESP&lt;/TYPE&gt;</text:p>
            <text:p>    &lt;TXNID&gt;MP190729.1624.C00003&lt;/TXNID&gt;</text:p>
            <text:p>    &lt;TXNSTATUS&gt;200&lt;/TXNSTATUS&gt;</text:p>
            <text:p>    &lt;TRID&gt;786670654201907090634C0073&lt;/TRID&gt;</text:p>
            <text:p>    &lt;MESSAGE&gt;Dear Customer, your transaction Txn Id: MP190729.1624.C00003 is currently being processed. You will receive a confirmation shortly. Save up to Tsh 5,000 on transaction fee when you send money Airtel to Airtel.  REFERENCE NO :712312&lt;/MESSAGE&gt;</text:p>
            <text:p>&lt;/COMMAND&gt;</text:p>
          </table:table-cell>
          <table:table-cell table:style-name="ce142" office:value-type="string" calcext:value-type="string">
            <text:p>&lt;COMMAND&gt;</text:p>
            <text:p>&lt;PROVIDER1&gt;101&lt;/PROVIDER1&gt;</text:p>
            <text:p>&lt;PROVIDER2&gt;101&lt;/PROVIDER2&gt;</text:p>
            <text:p>&lt;PARENT_STAGEID&gt;d5343&lt;/PARENT_STAGEID&gt;</text:p>
            <text:p>&lt;SNDPROVIDER&gt;101&lt;/SNDPROVIDER&gt;</text:p>
            <text:p>&lt;BPROVIDER&gt;101&lt;/BPROVIDER&gt;</text:p>
            <text:p>&lt;AMOUNT&gt;1000&lt;/AMOUNT&gt;</text:p>
            <text:p>&lt;DYNAMIC_OPTION_PREVIOUS_LIST&gt;*&lt;/DYNAMIC_OPTION_PREVIOUS_LIST&gt;</text:p>
            <text:p>&lt;SNDINSTRUMENT&gt;12&lt;/SNDINSTRUMENT&gt;</text:p>
            <text:p>&lt;REFERENCE_NO&gt;712312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PREVIOUSSTAGE&gt;0&lt;/PREVIOUSSTAGE&gt;</text:p>
            <text:p>&lt;BANKNAME&gt;MWALIMUBANK&lt;/BANKNAME&gt;</text:p>
            <text:p>&lt;PIN&gt;1235&lt;/PIN&gt;</text:p>
            <text:p>&lt;PROVIDER&gt;101&lt;/PROVIDER&gt;</text:p>
            <text:p>&lt;language&gt;en&lt;/language&gt;</text:p>
            <text:p>&lt;RCVPROVIDER&gt;101&lt;/RCVPROVIDER&gt;</text:p>
            <text:p>&lt;MSISDN&gt;786670654&lt;/MSISDN&gt;</text:p>
            <text:p>&lt;TYPE&gt;CMPREQ&lt;/TYPE&gt;</text:p>
            <text:p>&lt;TRID&gt;786670654201907090634C0073</text:p>
            <text:p>&lt;/TRID&gt;</text:p>
            <text:p>&lt;/COMMAND&gt;</text:p>
          </table:table-cell>
          <table:table-cell table:style-name="ce90" office:value-type="string" calcext:value-type="string">
            <text:p>ambigious response</text:p>
          </table:table-cell>
        </table:table-row>
        <table:table-row table:style-name="ro23">
          <table:table-cell table:style-name="ce127" office:value-type="string" calcext:value-type="string">
            <text:p>I and M Bank</text:p>
          </table:table-cell>
          <table:table-cell table:style-name="ce214" office:value-type="string" calcext:value-type="string">
            <text:p>&lt;?xml version="1.0"?&gt;</text:p>
            <text:p>&lt;COMMAND&gt;</text:p>
            <text:p>    &lt;TYPE&gt;CMPRRESP&lt;/TYPE&gt;</text:p>
            <text:p>    &lt;TXNID&gt;MP190726.1258.C00008&lt;/TXNID&gt;</text:p>
            <text:p>    &lt;TXNSTATUS&gt;200&lt;/TXNSTATUS&gt;</text:p>
            <text:p>    &lt;TRID&gt;786670654201907090634C0073&lt;/TRID&gt;</text:p>
            <text:p>    &lt;MESSAGE&gt;Txn Id : MP190726.1258.C00008,You have paid 1,000.00Tshs to I and M .Your available Airtel Money balance : 715,027.88Tshs. Your OFFER ! Send Money All Day No Charges.Save upto Tsh 5,000 on transaction fee when you send money Airtel to Airtel.  REFERENCE NO :712312&lt;/MESSAGE&gt;</text:p>
            <text:p>    &lt;IVR-RESPONSE&gt;9014_MERCODE#680667788|1,000.00|0.00|0.00|MP190726.1258.C00008|715,027.88#&lt;/IVR-RESPONSE&gt;</text:p>
            <text:p>&lt;/COMMAND&gt;</text:p>
          </table:table-cell>
          <table:table-cell table:style-name="ce142" office:value-type="string" calcext:value-type="string">
            <text:p>&lt;COMMAND&gt;</text:p>
            <text:p>&lt;PROVIDER1&gt;101&lt;/PROVIDER1&gt;</text:p>
            <text:p>&lt;PROVIDER2&gt;101&lt;/PROVIDER2&gt;</text:p>
            <text:p>&lt;PARENT_STAGEID&gt;d5343&lt;/PARENT_STAGEID&gt;</text:p>
            <text:p>&lt;SNDPROVIDER&gt;101&lt;/SNDPROVIDER&gt;</text:p>
            <text:p>&lt;BPROVIDER&gt;101&lt;/BPROVIDER&gt;</text:p>
            <text:p>&lt;AMOUNT&gt;1000&lt;/AMOUNT&gt;</text:p>
            <text:p>&lt;DYNAMIC_OPTION_PREVIOUS_LIST&gt;*&lt;/DYNAMIC_OPTION_PREVIOUS_LIST&gt;</text:p>
            <text:p>&lt;SNDINSTRUMENT&gt;12&lt;/SNDINSTRUMENT&gt;</text:p>
            <text:p>&lt;REFERENCE_NO&gt;712312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PREVIOUSSTAGE&gt;0&lt;/PREVIOUSSTAGE&gt;</text:p>
            <text:p>&lt;BANKNAME&gt;INMBANK&lt;/BANKNAME&gt;</text:p>
            <text:p>&lt;PIN&gt;1235&lt;/PIN&gt;</text:p>
            <text:p>&lt;PROVIDER&gt;101&lt;/PROVIDER&gt;</text:p>
            <text:p>&lt;language&gt;en&lt;/language&gt;</text:p>
            <text:p>&lt;RCVPROVIDER&gt;101&lt;/RCVPROVIDER&gt;</text:p>
            <text:p>&lt;MSISDN&gt;786670654&lt;/MSISDN&gt;</text:p>
            <text:p>&lt;TYPE&gt;CMPREQ&lt;/TYPE&gt;</text:p>
            <text:p>        &lt;TRID&gt;786670654201907090634C0073&lt;/TRID&gt;&lt;/COMMAND&gt;</text:p>
          </table:table-cell>
          <table:table-cell table:style-name="ce90"/>
        </table:table-row>
        <table:table-row table:style-name="ro23">
          <table:table-cell table:style-name="ce127" office:value-type="string" calcext:value-type="string">
            <text:p>HAKIKA BANK</text:p>
          </table:table-cell>
          <table:table-cell table:style-name="ce214" office:value-type="string" calcext:value-type="string">
            <text:p>&lt;?xml version="1.0"?&gt;</text:p>
            <text:p>&lt;COMMAND&gt;</text:p>
            <text:p>    &lt;TYPE&gt;CMPRRESP&lt;/TYPE&gt;</text:p>
            <text:p>    &lt;TXNID&gt;MP190726.1253.C00001&lt;/TXNID&gt;</text:p>
            <text:p>    &lt;TXNSTATUS&gt;200&lt;/TXNSTATUS&gt;</text:p>
            <text:p>    &lt;TRID&gt;786670654201907090634C0073&lt;/TRID&gt;</text:p>
            <text:p>    &lt;MESSAGE&gt;Txn Id : MP190726.1253.C00001,You have paid 200.00Tshs to HAKIKA .Your available Airtel Money balance : 720,027.88Tshs. Your OFFER ! Send Money All Day No Charges.Save upto Tsh 5,000 on transaction fee when you send money Airtel to Airtel.  REFERENCE NO :712312&lt;/MESSAGE&gt;</text:p>
            <text:p>    &lt;IVR-RESPONSE&gt;9014_MERCODE#680445511|200.00|0.00|0.00|MP190726.1253.C00001|720,027.88#&lt;/IVR-RESPONSE&gt;</text:p>
            <text:p>&lt;/COMMAND&gt;</text:p>
          </table:table-cell>
          <table:table-cell table:style-name="ce142" office:value-type="string" calcext:value-type="string">
            <text:p>&lt;COMMAND&gt;</text:p>
            <text:p>&lt;PROVIDER1&gt;101&lt;/PROVIDER1&gt;</text:p>
            <text:p>&lt;PROVIDER2&gt;101&lt;/PROVIDER2&gt;</text:p>
            <text:p>&lt;PARENT_STAGEID&gt;d5343&lt;/PARENT_STAGEID&gt;</text:p>
            <text:p>&lt;SNDPROVIDER&gt;101&lt;/SNDPROVIDER&gt;</text:p>
            <text:p>&lt;BPROVIDER&gt;101&lt;/BPROVIDER&gt;</text:p>
            <text:p>&lt;AMOUNT&gt;200&lt;/AMOUNT&gt;</text:p>
            <text:p>&lt;DYNAMIC_OPTION_PREVIOUS_LIST&gt;*&lt;/DYNAMIC_OPTION_PREVIOUS_LIST&gt;</text:p>
            <text:p>&lt;SNDINSTRUMENT&gt;12&lt;/SNDINSTRUMENT&gt;</text:p>
            <text:p>&lt;REFERENCE_NO&gt;712312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PREVIOUSSTAGE&gt;0&lt;/PREVIOUSSTAGE&gt;</text:p>
            <text:p>&lt;BANKNAME&gt;HAKIKABANK&lt;/BANKNAME&gt;</text:p>
            <text:p>&lt;PIN&gt;1235&lt;/PIN&gt;</text:p>
            <text:p>&lt;PROVIDER&gt;101&lt;/PROVIDER&gt;</text:p>
            <text:p>&lt;language&gt;en&lt;/language&gt;</text:p>
            <text:p>&lt;RCVPROVIDER&gt;101&lt;/RCVPROVIDER&gt;</text:p>
            <text:p>&lt;MSISDN&gt;786670654&lt;/MSISDN&gt;</text:p>
            <text:p>&lt;TYPE&gt;CMPREQ&lt;/TYPE&gt;</text:p>
            <text:p>&lt;TRID&gt;786670654201907090634C0073</text:p>
            <text:p>&lt;/TRID&gt;</text:p>
            <text:p>&lt;/COMMAND&gt;</text:p>
          </table:table-cell>
          <table:table-cell table:style-name="ce90"/>
        </table:table-row>
        <table:table-row table:style-name="ro23">
          <table:table-cell table:style-name="ce128" office:value-type="string" calcext:value-type="string">
            <text:p>Betting companies </text:p>
          </table:table-cell>
          <table:table-cell table:style-name="ce139" table:number-columns-repeated="2"/>
          <table:table-cell table:style-name="ce90"/>
        </table:table-row>
        <table:table-row table:style-name="ro23">
          <table:table-cell table:style-name="ce130" office:value-type="string" calcext:value-type="string">
            <text:p>1.Tatu Mzuka</text:p>
            <text:p/>
          </table:table-cell>
          <table:table-cell table:style-name="ce213" office:value-type="string" calcext:value-type="string">
            <text:p>&lt;?xml version="1.0"?&gt;</text:p>
            <text:p>&lt;COMMAND&gt;</text:p>
            <text:p>    &lt;TYPE&gt;CMPRRESP&lt;/TYPE&gt;</text:p>
            <text:p>    &lt;TXNID&gt;MP190726.1551.C00017&lt;/TXNID&gt;</text:p>
            <text:p>    &lt;TXNSTATUS&gt;200&lt;/TXNSTATUS&gt;</text:p>
            <text:p>    &lt;TRID&gt;786670654201907090639C0074&lt;/TRID&gt;</text:p>
            <text:p>    &lt;MESSAGE&gt;Txn Id : MP190726.1551.C00017,You have paid 1,000.00Tshs to TATUMZUKA COLL Success.Your available Airtel Money balance : 704,084.83Tshs. Your OFFER ! Send Money All Day No Charges.Save upto Tsh 5,000 on transaction fee when you send money Airtel to Airtel.  REFERENCE NO :1000&lt;/MESSAGE&gt;</text:p>
            <text:p>    &lt;IVR-RESPONSE&gt;9014_MERCODE#780900428|1,000.00|0.00|0.00|MP190726.1551.C00017|704,084.83#&lt;/IVR-RESPONSE&gt;</text:p>
            <text:p>&lt;/COMMAND&gt;</text:p>
          </table:table-cell>
          <table:table-cell table:style-name="ce143" office:value-type="string" calcext:value-type="string">
            <text:p>&lt;COMMAND&gt;</text:p>
            <text:p>&lt;PARENT_STAGEID&gt;g61&lt;/PARENT_STAGEID&gt;</text:p>
            <text:p>&lt;BPROVIDER&gt;101&lt;/BPROVIDER&gt;</text:p>
            <text:p>&lt;DYNAMIC_OPTION_PREVIOUS_LIST&gt;*&lt;/DYNAMIC_OPTION_PREVIOUS_LIST&gt;</text:p>
            <text:p>&lt;REFERENCE_NO&gt;1000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1235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1000&lt;/AMOUNT&gt;</text:p>
            <text:p>&lt;SNDINSTRUMENT&gt;12&lt;/SNDINSTRUMENT&gt;</text:p>
            <text:p>&lt;PREVIOUSSTAGE&gt;4&lt;/PREVIOUSSTAGE&gt;</text:p>
            <text:p>&lt;MSISDN2&gt;780900428&lt;/MSISDN2&gt;</text:p>
            <text:p>&lt;language&gt;en&lt;/language&gt;</text:p>
            <text:p>&lt;PROVIDER&gt;101&lt;/PROVIDER&gt;</text:p>
            <text:p>&lt;RCVPROVIDER&gt;101&lt;/RCVPROVIDER&gt;</text:p>
            <text:p>&lt;MSISDN&gt;786670654&lt;/MSISDN&gt;</text:p>
            <text:p>&lt;TRID&gt;786670654201907090639C0074&lt;/TRID&gt;</text:p>
            <text:p>&lt;/COMMAND&gt;</text:p>
            <text:p/>
          </table:table-cell>
          <table:table-cell table:style-name="ce90"/>
        </table:table-row>
        <table:table-row table:style-name="ro23">
          <table:table-cell table:style-name="ce130" office:value-type="string" calcext:value-type="string">
            <text:p/>
            <text:p>2.SportPesa</text:p>
            <text:p/>
          </table:table-cell>
          <table:table-cell table:style-name="ce214" office:value-type="string" calcext:value-type="string">
            <text:p>&lt;?xml version="1.0"?&gt;</text:p>
            <text:p>&lt;COMMAND&gt;</text:p>
            <text:p>    &lt;TYPE&gt;CMPRRESP&lt;/TYPE&gt;</text:p>
            <text:p>    &lt;TXNID&gt;MP190729.1453.C00007&lt;/TXNID&gt;</text:p>
            <text:p>    &lt;TXNSTATUS&gt;200&lt;/TXNSTATUS&gt;</text:p>
            <text:p>    &lt;TRID&gt;786670654201907090639C0074&lt;/TRID&gt;</text:p>
            <text:p>    &lt;MESSAGE&gt;Txn Id : MP190729.1453.C00007,You have paid 1,000.00Tshs to pesa-pesast .Your available Airtel Money balance : 683,581.83Tshs. Your OFFER ! Send Money All Day No Charges.Save upto Tsh 5,000 on transaction fee when you send money Airtel to Airtel.  REFERENCE NO :1000&lt;/MESSAGE&gt;</text:p>
            <text:p>    &lt;IVR-RESPONSE&gt;9014_MERCODE#680889901|1,000.00|0.00|0.00|MP190729.1453.C00007|683,581.83#&lt;/IVR-RESPONSE&gt;</text:p>
            <text:p>&lt;/COMMAND&gt;</text:p>
          </table:table-cell>
          <table:table-cell table:style-name="ce143" office:value-type="string" calcext:value-type="string">
            <text:p>&lt;COMMAND&gt;</text:p>
            <text:p>&lt;PARENT_STAGEID&gt;g61&lt;/PARENT_STAGEID&gt;</text:p>
            <text:p>&lt;BPROVIDER&gt;101&lt;/BPROVIDER&gt;</text:p>
            <text:p>&lt;DYNAMIC_OPTION_PREVIOUS_LIST&gt;*&lt;/DYNAMIC_OPTION_PREVIOUS_LIST&gt;</text:p>
            <text:p>&lt;REFERENCE_NO&gt;1000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1235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1000&lt;/AMOUNT&gt;</text:p>
            <text:p>&lt;SNDINSTRUMENT&gt;12&lt;/SNDINSTRUMENT&gt;</text:p>
            <text:p>&lt;PREVIOUSSTAGE&gt;4&lt;/PREVIOUSSTAGE&gt;</text:p>
            <text:p>&lt;MSISDN2&gt;680889901&lt;/MSISDN2&gt;</text:p>
            <text:p>&lt;language&gt;en&lt;/language&gt;</text:p>
            <text:p>&lt;PROVIDER&gt;101&lt;/PROVIDER&gt;</text:p>
            <text:p>&lt;RCVPROVIDER&gt;101&lt;/RCVPROVIDER&gt;</text:p>
            <text:p>&lt;MSISDN&gt;786670654&lt;/MSISDN&gt;</text:p>
            <text:p>&lt;TRID&gt;786670654201907090639C0074&lt;/TRID&gt;</text:p>
            <text:p>&lt;/COMMAND&gt;</text:p>
            <text:p/>
          </table:table-cell>
          <table:table-cell table:style-name="ce90"/>
        </table:table-row>
        <table:table-row table:style-name="ro23">
          <table:table-cell table:style-name="ce130" office:value-type="string" calcext:value-type="string">
            <text:p>3.Biko</text:p>
            <text:p/>
          </table:table-cell>
          <table:table-cell table:style-name="ce214" office:value-type="string" calcext:value-type="string">
            <text:p>&lt;?xml version="1.0"?&gt;</text:p>
            <text:p>&lt;COMMAND&gt;</text:p>
            <text:p>    &lt;TYPE&gt;CMPRRESP&lt;/TYPE&gt;</text:p>
            <text:p>    &lt;TXNID&gt;MP190801.1609.C00004&lt;/TXNID&gt;</text:p>
            <text:p>    &lt;TXNSTATUS&gt;200&lt;/TXNSTATUS&gt;</text:p>
            <text:p>    &lt;TRID&gt;786670654201907090639C0074&lt;/TRID&gt;</text:p>
            <text:p>    &lt;MESSAGE&gt;Txn Id : MP190801.1609.C00004,You have paid 1,000.00Tshs to BIKOSPORTS .Your available Airtel Money balance : 644,681.83Tshs. Your OFFER ! Send Money All Day No Charges.Save upto Tsh 5,000 on transaction fee when you send money Airtel to Airtel.  REFERENCE NO :1000&lt;/MESSAGE&gt;</text:p>
            <text:p>    &lt;IVR-RESPONSE&gt;9014_MERCODE#780900903|1,000.00|0.00|0.00|MP190801.1609.C00004|644,681.83#&lt;/IVR-RESPONSE&gt;</text:p>
            <text:p>&lt;/COMMAND&gt;</text:p>
          </table:table-cell>
          <table:table-cell table:style-name="ce143" office:value-type="string" calcext:value-type="string">
            <text:p>&lt;COMMAND&gt;</text:p>
            <text:p>&lt;PARENT_STAGEID&gt;g61&lt;/PARENT_STAGEID&gt;</text:p>
            <text:p>&lt;BPROVIDER&gt;101&lt;/BPROVIDER&gt;</text:p>
            <text:p>&lt;DYNAMIC_OPTION_PREVIOUS_LIST&gt;*&lt;/DYNAMIC_OPTION_PREVIOUS_LIST&gt;</text:p>
            <text:p>&lt;REFERENCE_NO&gt;1000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1235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1000&lt;/AMOUNT&gt;</text:p>
            <text:p>&lt;SNDINSTRUMENT&gt;12&lt;/SNDINSTRUMENT&gt;</text:p>
            <text:p>&lt;PREVIOUSSTAGE&gt;4&lt;/PREVIOUSSTAGE&gt;</text:p>
            <text:p>&lt;MSISDN2&gt;780900903&lt;/MSISDN2&gt;</text:p>
            <text:p>&lt;language&gt;en&lt;/language&gt;</text:p>
            <text:p>&lt;PROVIDER&gt;101&lt;/PROVIDER&gt;</text:p>
            <text:p>&lt;RCVPROVIDER&gt;101&lt;/RCVPROVIDER&gt;</text:p>
            <text:p>&lt;MSISDN&gt;786670654&lt;/MSISDN&gt;</text:p>
            <text:p>&lt;TRID&gt;786670654201907090639C0074&lt;/TRID&gt;</text:p>
            <text:p>&lt;/COMMAND&gt;</text:p>
            <text:p/>
          </table:table-cell>
          <table:table-cell table:style-name="ce90"/>
        </table:table-row>
        <table:table-row table:style-name="ro23">
          <table:table-cell table:style-name="ce130" office:value-type="string" calcext:value-type="string">
            <text:p/>
            <text:p>4.MBET</text:p>
          </table:table-cell>
          <table:table-cell table:style-name="ce217" office:value-type="string" calcext:value-type="string">
            <text:p>&lt;?xml version="1.0"?&gt;</text:p>
            <text:p>&lt;COMMAND&gt;</text:p>
            <text:p>    &lt;TYPE&gt;CMPRRESP&lt;/TYPE&gt;</text:p>
            <text:p>    &lt;TXNID&gt;MP190729.1233.C00042&lt;/TXNID&gt;</text:p>
            <text:p>    &lt;TXNSTATUS&gt;09999&lt;/TXNSTATUS&gt;</text:p>
            <text:p>    &lt;TRID&gt;786670654201907090639C0074&lt;/TRID&gt;</text:p>
            <text:p>    &lt;MESSAGE&gt;Transaction Failed with TXN Id : MP190729.1233.C00042, Failure from third party  System  REFERENCE NO :1000&lt;/MESSAGE&gt;</text:p>
            <text:p>    &lt;IVR-RESPONSE&gt;09999##&lt;/IVR-RESPONSE&gt;</text:p>
            <text:p>&lt;/COMMAND&gt;</text:p>
          </table:table-cell>
          <table:table-cell table:style-name="ce143" office:value-type="string" calcext:value-type="string">
            <text:p>&lt;COMMAND&gt;</text:p>
            <text:p>&lt;PARENT_STAGEID&gt;g61&lt;/PARENT_STAGEID&gt;</text:p>
            <text:p>&lt;BPROVIDER&gt;101&lt;/BPROVIDER&gt;</text:p>
            <text:p>&lt;DYNAMIC_OPTION_PREVIOUS_LIST&gt;*&lt;/DYNAMIC_OPTION_PREVIOUS_LIST&gt;</text:p>
            <text:p>&lt;REFERENCE_NO&gt;1000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1235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200&lt;/AMOUNT&gt;</text:p>
            <text:p>&lt;SNDINSTRUMENT&gt;12&lt;/SNDINSTRUMENT&gt;</text:p>
            <text:p>&lt;PREVIOUSSTAGE&gt;4&lt;/PREVIOUSSTAGE&gt;</text:p>
            <text:p>&lt;MSISDN2&gt;680222342&lt;/MSISDN2&gt;</text:p>
            <text:p>&lt;language&gt;en&lt;/language&gt;</text:p>
            <text:p>&lt;PROVIDER&gt;101&lt;/PROVIDER&gt;</text:p>
            <text:p>&lt;RCVPROVIDER&gt;101&lt;/RCVPROVIDER&gt;</text:p>
            <text:p>&lt;MSISDN&gt;786670654&lt;/MSISDN&gt;</text:p>
            <text:p>&lt;TRID&gt;786670654201907090639C0074&lt;/TRID&gt;</text:p>
            <text:p>&lt;/COMMAND&gt;</text:p>
            <text:p/>
          </table:table-cell>
          <table:table-cell table:style-name="ce90" office:value-type="string" calcext:value-type="string">
            <text:p>no connectivity for test bed </text:p>
          </table:table-cell>
        </table:table-row>
        <table:table-row table:style-name="ro23">
          <table:table-cell table:style-name="ce130" office:value-type="string" calcext:value-type="string">
            <text:p/>
            <text:p>5.Lucky games</text:p>
            <text:p/>
            <text:p/>
          </table:table-cell>
          <table:table-cell table:style-name="ce214" office:value-type="string" calcext:value-type="string">
            <text:p>&lt;?xml version="1.0"?&gt;</text:p>
            <text:p>&lt;COMMAND&gt;</text:p>
            <text:p>    &lt;TYPE&gt;CMPRRESP&lt;/TYPE&gt;</text:p>
            <text:p>    &lt;TXNID&gt;MP190729.1454.C00008&lt;/TXNID&gt;</text:p>
            <text:p>    &lt;TXNSTATUS&gt;200&lt;/TXNSTATUS&gt;</text:p>
            <text:p>    &lt;TRID&gt;786670654201907090639C0074&lt;/TRID&gt;</text:p>
            <text:p>    &lt;MESSAGE&gt;Txn Id : MP190729.1454.C00008,You have paid 1,000.00Tshs to Lucky .Your available Airtel Money balance : 682,581.83Tshs. Your OFFER ! Send Money All Day No Charges.Save upto Tsh 5,000 on transaction fee when you send money Airtel to Airtel.  REFERENCE NO :1000&lt;/MESSAGE&gt;</text:p>
            <text:p>    &lt;IVR-RESPONSE&gt;9014_MERCODE#780900501|1,000.00|0.00|0.00|MP190729.1454.C00008|682,581.83#&lt;/IVR-RESPONSE&gt;</text:p>
            <text:p>&lt;/COMMAND&gt;</text:p>
          </table:table-cell>
          <table:table-cell table:style-name="ce143" office:value-type="string" calcext:value-type="string">
            <text:p>&lt;COMMAND&gt;</text:p>
            <text:p>&lt;PARENT_STAGEID&gt;g61&lt;/PARENT_STAGEID&gt;</text:p>
            <text:p>&lt;BPROVIDER&gt;101&lt;/BPROVIDER&gt;</text:p>
            <text:p>&lt;DYNAMIC_OPTION_PREVIOUS_LIST&gt;*&lt;/DYNAMIC_OPTION_PREVIOUS_LIST&gt;</text:p>
            <text:p>&lt;REFERENCE_NO&gt;1000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1235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1000&lt;/AMOUNT&gt;</text:p>
            <text:p>&lt;SNDINSTRUMENT&gt;12&lt;/SNDINSTRUMENT&gt;</text:p>
            <text:p>&lt;PREVIOUSSTAGE&gt;4&lt;/PREVIOUSSTAGE&gt;</text:p>
            <text:p>&lt;MSISDN2&gt;780900501&lt;/MSISDN2&gt;</text:p>
            <text:p>&lt;language&gt;en&lt;/language&gt;</text:p>
            <text:p>&lt;PROVIDER&gt;101&lt;/PROVIDER&gt;</text:p>
            <text:p>&lt;RCVPROVIDER&gt;101&lt;/RCVPROVIDER&gt;</text:p>
            <text:p>&lt;MSISDN&gt;786670654&lt;/MSISDN&gt;</text:p>
            <text:p>&lt;TRID&gt;786670654201907090639C0074&lt;/TRID&gt;</text:p>
            <text:p>&lt;/COMMAND&gt;</text:p>
            <text:p/>
            <text:p/>
          </table:table-cell>
          <table:table-cell table:style-name="ce90"/>
        </table:table-row>
        <table:table-row table:style-name="ro23">
          <table:table-cell table:style-name="ce130" office:value-type="string" calcext:value-type="string">
            <text:p/>
            <text:p>6.Mkeka Bet</text:p>
            <text:p/>
          </table:table-cell>
          <table:table-cell table:style-name="ce219" office:value-type="string" calcext:value-type="string">
            <text:p>&lt;?xml version="1.0"?&gt;</text:p>
            <text:p>&lt;COMMAND&gt;</text:p>
            <text:p>    &lt;TYPE&gt;CMPRRESP&lt;/TYPE&gt;</text:p>
            <text:p>    &lt;TXNID&gt;MP190712.1056.C00043&lt;/TXNID&gt;</text:p>
            <text:p>    &lt;TXNSTATUS&gt;09999&lt;/TXNSTATUS&gt;</text:p>
            <text:p>    &lt;TRID&gt;786670654201907090639C0074&lt;/TRID&gt;</text:p>
            <text:p>    &lt;MESSAGE&gt;Transaction Failed with TXN Id : MP190712.1056.C00043, Failure from third party  System  REFERENCE NO :1000&lt;/MESSAGE&gt;</text:p>
            <text:p>    &lt;IVR-RESPONSE&gt;09999##&lt;/IVR-RESPONSE&gt;</text:p>
            <text:p>&lt;/COMMAND&gt;</text:p>
          </table:table-cell>
          <table:table-cell table:style-name="ce143" office:value-type="string" calcext:value-type="string">
            <text:p>&lt;COMMAND&gt;</text:p>
            <text:p>&lt;PARENT_STAGEID&gt;g61&lt;/PARENT_STAGEID&gt;</text:p>
            <text:p>&lt;BPROVIDER&gt;101&lt;/BPROVIDER&gt;</text:p>
            <text:p>&lt;DYNAMIC_OPTION_PREVIOUS_LIST&gt;*&lt;/DYNAMIC_OPTION_PREVIOUS_LIST&gt;</text:p>
            <text:p>&lt;REFERENCE_NO&gt;1000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1235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1000&lt;/AMOUNT&gt;</text:p>
            <text:p>&lt;SNDINSTRUMENT&gt;12&lt;/SNDINSTRUMENT&gt;</text:p>
            <text:p>&lt;PREVIOUSSTAGE&gt;4&lt;/PREVIOUSSTAGE&gt;</text:p>
            <text:p>&lt;MSISDN2&gt;780900428&lt;/MSISDN2&gt;</text:p>
            <text:p>&lt;language&gt;en&lt;/language&gt;</text:p>
            <text:p>&lt;PROVIDER&gt;101&lt;/PROVIDER&gt;</text:p>
            <text:p>&lt;RCVPROVIDER&gt;101&lt;/RCVPROVIDER&gt;</text:p>
            <text:p>&lt;MSISDN&gt;786670654&lt;/MSISDN&gt;</text:p>
            <text:p>&lt;TRID&gt;786670654201907090639C0074&lt;/TRID&gt;</text:p>
            <text:p>&lt;/COMMAND&gt;</text:p>
            <text:p/>
          </table:table-cell>
          <table:table-cell table:style-name="ce90" office:value-type="string" calcext:value-type="string">
            <text:p>failed from 3rd party</text:p>
          </table:table-cell>
        </table:table-row>
        <table:table-row table:style-name="ro23">
          <table:table-cell table:style-name="ce130" office:value-type="string" calcext:value-type="string">
            <text:p>7.PIGABET</text:p>
            <text:p/>
          </table:table-cell>
          <table:table-cell table:style-name="ce219" office:value-type="string" calcext:value-type="string">
            <text:p>&lt;?xml version="1.0"?&gt;</text:p>
            <text:p>&lt;COMMAND&gt;</text:p>
            <text:p>    &lt;TYPE&gt;CMPRRESP&lt;/TYPE&gt;</text:p>
            <text:p>    &lt;TXNID&gt;MP190801.1554.C00521&lt;/TXNID&gt;</text:p>
            <text:p>    &lt;TXNSTATUS&gt;09999&lt;/TXNSTATUS&gt;</text:p>
            <text:p>    &lt;TRID&gt;786670654201907090639C0074&lt;/TRID&gt;</text:p>
            <text:p>    &lt;MESSAGE&gt;Transaction Failed with TXN Id : MP190801.1554.C00521, Failure from third party  System  REFERENCE NO :1000&lt;/MESSAGE&gt;</text:p>
            <text:p>    &lt;IVR-RESPONSE&gt;09999##&lt;/IVR-RESPONSE&gt;</text:p>
            <text:p>&lt;/COMMAND&gt;</text:p>
          </table:table-cell>
          <table:table-cell table:style-name="ce143" office:value-type="string" calcext:value-type="string">
            <text:p>&lt;COMMAND&gt;</text:p>
            <text:p>&lt;PARENT_STAGEID&gt;g61&lt;/PARENT_STAGEID&gt;</text:p>
            <text:p>&lt;BPROVIDER&gt;101&lt;/BPROVIDER&gt;</text:p>
            <text:p>&lt;DYNAMIC_OPTION_PREVIOUS_LIST&gt;*&lt;/DYNAMIC_OPTION_PREVIOUS_LIST&gt;</text:p>
            <text:p>&lt;REFERENCE_NO&gt;1000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1235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1000&lt;/AMOUNT&gt;</text:p>
            <text:p>&lt;SNDINSTRUMENT&gt;12&lt;/SNDINSTRUMENT&gt;</text:p>
            <text:p>&lt;PREVIOUSSTAGE&gt;4&lt;/PREVIOUSSTAGE&gt;</text:p>
            <text:p>&lt;MSISDN2&gt;780900808&lt;/MSISDN2&gt;</text:p>
            <text:p>&lt;language&gt;en&lt;/language&gt;</text:p>
            <text:p>&lt;PROVIDER&gt;101&lt;/PROVIDER&gt;</text:p>
            <text:p>&lt;RCVPROVIDER&gt;101&lt;/RCVPROVIDER&gt;</text:p>
            <text:p>&lt;MSISDN&gt;786670654&lt;/MSISDN&gt;</text:p>
            <text:p>&lt;TRID&gt;786670654201907090639C0074&lt;/TRID&gt;</text:p>
            <text:p>&lt;/COMMAND&gt;</text:p>
            <text:p/>
          </table:table-cell>
          <table:table-cell table:style-name="ce90" office:value-type="string" calcext:value-type="string">
            <text:p>failed from 3<text:span text:style-name="T6">rd</text:span> party</text:p>
          </table:table-cell>
        </table:table-row>
        <table:table-row table:style-name="ro23">
          <table:table-cell table:style-name="ce131"/>
          <table:table-cell table:style-name="ce126" table:number-columns-repeated="2"/>
          <table:table-cell/>
        </table:table-row>
        <table:table-row table:style-name="ro54" table:number-rows-repeated="1048547">
          <table:table-cell table:number-columns-repeated="4"/>
        </table:table-row>
        <table:table-row table:style-name="ro54">
          <table:table-cell table:number-columns-repeated="4"/>
        </table:table-row>
      </table:table>
      <table:table table:name="TZ_NEW_BILLER" table:style-name="ta2">
        <table:table-column table:style-name="co28" table:default-cell-style-name="Default"/>
        <table:table-column table:style-name="co63" table:default-cell-style-name="Default"/>
        <table:table-column table:style-name="co64" table:default-cell-style-name="Default"/>
        <table:table-row table:style-name="ro94">
          <table:table-cell table:style-name="ce122" office:value-type="string" calcext:value-type="string">
            <text:p>Billers Name</text:p>
          </table:table-cell>
          <table:table-cell table:style-name="ce140" office:value-type="string" calcext:value-type="string">
            <text:p>REQUEST</text:p>
          </table:table-cell>
          <table:table-cell table:style-name="ce211" office:value-type="string" calcext:value-type="string">
            <text:p>STATUS(with Response)</text:p>
          </table:table-cell>
        </table:table-row>
        <table:table-row table:style-name="ro95">
          <table:table-cell table:style-name="ce90" office:value-type="string" calcext:value-type="string">
            <text:p>AIRTIME</text:p>
          </table:table-cell>
          <table:table-cell table:style-name="ce94" office:value-type="string" calcext:value-type="string">
            <text:p>&lt;COMMAND&gt;</text:p>
            <text:p>    &lt;serviceType&gt;MERPAY&lt;/serviceType&gt;</text:p>
            <text:p>    &lt;TYPE&gt;PAYBILLREQ&lt;/TYPE&gt;</text:p>
            <text:p>    &lt;MSISDN&gt;788068993&lt;/MSISDN&gt;</text:p>
            <text:p>    &lt;interfaceId&gt;UGBPP&lt;/interfaceId&gt;</text:p>
            <text:p>    &lt;USERNAME&gt;test&lt;/USERNAME&gt;</text:p>
            <text:p>    &lt;PASSWORD&gt;test123&lt;/PASSWORD&gt;</text:p>
            <text:p>    &lt;PIN&gt;1235&lt;/PIN&gt;</text:p>
            <text:p>    &lt;AMOUNT&gt;10&lt;/AMOUNT&gt;</text:p>
            <text:p>    &lt;MSISDN2&gt;AIRTIME&lt;/MSISDN2&gt;</text:p>
            <text:p>    &lt;TXNTYPE&gt;MERCHANT&lt;/TXNTYPE&gt;</text:p>
            <text:p>&lt;/COMMAND&gt;</text:p>
          </table:table-cell>
          <table:table-cell table:style-name="ce107" office:value-type="string" calcext:value-type="string">
            <text:p>&lt;COMMAND&gt;</text:p>
            <text:p>    &lt;TXNSTATUS&gt;200&lt;/TXNSTATUS&gt;</text:p>
            <text:p>    &lt;MESSAGE&gt;Txn Id : MP190725.1538.B00003,You have paid 10.00Tshs to $REFERENCE1 .Your available Airtel Money balance : 1,937,165.00Tshs.</text:p>
            <text:p>Your OFFER ! Send Money All Day No Charges.Save upto Tsh 5,000 on transaction fee when you send money Airtel to Airtel.  REFERENCE NO :$REFERENCE1&lt;/MESSAGE&gt;</text:p>
            <text:p>    &lt;EXTRA&gt;$EXTRA&lt;/EXTRA&gt;</text:p>
            <text:p>    &lt;TXNID&gt;MP190725.1538.B00003&lt;/TXNID&gt;</text:p>
            <text:p>&lt;/COMMAND&gt;</text:p>
          </table:table-cell>
        </table:table-row>
        <table:table-row table:style-name="ro95">
          <table:table-cell table:style-name="ce90" office:value-type="string" calcext:value-type="string">
            <text:p>Yatosha</text:p>
          </table:table-cell>
          <table:table-cell table:style-name="ce90" office:value-type="string" calcext:value-type="string">
            <text:p>&lt;COMMAND&gt;</text:p>
            <text:p>    &lt;serviceType&gt;MERPAY&lt;/serviceType&gt;</text:p>
            <text:p>    &lt;TYPE&gt;PAYBILLREQ&lt;/TYPE&gt;</text:p>
            <text:p>    &lt;MSISDN&gt;788068993&lt;/MSISDN&gt;</text:p>
            <text:p>    &lt;interfaceId&gt;UGBPP&lt;/interfaceId&gt;</text:p>
            <text:p>    &lt;USERNAME&gt;test&lt;/USERNAME&gt;</text:p>
            <text:p>    &lt;PASSWORD&gt;test123&lt;/PASSWORD&gt;</text:p>
            <text:p>    &lt;PIN&gt;1235&lt;/PIN&gt;</text:p>
            <text:p>    &lt;AMOUNT&gt;10&lt;/AMOUNT&gt;</text:p>
            <text:p>    &lt;MSISDN2&gt;Yatosha&lt;/MSISDN2&gt;</text:p>
            <text:p>    &lt;TXNTYPE&gt;MERCHANT&lt;/TXNTYPE&gt;</text:p>
            <text:p>&lt;/COMMAND&gt;</text:p>
          </table:table-cell>
          <table:table-cell table:style-name="ce107" office:value-type="string" calcext:value-type="string">
            <text:p>&lt;COMMAND&gt;</text:p>
            <text:p>    &lt;TXNSTATUS&gt;200&lt;/TXNSTATUS&gt;</text:p>
            <text:p>    &lt;MESSAGE&gt;Txn Id : MP190725.1540.B00001,You have paid 10.00Tshs to $REFERENCE1 .Your available Airtel Money balance : 1,937,155.00Tshs.</text:p>
            <text:p>Your OFFER ! Send Money All Day No Charges.Save upto Tsh 5,000 on transaction fee when you send money Airtel to Airtel.  REFERENCE NO :$REFERENCE1&lt;/MESSAGE&gt;</text:p>
            <text:p>    &lt;EXTRA&gt;$EXTRA&lt;/EXTRA&gt;</text:p>
            <text:p>    &lt;TXNID&gt;MP190725.1540.B00001&lt;/TXNID&gt;</text:p>
            <text:p>&lt;/COMMAND&gt;</text:p>
          </table:table-cell>
        </table:table-row>
        <table:table-row table:style-name="ro95">
          <table:table-cell table:style-name="ce90" office:value-type="string" calcext:value-type="string">
            <text:p>YATOSHAINC</text:p>
          </table:table-cell>
          <table:table-cell table:style-name="ce90" office:value-type="string" calcext:value-type="string">
            <text:p>&lt;COMMAND&gt;</text:p>
            <text:p>    &lt;serviceType&gt;MERPAY&lt;/serviceType&gt;</text:p>
            <text:p>    &lt;TYPE&gt;PAYBILLREQ&lt;/TYPE&gt;</text:p>
            <text:p>    &lt;MSISDN&gt;788068993&lt;/MSISDN&gt;</text:p>
            <text:p>    &lt;interfaceId&gt;UGBPP&lt;/interfaceId&gt;</text:p>
            <text:p>    &lt;USERNAME&gt;test&lt;/USERNAME&gt;</text:p>
            <text:p>    &lt;PASSWORD&gt;test123&lt;/PASSWORD&gt;</text:p>
            <text:p>    &lt;PIN&gt;1235&lt;/PIN&gt;</text:p>
            <text:p>    &lt;AMOUNT&gt;10&lt;/AMOUNT&gt;</text:p>
            <text:p>    &lt;MSISDN2&gt;YATOSHAINC&lt;/MSISDN2&gt;</text:p>
            <text:p>    &lt;TXNTYPE&gt;MERCHANT&lt;/TXNTYPE&gt;</text:p>
            <text:p>&lt;/COMMAND&gt;</text:p>
          </table:table-cell>
          <table:table-cell table:style-name="ce107" office:value-type="string" calcext:value-type="string">
            <text:p>&lt;COMMAND&gt;</text:p>
            <text:p>    &lt;TXNSTATUS&gt;200&lt;/TXNSTATUS&gt;</text:p>
            <text:p>    &lt;MESSAGE&gt;Txn Id : MP190725.1541.B00004,You have paid 10.00Tshs to $REFERENCE1 .Your available Airtel Money balance : 1,937,145.00Tshs.</text:p>
            <text:p>Your OFFER ! Send Money All Day No Charges.Save upto Tsh 5,000 on transaction fee when you send money Airtel to Airtel.  REFERENCE NO :$REFERENCE1&lt;/MESSAGE&gt;</text:p>
            <text:p>    &lt;EXTRA&gt;$EXTRA&lt;/EXTRA&gt;</text:p>
            <text:p>    &lt;TXNID&gt;MP190725.1541.B00004&lt;/TXNID&gt;</text:p>
            <text:p>&lt;/COMMAND&gt;</text:p>
          </table:table-cell>
        </table:table-row>
        <table:table-row table:style-name="ro54" table:number-rows-repeated="1048570">
          <table:table-cell table:number-columns-repeated="3"/>
        </table:table-row>
        <table:table-row table:style-name="ro54">
          <table:table-cell table:number-columns-repeated="3"/>
        </table:table-row>
      </table:table>
      <table:table table:name="ZM_DEBIT_WALLET" table:style-name="ta2">
        <table:table-column table:style-name="co14" table:default-cell-style-name="ce90"/>
        <table:table-column table:style-name="co62" table:default-cell-style-name="ce90"/>
        <table:table-column table:style-name="co65" table:default-cell-style-name="ce107"/>
        <table:table-row table:style-name="ro96">
          <table:table-cell table:style-name="ce120" office:value-type="string" calcext:value-type="string">
            <text:p>DEBIT WALLET</text:p>
          </table:table-cell>
          <table:table-cell table:style-name="ce120" office:value-type="string" calcext:value-type="string">
            <text:p>REQUEST</text:p>
          </table:table-cell>
          <table:table-cell table:style-name="ce120" office:value-type="string" calcext:value-type="string">
            <text:p>RESPONSE</text:p>
          </table:table-cell>
        </table:table-row>
        <table:table-row table:style-name="ro29">
          <table:table-cell office:value-type="string" calcext:value-type="string">
            <text:p>POSTESB</text:p>
          </table:table-cell>
          <table:table-cell table:style-name="ce224" office:value-type="string" calcext:value-type="string">
            <text:p>&lt;COMMAND&gt;</text:p>
            <text:p>    &lt;serviceType&gt;MERPAY&lt;/serviceType&gt;</text:p>
            <text:p>    &lt;TYPE&gt;PAYBILLREQ&lt;/TYPE&gt;</text:p>
            <text:p>    &lt;MSISDN&gt;973099511&lt;/MSISDN&gt;</text:p>
            <text:p>    &lt;interfaceId&gt;UGBPP&lt;/interfaceId&gt;</text:p>
            <text:p>    &lt;USERNAME&gt;test&lt;/USERNAME&gt;</text:p>
            <text:p>    &lt;PASSWORD&gt;test123&lt;/PASSWORD&gt;</text:p>
            <text:p>    &lt;PIN&gt;1235&lt;/PIN&gt;</text:p>
            <text:p>    &lt;AMOUNT&gt;10&lt;/AMOUNT&gt;</text:p>
            <text:p>    &lt;MSISDN2&gt;POSTESB&lt;/MSISDN2&gt;</text:p>
            <text:p>    &lt;TXNTYPE&gt;MERCHANT&lt;/TXNTYPE&gt;</text:p>
            <text:p>&lt;REFERENCE_NO&gt;47514312&lt;/REFERENCE_NO&gt;</text:p>
            <text:p>&lt;/COMMAND&gt;</text:p>
          </table:table-cell>
          <table:table-cell office:value-type="string" calcext:value-type="string">
            <text:p>&lt;COMMAND&gt;</text:p>
            <text:p>    &lt;TXNSTATUS&gt;200&lt;/TXNSTATUS&gt;</text:p>
            <text:p>    &lt;MESSAGE&gt;Txn. ID : MP190801.1531.H00010. Payment to POSTESB Account 47514312 of ZMW 10.00 is successful. Your Airtel Money balance is ZMW 963.86  REFERENCE NO :47514312&lt;/MESSAGE&gt;</text:p>
            <text:p>    &lt;EXTRA&gt;$EXTRA&lt;/EXTRA&gt;</text:p>
            <text:p>    &lt;TXNID&gt;MP190801.1531.H00010&lt;/TXNID&gt;</text:p>
            <text:p>&lt;/COMMAND&gt;</text:p>
          </table:table-cell>
        </table:table-row>
        <table:table-row table:style-name="ro97">
          <table:table-cell office:value-type="string" calcext:value-type="string">
            <text:p>RECHARGE</text:p>
          </table:table-cell>
          <table:table-cell office:value-type="string" calcext:value-type="string">
            <text:p>&lt;COMMAND&gt;</text:p>
            <text:p>    &lt;serviceType&gt;MERPAY&lt;/serviceType&gt;</text:p>
            <text:p>    &lt;TYPE&gt;PAYBILLREQ&lt;/TYPE&gt;</text:p>
            <text:p>    &lt;MSISDN&gt;973099511&lt;/MSISDN&gt;</text:p>
            <text:p>    &lt;interfaceId&gt;UGBPP&lt;/interfaceId&gt;</text:p>
            <text:p>    &lt;USERNAME&gt;test&lt;/USERNAME&gt;</text:p>
            <text:p>    &lt;PASSWORD&gt;test123&lt;/PASSWORD&gt;</text:p>
            <text:p>    &lt;PIN&gt;1235&lt;/PIN&gt;</text:p>
            <text:p>    &lt;AMOUNT&gt;10&lt;/AMOUNT&gt;</text:p>
            <text:p>    &lt;MSISDN2&gt;RECHARGE&lt;/MSISDN2&gt;</text:p>
            <text:p>    &lt;TXNTYPE&gt;MERCHANT&lt;/TXNTYPE&gt;</text:p>
            <text:p>&lt;REFERENCE_NO&gt;47514312&lt;/REFERENCE_NO&gt;</text:p>
            <text:p>&lt;/COMMAND&gt;</text:p>
          </table:table-cell>
          <table:table-cell office:value-type="string" calcext:value-type="string">
            <text:p>&lt;COMMAND&gt;</text:p>
            <text:p>    &lt;TXNSTATUS&gt;200&lt;/TXNSTATUS&gt;</text:p>
            <text:p>    &lt;MESSAGE&gt;Txn. ID : MP190801.1534.H00011. Payment to RECHARGE Account 47514312 of ZMW 10.00 is successful. Your Airtel Money balance is ZMW 953.86  REFERENCE NO :47514312&lt;/MESSAGE&gt;</text:p>
            <text:p>    &lt;EXTRA&gt;$EXTRA&lt;/EXTRA&gt;</text:p>
            <text:p>    &lt;TXNID&gt;MP190801.1534.H00011&lt;/TXNID&gt;</text:p>
            <text:p>&lt;/COMMAND&gt;</text:p>
          </table:table-cell>
        </table:table-row>
        <table:table-row table:style-name="ro98">
          <table:table-cell office:value-type="string" calcext:value-type="string">
            <text:p>voice</text:p>
          </table:table-cell>
          <table:table-cell table:style-name="ce94" office:value-type="string" calcext:value-type="string">
            <text:p>&lt;COMMAND&gt;</text:p>
            <text:p>    &lt;serviceType&gt;MERPAY&lt;/serviceType&gt;</text:p>
            <text:p>    &lt;TYPE&gt;PAYBILLREQ&lt;/TYPE&gt;</text:p>
            <text:p>    &lt;MSISDN&gt;973099511&lt;/MSISDN&gt;</text:p>
            <text:p>    &lt;interfaceId&gt;UGBPP&lt;/interfaceId&gt;</text:p>
            <text:p>    &lt;USERNAME&gt;test&lt;/USERNAME&gt;</text:p>
            <text:p>    &lt;PASSWORD&gt;test123&lt;/PASSWORD&gt;</text:p>
            <text:p>    &lt;PIN&gt;1235&lt;/PIN&gt;</text:p>
            <text:p>    &lt;AMOUNT&gt;10&lt;/AMOUNT&gt;</text:p>
            <text:p>    &lt;MSISDN2&gt;VOICE&lt;/MSISDN2&gt;</text:p>
            <text:p>    &lt;TXNTYPE&gt;MERCHANT&lt;/TXNTYPE&gt;</text:p>
            <text:p>&lt;REFERENCE_NO&gt;47514312&lt;/REFERENCE_NO&gt;</text:p>
            <text:p>&lt;/COMMAND&gt;</text:p>
          </table:table-cell>
          <table:table-cell office:value-type="string" calcext:value-type="string">
            <text:p>&lt;COMMAND&gt;</text:p>
            <text:p>    &lt;TXNSTATUS&gt;200&lt;/TXNSTATUS&gt;</text:p>
            <text:p>    &lt;MESSAGE&gt;Txn. ID : MP190801.1535.H00012. Payment to VOICE Account 47514312 of ZMW 10.00 is successful. Your Airtel Money balance is ZMW 943.86  REFERENCE NO :47514312&lt;/MESSAGE&gt;</text:p>
            <text:p>    &lt;EXTRA&gt;$EXTRA&lt;/EXTRA&gt;</text:p>
            <text:p>    &lt;TXNID&gt;MP190801.1535.H00012&lt;/TXNID&gt;</text:p>
            <text:p>&lt;/COMMAND&gt;</text:p>
          </table:table-cell>
        </table:table-row>
        <table:table-row table:style-name="ro99">
          <table:table-cell office:value-type="string" calcext:value-type="string">
            <text:p>DATAESB</text:p>
          </table:table-cell>
          <table:table-cell table:style-name="ce94" office:value-type="string" calcext:value-type="string">
            <text:p>&lt;COMMAND&gt;</text:p>
            <text:p>    &lt;serviceType&gt;MERPAY&lt;/serviceType&gt;</text:p>
            <text:p>    &lt;TYPE&gt;PAYBILLREQ&lt;/TYPE&gt;</text:p>
            <text:p>    &lt;MSISDN&gt;973099511&lt;/MSISDN&gt;</text:p>
            <text:p>    &lt;interfaceId&gt;UGBPP&lt;/interfaceId&gt;</text:p>
            <text:p>    &lt;USERNAME&gt;test&lt;/USERNAME&gt;</text:p>
            <text:p>    &lt;PASSWORD&gt;test123&lt;/PASSWORD&gt;</text:p>
            <text:p>    &lt;PIN&gt;1235&lt;/PIN&gt;</text:p>
            <text:p>    &lt;AMOUNT&gt;10&lt;/AMOUNT&gt;</text:p>
            <text:p>    &lt;MSISDN2&gt;DATAESB&lt;/MSISDN2&gt;</text:p>
            <text:p>    &lt;TXNTYPE&gt;MERCHANT&lt;/TXNTYPE&gt;</text:p>
            <text:p>&lt;REFERENCE_NO&gt;47514312&lt;/REFERENCE_NO&gt;</text:p>
            <text:p>&lt;/COMMAND&gt;</text:p>
          </table:table-cell>
          <table:table-cell office:value-type="string" calcext:value-type="string">
            <text:p>&lt;COMMAND&gt;</text:p>
            <text:p>    &lt;TXNSTATUS&gt;200&lt;/TXNSTATUS&gt;</text:p>
            <text:p>    &lt;MESSAGE&gt;Txn. ID : MP190801.1535.H00013. Payment to DATAESB Account 47514312 of ZMW 10.00 is successful. Your Airtel Money balance is ZMW 933.86  REFERENCE NO :47514312&lt;/MESSAGE&gt;</text:p>
            <text:p>    &lt;EXTRA&gt;$EXTRA&lt;/EXTRA&gt;</text:p>
            <text:p>    &lt;TXNID&gt;MP190801.1535.H00013&lt;/TXNID&gt;</text:p>
            <text:p>&lt;/COMMAND&gt;</text:p>
          </table:table-cell>
        </table:table-row>
        <table:table-row table:style-name="ro54">
          <table:table-cell table:number-columns-repeated="2"/>
          <table:table-cell table:style-name="ce90"/>
        </table:table-row>
      </table:table>
      <table:table table:name="MG_BILLERS" table:style-name="ta2">
        <table:table-column table:style-name="co66" table:default-cell-style-name="ce90"/>
        <table:table-column table:style-name="co67" table:default-cell-style-name="ce90"/>
        <table:table-column table:style-name="co68" table:default-cell-style-name="ce107"/>
        <table:table-column table:style-name="co69" table:default-cell-style-name="Default"/>
        <table:table-row table:style-name="ro96">
          <table:table-cell table:style-name="ce253" office:value-type="string" calcext:value-type="string">
            <text:p>API</text:p>
          </table:table-cell>
          <table:table-cell table:style-name="ce253" office:value-type="string" calcext:value-type="string">
            <text:p>REQUEST</text:p>
          </table:table-cell>
          <table:table-cell table:style-name="ce253" office:value-type="string" calcext:value-type="string">
            <text:p>RESPONSE</text:p>
          </table:table-cell>
          <table:table-cell/>
        </table:table-row>
        <table:table-row table:style-name="ro100">
          <table:table-cell office:value-type="string" calcext:value-type="string">
            <text:p>ACEP</text:p>
          </table:table-cell>
          <table:table-cell office:value-type="string" calcext:value-type="string">
            <text:p>&lt;COMMAND&gt;</text:p>
            <text:p>&lt;BPROVIDER&gt;101&lt;/BPROVIDER&gt;</text:p>
            <text:p>&lt;NICKNAME&gt;ACEPMADA&lt;/NICKNAME&gt;</text:p>
            <text:p>&lt;REFERENCE_NO&gt;5000721301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SUBTYPE&gt;ACEPCMPREQ&lt;/SUBTYPE&gt;</text:p>
            <text:p>&lt;LANGUAGE1&gt;2&lt;/LANGUAGE1&gt;</text:p>
            <text:p>&lt;PIN&gt;4321&lt;/PIN&gt;</text:p>
            <text:p>&lt;LANGUAGE2&gt;2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500&lt;/AMOUNT&gt;</text:p>
            <text:p>&lt;SNDINSTRUMENT&gt;12&lt;/SNDINSTRUMENT&gt;</text:p>
            <text:p>&lt;language&gt;fr&lt;/language&gt;</text:p>
            <text:p>&lt;PROVIDER&gt;101&lt;/PROVIDER&gt;</text:p>
            <text:p>&lt;RCVPROVIDER&gt;101&lt;/RCVPROVIDER&gt;</text:p>
            <text:p>&lt;MSISDN&gt;332700907&lt;/MSISDN&gt;</text:p>
            <text:p>&lt;/COMMAND&gt;</text:p>
          </table:table-cell>
          <table:table-cell office:value-type="string" calcext:value-type="string">
            <text:p>&lt;?xml version="1.0"?&gt;</text:p>
            <text:p>&lt;COMMAND&gt;</text:p>
            <text:p>    &lt;TYPE&gt;CMPRRESP&lt;/TYPE&gt;</text:p>
            <text:p>    &lt;TXNID&gt;MP190802.1259.C00011&lt;/TXNID&gt;</text:p>
            <text:p>    &lt;TXNSTATUS&gt;200&lt;/TXNSTATUS&gt;</text:p>
            <text:p>    &lt;TRID&gt;332700907201908021259C0961&lt;/TRID&gt;</text:p>
            <text:p>    &lt;MESSAGE&gt;succes  REFERENCE NO :5000721301&lt;/MESSAGE&gt;</text:p>
            <text:p>    &lt;IVR-RESPONSE&gt;null#335001249|500|0|0|MP190802.1259.C00011|168785.08#&lt;/IVR-RESPONSE&gt;</text:p>
            <text:p>&lt;/COMMAND&gt;</text:p>
          </table:table-cell>
          <table:table-cell/>
        </table:table-row>
        <table:table-row table:style-name="ro100">
          <table:table-cell office:value-type="string" calcext:value-type="string">
            <text:p>Startimes</text:p>
          </table:table-cell>
          <table:table-cell office:value-type="string" calcext:value-type="string">
            <text:p>&lt;COMMAND&gt;</text:p>
            <text:p/>
            <text:p>    &lt;PROVIDER1&gt;101&lt;/PROVIDER1&gt;</text:p>
            <text:p>    &lt;PROVIDER2&gt;101&lt;/PROVIDER2&gt;</text:p>
            <text:p>    &lt;SNDPROVIDER&gt;101&lt;/SNDPROVIDER&gt;</text:p>
            <text:p>    &lt;AMOUNT&gt;20000&lt;/AMOUNT&gt;</text:p>
            <text:p>    &lt;BPROVIDER&gt;101&lt;/BPROVIDER&gt;</text:p>
            <text:p>    &lt;REFERENCE_NO&gt;01835030328&lt;/REFERENCE_NO&gt;</text:p>
            <text:p>    &lt;NICKNAME&gt;STARTIMESOMP&lt;/NICKNAME&gt;</text:p>
            <text:p>    &lt;SNDINSTRUMENT&gt;12&lt;/SNDINSTRUMENT&gt;</text:p>
            <text:p>    &lt;PAYID1&gt;12&lt;/PAYID1&gt;</text:p>
            <text:p>    &lt;PAYID2&gt;12&lt;/PAYID2&gt;</text:p>
            <text:p>    &lt;RCVINSTRUMENT&gt;12&lt;/RCVINSTRUMENT&gt;</text:p>
            <text:p>    &lt;PAYID&gt;12&lt;/PAYID&gt;</text:p>
            <text:p>    &lt;LANGUAGE1&gt;2&lt;/LANGUAGE1&gt;</text:p>
            <text:p>    &lt;PIN&gt;4321&lt;/PIN&gt;</text:p>
            <text:p>    &lt;LANGUAGE2&gt;2&lt;/LANGUAGE2&gt;</text:p>
            <text:p>    &lt;PROVIDER&gt;101&lt;/PROVIDER&gt;</text:p>
            <text:p>    &lt;language&gt;fr&lt;/language&gt;</text:p>
            <text:p>    &lt;RCVPROVIDER&gt;101&lt;/RCVPROVIDER&gt;</text:p>
            <text:p>    &lt;MSISDN&gt;332700907&lt;/MSISDN&gt;</text:p>
            <text:p>    &lt;TYPE&gt;CMPREQ&lt;/TYPE&gt;</text:p>
            <text:p>&lt;/COMMAND&gt;</text:p>
          </table:table-cell>
          <table:table-cell office:value-type="string" calcext:value-type="string">
            <text:p>&lt;?xml version="1.0"?&gt;</text:p>
            <text:p>&lt;COMMAND&gt;</text:p>
            <text:p>    &lt;TYPE&gt;CMPRRESP&lt;/TYPE&gt;</text:p>
            <text:p>    &lt;TXNID&gt;MP190802.1323.C00018&lt;/TXNID&gt;</text:p>
            <text:p>    &lt;TXNSTATUS&gt;200&lt;/TXNSTATUS&gt;</text:p>
            <text:p>    &lt;TRID&gt;332700907201908021323C0981&lt;/TRID&gt;</text:p>
            <text:p>    &lt;MESSAGE&gt; Vous avez paye Ar 500  a STARTIMESOMP pour 01835030328. Votre solde est de Ar 127585.08. Airtel Money vous remercie. Trans. ID: MP190802.1323.C00018.  REFERENCE NO :01835030328&lt;/MESSAGE&gt;</text:p>
            <text:p>    &lt;IVR-RESPONSE&gt;9014_MERCODE#330000013|500|0|0|MP190802.1323.C00018|127585.08#&lt;/IVR-RESPONSE&gt;</text:p>
            <text:p>&lt;/COMMAND&gt;</text:p>
          </table:table-cell>
          <table:table-cell/>
        </table:table-row>
        <table:table-row table:style-name="ro100">
          <table:table-cell office:value-type="string" calcext:value-type="string">
            <text:p>JIRAMA</text:p>
          </table:table-cell>
          <table:table-cell office:value-type="string" calcext:value-type="string">
            <text:p>&lt;COMMAND&gt;</text:p>
            <text:p>&lt;BPROVIDER&gt;101&lt;/BPROVIDER&gt;</text:p>
            <text:p>&lt;NICKNAME&gt;JIRAMA123&lt;/NICKNAME&gt;</text:p>
            <text:p>&lt;REFERENCE_NO&gt;231190619311516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ReferenceField&gt;0742&lt;/ReferenceField&gt;</text:p>
            <text:p>&lt;LANGUAGE1&gt;2&lt;/LANGUAGE1&gt;</text:p>
            <text:p>&lt;PIN&gt;4321&lt;/PIN&gt;</text:p>
            <text:p>&lt;LANGUAGE2&gt;2&lt;/LANGUAGE2&gt;</text:p>
            <text:p>&lt;BILLANO&gt;23146150742&lt;/BILLANO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billDate&gt;201906&lt;/billDate&gt;</text:p>
            <text:p>&lt;invoiceNumber&gt;23146150742&lt;/invoiceNumber&gt;</text:p>
            <text:p>&lt;AMOUNT&gt;500&lt;/AMOUNT&gt;</text:p>
            <text:p>&lt;SNDINSTRUMENT&gt;12&lt;/SNDINSTRUMENT&gt;</text:p>
            <text:p>&lt;language&gt;fr&lt;/language&gt;</text:p>
            <text:p>&lt;PROVIDER&gt;101&lt;/PROVIDER&gt;</text:p>
            <text:p>&lt;RCVPROVIDER&gt;101&lt;/RCVPROVIDER&gt;</text:p>
            <text:p>&lt;MSISDN&gt;332700907&lt;/MSISDN&gt;</text:p>
            <text:p>&lt;/COMMAND&gt;</text:p>
          </table:table-cell>
          <table:table-cell table:style-name="ce254" office:value-type="string" calcext:value-type="string">
            <text:p>&lt;?xml version="1.0"?&gt;</text:p>
            <text:p>&lt;COMMAND&gt;</text:p>
            <text:p>    &lt;TYPE&gt;CMPRRESP&lt;/TYPE&gt;</text:p>
            <text:p>    &lt;TXNID&gt;MP190805.0805.C00004&lt;/TXNID&gt;</text:p>
            <text:p>    &lt;TXNSTATUS&gt;2000&lt;/TXNSTATUS&gt;</text:p>
            <text:p>    &lt;TRID&gt;332700907201908050805C1141&lt;/TRID&gt;</text:p>
            <text:p>    &lt;MESSAGE&gt;Transaction Failed with TXN Id : MP190805.0805.C00004, This is a identical transaction  REFERENCE NO :231190619311516&lt;/MESSAGE&gt;</text:p>
            <text:p>    &lt;IVR-RESPONSE&gt;2000##&lt;/IVR-RESPONSE&gt;</text:p>
            <text:p>&lt;/COMMAND&gt;</text:p>
          </table:table-cell>
          <table:table-cell office:value-type="string" calcext:value-type="string">
            <text:p>abigious response:--failing from 3<text:span text:style-name="T6">rd</text:span> party</text:p>
          </table:table-cell>
        </table:table-row>
        <table:table-row table:style-name="ro100">
          <table:table-cell office:value-type="string" calcext:value-type="string">
            <text:p>IPACS</text:p>
          </table:table-cell>
          <table:table-cell table:style-name="ce94" office:value-type="string" calcext:value-type="string">
            <text:p>&lt;COMMAND&gt;</text:p>
            <text:p>&lt;BPROVIDER&gt;101&lt;/BPROVIDER&gt;</text:p>
            <text:p>&lt;NICKNAME&gt;CORPORATE&lt;/NICKNAME&gt;</text:p>
            <text:p>&lt;REFERENCE_NO&gt;330221650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2&lt;/LANGUAGE1&gt;</text:p>
            <text:p>&lt;LANGUAGE2&gt;2&lt;/LANGUAGE2&gt;</text:p>
            <text:p>&lt;PIN&gt;4321&lt;/PIN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500&lt;/AMOUNT&gt;</text:p>
            <text:p>&lt;STORE_FAV_MESSAGE&gt;N&lt;/STORE_FAV_MESSAGE&gt;</text:p>
            <text:p>&lt;SNDINSTRUMENT&gt;12&lt;/SNDINSTRUMENT&gt;</text:p>
            <text:p>&lt;language&gt;fr&lt;/language&gt;</text:p>
            <text:p>&lt;PROVIDER&gt;101&lt;/PROVIDER&gt;</text:p>
            <text:p>&lt;SERVICE_NAME&gt;PAY_GOODS&lt;/SERVICE_NAME&gt;</text:p>
            <text:p>&lt;RCVPROVIDER&gt;101&lt;/RCVPROVIDER&gt;</text:p>
            <text:p>&lt;MSISDN&gt;332700907&lt;/MSISDN&gt;</text:p>
            <text:p>       &lt;/COMMAND&gt;</text:p>
          </table:table-cell>
          <table:table-cell table:style-name="ce254" office:value-type="string" calcext:value-type="string">
            <text:p>&lt;?xml version="1.0"?&gt;</text:p>
            <text:p>&lt;COMMAND&gt;</text:p>
            <text:p>    &lt;TYPE&gt;CMPRRESP&lt;/TYPE&gt;</text:p>
            <text:p>    &lt;TXNID&gt;MP190802.1400.C00036&lt;/TXNID&gt;</text:p>
            <text:p>    &lt;TXNSTATUS&gt;01009&lt;/TXNSTATUS&gt;</text:p>
            <text:p>    &lt;TRID&gt;332700907201908021400C1022&lt;/TRID&gt;</text:p>
            <text:p>    &lt;MESSAGE&gt;Transaction Failed with TXN Id : MP190802.1400.C00036, Pay load is Null.  REFERENCE NO :330221650&lt;/MESSAGE&gt;</text:p>
            <text:p>    &lt;IVR-RESPONSE&gt;01009##&lt;/IVR-RESPONSE&gt;</text:p>
            <text:p>&lt;/COMMAND&gt;</text:p>
          </table:table-cell>
          <table:table-cell office:value-type="string" calcext:value-type="string">
            <text:p>Failing from 3<text:span text:style-name="T6">rd</text:span> party</text:p>
          </table:table-cell>
        </table:table-row>
        <table:table-row table:style-name="ro100">
          <table:table-cell office:value-type="string" calcext:value-type="string">
            <text:p>PARABOL- 1st-intermediate</text:p>
          </table:table-cell>
          <table:table-cell office:value-type="string" calcext:value-type="string">
            <text:p>&lt;COMMAND&gt;</text:p>
            <text:p>&lt;reference_No&gt;33188853148&lt;/reference_No&gt;</text:p>
            <text:p>&lt;interfaceId&gt;PARABOLE&lt;/interfaceId&gt;</text:p>
            <text:p>&lt;BPROVIDER&gt;101&lt;/BPROVIDER&gt;</text:p>
            <text:p>&lt;REFERENCE_NO&gt;33188853148&lt;/REFERENCE_NO&gt;</text:p>
            <text:p>&lt;PAYID1&gt;12&lt;/PAYID1&gt;</text:p>
            <text:p>&lt;INTERFACEID&gt;PARABOLE&lt;/INTERFACEID&gt;</text:p>
            <text:p>&lt;PAYID2&gt;12&lt;/PAYID2&gt;</text:p>
            <text:p>&lt;RCVINSTRUMENT&gt;12&lt;/RCVINSTRUMENT&gt;</text:p>
            <text:p>&lt;PAYID&gt;12&lt;/PAYID&gt;</text:p>
            <text:p>&lt;SUBTYPE&gt;REGCARD&lt;/SUBTYPE&gt;</text:p>
            <text:p>&lt;LANGUAGE1&gt;1&lt;/LANGUAGE1&gt;</text:p>
            <text:p>&lt;LANGUAGE2&gt;1&lt;/LANGUAGE2&gt;</text:p>
            <text:p>&lt;TYPE&gt;PARABLPAY&lt;/TYPE&gt;</text:p>
            <text:p>&lt;PROVIDER1&gt;101&lt;/PROVIDER1&gt;</text:p>
            <text:p>&lt;PROVIDER2&gt;101&lt;/PROVIDER2&gt;</text:p>
            <text:p>&lt;SNDPROVIDER&gt;101&lt;/SNDPROVIDER&gt;</text:p>
            <text:p>&lt;VAL_PIN_POSITION&gt;LAST&lt;/VAL_PIN_POSITION&gt;</text:p>
            <text:p>&lt;CUSTID&gt;33188853148&lt;/CUSTID&gt;</text:p>
            <text:p>&lt;serviceType&gt;CHECKACC&lt;/serviceType&gt;</text:p>
            <text:p>&lt;SNDINSTRUMENT&gt;12&lt;/SNDINSTRUMENT&gt;</text:p>
            <text:p>&lt;language&gt;en&lt;/language&gt;</text:p>
            <text:p>&lt;PROVIDER&gt;101&lt;/PROVIDER&gt;</text:p>
            <text:p>&lt;RCVPROVIDER&gt;101&lt;/RCVPROVIDER&gt;</text:p>
            <text:p>&lt;MSISDN&gt;332700907&lt;/MSISDN&gt;</text:p>
            <text:p>&lt;/COMMAND&gt;</text:p>
          </table:table-cell>
          <table:table-cell office:value-type="string" calcext:value-type="string">
            <text:p>&lt;COMMAND&gt;</text:p>
            <text:p>    &lt;absoluteBalance&gt;500.0&lt;/absoluteBalance&gt;</text:p>
            <text:p>    &lt;bouquet&gt;Izy&lt;/bouquet&gt;</text:p>
            <text:p>    &lt;contractReference&gt;&lt;/contractReference&gt;</text:p>
            <text:p>    &lt;contractStatus&gt;BloquÃ©&lt;/contractStatus&gt;</text:p>
            <text:p>    &lt;firstName&gt;ANDRIAMANAMIHAJA HARIVOLA&lt;/firstName&gt;</text:p>
            <text:p>    &lt;lastName&gt;RARIVO&lt;/lastName&gt;</text:p>
            <text:p>    &lt;nextInvoiceAmount&gt;60000.0&lt;/nextInvoiceAmount&gt;</text:p>
            <text:p>    &lt;result&gt;</text:p>
            <text:p>        &lt;resultCode&gt;0&lt;/resultCode&gt;</text:p>
            <text:p>        &lt;resultDescription&gt;OK&lt;/resultDescription&gt;</text:p>
            <text:p>    &lt;/result&gt;</text:p>
            <text:p>    &lt;TXNSTATUS&gt;200&lt;/TXNSTATUS&gt;</text:p>
            <text:p>    &lt;MESSAGE&gt;OK&lt;/MESSAGE&gt;</text:p>
            <text:p>&lt;/COMMAND&gt;</text:p>
          </table:table-cell>
          <table:table-cell/>
        </table:table-row>
        <table:table-row table:style-name="ro100">
          <table:table-cell office:value-type="string" calcext:value-type="string">
            <text:p>PARABOL- 2nd-payment</text:p>
          </table:table-cell>
          <table:table-cell office:value-type="string" calcext:value-type="string">
            <text:p>&lt;COMMAND&gt;</text:p>
            <text:p>&lt;reference_No&gt;33188853148&lt;/reference_No&gt;</text:p>
            <text:p>&lt;interfaceId&gt;PARABOLE&lt;/interfaceId&gt;</text:p>
            <text:p>&lt;BPROVIDER&gt;101&lt;/BPROVIDER&gt;</text:p>
            <text:p>&lt;REFERENCE_NO&gt;33188853148&lt;/REFERENCE_NO&gt;</text:p>
            <text:p>&lt;PAYID1&gt;12&lt;/PAYID1&gt;</text:p>
            <text:p>&lt;INTERFACEID&gt;PARABOLE&lt;/INTERFACEID&gt;</text:p>
            <text:p>&lt;PAYID2&gt;12&lt;/PAYID2&gt;</text:p>
            <text:p>&lt;RCVINSTRUMENT&gt;12&lt;/RCVINSTRUMENT&gt;</text:p>
            <text:p>&lt;PAYID&gt;12&lt;/PAYID&gt;</text:p>
            <text:p>&lt;ReferenceField&gt;Loisir&lt;/ReferenceField&gt;</text:p>
            <text:p>&lt;LANGUAGE1&gt;2&lt;/LANGUAGE1&gt;</text:p>
            <text:p>&lt;PIN&gt;1235&lt;/PIN&gt;</text:p>
            <text:p>&lt;LANGUAGE2&gt;2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CUSTID&gt;33188853148&lt;/CUSTID&gt;</text:p>
            <text:p>&lt;AMOUNT&gt;500&lt;/AMOUNT&gt;</text:p>
            <text:p>&lt;SNDINSTRUMENT&gt;12&lt;/SNDINSTRUMENT&gt;</text:p>
            <text:p>&lt;MSISDN2&gt;339999997&lt;/MSISDN2&gt;</text:p>
            <text:p>&lt;language&gt;fr&lt;/language&gt;</text:p>
            <text:p>&lt;PROVIDER&gt;101&lt;/PROVIDER&gt;</text:p>
            <text:p>&lt;RCVPROVIDER&gt;101&lt;/RCVPROVIDER&gt;</text:p>
            <text:p>&lt;MSISDN&gt;332700907&lt;/MSISDN&gt;</text:p>
            <text:p>&lt;/COMMAND&gt;</text:p>
          </table:table-cell>
          <table:table-cell office:value-type="string" calcext:value-type="string">
            <text:p>&lt;?xml version="1.0"?&gt;</text:p>
            <text:p>&lt;COMMAND&gt;</text:p>
            <text:p>    &lt;TYPE&gt;CMPRRESP&lt;/TYPE&gt;</text:p>
            <text:p>    &lt;TXNID&gt;MP190802.1621.C00013&lt;/TXNID&gt;</text:p>
            <text:p>    &lt;TXNSTATUS&gt;200&lt;/TXNSTATUS&gt;</text:p>
            <text:p>    &lt;TRID&gt;332700907201908021621C0047&lt;/TRID&gt;</text:p>
            <text:p>    &lt;MESSAGE&gt;Dear customer. You have paid  500 Ar to PARABOLE in reference to 33188853148. Bal:121785.08 Ar . Trans ID: MP190802.1621.C00013  REFERENCE NO :33188853148&lt;/MESSAGE&gt;</text:p>
            <text:p>    &lt;IVR-RESPONSE&gt;9014_MERCODE#339999997|500|0|0|MP190802.1621.C00013|121785.08#&lt;/IVR-RESPONSE&gt;</text:p>
            <text:p>&lt;/COMMAND&gt;</text:p>
          </table:table-cell>
          <table:table-cell/>
        </table:table-row>
        <table:table-row table:style-name="ro100">
          <table:table-cell office:value-type="string" calcext:value-type="string">
            <text:p>Canalplus:--Check Account Pay Arrears</text:p>
          </table:table-cell>
          <table:table-cell office:value-type="string" calcext:value-type="string">
            <text:p>&lt;COMMAND&gt;</text:p>
            <text:p>&lt;PROVIDER1&gt;101&lt;/PROVIDER1&gt;</text:p>
            <text:p>&lt;PROVIDER2&gt;101&lt;/PROVIDER2&gt;</text:p>
            <text:p>&lt;interfaceId&gt;CHECKACC&lt;/interfaceId&gt;</text:p>
            <text:p>&lt;SNDPROVIDER&gt;101&lt;/SNDPROVIDER&gt;</text:p>
            <text:p>&lt;VAL_PIN_POSITION&gt;LAST&lt;/VAL_PIN_POSITION&gt;</text:p>
            <text:p>&lt;serviceType&gt;CHECKACC&lt;/serviceType&gt;</text:p>
            <text:p>&lt;BPROVIDER&gt;101&lt;/BPROVIDER&gt;</text:p>
            <text:p>&lt;ACTIVITYTYPE&gt;SUBCANARR&lt;/ACTIVITYTYPE&gt;</text:p>
            <text:p>&lt;NICKNAME&gt;CSATTV&lt;/NICKNAME&gt;</text:p>
            <text:p>&lt;SNDINSTRUMENT&gt;12&lt;/SNDINSTRUMENT&gt;</text:p>
            <text:p>&lt;PAYID1&gt;12&lt;/PAYID1&gt;</text:p>
            <text:p>&lt;PAYID2&gt;12&lt;/PAYID2&gt;</text:p>
            <text:p>&lt;RCVINSTRUMENT&gt;12&lt;/RCVINSTRUMENT&gt;</text:p>
            <text:p>&lt;CARDNO&gt;13547352144046&lt;/CARDNO&gt;</text:p>
            <text:p>&lt;PAYID&gt;12&lt;/PAYID&gt;</text:p>
            <text:p>&lt;LANGUAGE1&gt;2&lt;/LANGUAGE1&gt;</text:p>
            <text:p>&lt;LANGUAGE2&gt;2&lt;/LANGUAGE2&gt;</text:p>
            <text:p>&lt;PROVIDER&gt;101&lt;/PROVIDER&gt;</text:p>
            <text:p>&lt;language&gt;fr&lt;/language&gt;</text:p>
            <text:p>&lt;RCVPROVIDER&gt;101&lt;/RCVPROVIDER&gt;</text:p>
            <text:p>&lt;MSISDN&gt;332700907&lt;/MSISDN&gt;</text:p>
            <text:p>&lt;TYPE&gt;SUBCANARR&lt;/TYPE&gt;</text:p>
            <text:p>        &lt;/COMMAND&gt;</text:p>
          </table:table-cell>
          <table:table-cell table:style-name="ce254" office:value-type="string" calcext:value-type="string">
            <text:p>&lt;?xml version="1.0"?&gt;</text:p>
            <text:p>&lt;COMMAND&gt;</text:p>
            <text:p>    &lt;idBase&gt;&lt;/idBase&gt;</text:p>
            <text:p>    &lt;EXTTXNID&gt;null&lt;/EXTTXNID&gt;</text:p>
            <text:p>    &lt;MESSAGE&gt;Ambiguous&lt;/MESSAGE&gt;</text:p>
            <text:p>    &lt;amount&gt;&lt;/amount&gt;</text:p>
            <text:p>    &lt;canalExpiry&gt;&lt;/canalExpiry&gt;</text:p>
            <text:p>    &lt;tokenId&gt;&lt;/tokenId&gt;</text:p>
            <text:p>    &lt;numSubscriber&gt;&lt;/numSubscriber&gt;</text:p>
            <text:p>    &lt;numContrat&gt;&lt;/numContrat&gt;</text:p>
            <text:p>    &lt;OFFER_LABEL&gt;&lt;/OFFER_LABEL&gt;</text:p>
            <text:p>    &lt;TXNSTATUS&gt;EIG_250&lt;/TXNSTATUS&gt;</text:p>
            <text:p>    &lt;offersList&gt;null&lt;/offersList&gt;</text:p>
            <text:p>&lt;/COMMAND&gt;</text:p>
          </table:table-cell>
          <table:table-cell office:value-type="string" calcext:value-type="string">
            <text:p>Failing from 3rd party</text:p>
          </table:table-cell>
        </table:table-row>
        <table:table-row table:style-name="ro100">
          <table:table-cell table:style-name="ce94" office:value-type="string" calcext:value-type="string">
            <text:p>Canalplus:--Check Account Pay Arrears-PAYMNET</text:p>
          </table:table-cell>
          <table:table-cell office:value-type="string" calcext:value-type="string">
            <text:p>&lt;COMMAND&gt;</text:p>
            <text:p>&lt;interfaceId&gt;SUBCANARR&lt;/interfaceId&gt;</text:p>
            <text:p>&lt;numSubscriber&gt;10243836&lt;/numSubscriber&gt;</text:p>
            <text:p>&lt;BPROVIDER&gt;101&lt;/BPROVIDER&gt;</text:p>
            <text:p>&lt;NICKNAME&gt;CSATTV&lt;/NICKNAME&gt;</text:p>
            <text:p>&lt;REFERENCE_NO&gt;OTHR&lt;/REFERENCE_NO&gt;</text:p>
            <text:p>&lt;PAYID1&gt;12&lt;/PAYID1&gt;</text:p>
            <text:p>&lt;tokenId&gt;b9c9edac834a27958d36fe13a74713f662e4d31515&lt;/tokenId&gt;</text:p>
            <text:p>&lt;PAYID2&gt;12&lt;/PAYID2&gt;</text:p>
            <text:p>&lt;RCVINSTRUMENT&gt;12&lt;/RCVINSTRUMENT&gt;</text:p>
            <text:p>&lt;CARDNO&gt;13747438803233&lt;/CARDNO&gt;</text:p>
            <text:p>&lt;PAYID&gt;12&lt;/PAYID&gt;</text:p>
            <text:p>&lt;SUBTYPE&gt;&lt;/SUBTYPE&gt;</text:p>
            <text:p>&lt;LANGUAGE1&gt;2&lt;/LANGUAGE1&gt;</text:p>
            <text:p>&lt;PIN&gt;1235&lt;/PIN&gt;</text:p>
            <text:p>&lt;LANGUAGE2&gt;2&lt;/LANGUAGE2&gt;</text:p>
            <text:p>&lt;numContrat&gt;1&lt;/numContrat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30000&lt;/AMOUNT&gt;</text:p>
            <text:p>&lt;ACTIVITYTYPE&gt;SUBCANARR&lt;/ACTIVITYTYPE&gt;</text:p>
            <text:p>&lt;SNDINSTRUMENT&gt;12&lt;/SNDINSTRUMENT&gt;</text:p>
            <text:p>&lt;DAMOUNT&gt;30000&lt;/DAMOUNT&gt;</text:p>
            <text:p>&lt;language&gt;en&lt;/language&gt;</text:p>
            <text:p>&lt;PROVIDER&gt;101&lt;/PROVIDER&gt;</text:p>
            <text:p>&lt;RCVPROVIDER&gt;101&lt;/RCVPROVIDER&gt;</text:p>
            <text:p>&lt;MSISDN&gt;332700907&lt;/MSISDN&gt;</text:p>
            <text:p>&lt;/COMMAND&gt;</text:p>
          </table:table-cell>
          <table:table-cell table:style-name="ce254" office:value-type="string" calcext:value-type="string">
            <text:p>&lt;?xml version="1.0"?&gt;</text:p>
            <text:p>&lt;COMMAND&gt;</text:p>
            <text:p>    &lt;TYPE&gt;CMPRRESP&lt;/TYPE&gt;</text:p>
            <text:p>    &lt;TXNID&gt;MP190806.1030.C00007&lt;/TXNID&gt;</text:p>
            <text:p>    &lt;TXNSTATUS&gt;250&lt;/TXNSTATUS&gt;</text:p>
            <text:p>    &lt;TRID&gt;332700907201908061030C0082&lt;/TRID&gt;</text:p>
            <text:p>    &lt;MESSAGE&gt;Dear customer. You have initiated the payment of  30000 Ar to CSATTV  in reference to OTHR. Bal:7164.08 Ar . Trans ID: MP190806.1030.C00007  REFERENCE NO :OTHR&lt;/MESSAGE&gt;</text:p>
            <text:p>    &lt;IVR-RESPONSE&gt;250##&lt;/IVR-RESPONSE&gt;</text:p>
            <text:p>&lt;/COMMAND&gt;</text:p>
          </table:table-cell>
          <table:table-cell office:value-type="string" calcext:value-type="string">
            <text:p>Failing from 3rd party</text:p>
          </table:table-cell>
        </table:table-row>
        <table:table-row table:style-name="ro20">
          <table:table-cell table:style-name="ce94" office:value-type="string" calcext:value-type="string">
            <text:p><text:span text:style-name="T1">Canalplus:-</text:span>Check Account chnage bouquets</text:p>
          </table:table-cell>
          <table:table-cell office:value-type="string" calcext:value-type="string">
            <text:p>&lt;COMMAND&gt;</text:p>
            <text:p>&lt;interfaceId&gt;CHECKACC&lt;/interfaceId&gt;</text:p>
            <text:p>&lt;BPROVIDER&gt;101&lt;/BPROVIDER&gt;</text:p>
            <text:p>&lt;NICKNAME&gt;CSATTV&lt;/NICKNAME&gt;</text:p>
            <text:p>&lt;REFERENCE_NO&gt;OTHR&lt;/REFERENCE_NO&gt;</text:p>
            <text:p>&lt;PAYID1&gt;12&lt;/PAYID1&gt;</text:p>
            <text:p>&lt;PAYID2&gt;12&lt;/PAYID2&gt;</text:p>
            <text:p>&lt;RCVINSTRUMENT&gt;12&lt;/RCVINSTRUMENT&gt;</text:p>
            <text:p>&lt;CARDNO&gt;13747438803233&lt;/CARDNO&gt;</text:p>
            <text:p>&lt;PAYID&gt;12&lt;/PAYID&gt;</text:p>
            <text:p>&lt;LANGUAGE1&gt;2&lt;/LANGUAGE1&gt;</text:p>
            <text:p>&lt;LANGUAGE2&gt;2&lt;/LANGUAGE2&gt;</text:p>
            <text:p>&lt;TYPE&gt;SUBCANCHANGE&lt;/TYPE&gt;</text:p>
            <text:p>&lt;PROVIDER1&gt;101&lt;/PROVIDER1&gt;</text:p>
            <text:p>&lt;PROVIDER2&gt;101&lt;/PROVIDER2&gt;</text:p>
            <text:p>&lt;SNDPROVIDER&gt;101&lt;/SNDPROVIDER&gt;</text:p>
            <text:p>&lt;VAL_PIN_POSITION&gt;LAST&lt;/VAL_PIN_POSITION&gt;</text:p>
            <text:p>&lt;serviceType&gt;CHECKACC&lt;/serviceType&gt;</text:p>
            <text:p>&lt;ACTIVITYTYPE&gt;SUBCANCHANGE&lt;/ACTIVITYTYPE&gt;</text:p>
            <text:p>&lt;SNDINSTRUMENT&gt;12&lt;/SNDINSTRUMENT&gt;</text:p>
            <text:p>&lt;language&gt;en&lt;/language&gt;</text:p>
            <text:p>&lt;PROVIDER&gt;101&lt;/PROVIDER&gt;</text:p>
            <text:p>&lt;RCVPROVIDER&gt;101&lt;/RCVPROVIDER&gt;</text:p>
            <text:p>&lt;MSISDN&gt;332700907&lt;/MSISDN&gt;</text:p>
            <text:p>        &lt;/COMMAND&gt;</text:p>
          </table:table-cell>
          <table:table-cell office:value-type="string" calcext:value-type="string">
            <text:p>&lt;?xml version="1.0"?&gt;</text:p>
            <text:p>&lt;COMMAND&gt;</text:p>
            <text:p>    &lt;idBase&gt;Wcgamobile&lt;/idBase&gt;</text:p>
            <text:p>    &lt;EXTTXNID&gt;null&lt;/EXTTXNID&gt;</text:p>
            <text:p>    &lt;amount&gt;null&lt;/amount&gt;</text:p>
            <text:p>    &lt;tokenId&gt;7e2522395c98c8fc411f5ecd244ace2d3914af2442&lt;/tokenId&gt;</text:p>
            <text:p>    &lt;numSubscriber&gt;10243836&lt;/numSubscriber&gt;</text:p>
            <text:p>    &lt;numContrat&gt;1&lt;/numContrat&gt;</text:p>
            <text:p>    &lt;TXNSTATUS&gt;200&lt;/TXNSTATUS&gt;</text:p>
            <text:p>    &lt;offersList&gt;</text:p>
            <text:p>        &lt;offer&gt;</text:p>
            <text:p>            &lt;code&gt;08M1AC|ACDD&lt;/code&gt;</text:p>
            <text:p>            &lt;label&gt;ACCESS&lt;/label&gt;</text:p>
            <text:p>            &lt;durationsList&gt;</text:p>
            <text:p>                &lt;duration&gt;</text:p>
            <text:p>                    &lt;code&gt;1&lt;/code&gt;</text:p>
            <text:p>                    &lt;label&gt;1 mois&lt;/label&gt;</text:p>
            <text:p>                &lt;/duration&gt;</text:p>
            <text:p>                &lt;duration&gt;</text:p>
            <text:p>                    &lt;code&gt;12&lt;/code&gt;</text:p>
            <text:p>                    &lt;label&gt;12 mois&lt;/label&gt;</text:p>
            <text:p>                &lt;/duration&gt;</text:p>
            <text:p>                &lt;duration&gt;</text:p>
            <text:p>                    &lt;code&gt;2&lt;/code&gt;</text:p>
            <text:p>                    &lt;label&gt;2 mois&lt;/label&gt;</text:p>
            <text:p>                &lt;/duration&gt;</text:p>
            <text:p>                &lt;duration&gt;</text:p>
            <text:p>                    &lt;code&gt;24&lt;/code&gt;</text:p>
            <text:p>                    &lt;label&gt;24 mois&lt;/label&gt;</text:p>
            <text:p>                &lt;/duration&gt;</text:p>
            <text:p>                &lt;duration&gt;</text:p>
            <text:p>                    &lt;code&gt;3&lt;/code&gt;</text:p>
            <text:p>                    &lt;label&gt;3 mois&lt;/label&gt;</text:p>
            <text:p>                &lt;/duration&gt;</text:p>
            <text:p>                &lt;duration&gt;</text:p>
            <text:p>                    &lt;code&gt;6&lt;/code&gt;</text:p>
            <text:p>                    &lt;label&gt;6 mois&lt;/label&gt;</text:p>
            <text:p>                &lt;/duration&gt;</text:p>
            <text:p>            &lt;/durationsList&gt;</text:p>
            <text:p>            &lt;optionsList/&gt;</text:p>
            <text:p>        &lt;/offer&gt;</text:p>
            <text:p>        &lt;offer&gt;</text:p>
            <text:p>            &lt;code&gt;08M2EV|EVDD&lt;/code&gt;</text:p>
            <text:p>            &lt;label&gt;EVASION&lt;/label&gt;</text:p>
            <text:p>            &lt;durationsList&gt;</text:p>
            <text:p>                &lt;duration&gt;</text:p>
            <text:p>                    &lt;code&gt;1&lt;/code&gt;</text:p>
            <text:p>                    &lt;label&gt;1 mois&lt;/label&gt;</text:p>
            <text:p>                &lt;/duration&gt;</text:p>
            <text:p>                &lt;duration&gt;</text:p>
            <text:p>                    &lt;code&gt;12&lt;/code&gt;</text:p>
            <text:p>                    &lt;label&gt;12 mois&lt;/label&gt;</text:p>
            <text:p>                &lt;/duration&gt;</text:p>
            <text:p>                &lt;duration&gt;</text:p>
            <text:p>                    &lt;code&gt;2&lt;/code&gt;</text:p>
            <text:p>                    &lt;label&gt;2 mois&lt;/label&gt;</text:p>
            <text:p>                &lt;/duration&gt;</text:p>
            <text:p>                &lt;duration&gt;</text:p>
            <text:p>                    &lt;code&gt;24&lt;/code&gt;</text:p>
            <text:p>                    &lt;label&gt;24 mois&lt;/label&gt;</text:p>
            <text:p>                &lt;/duration&gt;</text:p>
            <text:p>                &lt;duration&gt;</text:p>
            <text:p>                    &lt;code&gt;3&lt;/code&gt;</text:p>
            <text:p>                    &lt;label&gt;3 mois&lt;/label&gt;</text:p>
            <text:p>                &lt;/duration&gt;</text:p>
            <text:p>                &lt;duration&gt;</text:p>
            <text:p>                    &lt;code&gt;6&lt;/code&gt;</text:p>
            <text:p>                    &lt;label&gt;6 mois&lt;/label&gt;</text:p>
            <text:p>                &lt;/duration&gt;</text:p>
            <text:p>            &lt;/durationsList&gt;</text:p>
            <text:p>            &lt;optionsList&gt;</text:p>
            <text:p>                &lt;offer&gt;</text:p>
            <text:p>                    &lt;code&gt;SPDD&lt;/code&gt;</text:p>
            <text:p>                    &lt;label&gt;SPORT 2015&lt;/label&gt;</text:p>
            <text:p>                &lt;/offer&gt;</text:p>
            <text:p>                &lt;offer&gt;</text:p>
            <text:p>                    &lt;code&gt;ADDD&lt;/code&gt;</text:p>
            <text:p>                    &lt;label&gt;ADULTE 2013&lt;/label&gt;</text:p>
            <text:p>                &lt;/offer&gt;</text:p>
            <text:p>                &lt;offer&gt;</text:p>
            <text:p>                    &lt;code&gt;BOLDD&lt;/code&gt;</text:p>
            <text:p>                    &lt;label&gt;BOLLYWOOD 2013&lt;/label&gt;</text:p>
            <text:p>                &lt;/offer&gt;</text:p>
            <text:p>                &lt;offer&gt;</text:p>
            <text:p>                    &lt;code&gt;CIDD&lt;/code&gt;</text:p>
            <text:p>                    &lt;label&gt;CINEMA 2013&lt;/label&gt;</text:p>
            <text:p>                &lt;/offer&gt;</text:p>
            <text:p>                &lt;offer&gt;</text:p>
            <text:p>                    &lt;code&gt;DIDD&lt;/code&gt;</text:p>
            <text:p>                    &lt;label&gt;DISNEY 2013&lt;/label&gt;</text:p>
            <text:p>                &lt;/offer&gt;</text:p>
            <text:p>            &lt;/optionsList&gt;</text:p>
            <text:p>        &lt;/offer&gt;</text:p>
            <text:p>        &lt;offer&gt;</text:p>
            <text:p>            &lt;code&gt;08M3CP|CPDD&lt;/code&gt;</text:p>
            <text:p>            &lt;label&gt;ESSENTIEL+ ou C+&lt;/label&gt;</text:p>
            <text:p>            &lt;durationsList&gt;</text:p>
            <text:p>                &lt;duration&gt;</text:p>
            <text:p>                    &lt;code&gt;1&lt;/code&gt;</text:p>
            <text:p>                    &lt;label&gt;1 mois&lt;/label&gt;</text:p>
            <text:p>                &lt;/duration&gt;</text:p>
            <text:p>                &lt;duration&gt;</text:p>
            <text:p>                    &lt;code&gt;12&lt;/code&gt;</text:p>
            <text:p>                    &lt;label&gt;12 mois&lt;/label&gt;</text:p>
            <text:p>                &lt;/duration&gt;</text:p>
            <text:p>                &lt;duration&gt;</text:p>
            <text:p>                    &lt;code&gt;2&lt;/code&gt;</text:p>
            <text:p>                    &lt;label&gt;2 mois&lt;/label&gt;</text:p>
            <text:p>                &lt;/duration&gt;</text:p>
            <text:p>                &lt;duration&gt;</text:p>
            <text:p>                    &lt;code&gt;24&lt;/code&gt;</text:p>
            <text:p>                    &lt;label&gt;24 mois&lt;/label&gt;</text:p>
            <text:p>                &lt;/duration&gt;</text:p>
            <text:p>                &lt;duration&gt;</text:p>
            <text:p>                    &lt;code&gt;3&lt;/code&gt;</text:p>
            <text:p>                    &lt;label&gt;3 mois&lt;/label&gt;</text:p>
            <text:p>                &lt;/duration&gt;</text:p>
            <text:p>                &lt;duration&gt;</text:p>
            <text:p>                    &lt;code&gt;6&lt;/code&gt;</text:p>
            <text:p>                    &lt;label&gt;6 mois&lt;/label&gt;</text:p>
            <text:p>                &lt;/duration&gt;</text:p>
            <text:p>            &lt;/durationsList&gt;</text:p>
            <text:p>            &lt;optionsList&gt;</text:p>
            <text:p>                &lt;offer&gt;</text:p>
            <text:p>                    &lt;code&gt;SPDD&lt;/code&gt;</text:p>
            <text:p>                    &lt;label&gt;SPORT 2015&lt;/label&gt;</text:p>
            <text:p>                &lt;/offer&gt;</text:p>
            <text:p>                &lt;offer&gt;</text:p>
            <text:p>                    &lt;code&gt;ADDD&lt;/code&gt;</text:p>
            <text:p>                    &lt;label&gt;ADULTE 2013&lt;/label&gt;</text:p>
            <text:p>                &lt;/offer&gt;</text:p>
            <text:p>                &lt;offer&gt;</text:p>
            <text:p>                    &lt;code&gt;BOLDD&lt;/code&gt;</text:p>
            <text:p>                    &lt;label&gt;BOLLYWOOD 2013&lt;/label&gt;</text:p>
            <text:p>                &lt;/offer&gt;</text:p>
            <text:p>                &lt;offer&gt;</text:p>
            <text:p>                    &lt;code&gt;CIDD&lt;/code&gt;</text:p>
            <text:p>                    &lt;label&gt;CINEMA 2013&lt;/label&gt;</text:p>
            <text:p>                &lt;/offer&gt;</text:p>
            <text:p>                &lt;offer&gt;</text:p>
            <text:p>                    &lt;code&gt;DIDD&lt;/code&gt;</text:p>
            <text:p>                    &lt;label&gt;DISNEY 2013&lt;/label&gt;</text:p>
            <text:p>                &lt;/offer&gt;</text:p>
            <text:p>            &lt;/optionsList&gt;</text:p>
            <text:p>        &lt;/offer&gt;</text:p>
            <text:p>        &lt;offer&gt;</text:p>
            <text:p>            &lt;code&gt;08M4ACP|ACPDD&lt;/code&gt;</text:p>
            <text:p>            &lt;label&gt;ACCESS+&lt;/label&gt;</text:p>
            <text:p>            &lt;durationsList&gt;</text:p>
            <text:p>                &lt;duration&gt;</text:p>
            <text:p>                    &lt;code&gt;1&lt;/code&gt;</text:p>
            <text:p>                    &lt;label&gt;1 mois&lt;/label&gt;</text:p>
            <text:p>                &lt;/duration&gt;</text:p>
            <text:p>                &lt;duration&gt;</text:p>
            <text:p>                    &lt;code&gt;12&lt;/code&gt;</text:p>
            <text:p>                    &lt;label&gt;12 mois&lt;/label&gt;</text:p>
            <text:p>                &lt;/duration&gt;</text:p>
            <text:p>                &lt;duration&gt;</text:p>
            <text:p>                    &lt;code&gt;2&lt;/code&gt;</text:p>
            <text:p>                    &lt;label&gt;2 mois&lt;/label&gt;</text:p>
            <text:p>                &lt;/duration&gt;</text:p>
            <text:p>                &lt;duration&gt;</text:p>
            <text:p>                    &lt;code&gt;24&lt;/code&gt;</text:p>
            <text:p>                    &lt;label&gt;24 mois&lt;/label&gt;</text:p>
            <text:p>                &lt;/duration&gt;</text:p>
            <text:p>                &lt;duration&gt;</text:p>
            <text:p>                    &lt;code&gt;3&lt;/code&gt;</text:p>
            <text:p>                    &lt;label&gt;3 mois&lt;/label&gt;</text:p>
            <text:p>                &lt;/duration&gt;</text:p>
            <text:p>                &lt;duration&gt;</text:p>
            <text:p>                    &lt;code&gt;6&lt;/code&gt;</text:p>
            <text:p>                    &lt;label&gt;6 mois&lt;/label&gt;</text:p>
            <text:p>                &lt;/duration&gt;</text:p>
            <text:p>            &lt;/durationsList&gt;</text:p>
            <text:p>            &lt;optionsList&gt;</text:p>
            <text:p>                &lt;offer&gt;</text:p>
            <text:p>                    &lt;code&gt;SPDD&lt;/code&gt;</text:p>
            <text:p>                    &lt;label&gt;SPORT 2015&lt;/label&gt;</text:p>
            <text:p>                &lt;/offer&gt;</text:p>
            <text:p>                &lt;offer&gt;</text:p>
            <text:p>                    &lt;code&gt;ADDD&lt;/code&gt;</text:p>
            <text:p>                    &lt;label&gt;ADULTE 2013&lt;/label&gt;</text:p>
            <text:p>                &lt;/offer&gt;</text:p>
            <text:p>                &lt;offer&gt;</text:p>
            <text:p>                    &lt;code&gt;BOLDD&lt;/code&gt;</text:p>
            <text:p>                    &lt;label&gt;BOLLYWOOD 2013&lt;/label&gt;</text:p>
            <text:p>                &lt;/offer&gt;</text:p>
            <text:p>                &lt;offer&gt;</text:p>
            <text:p>                    &lt;code&gt;CIDD&lt;/code&gt;</text:p>
            <text:p>                    &lt;label&gt;CINEMA 2013&lt;/label&gt;</text:p>
            <text:p>                &lt;/offer&gt;</text:p>
            <text:p>                &lt;offer&gt;</text:p>
            <text:p>                    &lt;code&gt;DIDD&lt;/code&gt;</text:p>
            <text:p>                    &lt;label&gt;DISNEY 2013&lt;/label&gt;</text:p>
            <text:p>                &lt;/offer&gt;</text:p>
            <text:p>            &lt;/optionsList&gt;</text:p>
            <text:p>        &lt;/offer&gt;</text:p>
            <text:p>        &lt;offer&gt;</text:p>
            <text:p>            &lt;code&gt;08M5EVP|EVPDD&lt;/code&gt;</text:p>
            <text:p>            &lt;label&gt;EVASION+&lt;/label&gt;</text:p>
            <text:p>            &lt;durationsList&gt;</text:p>
            <text:p>                &lt;duration&gt;</text:p>
            <text:p>                    &lt;code&gt;1&lt;/code&gt;</text:p>
            <text:p>                    &lt;label&gt;1 mois&lt;/label&gt;</text:p>
            <text:p>                &lt;/duration&gt;</text:p>
            <text:p>                &lt;duration&gt;</text:p>
            <text:p>                    &lt;code&gt;12&lt;/code&gt;</text:p>
            <text:p>                    &lt;label&gt;12 mois&lt;/label&gt;</text:p>
            <text:p>                &lt;/duration&gt;</text:p>
            <text:p>                &lt;duration&gt;</text:p>
            <text:p>                    &lt;code&gt;2&lt;/code&gt;</text:p>
            <text:p>                    &lt;label&gt;2 mois&lt;/label&gt;</text:p>
            <text:p>                &lt;/duration&gt;</text:p>
            <text:p>                &lt;duration&gt;</text:p>
            <text:p>                    &lt;code&gt;24&lt;/code&gt;</text:p>
            <text:p>                    &lt;label&gt;24 mois&lt;/label&gt;</text:p>
            <text:p>                &lt;/duration&gt;</text:p>
            <text:p>                &lt;duration&gt;</text:p>
            <text:p>                    &lt;code&gt;3&lt;/code&gt;</text:p>
            <text:p>                    &lt;label&gt;3 mois&lt;/label&gt;</text:p>
            <text:p>                &lt;/duration&gt;</text:p>
            <text:p>                &lt;duration&gt;</text:p>
            <text:p>                    &lt;code&gt;6&lt;/code&gt;</text:p>
            <text:p>                    &lt;label&gt;6 mois&lt;/label&gt;</text:p>
            <text:p>                &lt;/duration&gt;</text:p>
            <text:p>            &lt;/durationsList&gt;</text:p>
            <text:p>            &lt;optionsList&gt;</text:p>
            <text:p>                &lt;offer&gt;</text:p>
            <text:p>                    &lt;code&gt;SPDD&lt;/code&gt;</text:p>
            <text:p>                    &lt;label&gt;SPORT 2015&lt;/label&gt;</text:p>
            <text:p>                &lt;/offer&gt;</text:p>
            <text:p>                &lt;offer&gt;</text:p>
            <text:p>                    &lt;code&gt;ADDD&lt;/code&gt;</text:p>
            <text:p>                    &lt;label&gt;ADULTE 2013&lt;/label&gt;</text:p>
            <text:p>                &lt;/offer&gt;</text:p>
            <text:p>                &lt;offer&gt;</text:p>
            <text:p>                    &lt;code&gt;BOLDD&lt;/code&gt;</text:p>
            <text:p>                    &lt;label&gt;BOLLYWOOD 2013&lt;/label&gt;</text:p>
            <text:p>                &lt;/offer&gt;</text:p>
            <text:p>                &lt;offer&gt;</text:p>
            <text:p>                    &lt;code&gt;CIDD&lt;/code&gt;</text:p>
            <text:p>                    &lt;label&gt;CINEMA 2013&lt;/label&gt;</text:p>
            <text:p>                &lt;/offer&gt;</text:p>
            <text:p>                &lt;offer&gt;</text:p>
            <text:p>                    &lt;code&gt;DIDD&lt;/code&gt;</text:p>
            <text:p>                    &lt;label&gt;DISNEY 2013&lt;/label&gt;</text:p>
            <text:p>                &lt;/offer&gt;</text:p>
            <text:p>            &lt;/optionsList&gt;</text:p>
            <text:p>        &lt;/offer&gt;</text:p>
            <text:p>        &lt;offer&gt;</text:p>
            <text:p>            &lt;code&gt;08M6TCA|TCADD&lt;/code&gt;</text:p>
            <text:p>            &lt;label&gt;TOUT CANAL+&lt;/label&gt;</text:p>
            <text:p>            &lt;durationsList&gt;</text:p>
            <text:p>                &lt;duration&gt;</text:p>
            <text:p>                    &lt;code&gt;1&lt;/code&gt;</text:p>
            <text:p>                    &lt;label&gt;1 mois&lt;/label&gt;</text:p>
            <text:p>                &lt;/duration&gt;</text:p>
            <text:p>                &lt;duration&gt;</text:p>
            <text:p>                    &lt;code&gt;12&lt;/code&gt;</text:p>
            <text:p>                    &lt;label&gt;12 mois&lt;/label&gt;</text:p>
            <text:p>                &lt;/duration&gt;</text:p>
            <text:p>                &lt;duration&gt;</text:p>
            <text:p>                    &lt;code&gt;2&lt;/code&gt;</text:p>
            <text:p>                    &lt;label&gt;2 mois&lt;/label&gt;</text:p>
            <text:p>                &lt;/duration&gt;</text:p>
            <text:p>                &lt;duration&gt;</text:p>
            <text:p>                    &lt;code&gt;24&lt;/code&gt;</text:p>
            <text:p>                    &lt;label&gt;24 mois&lt;/label&gt;</text:p>
            <text:p>                &lt;/duration&gt;</text:p>
            <text:p>                &lt;duration&gt;</text:p>
            <text:p>                    &lt;code&gt;3&lt;/code&gt;</text:p>
            <text:p>                    &lt;label&gt;3 mois&lt;/label&gt;</text:p>
            <text:p>                &lt;/duration&gt;</text:p>
            <text:p>                &lt;duration&gt;</text:p>
            <text:p>                    &lt;code&gt;6&lt;/code&gt;</text:p>
            <text:p>                    &lt;label&gt;6 mois&lt;/label&gt;</text:p>
            <text:p>                &lt;/duration&gt;</text:p>
            <text:p>            &lt;/durationsList&gt;</text:p>
            <text:p>            &lt;optionsList/&gt;</text:p>
            <text:p>        &lt;/offer&gt;</text:p>
            <text:p>    &lt;/offersList&gt;</text:p>
            <text:p>&lt;/COMMAND&gt;</text:p>
          </table:table-cell>
          <table:table-cell office:value-type="float" office:value="13747438773960" calcext:value-type="float">
            <text:p>13747438773960</text:p>
          </table:table-cell>
        </table:table-row>
        <table:table-row table:style-name="ro20">
          <table:table-cell table:style-name="ce94" office:value-type="string" calcext:value-type="string">
            <text:p>Canalplus:--Check Account change bouquet intermediate</text:p>
          </table:table-cell>
          <table:table-cell office:value-type="string" calcext:value-type="string">
            <text:p> &lt;COMMAND&gt;</text:p>
            <text:p>&lt;interfaceId&gt;SUBCANCHANGE&lt;/interfaceId&gt;</text:p>
            <text:p>&lt;numSubscriber&gt;10243836&lt;/numSubscriber&gt;</text:p>
            <text:p>&lt;BPROVIDER&gt;101&lt;/BPROVIDER&gt;</text:p>
            <text:p>&lt;NICKNAME&gt;CSATTV&lt;/NICKNAME&gt;</text:p>
            <text:p>&lt;REFERENCE_NO&gt;OTHR&lt;/REFERENCE_NO&gt;</text:p>
            <text:p>&lt;PAYID1&gt;12&lt;/PAYID1&gt;</text:p>
            <text:p>&lt;tokenId&gt;7e2522395c98c8fc411f5ecd244ace2d3914af2442&lt;/tokenId&gt;</text:p>
            <text:p>&lt;PAYID2&gt;12&lt;/PAYID2&gt;</text:p>
            <text:p>&lt;RCVINSTRUMENT&gt;12&lt;/RCVINSTRUMENT&gt;</text:p>
            <text:p>&lt;CARDNO&gt;13747438803233&lt;/CARDNO&gt;</text:p>
            <text:p>&lt;PAYID&gt;12&lt;/PAYID&gt;</text:p>
            <text:p>&lt;LANGUAGE1&gt;2&lt;/LANGUAGE1&gt;</text:p>
            <text:p>&lt;LANGUAGE2&gt;2&lt;/LANGUAGE2&gt;</text:p>
            <text:p>&lt;MONTH&gt;1&lt;/MONTH&gt;</text:p>
            <text:p>&lt;numContrat&gt;1&lt;/numContrat&gt;</text:p>
            <text:p>&lt;TYPE&gt;SUBCANCHANGE&lt;/TYPE&gt;</text:p>
            <text:p>&lt;PROVIDER1&gt;101&lt;/PROVIDER1&gt;</text:p>
            <text:p>&lt;PROVIDER2&gt;101&lt;/PROVIDER2&gt;</text:p>
            <text:p>&lt;SNDPROVIDER&gt;101&lt;/SNDPROVIDER&gt;</text:p>
            <text:p>&lt;VAL_PIN_POSITION&gt;LAST&lt;/VAL_PIN_POSITION&gt;</text:p>
            <text:p>&lt;serviceType&gt;SUBCANCHANGE&lt;/serviceType&gt;</text:p>
            <text:p>&lt;SUBTYPE&gt;PAS D'OPTION&lt;/SUBTYPE&gt;</text:p>
            <text:p>&lt;ACTIVITYTYPE&gt;SUBCANCHANGE&lt;/ACTIVITYTYPE&gt;</text:p>
            <text:p>&lt;SNDINSTRUMENT&gt;12&lt;/SNDINSTRUMENT&gt;</text:p>
            <text:p>&lt;language&gt;fr&lt;/language&gt;</text:p>
            <text:p>&lt;PROVIDER&gt;101&lt;/PROVIDER&gt;</text:p>
            <text:p>&lt;PACKTYPE&gt;ACCESS&lt;/PACKTYPE&gt;</text:p>
            <text:p>&lt;RCVPROVIDER&gt;101&lt;/RCVPROVIDER&gt;</text:p>
            <text:p>&lt;MSISDN&gt;332700907&lt;/MSISDN&gt;</text:p>
            <text:p>        &lt;/COMMAND&gt;</text:p>
          </table:table-cell>
          <table:table-cell office:value-type="string" calcext:value-type="string">
            <text:p>&lt;?xml version="1.0"?&gt;</text:p>
            <text:p>&lt;COMMAND&gt;</text:p>
            <text:p>    &lt;idBase&gt;Wcgamobile&lt;/idBase&gt;</text:p>
            <text:p>    &lt;EXTTXNID&gt;null&lt;/EXTTXNID&gt;</text:p>
            <text:p>    &lt;amount&gt;30000.0&lt;/amount&gt;</text:p>
            <text:p>    &lt;canalExpiry&gt;04/11/2019&lt;/canalExpiry&gt;</text:p>
            <text:p>    &lt;tokenId&gt;7e2522395c98c8fc411f5ecd244ace2d3914af2442&lt;/tokenId&gt;</text:p>
            <text:p>    &lt;numSubscriber&gt;10243836&lt;/numSubscriber&gt;</text:p>
            <text:p>    &lt;numContrat&gt;null&lt;/numContrat&gt;</text:p>
            <text:p>    &lt;OFFER_LABEL&gt;ACCESS&lt;/OFFER_LABEL&gt;</text:p>
            <text:p>    &lt;TXNSTATUS&gt;200&lt;/TXNSTATUS&gt;</text:p>
            <text:p>    &lt;offersList&gt;null&lt;/offersList&gt;</text:p>
            <text:p>&lt;/COMMAND&gt;</text:p>
          </table:table-cell>
          <table:table-cell/>
        </table:table-row>
        <table:table-row table:style-name="ro20">
          <table:table-cell table:style-name="ce94" office:value-type="string" calcext:value-type="string">
            <text:p>Canalplus:--Check Account change bouquet PAYMENT</text:p>
          </table:table-cell>
          <table:table-cell office:value-type="string" calcext:value-type="string">
            <text:p>&lt;COMMAND&gt;</text:p>
            <text:p>&lt;interfaceId&gt;SUBCANCHANGE&lt;/interfaceId&gt;</text:p>
            <text:p>&lt;numSubscriber&gt;10243836&lt;/numSubscriber&gt;</text:p>
            <text:p>&lt;BPROVIDER&gt;101&lt;/BPROVIDER&gt;</text:p>
            <text:p>&lt;NICKNAME&gt;CSATTV&lt;/NICKNAME&gt;</text:p>
            <text:p>&lt;REFERENCE_NO&gt;OTHR&lt;/REFERENCE_NO&gt;</text:p>
            <text:p>&lt;PAYID1&gt;12&lt;/PAYID1&gt;</text:p>
            <text:p>&lt;tokenId&gt;7e2522395c98c8fc411f5ecd244ace2d3914af2442&lt;/tokenId&gt;</text:p>
            <text:p>&lt;PAYID2&gt;12&lt;/PAYID2&gt;</text:p>
            <text:p>&lt;RCVINSTRUMENT&gt;12&lt;/RCVINSTRUMENT&gt;</text:p>
            <text:p>&lt;CARDNO&gt;13747438803233&lt;/CARDNO&gt;</text:p>
            <text:p>&lt;PAYID&gt;12&lt;/PAYID&gt;</text:p>
            <text:p>&lt;SUBTYPE&gt;&lt;/SUBTYPE&gt;</text:p>
            <text:p>&lt;LANGUAGE1&gt;2&lt;/LANGUAGE1&gt;</text:p>
            <text:p>&lt;PIN&gt;1235&lt;/PIN&gt;</text:p>
            <text:p>&lt;LANGUAGE2&gt;2&lt;/LANGUAGE2&gt;</text:p>
            <text:p>&lt;numContrat&gt;1&lt;/numContrat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30000&lt;/AMOUNT&gt;</text:p>
            <text:p>&lt;ACTIVITYTYPE&gt;SUBCANCHANGE&lt;/ACTIVITYTYPE&gt;</text:p>
            <text:p>&lt;SUBTYPE&gt;PAS D'OPTION&lt;/SUBTYPE&gt;</text:p>
            <text:p>&lt;PACKTYPE&gt;ACCESS&lt;/PACKTYPE&gt;</text:p>
            <text:p>&lt;MONTH&gt;1&lt;/MONTH&gt;</text:p>
            <text:p>&lt;SNDINSTRUMENT&gt;12&lt;/SNDINSTRUMENT&gt;</text:p>
            <text:p>&lt;DAMOUNT&gt;30000&lt;/DAMOUNT&gt;</text:p>
            <text:p>&lt;language&gt;en&lt;/language&gt;</text:p>
            <text:p>&lt;PROVIDER&gt;101&lt;/PROVIDER&gt;</text:p>
            <text:p>&lt;RCVPROVIDER&gt;101&lt;/RCVPROVIDER&gt;</text:p>
            <text:p>&lt;MSISDN&gt;332700907&lt;/MSISDN&gt;</text:p>
            <text:p>&lt;/COMMAND&gt;</text:p>
          </table:table-cell>
          <table:table-cell office:value-type="string" calcext:value-type="string">
            <text:p>&lt;?xml version="1.0"?&gt;</text:p>
            <text:p>&lt;COMMAND&gt;</text:p>
            <text:p>    &lt;TYPE&gt;CMPRRESP&lt;/TYPE&gt;</text:p>
            <text:p>    &lt;TXNID&gt;MP190806.1027.C00006&lt;/TXNID&gt;</text:p>
            <text:p>    &lt;TXNSTATUS&gt;200&lt;/TXNSTATUS&gt;</text:p>
            <text:p>    &lt;TRID&gt;332700907201908061027C0072&lt;/TRID&gt;</text:p>
            <text:p>    &lt;MESSAGE&gt;Abonnement 13747438803233 actif dans 30mn jusquau 04/11/2019.ID:MP190806.1027.C00006 Montant: 31050 Ar pour Formule: ACCESS Option ,Nouveau solde :38214.08 Ar Merci.  REFERENCE NO :OTHR&lt;/MESSAGE&gt;</text:p>
            <text:p>    &lt;IVR-RESPONSE&gt;MP_07174#332057782|30000|1050|0|MP190806.1027.C00006|38214.08#&lt;/IVR-RESPONSE&gt;</text:p>
            <text:p>&lt;/COMMAND&gt;</text:p>
          </table:table-cell>
          <table:table-cell/>
        </table:table-row>
        <table:table-row table:style-name="ro35">
          <table:table-cell office:value-type="string" calcext:value-type="string">
            <text:p><text:span text:style-name="T1">Canalplus:-</text:span>Check Account for Recharge</text:p>
          </table:table-cell>
          <table:table-cell table:style-name="ce94" office:value-type="string" calcext:value-type="string">
            <text:p>&lt;COMMAND&gt;</text:p>
            <text:p>&lt;interfaceId&gt;CHECKACC&lt;/interfaceId&gt;</text:p>
            <text:p>&lt;BPROVIDER&gt;101&lt;/BPROVIDER&gt;</text:p>
            <text:p>&lt;NICKNAME&gt;CSATTV&lt;/NICKNAME&gt;</text:p>
            <text:p>&lt;REFERENCE_NO&gt;OTHR&lt;/REFERENCE_NO&gt;</text:p>
            <text:p>&lt;PAYID1&gt;12&lt;/PAYID1&gt;</text:p>
            <text:p>&lt;PAYID2&gt;12&lt;/PAYID2&gt;</text:p>
            <text:p>&lt;RCVINSTRUMENT&gt;12&lt;/RCVINSTRUMENT&gt;</text:p>
            <text:p>&lt;CARDNO&gt;13747438803233&lt;/CARDNO&gt;</text:p>
            <text:p>&lt;PAYID&gt;12&lt;/PAYID&gt;</text:p>
            <text:p>&lt;LANGUAGE1&gt;2&lt;/LANGUAGE1&gt;</text:p>
            <text:p>&lt;LANGUAGE2&gt;2&lt;/LANGUAGE2&gt;</text:p>
            <text:p>&lt;TYPE&gt;SUBCANMPREQ&lt;/TYPE&gt;</text:p>
            <text:p>&lt;PROVIDER1&gt;101&lt;/PROVIDER1&gt;</text:p>
            <text:p>&lt;PROVIDER2&gt;101&lt;/PROVIDER2&gt;</text:p>
            <text:p>&lt;SNDPROVIDER&gt;101&lt;/SNDPROVIDER&gt;</text:p>
            <text:p>&lt;VAL_PIN_POSITION&gt;LAST&lt;/VAL_PIN_POSITION&gt;</text:p>
            <text:p>&lt;serviceType&gt;CHECKACC&lt;/serviceType&gt;</text:p>
            <text:p>&lt;ACTIVITYTYPE&gt;SUBCANMPREQ&lt;/ACTIVITYTYPE&gt;</text:p>
            <text:p>&lt;SNDINSTRUMENT&gt;12&lt;/SNDINSTRUMENT&gt;</text:p>
            <text:p>&lt;language&gt;en&lt;/language&gt;</text:p>
            <text:p>&lt;PROVIDER&gt;101&lt;/PROVIDER&gt;</text:p>
            <text:p>&lt;RCVPROVIDER&gt;101&lt;/RCVPROVIDER&gt;</text:p>
            <text:p>&lt;MSISDN&gt;332700907&lt;/MSISDN&gt;</text:p>
            <text:p>        &lt;/COMMAND&gt;</text:p>
          </table:table-cell>
          <table:table-cell office:value-type="string" calcext:value-type="string">
            <text:p>&lt;?xml version="1.0"?&gt;</text:p>
            <text:p>&lt;COMMAND&gt;</text:p>
            <text:p>    &lt;idBase&gt;Wcgamobile&lt;/idBase&gt;</text:p>
            <text:p>    &lt;EXTTXNID&gt;null&lt;/EXTTXNID&gt;</text:p>
            <text:p>    &lt;amount&gt;30000.0&lt;/amount&gt;</text:p>
            <text:p>    &lt;canalExpiry&gt;04/10/2019&lt;/canalExpiry&gt;</text:p>
            <text:p>    &lt;tokenId&gt;b9c9edac834a27958d36fe13a74713f662e4d31515&lt;/tokenId&gt;</text:p>
            <text:p>    &lt;numSubscriber&gt;10243836&lt;/numSubscriber&gt;</text:p>
            <text:p>    &lt;numContrat&gt;1&lt;/numContrat&gt;</text:p>
            <text:p>    &lt;OFFER_LABEL&gt;ACCESS&lt;/OFFER_LABEL&gt;</text:p>
            <text:p>    &lt;TXNSTATUS&gt;200&lt;/TXNSTATUS&gt;</text:p>
            <text:p>    &lt;offersList&gt;null&lt;/offersList&gt;</text:p>
            <text:p>&lt;/COMMAND&gt;</text:p>
          </table:table-cell>
          <table:table-cell office:value-type="string" calcext:value-type="string">
            <text:p>card numbers:--13747416175873</text:p>
            <text:p/>
            <text:p>13747438803233</text:p>
            <text:p/>
            <text:p>13747438189806</text:p>
          </table:table-cell>
        </table:table-row>
        <table:table-row table:style-name="ro24">
          <table:table-cell office:value-type="string" calcext:value-type="string">
            <text:p><text:span text:style-name="T1">Canalplus:-</text:span>Check account final payment</text:p>
          </table:table-cell>
          <table:table-cell table:style-name="ce94" office:value-type="string" calcext:value-type="string">
            <text:p>&lt;COMMAND&gt;</text:p>
            <text:p>&lt;interfaceId&gt;SUBCANMPREQ&lt;/interfaceId&gt;</text:p>
            <text:p>&lt;numSubscriber&gt;10243836&lt;/numSubscriber&gt;</text:p>
            <text:p>&lt;BPROVIDER&gt;101&lt;/BPROVIDER&gt;</text:p>
            <text:p>&lt;NICKNAME&gt;CSATTV&lt;/NICKNAME&gt;</text:p>
            <text:p>&lt;REFERENCE_NO&gt;OTHR&lt;/REFERENCE_NO&gt;</text:p>
            <text:p>&lt;PAYID1&gt;12&lt;/PAYID1&gt;</text:p>
            <text:p>&lt;tokenId&gt;b9c9edac834a27958d36fe13a74713f662e4d31515&lt;/tokenId&gt;</text:p>
            <text:p>&lt;PAYID2&gt;12&lt;/PAYID2&gt;</text:p>
            <text:p>&lt;RCVINSTRUMENT&gt;12&lt;/RCVINSTRUMENT&gt;</text:p>
            <text:p>&lt;CARDNO&gt;13747438803233&lt;/CARDNO&gt;</text:p>
            <text:p>&lt;PAYID&gt;12&lt;/PAYID&gt;</text:p>
            <text:p>&lt;SUBTYPE&gt;&lt;/SUBTYPE&gt;</text:p>
            <text:p>&lt;LANGUAGE1&gt;2&lt;/LANGUAGE1&gt;</text:p>
            <text:p>&lt;PIN&gt;1235&lt;/PIN&gt;</text:p>
            <text:p>&lt;LANGUAGE2&gt;2&lt;/LANGUAGE2&gt;</text:p>
            <text:p>&lt;numContrat&gt;1&lt;/numContrat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30000&lt;/AMOUNT&gt;</text:p>
            <text:p>&lt;ACTIVITYTYPE&gt;SUBCANMPREQ&lt;/ACTIVITYTYPE&gt;</text:p>
            <text:p>&lt;SNDINSTRUMENT&gt;12&lt;/SNDINSTRUMENT&gt;</text:p>
            <text:p>&lt;DAMOUNT&gt;30000&lt;/DAMOUNT&gt;</text:p>
            <text:p>&lt;language&gt;en&lt;/language&gt;</text:p>
            <text:p>&lt;PROVIDER&gt;101&lt;/PROVIDER&gt;</text:p>
            <text:p>&lt;RCVPROVIDER&gt;101&lt;/RCVPROVIDER&gt;</text:p>
            <text:p>&lt;MSISDN&gt;332700907&lt;/MSISDN&gt;</text:p>
            <text:p>&lt;/COMMAND&gt;</text:p>
          </table:table-cell>
          <table:table-cell office:value-type="string" calcext:value-type="string">
            <text:p>&lt;?xml version="1.0"?&gt;</text:p>
            <text:p>&lt;COMMAND&gt;</text:p>
            <text:p>    &lt;TYPE&gt;CMPRRESP&lt;/TYPE&gt;</text:p>
            <text:p>    &lt;TXNID&gt;MP190806.1018.C00005&lt;/TXNID&gt;</text:p>
            <text:p>    &lt;TXNSTATUS&gt;200&lt;/TXNSTATUS&gt;</text:p>
            <text:p>    &lt;TRID&gt;332700907201908061018C0059&lt;/TRID&gt;</text:p>
            <text:p>    &lt;MESSAGE&gt;Abonnement 13747438803233 actif dans 30mn jusquau 04/10/2019.ID:MP190806.1018.C00005 Montant: 31050 Ar, Frais : 1050 Ar pour Formule: ACCESS,Nouveau solde :69264.08 Ar Merci.  REFERENCE NO :OTHR&lt;/MESSAGE&gt;</text:p>
            <text:p>    &lt;IVR-RESPONSE&gt;MP_07174#332057782|30000|1050|0|MP190806.1018.C00005|69264.08#&lt;/IVR-RESPONSE&gt;</text:p>
            <text:p>&lt;/COMMAND&gt;</text:p>
          </table:table-cell>
          <table:table-cell office:value-type="float" office:value="13747432475365" calcext:value-type="float">
            <text:p>13747432475365</text:p>
          </table:table-cell>
        </table:table-row>
        <table:table-row table:style-name="ro101">
          <table:table-cell office:value-type="string" calcext:value-type="string">
            <text:p>blueline</text:p>
          </table:table-cell>
          <table:table-cell office:value-type="string" calcext:value-type="string">
            <text:p>have not got the request</text:p>
          </table:table-cell>
          <table:table-cell table:style-name="ce90"/>
          <table:table-cell/>
        </table:table-row>
        <table:table-row table:style-name="ro102">
          <table:table-cell office:value-type="string" calcext:value-type="string">
            <text:p>Orange-1</text:p>
          </table:table-cell>
          <table:table-cell table:style-name="ce94" office:value-type="string" calcext:value-type="string">
            <text:p>&lt;COMMAND&gt;&lt;sMSISDN&gt;332700907&lt;/sMSISDN&gt;&lt;rMSISDN&gt;337055704&lt;/rMSISDN&gt;&lt;amount&gt;500&lt;/amount&gt;&lt;SessionId&gt;20190805095824361&lt;/SessionId&gt;&lt;date&gt;2019-08-05T09:58:24Z&lt;/date&gt;&lt;serviceType&gt;MMIVerify&lt;/serviceType&gt;&lt;interfaceId&gt;244190&lt;/interfaceId&gt;&lt;/COMMAND&gt;</text:p>
          </table:table-cell>
          <table:table-cell office:value-type="string" calcext:value-type="string">
            <text:p>&lt;?xml version="1.0"?&gt;</text:p>
            <text:p>&lt;COMMAND&gt;</text:p>
            <text:p>    &lt;TXNSTATUS&gt;200&lt;/TXNSTATUS&gt;</text:p>
            <text:p>    &lt;MESSAGE&gt;TOKY HARISOA&lt;/MESSAGE&gt;</text:p>
            <text:p>    &lt;ERMESSAGE&gt;MMO Receiver OK&lt;/ERMESSAGE&gt;</text:p>
            <text:p>    &lt;verifyId&gt;20190805095824361&lt;/verifyId&gt;</text:p>
            <text:p>&lt;/COMMAND&gt;</text:p>
          </table:table-cell>
          <table:table-cell table:style-name="ce93" office:value-type="string" calcext:value-type="string">
            <text:p>message= name of person to which we transfered money</text:p>
          </table:table-cell>
        </table:table-row>
        <table:table-row table:style-name="ro99">
          <table:table-cell office:value-type="string" calcext:value-type="string">
            <text:p>Orange-2</text:p>
          </table:table-cell>
          <table:table-cell table:style-name="ce94" office:value-type="string" calcext:value-type="string">
            <text:p>&lt;COMMAND&gt;</text:p>
            <text:p>&lt;SessionId&gt;20190805095824361&lt;/SessionId&gt;</text:p>
            <text:p>&lt;BPROVIDER&gt;101&lt;/BPROVIDER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1235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600&lt;/AMOUNT&gt;</text:p>
            <text:p>&lt;SNDINSTRUMENT&gt;12&lt;/SNDINSTRUMENT&gt;</text:p>
            <text:p>&lt;MSISDN2&gt;330000321&lt;/MSISDN2&gt;</text:p>
            <text:p>&lt;language&gt;en&lt;/language&gt;</text:p>
            <text:p>&lt;PROVIDER&gt;101&lt;/PROVIDER&gt;</text:p>
            <text:p>&lt;SERVICE_NAME&gt;P2P_ORANGE&lt;/SERVICE_NAME&gt;</text:p>
            <text:p>&lt;RCVPROVIDER&gt;101&lt;/RCVPROVIDER&gt;</text:p>
            <text:p>&lt;ReceiverMsisdn&gt;329987701&lt;/ReceiverMsisdn&gt;</text:p>
            <text:p>&lt;MSISDN&gt;332700907&lt;/MSISDN&gt;</text:p>
            <text:p>&lt;/COMMAND&gt;</text:p>
          </table:table-cell>
          <table:table-cell office:value-type="string" calcext:value-type="string">
            <text:p>&lt;?xml version="1.0"?&gt;</text:p>
            <text:p>&lt;COMMAND&gt;</text:p>
            <text:p>    &lt;TYPE&gt;CMPRRESP&lt;/TYPE&gt;</text:p>
            <text:p>    &lt;TXNID&gt;MP190806.0834.C00009&lt;/TXNID&gt;</text:p>
            <text:p>    &lt;TXNSTATUS&gt;200&lt;/TXNSTATUS&gt;</text:p>
            <text:p>    &lt;TRID&gt;332700907201908060834C0320&lt;/TRID&gt;</text:p>
            <text:p>    &lt;MESSAGE&gt;Dear customer. You have paid  600 Ar to MONEY in reference to 329987701. Bal:84533.08 Ar . Trans ID: MP190806.0834.C00009&lt;/MESSAGE&gt;</text:p>
            <text:p>    &lt;IVR-RESPONSE&gt;9014_MERCODE#330000321|600|0|0|MP190806.0834.C00009|84533.08#&lt;/IVR-RESPONSE&gt;</text:p>
            <text:p>&lt;/COMMAND&gt;</text:p>
          </table:table-cell>
          <table:table-cell/>
        </table:table-row>
        <table:table-row table:style-name="ro102">
          <table:table-cell office:value-type="string" calcext:value-type="string">
            <text:p>Telma-1</text:p>
          </table:table-cell>
          <table:table-cell table:style-name="ce94" office:value-type="string" calcext:value-type="string">
            <text:p>&lt;COMMAND&gt;&lt;sMSISDN&gt;332700907&lt;/sMSISDN&gt;&lt;rMSISDN&gt;345979875&lt;/rMSISDN&gt;&lt;amount&gt;100&lt;/amount&gt;&lt;SessionId&gt;20190805100731459&lt;/SessionId&gt;&lt;date&gt;2019-08-05T10:07:31Z&lt;/date&gt;&lt;serviceType&gt;MMIVerify&lt;/serviceType&gt;&lt;interfaceId&gt;243815&lt;/interfaceId&gt;&lt;/COMMAND&gt;</text:p>
            <text:p/>
          </table:table-cell>
          <table:table-cell table:style-name="ce282" office:value-type="string" calcext:value-type="string">
            <text:p>Response code 500 mapped as failure.</text:p>
          </table:table-cell>
          <table:table-cell office:value-type="string" calcext:value-type="string">
            <text:p>failing from 3<text:span text:style-name="T6">rd</text:span> party</text:p>
          </table:table-cell>
        </table:table-row>
        <table:table-row table:style-name="ro24">
          <table:table-cell office:value-type="string" calcext:value-type="string">
            <text:p>telma2</text:p>
          </table:table-cell>
          <table:table-cell table:style-name="ce94" office:value-type="string" calcext:value-type="string">
            <text:p>&lt;COMMAND&gt;</text:p>
            <text:p>&lt;SessionId&gt;20190805095824361&lt;/SessionId&gt;</text:p>
            <text:p>&lt;BPROVIDER&gt;101&lt;/BPROVIDER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1235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500&lt;/AMOUNT&gt;</text:p>
            <text:p>&lt;SNDINSTRUMENT&gt;12&lt;/SNDINSTRUMENT&gt;</text:p>
            <text:p>&lt;MSISDN2&gt;330000341&lt;/MSISDN2&gt;</text:p>
            <text:p>&lt;language&gt;en&lt;/language&gt;</text:p>
            <text:p>&lt;PROVIDER&gt;101&lt;/PROVIDER&gt;</text:p>
            <text:p>&lt;SERVICE_NAME&gt;P2P_TELMA&lt;/SERVICE_NAME&gt;</text:p>
            <text:p>&lt;RCVPROVIDER&gt;101&lt;/RCVPROVIDER&gt;</text:p>
            <text:p>&lt;ReceiverMsisdn&gt;345979875&lt;/ReceiverMsisdn&gt;</text:p>
            <text:p>&lt;MSISDN&gt;332700907&lt;/MSISDN&gt;</text:p>
            <text:p>&lt;TRID&gt;332700907201908050958C1188&lt;/TRID&gt;&lt;/COMMAND&gt;</text:p>
          </table:table-cell>
          <table:table-cell table:style-name="ce283" office:value-type="string" calcext:value-type="string">
            <text:p>no connectivity</text:p>
          </table:table-cell>
          <table:table-cell office:value-type="string" calcext:value-type="string">
            <text:p>no connectivit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2" svg:font-family="Calibri"/>
    <style:font-face style:name="Calibri Light2" svg:font-family="'Calibri Light'"/>
    <style:font-face style:name="Calibri Light1" svg:font-family="'Calibri Light1'"/>
    <style:font-face style:name="Calibri1" svg:font-family="Calibri1"/>
    <style:font-face style:name="Liberation Sans3" svg:font-family="'Liberation Sans'"/>
    <style:font-face style:name="Liberation Sans1" svg:font-family="'Liberation Sans1'"/>
    <style:font-face style:name="Arial" svg:font-family="Arial" style:font-family-generic="swiss"/>
    <style:font-face style:name="Calibri" svg:font-family="Calibri" style:font-family-generic="swiss"/>
    <style:font-face style:name="Calibri Light" svg:font-family="'Calibri Light'" style:font-family-generic="swiss"/>
    <style:font-face style:name="Liberation Sans2" svg:font-family="'Liberation Sans'" style:font-family-generic="swiss"/>
    <style:font-face style:name="Andalus" svg:font-family="Andalus" style:font-family-generic="roman" style:font-pitch="variable"/>
    <style:font-face style:name="Century" svg:font-family="Century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Excel_5f_BuiltIn_5f_Bad" style:display-name="Excel_BuiltIn_Bad" style:family="table-cell" style:parent-style-name="Default" style:data-style-name="N0">
      <style:table-cell-properties fo:background-color="#ff8080" style:vertical-align="automatic"/>
      <style:text-properties fo:color="#ff0000" style:font-name="Liberation Sans2" fo:font-family="'Liberation Sans'" style:font-family-generic="swiss" fo:font-size="10pt" style:font-name-asian="Liberation Sans3" style:font-family-asian="'Liberation Sans'" style:font-size-asian="10pt" style:font-name-complex="Liberation Sans3" style:font-family-complex="'Liberation Sans'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Arial" fo:font-family="Arial" style:font-family-generic="swiss" fo:font-size="10pt" style:font-name-asian="Arial1" style:font-family-asian="Arial" style:font-size-asian="10pt" style:font-name-complex="Arial1" style:font-family-complex="Arial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scale-to="10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fo:margin-top="0mm" fo:margin-bottom="0mm" fo:margin-left="0mm" fo:margin-right="0mm" style:print-page-order="ltr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5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9">00/00/0000</text:date>, <text:time style:data-style-name="N2" text:time-value="19:29:02.41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3" style:page-layout-name="Mpm5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2.1$Windows_X86_64 LibreOffice_project/f7f06a8f319e4b62f9bc5095aa112a65d2f3ac89</meta:generator>
    <meta:initial-creator>Rupesh Kumar Pawar</meta:initial-creator>
    <meta:creation-date>2019-06-19T18:40:25Z</meta:creation-date>
    <dc:date>2019-08-08T19:47:55.196000000</dc:date>
    <meta:editing-cycles>432</meta:editing-cycles>
    <meta:editing-duration>P6DT13H53M19S</meta:editing-duration>
    <meta:document-statistic meta:table-count="16" meta:cell-count="1221" meta:object-count="0"/>
    <meta:user-defined meta:name="HCLClassification">null</meta:user-defined>
    <meta:user-defined meta:name="TitusGUID">a76d266c-4f04-4f81-9510-58605069a757</meta:user-defined>
  </office:meta>
</office:document-meta>
</file>